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6"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7"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8"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9" style:family="paragraph" style:parent-style-name="Standard">
      <style:text-properties fo:font-style="normal" officeooo:rsid="020c80f8" officeooo:paragraph-rsid="020c80f8" style:font-style-asian="normal" style:font-style-complex="normal"/>
    </style:style>
    <style:style style:name="P30" style:family="paragraph" style:parent-style-name="Standard">
      <style:text-properties fo:font-style="normal" officeooo:rsid="0234f024" officeooo:paragraph-rsid="0234f024" style:font-style-asian="normal" style:font-style-complex="normal"/>
    </style:style>
    <style:style style:name="P31" style:family="paragraph" style:parent-style-name="Standard">
      <style:text-properties fo:font-style="normal" officeooo:rsid="02376ca5" officeooo:paragraph-rsid="0236c74d"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359e0" officeooo:paragraph-rsid="09f1b92f" style:font-style-asian="normal" style:font-style-complex="normal"/>
    </style:style>
    <style:style style:name="P34" style:family="paragraph" style:parent-style-name="Standard">
      <style:text-properties fo:font-style="normal" officeooo:rsid="09f44f26" officeooo:paragraph-rsid="09f44f26" style:font-style-asian="normal" style:font-style-complex="normal"/>
    </style:style>
    <style:style style:name="P35" style:family="paragraph" style:parent-style-name="Standard">
      <style:text-properties fo:font-style="normal" officeooo:rsid="0a7ca497" officeooo:paragraph-rsid="0a7ca497" style:font-style-asian="normal" style:font-style-complex="normal"/>
    </style:style>
    <style:style style:name="P36" style:family="paragraph" style:parent-style-name="Standard">
      <style:text-properties fo:font-style="normal" officeooo:rsid="0125f43e" officeooo:paragraph-rsid="0234f024" style:font-style-asian="normal" style:font-style-complex="normal"/>
    </style:style>
    <style:style style:name="P37" style:family="paragraph" style:parent-style-name="Standard">
      <style:text-properties fo:font-style="normal" officeooo:rsid="1025d6db" officeooo:paragraph-rsid="1025d6db" style:font-style-asian="normal" style:font-style-complex="normal"/>
    </style:style>
    <style:style style:name="P38" style:family="paragraph" style:parent-style-name="Standard">
      <style:text-properties fo:font-style="normal" officeooo:rsid="10453146" officeooo:paragraph-rsid="10453146" style:font-style-asian="normal" style:font-style-complex="normal"/>
    </style:style>
    <style:style style:name="P39" style:family="paragraph" style:parent-style-name="Standard">
      <style:text-properties fo:font-style="normal" officeooo:rsid="105b6939" style:font-style-asian="normal" style:font-style-complex="normal"/>
    </style:style>
    <style:style style:name="P40" style:family="paragraph" style:parent-style-name="Standard">
      <style:text-properties fo:font-weight="normal" officeooo:rsid="00a96e14" officeooo:paragraph-rsid="00a96e14" style:font-weight-asian="normal" style:font-weight-complex="normal"/>
    </style:style>
    <style:style style:name="P41" style:family="paragraph" style:parent-style-name="Standard">
      <style:text-properties officeooo:rsid="00fa1fc4" officeooo:paragraph-rsid="00fa1fc4"/>
    </style:style>
    <style:style style:name="P42" style:family="paragraph" style:parent-style-name="Standard">
      <style:text-properties officeooo:rsid="002bf725" officeooo:paragraph-rsid="002bf725"/>
    </style:style>
    <style:style style:name="P43" style:family="paragraph" style:parent-style-name="Standard">
      <style:text-properties officeooo:rsid="0111a231" officeooo:paragraph-rsid="0111a231"/>
    </style:style>
    <style:style style:name="P44" style:family="paragraph" style:parent-style-name="Standard">
      <style:text-properties officeooo:rsid="0125f43e" officeooo:paragraph-rsid="0125f43e"/>
    </style:style>
    <style:style style:name="P45" style:family="paragraph" style:parent-style-name="Standard">
      <style:text-properties officeooo:rsid="0096821e" officeooo:paragraph-rsid="0096821e"/>
    </style:style>
    <style:style style:name="P46"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7" style:family="paragraph" style:parent-style-name="Standard">
      <style:text-properties fo:font-style="italic" officeooo:rsid="101e0e00" officeooo:paragraph-rsid="101e0e00" style:font-style-asian="italic" style:font-style-complex="italic"/>
    </style:style>
    <style:style style:name="P48" style:family="paragraph" style:parent-style-name="Standard">
      <style:text-properties fo:font-style="italic" officeooo:paragraph-rsid="10c31fa8" style:font-style-asian="italic" style:font-style-complex="italic"/>
    </style:style>
    <style:style style:name="P49"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0" style:family="paragraph" style:parent-style-name="Standard">
      <style:text-properties style:font-name="Liberation Serif" fo:font-size="12pt" officeooo:rsid="0111a231" officeooo:paragraph-rsid="0111a231" style:font-size-asian="10.5pt" style:font-size-complex="12pt"/>
    </style:style>
    <style:style style:name="P51" style:family="paragraph" style:parent-style-name="Standard">
      <style:text-properties officeooo:paragraph-rsid="015afb60"/>
    </style:style>
    <style:style style:name="P52" style:family="paragraph" style:parent-style-name="Standard">
      <style:text-properties officeooo:rsid="0241c9fe" officeooo:paragraph-rsid="0241c9fe"/>
    </style:style>
    <style:style style:name="P53" style:family="paragraph" style:parent-style-name="Standard">
      <style:text-properties officeooo:rsid="02f7109c" officeooo:paragraph-rsid="02f7109c"/>
    </style:style>
    <style:style style:name="P54" style:family="paragraph" style:parent-style-name="Standard">
      <style:text-properties officeooo:rsid="049131f6" officeooo:paragraph-rsid="049131f6"/>
    </style:style>
    <style:style style:name="P55" style:family="paragraph" style:parent-style-name="Standard">
      <style:paragraph-properties fo:text-align="end" style:justify-single-word="false"/>
    </style:style>
    <style:style style:name="P56" style:family="paragraph" style:parent-style-name="Standard">
      <style:text-properties officeooo:paragraph-rsid="0234f024"/>
    </style:style>
    <style:style style:name="P57" style:family="paragraph" style:parent-style-name="Standard">
      <style:text-properties style:font-name="Liberation Mono2"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8" style:family="paragraph" style:parent-style-name="Standard">
      <style:text-properties style:font-name="Liberation Mono2" fo:font-size="10pt" fo:font-style="normal" officeooo:rsid="0a80910b" officeooo:paragraph-rsid="10453146" style:font-size-asian="10pt" style:font-style-asian="normal" style:font-size-complex="10pt" style:font-style-complex="normal"/>
    </style:style>
    <style:style style:name="P59" style:family="paragraph" style:parent-style-name="Standard">
      <style:text-properties style:font-name="Liberation Mono2" fo:font-size="10pt" fo:font-style="normal" fo:font-weight="bold" style:font-size-asian="10pt" style:font-style-asian="normal" style:font-weight-asian="bold" style:font-size-complex="10pt" style:font-style-complex="normal" style:font-weight-complex="bold"/>
    </style:style>
    <style:style style:name="P60" style:family="paragraph" style:parent-style-name="Standard">
      <style:text-properties style:font-name="Liberation Mono2"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1" style:family="paragraph" style:parent-style-name="Standard">
      <style:paragraph-properties fo:text-align="center" style:justify-single-word="false"/>
      <style:text-properties style:font-name="Liberation Mono2" fo:font-size="10pt" officeooo:rsid="0c85d0c8" officeooo:paragraph-rsid="0c85d0c8" style:font-size-asian="10pt" style:font-size-complex="10pt"/>
    </style:style>
    <style:style style:name="P62" style:family="paragraph" style:parent-style-name="Standard">
      <style:text-properties officeooo:paragraph-rsid="052a3994"/>
    </style:style>
    <style:style style:name="P63" style:family="paragraph" style:parent-style-name="Standard">
      <style:text-properties officeooo:rsid="075fb756" officeooo:paragraph-rsid="075fb756"/>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2" fo:font-size="10pt" fo:font-weight="bold" officeooo:rsid="079d3c1d" officeooo:paragraph-rsid="079d3c1d" style:font-name-asian="DejaVu Sans Mono" style:font-size-asian="10pt" style:font-name-complex="Liberation Mono2"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text-properties officeooo:rsid="0d605a99" officeooo:paragraph-rsid="0d605a99"/>
    </style:style>
    <style:style style:name="P76" style:family="paragraph" style:parent-style-name="Standard">
      <style:text-properties officeooo:rsid="0d6224f0" officeooo:paragraph-rsid="0d6224f0"/>
    </style:style>
    <style:style style:name="P77" style:family="paragraph" style:parent-style-name="Standard">
      <style:text-properties officeooo:rsid="0e7f370b" officeooo:paragraph-rsid="0e82d262"/>
    </style:style>
    <style:style style:name="P78" style:family="paragraph" style:parent-style-name="Standard">
      <style:text-properties officeooo:paragraph-rsid="0e82d262"/>
    </style:style>
    <style:style style:name="P79" style:family="paragraph" style:parent-style-name="Standard">
      <style:text-properties officeooo:paragraph-rsid="0e8859af"/>
    </style:style>
    <style:style style:name="P80" style:family="paragraph" style:parent-style-name="Standard">
      <style:text-properties officeooo:rsid="0e82d262" officeooo:paragraph-rsid="0e82d262"/>
    </style:style>
    <style:style style:name="P81" style:family="paragraph" style:parent-style-name="Standard">
      <style:text-properties officeooo:rsid="0fedd881" officeooo:paragraph-rsid="0fedd881"/>
    </style:style>
    <style:style style:name="P82" style:family="paragraph" style:parent-style-name="Standard">
      <style:text-properties officeooo:rsid="0ff622f3" officeooo:paragraph-rsid="0ff622f3"/>
    </style:style>
    <style:style style:name="P83" style:family="paragraph" style:parent-style-name="Standard">
      <style:text-properties officeooo:rsid="101253bb" officeooo:paragraph-rsid="101549a0"/>
    </style:style>
    <style:style style:name="P84" style:family="paragraph" style:parent-style-name="Standard">
      <style:text-properties officeooo:paragraph-rsid="101f82fc"/>
    </style:style>
    <style:style style:name="P85" style:family="paragraph" style:parent-style-name="Standard">
      <style:text-properties officeooo:rsid="101f92e9" officeooo:paragraph-rsid="101f92e9"/>
    </style:style>
    <style:style style:name="P86" style:family="paragraph" style:parent-style-name="Standard">
      <style:text-properties officeooo:paragraph-rsid="101f92e9"/>
    </style:style>
    <style:style style:name="P87" style:family="paragraph" style:parent-style-name="Standard">
      <style:text-properties officeooo:rsid="10204772" officeooo:paragraph-rsid="10204772"/>
    </style:style>
    <style:style style:name="P88" style:family="paragraph" style:parent-style-name="Standard">
      <style:text-properties officeooo:rsid="00bc4111" officeooo:paragraph-rsid="00bc4111"/>
    </style:style>
    <style:style style:name="P89" style:family="paragraph" style:parent-style-name="Standard">
      <style:text-properties officeooo:rsid="101f82fc" officeooo:paragraph-rsid="101f82fc"/>
    </style:style>
    <style:style style:name="P90" style:family="paragraph" style:parent-style-name="Standard">
      <style:text-properties officeooo:paragraph-rsid="1034024b"/>
    </style:style>
    <style:style style:name="P91" style:family="paragraph" style:parent-style-name="Standard">
      <style:text-properties officeooo:paragraph-rsid="10351029"/>
    </style:style>
    <style:style style:name="P92" style:family="paragraph" style:parent-style-name="Standard">
      <style:text-properties officeooo:paragraph-rsid="10376de9"/>
    </style:style>
    <style:style style:name="P93" style:family="paragraph" style:parent-style-name="Standard">
      <style:text-properties officeooo:rsid="1037871c" officeooo:paragraph-rsid="1037871c"/>
    </style:style>
    <style:style style:name="P94" style:family="paragraph" style:parent-style-name="Standard">
      <style:text-properties officeooo:rsid="1037871c" officeooo:paragraph-rsid="1037b55a"/>
    </style:style>
    <style:style style:name="P95" style:family="paragraph" style:parent-style-name="Standard">
      <style:text-properties officeooo:rsid="1037b55a" officeooo:paragraph-rsid="1037b55a"/>
    </style:style>
    <style:style style:name="P96" style:family="paragraph" style:parent-style-name="Standard">
      <style:text-properties officeooo:rsid="103e5c2e" officeooo:paragraph-rsid="103e5c2e"/>
    </style:style>
    <style:style style:name="P97" style:family="paragraph" style:parent-style-name="Standard">
      <style:text-properties officeooo:rsid="0236c74d" officeooo:paragraph-rsid="10453146"/>
    </style:style>
    <style:style style:name="P98" style:family="paragraph" style:parent-style-name="Standard">
      <style:text-properties officeooo:rsid="10219459" officeooo:paragraph-rsid="10219459"/>
    </style:style>
    <style:style style:name="P99" style:family="paragraph" style:parent-style-name="Standard">
      <style:text-properties officeooo:rsid="10351029" officeooo:paragraph-rsid="10351029"/>
    </style:style>
    <style:style style:name="P100" style:family="paragraph" style:parent-style-name="Standard">
      <style:text-properties officeooo:paragraph-rsid="1039d93a"/>
    </style:style>
    <style:style style:name="P101" style:family="paragraph" style:parent-style-name="Standard">
      <style:text-properties officeooo:paragraph-rsid="1027a8ba"/>
    </style:style>
    <style:style style:name="P102" style:family="paragraph" style:parent-style-name="Standard">
      <style:text-properties officeooo:rsid="10679c37" officeooo:paragraph-rsid="10679c37"/>
    </style:style>
    <style:style style:name="P103" style:family="paragraph" style:parent-style-name="Standard">
      <style:text-properties officeooo:rsid="1076f4e8" officeooo:paragraph-rsid="1076f4e8"/>
    </style:style>
    <style:style style:name="P104" style:family="paragraph" style:parent-style-name="Standard">
      <style:text-properties officeooo:rsid="108c0e1b" officeooo:paragraph-rsid="108c0e1b"/>
    </style:style>
    <style:style style:name="P105" style:family="paragraph" style:parent-style-name="Standard">
      <style:text-properties officeooo:rsid="02f895a5" officeooo:paragraph-rsid="02f895a5"/>
    </style:style>
    <style:style style:name="P106" style:family="paragraph" style:parent-style-name="Standard">
      <style:text-properties officeooo:rsid="10aa51f2" officeooo:paragraph-rsid="10aa51f2"/>
    </style:style>
    <style:style style:name="P107" style:family="paragraph" style:parent-style-name="Standard">
      <style:text-properties officeooo:rsid="10b3a1f3" officeooo:paragraph-rsid="10b3a1f3"/>
    </style:style>
    <style:style style:name="P108" style:family="paragraph" style:parent-style-name="Text_20_body">
      <style:text-properties officeooo:rsid="001a4a19" officeooo:paragraph-rsid="001a4a19"/>
    </style:style>
    <style:style style:name="P109" style:family="paragraph" style:parent-style-name="Text_20_body">
      <style:text-properties officeooo:rsid="001a4a19" officeooo:paragraph-rsid="016b839a"/>
    </style:style>
    <style:style style:name="P110" style:family="paragraph" style:parent-style-name="Text_20_body">
      <style:text-properties fo:font-style="italic" officeooo:rsid="001a4a19" officeooo:paragraph-rsid="001a4a19" style:font-style-asian="italic" style:font-style-complex="italic"/>
    </style:style>
    <style:style style:name="P111" style:family="paragraph" style:parent-style-name="Text_20_body">
      <style:text-properties fo:font-style="italic" officeooo:rsid="004223a8" officeooo:paragraph-rsid="004223a8" style:font-style-asian="italic" style:font-style-complex="italic"/>
    </style:style>
    <style:style style:name="P112" style:family="paragraph" style:parent-style-name="Text_20_body">
      <style:text-properties fo:font-style="italic" officeooo:rsid="0073817b" officeooo:paragraph-rsid="0073817b" style:font-style-asian="italic" style:font-style-complex="italic"/>
    </style:style>
    <style:style style:name="P113" style:family="paragraph" style:parent-style-name="Text_20_body">
      <style:text-properties fo:font-style="italic" officeooo:rsid="0073817b" officeooo:paragraph-rsid="104b374c" style:font-style-asian="italic" style:font-style-complex="italic"/>
    </style:style>
    <style:style style:name="P114" style:family="paragraph" style:parent-style-name="Text_20_body">
      <style:text-properties fo:font-style="italic" officeooo:rsid="0098ef9b" officeooo:paragraph-rsid="00993621" style:font-style-asian="italic" style:font-style-complex="italic"/>
    </style:style>
    <style:style style:name="P115" style:family="paragraph" style:parent-style-name="Text_20_body">
      <style:text-properties fo:font-style="italic" officeooo:rsid="015736d4" officeooo:paragraph-rsid="015736d4" style:font-style-asian="italic" style:font-style-complex="italic"/>
    </style:style>
    <style:style style:name="P116" style:family="paragraph" style:parent-style-name="Text_20_body">
      <style:text-properties fo:font-style="italic" officeooo:rsid="01947b64" officeooo:paragraph-rsid="01947b64" style:font-style-asian="italic" style:font-style-complex="italic"/>
    </style:style>
    <style:style style:name="P117" style:family="paragraph" style:parent-style-name="Text_20_body">
      <style:text-properties fo:font-style="italic" officeooo:rsid="021a0a19" officeooo:paragraph-rsid="021a0a19" style:font-style-asian="italic" style:font-style-complex="italic"/>
    </style:style>
    <style:style style:name="P118" style:family="paragraph" style:parent-style-name="Text_20_body">
      <style:text-properties fo:font-style="italic" officeooo:rsid="0532e35c" officeooo:paragraph-rsid="0532e35c" style:font-style-asian="italic" style:font-style-complex="italic"/>
    </style:style>
    <style:style style:name="P119" style:family="paragraph" style:parent-style-name="Text_20_body">
      <style:text-properties fo:font-style="italic" officeooo:paragraph-rsid="08c0bb4a" style:font-style-asian="italic" style:font-style-complex="italic"/>
    </style:style>
    <style:style style:name="P120" style:family="paragraph" style:parent-style-name="Text_20_body">
      <style:text-properties fo:font-style="italic" officeooo:rsid="0ee0113c" officeooo:paragraph-rsid="0ee0113c" style:font-style-asian="italic" style:font-style-complex="italic"/>
    </style:style>
    <style:style style:name="P121" style:family="paragraph" style:parent-style-name="Text_20_body">
      <style:text-properties fo:font-style="italic" officeooo:rsid="104b374c" officeooo:paragraph-rsid="104b374c" style:font-style-asian="italic" style:font-style-complex="italic"/>
    </style:style>
    <style:style style:name="P122" style:family="paragraph" style:parent-style-name="Text_20_body">
      <style:text-properties fo:font-style="italic" officeooo:rsid="0077e2b5" officeooo:paragraph-rsid="108e5899" style:font-style-asian="italic" style:font-style-complex="italic"/>
    </style:style>
    <style:style style:name="P123" style:family="paragraph" style:parent-style-name="Text_20_body">
      <style:text-properties fo:font-style="italic" officeooo:rsid="10b8e4e6" officeooo:paragraph-rsid="10b8e4e6" style:font-style-asian="italic" style:font-style-complex="italic"/>
    </style:style>
    <style:style style:name="P124" style:family="paragraph" style:parent-style-name="Text_20_body">
      <style:text-properties fo:font-style="italic" fo:font-weight="bold" style:font-style-asian="italic" style:font-weight-asian="bold" style:font-style-complex="italic" style:font-weight-complex="bold"/>
    </style:style>
    <style:style style:name="P125"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26"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27"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28"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2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3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31"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32"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33" style:family="paragraph" style:parent-style-name="Text_20_body">
      <style:text-properties fo:font-style="italic" officeooo:paragraph-rsid="014670bd"/>
    </style:style>
    <style:style style:name="P13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35"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36"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37" style:family="paragraph" style:parent-style-name="Text_20_body">
      <style:text-properties officeooo:rsid="001c7e54" officeooo:paragraph-rsid="001c7e54"/>
    </style:style>
    <style:style style:name="P138" style:family="paragraph" style:parent-style-name="Text_20_body">
      <style:text-properties officeooo:rsid="001f596a" officeooo:paragraph-rsid="001f596a"/>
    </style:style>
    <style:style style:name="P13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40"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41"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42"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4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4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4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46"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47"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48"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49"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50"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51"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52"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5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54" style:family="paragraph" style:parent-style-name="Text_20_body">
      <style:text-properties fo:font-style="normal" officeooo:rsid="008397dd" officeooo:paragraph-rsid="008397dd" style:font-style-asian="normal" style:font-style-complex="normal"/>
    </style:style>
    <style:style style:name="P155" style:family="paragraph" style:parent-style-name="Text_20_body">
      <style:text-properties fo:font-style="normal" officeooo:rsid="004223a8" officeooo:paragraph-rsid="004223a8" style:font-style-asian="normal" style:font-style-complex="normal"/>
    </style:style>
    <style:style style:name="P156" style:family="paragraph" style:parent-style-name="Text_20_body">
      <style:text-properties fo:font-style="normal" officeooo:rsid="00e731c3" officeooo:paragraph-rsid="00e731c3" style:font-style-asian="normal" style:font-style-complex="normal"/>
    </style:style>
    <style:style style:name="P157" style:family="paragraph" style:parent-style-name="Text_20_body">
      <style:text-properties fo:font-style="normal" officeooo:rsid="008dad1e" officeooo:paragraph-rsid="00d7aebc" style:font-style-asian="normal" style:font-style-complex="normal"/>
    </style:style>
    <style:style style:name="P158" style:family="paragraph" style:parent-style-name="Text_20_body">
      <style:text-properties fo:font-style="normal" officeooo:rsid="01386224" officeooo:paragraph-rsid="01386224" style:font-style-asian="normal" style:font-style-complex="normal"/>
    </style:style>
    <style:style style:name="P159" style:family="paragraph" style:parent-style-name="Text_20_body">
      <style:text-properties fo:font-style="normal" officeooo:rsid="015736d4" officeooo:paragraph-rsid="015736d4" style:font-style-asian="normal" style:font-style-complex="normal"/>
    </style:style>
    <style:style style:name="P160" style:family="paragraph" style:parent-style-name="Text_20_body">
      <style:text-properties fo:font-style="normal" officeooo:rsid="01dee6a0" officeooo:paragraph-rsid="01dee6a0" style:font-style-asian="normal" style:font-style-complex="normal"/>
    </style:style>
    <style:style style:name="P161" style:family="paragraph" style:parent-style-name="Text_20_body">
      <style:text-properties fo:font-style="normal" officeooo:rsid="021a0a19" officeooo:paragraph-rsid="021a0a19" style:font-style-asian="normal" style:font-style-complex="normal"/>
    </style:style>
    <style:style style:name="P162" style:family="paragraph" style:parent-style-name="Text_20_body">
      <style:text-properties fo:font-style="normal" officeooo:rsid="0234f024" style:font-style-asian="normal" style:font-style-complex="normal"/>
    </style:style>
    <style:style style:name="P163" style:family="paragraph" style:parent-style-name="Text_20_body">
      <style:text-properties fo:font-style="normal" officeooo:rsid="02f7109c" officeooo:paragraph-rsid="02f7109c" style:font-style-asian="normal" style:font-style-complex="normal"/>
    </style:style>
    <style:style style:name="P164" style:family="paragraph" style:parent-style-name="Text_20_body">
      <style:text-properties fo:font-style="normal" officeooo:rsid="051f0c7f" officeooo:paragraph-rsid="051f0c7f" style:font-style-asian="normal" style:font-style-complex="normal"/>
    </style:style>
    <style:style style:name="P165" style:family="paragraph" style:parent-style-name="Text_20_body">
      <style:text-properties fo:font-style="normal" officeooo:rsid="066bdf73" officeooo:paragraph-rsid="066bdf73" style:font-style-asian="normal" style:font-style-complex="normal"/>
    </style:style>
    <style:style style:name="P166" style:family="paragraph" style:parent-style-name="Text_20_body">
      <style:text-properties fo:font-style="normal" officeooo:rsid="06803c26" officeooo:paragraph-rsid="06803c26" style:font-style-asian="normal" style:font-style-complex="normal"/>
    </style:style>
    <style:style style:name="P167" style:family="paragraph" style:parent-style-name="Text_20_body">
      <style:text-properties fo:font-style="normal" officeooo:rsid="06827a2c" officeooo:paragraph-rsid="06827a2c" style:font-style-asian="normal" style:font-style-complex="normal"/>
    </style:style>
    <style:style style:name="P168" style:family="paragraph" style:parent-style-name="Text_20_body">
      <style:text-properties fo:font-style="normal" officeooo:rsid="06992bee" officeooo:paragraph-rsid="06992bee" style:font-style-asian="normal" style:font-style-complex="normal"/>
    </style:style>
    <style:style style:name="P169" style:family="paragraph" style:parent-style-name="Text_20_body">
      <style:text-properties fo:font-style="normal" officeooo:rsid="022ed3e3" officeooo:paragraph-rsid="022ed3e3" style:font-style-asian="normal" style:font-style-complex="normal"/>
    </style:style>
    <style:style style:name="P170" style:family="paragraph" style:parent-style-name="Text_20_body">
      <style:text-properties fo:font-style="normal" officeooo:rsid="0afb00be" officeooo:paragraph-rsid="0afb00be" style:font-style-asian="normal" style:font-style-complex="normal"/>
    </style:style>
    <style:style style:name="P171" style:family="paragraph" style:parent-style-name="Text_20_body">
      <style:text-properties fo:font-style="normal" officeooo:rsid="0bf5a5ee" officeooo:paragraph-rsid="0bf5a5ee" style:font-style-asian="normal" style:font-style-complex="normal"/>
    </style:style>
    <style:style style:name="P172" style:family="paragraph" style:parent-style-name="Text_20_body">
      <style:text-properties fo:font-style="normal" officeooo:rsid="0e46652b" officeooo:paragraph-rsid="0e483376" style:font-style-asian="normal" style:font-style-complex="normal"/>
    </style:style>
    <style:style style:name="P173" style:family="paragraph" style:parent-style-name="Text_20_body">
      <style:text-properties fo:font-style="normal" officeooo:rsid="101f92e9" officeooo:paragraph-rsid="101f92e9" style:font-style-asian="normal" style:font-style-complex="normal"/>
    </style:style>
    <style:style style:name="P174" style:family="paragraph" style:parent-style-name="Text_20_body">
      <style:text-properties fo:font-style="normal" officeooo:rsid="066ae693" officeooo:paragraph-rsid="1050244c" style:font-style-asian="normal" style:font-style-complex="normal"/>
    </style:style>
    <style:style style:name="P175" style:family="paragraph" style:parent-style-name="Text_20_body">
      <style:text-properties fo:font-style="normal" officeooo:rsid="01cb23c4" officeooo:paragraph-rsid="01cb23c4" style:font-style-asian="normal" style:font-style-complex="normal"/>
    </style:style>
    <style:style style:name="P176" style:family="paragraph" style:parent-style-name="Text_20_body">
      <style:text-properties fo:font-style="normal" officeooo:rsid="1064311b" officeooo:paragraph-rsid="1064311b" style:font-style-asian="normal" style:font-style-complex="normal"/>
    </style:style>
    <style:style style:name="P177"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78" style:family="paragraph" style:parent-style-name="Text_20_body">
      <style:text-properties officeooo:rsid="0028bbd3" officeooo:paragraph-rsid="0028bbd3"/>
    </style:style>
    <style:style style:name="P179" style:family="paragraph" style:parent-style-name="Text_20_body">
      <style:text-properties officeooo:rsid="00230fde" officeooo:paragraph-rsid="00230fde"/>
    </style:style>
    <style:style style:name="P180" style:family="paragraph" style:parent-style-name="Text_20_body">
      <style:text-properties officeooo:rsid="002dd297" officeooo:paragraph-rsid="00a4a497"/>
    </style:style>
    <style:style style:name="P181" style:family="paragraph" style:parent-style-name="Text_20_body">
      <style:text-properties officeooo:rsid="002f1486" officeooo:paragraph-rsid="002f1486"/>
    </style:style>
    <style:style style:name="P182" style:family="paragraph" style:parent-style-name="Text_20_body">
      <style:text-properties officeooo:rsid="002f1486" officeooo:paragraph-rsid="00a4a497"/>
    </style:style>
    <style:style style:name="P183" style:family="paragraph" style:parent-style-name="Text_20_body">
      <style:text-properties officeooo:rsid="0039efe5" officeooo:paragraph-rsid="0039efe5"/>
    </style:style>
    <style:style style:name="P184" style:family="paragraph" style:parent-style-name="Text_20_body">
      <style:text-properties officeooo:rsid="003e0fa5" officeooo:paragraph-rsid="003e0fa5"/>
    </style:style>
    <style:style style:name="P185" style:family="paragraph" style:parent-style-name="Text_20_body">
      <style:text-properties officeooo:rsid="003e0fa5" officeooo:paragraph-rsid="0045b1b7"/>
    </style:style>
    <style:style style:name="P186" style:family="paragraph" style:parent-style-name="Text_20_body">
      <style:text-properties officeooo:rsid="0043d059" officeooo:paragraph-rsid="0043d059"/>
    </style:style>
    <style:style style:name="P187" style:family="paragraph" style:parent-style-name="Text_20_body">
      <style:text-properties officeooo:rsid="00473082" officeooo:paragraph-rsid="00473082"/>
    </style:style>
    <style:style style:name="P188" style:family="paragraph" style:parent-style-name="Text_20_body">
      <style:text-properties officeooo:rsid="0048f213" officeooo:paragraph-rsid="0048f213"/>
    </style:style>
    <style:style style:name="P189" style:family="paragraph" style:parent-style-name="Text_20_body">
      <style:text-properties officeooo:rsid="004ab8a3" officeooo:paragraph-rsid="004ab8a3"/>
    </style:style>
    <style:style style:name="P190" style:family="paragraph" style:parent-style-name="Text_20_body">
      <style:text-properties officeooo:rsid="004e0ec9" officeooo:paragraph-rsid="004e0ec9"/>
    </style:style>
    <style:style style:name="P191" style:family="paragraph" style:parent-style-name="Text_20_body">
      <style:text-properties officeooo:rsid="004e8020" officeooo:paragraph-rsid="004e8020"/>
    </style:style>
    <style:style style:name="P192" style:family="paragraph" style:parent-style-name="Text_20_body">
      <style:text-properties officeooo:rsid="00504951" officeooo:paragraph-rsid="00504951"/>
    </style:style>
    <style:style style:name="P193" style:family="paragraph" style:parent-style-name="Text_20_body">
      <style:text-properties officeooo:rsid="0050cfbe" officeooo:paragraph-rsid="0050cfbe"/>
    </style:style>
    <style:style style:name="P194" style:family="paragraph" style:parent-style-name="Text_20_body">
      <style:text-properties officeooo:rsid="0052b244" officeooo:paragraph-rsid="0052b244"/>
    </style:style>
    <style:style style:name="P195" style:family="paragraph" style:parent-style-name="Text_20_body">
      <style:text-properties officeooo:rsid="0053fe80" officeooo:paragraph-rsid="0053fe80"/>
    </style:style>
    <style:style style:name="P196" style:family="paragraph" style:parent-style-name="Text_20_body">
      <style:text-properties officeooo:rsid="0053fe80" officeooo:paragraph-rsid="00b450a5"/>
    </style:style>
    <style:style style:name="P197" style:family="paragraph" style:parent-style-name="Text_20_body">
      <style:text-properties officeooo:rsid="00550663" officeooo:paragraph-rsid="00550663"/>
    </style:style>
    <style:style style:name="P198" style:family="paragraph" style:parent-style-name="Text_20_body">
      <style:text-properties officeooo:rsid="00558d4e" officeooo:paragraph-rsid="00558d4e"/>
    </style:style>
    <style:style style:name="P199" style:family="paragraph" style:parent-style-name="Text_20_body">
      <style:text-properties officeooo:rsid="00558d4e" officeooo:paragraph-rsid="00569461"/>
    </style:style>
    <style:style style:name="P200" style:family="paragraph" style:parent-style-name="Text_20_body">
      <style:text-properties officeooo:paragraph-rsid="00569461"/>
    </style:style>
    <style:style style:name="P201" style:family="paragraph" style:parent-style-name="Text_20_body">
      <style:text-properties officeooo:rsid="0057e7f2" officeooo:paragraph-rsid="0057e7f2"/>
    </style:style>
    <style:style style:name="P202" style:family="paragraph" style:parent-style-name="Text_20_body">
      <style:text-properties officeooo:rsid="0058efe0" officeooo:paragraph-rsid="0058efe0"/>
    </style:style>
    <style:style style:name="P203" style:family="paragraph" style:parent-style-name="Text_20_body">
      <style:text-properties officeooo:rsid="0059099b" officeooo:paragraph-rsid="0059099b"/>
    </style:style>
    <style:style style:name="P204" style:family="paragraph" style:parent-style-name="Text_20_body">
      <style:text-properties officeooo:rsid="005a1270" officeooo:paragraph-rsid="005a1270"/>
    </style:style>
    <style:style style:name="P205" style:family="paragraph" style:parent-style-name="Text_20_body">
      <style:text-properties officeooo:rsid="005c8414" officeooo:paragraph-rsid="00b4eafd"/>
    </style:style>
    <style:style style:name="P206" style:family="paragraph" style:parent-style-name="Text_20_body">
      <style:text-properties officeooo:rsid="005e2183" officeooo:paragraph-rsid="00b4eafd"/>
    </style:style>
    <style:style style:name="P207" style:family="paragraph" style:parent-style-name="Text_20_body">
      <style:text-properties officeooo:rsid="005f9336" officeooo:paragraph-rsid="00b4eafd"/>
    </style:style>
    <style:style style:name="P208" style:family="paragraph" style:parent-style-name="Text_20_body">
      <style:text-properties officeooo:rsid="005fd37e" officeooo:paragraph-rsid="00b4eafd"/>
    </style:style>
    <style:style style:name="P209" style:family="paragraph" style:parent-style-name="Text_20_body">
      <style:text-properties officeooo:rsid="0060fcf1" officeooo:paragraph-rsid="00b4eafd"/>
    </style:style>
    <style:style style:name="P210" style:family="paragraph" style:parent-style-name="Text_20_body">
      <style:text-properties officeooo:rsid="006374e0" officeooo:paragraph-rsid="00b4eafd"/>
    </style:style>
    <style:style style:name="P211" style:family="paragraph" style:parent-style-name="Text_20_body">
      <style:text-properties officeooo:rsid="006394ec" officeooo:paragraph-rsid="006394ec"/>
    </style:style>
    <style:style style:name="P212" style:family="paragraph" style:parent-style-name="Text_20_body">
      <style:text-properties officeooo:rsid="00653d71" officeooo:paragraph-rsid="00b4eafd"/>
    </style:style>
    <style:style style:name="P213" style:family="paragraph" style:parent-style-name="Text_20_body">
      <style:text-properties officeooo:rsid="00653d71" officeooo:paragraph-rsid="01814254"/>
    </style:style>
    <style:style style:name="P214" style:family="paragraph" style:parent-style-name="Text_20_body">
      <style:text-properties officeooo:rsid="00664101" officeooo:paragraph-rsid="00664101"/>
    </style:style>
    <style:style style:name="P215" style:family="paragraph" style:parent-style-name="Text_20_body">
      <style:text-properties officeooo:rsid="00664101" officeooo:paragraph-rsid="01601e23"/>
    </style:style>
    <style:style style:name="P216" style:family="paragraph" style:parent-style-name="Text_20_body">
      <style:text-properties officeooo:rsid="00666f54" officeooo:paragraph-rsid="00666f54"/>
    </style:style>
    <style:style style:name="P217" style:family="paragraph" style:parent-style-name="Text_20_body">
      <style:text-properties officeooo:rsid="00666f54" officeooo:paragraph-rsid="01601e23"/>
    </style:style>
    <style:style style:name="P218" style:family="paragraph" style:parent-style-name="Text_20_body">
      <style:text-properties fo:font-weight="bold" officeooo:rsid="00666f54" officeooo:paragraph-rsid="00666f54" style:font-weight-asian="bold" style:font-weight-complex="bold"/>
    </style:style>
    <style:style style:name="P219" style:family="paragraph" style:parent-style-name="Text_20_body">
      <style:text-properties fo:font-weight="bold" officeooo:rsid="00666f54" officeooo:paragraph-rsid="01601e23" style:font-weight-asian="bold" style:font-weight-complex="bold"/>
    </style:style>
    <style:style style:name="P220" style:family="paragraph" style:parent-style-name="Text_20_body">
      <style:text-properties fo:font-weight="bold" officeooo:rsid="00ce0564" officeooo:paragraph-rsid="00ce0564" style:font-weight-asian="bold" style:font-weight-complex="bold"/>
    </style:style>
    <style:style style:name="P221" style:family="paragraph" style:parent-style-name="Text_20_body">
      <style:text-properties fo:font-weight="bold" officeooo:rsid="0e40909b" officeooo:paragraph-rsid="0e40909b" style:font-weight-asian="bold" style:font-weight-complex="bold"/>
    </style:style>
    <style:style style:name="P222" style:family="paragraph" style:parent-style-name="Text_20_body">
      <style:text-properties fo:font-weight="bold" officeooo:rsid="0e448a4b" officeooo:paragraph-rsid="0e448a4b" style:font-weight-asian="bold" style:font-weight-complex="bold"/>
    </style:style>
    <style:style style:name="P223" style:family="paragraph" style:parent-style-name="Text_20_body">
      <style:text-properties fo:font-weight="bold" officeooo:rsid="1083c3c6" officeooo:paragraph-rsid="1083c3c6" style:font-weight-asian="bold" style:font-weight-complex="bold"/>
    </style:style>
    <style:style style:name="P224" style:family="paragraph" style:parent-style-name="Text_20_body">
      <style:text-properties officeooo:rsid="00698e74" officeooo:paragraph-rsid="00b450a5"/>
    </style:style>
    <style:style style:name="P225" style:family="paragraph" style:parent-style-name="Text_20_body">
      <style:text-properties officeooo:rsid="006b40b8" officeooo:paragraph-rsid="006b40b8"/>
    </style:style>
    <style:style style:name="P226" style:family="paragraph" style:parent-style-name="Text_20_body">
      <style:text-properties officeooo:rsid="006b40b8" officeooo:paragraph-rsid="006e3819"/>
    </style:style>
    <style:style style:name="P227" style:family="paragraph" style:parent-style-name="Text_20_body">
      <style:text-properties officeooo:rsid="006f0be8" officeooo:paragraph-rsid="00b4eafd"/>
    </style:style>
    <style:style style:name="P228" style:family="paragraph" style:parent-style-name="Text_20_body">
      <style:text-properties officeooo:rsid="006fa277"/>
    </style:style>
    <style:style style:name="P229" style:family="paragraph" style:parent-style-name="Text_20_body">
      <style:text-properties officeooo:rsid="006fa277" officeooo:paragraph-rsid="00d7aebc"/>
    </style:style>
    <style:style style:name="P230" style:family="paragraph" style:parent-style-name="Text_20_body">
      <style:text-properties officeooo:rsid="0073817b" officeooo:paragraph-rsid="0073817b"/>
    </style:style>
    <style:style style:name="P231" style:family="paragraph" style:parent-style-name="Text_20_body">
      <style:text-properties officeooo:rsid="0075e014" officeooo:paragraph-rsid="0075e014"/>
    </style:style>
    <style:style style:name="P232" style:family="paragraph" style:parent-style-name="Text_20_body">
      <style:text-properties officeooo:rsid="0075e014" officeooo:paragraph-rsid="00b6fdac"/>
    </style:style>
    <style:style style:name="P233" style:family="paragraph" style:parent-style-name="Text_20_body">
      <style:text-properties officeooo:rsid="00773729" officeooo:paragraph-rsid="00a4a497"/>
    </style:style>
    <style:style style:name="P234" style:family="paragraph" style:parent-style-name="Text_20_body">
      <style:text-properties officeooo:rsid="0077e2b5" officeooo:paragraph-rsid="00a4a497"/>
    </style:style>
    <style:style style:name="P235" style:family="paragraph" style:parent-style-name="Text_20_body">
      <style:text-properties officeooo:rsid="0077e2b5" officeooo:paragraph-rsid="00b8b926"/>
    </style:style>
    <style:style style:name="P236" style:family="paragraph" style:parent-style-name="Text_20_body">
      <style:text-properties officeooo:rsid="0077e2b5" officeooo:paragraph-rsid="108e5899"/>
    </style:style>
    <style:style style:name="P237" style:family="paragraph" style:parent-style-name="Text_20_body">
      <style:text-properties officeooo:rsid="008397dd" officeooo:paragraph-rsid="008397dd"/>
    </style:style>
    <style:style style:name="P238" style:family="paragraph" style:parent-style-name="Text_20_body">
      <style:text-properties officeooo:rsid="008397dd" officeooo:paragraph-rsid="075fb756"/>
    </style:style>
    <style:style style:name="P239" style:family="paragraph" style:parent-style-name="Text_20_body">
      <style:text-properties officeooo:rsid="0085ffc3" officeooo:paragraph-rsid="00b6fdac"/>
    </style:style>
    <style:style style:name="P240" style:family="paragraph" style:parent-style-name="Text_20_body">
      <style:text-properties officeooo:rsid="008be7a1" officeooo:paragraph-rsid="008be7a1"/>
    </style:style>
    <style:style style:name="P241" style:family="paragraph" style:parent-style-name="Text_20_body">
      <style:text-properties officeooo:rsid="008cbcba" officeooo:paragraph-rsid="008cbcba"/>
    </style:style>
    <style:style style:name="P242" style:family="paragraph" style:parent-style-name="Text_20_body">
      <style:text-properties officeooo:rsid="008d96dc" officeooo:paragraph-rsid="00d7aebc"/>
    </style:style>
    <style:style style:name="P243" style:family="paragraph" style:parent-style-name="Text_20_body">
      <style:text-properties officeooo:rsid="008dad1e" officeooo:paragraph-rsid="00d7aebc"/>
    </style:style>
    <style:style style:name="P244" style:family="paragraph" style:parent-style-name="Text_20_body">
      <style:text-properties officeooo:rsid="0090f809" officeooo:paragraph-rsid="00d7aebc"/>
    </style:style>
    <style:style style:name="P245" style:family="paragraph" style:parent-style-name="Text_20_body">
      <style:text-properties officeooo:rsid="009118fd" officeooo:paragraph-rsid="009118fd"/>
    </style:style>
    <style:style style:name="P246" style:family="paragraph" style:parent-style-name="Text_20_body">
      <style:text-properties officeooo:rsid="0091caf7" officeooo:paragraph-rsid="0091caf7"/>
    </style:style>
    <style:style style:name="P247" style:family="paragraph" style:parent-style-name="Text_20_body">
      <style:text-properties officeooo:rsid="0096821e" officeooo:paragraph-rsid="0096821e"/>
    </style:style>
    <style:style style:name="P248" style:family="paragraph" style:parent-style-name="Text_20_body">
      <style:text-properties officeooo:rsid="0096821e" officeooo:paragraph-rsid="00981577"/>
    </style:style>
    <style:style style:name="P249" style:family="paragraph" style:parent-style-name="Text_20_body">
      <style:text-properties officeooo:rsid="00981577" officeooo:paragraph-rsid="00981577"/>
    </style:style>
    <style:style style:name="P250" style:family="paragraph" style:parent-style-name="Text_20_body">
      <style:text-properties officeooo:rsid="0098ef9b" officeooo:paragraph-rsid="0098ef9b"/>
    </style:style>
    <style:style style:name="P251" style:family="paragraph" style:parent-style-name="Text_20_body">
      <style:text-properties officeooo:rsid="0099d1a2" officeooo:paragraph-rsid="0099d1a2"/>
    </style:style>
    <style:style style:name="P252" style:family="paragraph" style:parent-style-name="Text_20_body">
      <style:text-properties officeooo:rsid="0099d1a2" officeooo:paragraph-rsid="00a4a497"/>
    </style:style>
    <style:style style:name="P253" style:family="paragraph" style:parent-style-name="Text_20_body">
      <style:text-properties officeooo:rsid="009a362e" officeooo:paragraph-rsid="009a362e"/>
    </style:style>
    <style:style style:name="P254" style:family="paragraph" style:parent-style-name="Text_20_body">
      <style:text-properties officeooo:rsid="009bd942" officeooo:paragraph-rsid="009bd942"/>
    </style:style>
    <style:style style:name="P255" style:family="paragraph" style:parent-style-name="Text_20_body">
      <style:text-properties officeooo:rsid="009dd8d4" officeooo:paragraph-rsid="00a4a497"/>
    </style:style>
    <style:style style:name="P256" style:family="paragraph" style:parent-style-name="Text_20_body">
      <style:text-properties officeooo:rsid="00a96e14" officeooo:paragraph-rsid="00a96e14"/>
    </style:style>
    <style:style style:name="P257" style:family="paragraph" style:parent-style-name="Text_20_body">
      <style:text-properties officeooo:rsid="00a96e14" officeooo:paragraph-rsid="10364aae"/>
    </style:style>
    <style:style style:name="P258" style:family="paragraph" style:parent-style-name="Text_20_body">
      <style:text-properties officeooo:rsid="00a96e14" officeooo:paragraph-rsid="104fc86f"/>
    </style:style>
    <style:style style:name="P259" style:family="paragraph" style:parent-style-name="Text_20_body">
      <style:text-properties officeooo:rsid="00ba6c9c" officeooo:paragraph-rsid="00ba6c9c"/>
    </style:style>
    <style:style style:name="P260" style:family="paragraph" style:parent-style-name="Text_20_body">
      <style:text-properties officeooo:rsid="00ba6c9c" officeooo:paragraph-rsid="0c853bc1"/>
    </style:style>
    <style:style style:name="P261" style:family="paragraph" style:parent-style-name="Text_20_body">
      <style:text-properties officeooo:rsid="00baef1e" officeooo:paragraph-rsid="00baef1e"/>
    </style:style>
    <style:style style:name="P262" style:family="paragraph" style:parent-style-name="Text_20_body">
      <style:text-properties officeooo:rsid="00bc4111" officeooo:paragraph-rsid="00bc4111"/>
    </style:style>
    <style:style style:name="P263" style:family="paragraph" style:parent-style-name="Text_20_body">
      <style:text-properties officeooo:rsid="00bd867c" officeooo:paragraph-rsid="00bd867c"/>
    </style:style>
    <style:style style:name="P264" style:family="paragraph" style:parent-style-name="Text_20_body">
      <style:text-properties officeooo:rsid="00bd8f04" officeooo:paragraph-rsid="00bd8f04"/>
    </style:style>
    <style:style style:name="P265" style:family="paragraph" style:parent-style-name="Text_20_body">
      <style:text-properties officeooo:paragraph-rsid="00b9b323"/>
    </style:style>
    <style:style style:name="P266" style:family="paragraph" style:parent-style-name="Text_20_body">
      <style:text-properties officeooo:rsid="00bf3f7e" officeooo:paragraph-rsid="00bf3f7e"/>
    </style:style>
    <style:style style:name="P267" style:family="paragraph" style:parent-style-name="Text_20_body">
      <style:text-properties officeooo:rsid="00c0ecf1" officeooo:paragraph-rsid="00c0ecf1"/>
    </style:style>
    <style:style style:name="P268" style:family="paragraph" style:parent-style-name="Text_20_body">
      <style:text-properties officeooo:rsid="00c13d78" officeooo:paragraph-rsid="00c13d78"/>
    </style:style>
    <style:style style:name="P269" style:family="paragraph" style:parent-style-name="Text_20_body">
      <style:text-properties officeooo:rsid="00c322e0" officeooo:paragraph-rsid="00c322e0"/>
    </style:style>
    <style:style style:name="P270" style:family="paragraph" style:parent-style-name="Text_20_body">
      <style:text-properties officeooo:rsid="00c7a1d9" officeooo:paragraph-rsid="00c7a1d9"/>
    </style:style>
    <style:style style:name="P271" style:family="paragraph" style:parent-style-name="Text_20_body">
      <style:text-properties officeooo:paragraph-rsid="00c7a1d9"/>
    </style:style>
    <style:style style:name="P272" style:family="paragraph" style:parent-style-name="Text_20_body">
      <style:text-properties officeooo:rsid="00c7b16d" officeooo:paragraph-rsid="00c7b16d"/>
    </style:style>
    <style:style style:name="P273" style:family="paragraph" style:parent-style-name="Text_20_body">
      <style:text-properties officeooo:rsid="00c7ef3a" officeooo:paragraph-rsid="00c7ef3a"/>
    </style:style>
    <style:style style:name="P274" style:family="paragraph" style:parent-style-name="Text_20_body">
      <style:text-properties officeooo:rsid="00c99246" officeooo:paragraph-rsid="00c99246"/>
    </style:style>
    <style:style style:name="P275" style:family="paragraph" style:parent-style-name="Text_20_body">
      <style:text-properties officeooo:rsid="00ce0564" officeooo:paragraph-rsid="00ce0564"/>
    </style:style>
    <style:style style:name="P276" style:family="paragraph" style:parent-style-name="Text_20_body">
      <style:text-properties officeooo:rsid="00cf4d23" officeooo:paragraph-rsid="00cf4d23"/>
    </style:style>
    <style:style style:name="P277" style:family="paragraph" style:parent-style-name="Text_20_body">
      <style:text-properties officeooo:rsid="00d001b0" officeooo:paragraph-rsid="00d001b0"/>
    </style:style>
    <style:style style:name="P278" style:family="paragraph" style:parent-style-name="Text_20_body">
      <style:text-properties officeooo:rsid="00d20ae8" officeooo:paragraph-rsid="00d7aebc"/>
    </style:style>
    <style:style style:name="P279" style:family="paragraph" style:parent-style-name="Text_20_body">
      <style:text-properties officeooo:rsid="00d53ab4" officeooo:paragraph-rsid="00d53ab4"/>
    </style:style>
    <style:style style:name="P280" style:family="paragraph" style:parent-style-name="Text_20_body">
      <style:text-properties officeooo:rsid="00d622a1" officeooo:paragraph-rsid="00d622a1"/>
    </style:style>
    <style:style style:name="P281" style:family="paragraph" style:parent-style-name="Text_20_body">
      <style:text-properties officeooo:rsid="00d7aebc" officeooo:paragraph-rsid="00d7aebc"/>
    </style:style>
    <style:style style:name="P282" style:family="paragraph" style:parent-style-name="Text_20_body">
      <style:text-properties officeooo:rsid="00d90b75" officeooo:paragraph-rsid="00d90b75"/>
    </style:style>
    <style:style style:name="P283" style:family="paragraph" style:parent-style-name="Text_20_body">
      <style:text-properties officeooo:rsid="00da2c96" officeooo:paragraph-rsid="00da2c96"/>
    </style:style>
    <style:style style:name="P284" style:family="paragraph" style:parent-style-name="Text_20_body">
      <style:text-properties officeooo:rsid="00dbdc3c" officeooo:paragraph-rsid="00dbdc3c"/>
    </style:style>
    <style:style style:name="P285" style:family="paragraph" style:parent-style-name="Text_20_body">
      <style:text-properties officeooo:rsid="00dc0463" officeooo:paragraph-rsid="00dc0463"/>
    </style:style>
    <style:style style:name="P286" style:family="paragraph" style:parent-style-name="Text_20_body">
      <style:text-properties officeooo:rsid="00dc0463" officeooo:paragraph-rsid="01e568e0"/>
    </style:style>
    <style:style style:name="P287" style:family="paragraph" style:parent-style-name="Text_20_body">
      <style:text-properties officeooo:rsid="00dfc046" officeooo:paragraph-rsid="00dfc046"/>
    </style:style>
    <style:style style:name="P288" style:family="paragraph" style:parent-style-name="Text_20_body">
      <style:text-properties officeooo:rsid="00e0c88e" officeooo:paragraph-rsid="00e0c88e"/>
    </style:style>
    <style:style style:name="P289" style:family="paragraph" style:parent-style-name="Text_20_body">
      <style:text-properties officeooo:rsid="00e0f05a" officeooo:paragraph-rsid="00e0f05a"/>
    </style:style>
    <style:style style:name="P290" style:family="paragraph" style:parent-style-name="Text_20_body">
      <style:text-properties officeooo:rsid="00e3044c" officeooo:paragraph-rsid="00e3044c"/>
    </style:style>
    <style:style style:name="P291" style:family="paragraph" style:parent-style-name="Text_20_body">
      <style:text-properties officeooo:rsid="00e3cc6d" officeooo:paragraph-rsid="00e3cc6d"/>
    </style:style>
    <style:style style:name="P292" style:family="paragraph" style:parent-style-name="Text_20_body">
      <style:text-properties officeooo:rsid="00e74a0c" officeooo:paragraph-rsid="00e74a0c"/>
    </style:style>
    <style:style style:name="P293" style:family="paragraph" style:parent-style-name="Text_20_body">
      <style:text-properties officeooo:rsid="00e7b3fa" officeooo:paragraph-rsid="00e7b3fa"/>
    </style:style>
    <style:style style:name="P294" style:family="paragraph" style:parent-style-name="Text_20_body">
      <style:text-properties officeooo:rsid="00e96172" officeooo:paragraph-rsid="00e96172"/>
    </style:style>
    <style:style style:name="P295" style:family="paragraph" style:parent-style-name="Text_20_body">
      <style:text-properties officeooo:rsid="00ea95df" officeooo:paragraph-rsid="00ea95df"/>
    </style:style>
    <style:style style:name="P296" style:family="paragraph" style:parent-style-name="Text_20_body">
      <style:text-properties officeooo:rsid="00f03c35" officeooo:paragraph-rsid="00f03c35"/>
    </style:style>
    <style:style style:name="P297"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98" style:family="paragraph" style:parent-style-name="Text_20_body">
      <style:text-properties style:font-name="Liberation Serif" fo:font-size="12pt" officeooo:rsid="0192d88c" officeooo:paragraph-rsid="0192d88c" style:font-size-asian="12pt" style:font-size-complex="12pt"/>
    </style:style>
    <style:style style:name="P299" style:family="paragraph" style:parent-style-name="Text_20_body">
      <style:text-properties style:font-name="Liberation Serif" fo:font-size="12pt" officeooo:rsid="01947b64" officeooo:paragraph-rsid="01947b64" style:font-size-asian="10.5pt" style:font-size-complex="12pt"/>
    </style:style>
    <style:style style:name="P300" style:family="paragraph" style:parent-style-name="Text_20_body">
      <style:text-properties style:font-name="Liberation Serif" fo:font-size="12pt" officeooo:rsid="02ef609c" officeooo:paragraph-rsid="02ef609c" style:font-size-asian="10.5pt" style:font-size-complex="12pt"/>
    </style:style>
    <style:style style:name="P301" style:family="paragraph" style:parent-style-name="Text_20_body">
      <style:text-properties style:font-name="Liberation Serif" officeooo:rsid="04f683fe" officeooo:paragraph-rsid="04f683fe"/>
    </style:style>
    <style:style style:name="P302" style:family="paragraph" style:parent-style-name="Text_20_body">
      <style:text-properties fo:font-weight="normal" officeooo:rsid="006b40b8" officeooo:paragraph-rsid="006b40b8" style:font-weight-asian="normal" style:font-weight-complex="normal"/>
    </style:style>
    <style:style style:name="P303" style:family="paragraph" style:parent-style-name="Text_20_body">
      <style:text-properties fo:font-weight="normal" officeooo:rsid="00693b96" officeooo:paragraph-rsid="00693b96" style:font-weight-asian="normal" style:font-weight-complex="normal"/>
    </style:style>
    <style:style style:name="P304" style:family="paragraph" style:parent-style-name="Text_20_body">
      <style:text-properties fo:font-weight="normal" officeooo:rsid="00d20ae8" officeooo:paragraph-rsid="00d7aebc" style:font-weight-asian="normal" style:font-weight-complex="normal"/>
    </style:style>
    <style:style style:name="P305" style:family="paragraph" style:parent-style-name="Text_20_body">
      <style:text-properties fo:font-weight="normal" officeooo:rsid="00fdda5b" officeooo:paragraph-rsid="00fdda5b" style:font-weight-asian="normal" style:font-weight-complex="normal"/>
    </style:style>
    <style:style style:name="P306" style:family="paragraph" style:parent-style-name="Text_20_body">
      <style:text-properties fo:font-weight="normal" officeooo:rsid="00feca01" officeooo:paragraph-rsid="00feca01" style:font-weight-asian="normal" style:font-weight-complex="normal"/>
    </style:style>
    <style:style style:name="P307" style:family="paragraph" style:parent-style-name="Text_20_body">
      <style:text-properties fo:font-weight="normal" officeooo:rsid="01601e23" officeooo:paragraph-rsid="016271de" style:font-weight-asian="normal" style:font-weight-complex="normal"/>
    </style:style>
    <style:style style:name="P308" style:family="paragraph" style:parent-style-name="Text_20_body">
      <style:text-properties fo:font-weight="normal" officeooo:rsid="075fb756" officeooo:paragraph-rsid="075fb756" style:font-weight-asian="normal" style:font-weight-complex="normal"/>
    </style:style>
    <style:style style:name="P309" style:family="paragraph" style:parent-style-name="Text_20_body">
      <style:text-properties fo:font-weight="normal" officeooo:rsid="0afb00be" officeooo:paragraph-rsid="0afb00be" style:font-weight-asian="normal" style:font-weight-complex="normal"/>
    </style:style>
    <style:style style:name="P310" style:family="paragraph" style:parent-style-name="Text_20_body">
      <style:text-properties fo:font-weight="normal" officeooo:rsid="0c0e23c3" officeooo:paragraph-rsid="0c0e23c3" style:font-weight-asian="normal" style:font-weight-complex="normal"/>
    </style:style>
    <style:style style:name="P311" style:family="paragraph" style:parent-style-name="Text_20_body">
      <style:text-properties fo:font-weight="normal" officeooo:rsid="0a7e49f6" officeooo:paragraph-rsid="0a7e49f6" style:font-weight-asian="normal" style:font-weight-complex="normal"/>
    </style:style>
    <style:style style:name="P312" style:family="paragraph" style:parent-style-name="Text_20_body">
      <style:text-properties fo:font-weight="normal" officeooo:rsid="105399fe" officeooo:paragraph-rsid="105399fe" style:font-weight-asian="normal" style:font-weight-complex="normal"/>
    </style:style>
    <style:style style:name="P313" style:family="paragraph" style:parent-style-name="Text_20_body">
      <style:text-properties fo:font-weight="normal" officeooo:rsid="1037871c" officeooo:paragraph-rsid="1037871c" style:font-weight-asian="normal" style:font-weight-complex="normal"/>
    </style:style>
    <style:style style:name="P314" style:family="paragraph" style:parent-style-name="Text_20_body">
      <style:text-properties fo:font-weight="normal" officeooo:rsid="10bdbae5" officeooo:paragraph-rsid="10bdbae5" style:font-weight-asian="normal" style:font-weight-complex="normal"/>
    </style:style>
    <style:style style:name="P315" style:family="paragraph" style:parent-style-name="Text_20_body">
      <style:text-properties fo:font-weight="normal" officeooo:rsid="10bf3d96" officeooo:paragraph-rsid="10bf3d96" style:font-weight-asian="normal" style:font-weight-complex="normal"/>
    </style:style>
    <style:style style:name="P316" style:family="paragraph" style:parent-style-name="Text_20_body">
      <style:text-properties officeooo:rsid="00fd44d2" officeooo:paragraph-rsid="00fd44d2"/>
    </style:style>
    <style:style style:name="P317" style:family="paragraph" style:parent-style-name="Text_20_body">
      <style:text-properties officeooo:rsid="00feca01" officeooo:paragraph-rsid="00feca01"/>
    </style:style>
    <style:style style:name="P318" style:family="paragraph" style:parent-style-name="Text_20_body">
      <style:text-properties officeooo:rsid="0100587f" officeooo:paragraph-rsid="0100587f"/>
    </style:style>
    <style:style style:name="P319" style:family="paragraph" style:parent-style-name="Text_20_body">
      <style:text-properties officeooo:rsid="0101e9b5" officeooo:paragraph-rsid="0101e9b5"/>
    </style:style>
    <style:style style:name="P320" style:family="paragraph" style:parent-style-name="Text_20_body">
      <style:text-properties officeooo:rsid="010363b9" officeooo:paragraph-rsid="010363b9"/>
    </style:style>
    <style:style style:name="P321" style:family="paragraph" style:parent-style-name="Text_20_body">
      <style:text-properties officeooo:rsid="010363b9" officeooo:paragraph-rsid="10ad06af"/>
    </style:style>
    <style:style style:name="P322" style:family="paragraph" style:parent-style-name="Text_20_body">
      <style:text-properties officeooo:rsid="01073ac9" officeooo:paragraph-rsid="01073ac9"/>
    </style:style>
    <style:style style:name="P323" style:family="paragraph" style:parent-style-name="Text_20_body">
      <style:text-properties officeooo:rsid="01073ac9" officeooo:paragraph-rsid="10ad06af"/>
    </style:style>
    <style:style style:name="P324" style:family="paragraph" style:parent-style-name="Text_20_body">
      <style:text-properties officeooo:paragraph-rsid="010e242d"/>
    </style:style>
    <style:style style:name="P325" style:family="paragraph" style:parent-style-name="Text_20_body">
      <style:text-properties officeooo:rsid="01107191" officeooo:paragraph-rsid="01107191"/>
    </style:style>
    <style:style style:name="P326" style:family="paragraph" style:parent-style-name="Text_20_body">
      <style:text-properties officeooo:rsid="0114aa55" officeooo:paragraph-rsid="0114aa55"/>
    </style:style>
    <style:style style:name="P327" style:family="paragraph" style:parent-style-name="Text_20_body">
      <style:text-properties officeooo:rsid="0115bdaa" officeooo:paragraph-rsid="0115bdaa"/>
    </style:style>
    <style:style style:name="P328" style:family="paragraph" style:parent-style-name="Text_20_body">
      <style:text-properties officeooo:rsid="0118b107" officeooo:paragraph-rsid="0118b107"/>
    </style:style>
    <style:style style:name="P329" style:family="paragraph" style:parent-style-name="Text_20_body">
      <style:text-properties officeooo:rsid="011e6e01" officeooo:paragraph-rsid="011e6e01"/>
    </style:style>
    <style:style style:name="P330" style:family="paragraph" style:parent-style-name="Text_20_body">
      <style:text-properties officeooo:rsid="0120071d" officeooo:paragraph-rsid="0120071d"/>
    </style:style>
    <style:style style:name="P331" style:family="paragraph" style:parent-style-name="Text_20_body">
      <style:text-properties officeooo:rsid="01231a8a" officeooo:paragraph-rsid="01231a8a"/>
    </style:style>
    <style:style style:name="P332" style:family="paragraph" style:parent-style-name="Text_20_body">
      <style:text-properties officeooo:rsid="01248e09" officeooo:paragraph-rsid="01248e09"/>
    </style:style>
    <style:style style:name="P333" style:family="paragraph" style:parent-style-name="Text_20_body">
      <style:text-properties officeooo:rsid="01267312" officeooo:paragraph-rsid="01267312"/>
    </style:style>
    <style:style style:name="P334" style:family="paragraph" style:parent-style-name="Text_20_body">
      <style:text-properties officeooo:rsid="01293070" officeooo:paragraph-rsid="01293070"/>
    </style:style>
    <style:style style:name="P335" style:family="paragraph" style:parent-style-name="Text_20_body">
      <style:text-properties officeooo:rsid="01298b5c" officeooo:paragraph-rsid="01298b5c"/>
    </style:style>
    <style:style style:name="P336" style:family="paragraph" style:parent-style-name="Text_20_body">
      <style:text-properties officeooo:rsid="012a2440" officeooo:paragraph-rsid="012a2440"/>
    </style:style>
    <style:style style:name="P337" style:family="paragraph" style:parent-style-name="Text_20_body">
      <style:text-properties officeooo:rsid="012be080" officeooo:paragraph-rsid="012be080"/>
    </style:style>
    <style:style style:name="P338" style:family="paragraph" style:parent-style-name="Text_20_body">
      <style:text-properties officeooo:rsid="012be080" officeooo:paragraph-rsid="012d8443"/>
    </style:style>
    <style:style style:name="P339" style:family="paragraph" style:parent-style-name="Text_20_body">
      <style:text-properties officeooo:rsid="012be080" officeooo:paragraph-rsid="01319093"/>
    </style:style>
    <style:style style:name="P340" style:family="paragraph" style:parent-style-name="Text_20_body">
      <style:text-properties officeooo:rsid="012c005e" officeooo:paragraph-rsid="012c005e"/>
    </style:style>
    <style:style style:name="P341" style:family="paragraph" style:parent-style-name="Text_20_body">
      <style:text-properties officeooo:rsid="00677c60" officeooo:paragraph-rsid="012e0b0f"/>
    </style:style>
    <style:style style:name="P342" style:family="paragraph" style:parent-style-name="Text_20_body">
      <style:text-properties officeooo:rsid="0136b1d1" officeooo:paragraph-rsid="0136b1d1"/>
    </style:style>
    <style:style style:name="P343" style:family="paragraph" style:parent-style-name="Text_20_body">
      <style:text-properties officeooo:rsid="01376442" officeooo:paragraph-rsid="01376442"/>
    </style:style>
    <style:style style:name="P344" style:family="paragraph" style:parent-style-name="Text_20_body">
      <style:text-properties officeooo:rsid="013a3c46" officeooo:paragraph-rsid="013a3c46"/>
    </style:style>
    <style:style style:name="P345" style:family="paragraph" style:parent-style-name="Text_20_body">
      <style:text-properties officeooo:rsid="013a3c46" officeooo:paragraph-rsid="0192d88c"/>
    </style:style>
    <style:style style:name="P346" style:family="paragraph" style:parent-style-name="Text_20_body">
      <style:text-properties officeooo:paragraph-rsid="014670bd"/>
    </style:style>
    <style:style style:name="P347" style:family="paragraph" style:parent-style-name="Text_20_body">
      <style:text-properties officeooo:rsid="014670bd" officeooo:paragraph-rsid="014670bd"/>
    </style:style>
    <style:style style:name="P348" style:family="paragraph" style:parent-style-name="Text_20_body">
      <style:text-properties officeooo:rsid="0146a25e" officeooo:paragraph-rsid="0146a25e"/>
    </style:style>
    <style:style style:name="P349" style:family="paragraph" style:parent-style-name="Text_20_body">
      <style:text-properties officeooo:rsid="01481de2" officeooo:paragraph-rsid="01481de2"/>
    </style:style>
    <style:style style:name="P350" style:family="paragraph" style:parent-style-name="Text_20_body">
      <style:text-properties officeooo:rsid="01481de2" officeooo:paragraph-rsid="0148b9a6"/>
    </style:style>
    <style:style style:name="P351" style:family="paragraph" style:parent-style-name="Text_20_body">
      <style:text-properties officeooo:rsid="0148b9a6" officeooo:paragraph-rsid="0148b9a6"/>
    </style:style>
    <style:style style:name="P352" style:family="paragraph" style:parent-style-name="Text_20_body">
      <style:text-properties officeooo:paragraph-rsid="0148b9a6"/>
    </style:style>
    <style:style style:name="P353" style:family="paragraph" style:parent-style-name="Text_20_body">
      <style:text-properties officeooo:rsid="014c7ca2" officeooo:paragraph-rsid="014c7ca2"/>
    </style:style>
    <style:style style:name="P354" style:family="paragraph" style:parent-style-name="Text_20_body">
      <style:text-properties officeooo:rsid="014e1472" officeooo:paragraph-rsid="014e1472"/>
    </style:style>
    <style:style style:name="P355" style:family="paragraph" style:parent-style-name="Text_20_body">
      <style:text-properties officeooo:rsid="0151a14c" officeooo:paragraph-rsid="0151a14c"/>
    </style:style>
    <style:style style:name="P356" style:family="paragraph" style:parent-style-name="Text_20_body">
      <style:text-properties officeooo:rsid="01560da5" officeooo:paragraph-rsid="01560da5"/>
    </style:style>
    <style:style style:name="P357" style:family="paragraph" style:parent-style-name="Text_20_body">
      <style:text-properties officeooo:rsid="0156df70" officeooo:paragraph-rsid="0156df70"/>
    </style:style>
    <style:style style:name="P358" style:family="paragraph" style:parent-style-name="Text_20_body">
      <style:text-properties officeooo:rsid="015736d4" officeooo:paragraph-rsid="015736d4"/>
    </style:style>
    <style:style style:name="P359" style:family="paragraph" style:parent-style-name="Text_20_body">
      <style:text-properties officeooo:rsid="015df6b7" officeooo:paragraph-rsid="015df6b7"/>
    </style:style>
    <style:style style:name="P360" style:family="paragraph" style:parent-style-name="Text_20_body">
      <style:text-properties officeooo:rsid="016271de" officeooo:paragraph-rsid="016271de"/>
    </style:style>
    <style:style style:name="P361" style:family="paragraph" style:parent-style-name="Text_20_body">
      <style:text-properties officeooo:rsid="016271de" officeooo:paragraph-rsid="0163ec2d"/>
    </style:style>
    <style:style style:name="P362" style:family="paragraph" style:parent-style-name="Text_20_body">
      <style:text-properties officeooo:rsid="016697c2" officeooo:paragraph-rsid="016697c2"/>
    </style:style>
    <style:style style:name="P363" style:family="paragraph" style:parent-style-name="Text_20_body">
      <style:text-properties officeooo:paragraph-rsid="016b839a"/>
    </style:style>
    <style:style style:name="P364" style:family="paragraph" style:parent-style-name="Text_20_body">
      <style:text-properties officeooo:rsid="016b839a" officeooo:paragraph-rsid="016b839a"/>
    </style:style>
    <style:style style:name="P365" style:family="paragraph" style:parent-style-name="Text_20_body">
      <style:text-properties officeooo:rsid="016d5f7e" officeooo:paragraph-rsid="016d5f7e"/>
    </style:style>
    <style:style style:name="P366" style:family="paragraph" style:parent-style-name="Text_20_body">
      <style:text-properties officeooo:rsid="017744f5" officeooo:paragraph-rsid="017744f5"/>
    </style:style>
    <style:style style:name="P367" style:family="paragraph" style:parent-style-name="Text_20_body">
      <style:text-properties officeooo:rsid="0177cc48" officeooo:paragraph-rsid="0177cc48"/>
    </style:style>
    <style:style style:name="P368" style:family="paragraph" style:parent-style-name="Text_20_body">
      <style:text-properties officeooo:rsid="017b41cb" officeooo:paragraph-rsid="017b41cb"/>
    </style:style>
    <style:style style:name="P369" style:family="paragraph" style:parent-style-name="Text_20_body">
      <style:text-properties officeooo:rsid="017dd1f5" officeooo:paragraph-rsid="017dd1f5"/>
    </style:style>
    <style:style style:name="P370" style:family="paragraph" style:parent-style-name="Text_20_body">
      <style:text-properties officeooo:rsid="01864d6f" officeooo:paragraph-rsid="01864d6f"/>
    </style:style>
    <style:style style:name="P371" style:family="paragraph" style:parent-style-name="Text_20_body">
      <style:text-properties officeooo:rsid="018d6617" officeooo:paragraph-rsid="018d6617"/>
    </style:style>
    <style:style style:name="P372" style:family="paragraph" style:parent-style-name="Text_20_body">
      <style:text-properties officeooo:rsid="013c0412" officeooo:paragraph-rsid="013c0412"/>
    </style:style>
    <style:style style:name="P373" style:family="paragraph" style:parent-style-name="Text_20_body">
      <style:text-properties officeooo:rsid="019252a9" officeooo:paragraph-rsid="019252a9"/>
    </style:style>
    <style:style style:name="P374" style:family="paragraph" style:parent-style-name="Text_20_body">
      <style:text-properties officeooo:rsid="0192d88c" officeooo:paragraph-rsid="0192d88c"/>
    </style:style>
    <style:style style:name="P375" style:family="paragraph" style:parent-style-name="Text_20_body">
      <style:text-properties fo:font-size="10pt" officeooo:rsid="0192d88c" officeooo:paragraph-rsid="0192d88c" style:font-size-asian="10pt" style:font-size-complex="10pt"/>
    </style:style>
    <style:style style:name="P376" style:family="paragraph" style:parent-style-name="Text_20_body">
      <style:text-properties officeooo:rsid="01947b64" officeooo:paragraph-rsid="01947b64"/>
    </style:style>
    <style:style style:name="P377" style:family="paragraph" style:parent-style-name="Text_20_body">
      <style:text-properties officeooo:paragraph-rsid="01984fef"/>
    </style:style>
    <style:style style:name="P378" style:family="paragraph" style:parent-style-name="Text_20_body">
      <style:text-properties officeooo:paragraph-rsid="004e0ec9"/>
    </style:style>
    <style:style style:name="P379" style:family="paragraph" style:parent-style-name="Text_20_body">
      <style:text-properties officeooo:rsid="019f8b05" officeooo:paragraph-rsid="019f8b05"/>
    </style:style>
    <style:style style:name="P380" style:family="paragraph" style:parent-style-name="Text_20_body">
      <style:text-properties officeooo:paragraph-rsid="01a0c307"/>
    </style:style>
    <style:style style:name="P381" style:family="paragraph" style:parent-style-name="Text_20_body">
      <style:text-properties officeooo:rsid="014a8a70" officeooo:paragraph-rsid="014a8a70"/>
    </style:style>
    <style:style style:name="P382" style:family="paragraph" style:parent-style-name="Text_20_body">
      <style:text-properties officeooo:rsid="01a37b2a" officeooo:paragraph-rsid="01a37b2a"/>
    </style:style>
    <style:style style:name="P383" style:family="paragraph" style:parent-style-name="Text_20_body">
      <style:text-properties style:font-name="Liberation Mono2" fo:font-size="10pt" officeooo:rsid="01b944d8" officeooo:paragraph-rsid="01b944d8" style:font-size-asian="10pt" style:font-size-complex="10pt"/>
    </style:style>
    <style:style style:name="P384" style:family="paragraph" style:parent-style-name="Text_20_body">
      <style:text-properties style:font-name="Liberation Mono2" fo:font-size="10pt" officeooo:rsid="01be9309" officeooo:paragraph-rsid="01be9309" style:font-size-asian="10pt" style:font-size-complex="10pt"/>
    </style:style>
    <style:style style:name="P385" style:family="paragraph" style:parent-style-name="Text_20_body">
      <style:text-properties style:font-name="Liberation Mono2" fo:font-size="10pt" officeooo:rsid="01d67352" officeooo:paragraph-rsid="01d67352" style:font-size-asian="10pt" style:font-size-complex="10pt"/>
    </style:style>
    <style:style style:name="P386" style:family="paragraph" style:parent-style-name="Text_20_body">
      <style:text-properties style:font-name="Liberation Mono2" fo:font-size="10pt" officeooo:rsid="01d8a9ce" officeooo:paragraph-rsid="01d8a9ce" style:font-size-asian="10pt" style:font-size-complex="10pt"/>
    </style:style>
    <style:style style:name="P387" style:family="paragraph" style:parent-style-name="Text_20_body">
      <style:text-properties style:font-name="Liberation Mono2" fo:font-size="10pt" officeooo:rsid="01eb0996" officeooo:paragraph-rsid="01eb0996" style:font-size-asian="10pt" style:font-size-complex="10pt"/>
    </style:style>
    <style:style style:name="P388" style:family="paragraph" style:parent-style-name="Text_20_body">
      <style:text-properties style:font-name="Liberation Mono2" fo:font-size="10pt" officeooo:rsid="01ecf8bb" officeooo:paragraph-rsid="01ecf8bb" style:font-size-asian="10pt" style:font-size-complex="10pt"/>
    </style:style>
    <style:style style:name="P389" style:family="paragraph" style:parent-style-name="Text_20_body">
      <style:text-properties style:font-name="Liberation Mono2" fo:font-size="10pt" officeooo:rsid="021a0a19" officeooo:paragraph-rsid="021a0a19" style:font-size-asian="10pt" style:font-size-complex="10pt"/>
    </style:style>
    <style:style style:name="P390" style:family="paragraph" style:parent-style-name="Text_20_body">
      <style:text-properties style:font-name="Liberation Mono2" fo:font-size="10pt" officeooo:rsid="02262159" officeooo:paragraph-rsid="02262159" style:font-size-asian="10pt" style:font-size-complex="10pt"/>
    </style:style>
    <style:style style:name="P391" style:family="paragraph" style:parent-style-name="Text_20_body">
      <style:text-properties style:font-name="Liberation Mono2" fo:font-size="10pt" officeooo:rsid="022a9f40" officeooo:paragraph-rsid="022a9f40" style:font-size-asian="10pt" style:font-size-complex="10pt"/>
    </style:style>
    <style:style style:name="P392" style:family="paragraph" style:parent-style-name="Text_20_body">
      <style:text-properties style:font-name="Liberation Mono2" fo:font-size="10pt" officeooo:rsid="02256ff6" officeooo:paragraph-rsid="0b71083e" style:font-size-asian="10pt" style:font-size-complex="10pt"/>
    </style:style>
    <style:style style:name="P393" style:family="paragraph" style:parent-style-name="Text_20_body">
      <style:text-properties style:font-name="Liberation Mono2" fo:font-size="10pt" officeooo:rsid="10b3a1f3" officeooo:paragraph-rsid="10b3a1f3" style:font-size-asian="10pt" style:font-size-complex="10pt"/>
    </style:style>
    <style:style style:name="P394" style:family="paragraph" style:parent-style-name="Text_20_body">
      <style:text-properties style:font-name="Liberation Mono2" fo:font-size="10pt" fo:font-style="normal" officeooo:rsid="066ae693" officeooo:paragraph-rsid="066ae693" style:font-size-asian="10pt" style:font-style-asian="normal" style:font-size-complex="10pt" style:font-style-complex="normal"/>
    </style:style>
    <style:style style:name="P395" style:family="paragraph" style:parent-style-name="Text_20_body">
      <style:text-properties style:font-name="Liberation Mono2" fo:font-size="10pt" fo:font-style="normal" officeooo:rsid="0d605a99" officeooo:paragraph-rsid="0d605a99" style:font-size-asian="10pt" style:font-style-asian="normal" style:font-size-complex="10pt" style:font-style-complex="normal"/>
    </style:style>
    <style:style style:name="P396" style:family="paragraph" style:parent-style-name="Text_20_body">
      <style:text-properties style:font-name="Liberation Mono2" officeooo:rsid="04f683fe" officeooo:paragraph-rsid="04f683fe"/>
    </style:style>
    <style:style style:name="P397" style:family="paragraph" style:parent-style-name="Text_20_body">
      <style:text-properties style:font-name="Liberation Mono2" officeooo:rsid="04f70dd4" officeooo:paragraph-rsid="04f70dd4"/>
    </style:style>
    <style:style style:name="P398" style:family="paragraph" style:parent-style-name="Text_20_body">
      <style:text-properties officeooo:rsid="01a6e1c9" officeooo:paragraph-rsid="01a6e1c9"/>
    </style:style>
    <style:style style:name="P399" style:family="paragraph" style:parent-style-name="Text_20_body">
      <style:text-properties officeooo:rsid="01b99f81" officeooo:paragraph-rsid="01b99f81"/>
    </style:style>
    <style:style style:name="P400" style:family="paragraph" style:parent-style-name="Text_20_body">
      <style:text-properties officeooo:rsid="01bb3c7f" officeooo:paragraph-rsid="01bb3c7f"/>
    </style:style>
    <style:style style:name="P401" style:family="paragraph" style:parent-style-name="Text_20_body">
      <style:text-properties officeooo:rsid="01be9309" officeooo:paragraph-rsid="01be9309"/>
    </style:style>
    <style:style style:name="P402" style:family="paragraph" style:parent-style-name="Text_20_body">
      <style:text-properties officeooo:rsid="01c05287" officeooo:paragraph-rsid="01c05287"/>
    </style:style>
    <style:style style:name="P403" style:family="paragraph" style:parent-style-name="Text_20_body">
      <style:text-properties officeooo:rsid="01cb23c4" officeooo:paragraph-rsid="01cb23c4"/>
    </style:style>
    <style:style style:name="P404" style:family="paragraph" style:parent-style-name="Text_20_body">
      <style:text-properties officeooo:rsid="00d49fea" officeooo:paragraph-rsid="00d49fea"/>
    </style:style>
    <style:style style:name="P405" style:family="paragraph" style:parent-style-name="Text_20_body">
      <style:text-properties officeooo:rsid="01d67352" officeooo:paragraph-rsid="01d67352"/>
    </style:style>
    <style:style style:name="P406" style:family="paragraph" style:parent-style-name="Text_20_body">
      <style:text-properties officeooo:rsid="01d8a9ce" officeooo:paragraph-rsid="01d8a9ce"/>
    </style:style>
    <style:style style:name="P407" style:family="paragraph" style:parent-style-name="Text_20_body">
      <style:text-properties officeooo:rsid="01d9aced" officeooo:paragraph-rsid="01d9aced"/>
    </style:style>
    <style:style style:name="P408" style:family="paragraph" style:parent-style-name="Text_20_body">
      <style:text-properties officeooo:rsid="01dbb60a" officeooo:paragraph-rsid="01dbb60a"/>
    </style:style>
    <style:style style:name="P409" style:family="paragraph" style:parent-style-name="Text_20_body">
      <style:text-properties officeooo:rsid="01df118a" officeooo:paragraph-rsid="01df118a"/>
    </style:style>
    <style:style style:name="P410" style:family="paragraph" style:parent-style-name="Text_20_body">
      <style:text-properties officeooo:rsid="01e568e0" officeooo:paragraph-rsid="01e568e0"/>
    </style:style>
    <style:style style:name="P411" style:family="paragraph" style:parent-style-name="Text_20_body">
      <style:text-properties officeooo:paragraph-rsid="00dc0463"/>
    </style:style>
    <style:style style:name="P412" style:family="paragraph" style:parent-style-name="Text_20_body">
      <style:text-properties officeooo:rsid="01eb0996" officeooo:paragraph-rsid="01eb0996"/>
    </style:style>
    <style:style style:name="P413" style:family="paragraph" style:parent-style-name="Text_20_body">
      <style:text-properties officeooo:rsid="01ecf8bb" officeooo:paragraph-rsid="01ecf8bb"/>
    </style:style>
    <style:style style:name="P414" style:family="paragraph" style:parent-style-name="Text_20_body">
      <style:text-properties officeooo:rsid="01ef9ea6" officeooo:paragraph-rsid="01ef9ea6"/>
    </style:style>
    <style:style style:name="P415" style:family="paragraph" style:parent-style-name="Text_20_body">
      <style:text-properties officeooo:rsid="01f45b48" officeooo:paragraph-rsid="01f45b48"/>
    </style:style>
    <style:style style:name="P416" style:family="paragraph" style:parent-style-name="Text_20_body">
      <style:text-properties officeooo:paragraph-rsid="0201c5f0"/>
    </style:style>
    <style:style style:name="P417" style:family="paragraph" style:parent-style-name="Text_20_body">
      <style:text-properties officeooo:rsid="0207de5f" officeooo:paragraph-rsid="0207de5f"/>
    </style:style>
    <style:style style:name="P418" style:family="paragraph" style:parent-style-name="Text_20_body">
      <style:text-properties officeooo:rsid="0209a71e" officeooo:paragraph-rsid="0209a71e"/>
    </style:style>
    <style:style style:name="P419" style:family="paragraph" style:parent-style-name="Text_20_body">
      <style:text-properties officeooo:rsid="0209cfe2" officeooo:paragraph-rsid="0209cfe2"/>
    </style:style>
    <style:style style:name="P420" style:family="paragraph" style:parent-style-name="Text_20_body">
      <style:text-properties officeooo:rsid="02147e6b" officeooo:paragraph-rsid="02147e6b"/>
    </style:style>
    <style:style style:name="P421" style:family="paragraph" style:parent-style-name="Text_20_body">
      <style:text-properties officeooo:rsid="0215a235" officeooo:paragraph-rsid="0215a235"/>
    </style:style>
    <style:style style:name="P422" style:family="paragraph" style:parent-style-name="Text_20_body">
      <style:text-properties officeooo:rsid="0216da59" officeooo:paragraph-rsid="0216da59"/>
    </style:style>
    <style:style style:name="P423" style:family="paragraph" style:parent-style-name="Text_20_body">
      <style:text-properties officeooo:rsid="02180d0d" officeooo:paragraph-rsid="02180d0d"/>
    </style:style>
    <style:style style:name="P424" style:family="paragraph" style:parent-style-name="Text_20_body">
      <style:text-properties officeooo:rsid="021a0a19" officeooo:paragraph-rsid="021a0a19"/>
    </style:style>
    <style:style style:name="P425" style:family="paragraph" style:parent-style-name="Text_20_body">
      <style:text-properties officeooo:rsid="021b51b8" officeooo:paragraph-rsid="021b51b8"/>
    </style:style>
    <style:style style:name="P426" style:family="paragraph" style:parent-style-name="Text_20_body">
      <style:text-properties officeooo:rsid="02256ff6" officeooo:paragraph-rsid="02262159"/>
    </style:style>
    <style:style style:name="P427" style:family="paragraph" style:parent-style-name="Text_20_body">
      <style:text-properties officeooo:rsid="02262159" officeooo:paragraph-rsid="02262159"/>
    </style:style>
    <style:style style:name="P428" style:family="paragraph" style:parent-style-name="Text_20_body">
      <style:text-properties officeooo:rsid="02262159" officeooo:paragraph-rsid="06793aa4"/>
    </style:style>
    <style:style style:name="P429" style:family="paragraph" style:parent-style-name="Text_20_body">
      <style:text-properties officeooo:rsid="0226b30f" officeooo:paragraph-rsid="0226b30f"/>
    </style:style>
    <style:style style:name="P430" style:family="paragraph" style:parent-style-name="Text_20_body">
      <style:text-properties officeooo:rsid="022a9f40" officeooo:paragraph-rsid="022a9f40"/>
    </style:style>
    <style:style style:name="P431" style:family="paragraph" style:parent-style-name="Text_20_body">
      <style:text-properties officeooo:rsid="022bd1e4" officeooo:paragraph-rsid="022bd1e4"/>
    </style:style>
    <style:style style:name="P432" style:family="paragraph" style:parent-style-name="Text_20_body">
      <style:text-properties officeooo:rsid="0240d479" officeooo:paragraph-rsid="0240d479"/>
    </style:style>
    <style:style style:name="P433" style:family="paragraph" style:parent-style-name="Text_20_body">
      <style:text-properties officeooo:rsid="024fa37d" officeooo:paragraph-rsid="024fa37d"/>
    </style:style>
    <style:style style:name="P434" style:family="paragraph" style:parent-style-name="Text_20_body">
      <style:text-properties officeooo:rsid="025ea3f7" officeooo:paragraph-rsid="025ea3f7"/>
    </style:style>
    <style:style style:name="P435" style:family="paragraph" style:parent-style-name="Text_20_body">
      <style:text-properties officeooo:rsid="02ea1c5e" officeooo:paragraph-rsid="02ea1c5e"/>
    </style:style>
    <style:style style:name="P436" style:family="paragraph" style:parent-style-name="Text_20_body">
      <style:text-properties officeooo:paragraph-rsid="02ea1c5e"/>
    </style:style>
    <style:style style:name="P437" style:family="paragraph" style:parent-style-name="Text_20_body">
      <style:text-properties officeooo:rsid="02edac56" officeooo:paragraph-rsid="02edac56"/>
    </style:style>
    <style:style style:name="P438" style:family="paragraph" style:parent-style-name="Text_20_body">
      <style:text-properties officeooo:rsid="02ee2d8f" officeooo:paragraph-rsid="02ee2d8f"/>
    </style:style>
    <style:style style:name="P439" style:family="paragraph" style:parent-style-name="Text_20_body">
      <style:text-properties officeooo:paragraph-rsid="02ee2d8f"/>
    </style:style>
    <style:style style:name="P440" style:family="paragraph" style:parent-style-name="Text_20_body">
      <style:text-properties officeooo:rsid="02ef609c" officeooo:paragraph-rsid="02ef609c"/>
    </style:style>
    <style:style style:name="P441" style:family="paragraph" style:parent-style-name="Text_20_body">
      <style:text-properties officeooo:rsid="02389bf4" officeooo:paragraph-rsid="02389bf4"/>
    </style:style>
    <style:style style:name="P442" style:family="paragraph" style:parent-style-name="Text_20_body">
      <style:text-properties officeooo:rsid="02f7109c" officeooo:paragraph-rsid="02f7109c"/>
    </style:style>
    <style:style style:name="P443" style:family="paragraph" style:parent-style-name="Text_20_body">
      <style:text-properties officeooo:paragraph-rsid="03fada74"/>
    </style:style>
    <style:style style:name="P444" style:family="paragraph" style:parent-style-name="Text_20_body">
      <style:text-properties officeooo:rsid="03fb7db9" officeooo:paragraph-rsid="03fb7db9"/>
    </style:style>
    <style:style style:name="P445" style:family="paragraph" style:parent-style-name="Text_20_body">
      <style:text-properties officeooo:rsid="03fda613" officeooo:paragraph-rsid="03fda613"/>
    </style:style>
    <style:style style:name="P446" style:family="paragraph" style:parent-style-name="Text_20_body">
      <style:text-properties officeooo:rsid="0492343b" officeooo:paragraph-rsid="0492343b"/>
    </style:style>
    <style:style style:name="P447" style:family="paragraph" style:parent-style-name="Text_20_body">
      <style:text-properties officeooo:rsid="04f628c7" officeooo:paragraph-rsid="04f628c7"/>
    </style:style>
    <style:style style:name="P448" style:family="paragraph" style:parent-style-name="Text_20_body">
      <style:text-properties officeooo:rsid="04f70dd4" officeooo:paragraph-rsid="04f70dd4"/>
    </style:style>
    <style:style style:name="P449" style:family="paragraph" style:parent-style-name="Text_20_body">
      <style:text-properties officeooo:paragraph-rsid="04f70dd4"/>
    </style:style>
    <style:style style:name="P450" style:family="paragraph" style:parent-style-name="Text_20_body">
      <style:text-properties officeooo:rsid="051d2a46" officeooo:paragraph-rsid="051d2a46"/>
    </style:style>
    <style:style style:name="P451" style:family="paragraph" style:parent-style-name="Text_20_body">
      <style:text-properties officeooo:rsid="051dfdd3" officeooo:paragraph-rsid="051dfdd3"/>
    </style:style>
    <style:style style:name="P452" style:family="paragraph" style:parent-style-name="Text_20_body">
      <style:text-properties officeooo:paragraph-rsid="051dfdd3"/>
    </style:style>
    <style:style style:name="P453" style:family="paragraph" style:parent-style-name="Text_20_body">
      <style:text-properties officeooo:rsid="051f0c7f" officeooo:paragraph-rsid="051f0c7f"/>
    </style:style>
    <style:style style:name="P454" style:family="paragraph" style:parent-style-name="Text_20_body">
      <style:text-properties officeooo:rsid="051fb765" officeooo:paragraph-rsid="051fb765"/>
    </style:style>
    <style:style style:name="P455" style:family="paragraph" style:parent-style-name="Text_20_body">
      <style:text-properties officeooo:paragraph-rsid="017b9c7e"/>
    </style:style>
    <style:style style:name="P456" style:family="paragraph" style:parent-style-name="Text_20_body">
      <style:text-properties officeooo:rsid="05233476" officeooo:paragraph-rsid="05233476"/>
    </style:style>
    <style:style style:name="P457" style:family="paragraph" style:parent-style-name="Text_20_body">
      <style:text-properties officeooo:rsid="05251044" officeooo:paragraph-rsid="05251044"/>
    </style:style>
    <style:style style:name="P458" style:family="paragraph" style:parent-style-name="Text_20_body">
      <style:text-properties officeooo:rsid="0532e35c" officeooo:paragraph-rsid="0532e35c"/>
    </style:style>
    <style:style style:name="P459" style:family="paragraph" style:parent-style-name="Text_20_body">
      <style:text-properties officeooo:paragraph-rsid="010776de"/>
    </style:style>
    <style:style style:name="P460" style:family="paragraph" style:parent-style-name="Text_20_body">
      <style:text-properties officeooo:rsid="05484c73" officeooo:paragraph-rsid="05484c73"/>
    </style:style>
    <style:style style:name="P461" style:family="paragraph" style:parent-style-name="Text_20_body">
      <style:text-properties officeooo:rsid="05496559" officeooo:paragraph-rsid="05496559"/>
    </style:style>
    <style:style style:name="P462" style:family="paragraph" style:parent-style-name="Text_20_body">
      <style:text-properties officeooo:rsid="0603d1ea" officeooo:paragraph-rsid="0603d1ea"/>
    </style:style>
    <style:style style:name="P463" style:family="paragraph" style:parent-style-name="Text_20_body">
      <style:text-properties officeooo:rsid="0605a7f4" officeooo:paragraph-rsid="0605a7f4"/>
    </style:style>
    <style:style style:name="P464" style:family="paragraph" style:parent-style-name="Text_20_body">
      <style:text-properties officeooo:rsid="066ae693" officeooo:paragraph-rsid="066ae693"/>
    </style:style>
    <style:style style:name="P465" style:family="paragraph" style:parent-style-name="Text_20_body">
      <style:text-properties officeooo:paragraph-rsid="066ae693"/>
    </style:style>
    <style:style style:name="P466" style:family="paragraph" style:parent-style-name="Text_20_body">
      <style:text-properties officeooo:paragraph-rsid="066bdf73"/>
    </style:style>
    <style:style style:name="P467" style:family="paragraph" style:parent-style-name="Text_20_body">
      <style:text-properties officeooo:rsid="066bdf73" officeooo:paragraph-rsid="066bdf73"/>
    </style:style>
    <style:style style:name="P468" style:family="paragraph" style:parent-style-name="Text_20_body">
      <style:text-properties officeooo:rsid="066c9f51" officeooo:paragraph-rsid="066c9f51"/>
    </style:style>
    <style:style style:name="P469" style:family="paragraph" style:parent-style-name="Text_20_body">
      <style:text-properties officeooo:rsid="066dc662" officeooo:paragraph-rsid="066dc662"/>
    </style:style>
    <style:style style:name="P470" style:family="paragraph" style:parent-style-name="Text_20_body">
      <style:text-properties officeooo:rsid="066edfb2" officeooo:paragraph-rsid="066edfb2"/>
    </style:style>
    <style:style style:name="P471" style:family="paragraph" style:parent-style-name="Text_20_body">
      <style:text-properties officeooo:rsid="06705ff8" officeooo:paragraph-rsid="06705ff8"/>
    </style:style>
    <style:style style:name="P472" style:family="paragraph" style:parent-style-name="Text_20_body">
      <style:text-properties officeooo:rsid="06793aa4" officeooo:paragraph-rsid="06793aa4"/>
    </style:style>
    <style:style style:name="P473" style:family="paragraph" style:parent-style-name="Text_20_body">
      <style:text-properties officeooo:rsid="06793aa4" officeooo:paragraph-rsid="067dc553"/>
    </style:style>
    <style:style style:name="P474" style:family="paragraph" style:parent-style-name="Text_20_body">
      <style:text-properties officeooo:paragraph-rsid="067dc553"/>
    </style:style>
    <style:style style:name="P475" style:family="paragraph" style:parent-style-name="Text_20_body">
      <style:text-properties officeooo:rsid="067ed626"/>
    </style:style>
    <style:style style:name="P476" style:family="paragraph" style:parent-style-name="Text_20_body">
      <style:text-properties officeooo:rsid="067ed626" officeooo:paragraph-rsid="067ed626"/>
    </style:style>
    <style:style style:name="P477" style:family="paragraph" style:parent-style-name="Text_20_body">
      <style:text-properties officeooo:paragraph-rsid="067ed626"/>
    </style:style>
    <style:style style:name="P478" style:family="paragraph" style:parent-style-name="Text_20_body">
      <style:text-properties officeooo:rsid="06801f95" officeooo:paragraph-rsid="06801f95"/>
    </style:style>
    <style:style style:name="P479" style:family="paragraph" style:parent-style-name="Text_20_body">
      <style:text-properties officeooo:rsid="06803c26" officeooo:paragraph-rsid="06803c26"/>
    </style:style>
    <style:style style:name="P480" style:family="paragraph" style:parent-style-name="Text_20_body">
      <style:text-properties officeooo:paragraph-rsid="06827a2c"/>
    </style:style>
    <style:style style:name="P481" style:family="paragraph" style:parent-style-name="Text_20_body">
      <style:text-properties officeooo:rsid="06827a2c" officeooo:paragraph-rsid="06827a2c"/>
    </style:style>
    <style:style style:name="P482" style:family="paragraph" style:parent-style-name="Text_20_body">
      <style:text-properties officeooo:rsid="06865594" officeooo:paragraph-rsid="06865594"/>
    </style:style>
    <style:style style:name="P483" style:family="paragraph" style:parent-style-name="Text_20_body">
      <style:text-properties officeooo:rsid="068ea877" officeooo:paragraph-rsid="068ea877"/>
    </style:style>
    <style:style style:name="P484" style:family="paragraph" style:parent-style-name="Text_20_body">
      <style:text-properties officeooo:paragraph-rsid="0091caf7"/>
    </style:style>
    <style:style style:name="P485" style:family="paragraph" style:parent-style-name="Text_20_body">
      <style:text-properties officeooo:rsid="06959d71" officeooo:paragraph-rsid="06959d71"/>
    </style:style>
    <style:style style:name="P486" style:family="paragraph" style:parent-style-name="Text_20_body">
      <style:text-properties officeooo:paragraph-rsid="06959d71"/>
    </style:style>
    <style:style style:name="P487" style:family="paragraph" style:parent-style-name="Text_20_body">
      <style:text-properties officeooo:rsid="069776c5" officeooo:paragraph-rsid="069776c5"/>
    </style:style>
    <style:style style:name="P488" style:family="paragraph" style:parent-style-name="Text_20_body">
      <style:text-properties officeooo:paragraph-rsid="00c13d78"/>
    </style:style>
    <style:style style:name="P489" style:family="paragraph" style:parent-style-name="Text_20_body">
      <style:text-properties officeooo:rsid="02479e6a" officeooo:paragraph-rsid="02479e6a"/>
    </style:style>
    <style:style style:name="P490" style:family="paragraph" style:parent-style-name="Text_20_body">
      <style:text-properties officeooo:rsid="02479e6a" officeooo:paragraph-rsid="075db52a"/>
    </style:style>
    <style:style style:name="P491" style:family="paragraph" style:parent-style-name="Text_20_body">
      <style:text-properties officeooo:rsid="06b0e114" officeooo:paragraph-rsid="06b0e114"/>
    </style:style>
    <style:style style:name="P492" style:family="paragraph" style:parent-style-name="Text_20_body">
      <style:text-properties officeooo:rsid="06b0e114" officeooo:paragraph-rsid="075db52a"/>
    </style:style>
    <style:style style:name="P493" style:family="paragraph" style:parent-style-name="Text_20_body">
      <style:text-properties officeooo:paragraph-rsid="06b1a458"/>
    </style:style>
    <style:style style:name="P494" style:family="paragraph" style:parent-style-name="Text_20_body">
      <style:text-properties officeooo:rsid="06bd07da" officeooo:paragraph-rsid="06bd07da"/>
    </style:style>
    <style:style style:name="P495" style:family="paragraph" style:parent-style-name="Text_20_body">
      <style:text-properties officeooo:paragraph-rsid="06bd07da"/>
    </style:style>
    <style:style style:name="P496" style:family="paragraph" style:parent-style-name="Text_20_body">
      <style:text-properties officeooo:rsid="06c3a9d3" officeooo:paragraph-rsid="06c3a9d3"/>
    </style:style>
    <style:style style:name="P497" style:family="paragraph" style:parent-style-name="Text_20_body">
      <style:text-properties officeooo:rsid="06c3a9d3" officeooo:paragraph-rsid="075db52a"/>
    </style:style>
    <style:style style:name="P498" style:family="paragraph" style:parent-style-name="Text_20_body">
      <style:text-properties officeooo:paragraph-rsid="06c3a9d3"/>
    </style:style>
    <style:style style:name="P499" style:family="paragraph" style:parent-style-name="Text_20_body">
      <style:text-properties officeooo:rsid="06c4b37a" officeooo:paragraph-rsid="06c4b37a"/>
    </style:style>
    <style:style style:name="P500" style:family="paragraph" style:parent-style-name="Text_20_body">
      <style:text-properties officeooo:rsid="06c4b37a" officeooo:paragraph-rsid="075db52a"/>
    </style:style>
    <style:style style:name="P501" style:family="paragraph" style:parent-style-name="Text_20_body">
      <style:text-properties officeooo:paragraph-rsid="075fb756"/>
    </style:style>
    <style:style style:name="P502" style:family="paragraph" style:parent-style-name="Text_20_body">
      <style:text-properties officeooo:rsid="07620a69" officeooo:paragraph-rsid="07620a69"/>
    </style:style>
    <style:style style:name="P503" style:family="paragraph" style:parent-style-name="Text_20_body">
      <style:text-properties officeooo:paragraph-rsid="079bbc05"/>
    </style:style>
    <style:style style:name="P504" style:family="paragraph" style:parent-style-name="Text_20_body">
      <style:text-properties officeooo:rsid="079d3c1d" officeooo:paragraph-rsid="079d3c1d"/>
    </style:style>
    <style:style style:name="P505" style:family="paragraph" style:parent-style-name="Text_20_body">
      <style:text-properties officeooo:rsid="08c0bb4a" officeooo:paragraph-rsid="08c0bb4a"/>
    </style:style>
    <style:style style:name="P506" style:family="paragraph" style:parent-style-name="Text_20_body">
      <style:text-properties officeooo:rsid="01cf912e" officeooo:paragraph-rsid="09f1b92f"/>
    </style:style>
    <style:style style:name="P507" style:family="paragraph" style:parent-style-name="Text_20_body">
      <style:text-properties officeooo:rsid="0a7ca497" officeooo:paragraph-rsid="0a7ca497"/>
    </style:style>
    <style:style style:name="P508" style:family="paragraph" style:parent-style-name="Text_20_body">
      <style:text-properties officeooo:rsid="0a7e49f6" officeooo:paragraph-rsid="0a7e49f6"/>
    </style:style>
    <style:style style:name="P509" style:family="paragraph" style:parent-style-name="Text_20_body">
      <style:text-properties officeooo:rsid="0afb00be" officeooo:paragraph-rsid="0afb00be"/>
    </style:style>
    <style:style style:name="P510" style:family="paragraph" style:parent-style-name="Text_20_body">
      <style:text-properties officeooo:rsid="0afb9899" officeooo:paragraph-rsid="0afb9899"/>
    </style:style>
    <style:style style:name="P511" style:family="paragraph" style:parent-style-name="Text_20_body">
      <style:text-properties officeooo:rsid="0afd75d0" officeooo:paragraph-rsid="0afd75d0"/>
    </style:style>
    <style:style style:name="P512" style:family="paragraph" style:parent-style-name="Text_20_body">
      <style:text-properties officeooo:rsid="0affde9c" officeooo:paragraph-rsid="0affde9c"/>
    </style:style>
    <style:style style:name="P513" style:family="paragraph" style:parent-style-name="Text_20_body">
      <style:text-properties officeooo:rsid="0b008881" officeooo:paragraph-rsid="0b008881"/>
    </style:style>
    <style:style style:name="P514" style:family="paragraph" style:parent-style-name="Text_20_body">
      <style:text-properties officeooo:rsid="0b0314ab" officeooo:paragraph-rsid="0b0314ab"/>
    </style:style>
    <style:style style:name="P515" style:family="paragraph" style:parent-style-name="Text_20_body">
      <style:text-properties officeooo:paragraph-rsid="0b71083e"/>
    </style:style>
    <style:style style:name="P516" style:family="paragraph" style:parent-style-name="Text_20_body">
      <style:text-properties officeooo:rsid="0b71083e" officeooo:paragraph-rsid="0b71083e"/>
    </style:style>
    <style:style style:name="P517" style:family="paragraph" style:parent-style-name="Text_20_body">
      <style:text-properties officeooo:rsid="0bf3f5c8" officeooo:paragraph-rsid="0bf5a5ee"/>
    </style:style>
    <style:style style:name="P518" style:family="paragraph" style:parent-style-name="Text_20_body">
      <style:text-properties officeooo:paragraph-rsid="0bf5a5ee"/>
    </style:style>
    <style:style style:name="P519" style:family="paragraph" style:parent-style-name="Text_20_body">
      <style:text-properties officeooo:rsid="0c0b04ab" officeooo:paragraph-rsid="0c0b04ab"/>
    </style:style>
    <style:style style:name="P520" style:family="paragraph" style:parent-style-name="Text_20_body">
      <style:text-properties officeooo:rsid="0c0b04ab" officeooo:paragraph-rsid="0d35fdf2"/>
    </style:style>
    <style:style style:name="P521" style:family="paragraph" style:parent-style-name="Text_20_body">
      <style:text-properties officeooo:rsid="0c0ca152" officeooo:paragraph-rsid="0c0ca152"/>
    </style:style>
    <style:style style:name="P522" style:family="paragraph" style:parent-style-name="Text_20_body">
      <style:text-properties officeooo:rsid="0c0ca152" officeooo:paragraph-rsid="106593a2"/>
    </style:style>
    <style:style style:name="P523" style:family="paragraph" style:parent-style-name="Text_20_body">
      <style:text-properties officeooo:rsid="0c0e23c3" officeooo:paragraph-rsid="0c0e23c3"/>
    </style:style>
    <style:style style:name="P524" style:family="paragraph" style:parent-style-name="Text_20_body">
      <style:text-properties officeooo:rsid="0c0faa6f" officeooo:paragraph-rsid="0c0faa6f"/>
    </style:style>
    <style:style style:name="P525" style:family="paragraph" style:parent-style-name="Text_20_body">
      <style:text-properties officeooo:rsid="0c112d85" officeooo:paragraph-rsid="0c112d85"/>
    </style:style>
    <style:style style:name="P526" style:family="paragraph" style:parent-style-name="Text_20_body">
      <style:text-properties officeooo:rsid="0c1201ed" officeooo:paragraph-rsid="0c1201ed"/>
    </style:style>
    <style:style style:name="P527" style:family="paragraph" style:parent-style-name="Text_20_body">
      <style:text-properties officeooo:paragraph-rsid="0afb9899"/>
    </style:style>
    <style:style style:name="P528" style:family="paragraph" style:parent-style-name="Text_20_body">
      <style:text-properties officeooo:rsid="075db52a" officeooo:paragraph-rsid="075db52a"/>
    </style:style>
    <style:style style:name="P529" style:family="paragraph" style:parent-style-name="Text_20_body">
      <style:text-properties officeooo:paragraph-rsid="0c79d0c1"/>
    </style:style>
    <style:style style:name="P530" style:family="paragraph" style:parent-style-name="Text_20_body">
      <style:text-properties style:font-name="FetteFraktur" officeooo:rsid="0c79d0c1" officeooo:paragraph-rsid="0c79d0c1"/>
    </style:style>
    <style:style style:name="P531" style:family="paragraph" style:parent-style-name="Text_20_body">
      <style:text-properties officeooo:paragraph-rsid="016697c2"/>
    </style:style>
    <style:style style:name="P532" style:family="paragraph" style:parent-style-name="Text_20_body">
      <style:text-properties officeooo:rsid="0c7bab02" officeooo:paragraph-rsid="0c980686"/>
    </style:style>
    <style:style style:name="P533" style:family="paragraph" style:parent-style-name="Text_20_body">
      <style:text-properties officeooo:rsid="0c7bab02" officeooo:paragraph-rsid="0c7bab02"/>
    </style:style>
    <style:style style:name="P534" style:family="paragraph" style:parent-style-name="Text_20_body">
      <style:text-properties officeooo:paragraph-rsid="0c82af79"/>
    </style:style>
    <style:style style:name="P535" style:family="paragraph" style:parent-style-name="Text_20_body">
      <style:text-properties officeooo:paragraph-rsid="0c853bc1"/>
    </style:style>
    <style:style style:name="P536" style:family="paragraph" style:parent-style-name="Text_20_body">
      <style:text-properties officeooo:paragraph-rsid="0c879850"/>
    </style:style>
    <style:style style:name="P537" style:family="paragraph" style:parent-style-name="Text_20_body">
      <style:text-properties officeooo:paragraph-rsid="0c980686"/>
    </style:style>
    <style:style style:name="P538" style:family="paragraph" style:parent-style-name="Text_20_body">
      <style:text-properties officeooo:rsid="0cad764e" officeooo:paragraph-rsid="0cad764e"/>
    </style:style>
    <style:style style:name="P539" style:family="paragraph" style:parent-style-name="Text_20_body">
      <style:text-properties officeooo:rsid="0c82af79" officeooo:paragraph-rsid="0c82af79"/>
    </style:style>
    <style:style style:name="P540" style:family="paragraph" style:parent-style-name="Text_20_body">
      <style:text-properties officeooo:rsid="0d062779" officeooo:paragraph-rsid="0d062779"/>
    </style:style>
    <style:style style:name="P541" style:family="paragraph" style:parent-style-name="Text_20_body">
      <style:text-properties officeooo:rsid="0d062779" officeooo:paragraph-rsid="106593a2"/>
    </style:style>
    <style:style style:name="P542" style:family="paragraph" style:parent-style-name="Text_20_body">
      <style:text-properties officeooo:paragraph-rsid="0c0ca152"/>
    </style:style>
    <style:style style:name="P543" style:family="paragraph" style:parent-style-name="Text_20_body">
      <style:text-properties officeooo:rsid="0d605a99" officeooo:paragraph-rsid="0d605a99"/>
    </style:style>
    <style:style style:name="P544" style:family="paragraph" style:parent-style-name="Text_20_body">
      <style:text-properties officeooo:rsid="0d605a99" officeooo:paragraph-rsid="0d635cd4"/>
    </style:style>
    <style:style style:name="P545" style:family="paragraph" style:parent-style-name="Text_20_body">
      <style:text-properties officeooo:rsid="0d6224f0" officeooo:paragraph-rsid="0d6224f0"/>
    </style:style>
    <style:style style:name="P546" style:family="paragraph" style:parent-style-name="Text_20_body">
      <style:text-properties officeooo:paragraph-rsid="0d622d09"/>
    </style:style>
    <style:style style:name="P547" style:family="paragraph" style:parent-style-name="Text_20_body">
      <style:text-properties officeooo:paragraph-rsid="0e40909b"/>
    </style:style>
    <style:style style:name="P548" style:family="paragraph" style:parent-style-name="Text_20_body">
      <style:text-properties officeooo:rsid="0e445387" officeooo:paragraph-rsid="0e445387"/>
    </style:style>
    <style:style style:name="P549" style:family="paragraph" style:parent-style-name="Text_20_body">
      <style:text-properties officeooo:rsid="0e445387" officeooo:paragraph-rsid="0e448a4b"/>
    </style:style>
    <style:style style:name="P550" style:family="paragraph" style:parent-style-name="Text_20_body">
      <style:text-properties officeooo:rsid="0093a842" officeooo:paragraph-rsid="0093a842"/>
    </style:style>
    <style:style style:name="P551" style:family="paragraph" style:parent-style-name="Text_20_body">
      <style:text-properties officeooo:rsid="0e6ab25c" officeooo:paragraph-rsid="0e6ab25c"/>
    </style:style>
    <style:style style:name="P552" style:family="paragraph" style:parent-style-name="Text_20_body">
      <style:text-properties officeooo:rsid="0e74f658" officeooo:paragraph-rsid="0e74f658"/>
    </style:style>
    <style:style style:name="P553" style:family="paragraph" style:parent-style-name="Text_20_body">
      <style:text-properties officeooo:rsid="0e75d3e8" officeooo:paragraph-rsid="0e75d3e8"/>
    </style:style>
    <style:style style:name="P554" style:family="paragraph" style:parent-style-name="Text_20_body">
      <style:text-properties officeooo:rsid="0e7f370b" officeooo:paragraph-rsid="0e7f370b"/>
    </style:style>
    <style:style style:name="P555" style:family="paragraph" style:parent-style-name="Text_20_body">
      <style:text-properties officeooo:rsid="0e9ac66b" officeooo:paragraph-rsid="0e9ac66b"/>
    </style:style>
    <style:style style:name="P556" style:family="paragraph" style:parent-style-name="Text_20_body">
      <style:text-properties officeooo:rsid="0e9cc06c" officeooo:paragraph-rsid="0e9cc06c"/>
    </style:style>
    <style:style style:name="P557" style:family="paragraph" style:parent-style-name="Text_20_body">
      <style:text-properties officeooo:rsid="0e9ea603" officeooo:paragraph-rsid="0e9ea603"/>
    </style:style>
    <style:style style:name="P558" style:family="paragraph" style:parent-style-name="Text_20_body">
      <style:text-properties officeooo:rsid="0e9ea603" officeooo:paragraph-rsid="0ea09ed8"/>
    </style:style>
    <style:style style:name="P559" style:family="paragraph" style:parent-style-name="Text_20_body">
      <style:text-properties officeooo:paragraph-rsid="0e9ea603"/>
    </style:style>
    <style:style style:name="P560" style:family="paragraph" style:parent-style-name="Text_20_body">
      <style:text-properties officeooo:rsid="0ee0113c" officeooo:paragraph-rsid="0ee0113c"/>
    </style:style>
    <style:style style:name="P561" style:family="paragraph" style:parent-style-name="Text_20_body">
      <style:text-properties officeooo:rsid="0ee0113c" officeooo:paragraph-rsid="108e5899"/>
    </style:style>
    <style:style style:name="P562" style:family="paragraph" style:parent-style-name="Text_20_body">
      <style:text-properties officeooo:rsid="00927514" officeooo:paragraph-rsid="0fee14c0"/>
    </style:style>
    <style:style style:name="P563" style:family="paragraph" style:parent-style-name="Text_20_body">
      <style:text-properties officeooo:rsid="0fee14c0" officeooo:paragraph-rsid="0fee14c0"/>
    </style:style>
    <style:style style:name="P564" style:family="paragraph" style:parent-style-name="Text_20_body">
      <style:text-properties officeooo:rsid="0fef65c2" officeooo:paragraph-rsid="0fef65c2"/>
    </style:style>
    <style:style style:name="P565" style:family="paragraph" style:parent-style-name="Text_20_body">
      <style:text-properties officeooo:paragraph-rsid="0ff5ac79"/>
    </style:style>
    <style:style style:name="P566" style:family="paragraph" style:parent-style-name="Text_20_body">
      <style:text-properties officeooo:rsid="0ff80d16" officeooo:paragraph-rsid="0ff80d16"/>
    </style:style>
    <style:style style:name="P567" style:family="paragraph" style:parent-style-name="Text_20_body">
      <style:text-properties officeooo:rsid="0ffe9994" officeooo:paragraph-rsid="0ffe9994"/>
    </style:style>
    <style:style style:name="P568" style:family="paragraph" style:parent-style-name="Text_20_body">
      <style:text-properties officeooo:paragraph-rsid="0ffe9994"/>
    </style:style>
    <style:style style:name="P569" style:family="paragraph" style:parent-style-name="Text_20_body">
      <style:text-properties officeooo:rsid="0ffebee9" officeooo:paragraph-rsid="0ffebee9"/>
    </style:style>
    <style:style style:name="P570" style:family="paragraph" style:parent-style-name="Text_20_body">
      <style:text-properties officeooo:rsid="1002944c" officeooo:paragraph-rsid="1002944c"/>
    </style:style>
    <style:style style:name="P571" style:family="paragraph" style:parent-style-name="Text_20_body">
      <style:text-properties officeooo:rsid="1003ff23" officeooo:paragraph-rsid="1003ff23"/>
    </style:style>
    <style:style style:name="P572" style:family="paragraph" style:parent-style-name="Text_20_body">
      <style:text-properties officeooo:rsid="1005a93e" officeooo:paragraph-rsid="1005a93e"/>
    </style:style>
    <style:style style:name="P573" style:family="paragraph" style:parent-style-name="Text_20_body">
      <style:text-properties officeooo:rsid="10096e80" officeooo:paragraph-rsid="10096e80"/>
    </style:style>
    <style:style style:name="P574" style:family="paragraph" style:parent-style-name="Text_20_body">
      <style:text-properties officeooo:rsid="0491231b" officeooo:paragraph-rsid="0491231b"/>
    </style:style>
    <style:style style:name="P575" style:family="paragraph" style:parent-style-name="Text_20_body">
      <style:text-properties officeooo:rsid="100d9d8f" officeooo:paragraph-rsid="100d9d8f"/>
    </style:style>
    <style:style style:name="P576" style:family="paragraph" style:parent-style-name="Text_20_body">
      <style:text-properties officeooo:rsid="10156d23" officeooo:paragraph-rsid="10156d23"/>
    </style:style>
    <style:style style:name="P577" style:family="paragraph" style:parent-style-name="Text_20_body">
      <style:text-properties officeooo:rsid="1017608c" officeooo:paragraph-rsid="1017608c"/>
    </style:style>
    <style:style style:name="P578" style:family="paragraph" style:parent-style-name="Text_20_body">
      <style:text-properties officeooo:paragraph-rsid="101e0e00"/>
    </style:style>
    <style:style style:name="P579" style:family="paragraph" style:parent-style-name="Text_20_body">
      <style:text-properties officeooo:paragraph-rsid="0099d1a2"/>
    </style:style>
    <style:style style:name="P580" style:family="paragraph" style:parent-style-name="Text_20_body">
      <style:text-properties officeooo:rsid="101f82fc" officeooo:paragraph-rsid="101f82fc"/>
    </style:style>
    <style:style style:name="P581" style:family="paragraph" style:parent-style-name="Text_20_body">
      <style:text-properties officeooo:rsid="101f92e9" officeooo:paragraph-rsid="101f92e9"/>
    </style:style>
    <style:style style:name="P582" style:family="paragraph" style:parent-style-name="Text_20_body">
      <style:text-properties officeooo:rsid="102250f7" officeooo:paragraph-rsid="102250f7"/>
    </style:style>
    <style:style style:name="P583" style:family="paragraph" style:parent-style-name="Text_20_body">
      <style:text-properties officeooo:rsid="1025d6db" officeooo:paragraph-rsid="1025d6db"/>
    </style:style>
    <style:style style:name="P584"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85" style:family="paragraph" style:parent-style-name="Text_20_body">
      <style:text-properties officeooo:rsid="0fedd881" officeooo:paragraph-rsid="0fedd881"/>
    </style:style>
    <style:style style:name="P586" style:family="paragraph" style:parent-style-name="Text_20_body">
      <style:text-properties officeooo:paragraph-rsid="100b0302"/>
    </style:style>
    <style:style style:name="P587" style:family="paragraph" style:parent-style-name="Text_20_body">
      <style:text-properties officeooo:rsid="102fcb4c" officeooo:paragraph-rsid="102fcb4c"/>
    </style:style>
    <style:style style:name="P588" style:family="paragraph" style:parent-style-name="Text_20_body">
      <style:text-properties officeooo:paragraph-rsid="00baef1e"/>
    </style:style>
    <style:style style:name="P589" style:family="paragraph" style:parent-style-name="Text_20_body">
      <style:text-properties officeooo:rsid="1037871c" officeooo:paragraph-rsid="1037871c"/>
    </style:style>
    <style:style style:name="P590" style:family="paragraph" style:parent-style-name="Text_20_body">
      <style:text-properties officeooo:rsid="1037871c" officeooo:paragraph-rsid="103a6751"/>
    </style:style>
    <style:style style:name="P591" style:family="paragraph" style:parent-style-name="Text_20_body">
      <style:text-properties officeooo:rsid="1039d93a" officeooo:paragraph-rsid="1039d93a"/>
    </style:style>
    <style:style style:name="P592" style:family="paragraph" style:parent-style-name="Text_20_body">
      <style:text-properties officeooo:paragraph-rsid="103a6751"/>
    </style:style>
    <style:style style:name="P593" style:family="paragraph" style:parent-style-name="Text_20_body">
      <style:text-properties officeooo:paragraph-rsid="079e4ac7"/>
    </style:style>
    <style:style style:name="P594" style:family="paragraph" style:parent-style-name="Text_20_body">
      <style:text-properties officeooo:rsid="0caea03a" officeooo:paragraph-rsid="10407db4"/>
    </style:style>
    <style:style style:name="P595" style:family="paragraph" style:parent-style-name="Text_20_body">
      <style:text-properties officeooo:rsid="103cb278" officeooo:paragraph-rsid="103cb278"/>
    </style:style>
    <style:style style:name="P596" style:family="paragraph" style:parent-style-name="Text_20_body">
      <style:text-properties officeooo:rsid="103e3ca1" officeooo:paragraph-rsid="103e3ca1"/>
    </style:style>
    <style:style style:name="P597" style:family="paragraph" style:parent-style-name="Text_20_body">
      <style:text-properties officeooo:paragraph-rsid="1046247a"/>
    </style:style>
    <style:style style:name="P598" style:family="paragraph" style:parent-style-name="Text_20_body">
      <style:text-properties officeooo:rsid="1046db7e" officeooo:paragraph-rsid="1046db7e"/>
    </style:style>
    <style:style style:name="P599" style:family="paragraph" style:parent-style-name="Text_20_body">
      <style:text-properties officeooo:rsid="00f67afd" officeooo:paragraph-rsid="00f67afd"/>
    </style:style>
    <style:style style:name="P600" style:family="paragraph" style:parent-style-name="Text_20_body">
      <style:text-properties officeooo:rsid="10489e14" officeooo:paragraph-rsid="10489e14"/>
    </style:style>
    <style:style style:name="P601" style:family="paragraph" style:parent-style-name="Text_20_body">
      <style:text-properties officeooo:paragraph-rsid="09f1b92f"/>
    </style:style>
    <style:style style:name="P602" style:family="paragraph" style:parent-style-name="Text_20_body">
      <style:text-properties officeooo:rsid="104e6249" officeooo:paragraph-rsid="104e6249"/>
    </style:style>
    <style:style style:name="P603" style:family="paragraph" style:parent-style-name="Text_20_body">
      <style:text-properties officeooo:rsid="104e6249" officeooo:paragraph-rsid="108e5899"/>
    </style:style>
    <style:style style:name="P604" style:family="paragraph" style:parent-style-name="Text_20_body">
      <style:text-properties officeooo:paragraph-rsid="104ee245"/>
    </style:style>
    <style:style style:name="P605" style:family="paragraph" style:parent-style-name="Text_20_body">
      <style:text-properties officeooo:paragraph-rsid="104fc86f"/>
    </style:style>
    <style:style style:name="P606" style:family="paragraph" style:parent-style-name="Text_20_body">
      <style:text-properties officeooo:rsid="104fc86f" officeooo:paragraph-rsid="104fc86f"/>
    </style:style>
    <style:style style:name="P607" style:family="paragraph" style:parent-style-name="Text_20_body">
      <style:text-properties officeooo:rsid="105399fe" officeooo:paragraph-rsid="105399fe"/>
    </style:style>
    <style:style style:name="P608" style:family="paragraph" style:parent-style-name="Text_20_body">
      <style:text-properties officeooo:rsid="103c0359" officeooo:paragraph-rsid="103e3ca1"/>
    </style:style>
    <style:style style:name="P609" style:family="paragraph" style:parent-style-name="Text_20_body">
      <style:text-properties officeooo:paragraph-rsid="10584865"/>
    </style:style>
    <style:style style:name="P610" style:family="paragraph" style:parent-style-name="Text_20_body">
      <style:text-properties officeooo:rsid="105b6939" officeooo:paragraph-rsid="105ce03b"/>
    </style:style>
    <style:style style:name="P611" style:family="paragraph" style:parent-style-name="Text_20_body">
      <style:text-properties officeooo:paragraph-rsid="106272e5"/>
    </style:style>
    <style:style style:name="P612" style:family="paragraph" style:parent-style-name="Text_20_body">
      <style:text-properties officeooo:rsid="106593a2" officeooo:paragraph-rsid="106593a2"/>
    </style:style>
    <style:style style:name="P613" style:family="paragraph" style:parent-style-name="Text_20_body">
      <style:text-properties officeooo:paragraph-rsid="106593a2"/>
    </style:style>
    <style:style style:name="P614" style:family="paragraph" style:parent-style-name="Text_20_body">
      <style:text-properties officeooo:rsid="0d32d56e" officeooo:paragraph-rsid="106593a2"/>
    </style:style>
    <style:style style:name="P615" style:family="paragraph" style:parent-style-name="Text_20_body">
      <style:text-properties officeooo:paragraph-rsid="106782da"/>
    </style:style>
    <style:style style:name="P616" style:family="paragraph" style:parent-style-name="Text_20_body">
      <style:text-properties officeooo:rsid="100f05ee" officeooo:paragraph-rsid="10679c37"/>
    </style:style>
    <style:style style:name="P617" style:family="paragraph" style:parent-style-name="Text_20_body">
      <style:text-properties officeooo:rsid="106d2959" officeooo:paragraph-rsid="106d2959"/>
    </style:style>
    <style:style style:name="P618" style:family="paragraph" style:parent-style-name="Text_20_body">
      <style:text-properties officeooo:paragraph-rsid="1071da26"/>
    </style:style>
    <style:style style:name="P619" style:family="paragraph" style:parent-style-name="Text_20_body">
      <style:text-properties officeooo:paragraph-rsid="10751ca7"/>
    </style:style>
    <style:style style:name="P620" style:family="paragraph" style:parent-style-name="Text_20_body">
      <style:text-properties officeooo:rsid="10751ca7" officeooo:paragraph-rsid="10751ca7"/>
    </style:style>
    <style:style style:name="P621" style:family="paragraph" style:parent-style-name="Text_20_body">
      <style:text-properties officeooo:rsid="1076f4e8" officeooo:paragraph-rsid="1076f4e8"/>
    </style:style>
    <style:style style:name="P622" style:family="paragraph" style:parent-style-name="Text_20_body">
      <style:text-properties officeooo:rsid="107d5839" officeooo:paragraph-rsid="107d5839"/>
    </style:style>
    <style:style style:name="P623" style:family="paragraph" style:parent-style-name="Text_20_body">
      <style:text-properties officeooo:rsid="107d5839" officeooo:paragraph-rsid="1080eecb"/>
    </style:style>
    <style:style style:name="P624" style:family="paragraph" style:parent-style-name="Text_20_body">
      <style:text-properties officeooo:paragraph-rsid="107d5839"/>
    </style:style>
    <style:style style:name="P625" style:family="paragraph" style:parent-style-name="Text_20_body">
      <style:text-properties officeooo:rsid="107e5fa3" officeooo:paragraph-rsid="107e5fa3"/>
    </style:style>
    <style:style style:name="P626" style:family="paragraph" style:parent-style-name="Text_20_body">
      <style:text-properties officeooo:rsid="107e5fa3" officeooo:paragraph-rsid="1083c3c6"/>
    </style:style>
    <style:style style:name="P627" style:family="paragraph" style:parent-style-name="Text_20_body">
      <style:text-properties officeooo:paragraph-rsid="107e5fa3"/>
    </style:style>
    <style:style style:name="P628" style:family="paragraph" style:parent-style-name="Text_20_body">
      <style:text-properties officeooo:rsid="1083c3c6" officeooo:paragraph-rsid="1083c3c6"/>
    </style:style>
    <style:style style:name="P629" style:family="paragraph" style:parent-style-name="Text_20_body">
      <style:text-properties officeooo:paragraph-rsid="1083c3c6"/>
    </style:style>
    <style:style style:name="P630" style:family="paragraph" style:parent-style-name="Text_20_body">
      <style:text-properties officeooo:rsid="108a66ca" officeooo:paragraph-rsid="108a66ca"/>
    </style:style>
    <style:style style:name="P631" style:family="paragraph" style:parent-style-name="Text_20_body">
      <style:text-properties officeooo:rsid="108cc94b" officeooo:paragraph-rsid="108cc94b"/>
    </style:style>
    <style:style style:name="P632" style:family="paragraph" style:parent-style-name="Text_20_body">
      <style:text-properties officeooo:rsid="108e5899" officeooo:paragraph-rsid="108e5899"/>
    </style:style>
    <style:style style:name="P633" style:family="paragraph" style:parent-style-name="Text_20_body">
      <style:text-properties officeooo:rsid="00a13599" officeooo:paragraph-rsid="108e5899"/>
    </style:style>
    <style:style style:name="P634" style:family="paragraph" style:parent-style-name="Text_20_body">
      <style:text-properties officeooo:rsid="01ddc984" officeooo:paragraph-rsid="108e5899"/>
    </style:style>
    <style:style style:name="P635" style:family="paragraph" style:parent-style-name="Text_20_body">
      <style:text-properties officeooo:rsid="052ba80a" officeooo:paragraph-rsid="052ba80a"/>
    </style:style>
    <style:style style:name="P636" style:family="paragraph" style:parent-style-name="Text_20_body">
      <style:text-properties officeooo:rsid="1091d084" officeooo:paragraph-rsid="1091d084"/>
    </style:style>
    <style:style style:name="P637" style:family="paragraph" style:parent-style-name="Text_20_body">
      <style:text-properties officeooo:rsid="109464f2" officeooo:paragraph-rsid="109464f2"/>
    </style:style>
    <style:style style:name="P638" style:family="paragraph" style:parent-style-name="Text_20_body">
      <style:text-properties officeooo:paragraph-rsid="10982582"/>
    </style:style>
    <style:style style:name="P639" style:family="paragraph" style:parent-style-name="Text_20_body">
      <style:text-properties officeooo:rsid="100b0302" officeooo:paragraph-rsid="10982582"/>
    </style:style>
    <style:style style:name="P640" style:family="paragraph" style:parent-style-name="Text_20_body">
      <style:text-properties officeooo:rsid="10982582" officeooo:paragraph-rsid="10982582"/>
    </style:style>
    <style:style style:name="P641" style:family="paragraph" style:parent-style-name="Text_20_body">
      <style:text-properties officeooo:rsid="0c853bc1" officeooo:paragraph-rsid="0c853bc1"/>
    </style:style>
    <style:style style:name="P642" style:family="paragraph" style:parent-style-name="Text_20_body">
      <style:text-properties officeooo:rsid="109f63bc" officeooo:paragraph-rsid="109f7a1a"/>
    </style:style>
    <style:style style:name="P643" style:family="paragraph" style:parent-style-name="Text_20_body">
      <style:text-properties officeooo:paragraph-rsid="0e445387"/>
    </style:style>
    <style:style style:name="P644" style:family="paragraph" style:parent-style-name="Text_20_body">
      <style:text-properties officeooo:rsid="10a13ca0" officeooo:paragraph-rsid="10a13ca0"/>
    </style:style>
    <style:style style:name="P645" style:family="paragraph" style:parent-style-name="Text_20_body">
      <style:text-properties officeooo:rsid="10a2fdac" officeooo:paragraph-rsid="10a2fdac"/>
    </style:style>
    <style:style style:name="P646" style:family="paragraph" style:parent-style-name="Text_20_body">
      <style:text-properties officeooo:paragraph-rsid="10a2fdac"/>
    </style:style>
    <style:style style:name="P647" style:family="paragraph" style:parent-style-name="Text_20_body">
      <style:text-properties officeooo:rsid="10a4c461" officeooo:paragraph-rsid="10a4c461"/>
    </style:style>
    <style:style style:name="P648" style:family="paragraph" style:parent-style-name="Text_20_body">
      <style:text-properties officeooo:rsid="10ac994a" officeooo:paragraph-rsid="10ac994a"/>
    </style:style>
    <style:style style:name="P649" style:family="paragraph" style:parent-style-name="Text_20_body">
      <style:text-properties officeooo:rsid="00fdda5b" officeooo:paragraph-rsid="10ad06af"/>
    </style:style>
    <style:style style:name="P650" style:family="paragraph" style:parent-style-name="Text_20_body">
      <style:text-properties officeooo:rsid="0574bc47" officeooo:paragraph-rsid="10ad06af"/>
    </style:style>
    <style:style style:name="P651" style:family="paragraph" style:parent-style-name="Text_20_body">
      <style:text-properties officeooo:paragraph-rsid="10ad06af"/>
    </style:style>
    <style:style style:name="P652" style:family="paragraph" style:parent-style-name="Text_20_body">
      <style:text-properties officeooo:rsid="10b09763" officeooo:paragraph-rsid="10b09763"/>
    </style:style>
    <style:style style:name="P653" style:family="paragraph" style:parent-style-name="Text_20_body">
      <style:text-properties officeooo:rsid="10b0a88d" officeooo:paragraph-rsid="10b0a88d"/>
    </style:style>
    <style:style style:name="P654" style:family="paragraph" style:parent-style-name="Text_20_body">
      <style:text-properties officeooo:rsid="10b34ab1" officeooo:paragraph-rsid="10b34ab1"/>
    </style:style>
    <style:style style:name="P655" style:family="paragraph" style:parent-style-name="Text_20_body">
      <style:text-properties officeooo:paragraph-rsid="10b34ab1"/>
    </style:style>
    <style:style style:name="P656" style:family="paragraph" style:parent-style-name="Text_20_body">
      <style:text-properties officeooo:rsid="10b3a1f3" officeooo:paragraph-rsid="10b3a1f3"/>
    </style:style>
    <style:style style:name="P657" style:family="paragraph" style:parent-style-name="Text_20_body">
      <style:text-properties officeooo:rsid="10b7be3c" officeooo:paragraph-rsid="10b7be3c"/>
    </style:style>
    <style:style style:name="P658" style:family="paragraph" style:parent-style-name="Text_20_body">
      <style:text-properties officeooo:rsid="10b827ad" officeooo:paragraph-rsid="10b827ad"/>
    </style:style>
    <style:style style:name="P659" style:family="paragraph" style:parent-style-name="Text_20_body">
      <style:text-properties officeooo:paragraph-rsid="10b827ad"/>
    </style:style>
    <style:style style:name="P660" style:family="paragraph" style:parent-style-name="Text_20_body">
      <style:text-properties officeooo:rsid="10b8e4e6" officeooo:paragraph-rsid="10b8e4e6"/>
    </style:style>
    <style:style style:name="P661" style:family="paragraph" style:parent-style-name="Text_20_body">
      <style:text-properties officeooo:paragraph-rsid="10b8e4e6"/>
    </style:style>
    <style:style style:name="P662" style:family="paragraph" style:parent-style-name="Text_20_body">
      <style:text-properties officeooo:rsid="10b92949" officeooo:paragraph-rsid="10b92949"/>
    </style:style>
    <style:style style:name="P663" style:family="paragraph" style:parent-style-name="Text_20_body">
      <style:text-properties officeooo:rsid="10b92949" officeooo:paragraph-rsid="10b9a1a8"/>
    </style:style>
    <style:style style:name="P664" style:family="paragraph" style:parent-style-name="Text_20_body">
      <style:text-properties officeooo:rsid="10b9a1a8" officeooo:paragraph-rsid="10b9a1a8"/>
    </style:style>
    <style:style style:name="P665" style:family="paragraph" style:parent-style-name="Text_20_body">
      <style:text-properties officeooo:rsid="10b9cffd" officeooo:paragraph-rsid="10b9cffd"/>
    </style:style>
    <style:style style:name="P666" style:family="paragraph" style:parent-style-name="Text_20_body">
      <style:text-properties officeooo:paragraph-rsid="0028bbd3"/>
    </style:style>
    <style:style style:name="P667" style:family="paragraph" style:parent-style-name="Preformatted_20_Text">
      <style:text-properties officeooo:paragraph-rsid="002f1486"/>
    </style:style>
    <style:style style:name="P668" style:family="paragraph" style:parent-style-name="Preformatted_20_Text">
      <style:text-properties officeooo:rsid="002f1486" officeooo:paragraph-rsid="002f1486"/>
    </style:style>
    <style:style style:name="P669" style:family="paragraph" style:parent-style-name="Preformatted_20_Text">
      <style:text-properties officeooo:rsid="002f1486" officeooo:paragraph-rsid="00346180"/>
    </style:style>
    <style:style style:name="P670" style:family="paragraph" style:parent-style-name="Preformatted_20_Text">
      <style:text-properties officeooo:rsid="003068bb" officeooo:paragraph-rsid="003068bb"/>
    </style:style>
    <style:style style:name="P671" style:family="paragraph" style:parent-style-name="Preformatted_20_Text">
      <style:text-properties officeooo:paragraph-rsid="003481a1"/>
    </style:style>
    <style:style style:name="P672" style:family="paragraph" style:parent-style-name="Preformatted_20_Text">
      <style:text-properties officeooo:rsid="0039efe5" officeooo:paragraph-rsid="0039efe5"/>
    </style:style>
    <style:style style:name="P673" style:family="paragraph" style:parent-style-name="Preformatted_20_Text">
      <style:text-properties officeooo:rsid="003e0fa5" officeooo:paragraph-rsid="003e0fa5"/>
    </style:style>
    <style:style style:name="P674" style:family="paragraph" style:parent-style-name="Preformatted_20_Text">
      <style:text-properties officeooo:paragraph-rsid="0043f816"/>
    </style:style>
    <style:style style:name="P675" style:family="paragraph" style:parent-style-name="Preformatted_20_Text">
      <style:text-properties officeooo:rsid="0047e6b9" officeooo:paragraph-rsid="0047e6b9"/>
    </style:style>
    <style:style style:name="P676" style:family="paragraph" style:parent-style-name="Preformatted_20_Text">
      <style:text-properties officeooo:paragraph-rsid="00550663"/>
    </style:style>
    <style:style style:name="P677" style:family="paragraph" style:parent-style-name="Preformatted_20_Text">
      <style:text-properties officeooo:paragraph-rsid="00558d4e"/>
    </style:style>
    <style:style style:name="P678" style:family="paragraph" style:parent-style-name="Preformatted_20_Text">
      <style:text-properties officeooo:rsid="0058efe0" officeooo:paragraph-rsid="0058efe0"/>
    </style:style>
    <style:style style:name="P679" style:family="paragraph" style:parent-style-name="Preformatted_20_Text">
      <style:text-properties officeooo:rsid="006f0be8" officeooo:paragraph-rsid="00b4eafd"/>
    </style:style>
    <style:style style:name="P680" style:family="paragraph" style:parent-style-name="Preformatted_20_Text">
      <style:text-properties officeooo:rsid="0075e014" officeooo:paragraph-rsid="0075e014"/>
    </style:style>
    <style:style style:name="P681" style:family="paragraph" style:parent-style-name="Preformatted_20_Text">
      <style:text-properties officeooo:rsid="0075e014" officeooo:paragraph-rsid="00b6fdac"/>
    </style:style>
    <style:style style:name="P682" style:family="paragraph" style:parent-style-name="Preformatted_20_Text">
      <style:text-properties officeooo:rsid="0088db1a" officeooo:paragraph-rsid="00b6fdac"/>
    </style:style>
    <style:style style:name="P683" style:family="paragraph" style:parent-style-name="Preformatted_20_Text">
      <style:text-properties officeooo:paragraph-rsid="0093a842"/>
    </style:style>
    <style:style style:name="P684" style:family="paragraph" style:parent-style-name="Preformatted_20_Text">
      <style:text-properties officeooo:paragraph-rsid="00981577"/>
    </style:style>
    <style:style style:name="P685" style:family="paragraph" style:parent-style-name="Preformatted_20_Text">
      <style:text-properties officeooo:rsid="009a362e" officeooo:paragraph-rsid="009a362e"/>
    </style:style>
    <style:style style:name="P686" style:family="paragraph" style:parent-style-name="Preformatted_20_Text">
      <style:text-properties officeooo:rsid="009a362e" officeooo:paragraph-rsid="009bd942"/>
    </style:style>
    <style:style style:name="P687" style:family="paragraph" style:parent-style-name="Preformatted_20_Text">
      <style:text-properties officeooo:paragraph-rsid="009a362e"/>
    </style:style>
    <style:style style:name="P688" style:family="paragraph" style:parent-style-name="Preformatted_20_Text">
      <style:text-properties officeooo:paragraph-rsid="009bd942"/>
    </style:style>
    <style:style style:name="P689" style:family="paragraph" style:parent-style-name="Preformatted_20_Text">
      <style:text-properties officeooo:rsid="009bd942" officeooo:paragraph-rsid="009bd942"/>
    </style:style>
    <style:style style:name="P690" style:family="paragraph" style:parent-style-name="Preformatted_20_Text">
      <style:text-properties officeooo:paragraph-rsid="00a4a497"/>
    </style:style>
    <style:style style:name="P691" style:family="paragraph" style:parent-style-name="Preformatted_20_Text">
      <style:text-properties officeooo:paragraph-rsid="00abdc30"/>
    </style:style>
    <style:style style:name="P692" style:family="paragraph" style:parent-style-name="Preformatted_20_Text">
      <style:text-properties officeooo:paragraph-rsid="00b3ad7e"/>
    </style:style>
    <style:style style:name="P693" style:family="paragraph" style:parent-style-name="Preformatted_20_Text">
      <style:text-properties officeooo:paragraph-rsid="00b450a5"/>
    </style:style>
    <style:style style:name="P694" style:family="paragraph" style:parent-style-name="Preformatted_20_Text">
      <style:text-properties officeooo:paragraph-rsid="00b4eafd"/>
    </style:style>
    <style:style style:name="P695" style:family="paragraph" style:parent-style-name="Preformatted_20_Text">
      <style:text-properties officeooo:paragraph-rsid="00b6fdac"/>
    </style:style>
    <style:style style:name="P696" style:family="paragraph" style:parent-style-name="Preformatted_20_Text">
      <style:text-properties officeooo:paragraph-rsid="00b8b926"/>
    </style:style>
    <style:style style:name="P697" style:family="paragraph" style:parent-style-name="Preformatted_20_Text">
      <style:text-properties officeooo:rsid="00927514" officeooo:paragraph-rsid="00bc4111"/>
    </style:style>
    <style:style style:name="P698" style:family="paragraph" style:parent-style-name="Preformatted_20_Text">
      <style:text-properties officeooo:paragraph-rsid="00c7b16d"/>
    </style:style>
    <style:style style:name="P699" style:family="paragraph" style:parent-style-name="Preformatted_20_Text">
      <style:text-properties officeooo:rsid="00c7ef3a" officeooo:paragraph-rsid="00c7ef3a"/>
    </style:style>
    <style:style style:name="P700" style:family="paragraph" style:parent-style-name="Preformatted_20_Text">
      <style:text-properties officeooo:paragraph-rsid="00d0f00c"/>
    </style:style>
    <style:style style:name="P701" style:family="paragraph" style:parent-style-name="Preformatted_20_Text">
      <style:text-properties officeooo:paragraph-rsid="00d7aebc"/>
    </style:style>
    <style:style style:name="P702" style:family="paragraph" style:parent-style-name="Preformatted_20_Text">
      <style:text-properties officeooo:rsid="00dfc046" officeooo:paragraph-rsid="00e0c88e"/>
    </style:style>
    <style:style style:name="P703" style:family="paragraph" style:parent-style-name="Preformatted_20_Text">
      <style:text-properties officeooo:paragraph-rsid="00e521f1"/>
    </style:style>
    <style:style style:name="P704" style:family="paragraph" style:parent-style-name="Preformatted_20_Text">
      <style:text-properties fo:font-style="italic" officeooo:paragraph-rsid="002f1486" style:font-style-asian="italic" style:font-style-complex="italic"/>
    </style:style>
    <style:style style:name="P705" style:family="paragraph" style:parent-style-name="Preformatted_20_Text">
      <style:text-properties fo:font-style="italic" officeooo:rsid="100d9d8f" officeooo:paragraph-rsid="100d9d8f" style:font-style-asian="italic" style:font-style-complex="italic"/>
    </style:style>
    <style:style style:name="P706" style:family="paragraph" style:parent-style-name="Preformatted_20_Text">
      <style:text-properties officeooo:rsid="00abdc30" officeooo:paragraph-rsid="00abdc30"/>
    </style:style>
    <style:style style:name="P707" style:family="paragraph" style:parent-style-name="Preformatted_20_Text">
      <style:text-properties style:text-underline-style="none" officeooo:rsid="00874cd7" officeooo:paragraph-rsid="00b6fdac"/>
    </style:style>
    <style:style style:name="P708" style:family="paragraph" style:parent-style-name="Preformatted_20_Text">
      <style:text-properties fo:font-weight="normal" officeooo:rsid="0088db1a" officeooo:paragraph-rsid="00b6fdac" style:font-weight-asian="normal" style:font-weight-complex="normal"/>
    </style:style>
    <style:style style:name="P709" style:family="paragraph" style:parent-style-name="Preformatted_20_Text">
      <style:text-properties officeooo:rsid="00f8a84d" officeooo:paragraph-rsid="00f8a84d"/>
    </style:style>
    <style:style style:name="P710" style:family="paragraph" style:parent-style-name="Preformatted_20_Text">
      <style:text-properties officeooo:paragraph-rsid="00f8a84d"/>
    </style:style>
    <style:style style:name="P711" style:family="paragraph" style:parent-style-name="Preformatted_20_Text">
      <style:text-properties officeooo:paragraph-rsid="0101e9b5"/>
    </style:style>
    <style:style style:name="P712" style:family="paragraph" style:parent-style-name="Preformatted_20_Text">
      <style:text-properties officeooo:paragraph-rsid="010c7b1d"/>
    </style:style>
    <style:style style:name="P713" style:family="paragraph" style:parent-style-name="Preformatted_20_Text">
      <style:text-properties officeooo:paragraph-rsid="0111a231"/>
    </style:style>
    <style:style style:name="P714" style:family="paragraph" style:parent-style-name="Preformatted_20_Text">
      <style:text-properties officeooo:rsid="0111a231" officeooo:paragraph-rsid="0111a231"/>
    </style:style>
    <style:style style:name="P715" style:family="paragraph" style:parent-style-name="Preformatted_20_Text">
      <style:text-properties officeooo:paragraph-rsid="012d8443"/>
    </style:style>
    <style:style style:name="P716" style:family="paragraph" style:parent-style-name="Preformatted_20_Text">
      <style:text-properties officeooo:paragraph-rsid="012e0b0f"/>
    </style:style>
    <style:style style:name="P717" style:family="paragraph" style:parent-style-name="Preformatted_20_Text">
      <style:text-properties officeooo:paragraph-rsid="01393e59"/>
    </style:style>
    <style:style style:name="P718" style:family="paragraph" style:parent-style-name="Preformatted_20_Text">
      <style:text-properties officeooo:rsid="01393e59" officeooo:paragraph-rsid="01393e59"/>
    </style:style>
    <style:style style:name="P719" style:family="paragraph" style:parent-style-name="Preformatted_20_Text">
      <style:text-properties officeooo:rsid="014670bd" officeooo:paragraph-rsid="014670bd"/>
    </style:style>
    <style:style style:name="P720" style:family="paragraph" style:parent-style-name="Preformatted_20_Text">
      <style:text-properties officeooo:paragraph-rsid="01481de2"/>
    </style:style>
    <style:style style:name="P721" style:family="paragraph" style:parent-style-name="Preformatted_20_Text">
      <style:text-properties officeooo:rsid="0148b9a6" officeooo:paragraph-rsid="0148b9a6"/>
    </style:style>
    <style:style style:name="P722" style:family="paragraph" style:parent-style-name="Preformatted_20_Text">
      <style:text-properties officeooo:paragraph-rsid="0148b9a6"/>
    </style:style>
    <style:style style:name="P723" style:family="paragraph" style:parent-style-name="Preformatted_20_Text">
      <style:text-properties officeooo:rsid="014f48e8" officeooo:paragraph-rsid="014f48e8"/>
    </style:style>
    <style:style style:name="P724" style:family="paragraph" style:parent-style-name="Preformatted_20_Text">
      <style:text-properties officeooo:rsid="014f48e8" officeooo:paragraph-rsid="109ea8f2"/>
    </style:style>
    <style:style style:name="P725" style:family="paragraph" style:parent-style-name="Preformatted_20_Text">
      <style:text-properties officeooo:paragraph-rsid="014f48e8"/>
    </style:style>
    <style:style style:name="P726" style:family="paragraph" style:parent-style-name="Preformatted_20_Text">
      <style:text-properties officeooo:paragraph-rsid="0151a14c"/>
    </style:style>
    <style:style style:name="P727" style:family="paragraph" style:parent-style-name="Preformatted_20_Text">
      <style:text-properties fo:font-style="normal" style:font-style-asian="normal" style:font-style-complex="normal"/>
    </style:style>
    <style:style style:name="P728" style:family="paragraph" style:parent-style-name="Preformatted_20_Text">
      <style:text-properties fo:font-style="normal" officeooo:rsid="015736d4" officeooo:paragraph-rsid="015736d4" style:font-style-asian="normal" style:font-style-complex="normal"/>
    </style:style>
    <style:style style:name="P729" style:family="paragraph" style:parent-style-name="Preformatted_20_Text">
      <style:text-properties fo:font-style="normal" officeooo:rsid="101f92e9" officeooo:paragraph-rsid="101f92e9" style:font-style-asian="normal" style:font-style-complex="normal"/>
    </style:style>
    <style:style style:name="P730" style:family="paragraph" style:parent-style-name="Preformatted_20_Text">
      <style:text-properties fo:font-style="normal" officeooo:rsid="104b374c" officeooo:paragraph-rsid="104b374c" style:font-style-asian="normal" style:font-style-complex="normal"/>
    </style:style>
    <style:style style:name="P731" style:family="paragraph" style:parent-style-name="Preformatted_20_Text">
      <style:text-properties fo:font-style="normal" officeooo:rsid="107e5fa3" style:font-style-asian="normal" style:font-style-complex="normal"/>
    </style:style>
    <style:style style:name="P732" style:family="paragraph" style:parent-style-name="Preformatted_20_Text">
      <style:text-properties officeooo:paragraph-rsid="0158a1df"/>
    </style:style>
    <style:style style:name="P733" style:family="paragraph" style:parent-style-name="Preformatted_20_Text">
      <style:text-properties officeooo:rsid="012d8443" officeooo:paragraph-rsid="012d8443"/>
    </style:style>
    <style:style style:name="P734" style:family="paragraph" style:parent-style-name="Preformatted_20_Text">
      <style:text-properties officeooo:paragraph-rsid="01601e23"/>
    </style:style>
    <style:style style:name="P735" style:family="paragraph" style:parent-style-name="Preformatted_20_Text">
      <style:text-properties officeooo:rsid="00666f54" officeooo:paragraph-rsid="01601e23"/>
    </style:style>
    <style:style style:name="P736" style:family="paragraph" style:parent-style-name="Preformatted_20_Text">
      <style:text-properties officeooo:rsid="00666f54" officeooo:paragraph-rsid="01619da3"/>
    </style:style>
    <style:style style:name="P737" style:family="paragraph" style:parent-style-name="Preformatted_20_Text">
      <style:text-properties officeooo:paragraph-rsid="0163ec2d"/>
    </style:style>
    <style:style style:name="P738" style:family="paragraph" style:parent-style-name="Preformatted_20_Text">
      <style:paragraph-properties fo:text-align="start" style:justify-single-word="false"/>
      <style:text-properties officeooo:paragraph-rsid="0158a1df"/>
    </style:style>
    <style:style style:name="P739" style:family="paragraph" style:parent-style-name="Preformatted_20_Text">
      <style:paragraph-properties fo:text-align="start" style:justify-single-word="false"/>
      <style:text-properties officeooo:paragraph-rsid="052f8a01"/>
    </style:style>
    <style:style style:name="P740" style:family="paragraph" style:parent-style-name="Preformatted_20_Text">
      <style:text-properties officeooo:paragraph-rsid="017ce741"/>
    </style:style>
    <style:style style:name="P741" style:family="paragraph" style:parent-style-name="Preformatted_20_Text">
      <style:text-properties officeooo:rsid="01883b21" officeooo:paragraph-rsid="01883b21"/>
    </style:style>
    <style:style style:name="P742" style:family="paragraph" style:parent-style-name="Preformatted_20_Text">
      <style:text-properties officeooo:rsid="0189f995" officeooo:paragraph-rsid="0189f995"/>
    </style:style>
    <style:style style:name="P743" style:family="paragraph" style:parent-style-name="Preformatted_20_Text">
      <style:text-properties officeooo:paragraph-rsid="018e9d62"/>
    </style:style>
    <style:style style:name="P744" style:family="paragraph" style:parent-style-name="Preformatted_20_Text">
      <style:text-properties officeooo:paragraph-rsid="0192090e"/>
    </style:style>
    <style:style style:name="P745" style:family="paragraph" style:parent-style-name="Preformatted_20_Text">
      <style:text-properties officeooo:rsid="0192090e" officeooo:paragraph-rsid="0192090e"/>
    </style:style>
    <style:style style:name="P746" style:family="paragraph" style:parent-style-name="Preformatted_20_Text">
      <style:text-properties officeooo:rsid="019252a9" officeooo:paragraph-rsid="019252a9"/>
    </style:style>
    <style:style style:name="P747" style:family="paragraph" style:parent-style-name="Preformatted_20_Text">
      <style:text-properties officeooo:rsid="01947b64" officeooo:paragraph-rsid="01947b64"/>
    </style:style>
    <style:style style:name="P748" style:family="paragraph" style:parent-style-name="Preformatted_20_Text">
      <style:text-properties officeooo:paragraph-rsid="019f8b05"/>
    </style:style>
    <style:style style:name="P749" style:family="paragraph" style:parent-style-name="Preformatted_20_Text">
      <style:text-properties officeooo:rsid="007f9437" officeooo:paragraph-rsid="007f9437"/>
    </style:style>
    <style:style style:name="P750" style:family="paragraph" style:parent-style-name="Preformatted_20_Text">
      <style:text-properties officeooo:paragraph-rsid="01abedff"/>
    </style:style>
    <style:style style:name="P751" style:family="paragraph" style:parent-style-name="Preformatted_20_Text">
      <style:text-properties officeooo:rsid="01bb3c7f" officeooo:paragraph-rsid="01bb3c7f"/>
    </style:style>
    <style:style style:name="P752" style:family="paragraph" style:parent-style-name="Preformatted_20_Text">
      <style:text-properties officeooo:paragraph-rsid="01bb3c7f"/>
    </style:style>
    <style:style style:name="P753" style:family="paragraph" style:parent-style-name="Preformatted_20_Text">
      <style:text-properties officeooo:rsid="01bed22a" officeooo:paragraph-rsid="01bed22a"/>
    </style:style>
    <style:style style:name="P754" style:family="paragraph" style:parent-style-name="Preformatted_20_Text">
      <style:text-properties officeooo:paragraph-rsid="01c679bb"/>
    </style:style>
    <style:style style:name="P755" style:family="paragraph" style:parent-style-name="Preformatted_20_Text">
      <style:text-properties officeooo:rsid="01c78f87" officeooo:paragraph-rsid="01c78f87"/>
    </style:style>
    <style:style style:name="P756" style:family="paragraph" style:parent-style-name="Preformatted_20_Text">
      <style:text-properties officeooo:rsid="01cb23c4" officeooo:paragraph-rsid="01cb23c4"/>
    </style:style>
    <style:style style:name="P757" style:family="paragraph" style:parent-style-name="Preformatted_20_Text">
      <style:text-properties officeooo:rsid="01cc9f53" officeooo:paragraph-rsid="01cc9f53"/>
    </style:style>
    <style:style style:name="P758" style:family="paragraph" style:parent-style-name="Preformatted_20_Text">
      <style:text-properties officeooo:rsid="01dbb60a" officeooo:paragraph-rsid="01dbb60a"/>
    </style:style>
    <style:style style:name="P759" style:family="paragraph" style:parent-style-name="Preformatted_20_Text">
      <style:text-properties officeooo:rsid="01f45b48" officeooo:paragraph-rsid="01f45b48"/>
    </style:style>
    <style:style style:name="P760" style:family="paragraph" style:parent-style-name="Preformatted_20_Text">
      <style:text-properties officeooo:paragraph-rsid="01f45b48"/>
    </style:style>
    <style:style style:name="P761" style:family="paragraph" style:parent-style-name="Preformatted_20_Text">
      <style:text-properties officeooo:rsid="021a0a19" officeooo:paragraph-rsid="021a0a19"/>
    </style:style>
    <style:style style:name="P762" style:family="paragraph" style:parent-style-name="Preformatted_20_Text">
      <style:text-properties officeooo:rsid="021a0a19" officeooo:paragraph-rsid="021d7afa"/>
    </style:style>
    <style:style style:name="P763" style:family="paragraph" style:parent-style-name="Preformatted_20_Text">
      <style:text-properties officeooo:paragraph-rsid="023b9375"/>
    </style:style>
    <style:style style:name="P764" style:family="paragraph" style:parent-style-name="Preformatted_20_Text">
      <style:text-properties officeooo:rsid="0241c9fe" officeooo:paragraph-rsid="0241c9fe"/>
    </style:style>
    <style:style style:name="P765" style:family="paragraph" style:parent-style-name="Preformatted_20_Text">
      <style:text-properties officeooo:paragraph-rsid="02479e6a"/>
    </style:style>
    <style:style style:name="P766" style:family="paragraph" style:parent-style-name="Preformatted_20_Text">
      <style:text-properties officeooo:paragraph-rsid="02589aa7"/>
    </style:style>
    <style:style style:name="P767" style:family="paragraph" style:parent-style-name="Preformatted_20_Text">
      <style:text-properties officeooo:paragraph-rsid="0258d68b"/>
    </style:style>
    <style:style style:name="P768" style:family="paragraph" style:parent-style-name="Preformatted_20_Text">
      <style:text-properties officeooo:rsid="02ea1c5e" officeooo:paragraph-rsid="02ea1c5e"/>
    </style:style>
    <style:style style:name="P769" style:family="paragraph" style:parent-style-name="Preformatted_20_Text">
      <style:text-properties officeooo:paragraph-rsid="02ec565b"/>
    </style:style>
    <style:style style:name="P770" style:family="paragraph" style:parent-style-name="Preformatted_20_Text">
      <style:text-properties officeooo:rsid="02ec565b" officeooo:paragraph-rsid="02ec565b"/>
    </style:style>
    <style:style style:name="P771" style:family="paragraph" style:parent-style-name="Preformatted_20_Text">
      <style:text-properties officeooo:paragraph-rsid="02f7109c"/>
    </style:style>
    <style:style style:name="P772" style:family="paragraph" style:parent-style-name="Preformatted_20_Text">
      <style:text-properties officeooo:paragraph-rsid="051dfdd3"/>
    </style:style>
    <style:style style:name="P773" style:family="paragraph" style:parent-style-name="Preformatted_20_Text">
      <style:text-properties officeooo:paragraph-rsid="0058efe0"/>
    </style:style>
    <style:style style:name="P774" style:family="paragraph" style:parent-style-name="Preformatted_20_Text">
      <style:text-properties officeooo:paragraph-rsid="051ffd00"/>
    </style:style>
    <style:style style:name="P775" style:family="paragraph" style:parent-style-name="Preformatted_20_Text">
      <style:text-properties fo:color="#fff200" style:font-name="Liberation Mono2" fo:font-size="10pt" fo:font-weight="bold" officeooo:rsid="0521cbcc" officeooo:paragraph-rsid="0521cbcc" style:font-name-asian="DejaVu Sans Mono" style:font-size-asian="10pt" style:font-name-complex="Liberation Mono2" style:font-size-complex="10pt"/>
    </style:style>
    <style:style style:name="P776" style:family="paragraph" style:parent-style-name="Preformatted_20_Text">
      <style:text-properties fo:color="#fff200" style:font-name="Liberation Mono2" fo:font-size="10pt" fo:font-weight="bold" officeooo:rsid="052440e1" officeooo:paragraph-rsid="052440e1" style:font-name-asian="DejaVu Sans Mono" style:font-size-asian="10pt" style:font-name-complex="Liberation Mono2" style:font-size-complex="10pt"/>
    </style:style>
    <style:style style:name="P777" style:family="paragraph" style:parent-style-name="Preformatted_20_Text">
      <style:text-properties fo:color="#fff200" style:font-name="Liberation Mono2" fo:font-size="10pt" fo:font-weight="bold" officeooo:rsid="0524f75f" officeooo:paragraph-rsid="0524f75f" style:font-name-asian="DejaVu Sans Mono" style:font-size-asian="10pt" style:font-name-complex="Liberation Mono2" style:font-size-complex="10pt"/>
    </style:style>
    <style:style style:name="P778" style:family="paragraph" style:parent-style-name="Preformatted_20_Text">
      <style:text-properties fo:color="#fff200" style:font-name="Liberation Mono2" fo:font-size="10pt" fo:font-weight="bold" officeooo:rsid="05251044" officeooo:paragraph-rsid="05251044" style:font-name-asian="DejaVu Sans Mono" style:font-size-asian="10pt" style:font-name-complex="Liberation Mono2" style:font-size-complex="10pt"/>
    </style:style>
    <style:style style:name="P779" style:family="paragraph" style:parent-style-name="Preformatted_20_Text">
      <style:text-properties fo:color="#fff200" style:font-name="Liberation Mono2" fo:font-size="10pt" fo:font-weight="bold" officeooo:rsid="052d3bc6" officeooo:paragraph-rsid="052d3bc6" style:font-name-asian="DejaVu Sans Mono" style:font-size-asian="10pt" style:font-name-complex="Liberation Mono2" style:font-size-complex="10pt"/>
    </style:style>
    <style:style style:name="P780" style:family="paragraph" style:parent-style-name="Preformatted_20_Text">
      <style:text-properties fo:color="#fff200" style:font-name="Liberation Mono2" fo:font-size="10pt" fo:font-weight="bold" officeooo:rsid="052efeb0" officeooo:paragraph-rsid="052efeb0" style:font-name-asian="DejaVu Sans Mono" style:font-size-asian="10pt" style:font-name-complex="Liberation Mono2" style:font-size-complex="10pt"/>
    </style:style>
    <style:style style:name="P781" style:family="paragraph" style:parent-style-name="Preformatted_20_Text">
      <style:text-properties fo:color="#fff200" style:font-name="Liberation Mono2" fo:font-size="10pt" fo:font-weight="bold" officeooo:rsid="08c0bb4a" officeooo:paragraph-rsid="08c0bb4a" style:font-name-asian="DejaVu Sans Mono" style:font-size-asian="10pt" style:font-name-complex="Liberation Mono2" style:font-size-complex="10pt"/>
    </style:style>
    <style:style style:name="P782" style:family="paragraph" style:parent-style-name="Preformatted_20_Text">
      <style:text-properties fo:color="#fff200" style:font-name="Liberation Mono2" fo:font-size="10pt" fo:font-weight="bold" officeooo:rsid="079d3c1d" officeooo:paragraph-rsid="079d3c1d" style:font-name-asian="DejaVu Sans Mono" style:font-size-asian="10pt" style:font-name-complex="Liberation Mono2" style:font-size-complex="10pt"/>
    </style:style>
    <style:style style:name="P783" style:family="paragraph" style:parent-style-name="Preformatted_20_Text">
      <style:text-properties fo:color="#fff200" style:font-name="Liberation Mono2" fo:font-size="10pt" fo:font-weight="bold" officeooo:rsid="10496f38" officeooo:paragraph-rsid="10496f38" style:font-name-asian="DejaVu Sans Mono" style:font-size-asian="10pt" style:font-name-complex="Liberation Mono2" style:font-size-complex="10pt"/>
    </style:style>
    <style:style style:name="P784" style:family="paragraph" style:parent-style-name="Preformatted_20_Text">
      <style:text-properties fo:color="#fff200" style:font-name="Liberation Mono2" fo:font-size="10pt" fo:font-weight="bold" officeooo:rsid="109464f2" officeooo:paragraph-rsid="01c78f87" style:font-name-asian="DejaVu Sans Mono" style:font-size-asian="10pt" style:font-name-complex="Liberation Mono2" style:font-size-complex="10pt"/>
    </style:style>
    <style:style style:name="P785" style:family="paragraph" style:parent-style-name="Preformatted_20_Text">
      <style:text-properties officeooo:paragraph-rsid="0521cbcc"/>
    </style:style>
    <style:style style:name="P786" style:family="paragraph" style:parent-style-name="Preformatted_20_Text">
      <style:text-properties officeooo:paragraph-rsid="05233476"/>
    </style:style>
    <style:style style:name="P787" style:family="paragraph" style:parent-style-name="Preformatted_20_Text">
      <style:text-properties officeooo:rsid="01255ceb"/>
    </style:style>
    <style:style style:name="P788" style:family="paragraph" style:parent-style-name="Preformatted_20_Text">
      <style:text-properties officeooo:rsid="05251044" officeooo:paragraph-rsid="05251044"/>
    </style:style>
    <style:style style:name="P789" style:family="paragraph" style:parent-style-name="Preformatted_20_Text">
      <style:text-properties officeooo:paragraph-rsid="0526cc90"/>
    </style:style>
    <style:style style:name="P790" style:family="paragraph" style:parent-style-name="Preformatted_20_Text">
      <style:text-properties officeooo:paragraph-rsid="0528406a"/>
    </style:style>
    <style:style style:name="P791" style:family="paragraph" style:parent-style-name="Preformatted_20_Text">
      <style:text-properties officeooo:rsid="0528406a" officeooo:paragraph-rsid="0528406a"/>
    </style:style>
    <style:style style:name="P792" style:family="paragraph" style:parent-style-name="Preformatted_20_Text">
      <style:text-properties officeooo:rsid="0528406a" officeooo:paragraph-rsid="021a0a19"/>
    </style:style>
    <style:style style:name="P793" style:family="paragraph" style:parent-style-name="Preformatted_20_Text">
      <style:text-properties officeooo:rsid="052efeb0" officeooo:paragraph-rsid="052efeb0"/>
    </style:style>
    <style:style style:name="P794" style:family="paragraph" style:parent-style-name="Preformatted_20_Text">
      <style:text-properties officeooo:paragraph-rsid="052efeb0"/>
    </style:style>
    <style:style style:name="P795" style:family="paragraph" style:parent-style-name="Preformatted_20_Text">
      <style:text-properties officeooo:paragraph-rsid="052f8a01"/>
    </style:style>
    <style:style style:name="P796" style:family="paragraph" style:parent-style-name="Preformatted_20_Text">
      <style:text-properties officeooo:paragraph-rsid="05316ec5"/>
    </style:style>
    <style:style style:name="P797" style:family="paragraph" style:parent-style-name="Preformatted_20_Text">
      <style:text-properties fo:font-weight="bold" officeooo:rsid="0088db1a" style:font-weight-asian="bold" style:font-weight-complex="bold"/>
    </style:style>
    <style:style style:name="P798" style:family="paragraph" style:parent-style-name="Preformatted_20_Text">
      <style:text-properties fo:font-weight="bold" officeooo:rsid="0088db1a" officeooo:paragraph-rsid="10ad06af" style:font-weight-asian="bold" style:font-weight-complex="bold"/>
    </style:style>
    <style:style style:name="P799" style:family="paragraph" style:parent-style-name="Preformatted_20_Text">
      <style:text-properties officeooo:rsid="01d8a9ce"/>
    </style:style>
    <style:style style:name="P800" style:family="paragraph" style:parent-style-name="Preformatted_20_Text">
      <style:text-properties officeooo:paragraph-rsid="05343314"/>
    </style:style>
    <style:style style:name="P801" style:family="paragraph" style:parent-style-name="Preformatted_20_Text">
      <style:text-properties officeooo:paragraph-rsid="0605a7f4"/>
    </style:style>
    <style:style style:name="P802" style:family="paragraph" style:parent-style-name="Preformatted_20_Text">
      <style:text-properties officeooo:rsid="066c9f51" officeooo:paragraph-rsid="066c9f51"/>
    </style:style>
    <style:style style:name="P803" style:family="paragraph" style:parent-style-name="Preformatted_20_Text">
      <style:text-properties officeooo:rsid="066c9f51" officeooo:paragraph-rsid="066dc662"/>
    </style:style>
    <style:style style:name="P804" style:family="paragraph" style:parent-style-name="Preformatted_20_Text">
      <style:text-properties officeooo:paragraph-rsid="066dc662"/>
    </style:style>
    <style:style style:name="P805" style:family="paragraph" style:parent-style-name="Preformatted_20_Text">
      <style:text-properties officeooo:rsid="0605a7f4" officeooo:paragraph-rsid="0605a7f4"/>
    </style:style>
    <style:style style:name="P806" style:family="paragraph" style:parent-style-name="Preformatted_20_Text">
      <style:text-properties officeooo:rsid="06793aa4" officeooo:paragraph-rsid="067dc553"/>
    </style:style>
    <style:style style:name="P807" style:family="paragraph" style:parent-style-name="Preformatted_20_Text">
      <style:text-properties officeooo:paragraph-rsid="067dc553"/>
    </style:style>
    <style:style style:name="P808" style:family="paragraph" style:parent-style-name="Preformatted_20_Text">
      <style:text-properties officeooo:paragraph-rsid="068ea877"/>
    </style:style>
    <style:style style:name="P809" style:family="paragraph" style:parent-style-name="Preformatted_20_Text">
      <style:text-properties style:font-name="Courier New"/>
    </style:style>
    <style:style style:name="P810" style:family="paragraph" style:parent-style-name="Preformatted_20_Text">
      <style:text-properties style:font-name="Courier New" officeooo:paragraph-rsid="06941ed4"/>
    </style:style>
    <style:style style:name="P811" style:family="paragraph" style:parent-style-name="Preformatted_20_Text">
      <style:text-properties style:font-name="Courier New" fo:font-style="italic" officeooo:rsid="020c80f8" officeooo:paragraph-rsid="06941ed4" style:font-style-asian="italic" style:font-style-complex="italic"/>
    </style:style>
    <style:style style:name="P812" style:family="paragraph" style:parent-style-name="Preformatted_20_Text">
      <style:text-properties officeooo:paragraph-rsid="06959d71"/>
    </style:style>
    <style:style style:name="P813" style:family="paragraph" style:parent-style-name="Preformatted_20_Text">
      <style:text-properties officeooo:rsid="06b0e114" officeooo:paragraph-rsid="06b0e114"/>
    </style:style>
    <style:style style:name="P814" style:family="paragraph" style:parent-style-name="Preformatted_20_Text">
      <style:text-properties officeooo:rsid="06b18df9" officeooo:paragraph-rsid="06b18df9"/>
    </style:style>
    <style:style style:name="P815" style:family="paragraph" style:parent-style-name="Preformatted_20_Text">
      <style:text-properties officeooo:paragraph-rsid="06c3a9d3"/>
    </style:style>
    <style:style style:name="P816" style:family="paragraph" style:parent-style-name="Preformatted_20_Text">
      <style:text-properties officeooo:paragraph-rsid="06c4b37a"/>
    </style:style>
    <style:style style:name="P817" style:family="paragraph" style:parent-style-name="Preformatted_20_Text">
      <style:text-properties officeooo:paragraph-rsid="075db52a"/>
    </style:style>
    <style:style style:name="P818" style:family="paragraph" style:parent-style-name="Preformatted_20_Text">
      <style:text-properties officeooo:rsid="075fb756" officeooo:paragraph-rsid="075fb756"/>
    </style:style>
    <style:style style:name="P819" style:family="paragraph" style:parent-style-name="Preformatted_20_Text">
      <style:text-properties officeooo:paragraph-rsid="079d3c1d"/>
    </style:style>
    <style:style style:name="P820" style:family="paragraph" style:parent-style-name="Preformatted_20_Text">
      <style:text-properties officeooo:rsid="01cf912e" officeooo:paragraph-rsid="01cf912e"/>
    </style:style>
    <style:style style:name="P821" style:family="paragraph" style:parent-style-name="Preformatted_20_Text">
      <style:text-properties officeooo:paragraph-rsid="0a7b8727"/>
    </style:style>
    <style:style style:name="P822" style:family="paragraph" style:parent-style-name="Preformatted_20_Text">
      <style:text-properties officeooo:rsid="0a7b8727" officeooo:paragraph-rsid="0a7b8727"/>
    </style:style>
    <style:style style:name="P823" style:family="paragraph" style:parent-style-name="Preformatted_20_Text">
      <style:text-properties officeooo:paragraph-rsid="0a7ca497"/>
    </style:style>
    <style:style style:name="P824" style:family="paragraph" style:parent-style-name="Preformatted_20_Text">
      <style:text-properties officeooo:rsid="0a7e49f6" officeooo:paragraph-rsid="0a7e49f6"/>
    </style:style>
    <style:style style:name="P825" style:family="paragraph" style:parent-style-name="Preformatted_20_Text">
      <style:text-properties officeooo:paragraph-rsid="0b616d26"/>
    </style:style>
    <style:style style:name="P826" style:family="paragraph" style:parent-style-name="Preformatted_20_Text">
      <style:text-properties officeooo:paragraph-rsid="0b71083e"/>
    </style:style>
    <style:style style:name="P827" style:family="paragraph" style:parent-style-name="Preformatted_20_Text">
      <style:text-properties officeooo:paragraph-rsid="0b71d80a"/>
    </style:style>
    <style:style style:name="P828" style:family="paragraph" style:parent-style-name="Preformatted_20_Text">
      <style:text-properties officeooo:paragraph-rsid="0bf5a5ee"/>
    </style:style>
    <style:style style:name="P829" style:family="paragraph" style:parent-style-name="Preformatted_20_Text">
      <style:text-properties officeooo:rsid="0c0e23c3" officeooo:paragraph-rsid="0c0e23c3"/>
    </style:style>
    <style:style style:name="P830" style:family="paragraph" style:parent-style-name="Preformatted_20_Text">
      <style:text-properties officeooo:paragraph-rsid="0c77636e"/>
    </style:style>
    <style:style style:name="P831" style:family="paragraph" style:parent-style-name="Preformatted_20_Text">
      <style:text-properties officeooo:rsid="0c79d0c1" officeooo:paragraph-rsid="0c79d0c1"/>
    </style:style>
    <style:style style:name="P832" style:family="paragraph" style:parent-style-name="Preformatted_20_Text">
      <style:text-properties officeooo:paragraph-rsid="0c980686"/>
    </style:style>
    <style:style style:name="P833" style:family="paragraph" style:parent-style-name="Preformatted_20_Text">
      <style:text-properties officeooo:rsid="0c980686" officeooo:paragraph-rsid="0c980686"/>
    </style:style>
    <style:style style:name="P834" style:family="paragraph" style:parent-style-name="Preformatted_20_Text">
      <style:text-properties officeooo:rsid="0caea03a" officeooo:paragraph-rsid="0caea03a"/>
    </style:style>
    <style:style style:name="P835" style:family="paragraph" style:parent-style-name="Preformatted_20_Text">
      <style:text-properties officeooo:paragraph-rsid="0d062779"/>
    </style:style>
    <style:style style:name="P836" style:family="paragraph" style:parent-style-name="Preformatted_20_Text">
      <style:text-properties officeooo:paragraph-rsid="0d32d56e"/>
    </style:style>
    <style:style style:name="P837" style:family="paragraph" style:parent-style-name="Preformatted_20_Text">
      <style:text-properties officeooo:rsid="0d32d56e" officeooo:paragraph-rsid="0d32d56e"/>
    </style:style>
    <style:style style:name="P838" style:family="paragraph" style:parent-style-name="Preformatted_20_Text">
      <style:text-properties officeooo:rsid="0d6224f0" officeooo:paragraph-rsid="0d6224f0"/>
    </style:style>
    <style:style style:name="P839" style:family="paragraph" style:parent-style-name="Preformatted_20_Text">
      <style:text-properties officeooo:rsid="0d6224f0" officeooo:paragraph-rsid="0d622d09"/>
    </style:style>
    <style:style style:name="P840" style:family="paragraph" style:parent-style-name="Preformatted_20_Text">
      <style:text-properties officeooo:paragraph-rsid="0d6224f0"/>
    </style:style>
    <style:style style:name="P841" style:family="paragraph" style:parent-style-name="Preformatted_20_Text">
      <style:text-properties officeooo:rsid="0d622d09" officeooo:paragraph-rsid="0d622d09"/>
    </style:style>
    <style:style style:name="P842" style:family="paragraph" style:parent-style-name="Preformatted_20_Text">
      <style:text-properties officeooo:rsid="0e448a4b" officeooo:paragraph-rsid="0e448a4b"/>
    </style:style>
    <style:style style:name="P843" style:family="paragraph" style:parent-style-name="Preformatted_20_Text">
      <style:text-properties officeooo:rsid="016697c2" officeooo:paragraph-rsid="0e483376"/>
    </style:style>
    <style:style style:name="P844" style:family="paragraph" style:parent-style-name="Preformatted_20_Text">
      <style:text-properties officeooo:paragraph-rsid="0e483376"/>
    </style:style>
    <style:style style:name="P845" style:family="paragraph" style:parent-style-name="Preformatted_20_Text">
      <style:text-properties officeooo:paragraph-rsid="0e75d3e8"/>
    </style:style>
    <style:style style:name="P846" style:family="paragraph" style:parent-style-name="Preformatted_20_Text">
      <style:text-properties officeooo:rsid="0e7f370b" officeooo:paragraph-rsid="0e7f370b"/>
    </style:style>
    <style:style style:name="P847" style:family="paragraph" style:parent-style-name="Preformatted_20_Text">
      <style:text-properties officeooo:rsid="0e7f370b" officeooo:paragraph-rsid="0e82d262"/>
    </style:style>
    <style:style style:name="P848" style:family="paragraph" style:parent-style-name="Preformatted_20_Text">
      <style:text-properties officeooo:rsid="0e7f370b" officeooo:paragraph-rsid="0e836958"/>
    </style:style>
    <style:style style:name="P849" style:family="paragraph" style:parent-style-name="Preformatted_20_Text">
      <style:text-properties officeooo:paragraph-rsid="0e7f370b"/>
    </style:style>
    <style:style style:name="P850" style:family="paragraph" style:parent-style-name="Preformatted_20_Text">
      <style:text-properties officeooo:paragraph-rsid="0e82d262"/>
    </style:style>
    <style:style style:name="P851" style:family="paragraph" style:parent-style-name="Preformatted_20_Text">
      <style:text-properties officeooo:paragraph-rsid="0e836958"/>
    </style:style>
    <style:style style:name="P852" style:family="paragraph" style:parent-style-name="Preformatted_20_Text">
      <style:text-properties officeooo:rsid="0e8859af" officeooo:paragraph-rsid="0e8859af"/>
    </style:style>
    <style:style style:name="P853" style:family="paragraph" style:parent-style-name="Preformatted_20_Text">
      <style:text-properties officeooo:paragraph-rsid="015afb60"/>
    </style:style>
    <style:style style:name="P854" style:family="paragraph" style:parent-style-name="Preformatted_20_Text">
      <style:text-properties officeooo:paragraph-rsid="0e9ac66b"/>
    </style:style>
    <style:style style:name="P855" style:family="paragraph" style:parent-style-name="Preformatted_20_Text">
      <style:text-properties officeooo:paragraph-rsid="0ee0113c"/>
    </style:style>
    <style:style style:name="P856" style:family="paragraph" style:parent-style-name="Preformatted_20_Text">
      <style:text-properties officeooo:rsid="0fedcb7d" officeooo:paragraph-rsid="0fedcb7d"/>
    </style:style>
    <style:style style:name="P857" style:family="paragraph" style:parent-style-name="Preformatted_20_Text">
      <style:text-properties officeooo:paragraph-rsid="0fedd881"/>
    </style:style>
    <style:style style:name="P858" style:family="paragraph" style:parent-style-name="Preformatted_20_Text">
      <style:text-properties officeooo:rsid="0fedd881" officeooo:paragraph-rsid="0fedd881"/>
    </style:style>
    <style:style style:name="P859" style:family="paragraph" style:parent-style-name="Preformatted_20_Text">
      <style:text-properties officeooo:paragraph-rsid="0ff24829"/>
    </style:style>
    <style:style style:name="P860" style:family="paragraph" style:parent-style-name="Preformatted_20_Text">
      <style:text-properties officeooo:paragraph-rsid="0ff5ac79"/>
    </style:style>
    <style:style style:name="P861" style:family="paragraph" style:parent-style-name="Preformatted_20_Text">
      <style:text-properties officeooo:rsid="0ff80d16" officeooo:paragraph-rsid="0ff80d16"/>
    </style:style>
    <style:style style:name="P862" style:family="paragraph" style:parent-style-name="Preformatted_20_Text">
      <style:text-properties officeooo:rsid="0ffebee9" officeooo:paragraph-rsid="0ffebee9"/>
    </style:style>
    <style:style style:name="P863" style:family="paragraph" style:parent-style-name="Preformatted_20_Text">
      <style:text-properties officeooo:rsid="0ffebee9" officeooo:paragraph-rsid="1071da26"/>
    </style:style>
    <style:style style:name="P864" style:family="paragraph" style:parent-style-name="Preformatted_20_Text">
      <style:text-properties officeooo:rsid="1003ff23" officeooo:paragraph-rsid="1003ff23"/>
    </style:style>
    <style:style style:name="P865" style:family="paragraph" style:parent-style-name="Preformatted_20_Text">
      <style:text-properties officeooo:rsid="1003ff23" officeooo:paragraph-rsid="10a76d3d"/>
    </style:style>
    <style:style style:name="P866" style:family="paragraph" style:parent-style-name="Preformatted_20_Text">
      <style:text-properties officeooo:paragraph-rsid="100f05ee"/>
    </style:style>
    <style:style style:name="P867" style:family="paragraph" style:parent-style-name="Preformatted_20_Text">
      <style:text-properties officeooo:paragraph-rsid="101549a0"/>
    </style:style>
    <style:style style:name="P868" style:family="paragraph" style:parent-style-name="Preformatted_20_Text">
      <style:text-properties fo:font-size="9pt" style:font-size-asian="9pt" style:font-size-complex="9pt"/>
    </style:style>
    <style:style style:name="P869" style:family="paragraph" style:parent-style-name="Preformatted_20_Text">
      <style:text-properties officeooo:paragraph-rsid="101c2db8"/>
    </style:style>
    <style:style style:name="P870" style:family="paragraph" style:parent-style-name="Preformatted_20_Text">
      <style:text-properties officeooo:paragraph-rsid="10204772"/>
    </style:style>
    <style:style style:name="P871" style:family="paragraph" style:parent-style-name="Preformatted_20_Text">
      <style:text-properties officeooo:rsid="10230930" officeooo:paragraph-rsid="10230930"/>
    </style:style>
    <style:style style:name="P872" style:family="paragraph" style:parent-style-name="Preformatted_20_Text">
      <style:text-properties officeooo:paragraph-rsid="1037871c"/>
    </style:style>
    <style:style style:name="P873" style:family="paragraph" style:parent-style-name="Preformatted_20_Text">
      <style:text-properties officeooo:paragraph-rsid="10407db4"/>
    </style:style>
    <style:style style:name="P874" style:family="paragraph" style:parent-style-name="Preformatted_20_Text">
      <style:text-properties officeooo:paragraph-rsid="10453146"/>
    </style:style>
    <style:style style:name="P875" style:family="paragraph" style:parent-style-name="Preformatted_20_Text">
      <style:text-properties officeooo:paragraph-rsid="1046247a"/>
    </style:style>
    <style:style style:name="P876" style:family="paragraph" style:parent-style-name="Preformatted_20_Text">
      <style:text-properties officeooo:rsid="1046db7e" officeooo:paragraph-rsid="1046db7e"/>
    </style:style>
    <style:style style:name="P877" style:family="paragraph" style:parent-style-name="Preformatted_20_Text">
      <style:text-properties officeooo:paragraph-rsid="1046db7e"/>
    </style:style>
    <style:style style:name="P878" style:family="paragraph" style:parent-style-name="Preformatted_20_Text">
      <style:text-properties officeooo:rsid="10457cb4" officeooo:paragraph-rsid="10457cb4"/>
    </style:style>
    <style:style style:name="P879" style:family="paragraph" style:parent-style-name="Preformatted_20_Text">
      <style:text-properties officeooo:rsid="105b6939" officeooo:paragraph-rsid="105b6939"/>
    </style:style>
    <style:style style:name="P880" style:family="paragraph" style:parent-style-name="Preformatted_20_Text">
      <style:text-properties officeooo:rsid="105b6939" officeooo:paragraph-rsid="105ce03b"/>
    </style:style>
    <style:style style:name="P881" style:family="paragraph" style:parent-style-name="Preformatted_20_Text">
      <style:text-properties officeooo:paragraph-rsid="105b6939"/>
    </style:style>
    <style:style style:name="P882" style:family="paragraph" style:parent-style-name="Preformatted_20_Text">
      <style:text-properties officeooo:rsid="1064311b" officeooo:paragraph-rsid="1064311b"/>
    </style:style>
    <style:style style:name="P883" style:family="paragraph" style:parent-style-name="Preformatted_20_Text">
      <style:text-properties officeooo:rsid="106782da" officeooo:paragraph-rsid="106782da"/>
    </style:style>
    <style:style style:name="P884" style:family="paragraph" style:parent-style-name="Preformatted_20_Text">
      <style:text-properties officeooo:rsid="10679c37" officeooo:paragraph-rsid="10679c37"/>
    </style:style>
    <style:style style:name="P885" style:family="paragraph" style:parent-style-name="Preformatted_20_Text">
      <style:text-properties officeooo:paragraph-rsid="1071da26"/>
    </style:style>
    <style:style style:name="P886" style:family="paragraph" style:parent-style-name="Preformatted_20_Text">
      <style:text-properties officeooo:paragraph-rsid="1076f4e8"/>
    </style:style>
    <style:style style:name="P887" style:family="paragraph" style:parent-style-name="Preformatted_20_Text">
      <style:text-properties officeooo:rsid="1076f4e8" officeooo:paragraph-rsid="1076f4e8"/>
    </style:style>
    <style:style style:name="P888" style:family="paragraph" style:parent-style-name="Preformatted_20_Text">
      <style:text-properties officeooo:paragraph-rsid="1080eecb"/>
    </style:style>
    <style:style style:name="P889" style:family="paragraph" style:parent-style-name="Preformatted_20_Text">
      <style:text-properties officeooo:rsid="1083c3c6" officeooo:paragraph-rsid="1083c3c6"/>
    </style:style>
    <style:style style:name="P890" style:family="paragraph" style:parent-style-name="Preformatted_20_Text">
      <style:text-properties officeooo:paragraph-rsid="108a66ca"/>
    </style:style>
    <style:style style:name="P891" style:family="paragraph" style:parent-style-name="Preformatted_20_Text">
      <style:text-properties officeooo:rsid="108ad683" officeooo:paragraph-rsid="108ad683"/>
    </style:style>
    <style:style style:name="P892" style:family="paragraph" style:parent-style-name="Preformatted_20_Text">
      <style:text-properties officeooo:paragraph-rsid="108ad683"/>
    </style:style>
    <style:style style:name="P893" style:family="paragraph" style:parent-style-name="Preformatted_20_Text">
      <style:text-properties officeooo:paragraph-rsid="108cc94b"/>
    </style:style>
    <style:style style:name="P894" style:family="paragraph" style:parent-style-name="Preformatted_20_Text">
      <style:text-properties officeooo:paragraph-rsid="01c78f87"/>
    </style:style>
    <style:style style:name="P895" style:family="paragraph" style:parent-style-name="Preformatted_20_Text">
      <style:text-properties officeooo:rsid="109c84c4" officeooo:paragraph-rsid="109c84c4"/>
    </style:style>
    <style:style style:name="P896" style:family="paragraph" style:parent-style-name="Preformatted_20_Text">
      <style:text-properties officeooo:paragraph-rsid="10a2fdac"/>
    </style:style>
    <style:style style:name="P897" style:family="paragraph" style:parent-style-name="Preformatted_20_Text">
      <style:text-properties officeooo:paragraph-rsid="10a4c461"/>
    </style:style>
    <style:style style:name="P898" style:family="paragraph" style:parent-style-name="Preformatted_20_Text">
      <style:text-properties officeooo:rsid="10a76d3d" officeooo:paragraph-rsid="1003ff23"/>
    </style:style>
    <style:style style:name="P899" style:family="paragraph" style:parent-style-name="Preformatted_20_Text">
      <style:text-properties officeooo:rsid="10aa51f2" officeooo:paragraph-rsid="10aa51f2"/>
    </style:style>
    <style:style style:name="P900" style:family="paragraph" style:parent-style-name="Preformatted_20_Text">
      <style:text-properties officeooo:paragraph-rsid="10ab5d5a"/>
    </style:style>
    <style:style style:name="P901" style:family="paragraph" style:parent-style-name="Preformatted_20_Text">
      <style:text-properties officeooo:paragraph-rsid="10b0a88d"/>
    </style:style>
    <style:style style:name="P902" style:family="paragraph" style:parent-style-name="Preformatted_20_Text">
      <style:text-properties officeooo:paragraph-rsid="10b9a1a8"/>
    </style:style>
    <style:style style:name="P903" style:family="paragraph" style:parent-style-name="Heading">
      <style:text-properties officeooo:paragraph-rsid="003e0b0d"/>
    </style:style>
    <style:style style:name="P904" style:family="paragraph" style:parent-style-name="Heading">
      <style:text-properties officeooo:paragraph-rsid="003e0fa5"/>
    </style:style>
    <style:style style:name="P905" style:family="paragraph" style:parent-style-name="Heading">
      <style:text-properties officeooo:paragraph-rsid="00473082"/>
    </style:style>
    <style:style style:name="P906" style:family="paragraph" style:parent-style-name="Heading">
      <style:text-properties officeooo:paragraph-rsid="004e8020"/>
    </style:style>
    <style:style style:name="P907" style:family="paragraph" style:parent-style-name="Heading">
      <style:text-properties officeooo:paragraph-rsid="00504951"/>
    </style:style>
    <style:style style:name="P908" style:family="paragraph" style:parent-style-name="Heading">
      <style:text-properties officeooo:paragraph-rsid="00550663"/>
    </style:style>
    <style:style style:name="P909" style:family="paragraph" style:parent-style-name="Heading">
      <style:text-properties officeooo:paragraph-rsid="00664101"/>
    </style:style>
    <style:style style:name="P910" style:family="paragraph" style:parent-style-name="Heading">
      <style:text-properties officeooo:rsid="0047e6b9" officeooo:paragraph-rsid="00b450a5"/>
    </style:style>
    <style:style style:name="P911" style:family="paragraph" style:parent-style-name="Heading">
      <style:text-properties officeooo:rsid="00558d4e" officeooo:paragraph-rsid="006b40b8"/>
    </style:style>
    <style:style style:name="P912" style:family="paragraph" style:parent-style-name="Heading">
      <style:text-properties officeooo:paragraph-rsid="006b40b8"/>
    </style:style>
    <style:style style:name="P913" style:family="paragraph" style:parent-style-name="Heading">
      <style:text-properties officeooo:rsid="006b40b8" officeooo:paragraph-rsid="00b4eafd"/>
    </style:style>
    <style:style style:name="P914" style:family="paragraph" style:parent-style-name="Heading">
      <style:text-properties officeooo:rsid="0073817b" officeooo:paragraph-rsid="0073817b"/>
    </style:style>
    <style:style style:name="P915" style:family="paragraph" style:parent-style-name="Heading">
      <style:text-properties officeooo:rsid="0073817b" officeooo:paragraph-rsid="00a4a497"/>
    </style:style>
    <style:style style:name="P916" style:family="paragraph" style:parent-style-name="Heading">
      <style:text-properties officeooo:paragraph-rsid="0073817b"/>
    </style:style>
    <style:style style:name="P917" style:family="paragraph" style:parent-style-name="Heading">
      <style:text-properties officeooo:rsid="0077e2b5" officeooo:paragraph-rsid="00b8b926"/>
    </style:style>
    <style:style style:name="P918" style:family="paragraph" style:parent-style-name="Heading">
      <style:text-properties officeooo:paragraph-rsid="00ac691d"/>
    </style:style>
    <style:style style:name="P919" style:family="paragraph" style:parent-style-name="Heading">
      <style:text-properties officeooo:paragraph-rsid="00b450a5"/>
    </style:style>
    <style:style style:name="P920" style:family="paragraph" style:parent-style-name="Heading">
      <style:text-properties officeooo:paragraph-rsid="00b4eafd"/>
    </style:style>
    <style:style style:name="P921" style:family="paragraph" style:parent-style-name="Heading">
      <style:text-properties officeooo:paragraph-rsid="00b6fdac"/>
    </style:style>
    <style:style style:name="P922" style:family="paragraph" style:parent-style-name="Heading">
      <style:text-properties officeooo:rsid="009dd8d4" officeooo:paragraph-rsid="00b6fdac"/>
    </style:style>
    <style:style style:name="P923" style:family="paragraph" style:parent-style-name="Heading">
      <style:text-properties officeooo:paragraph-rsid="00b8b926"/>
    </style:style>
    <style:style style:name="P924" style:family="paragraph" style:parent-style-name="Heading">
      <style:text-properties officeooo:paragraph-rsid="00b9b323"/>
    </style:style>
    <style:style style:name="P925" style:family="paragraph" style:parent-style-name="Heading">
      <style:text-properties officeooo:paragraph-rsid="00d7aebc"/>
    </style:style>
    <style:style style:name="P926" style:family="paragraph" style:parent-style-name="Heading">
      <style:text-properties fo:font-style="normal" officeooo:rsid="003cabba" officeooo:paragraph-rsid="003e0b0d" style:font-style-asian="normal" style:font-style-complex="normal"/>
    </style:style>
    <style:style style:name="P927" style:family="paragraph" style:parent-style-name="Heading">
      <style:text-properties officeooo:rsid="003cabba" officeooo:paragraph-rsid="003e0b0d"/>
    </style:style>
    <style:style style:name="P928" style:family="paragraph" style:parent-style-name="Heading">
      <style:text-properties fo:font-weight="normal" officeooo:rsid="00693b96" officeooo:paragraph-rsid="00b6fdac" style:font-weight-asian="normal" style:font-weight-complex="normal"/>
    </style:style>
    <style:style style:name="P929" style:family="paragraph" style:parent-style-name="Heading">
      <style:text-properties fo:font-weight="normal" officeooo:rsid="0088db1a" officeooo:paragraph-rsid="00b6fdac" style:font-weight-asian="normal" style:font-weight-complex="normal"/>
    </style:style>
    <style:style style:name="P930" style:family="paragraph" style:parent-style-name="Heading">
      <style:text-properties fo:font-weight="normal" officeooo:rsid="0088db1a" officeooo:paragraph-rsid="00d7aebc" style:font-weight-asian="normal" style:font-weight-complex="normal"/>
    </style:style>
    <style:style style:name="P931" style:family="paragraph" style:parent-style-name="Heading">
      <style:text-properties officeooo:rsid="011e6e01" officeooo:paragraph-rsid="011e6e01"/>
    </style:style>
    <style:style style:name="P932" style:family="paragraph" style:parent-style-name="Heading">
      <style:text-properties officeooo:paragraph-rsid="012e0b0f"/>
    </style:style>
    <style:style style:name="P933" style:family="paragraph" style:parent-style-name="Heading">
      <style:text-properties officeooo:paragraph-rsid="01560da5"/>
    </style:style>
    <style:style style:name="P934" style:family="paragraph" style:parent-style-name="Heading">
      <style:text-properties officeooo:rsid="01248791" officeooo:paragraph-rsid="01248791"/>
    </style:style>
    <style:style style:name="P935" style:family="paragraph" style:parent-style-name="Heading">
      <style:text-properties officeooo:paragraph-rsid="01601e23"/>
    </style:style>
    <style:style style:name="P936" style:family="paragraph" style:parent-style-name="Heading">
      <style:text-properties officeooo:paragraph-rsid="016b839a"/>
    </style:style>
    <style:style style:name="P937" style:family="paragraph" style:parent-style-name="Heading">
      <style:text-properties officeooo:rsid="01eb0996" officeooo:paragraph-rsid="01eb0996"/>
    </style:style>
    <style:style style:name="P938" style:family="paragraph" style:parent-style-name="Heading">
      <style:text-properties officeooo:paragraph-rsid="0226b30f"/>
    </style:style>
    <style:style style:name="P939" style:family="paragraph" style:parent-style-name="Heading">
      <style:text-properties officeooo:rsid="0240d479" officeooo:paragraph-rsid="0240d479"/>
    </style:style>
    <style:style style:name="P940" style:family="paragraph" style:parent-style-name="Heading">
      <style:text-properties officeooo:rsid="02ea1c5e" officeooo:paragraph-rsid="02ea1c5e"/>
    </style:style>
    <style:style style:name="P941"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942"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943" style:family="paragraph" style:parent-style-name="Heading">
      <style:text-properties officeooo:rsid="06793aa4" officeooo:paragraph-rsid="06793aa4"/>
    </style:style>
    <style:style style:name="P944" style:family="paragraph" style:parent-style-name="Heading">
      <style:text-properties officeooo:rsid="06bd07da" officeooo:paragraph-rsid="06bd07da"/>
    </style:style>
    <style:style style:name="P945" style:family="paragraph" style:parent-style-name="Heading">
      <style:text-properties officeooo:rsid="07620a69" officeooo:paragraph-rsid="07620a69"/>
    </style:style>
    <style:style style:name="P946" style:family="paragraph" style:parent-style-name="Heading">
      <style:text-properties officeooo:paragraph-rsid="0afb00be"/>
    </style:style>
    <style:style style:name="P947" style:family="paragraph" style:parent-style-name="Heading">
      <style:text-properties officeooo:rsid="0b008881" officeooo:paragraph-rsid="0b008881"/>
    </style:style>
    <style:style style:name="P948" style:family="paragraph" style:parent-style-name="Heading">
      <style:text-properties officeooo:rsid="103cb278" officeooo:paragraph-rsid="103cb278"/>
    </style:style>
    <style:style style:name="P949" style:family="paragraph" style:parent-style-name="Heading">
      <style:text-properties officeooo:rsid="10679c37" officeooo:paragraph-rsid="10679c37"/>
    </style:style>
    <style:style style:name="P950" style:family="paragraph" style:parent-style-name="Heading">
      <style:text-properties officeooo:rsid="106d2959" officeooo:paragraph-rsid="106d2959"/>
    </style:style>
    <style:style style:name="P951" style:family="paragraph" style:parent-style-name="Heading">
      <style:text-properties officeooo:rsid="1091d084" officeooo:paragraph-rsid="1091d084"/>
    </style:style>
    <style:style style:name="P952" style:family="paragraph" style:parent-style-name="Heading">
      <style:text-properties officeooo:rsid="10a13ca0" officeooo:paragraph-rsid="10a13ca0"/>
    </style:style>
    <style:style style:name="P953" style:family="paragraph" style:parent-style-name="Heading">
      <style:text-properties officeooo:rsid="10ac994a" officeooo:paragraph-rsid="10ac994a"/>
    </style:style>
    <style:style style:name="P954" style:family="paragraph" style:parent-style-name="Heading">
      <style:text-properties officeooo:paragraph-rsid="10b3a1f3"/>
    </style:style>
    <style:style style:name="P955" style:family="paragraph" style:parent-style-name="Table_20_Contents">
      <style:text-properties officeooo:rsid="01bcf6ce" officeooo:paragraph-rsid="01bcf6ce"/>
    </style:style>
    <style:style style:name="P956" style:family="paragraph" style:parent-style-name="Table_20_Contents">
      <style:paragraph-properties fo:text-align="center" style:justify-single-word="false"/>
      <style:text-properties officeooo:rsid="01bcf6ce" officeooo:paragraph-rsid="01bcf6ce"/>
    </style:style>
    <style:style style:name="P957" style:family="paragraph" style:parent-style-name="Table_20_Contents">
      <style:paragraph-properties fo:text-align="center" style:justify-single-word="false"/>
    </style:style>
    <style:style style:name="P958"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959" style:family="paragraph" style:parent-style-name="Table_20_Contents">
      <style:paragraph-properties fo:text-align="center" style:justify-single-word="false"/>
      <style:text-properties fo:font-weight="bold" style:font-weight-asian="bold" style:font-weight-complex="bold"/>
    </style:style>
    <style:style style:name="P960"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961"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962"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963"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964" style:family="paragraph" style:parent-style-name="Table_20_Contents">
      <style:text-properties officeooo:rsid="01fa3ba0" officeooo:paragraph-rsid="01fa3ba0"/>
    </style:style>
    <style:style style:name="P965" style:family="paragraph" style:parent-style-name="Table_20_Contents">
      <style:text-properties officeooo:rsid="01fa6a1c" officeooo:paragraph-rsid="01fa6a1c"/>
    </style:style>
    <style:style style:name="P966" style:family="paragraph" style:parent-style-name="Table_20_Contents">
      <style:text-properties officeooo:rsid="01fc4374" officeooo:paragraph-rsid="01fc4374"/>
    </style:style>
    <style:style style:name="P967" style:family="paragraph" style:parent-style-name="Table_20_Contents">
      <style:paragraph-properties fo:text-align="center" style:justify-single-word="false"/>
      <style:text-properties officeooo:rsid="01fc4374" officeooo:paragraph-rsid="01fc4374"/>
    </style:style>
    <style:style style:name="P968" style:family="paragraph" style:parent-style-name="Table_20_Contents">
      <style:text-properties style:font-name="Liberation Mono2" fo:font-size="10pt" officeooo:rsid="01fa3ba0" officeooo:paragraph-rsid="01fa3ba0" style:font-size-asian="10pt" style:font-size-complex="10pt"/>
    </style:style>
    <style:style style:name="P969" style:family="paragraph" style:parent-style-name="Table_20_Contents">
      <style:text-properties style:font-name="Liberation Mono2" fo:font-size="10pt" officeooo:rsid="01fa6a1c" officeooo:paragraph-rsid="01fa6a1c" style:font-size-asian="10pt" style:font-size-complex="10pt"/>
    </style:style>
    <style:style style:name="P970" style:family="paragraph" style:parent-style-name="Table_20_Contents">
      <style:text-properties style:font-name="Liberation Mono2" fo:font-size="10pt" officeooo:rsid="01fc4374" officeooo:paragraph-rsid="01fc4374" style:font-size-asian="10pt" style:font-size-complex="10pt"/>
    </style:style>
    <style:style style:name="P971" style:family="paragraph" style:parent-style-name="Table_20_Contents">
      <style:text-properties style:font-name="Liberation Mono2" fo:font-size="10pt" officeooo:rsid="01fe5788" officeooo:paragraph-rsid="0201c5f0" style:font-size-asian="10pt" style:font-size-complex="10pt"/>
    </style:style>
    <style:style style:name="P972" style:family="paragraph" style:parent-style-name="Table_20_Contents">
      <style:text-properties style:font-name="Liberation Mono2" fo:font-size="10pt" officeooo:rsid="02007d56" officeooo:paragraph-rsid="0201c5f0" style:font-size-asian="10pt" style:font-size-complex="10pt"/>
    </style:style>
    <style:style style:name="P973" style:family="paragraph" style:parent-style-name="Table_20_Contents">
      <style:text-properties style:font-name="Liberation Mono2" fo:font-size="10pt" officeooo:rsid="0201c5f0" officeooo:paragraph-rsid="0201c5f0" style:font-size-asian="10pt" style:font-size-complex="10pt"/>
    </style:style>
    <style:style style:name="P974" style:family="paragraph" style:parent-style-name="Table_20_Contents">
      <style:text-properties style:font-name="Liberation Mono2" fo:font-size="10pt" officeooo:rsid="02032e32" officeooo:paragraph-rsid="02032e32" style:font-size-asian="10pt" style:font-size-complex="10pt"/>
    </style:style>
    <style:style style:name="P975" style:family="paragraph" style:parent-style-name="Table_20_Contents">
      <style:text-properties style:font-name="Liberation Mono2" fo:font-size="10pt" officeooo:rsid="0204bc0e" officeooo:paragraph-rsid="0204bc0e" style:font-size-asian="10pt" style:font-size-complex="10pt"/>
    </style:style>
    <style:style style:name="P976" style:family="paragraph" style:parent-style-name="Table_20_Contents">
      <style:text-properties style:font-name="Liberation Mono2" fo:font-size="10pt" officeooo:rsid="05339733" officeooo:paragraph-rsid="05339733" style:font-size-asian="10pt" style:font-size-complex="10pt"/>
    </style:style>
    <style:style style:name="P977" style:family="paragraph" style:parent-style-name="Table_20_Contents">
      <style:paragraph-properties fo:text-align="center" style:justify-single-word="false"/>
      <style:text-properties style:font-name="Liberation Mono2" fo:font-size="10pt" style:font-size-asian="10pt" style:font-size-complex="10pt"/>
    </style:style>
    <style:style style:name="P978" style:family="paragraph" style:parent-style-name="Table_20_Contents">
      <style:paragraph-properties fo:text-align="center" style:justify-single-word="false"/>
      <style:text-properties style:font-name="Liberation Mono2" fo:font-size="10pt" officeooo:paragraph-rsid="0ff986d1" style:font-size-asian="10pt" style:font-size-complex="10pt"/>
    </style:style>
    <style:style style:name="P979" style:family="paragraph" style:parent-style-name="Table_20_Contents">
      <style:paragraph-properties fo:text-align="center" style:justify-single-word="false"/>
      <style:text-properties style:font-name="Liberation Mono2" fo:font-size="10pt" officeooo:rsid="0c80e812" officeooo:paragraph-rsid="0c80e812" style:font-size-asian="10pt" style:font-size-complex="10pt"/>
    </style:style>
    <style:style style:name="P980" style:family="paragraph" style:parent-style-name="Table_20_Contents">
      <style:paragraph-properties fo:text-align="center" style:justify-single-word="false"/>
      <style:text-properties style:font-name="Liberation Mono2" fo:font-size="10pt" officeooo:rsid="0c7fd07f" officeooo:paragraph-rsid="0c7fd07f" style:font-size-asian="10pt" style:font-size-complex="10pt"/>
    </style:style>
    <style:style style:name="P981" style:family="paragraph" style:parent-style-name="Table_20_Contents">
      <style:paragraph-properties fo:text-align="center" style:justify-single-word="false"/>
      <style:text-properties style:font-name="Liberation Mono2" fo:font-size="10pt" officeooo:rsid="0c7fd07f" officeooo:paragraph-rsid="0ff986d1" style:font-size-asian="10pt" style:font-size-complex="10pt"/>
    </style:style>
    <style:style style:name="P982" style:family="paragraph" style:parent-style-name="Table_20_Contents">
      <style:paragraph-properties fo:text-align="center" style:justify-single-word="false"/>
      <style:text-properties style:font-name="Liberation Mono2" fo:font-size="10pt" officeooo:rsid="0c7fd07f" officeooo:paragraph-rsid="1085e6c5" style:font-size-asian="10pt" style:font-size-complex="10pt"/>
    </style:style>
    <style:style style:name="P983" style:family="paragraph" style:parent-style-name="Table_20_Contents">
      <style:paragraph-properties fo:text-align="center" style:justify-single-word="false"/>
      <style:text-properties style:font-name="Liberation Mono2" fo:font-size="10pt" officeooo:rsid="0c85d0c8" officeooo:paragraph-rsid="0c85d0c8" style:font-size-asian="10pt" style:font-size-complex="10pt"/>
    </style:style>
    <style:style style:name="P984" style:family="paragraph" style:parent-style-name="Table_20_Contents">
      <style:paragraph-properties fo:text-align="center" style:justify-single-word="false"/>
      <style:text-properties style:font-name="Liberation Mono2" fo:font-size="10pt" officeooo:rsid="0c89435c" officeooo:paragraph-rsid="0c89435c" style:font-size-asian="10pt" style:font-size-complex="10pt"/>
    </style:style>
    <style:style style:name="P985" style:family="paragraph" style:parent-style-name="Table_20_Contents">
      <style:paragraph-properties fo:text-align="center" style:justify-single-word="false"/>
      <style:text-properties style:font-name="Liberation Mono2" fo:font-size="10pt" officeooo:rsid="0c89435c" officeooo:paragraph-rsid="0ff986d1" style:font-size-asian="10pt" style:font-size-complex="10pt"/>
    </style:style>
    <style:style style:name="P986" style:family="paragraph" style:parent-style-name="Table_20_Contents">
      <style:paragraph-properties fo:text-align="center" style:justify-single-word="false"/>
      <style:text-properties style:font-name="Liberation Mono2" fo:font-size="10pt" officeooo:rsid="109e1e08" officeooo:paragraph-rsid="109e1e08" style:font-size-asian="10pt" style:font-size-complex="10pt"/>
    </style:style>
    <style:style style:name="P987" style:family="paragraph" style:parent-style-name="Table_20_Contents">
      <style:text-properties officeooo:rsid="01fe5788" officeooo:paragraph-rsid="0201c5f0"/>
    </style:style>
    <style:style style:name="P988" style:family="paragraph" style:parent-style-name="Table_20_Contents">
      <style:text-properties officeooo:rsid="02007d56" officeooo:paragraph-rsid="0201c5f0"/>
    </style:style>
    <style:style style:name="P989" style:family="paragraph" style:parent-style-name="Table_20_Contents">
      <style:text-properties officeooo:rsid="0201c5f0" officeooo:paragraph-rsid="0201c5f0"/>
    </style:style>
    <style:style style:name="P990" style:family="paragraph" style:parent-style-name="Table_20_Contents">
      <style:text-properties officeooo:rsid="02032e32" officeooo:paragraph-rsid="02032e32"/>
    </style:style>
    <style:style style:name="P991" style:family="paragraph" style:parent-style-name="Table_20_Contents">
      <style:text-properties officeooo:rsid="0204bc0e" officeooo:paragraph-rsid="0204bc0e"/>
    </style:style>
    <style:style style:name="P992" style:family="paragraph" style:parent-style-name="Table_20_Contents">
      <style:paragraph-properties fo:text-align="center" style:justify-single-word="false"/>
      <style:text-properties officeooo:rsid="0206acd2" officeooo:paragraph-rsid="0206acd2"/>
    </style:style>
    <style:style style:name="P993" style:family="paragraph" style:parent-style-name="Table_20_Contents">
      <style:text-properties officeooo:rsid="0231deef" officeooo:paragraph-rsid="0231deef"/>
    </style:style>
    <style:style style:name="P994" style:family="paragraph" style:parent-style-name="Table_20_Contents">
      <style:paragraph-properties fo:text-align="center" style:justify-single-word="false"/>
      <style:text-properties officeooo:rsid="05339733" officeooo:paragraph-rsid="05339733"/>
    </style:style>
    <style:style style:name="P995" style:family="paragraph" style:parent-style-name="Table_20_Contents">
      <style:text-properties officeooo:rsid="05339733" officeooo:paragraph-rsid="05339733"/>
    </style:style>
    <style:style style:name="P996" style:family="paragraph" style:parent-style-name="Table_20_Contents">
      <style:text-properties officeooo:rsid="066bdf73" officeooo:paragraph-rsid="066bdf73"/>
    </style:style>
    <style:style style:name="P997" style:family="paragraph" style:parent-style-name="Table_20_Contents">
      <style:paragraph-properties fo:text-align="center" style:justify-single-word="false"/>
      <style:text-properties officeooo:rsid="066bdf73" officeooo:paragraph-rsid="066bdf73"/>
    </style:style>
    <style:style style:name="P998" style:family="paragraph" style:parent-style-name="Table_20_Contents">
      <style:text-properties officeooo:rsid="0c7c5e9e" officeooo:paragraph-rsid="0c7c5e9e"/>
    </style:style>
    <style:style style:name="P999" style:family="paragraph" style:parent-style-name="Table_20_Contents">
      <style:text-properties officeooo:rsid="0c7c5e9e" officeooo:paragraph-rsid="1087c796"/>
    </style:style>
    <style:style style:name="P1000" style:family="paragraph" style:parent-style-name="Table_20_Contents">
      <style:text-properties officeooo:rsid="0c85d0c8" officeooo:paragraph-rsid="0c85d0c8"/>
    </style:style>
    <style:style style:name="P1001" style:family="paragraph" style:parent-style-name="Table_20_Contents">
      <style:text-properties officeooo:paragraph-rsid="0c7c5e9e"/>
    </style:style>
    <style:style style:name="P1002" style:family="paragraph" style:parent-style-name="Table_20_Contents">
      <style:text-properties officeooo:rsid="0fee14c0" officeooo:paragraph-rsid="0fee14c0"/>
    </style:style>
    <style:style style:name="P1003" style:family="paragraph" style:parent-style-name="Table_20_Contents">
      <style:paragraph-properties fo:text-align="center" style:justify-single-word="false"/>
      <style:text-properties officeooo:rsid="0fee14c0" officeooo:paragraph-rsid="0fee14c0"/>
    </style:style>
    <style:style style:name="P1004" style:family="paragraph" style:parent-style-name="Table_20_Contents">
      <style:paragraph-properties fo:text-align="center" style:justify-single-word="false"/>
      <style:text-properties officeooo:rsid="0fee14c0" officeooo:paragraph-rsid="109f7a1a"/>
    </style:style>
    <style:style style:name="P1005" style:family="paragraph" style:parent-style-name="Table_20_Contents">
      <style:text-properties officeooo:rsid="0fef65c2"/>
    </style:style>
    <style:style style:name="P1006" style:family="paragraph" style:parent-style-name="Table_20_Contents">
      <style:text-properties officeooo:rsid="0fef65c2" officeooo:paragraph-rsid="0fef65c2"/>
    </style:style>
    <style:style style:name="P1007" style:family="paragraph" style:parent-style-name="Table_20_Contents">
      <style:text-properties officeooo:rsid="0fef65c2" officeooo:paragraph-rsid="0ff80d16"/>
    </style:style>
    <style:style style:name="P1008" style:family="paragraph" style:parent-style-name="Table_20_Contents">
      <style:text-properties officeooo:rsid="0fef65c2" officeooo:paragraph-rsid="103b327b"/>
    </style:style>
    <style:style style:name="P1009" style:family="paragraph" style:parent-style-name="Table_20_Contents">
      <style:text-properties officeooo:paragraph-rsid="103b327b"/>
    </style:style>
    <style:style style:name="P1010" style:family="paragraph" style:parent-style-name="Table_20_Contents">
      <style:text-properties officeooo:rsid="10407db4" officeooo:paragraph-rsid="10407db4"/>
    </style:style>
    <style:style style:name="P1011" style:family="paragraph" style:parent-style-name="Table_20_Contents">
      <style:paragraph-properties fo:text-align="center" style:justify-single-word="false"/>
      <style:text-properties officeooo:rsid="1050244c" officeooo:paragraph-rsid="1050244c"/>
    </style:style>
    <style:style style:name="P1012" style:family="paragraph" style:parent-style-name="Table_20_Contents">
      <style:text-properties officeooo:paragraph-rsid="1086c68e"/>
    </style:style>
    <style:style style:name="P1013" style:family="paragraph" style:parent-style-name="Table_20_Contents">
      <style:text-properties officeooo:rsid="109e1e08" officeooo:paragraph-rsid="109e1e08"/>
    </style:style>
    <style:style style:name="P1014" style:family="paragraph" style:parent-style-name="Table_20_Contents">
      <style:text-properties officeooo:rsid="109f7a1a" officeooo:paragraph-rsid="109f7a1a"/>
    </style:style>
    <style:style style:name="P1015" style:family="paragraph" style:parent-style-name="Table_20_Contents">
      <style:text-properties officeooo:rsid="10bc3749" officeooo:paragraph-rsid="10bc3749"/>
    </style:style>
    <style:style style:name="P1016" style:family="paragraph" style:parent-style-name="Footnote">
      <style:text-properties officeooo:rsid="04f628c7" officeooo:paragraph-rsid="04f628c7"/>
    </style:style>
    <style:style style:name="P1017" style:family="paragraph" style:parent-style-name="Preformatted_20_Text">
      <style:paragraph-properties fo:margin-top="0in" fo:margin-bottom="0.1965in" loext:contextual-spacing="false"/>
      <style:text-properties officeooo:paragraph-rsid="0bf5a5ee"/>
    </style:style>
    <style:style style:name="P1018" style:family="paragraph" style:parent-style-name="Subtitle">
      <style:text-properties officeooo:paragraph-rsid="022dda61"/>
    </style:style>
    <style:style style:name="P1019" style:family="paragraph" style:parent-style-name="Quotations">
      <style:text-properties fo:font-size="11pt" style:font-size-asian="11pt" style:font-size-complex="11pt"/>
    </style:style>
    <style:style style:name="P1020"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021" style:family="paragraph" style:parent-style-name="Heading">
      <style:text-properties officeooo:paragraph-rsid="10ab5d5a"/>
    </style:style>
    <style:style style:name="P1022" style:family="paragraph" style:parent-style-name="Heading">
      <style:text-properties officeooo:rsid="10ab5d5a" officeooo:paragraph-rsid="10ccb8b2"/>
    </style:style>
    <style:style style:name="P1023" style:family="paragraph" style:parent-style-name="Heading">
      <style:text-properties officeooo:paragraph-rsid="10ccb8b2"/>
    </style:style>
    <style:style style:name="P1024" style:family="paragraph" style:parent-style-name="Heading">
      <style:text-properties officeooo:paragraph-rsid="10cd0805"/>
    </style:style>
    <style:style style:name="P1025" style:family="paragraph" style:parent-style-name="Heading">
      <style:text-properties officeooo:paragraph-rsid="00b6fdac"/>
    </style:style>
    <style:style style:name="P1026" style:family="paragraph" style:parent-style-name="Heading_20_1" style:list-style-name="">
      <style:text-properties officeooo:rsid="066ae693" officeooo:paragraph-rsid="066ae693"/>
    </style:style>
    <style:style style:name="P1027" style:family="paragraph" style:parent-style-name="Heading_20_1">
      <style:paragraph-properties fo:break-before="page"/>
    </style:style>
    <style:style style:name="P1028" style:family="paragraph" style:parent-style-name="Heading_20_2">
      <style:text-properties officeooo:rsid="00ba6c9c" officeooo:paragraph-rsid="00ba6c9c"/>
    </style:style>
    <style:style style:name="P1029" style:family="paragraph" style:parent-style-name="Heading_20_2">
      <style:text-properties fo:font-weight="normal" style:font-weight-asian="normal" style:font-weight-complex="normal"/>
    </style:style>
    <style:style style:name="P1030" style:family="paragraph" style:parent-style-name="Heading_20_2">
      <style:text-properties officeooo:rsid="107369e0" officeooo:paragraph-rsid="107369e0"/>
    </style:style>
    <style:style style:name="P1031" style:family="paragraph" style:parent-style-name="Heading_20_2">
      <style:text-properties officeooo:rsid="00f67afd" officeooo:paragraph-rsid="00f67afd"/>
    </style:style>
    <style:style style:name="P1032" style:family="paragraph" style:parent-style-name="Heading_20_2">
      <style:text-properties officeooo:rsid="009dd8d4" officeooo:paragraph-rsid="00a4a497"/>
    </style:style>
    <style:style style:name="P1033" style:family="paragraph" style:parent-style-name="Heading_20_2">
      <style:text-properties officeooo:paragraph-rsid="00a4a497"/>
    </style:style>
    <style:style style:name="P1034" style:family="paragraph" style:parent-style-name="Heading_20_2">
      <style:text-properties officeooo:rsid="0077e2b5" officeooo:paragraph-rsid="00a4a497"/>
    </style:style>
    <style:style style:name="P1035" style:family="paragraph" style:parent-style-name="Heading_20_2">
      <style:text-properties officeooo:rsid="00993621" officeooo:paragraph-rsid="00993621"/>
    </style:style>
    <style:style style:name="P1036" style:family="paragraph" style:parent-style-name="Heading_20_2">
      <style:text-properties officeooo:rsid="1064311b" officeooo:paragraph-rsid="1064311b"/>
    </style:style>
    <style:style style:name="P1037" style:family="paragraph" style:parent-style-name="Heading_20_2">
      <style:text-properties officeooo:rsid="106593a2" officeooo:paragraph-rsid="106593a2"/>
    </style:style>
    <style:style style:name="P1038" style:family="paragraph" style:parent-style-name="Heading_20_2">
      <style:text-properties officeooo:rsid="10a2fdac" officeooo:paragraph-rsid="10a2fdac"/>
    </style:style>
    <style:style style:name="P1039" style:family="paragraph" style:parent-style-name="Heading_20_3">
      <style:text-properties officeooo:paragraph-rsid="101549a0"/>
    </style:style>
    <style:style style:name="P1040" style:family="paragraph" style:parent-style-name="Heading_20_3">
      <style:text-properties fo:font-weight="normal" officeooo:rsid="008397dd" officeooo:paragraph-rsid="008397dd" style:font-weight-asian="normal" style:font-weight-complex="normal"/>
    </style:style>
    <style:style style:name="P1041" style:family="paragraph" style:parent-style-name="Heading_20_3">
      <style:text-properties officeooo:rsid="0077e2b5" officeooo:paragraph-rsid="00b8b926"/>
    </style:style>
    <style:style style:name="P1042" style:family="paragraph" style:parent-style-name="Heading_20_3">
      <style:text-properties officeooo:rsid="00b6fdac" officeooo:paragraph-rsid="00b6fdac"/>
    </style:style>
    <style:style style:name="P1043" style:family="paragraph" style:parent-style-name="Heading_20_3">
      <style:text-properties officeooo:rsid="00b6fdac" officeooo:paragraph-rsid="00d7aebc"/>
    </style:style>
    <style:style style:name="P1044" style:family="paragraph" style:parent-style-name="Heading_20_3">
      <style:text-properties officeooo:rsid="0075e014" officeooo:paragraph-rsid="00b6fdac"/>
    </style:style>
    <style:style style:name="P1045" style:family="paragraph" style:parent-style-name="Heading_20_3">
      <style:text-properties officeooo:rsid="0073817b" officeooo:paragraph-rsid="0073817b"/>
    </style:style>
    <style:style style:name="P1046" style:family="paragraph" style:parent-style-name="Heading_20_3">
      <style:text-properties officeooo:rsid="0c0b04ab" officeooo:paragraph-rsid="0c0b04ab"/>
    </style:style>
    <style:style style:name="P1047" style:family="paragraph" style:parent-style-name="Heading_20_3">
      <style:text-properties officeooo:rsid="00b9b323" officeooo:paragraph-rsid="00b9b323"/>
    </style:style>
    <style:style style:name="P1048" style:family="paragraph" style:parent-style-name="Heading_20_3">
      <style:text-properties officeooo:rsid="066c9f51" officeooo:paragraph-rsid="066c9f51"/>
    </style:style>
    <style:style style:name="P1049" style:family="paragraph" style:parent-style-name="Heading_20_3">
      <style:text-properties officeooo:paragraph-rsid="003e0b0d"/>
    </style:style>
    <style:style style:name="P1050" style:family="paragraph" style:parent-style-name="Heading_20_3">
      <style:text-properties officeooo:rsid="107d3f99" officeooo:paragraph-rsid="107d3f99"/>
    </style:style>
    <style:style style:name="P1051" style:family="paragraph" style:parent-style-name="Heading_20_3">
      <style:text-properties officeooo:rsid="067ed626" officeooo:paragraph-rsid="067ed626"/>
    </style:style>
    <style:style style:name="P1052" style:family="paragraph" style:parent-style-name="Heading_20_3">
      <style:text-properties officeooo:rsid="003e0b0d" officeooo:paragraph-rsid="003e0b0d"/>
    </style:style>
    <style:style style:name="P1053" style:family="paragraph" style:parent-style-name="Heading_20_3">
      <style:text-properties officeooo:rsid="003e0b0d" officeooo:paragraph-rsid="00b450a5"/>
    </style:style>
    <style:style style:name="P1054" style:family="paragraph" style:parent-style-name="Heading_20_3">
      <style:text-properties officeooo:rsid="003e0b0d" officeooo:paragraph-rsid="00473082"/>
    </style:style>
    <style:style style:name="P1055" style:family="paragraph" style:parent-style-name="Heading_20_3">
      <style:text-properties officeooo:rsid="004e8020" officeooo:paragraph-rsid="004e8020"/>
    </style:style>
    <style:style style:name="P1056" style:family="paragraph" style:parent-style-name="Heading_20_3">
      <style:text-properties officeooo:rsid="0603d1ea" officeooo:paragraph-rsid="0603d1ea"/>
    </style:style>
    <style:style style:name="P1057" style:family="paragraph" style:parent-style-name="Heading_20_3">
      <style:text-properties officeooo:rsid="003e0fa5" officeooo:paragraph-rsid="003e0fa5"/>
    </style:style>
    <style:style style:name="P1058" style:family="paragraph" style:parent-style-name="Heading_20_3">
      <style:text-properties officeooo:rsid="00ac691d" officeooo:paragraph-rsid="00ac691d"/>
    </style:style>
    <style:style style:name="P1059" style:family="paragraph" style:parent-style-name="Heading_20_3">
      <style:text-properties officeooo:rsid="00698e74" officeooo:paragraph-rsid="00b450a5"/>
    </style:style>
    <style:style style:name="P1060" style:family="paragraph" style:parent-style-name="Heading_20_3">
      <style:text-properties officeooo:rsid="01481de2" officeooo:paragraph-rsid="01481de2"/>
    </style:style>
    <style:style style:name="P1061" style:family="paragraph" style:parent-style-name="Heading_20_3">
      <style:text-properties officeooo:rsid="00550663" officeooo:paragraph-rsid="00550663"/>
    </style:style>
    <style:style style:name="P1062" style:family="paragraph" style:parent-style-name="Heading_20_3">
      <style:text-properties officeooo:rsid="006f0be8" officeooo:paragraph-rsid="00b4eafd"/>
    </style:style>
    <style:style style:name="P1063" style:family="paragraph" style:parent-style-name="Heading_20_3">
      <style:text-properties officeooo:rsid="0060fcf1" officeooo:paragraph-rsid="00b4eafd"/>
    </style:style>
    <style:style style:name="P1064" style:family="paragraph" style:parent-style-name="Heading_20_3">
      <style:text-properties officeooo:rsid="005f9336" officeooo:paragraph-rsid="00b4eafd"/>
    </style:style>
    <style:style style:name="P1065" style:family="paragraph" style:parent-style-name="Heading_20_3">
      <style:text-properties officeooo:rsid="00653d71" officeooo:paragraph-rsid="00b4eafd"/>
    </style:style>
    <style:style style:name="P1066" style:family="paragraph" style:parent-style-name="Heading_20_3">
      <style:text-properties officeooo:rsid="005c8414" officeooo:paragraph-rsid="00b4eafd"/>
    </style:style>
    <style:style style:name="P1067" style:family="paragraph" style:parent-style-name="Heading_20_3">
      <style:text-properties officeooo:rsid="006b40b8" officeooo:paragraph-rsid="006b40b8"/>
    </style:style>
    <style:style style:name="P1068" style:family="paragraph" style:parent-style-name="Heading_20_3">
      <style:text-properties officeooo:rsid="00558d4e" officeooo:paragraph-rsid="00558d4e"/>
    </style:style>
    <style:style style:name="P1069" style:family="paragraph" style:parent-style-name="Heading_20_3">
      <style:text-properties officeooo:rsid="005a1270" officeooo:paragraph-rsid="005a1270"/>
    </style:style>
    <style:style style:name="P1070" style:family="paragraph" style:parent-style-name="Heading_20_3">
      <style:text-properties officeooo:rsid="006394ec" officeooo:paragraph-rsid="017ec6bd"/>
    </style:style>
    <style:style style:name="P1071" style:family="paragraph" style:parent-style-name="Heading_20_3">
      <style:text-properties officeooo:rsid="0c7bab02" officeooo:paragraph-rsid="0c7bab02"/>
    </style:style>
    <style:style style:name="P1072" style:family="paragraph" style:parent-style-name="Heading_20_3">
      <style:text-properties officeooo:rsid="10b34ab1" officeooo:paragraph-rsid="10b34ab1"/>
    </style:style>
    <style:style style:name="P1073" style:family="paragraph" style:parent-style-name="Heading_20_3">
      <style:text-properties officeooo:paragraph-rsid="0100587f"/>
    </style:style>
    <style:style style:name="P1074" style:family="paragraph" style:parent-style-name="Heading_20_3">
      <style:text-properties officeooo:rsid="025ea3f7" officeooo:paragraph-rsid="025ea3f7"/>
    </style:style>
    <style:style style:name="P1075" style:family="paragraph" style:parent-style-name="Heading_20_3">
      <style:text-properties officeooo:rsid="02ee2d8f" officeooo:paragraph-rsid="02ee2d8f"/>
    </style:style>
    <style:style style:name="P1076" style:family="paragraph" style:parent-style-name="Heading_20_3">
      <style:text-properties officeooo:rsid="0c0e23c3" officeooo:paragraph-rsid="0c0e23c3"/>
    </style:style>
    <style:style style:name="P1077" style:family="paragraph" style:parent-style-name="Heading_20_3">
      <style:text-properties officeooo:rsid="10376de9" officeooo:paragraph-rsid="10376de9"/>
    </style:style>
    <style:style style:name="P1078" style:family="paragraph" style:parent-style-name="Heading_20_3">
      <style:text-properties officeooo:rsid="012be080" officeooo:paragraph-rsid="012be080"/>
    </style:style>
    <style:style style:name="P1079" style:family="paragraph" style:parent-style-name="Heading_20_3">
      <style:text-properties officeooo:rsid="02ea1c5e" officeooo:paragraph-rsid="02ea1c5e"/>
    </style:style>
    <style:style style:name="P1080" style:family="paragraph" style:parent-style-name="Heading_20_3">
      <style:text-properties officeooo:rsid="00afc7ef" officeooo:paragraph-rsid="014c7ca2"/>
    </style:style>
    <style:style style:name="P1081" style:family="paragraph" style:parent-style-name="Heading_20_3">
      <style:text-properties officeooo:rsid="00afc7ef" officeooo:paragraph-rsid="01601e23"/>
    </style:style>
    <style:style style:name="P1082" style:family="paragraph" style:parent-style-name="Heading_20_3">
      <style:text-properties officeooo:rsid="0a7e49f6" officeooo:paragraph-rsid="0a7e49f6"/>
    </style:style>
    <style:style style:name="P1083" style:family="paragraph" style:parent-style-name="Heading_20_3">
      <style:text-properties officeooo:rsid="00733e67" officeooo:paragraph-rsid="012e0b0f"/>
    </style:style>
    <style:style style:name="P1084" style:family="paragraph" style:parent-style-name="Heading_20_3">
      <style:text-properties officeooo:rsid="01267312" officeooo:paragraph-rsid="01267312"/>
    </style:style>
    <style:style style:name="P1085" style:family="paragraph" style:parent-style-name="Heading_20_3">
      <style:text-properties officeooo:rsid="0d605a99" officeooo:paragraph-rsid="0d605a99"/>
    </style:style>
    <style:style style:name="P1086" style:family="paragraph" style:parent-style-name="Heading_20_3">
      <style:text-properties officeooo:rsid="0085ffc3" officeooo:paragraph-rsid="00b6fdac"/>
    </style:style>
    <style:style style:name="P1087" style:family="paragraph" style:parent-style-name="Heading_20_3">
      <style:text-properties officeooo:rsid="0cad764e" officeooo:paragraph-rsid="0cad764e"/>
    </style:style>
    <style:style style:name="P1088" style:family="paragraph" style:parent-style-name="Heading_20_3">
      <style:text-properties officeooo:paragraph-rsid="01248791"/>
    </style:style>
    <style:style style:name="P1089" style:family="paragraph" style:parent-style-name="Heading_20_3">
      <style:text-properties officeooo:rsid="03fada74" officeooo:paragraph-rsid="03fada74"/>
    </style:style>
    <style:style style:name="P1090" style:family="paragraph" style:parent-style-name="Heading_20_3">
      <style:text-properties officeooo:rsid="0ffe9994" officeooo:paragraph-rsid="0ffe9994"/>
    </style:style>
    <style:style style:name="P1091" style:family="paragraph" style:parent-style-name="Heading_20_3">
      <style:text-properties officeooo:rsid="0c0faa6f" officeooo:paragraph-rsid="0c0faa6f"/>
    </style:style>
    <style:style style:name="P1092" style:family="paragraph" style:parent-style-name="Heading_20_3">
      <style:text-properties officeooo:rsid="04f45d94" officeooo:paragraph-rsid="04f45d94"/>
    </style:style>
    <style:style style:name="P1093" style:family="paragraph" style:parent-style-name="Heading_20_3">
      <style:text-properties officeooo:paragraph-rsid="00733e67"/>
    </style:style>
    <style:style style:name="P1094" style:family="paragraph" style:parent-style-name="Heading_20_3">
      <style:text-properties officeooo:rsid="06036bc6" officeooo:paragraph-rsid="06036bc6"/>
    </style:style>
    <style:style style:name="P1095" style:family="paragraph" style:parent-style-name="Heading_20_3">
      <style:text-properties fo:font-style="normal" officeooo:rsid="01073ac9" officeooo:paragraph-rsid="01073ac9" style:font-style-asian="normal" style:font-style-complex="normal"/>
    </style:style>
    <style:style style:name="P1096" style:family="paragraph" style:parent-style-name="Heading_20_3">
      <style:text-properties officeooo:rsid="10b09763" officeooo:paragraph-rsid="10b09763"/>
    </style:style>
    <style:style style:name="P1097" style:family="paragraph" style:parent-style-name="Heading_20_3">
      <style:text-properties officeooo:rsid="06801f95" officeooo:paragraph-rsid="06801f95"/>
    </style:style>
    <style:style style:name="P1098" style:family="paragraph" style:parent-style-name="Heading_20_3">
      <style:text-properties officeooo:paragraph-rsid="00b9b323"/>
    </style:style>
    <style:style style:name="P1099" style:family="paragraph" style:parent-style-name="Heading_20_3">
      <style:text-properties officeooo:rsid="06705ff8" officeooo:paragraph-rsid="06705ff8"/>
    </style:style>
    <style:style style:name="P1100" style:family="paragraph" style:parent-style-name="Heading_20_3">
      <style:text-properties officeooo:rsid="0afb00be" officeooo:paragraph-rsid="0afb00be"/>
    </style:style>
    <style:style style:name="P1101" style:family="paragraph" style:parent-style-name="Heading_20_3">
      <style:text-properties officeooo:rsid="02262159" officeooo:paragraph-rsid="02262159"/>
    </style:style>
    <style:style style:name="P1102" style:family="paragraph" style:parent-style-name="Heading_20_3">
      <style:text-properties officeooo:rsid="006fa277" officeooo:paragraph-rsid="0201c5f0"/>
    </style:style>
    <style:style style:name="P1103" style:family="paragraph" style:parent-style-name="Heading_20_3">
      <style:text-properties officeooo:rsid="008d96dc" officeooo:paragraph-rsid="00d7aebc"/>
    </style:style>
    <style:style style:name="P1104" style:family="paragraph" style:parent-style-name="Heading_20_3">
      <style:text-properties officeooo:rsid="021a0a19" officeooo:paragraph-rsid="021a0a19"/>
    </style:style>
    <style:style style:name="P1105" style:family="paragraph" style:parent-style-name="Heading_20_3">
      <style:text-properties officeooo:rsid="06959d71" officeooo:paragraph-rsid="06959d71"/>
    </style:style>
    <style:style style:name="P1106" style:family="paragraph" style:parent-style-name="Heading_20_3">
      <style:text-properties officeooo:rsid="01ecf8bb" officeooo:paragraph-rsid="01ecf8bb"/>
    </style:style>
    <style:style style:name="P1107" style:family="paragraph" style:parent-style-name="Heading_20_3">
      <style:text-properties officeooo:rsid="01bb3c7f" officeooo:paragraph-rsid="01bb3c7f"/>
    </style:style>
    <style:style style:name="P1108" style:family="paragraph" style:parent-style-name="Heading_20_3">
      <style:text-properties officeooo:rsid="10cc59c4" officeooo:paragraph-rsid="10cc59c4"/>
    </style:style>
    <style:style style:name="P1109" style:family="paragraph" style:parent-style-name="Heading_20_3">
      <style:text-properties officeooo:paragraph-rsid="10e7d01d"/>
    </style:style>
    <style:style style:name="P1110" style:family="paragraph" style:parent-style-name="Preformatted_20_Text">
      <style:text-properties officeooo:rsid="10b4100d" officeooo:paragraph-rsid="10ccb8b2"/>
    </style:style>
    <style:style style:name="P1111" style:family="paragraph" style:parent-style-name="Preformatted_20_Text">
      <style:text-properties officeooo:rsid="10b4100d" officeooo:paragraph-rsid="10cd0805"/>
    </style:style>
    <style:style style:name="P1112" style:family="paragraph" style:parent-style-name="Preformatted_20_Text">
      <style:text-properties officeooo:paragraph-rsid="0526cc90"/>
    </style:style>
    <style:style style:name="P1113" style:family="paragraph" style:parent-style-name="Preformatted_20_Text">
      <style:text-properties officeooo:paragraph-rsid="10c4bac3"/>
    </style:style>
    <style:style style:name="P1114" style:family="paragraph" style:parent-style-name="Preformatted_20_Text">
      <style:text-properties officeooo:paragraph-rsid="10c90dfb"/>
    </style:style>
    <style:style style:name="P1115" style:family="paragraph" style:parent-style-name="Preformatted_20_Text">
      <style:text-properties officeooo:paragraph-rsid="10cb8322"/>
    </style:style>
    <style:style style:name="P1116" style:family="paragraph" style:parent-style-name="Preformatted_20_Text">
      <style:text-properties officeooo:rsid="10aa51f2" officeooo:paragraph-rsid="10ccb8b2"/>
    </style:style>
    <style:style style:name="P1117" style:family="paragraph" style:parent-style-name="Preformatted_20_Text">
      <style:text-properties officeooo:paragraph-rsid="10ccb8b2"/>
    </style:style>
    <style:style style:name="P1118" style:family="paragraph" style:parent-style-name="Preformatted_20_Text">
      <style:text-properties officeooo:rsid="10ab5d5a" officeooo:paragraph-rsid="10ccb8b2"/>
    </style:style>
    <style:style style:name="P1119" style:family="paragraph" style:parent-style-name="Preformatted_20_Text">
      <style:text-properties officeooo:paragraph-rsid="10cd0805"/>
    </style:style>
    <style:style style:name="P1120" style:family="paragraph" style:parent-style-name="Preformatted_20_Text">
      <style:text-properties officeooo:paragraph-rsid="10ceef2f"/>
    </style:style>
    <style:style style:name="P1121" style:family="paragraph" style:parent-style-name="Preformatted_20_Text">
      <style:text-properties officeooo:rsid="10d02bf6" officeooo:paragraph-rsid="10d02bf6"/>
    </style:style>
    <style:style style:name="P1122" style:family="paragraph" style:parent-style-name="Preformatted_20_Text">
      <style:text-properties officeooo:paragraph-rsid="10d02bf6"/>
    </style:style>
    <style:style style:name="P1123" style:family="paragraph" style:parent-style-name="Preformatted_20_Text">
      <style:text-properties officeooo:paragraph-rsid="10d21ae7"/>
    </style:style>
    <style:style style:name="P1124" style:family="paragraph" style:parent-style-name="Preformatted_20_Text">
      <style:text-properties officeooo:rsid="10b6983a" officeooo:paragraph-rsid="10d4086b"/>
    </style:style>
    <style:style style:name="P1125" style:family="paragraph" style:parent-style-name="Preformatted_20_Text">
      <style:text-properties officeooo:paragraph-rsid="10d4086b"/>
    </style:style>
    <style:style style:name="P1126" style:family="paragraph" style:parent-style-name="Preformatted_20_Text">
      <style:text-properties officeooo:rsid="1037871c"/>
    </style:style>
    <style:style style:name="P1127" style:family="paragraph" style:parent-style-name="Preformatted_20_Text">
      <style:text-properties officeooo:paragraph-rsid="10d934be"/>
    </style:style>
    <style:style style:name="P1128" style:family="paragraph" style:parent-style-name="Preformatted_20_Text">
      <style:text-properties officeooo:rsid="10d9d7dd" officeooo:paragraph-rsid="10d9d7dd"/>
    </style:style>
    <style:style style:name="P1129" style:family="paragraph" style:parent-style-name="Preformatted_20_Text">
      <style:text-properties officeooo:rsid="10d9d7dd" officeooo:paragraph-rsid="10daedf3"/>
    </style:style>
    <style:style style:name="P1130" style:family="paragraph" style:parent-style-name="Preformatted_20_Text">
      <style:text-properties officeooo:rsid="10daedf3" officeooo:paragraph-rsid="10daedf3"/>
    </style:style>
    <style:style style:name="P1131" style:family="paragraph" style:parent-style-name="Preformatted_20_Text">
      <style:text-properties officeooo:rsid="10dcbb9f" officeooo:paragraph-rsid="10dcbb9f"/>
    </style:style>
    <style:style style:name="P1132" style:family="paragraph" style:parent-style-name="Preformatted_20_Text">
      <style:text-properties officeooo:rsid="10dcbb9f" officeooo:paragraph-rsid="10ddcf6b"/>
    </style:style>
    <style:style style:name="P1133" style:family="paragraph" style:parent-style-name="Preformatted_20_Text">
      <style:text-properties fo:color="#fff200" style:font-name="Liberation Mono2" fo:font-size="10pt" fo:font-weight="bold" officeooo:rsid="10dcbb9f" officeooo:paragraph-rsid="10dcbb9f" style:font-name-asian="DejaVu Sans Mono" style:font-size-asian="10pt" style:font-name-complex="Liberation Mono2" style:font-size-complex="10pt"/>
    </style:style>
    <style:style style:name="P1134" style:family="paragraph" style:parent-style-name="Preformatted_20_Text">
      <style:text-properties fo:color="#fff200" style:font-name="Liberation Mono2" fo:font-size="10pt" fo:font-weight="bold" officeooo:rsid="10ddcf6b" officeooo:paragraph-rsid="10ddcf6b" style:font-name-asian="DejaVu Sans Mono" style:font-size-asian="10pt" style:font-name-complex="Liberation Mono2" style:font-size-complex="10pt"/>
    </style:style>
    <style:style style:name="P1135" style:family="paragraph" style:parent-style-name="Preformatted_20_Text">
      <style:text-properties fo:color="#fff200" style:font-name="Liberation Mono2" fo:font-size="10pt" fo:font-weight="bold" officeooo:rsid="10e4338c" officeooo:paragraph-rsid="10e4338c" style:font-name-asian="DejaVu Sans Mono" style:font-size-asian="10pt" style:font-name-complex="Liberation Mono2" style:font-size-complex="10pt"/>
    </style:style>
    <style:style style:name="P1136" style:family="paragraph" style:parent-style-name="Preformatted_20_Text">
      <style:text-properties officeooo:rsid="10ddcf6b" officeooo:paragraph-rsid="10ddcf6b"/>
    </style:style>
    <style:style style:name="P1137" style:family="paragraph" style:parent-style-name="Preformatted_20_Text">
      <style:text-properties officeooo:rsid="10e30e4f" officeooo:paragraph-rsid="10e30e4f"/>
    </style:style>
    <style:style style:name="P1138" style:family="paragraph" style:parent-style-name="Preformatted_20_Text">
      <style:text-properties officeooo:rsid="009a362e" officeooo:paragraph-rsid="009a362e"/>
    </style:style>
    <style:style style:name="P1139" style:family="paragraph" style:parent-style-name="Preformatted_20_Text">
      <style:text-properties officeooo:paragraph-rsid="009bd942"/>
    </style:style>
    <style:style style:name="P1140" style:family="paragraph" style:parent-style-name="Preformatted_20_Text">
      <style:text-properties officeooo:rsid="10e4338c" officeooo:paragraph-rsid="10e4338c"/>
    </style:style>
    <style:style style:name="P1141" style:family="paragraph" style:parent-style-name="Preformatted_20_Text">
      <style:text-properties officeooo:rsid="10e7d01d" officeooo:paragraph-rsid="10e7d01d"/>
    </style:style>
    <style:style style:name="P1142" style:family="paragraph" style:parent-style-name="Preformatted_20_Text">
      <style:text-properties officeooo:paragraph-rsid="10e7d01d"/>
    </style:style>
    <style:style style:name="P1143" style:family="paragraph" style:parent-style-name="Preformatted_20_Text">
      <style:text-properties officeooo:paragraph-rsid="10ed209a"/>
    </style:style>
    <style:style style:name="P1144" style:family="paragraph" style:parent-style-name="Standard" style:list-style-name="L2">
      <style:text-properties officeooo:rsid="001a4a19" officeooo:paragraph-rsid="009118fd"/>
    </style:style>
    <style:style style:name="P1145" style:family="paragraph" style:parent-style-name="Standard" style:list-style-name="L2">
      <style:text-properties officeooo:rsid="001a4a19" officeooo:paragraph-rsid="001a4a19"/>
    </style:style>
    <style:style style:name="P1146" style:family="paragraph" style:parent-style-name="Standard" style:list-style-name="L3"/>
    <style:style style:name="P1147" style:family="paragraph" style:parent-style-name="Standard" style:list-style-name="L3">
      <style:text-properties officeooo:paragraph-rsid="00959559"/>
    </style:style>
    <style:style style:name="P1148" style:family="paragraph" style:parent-style-name="Standard" style:list-style-name="L3">
      <style:text-properties officeooo:paragraph-rsid="0fedcb7d"/>
    </style:style>
    <style:style style:name="P1149" style:family="paragraph" style:parent-style-name="Standard" style:list-style-name="L3">
      <style:text-properties officeooo:rsid="00959559" officeooo:paragraph-rsid="00959559"/>
    </style:style>
    <style:style style:name="P1150"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15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152" style:family="paragraph" style:parent-style-name="Standard">
      <style:paragraph-properties fo:text-align="start" style:justify-single-word="false"/>
      <style:text-properties officeooo:rsid="049131f6" officeooo:paragraph-rsid="049131f6"/>
    </style:style>
    <style:style style:name="P1153" style:family="paragraph" style:parent-style-name="Standard">
      <style:text-properties officeooo:rsid="10c57643" officeooo:paragraph-rsid="10c57643"/>
    </style:style>
    <style:style style:name="P1154" style:family="paragraph" style:parent-style-name="Standard">
      <style:text-properties officeooo:rsid="10aa51f2" officeooo:paragraph-rsid="10ccb8b2"/>
    </style:style>
    <style:style style:name="P1155" style:family="paragraph" style:parent-style-name="Standard">
      <style:text-properties officeooo:rsid="10aa51f2" officeooo:paragraph-rsid="10cd0805"/>
    </style:style>
    <style:style style:name="P1156" style:family="paragraph" style:parent-style-name="Standard">
      <style:text-properties officeooo:paragraph-rsid="10ccb8b2"/>
    </style:style>
    <style:style style:name="P1157" style:family="paragraph" style:parent-style-name="Standard">
      <style:text-properties officeooo:rsid="10ab5d5a" officeooo:paragraph-rsid="10ccb8b2"/>
    </style:style>
    <style:style style:name="P1158" style:family="paragraph" style:parent-style-name="Standard">
      <style:text-properties officeooo:rsid="10ab5d5a" officeooo:paragraph-rsid="10cd0805"/>
    </style:style>
    <style:style style:name="P1159" style:family="paragraph" style:parent-style-name="Standard">
      <style:text-properties officeooo:rsid="10b4100d" officeooo:paragraph-rsid="10ccb8b2"/>
    </style:style>
    <style:style style:name="P1160" style:family="paragraph" style:parent-style-name="Standard">
      <style:text-properties officeooo:rsid="10d5a152" officeooo:paragraph-rsid="10d5a152"/>
    </style:style>
    <style:style style:name="P1161" style:family="paragraph" style:parent-style-name="Standard">
      <style:text-properties officeooo:rsid="1037871c" officeooo:paragraph-rsid="1037b55a"/>
    </style:style>
    <style:style style:name="P1162" style:family="paragraph" style:parent-style-name="Standard">
      <style:text-properties fo:font-weight="bold" officeooo:rsid="1058770e" officeooo:paragraph-rsid="1058770e" style:font-weight-asian="bold" style:font-weight-complex="bold"/>
    </style:style>
    <style:style style:name="P1163"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164" style:family="paragraph" style:parent-style-name="Standard">
      <style:text-properties fo:font-weight="bold" officeooo:rsid="1058770e" officeooo:paragraph-rsid="10d917a1" style:font-weight-asian="bold" style:font-weight-complex="bold"/>
    </style:style>
    <style:style style:name="P1165" style:family="paragraph" style:parent-style-name="Standard" style:list-style-name="L3">
      <style:text-properties officeooo:rsid="10d934be" officeooo:paragraph-rsid="10d934be"/>
    </style:style>
    <style:style style:name="P1166"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1167" style:family="paragraph" style:parent-style-name="Standard">
      <style:text-properties officeooo:rsid="00fa1fc4" officeooo:paragraph-rsid="00fa1fc4"/>
    </style:style>
    <style:style style:name="P1168"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169" style:family="paragraph" style:parent-style-name="Text_20_body" style:list-style-name="L4"/>
    <style:style style:name="P1170" style:family="paragraph" style:parent-style-name="Text_20_body" style:list-style-name="L4">
      <style:text-properties officeooo:rsid="001f596a" officeooo:paragraph-rsid="001f596a"/>
    </style:style>
    <style:style style:name="P1171" style:family="paragraph" style:parent-style-name="Text_20_body" style:list-style-name="L4">
      <style:text-properties officeooo:rsid="00993621" officeooo:paragraph-rsid="00993621"/>
    </style:style>
    <style:style style:name="P1172" style:family="paragraph" style:parent-style-name="Text_20_body" style:list-style-name="L4">
      <style:text-properties officeooo:rsid="105b6939" officeooo:paragraph-rsid="105b6939"/>
    </style:style>
    <style:style style:name="P1173" style:family="paragraph" style:parent-style-name="Text_20_body" style:list-style-name="L5">
      <style:text-properties officeooo:rsid="0045b1b7" officeooo:paragraph-rsid="0045b1b7"/>
    </style:style>
    <style:style style:name="P1174" style:family="paragraph" style:parent-style-name="Text_20_body" style:list-style-name="L6">
      <style:text-properties officeooo:rsid="0e6ab25c" officeooo:paragraph-rsid="0ffb4637"/>
    </style:style>
    <style:style style:name="P1175" style:family="paragraph" style:parent-style-name="Text_20_body">
      <style:text-properties fo:font-style="italic" style:font-style-asian="italic" style:font-style-complex="italic"/>
    </style:style>
    <style:style style:name="P1176" style:family="paragraph" style:parent-style-name="Text_20_body" style:list-style-name="L6">
      <style:text-properties fo:font-style="italic" officeooo:rsid="0e6acf3d" officeooo:paragraph-rsid="0e6acf3d" style:font-style-asian="italic" style:font-style-complex="italic"/>
    </style:style>
    <style:style style:name="P1177" style:family="paragraph" style:parent-style-name="Text_20_body" style:list-style-name="L9">
      <style:text-properties fo:font-style="italic" officeooo:rsid="01d6cf97" officeooo:paragraph-rsid="01d6cf97" style:font-style-asian="italic" style:font-style-complex="italic"/>
    </style:style>
    <style:style style:name="P1178" style:family="paragraph" style:parent-style-name="Text_20_body">
      <style:text-properties fo:font-style="italic" officeooo:rsid="10ddcf6b" officeooo:paragraph-rsid="10ddcf6b" style:font-style-asian="italic" style:font-style-complex="italic"/>
    </style:style>
    <style:style style:name="P1179"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180" style:family="paragraph" style:parent-style-name="Text_20_body" style:list-style-name="L7">
      <style:text-properties officeooo:paragraph-rsid="014670bd"/>
    </style:style>
    <style:style style:name="P1181"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182" style:family="paragraph" style:parent-style-name="Text_20_body">
      <style:text-properties officeooo:rsid="10ab5d5a" officeooo:paragraph-rsid="10ccb8b2"/>
    </style:style>
    <style:style style:name="P1183" style:family="paragraph" style:parent-style-name="Text_20_body">
      <style:text-properties fo:font-weight="normal" officeooo:rsid="10bdbae5" officeooo:paragraph-rsid="10bdbae5" style:font-weight-asian="normal" style:font-weight-complex="normal"/>
    </style:style>
    <style:style style:name="P1184" style:family="paragraph" style:parent-style-name="Text_20_body">
      <style:text-properties fo:font-weight="normal" officeooo:rsid="104fc86f" officeooo:paragraph-rsid="104fc86f" style:font-weight-asian="normal" style:font-weight-complex="normal"/>
    </style:style>
    <style:style style:name="P1185" style:family="paragraph" style:parent-style-name="Text_20_body">
      <style:text-properties fo:font-weight="normal" officeooo:rsid="10e4338c" officeooo:paragraph-rsid="10e4338c" style:font-weight-asian="normal" style:font-weight-complex="normal"/>
    </style:style>
    <style:style style:name="P1186" style:family="paragraph" style:parent-style-name="Text_20_body" style:list-style-name="L8">
      <style:text-properties officeooo:rsid="00da2c96" officeooo:paragraph-rsid="00da2c96"/>
    </style:style>
    <style:style style:name="P1187" style:family="paragraph" style:parent-style-name="Text_20_body">
      <style:text-properties officeooo:rsid="10b0a88d" officeooo:paragraph-rsid="10b0a88d"/>
    </style:style>
    <style:style style:name="P1188" style:family="paragraph" style:parent-style-name="Text_20_body" style:list-style-name="L10">
      <style:text-properties style:font-name="Liberation Mono2" fo:font-size="10pt" officeooo:rsid="021b51b8" officeooo:paragraph-rsid="021b51b8" style:font-size-asian="10pt" style:font-size-complex="10pt"/>
    </style:style>
    <style:style style:name="P1189" style:family="paragraph" style:parent-style-name="Text_20_body">
      <style:text-properties style:font-name="Liberation Mono2" fo:font-size="10pt" officeooo:rsid="01a6c715" officeooo:paragraph-rsid="01a6c715" style:font-size-asian="10pt" style:font-size-complex="10pt"/>
    </style:style>
    <style:style style:name="P1190" style:family="paragraph" style:parent-style-name="Text_20_body">
      <style:text-properties style:font-name="Liberation Mono2" fo:font-size="10pt" officeooo:rsid="10dcbb9f" officeooo:paragraph-rsid="10ddcf6b" style:font-size-asian="10pt" style:font-size-complex="10pt"/>
    </style:style>
    <style:style style:name="P1191" style:family="paragraph" style:parent-style-name="Text_20_body" style:list-style-name="L10">
      <style:text-properties officeooo:rsid="021b51b8" officeooo:paragraph-rsid="021b51b8"/>
    </style:style>
    <style:style style:name="P1192" style:family="paragraph" style:parent-style-name="Text_20_body" style:list-style-name="L10">
      <style:text-properties officeooo:rsid="021d7afa" officeooo:paragraph-rsid="021d7afa"/>
    </style:style>
    <style:style style:name="P1193" style:family="paragraph" style:parent-style-name="Text_20_body">
      <style:text-properties officeooo:paragraph-rsid="10c4bac3"/>
    </style:style>
    <style:style style:name="P1194" style:family="paragraph" style:parent-style-name="Text_20_body">
      <style:text-properties officeooo:paragraph-rsid="10b827ad"/>
    </style:style>
    <style:style style:name="P1195" style:family="paragraph" style:parent-style-name="Text_20_body">
      <style:text-properties officeooo:rsid="10c90dfb" officeooo:paragraph-rsid="10c90dfb"/>
    </style:style>
    <style:style style:name="P1196" style:family="paragraph" style:parent-style-name="Text_20_body">
      <style:paragraph-properties fo:text-align="center" style:justify-single-word="false"/>
      <style:text-properties officeooo:rsid="10c90dfb" officeooo:paragraph-rsid="10c90dfb"/>
    </style:style>
    <style:style style:name="P1197" style:family="paragraph" style:parent-style-name="Text_20_body">
      <style:text-properties officeooo:paragraph-rsid="10c90dfb"/>
    </style:style>
    <style:style style:name="P1198" style:family="paragraph" style:parent-style-name="Text_20_body">
      <style:text-properties style:font-name="Liberation Mono2" fo:font-size="10pt" officeooo:rsid="10c90dfb" officeooo:paragraph-rsid="10c90dfb" style:font-size-asian="10pt" style:font-size-complex="10pt"/>
    </style:style>
    <style:style style:name="P1199" style:family="paragraph" style:parent-style-name="Text_20_body">
      <style:text-properties style:font-name="Liberation Mono2" fo:font-size="10pt" officeooo:rsid="10c9c554" officeooo:paragraph-rsid="10c9c554" style:font-size-asian="10pt" style:font-size-complex="10pt"/>
    </style:style>
    <style:style style:name="P1200" style:family="paragraph" style:parent-style-name="Text_20_body">
      <style:text-properties officeooo:rsid="10c9c554" officeooo:paragraph-rsid="10c9c554"/>
    </style:style>
    <style:style style:name="P1201" style:family="paragraph" style:parent-style-name="Text_20_body">
      <style:text-properties officeooo:rsid="10aa51f2" officeooo:paragraph-rsid="10ccb8b2"/>
    </style:style>
    <style:style style:name="P1202" style:family="paragraph" style:parent-style-name="Text_20_body">
      <style:text-properties officeooo:rsid="10ccb8b2" officeooo:paragraph-rsid="10ccb8b2"/>
    </style:style>
    <style:style style:name="P1203" style:family="paragraph" style:parent-style-name="Text_20_body">
      <style:text-properties officeooo:rsid="01248e09" officeooo:paragraph-rsid="10ccb8b2"/>
    </style:style>
    <style:style style:name="P1204" style:family="paragraph" style:parent-style-name="Text_20_body">
      <style:text-properties officeooo:rsid="01248e09" officeooo:paragraph-rsid="10d21ae7"/>
    </style:style>
    <style:style style:name="P1205" style:family="paragraph" style:parent-style-name="Text_20_body">
      <style:text-properties officeooo:paragraph-rsid="10ccb8b2"/>
    </style:style>
    <style:style style:name="P1206" style:family="paragraph" style:parent-style-name="Text_20_body">
      <style:text-properties officeooo:rsid="10b4100d" officeooo:paragraph-rsid="10ccb8b2"/>
    </style:style>
    <style:style style:name="P1207" style:family="paragraph" style:parent-style-name="Text_20_body">
      <style:text-properties officeooo:rsid="10b4100d" officeooo:paragraph-rsid="10cd0805"/>
    </style:style>
    <style:style style:name="P1208" style:family="paragraph" style:parent-style-name="Text_20_body">
      <style:text-properties officeooo:rsid="10b4f393" officeooo:paragraph-rsid="10ccb8b2"/>
    </style:style>
    <style:style style:name="P1209" style:family="paragraph" style:parent-style-name="Text_20_body">
      <style:text-properties officeooo:rsid="10b4f393" officeooo:paragraph-rsid="10cd0805"/>
    </style:style>
    <style:style style:name="P1210" style:family="paragraph" style:parent-style-name="Text_20_body">
      <style:text-properties officeooo:rsid="10b6983a" officeooo:paragraph-rsid="10ccb8b2"/>
    </style:style>
    <style:style style:name="P1211" style:family="paragraph" style:parent-style-name="Text_20_body">
      <style:text-properties officeooo:rsid="10b6983a" officeooo:paragraph-rsid="10cd0805"/>
    </style:style>
    <style:style style:name="P1212" style:family="paragraph" style:parent-style-name="Text_20_body">
      <style:text-properties officeooo:rsid="10b7be3c" officeooo:paragraph-rsid="10cd0805"/>
    </style:style>
    <style:style style:name="P1213" style:family="paragraph" style:parent-style-name="Text_20_body">
      <style:text-properties officeooo:paragraph-rsid="10cd0805"/>
    </style:style>
    <style:style style:name="P1214" style:family="paragraph" style:parent-style-name="Text_20_body">
      <style:paragraph-properties fo:text-align="center" style:justify-single-word="false"/>
      <style:text-properties officeooo:paragraph-rsid="10cd0805"/>
    </style:style>
    <style:style style:name="P1215" style:family="paragraph" style:parent-style-name="Text_20_body">
      <style:text-properties officeooo:paragraph-rsid="00fd44d2"/>
    </style:style>
    <style:style style:name="P1216" style:family="paragraph" style:parent-style-name="Text_20_body">
      <style:text-properties officeooo:rsid="10d02bf6" officeooo:paragraph-rsid="10d02bf6"/>
    </style:style>
    <style:style style:name="P1217" style:family="paragraph" style:parent-style-name="Text_20_body">
      <style:text-properties officeooo:rsid="10d17ee3" officeooo:paragraph-rsid="10d17ee3"/>
    </style:style>
    <style:style style:name="P1218" style:family="paragraph" style:parent-style-name="Text_20_body">
      <style:text-properties officeooo:paragraph-rsid="10d02bf6"/>
    </style:style>
    <style:style style:name="P1219" style:family="paragraph" style:parent-style-name="Text_20_body">
      <style:text-properties officeooo:paragraph-rsid="10d21ae7"/>
    </style:style>
    <style:style style:name="P1220" style:family="paragraph" style:parent-style-name="Text_20_body">
      <style:text-properties officeooo:rsid="10d4086b" officeooo:paragraph-rsid="10d4086b"/>
    </style:style>
    <style:style style:name="P1221" style:family="paragraph" style:parent-style-name="Text_20_body">
      <style:text-properties officeooo:rsid="1037871c" officeooo:paragraph-rsid="10d62ee8"/>
    </style:style>
    <style:style style:name="P1222" style:family="paragraph" style:parent-style-name="Text_20_body">
      <style:text-properties officeooo:rsid="10d813fb" officeooo:paragraph-rsid="10d813fb"/>
    </style:style>
    <style:style style:name="P1223" style:family="paragraph" style:parent-style-name="Text_20_body">
      <style:text-properties officeooo:rsid="10d934be" officeooo:paragraph-rsid="10d934be"/>
    </style:style>
    <style:style style:name="P1224" style:family="paragraph" style:parent-style-name="Text_20_body">
      <style:text-properties officeooo:rsid="10d9d7dd" officeooo:paragraph-rsid="10d9d7dd"/>
    </style:style>
    <style:style style:name="P1225" style:family="paragraph" style:parent-style-name="Text_20_body">
      <style:text-properties officeooo:paragraph-rsid="10d9d7dd"/>
    </style:style>
    <style:style style:name="P1226" style:family="paragraph" style:parent-style-name="Text_20_body">
      <style:text-properties officeooo:paragraph-rsid="019bf70e"/>
    </style:style>
    <style:style style:name="P1227" style:family="paragraph" style:parent-style-name="Text_20_body">
      <style:text-properties officeooo:rsid="10ddcf6b" officeooo:paragraph-rsid="10ddcf6b"/>
    </style:style>
    <style:style style:name="P1228" style:family="paragraph" style:parent-style-name="Text_20_body">
      <style:text-properties officeooo:rsid="00c13d78" officeooo:paragraph-rsid="00c13d78"/>
    </style:style>
    <style:style style:name="P1229" style:family="paragraph" style:parent-style-name="Text_20_body">
      <style:text-properties officeooo:paragraph-rsid="01984fef"/>
    </style:style>
    <style:style style:name="P1230" style:family="paragraph" style:parent-style-name="Text_20_body">
      <style:text-properties officeooo:paragraph-rsid="009a362e"/>
    </style:style>
    <style:style style:name="P1231" style:family="paragraph" style:parent-style-name="Text_20_body">
      <style:text-properties officeooo:rsid="0099d1a2" officeooo:paragraph-rsid="0099d1a2"/>
    </style:style>
    <style:style style:name="P1232" style:family="paragraph" style:parent-style-name="Text_20_body">
      <style:text-properties officeooo:rsid="10e19946" officeooo:paragraph-rsid="10e19946"/>
    </style:style>
    <style:style style:name="P1233" style:family="paragraph" style:parent-style-name="Text_20_body">
      <style:text-properties officeooo:rsid="009a362e" officeooo:paragraph-rsid="009a362e"/>
    </style:style>
    <style:style style:name="P1234" style:family="paragraph" style:parent-style-name="Text_20_body">
      <style:text-properties officeooo:rsid="10e4338c" officeooo:paragraph-rsid="10e4338c"/>
    </style:style>
    <style:style style:name="P1235" style:family="paragraph" style:parent-style-name="Text_20_body">
      <style:text-properties officeooo:paragraph-rsid="10e4338c"/>
    </style:style>
    <style:style style:name="P1236" style:family="paragraph" style:parent-style-name="Text_20_body">
      <style:text-properties officeooo:rsid="10e65b86" officeooo:paragraph-rsid="10e65b86"/>
    </style:style>
    <style:style style:name="P1237" style:family="paragraph" style:parent-style-name="Text_20_body">
      <style:text-properties officeooo:rsid="10e65b86" officeooo:paragraph-rsid="10e7d01d"/>
    </style:style>
    <style:style style:name="P1238" style:family="paragraph" style:parent-style-name="Text_20_body">
      <style:text-properties officeooo:paragraph-rsid="10e7d01d"/>
    </style:style>
    <style:style style:name="P1239" style:family="paragraph" style:parent-style-name="Text_20_body">
      <style:text-properties officeooo:rsid="10e7d01d" officeooo:paragraph-rsid="10e7d01d"/>
    </style:style>
    <style:style style:name="P1240" style:family="paragraph" style:parent-style-name="Text_20_body">
      <style:text-properties officeooo:rsid="10e9a855" officeooo:paragraph-rsid="10e9a855"/>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0130ce0d" style:font-style-asian="italic" style:font-weight-asian="bold" style:font-style-complex="italic" style:font-weight-complex="bold"/>
    </style:style>
    <style:style style:name="T30" style:family="text">
      <style:text-properties fo:font-weight="bold" officeooo:rsid="079d3c1d"/>
    </style:style>
    <style:style style:name="T31" style:family="text">
      <style:text-properties fo:font-style="italic" style:font-style-asian="italic" style:font-style-complex="italic"/>
    </style:style>
    <style:style style:name="T32" style:family="text">
      <style:text-properties fo:font-style="italic" officeooo:rsid="0090f809" style:font-style-asian="italic" style:font-style-complex="italic"/>
    </style:style>
    <style:style style:name="T33" style:family="text">
      <style:text-properties fo:font-style="italic" officeooo:rsid="00c4b1dc" style:font-style-asian="italic" style:font-style-complex="italic"/>
    </style:style>
    <style:style style:name="T34" style:family="text">
      <style:text-properties fo:font-style="italic" officeooo:rsid="00fa1fc4" style:font-style-asian="italic" style:font-style-complex="italic"/>
    </style:style>
    <style:style style:name="T35" style:family="text">
      <style:text-properties fo:font-style="italic" officeooo:rsid="0101e9b5" style:font-style-asian="italic" style:font-style-complex="italic"/>
    </style:style>
    <style:style style:name="T36" style:family="text">
      <style:text-properties fo:font-style="italic" officeooo:rsid="01446f4f" style:font-style-asian="italic" style:font-style-complex="italic"/>
    </style:style>
    <style:style style:name="T37" style:family="text">
      <style:text-properties fo:font-style="italic" officeooo:rsid="0151a14c" style:font-style-asian="italic" style:font-style-complex="italic"/>
    </style:style>
    <style:style style:name="T38" style:family="text">
      <style:text-properties fo:font-style="italic" officeooo:rsid="01606fa9" style:font-style-asian="italic" style:font-style-complex="italic"/>
    </style:style>
    <style:style style:name="T39" style:family="text">
      <style:text-properties fo:font-style="italic" officeooo:rsid="016271de" style:font-style-asian="italic" style:font-style-complex="italic"/>
    </style:style>
    <style:style style:name="T40" style:family="text">
      <style:text-properties fo:font-style="italic" officeooo:rsid="016fbea2" style:font-style-asian="italic" style:font-style-complex="italic"/>
    </style:style>
    <style:style style:name="T41" style:family="text">
      <style:text-properties fo:font-style="italic" officeooo:rsid="0170de5c" style:font-style-asian="italic" style:font-style-complex="italic"/>
    </style:style>
    <style:style style:name="T42" style:family="text">
      <style:text-properties fo:font-style="italic" officeooo:rsid="01741a9d" style:font-style-asian="italic" style:font-style-complex="italic"/>
    </style:style>
    <style:style style:name="T43" style:family="text">
      <style:text-properties fo:font-style="italic" officeooo:rsid="01748726" style:font-style-asian="italic" style:font-style-complex="italic"/>
    </style:style>
    <style:style style:name="T44" style:family="text">
      <style:text-properties fo:font-style="italic" officeooo:rsid="01762613"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b7d8ef"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79850"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fo:font-weight="bold" officeooo:rsid="007f9437" style:font-style-asian="italic" style:font-weight-asian="bold" style:font-style-complex="italic" style:font-weight-complex="bold"/>
    </style:style>
    <style:style style:name="T108" style:family="text">
      <style:text-properties fo:font-style="italic" fo:font-weight="bold" officeooo:rsid="00855305" style:font-style-asian="italic" style:font-weight-asian="bold" style:font-style-complex="italic" style:font-weight-complex="bold"/>
    </style:style>
    <style:style style:name="T109" style:family="text">
      <style:text-properties fo:font-style="italic" fo:font-weight="bold" officeooo:rsid="00a13599" style:font-style-asian="italic" style:font-weight-asian="bold" style:font-style-complex="italic" style:font-weight-complex="bold"/>
    </style:style>
    <style:style style:name="T110" style:family="text">
      <style:text-properties fo:font-style="italic" fo:font-weight="bold" officeooo:rsid="017cfc2e" style:font-style-asian="italic" style:font-weight-asian="bold" style:font-style-complex="italic" style:font-weight-complex="bold"/>
    </style:style>
    <style:style style:name="T111" style:family="text">
      <style:text-properties fo:font-style="italic" fo:font-weight="bold" officeooo:rsid="00959559" style:font-style-asian="italic" style:font-weight-asian="bold" style:font-style-complex="italic" style:font-weight-complex="bold"/>
    </style:style>
    <style:style style:name="T112" style:family="text">
      <style:text-properties fo:font-style="italic" fo:font-weight="bold" officeooo:rsid="052a3994" style:font-style-asian="italic" style:font-weight-asian="bold" style:font-style-complex="italic" style:font-weight-complex="bold"/>
    </style:style>
    <style:style style:name="T113" style:family="text">
      <style:text-properties fo:font-style="italic" fo:font-weight="bold" officeooo:rsid="0c0ca152" style:font-style-asian="italic" style:font-weight-asian="bold" style:font-style-complex="italic" style:font-weight-complex="bold"/>
    </style:style>
    <style:style style:name="T114" style:family="text">
      <style:text-properties fo:font-style="italic" fo:font-weight="bold" officeooo:rsid="0c879850" style:font-style-asian="italic" style:font-weight-asian="bold" style:font-style-complex="italic" style:font-weight-complex="bold"/>
    </style:style>
    <style:style style:name="T115" style:family="text">
      <style:text-properties fo:font-style="italic" fo:font-weight="bold" officeooo:rsid="0c953938" style:font-style-asian="italic" style:font-weight-asian="bold" style:font-style-complex="italic" style:font-weight-complex="bold"/>
    </style:style>
    <style:style style:name="T116" style:family="text">
      <style:text-properties fo:font-style="italic" fo:font-weight="bold" officeooo:rsid="0e8859af" style:font-style-asian="italic" style:font-weight-asian="bold" style:font-style-complex="italic" style:font-weight-complex="bold"/>
    </style:style>
    <style:style style:name="T117" style:family="text">
      <style:text-properties fo:font-style="italic" fo:font-weight="bold" officeooo:rsid="0fedcb7d" style:font-style-asian="italic" style:font-weight-asian="bold" style:font-style-complex="italic" style:font-weight-complex="bold"/>
    </style:style>
    <style:style style:name="T118" style:family="text">
      <style:text-properties fo:font-style="italic" fo:font-weight="bold" officeooo:rsid="0e7f370b" style:font-style-asian="italic" style:font-weight-asian="bold" style:font-style-complex="italic" style:font-weight-complex="bold"/>
    </style:style>
    <style:style style:name="T119" style:family="text">
      <style:text-properties fo:font-style="italic" fo:font-weight="bold" officeooo:rsid="0ff5ac79" style:font-style-asian="italic" style:font-weight-asian="bold" style:font-style-complex="italic" style:font-weight-complex="bold"/>
    </style:style>
    <style:style style:name="T120" style:family="text">
      <style:text-properties fo:font-style="italic" fo:font-weight="bold" officeooo:rsid="1023366d" style:font-style-asian="italic" style:font-weight-asian="bold" style:font-style-complex="italic" style:font-weight-complex="bold"/>
    </style:style>
    <style:style style:name="T121" style:family="text">
      <style:text-properties fo:font-style="italic" fo:font-weight="bold" officeooo:rsid="00baef1e" style:font-style-asian="italic" style:font-weight-asian="bold" style:font-style-complex="italic" style:font-weight-complex="bold"/>
    </style:style>
    <style:style style:name="T122" style:family="text">
      <style:text-properties fo:font-style="italic" fo:font-weight="bold" officeooo:rsid="1037b55a" style:font-style-asian="italic" style:font-weight-asian="bold" style:font-style-complex="italic" style:font-weight-complex="bold"/>
    </style:style>
    <style:style style:name="T123" style:family="text">
      <style:text-properties fo:font-style="italic" fo:font-weight="bold" officeooo:rsid="104c90fc" style:font-style-asian="italic" style:font-weight-asian="bold" style:font-style-complex="italic" style:font-weight-complex="bold"/>
    </style:style>
    <style:style style:name="T124" style:family="text">
      <style:text-properties fo:font-style="italic" fo:font-weight="bold" officeooo:rsid="10751ca7" style:font-style-asian="italic" style:font-weight-asian="bold" style:font-style-complex="italic" style:font-weight-complex="bold"/>
    </style:style>
    <style:style style:name="T125" style:family="text">
      <style:text-properties fo:font-style="italic" fo:font-weight="bold" officeooo:rsid="10e7d01d" style:font-style-asian="italic" style:font-weight-asian="bold" style:font-style-complex="italic" style:font-weight-complex="bold"/>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italic" fo:font-weight="normal" officeooo:rsid="0096821e" style:font-style-asian="italic" style:font-weight-asian="normal" style:font-style-complex="italic" style:font-weight-complex="normal"/>
    </style:style>
    <style:style style:name="T128" style:family="text">
      <style:text-properties fo:font-style="italic" fo:font-weight="normal" officeooo:rsid="00a13599" style:font-style-asian="italic" style:font-weight-asian="normal" style:font-style-complex="italic" style:font-weight-complex="normal"/>
    </style:style>
    <style:style style:name="T129" style:family="text">
      <style:text-properties fo:font-style="italic" fo:font-weight="normal" officeooo:rsid="016dffa2" style:font-style-asian="italic" style:font-weight-asian="normal" style:font-style-complex="italic" style:font-weight-complex="normal"/>
    </style:style>
    <style:style style:name="T130" style:family="text">
      <style:text-properties fo:font-style="italic" fo:font-weight="normal" officeooo:rsid="015afb60" style:font-style-asian="italic" style:font-weight-asian="normal" style:font-style-complex="italic" style:font-weight-complex="normal"/>
    </style:style>
    <style:style style:name="T131" style:family="text">
      <style:text-properties fo:font-style="italic" fo:font-weight="normal" officeooo:rsid="01814254" style:font-style-asian="italic" style:font-weight-asian="normal" style:font-style-complex="italic" style:font-weight-complex="normal"/>
    </style:style>
    <style:style style:name="T132" style:family="text">
      <style:text-properties fo:font-style="italic" fo:font-weight="normal" officeooo:rsid="0098ef9b" style:font-style-asian="italic" style:font-weight-asian="normal" style:font-style-complex="italic" style:font-weight-complex="normal"/>
    </style:style>
    <style:style style:name="T133" style:family="text">
      <style:text-properties fo:font-style="italic" fo:font-weight="normal" officeooo:rsid="0afb9899" style:font-style-asian="italic" style:font-weight-asian="normal" style:font-style-complex="italic" style:font-weight-complex="normal"/>
    </style:style>
    <style:style style:name="T134" style:family="text">
      <style:text-properties fo:font-style="italic" fo:font-weight="normal" officeooo:rsid="0c980686" style:font-style-asian="italic" style:font-weight-asian="normal" style:font-style-complex="italic" style:font-weight-complex="normal"/>
    </style:style>
    <style:style style:name="T135" style:family="text">
      <style:text-properties fo:font-style="italic" fo:font-weight="normal" officeooo:rsid="0d32d56e" style:font-style-asian="italic" style:font-weight-asian="normal" style:font-style-complex="italic" style:font-weight-complex="normal"/>
    </style:style>
    <style:style style:name="T136" style:family="text">
      <style:text-properties fo:font-style="italic" fo:font-weight="normal" officeooo:rsid="0d33ebf6" style:font-style-asian="italic" style:font-weight-asian="normal" style:font-style-complex="italic" style:font-weight-complex="normal"/>
    </style:style>
    <style:style style:name="T137" style:family="text">
      <style:text-properties fo:font-style="italic" fo:font-weight="normal" officeooo:rsid="0e40909b" style:font-style-asian="italic" style:font-weight-asian="normal" style:font-style-complex="italic" style:font-weight-complex="normal"/>
    </style:style>
    <style:style style:name="T138" style:family="text">
      <style:text-properties fo:font-style="italic" fo:font-weight="normal" officeooo:rsid="0e8859af" style:font-style-asian="italic" style:font-weight-asian="normal" style:font-style-complex="italic" style:font-weight-complex="normal"/>
    </style:style>
    <style:style style:name="T139" style:family="text">
      <style:text-properties fo:font-style="italic" fo:font-weight="normal" officeooo:rsid="0fedcb7d" style:font-style-asian="italic" style:font-weight-asian="normal" style:font-style-complex="italic" style:font-weight-complex="normal"/>
    </style:style>
    <style:style style:name="T140" style:family="text">
      <style:text-properties fo:font-style="italic" fo:font-weight="normal" officeooo:rsid="0e7db5c2" style:font-style-asian="italic" style:font-weight-asian="normal" style:font-style-complex="italic" style:font-weight-complex="normal"/>
    </style:style>
    <style:style style:name="T141" style:family="text">
      <style:text-properties fo:font-style="italic" fo:font-weight="normal" officeooo:rsid="1030709b" style:font-style-asian="italic" style:font-weight-asian="normal" style:font-style-complex="italic" style:font-weight-complex="normal"/>
    </style:style>
    <style:style style:name="T142" style:family="text">
      <style:text-properties fo:font-style="italic" fo:font-weight="normal" officeooo:rsid="1046247a" style:font-style-asian="italic" style:font-weight-asian="normal" style:font-style-complex="italic" style:font-weight-complex="normal"/>
    </style:style>
    <style:style style:name="T143" style:family="text">
      <style:text-properties fo:font-style="italic" fo:font-weight="normal" officeooo:rsid="105a0430" style:font-style-asian="italic" style:font-weight-asian="normal" style:font-style-complex="italic" style:font-weight-complex="normal"/>
    </style:style>
    <style:style style:name="T144" style:family="text">
      <style:text-properties fo:font-style="italic" fo:font-weight="normal" officeooo:rsid="1031f014" style:font-style-asian="italic" style:font-weight-asian="normal" style:font-style-complex="italic" style:font-weight-complex="normal"/>
    </style:style>
    <style:style style:name="T145" style:family="text">
      <style:text-properties fo:font-style="italic" fo:font-weight="normal" officeooo:rsid="0e445387" style:font-style-asian="italic" style:font-weight-asian="normal" style:font-style-complex="italic" style:font-weight-complex="normal"/>
    </style:style>
    <style:style style:name="T146" style:family="text">
      <style:text-properties fo:font-weight="normal" style:font-weight-asian="normal" style:font-weight-complex="normal"/>
    </style:style>
    <style:style style:name="T147" style:family="text">
      <style:text-properties fo:font-weight="normal" officeooo:rsid="002a9c1f" style:font-weight-asian="normal" style:font-weight-complex="normal"/>
    </style:style>
    <style:style style:name="T148" style:family="text">
      <style:text-properties fo:font-weight="normal" officeooo:rsid="006728eb" style:font-weight-asian="normal" style:font-weight-complex="normal"/>
    </style:style>
    <style:style style:name="T149" style:family="text">
      <style:text-properties fo:font-weight="normal" officeooo:rsid="00959559" style:font-weight-asian="normal" style:font-weight-complex="normal"/>
    </style:style>
    <style:style style:name="T150" style:family="text">
      <style:text-properties fo:font-weight="normal" officeooo:rsid="00993621" style:font-weight-asian="normal" style:font-weight-complex="normal"/>
    </style:style>
    <style:style style:name="T151" style:family="text">
      <style:text-properties fo:font-weight="normal" officeooo:rsid="00b3ad7e" style:font-weight-asian="normal" style:font-weight-complex="normal"/>
    </style:style>
    <style:style style:name="T152" style:family="text">
      <style:text-properties fo:font-weight="normal" officeooo:rsid="00e7b3fa" style:font-weight-asian="normal" style:font-weight-complex="normal"/>
    </style:style>
    <style:style style:name="T153" style:family="text">
      <style:text-properties fo:font-weight="normal" officeooo:rsid="00f8a84d" style:font-weight-asian="normal" style:font-weight-complex="normal"/>
    </style:style>
    <style:style style:name="T154" style:family="text">
      <style:text-properties fo:font-weight="normal" officeooo:rsid="00fa1fc4" style:font-weight-asian="normal" style:font-weight-complex="normal"/>
    </style:style>
    <style:style style:name="T155" style:family="text">
      <style:text-properties fo:font-weight="normal" officeooo:rsid="0108b46a" style:font-weight-asian="normal" style:font-weight-complex="normal"/>
    </style:style>
    <style:style style:name="T156" style:family="text">
      <style:text-properties fo:font-weight="normal" officeooo:rsid="010fbfa9" style:font-weight-asian="normal" style:font-weight-complex="normal"/>
    </style:style>
    <style:style style:name="T157" style:family="text">
      <style:text-properties fo:font-weight="normal" officeooo:rsid="014a8a70" style:font-weight-asian="normal" style:font-weight-complex="normal"/>
    </style:style>
    <style:style style:name="T158" style:family="text">
      <style:text-properties fo:font-weight="normal" officeooo:rsid="020ef690" style:font-weight-asian="normal" style:font-weight-complex="normal"/>
    </style:style>
    <style:style style:name="T159" style:family="text">
      <style:text-properties fo:font-weight="normal" officeooo:rsid="06a8f7df" style:font-weight-asian="normal" style:font-weight-complex="normal"/>
    </style:style>
    <style:style style:name="T160" style:family="text">
      <style:text-properties fo:font-weight="normal" officeooo:rsid="06b18df9" style:font-weight-asian="normal" style:font-weight-complex="normal"/>
    </style:style>
    <style:style style:name="T161" style:family="text">
      <style:text-properties fo:font-weight="normal" officeooo:rsid="075fb756" style:font-weight-asian="normal" style:font-weight-complex="normal"/>
    </style:style>
    <style:style style:name="T162" style:family="text">
      <style:text-properties fo:font-weight="normal" officeooo:rsid="079d3c1d" style:font-weight-asian="normal" style:font-weight-complex="normal"/>
    </style:style>
    <style:style style:name="T163" style:family="text">
      <style:text-properties fo:font-weight="normal" officeooo:rsid="0bf5a5ee" style:font-weight-asian="normal" style:font-weight-complex="normal"/>
    </style:style>
    <style:style style:name="T164" style:family="text">
      <style:text-properties fo:font-weight="normal" officeooo:rsid="0c0e23c3" style:font-weight-asian="normal" style:font-weight-complex="normal"/>
    </style:style>
    <style:style style:name="T165" style:family="text">
      <style:text-properties fo:font-weight="normal" officeooo:rsid="0c79d0c1" style:font-weight-asian="normal" style:font-weight-complex="normal"/>
    </style:style>
    <style:style style:name="T166" style:family="text">
      <style:text-properties fo:font-weight="normal" officeooo:rsid="0c89435c" style:font-weight-asian="normal" style:font-weight-complex="normal"/>
    </style:style>
    <style:style style:name="T167" style:family="text">
      <style:text-properties fo:font-weight="normal" officeooo:rsid="0c953938" style:font-weight-asian="normal" style:font-weight-complex="normal"/>
    </style:style>
    <style:style style:name="T168" style:family="text">
      <style:text-properties fo:font-weight="normal" officeooo:rsid="0d32d56e" style:font-weight-asian="normal" style:font-weight-complex="normal"/>
    </style:style>
    <style:style style:name="T169" style:family="text">
      <style:text-properties fo:font-weight="normal" officeooo:rsid="0d33ebf6" style:font-weight-asian="normal" style:font-weight-complex="normal"/>
    </style:style>
    <style:style style:name="T170" style:family="text">
      <style:text-properties fo:font-weight="normal" officeooo:rsid="0e448a4b" style:font-weight-asian="normal" style:font-weight-complex="normal"/>
    </style:style>
    <style:style style:name="T171" style:family="text">
      <style:text-properties fo:font-weight="normal" officeooo:rsid="0e46652b" style:font-weight-asian="normal" style:font-weight-complex="normal"/>
    </style:style>
    <style:style style:name="T172" style:family="text">
      <style:text-properties fo:font-weight="normal" officeooo:rsid="0e75d3e8" style:font-weight-asian="normal" style:font-weight-complex="normal"/>
    </style:style>
    <style:style style:name="T173" style:family="text">
      <style:text-properties fo:font-weight="normal" officeooo:rsid="001a4a19" style:font-weight-asian="normal" style:font-weight-complex="normal"/>
    </style:style>
    <style:style style:name="T174" style:family="text">
      <style:text-properties fo:font-weight="normal" officeooo:rsid="0ff5ac79" style:font-weight-asian="normal" style:font-weight-complex="normal"/>
    </style:style>
    <style:style style:name="T175" style:family="text">
      <style:text-properties fo:font-weight="normal" officeooo:rsid="103c0359" style:font-weight-asian="normal" style:font-weight-complex="normal"/>
    </style:style>
    <style:style style:name="T176" style:family="text">
      <style:text-properties fo:font-weight="normal" officeooo:rsid="079e4ac7" style:font-weight-asian="normal" style:font-weight-complex="normal"/>
    </style:style>
    <style:style style:name="T177" style:family="text">
      <style:text-properties fo:font-weight="normal" officeooo:rsid="10489e14" style:font-weight-asian="normal" style:font-weight-complex="normal"/>
    </style:style>
    <style:style style:name="T178" style:family="text">
      <style:text-properties fo:font-weight="normal" officeooo:rsid="105399fe" style:font-weight-asian="normal" style:font-weight-complex="normal"/>
    </style:style>
    <style:style style:name="T179" style:family="text">
      <style:text-properties fo:font-weight="normal" officeooo:rsid="10549aab" style:font-weight-asian="normal" style:font-weight-complex="normal"/>
    </style:style>
    <style:style style:name="T180" style:family="text">
      <style:text-properties fo:font-weight="normal" officeooo:rsid="1054cb10" style:font-weight-asian="normal" style:font-weight-complex="normal"/>
    </style:style>
    <style:style style:name="T181" style:family="text">
      <style:text-properties fo:font-weight="normal" officeooo:rsid="105e3be7" style:font-weight-asian="normal" style:font-weight-complex="normal"/>
    </style:style>
    <style:style style:name="T182" style:family="text">
      <style:text-properties fo:font-weight="normal" officeooo:rsid="105e56dc" style:font-weight-asian="normal" style:font-weight-complex="normal"/>
    </style:style>
    <style:style style:name="T183" style:family="text">
      <style:text-properties fo:font-weight="normal" officeooo:rsid="105b6939" style:font-weight-asian="normal" style:font-weight-complex="normal"/>
    </style:style>
    <style:style style:name="T184" style:family="text">
      <style:text-properties fo:font-weight="normal" officeooo:rsid="1071da26" style:font-weight-asian="normal" style:font-weight-complex="normal"/>
    </style:style>
    <style:style style:name="T185" style:family="text">
      <style:text-properties fo:font-weight="normal" officeooo:rsid="0ffebee9" style:font-weight-asian="normal" style:font-weight-complex="normal"/>
    </style:style>
    <style:style style:name="T186" style:family="text">
      <style:text-properties fo:font-weight="normal" officeooo:rsid="1031f014" style:font-weight-asian="normal" style:font-weight-complex="normal"/>
    </style:style>
    <style:style style:name="T187" style:family="text">
      <style:text-properties fo:font-weight="normal" officeooo:rsid="10751ca7" style:font-weight-asian="normal" style:font-weight-complex="normal"/>
    </style:style>
    <style:style style:name="T188" style:family="text">
      <style:text-properties fo:font-weight="normal" officeooo:rsid="10c4bac3" style:font-weight-asian="normal" style:font-weight-complex="normal"/>
    </style:style>
    <style:style style:name="T189" style:family="text">
      <style:text-properties fo:font-style="normal" style:font-style-asian="normal" style:font-style-complex="normal"/>
    </style:style>
    <style:style style:name="T190" style:family="text">
      <style:text-properties fo:font-style="normal" officeooo:rsid="002a9c1f" style:font-style-asian="normal" style:font-style-complex="normal"/>
    </style:style>
    <style:style style:name="T191" style:family="text">
      <style:text-properties fo:font-style="normal" officeooo:rsid="006e9076" style:font-style-asian="normal" style:font-style-complex="normal"/>
    </style:style>
    <style:style style:name="T192" style:family="text">
      <style:text-properties fo:font-style="normal" officeooo:rsid="00755109" style:font-style-asian="normal" style:font-style-complex="normal"/>
    </style:style>
    <style:style style:name="T193" style:family="text">
      <style:text-properties fo:font-style="normal" officeooo:rsid="0077e2b5" style:font-style-asian="normal" style:font-style-complex="normal"/>
    </style:style>
    <style:style style:name="T194" style:family="text">
      <style:text-properties fo:font-style="normal" officeooo:rsid="007f9437" style:font-style-asian="normal" style:font-style-complex="normal"/>
    </style:style>
    <style:style style:name="T195" style:family="text">
      <style:text-properties fo:font-style="normal" officeooo:rsid="00855305" style:font-style-asian="normal" style:font-style-complex="normal"/>
    </style:style>
    <style:style style:name="T196" style:family="text">
      <style:text-properties fo:font-style="normal" officeooo:rsid="00959559" style:font-style-asian="normal" style:font-style-complex="normal"/>
    </style:style>
    <style:style style:name="T197" style:family="text">
      <style:text-properties fo:font-style="normal" officeooo:rsid="00c4b1dc" style:font-style-asian="normal" style:font-style-complex="normal"/>
    </style:style>
    <style:style style:name="T198" style:family="text">
      <style:text-properties fo:font-style="normal" officeooo:rsid="00c56989" style:font-style-asian="normal" style:font-style-complex="normal"/>
    </style:style>
    <style:style style:name="T199" style:family="text">
      <style:text-properties fo:font-style="normal" officeooo:rsid="00d06681" style:font-style-asian="normal" style:font-style-complex="normal"/>
    </style:style>
    <style:style style:name="T200" style:family="text">
      <style:text-properties fo:font-style="normal" officeooo:rsid="00e3cc6d" style:font-style-asian="normal" style:font-style-complex="normal"/>
    </style:style>
    <style:style style:name="T201" style:family="text">
      <style:text-properties fo:font-style="normal" officeooo:rsid="00f1130d" style:font-style-asian="normal" style:font-style-complex="normal"/>
    </style:style>
    <style:style style:name="T202" style:family="text">
      <style:text-properties fo:font-style="normal" officeooo:rsid="00fa1fc4" style:font-style-asian="normal" style:font-style-complex="normal"/>
    </style:style>
    <style:style style:name="T203" style:family="text">
      <style:text-properties fo:font-style="normal" officeooo:rsid="0101e9b5" style:font-style-asian="normal" style:font-style-complex="normal"/>
    </style:style>
    <style:style style:name="T204" style:family="text">
      <style:text-properties fo:font-style="normal" officeooo:rsid="0107ec7c" style:font-style-asian="normal" style:font-style-complex="normal"/>
    </style:style>
    <style:style style:name="T205" style:family="text">
      <style:text-properties fo:font-style="normal" officeooo:rsid="01386224" style:font-style-asian="normal" style:font-style-complex="normal"/>
    </style:style>
    <style:style style:name="T206" style:family="text">
      <style:text-properties fo:font-style="normal" officeooo:rsid="01446f4f" style:font-style-asian="normal" style:font-style-complex="normal"/>
    </style:style>
    <style:style style:name="T207" style:family="text">
      <style:text-properties fo:font-style="normal" officeooo:rsid="0151a14c" style:font-style-asian="normal" style:font-style-complex="normal"/>
    </style:style>
    <style:style style:name="T208" style:family="text">
      <style:text-properties fo:font-style="normal" officeooo:rsid="01606fa9" style:font-style-asian="normal" style:font-style-complex="normal"/>
    </style:style>
    <style:style style:name="T209" style:family="text">
      <style:text-properties fo:font-style="normal" officeooo:rsid="0170de5c" style:font-style-asian="normal" style:font-style-complex="normal"/>
    </style:style>
    <style:style style:name="T210" style:family="text">
      <style:text-properties fo:font-style="normal" officeooo:rsid="01748726" style:font-style-asian="normal" style:font-style-complex="normal"/>
    </style:style>
    <style:style style:name="T211" style:family="text">
      <style:text-properties fo:font-style="normal" officeooo:rsid="01762613" style:font-style-asian="normal" style:font-style-complex="normal"/>
    </style:style>
    <style:style style:name="T212" style:family="text">
      <style:text-properties fo:font-style="normal" officeooo:rsid="01832bff" style:font-style-asian="normal" style:font-style-complex="normal"/>
    </style:style>
    <style:style style:name="T213" style:family="text">
      <style:text-properties fo:font-style="normal" officeooo:rsid="0189f995" style:font-style-asian="normal" style:font-style-complex="normal"/>
    </style:style>
    <style:style style:name="T214" style:family="text">
      <style:text-properties fo:font-style="normal" officeooo:rsid="01947b64" style:font-style-asian="normal" style:font-style-complex="normal"/>
    </style:style>
    <style:style style:name="T215" style:family="text">
      <style:text-properties fo:font-style="normal" officeooo:rsid="019c3328" style:font-style-asian="normal" style:font-style-complex="normal"/>
    </style:style>
    <style:style style:name="T216" style:family="text">
      <style:text-properties fo:font-style="normal" officeooo:rsid="019e3113" style:font-style-asian="normal" style:font-style-complex="normal"/>
    </style:style>
    <style:style style:name="T217" style:family="text">
      <style:text-properties fo:font-style="normal" officeooo:rsid="01a6c715" style:font-style-asian="normal" style:font-style-complex="normal"/>
    </style:style>
    <style:style style:name="T218" style:family="text">
      <style:text-properties fo:font-style="normal" officeooo:rsid="01a8bdd5" style:font-style-asian="normal" style:font-style-complex="normal"/>
    </style:style>
    <style:style style:name="T219" style:family="text">
      <style:text-properties fo:font-style="normal" officeooo:rsid="01b7d8ef" style:font-style-asian="normal" style:font-style-complex="normal"/>
    </style:style>
    <style:style style:name="T220" style:family="text">
      <style:text-properties fo:font-style="normal" officeooo:rsid="01b8960e" style:font-style-asian="normal" style:font-style-complex="normal"/>
    </style:style>
    <style:style style:name="T221" style:family="text">
      <style:text-properties fo:font-style="normal" officeooo:rsid="01cb23c4" style:font-style-asian="normal" style:font-style-complex="normal"/>
    </style:style>
    <style:style style:name="T222" style:family="text">
      <style:text-properties fo:font-style="normal" officeooo:rsid="01cd336c" style:font-style-asian="normal" style:font-style-complex="normal"/>
    </style:style>
    <style:style style:name="T223" style:family="text">
      <style:text-properties fo:font-style="normal" officeooo:rsid="01d01259" style:font-style-asian="normal" style:font-style-complex="normal"/>
    </style:style>
    <style:style style:name="T224" style:family="text">
      <style:text-properties fo:font-style="normal" officeooo:rsid="01d78476" style:font-style-asian="normal" style:font-style-complex="normal"/>
    </style:style>
    <style:style style:name="T225" style:family="text">
      <style:text-properties fo:font-style="normal" officeooo:rsid="01de5895" style:font-style-asian="normal" style:font-style-complex="normal"/>
    </style:style>
    <style:style style:name="T226" style:family="text">
      <style:text-properties fo:font-style="normal" officeooo:rsid="01df79bc" style:font-style-asian="normal" style:font-style-complex="normal"/>
    </style:style>
    <style:style style:name="T227" style:family="text">
      <style:text-properties fo:font-style="normal" officeooo:rsid="01e0b091" style:font-style-asian="normal" style:font-style-complex="normal"/>
    </style:style>
    <style:style style:name="T228" style:family="text">
      <style:text-properties fo:font-style="normal" officeooo:rsid="01f2ce26" style:font-style-asian="normal" style:font-style-complex="normal"/>
    </style:style>
    <style:style style:name="T229" style:family="text">
      <style:text-properties fo:font-style="normal" officeooo:rsid="020c5064" style:font-style-asian="normal" style:font-style-complex="normal"/>
    </style:style>
    <style:style style:name="T230" style:family="text">
      <style:text-properties fo:font-style="normal" officeooo:rsid="020c80f8" style:font-style-asian="normal" style:font-style-complex="normal"/>
    </style:style>
    <style:style style:name="T231" style:family="text">
      <style:text-properties fo:font-style="normal" officeooo:rsid="020e2ea5" style:font-style-asian="normal" style:font-style-complex="normal"/>
    </style:style>
    <style:style style:name="T232" style:family="text">
      <style:text-properties fo:font-style="normal" officeooo:rsid="020ef690" style:font-style-asian="normal" style:font-style-complex="normal"/>
    </style:style>
    <style:style style:name="T233" style:family="text">
      <style:text-properties fo:font-style="normal" officeooo:rsid="0215a235" style:font-style-asian="normal" style:font-style-complex="normal"/>
    </style:style>
    <style:style style:name="T234" style:family="text">
      <style:text-properties fo:font-style="normal" officeooo:rsid="02180d0d" style:font-style-asian="normal" style:font-style-complex="normal"/>
    </style:style>
    <style:style style:name="T235" style:family="text">
      <style:text-properties fo:font-style="normal" officeooo:rsid="021d7afa" style:font-style-asian="normal" style:font-style-complex="normal"/>
    </style:style>
    <style:style style:name="T236" style:family="text">
      <style:text-properties fo:font-style="normal" officeooo:rsid="022191a2" style:font-style-asian="normal" style:font-style-complex="normal"/>
    </style:style>
    <style:style style:name="T237" style:family="text">
      <style:text-properties fo:font-style="normal" officeooo:rsid="022e61d4" style:font-style-asian="normal" style:font-style-complex="normal"/>
    </style:style>
    <style:style style:name="T238" style:family="text">
      <style:text-properties fo:font-style="normal" officeooo:rsid="0233d0cb" style:font-style-asian="normal" style:font-style-complex="normal"/>
    </style:style>
    <style:style style:name="T239" style:family="text">
      <style:text-properties fo:font-style="normal" officeooo:rsid="0234f024" style:font-style-asian="normal" style:font-style-complex="normal"/>
    </style:style>
    <style:style style:name="T240" style:family="text">
      <style:text-properties fo:font-style="normal" officeooo:rsid="0125f43e" style:font-style-asian="normal" style:font-style-complex="normal"/>
    </style:style>
    <style:style style:name="T241" style:family="text">
      <style:text-properties fo:font-style="normal" officeooo:rsid="02376ca5" style:font-style-asian="normal" style:font-style-complex="normal"/>
    </style:style>
    <style:style style:name="T242" style:family="text">
      <style:text-properties fo:font-style="normal" officeooo:rsid="02399bfc" style:font-style-asian="normal" style:font-style-complex="normal"/>
    </style:style>
    <style:style style:name="T243" style:family="text">
      <style:text-properties fo:font-style="normal" officeooo:rsid="023b4683" style:font-style-asian="normal" style:font-style-complex="normal"/>
    </style:style>
    <style:style style:name="T244" style:family="text">
      <style:text-properties fo:font-style="normal" officeooo:rsid="024b9bb3" style:font-style-asian="normal" style:font-style-complex="normal"/>
    </style:style>
    <style:style style:name="T245" style:family="text">
      <style:text-properties fo:font-style="normal" officeooo:rsid="04009322" style:font-style-asian="normal" style:font-style-complex="normal"/>
    </style:style>
    <style:style style:name="T246" style:family="text">
      <style:text-properties fo:font-style="normal" officeooo:rsid="049131f6" style:font-style-asian="normal" style:font-style-complex="normal"/>
    </style:style>
    <style:style style:name="T247" style:family="text">
      <style:text-properties fo:font-style="normal" officeooo:rsid="04f70dd4" style:font-style-asian="normal" style:font-style-complex="normal"/>
    </style:style>
    <style:style style:name="T248" style:family="text">
      <style:text-properties fo:font-style="normal" officeooo:rsid="051dfdd3" style:font-style-asian="normal" style:font-style-complex="normal"/>
    </style:style>
    <style:style style:name="T249" style:family="text">
      <style:text-properties fo:font-style="normal" officeooo:rsid="052c14ff" style:font-style-asian="normal" style:font-style-complex="normal"/>
    </style:style>
    <style:style style:name="T250" style:family="text">
      <style:text-properties fo:font-style="normal" officeooo:rsid="0601b349" style:font-style-asian="normal" style:font-style-complex="normal"/>
    </style:style>
    <style:style style:name="T251" style:family="text">
      <style:text-properties fo:font-style="normal" officeooo:rsid="066ae693" style:font-style-asian="normal" style:font-style-complex="normal"/>
    </style:style>
    <style:style style:name="T252" style:family="text">
      <style:text-properties fo:font-style="normal" officeooo:rsid="066bdf73" style:font-style-asian="normal" style:font-style-complex="normal"/>
    </style:style>
    <style:style style:name="T253" style:family="text">
      <style:text-properties fo:font-style="normal" officeooo:rsid="067dc553" style:font-style-asian="normal" style:font-style-complex="normal"/>
    </style:style>
    <style:style style:name="T254" style:family="text">
      <style:text-properties fo:font-style="normal" officeooo:rsid="067ff8f3" style:font-style-asian="normal" style:font-style-complex="normal"/>
    </style:style>
    <style:style style:name="T255" style:family="text">
      <style:text-properties fo:font-style="normal" officeooo:rsid="067ed626" style:font-style-asian="normal" style:font-style-complex="normal"/>
    </style:style>
    <style:style style:name="T256" style:family="text">
      <style:text-properties fo:font-style="normal" officeooo:rsid="06803c26" style:font-style-asian="normal" style:font-style-complex="normal"/>
    </style:style>
    <style:style style:name="T257" style:family="text">
      <style:text-properties fo:font-style="normal" officeooo:rsid="0687a8a2" style:font-style-asian="normal" style:font-style-complex="normal"/>
    </style:style>
    <style:style style:name="T258" style:family="text">
      <style:text-properties fo:font-style="normal" officeooo:rsid="06959d71" style:font-style-asian="normal" style:font-style-complex="normal"/>
    </style:style>
    <style:style style:name="T259" style:family="text">
      <style:text-properties fo:font-style="normal" officeooo:rsid="069c068a" style:font-style-asian="normal" style:font-style-complex="normal"/>
    </style:style>
    <style:style style:name="T260" style:family="text">
      <style:text-properties fo:font-style="normal" officeooo:rsid="069d00d0" style:font-style-asian="normal" style:font-style-complex="normal"/>
    </style:style>
    <style:style style:name="T261" style:family="text">
      <style:text-properties fo:font-style="normal" officeooo:rsid="06b1a458" style:font-style-asian="normal" style:font-style-complex="normal"/>
    </style:style>
    <style:style style:name="T262" style:family="text">
      <style:text-properties fo:font-style="normal" officeooo:rsid="06bd07da" style:font-style-asian="normal" style:font-style-complex="normal"/>
    </style:style>
    <style:style style:name="T263" style:family="text">
      <style:text-properties fo:font-style="normal" officeooo:rsid="07620a69" style:font-style-asian="normal" style:font-style-complex="normal"/>
    </style:style>
    <style:style style:name="T264" style:family="text">
      <style:text-properties fo:font-style="normal" officeooo:rsid="09f1b92f" style:font-style-asian="normal" style:font-style-complex="normal"/>
    </style:style>
    <style:style style:name="T265" style:family="text">
      <style:text-properties fo:font-style="normal" officeooo:rsid="09f359e0" style:font-style-asian="normal" style:font-style-complex="normal"/>
    </style:style>
    <style:style style:name="T266" style:family="text">
      <style:text-properties fo:font-style="normal" officeooo:rsid="0a7b8727" style:font-style-asian="normal" style:font-style-complex="normal"/>
    </style:style>
    <style:style style:name="T267" style:family="text">
      <style:text-properties fo:font-style="normal" officeooo:rsid="0a7def2c" style:font-style-asian="normal" style:font-style-complex="normal"/>
    </style:style>
    <style:style style:name="T268" style:family="text">
      <style:text-properties fo:font-style="normal" officeooo:rsid="0a80910b" style:font-style-asian="normal" style:font-style-complex="normal"/>
    </style:style>
    <style:style style:name="T269" style:family="text">
      <style:text-properties fo:font-style="normal" officeooo:rsid="0afdf933" style:font-style-asian="normal" style:font-style-complex="normal"/>
    </style:style>
    <style:style style:name="T270" style:family="text">
      <style:text-properties fo:font-style="normal" officeooo:rsid="0b6faa1f" style:font-style-asian="normal" style:font-style-complex="normal"/>
    </style:style>
    <style:style style:name="T271" style:family="text">
      <style:text-properties fo:font-style="normal" officeooo:rsid="0bf5a5ee" style:font-style-asian="normal" style:font-style-complex="normal"/>
    </style:style>
    <style:style style:name="T272" style:family="text">
      <style:text-properties fo:font-style="normal" officeooo:rsid="0bf3f5c8" style:font-style-asian="normal" style:font-style-complex="normal"/>
    </style:style>
    <style:style style:name="T273" style:family="text">
      <style:text-properties fo:font-style="normal" officeooo:rsid="0c77636e" style:font-style-asian="normal" style:font-style-complex="normal"/>
    </style:style>
    <style:style style:name="T274" style:family="text">
      <style:text-properties fo:font-style="normal" officeooo:rsid="0c79d0c1" style:font-style-asian="normal" style:font-style-complex="normal"/>
    </style:style>
    <style:style style:name="T275" style:family="text">
      <style:text-properties fo:font-style="normal" officeooo:rsid="0c853bc1" style:font-style-asian="normal" style:font-style-complex="normal"/>
    </style:style>
    <style:style style:name="T276" style:family="text">
      <style:text-properties fo:font-style="normal" officeooo:rsid="0c879850" style:font-style-asian="normal" style:font-style-complex="normal"/>
    </style:style>
    <style:style style:name="T277" style:family="text">
      <style:text-properties fo:font-style="normal" officeooo:rsid="0c980686" style:font-style-asian="normal" style:font-style-complex="normal"/>
    </style:style>
    <style:style style:name="T278" style:family="text">
      <style:text-properties fo:font-style="normal" officeooo:rsid="0c82af79" style:font-style-asian="normal" style:font-style-complex="normal"/>
    </style:style>
    <style:style style:name="T279" style:family="text">
      <style:text-properties fo:font-style="normal" officeooo:rsid="0d33ebf6" style:font-style-asian="normal" style:font-style-complex="normal"/>
    </style:style>
    <style:style style:name="T280" style:family="text">
      <style:text-properties fo:font-style="normal" officeooo:rsid="0d35fdf2" style:font-style-asian="normal" style:font-style-complex="normal"/>
    </style:style>
    <style:style style:name="T281" style:family="text">
      <style:text-properties fo:font-style="normal" officeooo:rsid="0d350d37" style:font-style-asian="normal" style:font-style-complex="normal"/>
    </style:style>
    <style:style style:name="T282" style:family="text">
      <style:text-properties fo:font-style="normal" officeooo:rsid="0d605a99" style:font-style-asian="normal" style:font-style-complex="normal"/>
    </style:style>
    <style:style style:name="T283" style:family="text">
      <style:text-properties fo:font-style="normal" officeooo:rsid="0d635cd4" style:font-style-asian="normal" style:font-style-complex="normal"/>
    </style:style>
    <style:style style:name="T284" style:family="text">
      <style:text-properties fo:font-style="normal" officeooo:rsid="0e40909b" style:font-style-asian="normal" style:font-style-complex="normal"/>
    </style:style>
    <style:style style:name="T285" style:family="text">
      <style:text-properties fo:font-style="normal" officeooo:rsid="0e46652b" style:font-style-asian="normal" style:font-style-complex="normal"/>
    </style:style>
    <style:style style:name="T286" style:family="text">
      <style:text-properties fo:font-style="normal" officeooo:rsid="0e75d3e8" style:font-style-asian="normal" style:font-style-complex="normal"/>
    </style:style>
    <style:style style:name="T287" style:family="text">
      <style:text-properties fo:font-style="normal" officeooo:rsid="0e9cc06c" style:font-style-asian="normal" style:font-style-complex="normal"/>
    </style:style>
    <style:style style:name="T288" style:family="text">
      <style:text-properties fo:font-style="normal" officeooo:rsid="0ee19a87" style:font-style-asian="normal" style:font-style-complex="normal"/>
    </style:style>
    <style:style style:name="T289" style:family="text">
      <style:text-properties fo:font-style="normal" officeooo:rsid="0fedd881" style:font-style-asian="normal" style:font-style-complex="normal"/>
    </style:style>
    <style:style style:name="T290" style:family="text">
      <style:text-properties fo:font-style="normal" officeooo:rsid="0fee14c0" style:font-style-asian="normal" style:font-style-complex="normal"/>
    </style:style>
    <style:style style:name="T291" style:family="text">
      <style:text-properties fo:font-style="normal" officeooo:rsid="0fef65c2" style:font-style-asian="normal" style:font-style-complex="normal"/>
    </style:style>
    <style:style style:name="T292" style:family="text">
      <style:text-properties fo:font-style="normal" officeooo:rsid="0ffcf975" style:font-style-asian="normal" style:font-style-complex="normal"/>
    </style:style>
    <style:style style:name="T293" style:family="text">
      <style:text-properties fo:font-style="normal" officeooo:rsid="1017608c" style:font-style-asian="normal" style:font-style-complex="normal"/>
    </style:style>
    <style:style style:name="T294" style:family="text">
      <style:text-properties fo:font-style="normal" officeooo:rsid="1023366d" style:font-style-asian="normal" style:font-style-complex="normal"/>
    </style:style>
    <style:style style:name="T295" style:family="text">
      <style:text-properties fo:font-style="normal" officeooo:rsid="1025d6db" style:font-style-asian="normal" style:font-style-complex="normal"/>
    </style:style>
    <style:style style:name="T296" style:family="text">
      <style:text-properties fo:font-style="normal" officeooo:rsid="1034024b" style:font-style-asian="normal" style:font-style-complex="normal"/>
    </style:style>
    <style:style style:name="T297" style:family="text">
      <style:text-properties fo:font-style="normal" officeooo:rsid="10453146" style:font-style-asian="normal" style:font-style-complex="normal"/>
    </style:style>
    <style:style style:name="T298" style:family="text">
      <style:text-properties fo:font-style="normal" officeooo:rsid="10489e14" style:font-style-asian="normal" style:font-style-complex="normal"/>
    </style:style>
    <style:style style:name="T299" style:family="text">
      <style:text-properties fo:font-style="normal" officeooo:rsid="10490489" style:font-style-asian="normal" style:font-style-complex="normal"/>
    </style:style>
    <style:style style:name="T300" style:family="text">
      <style:text-properties fo:font-style="normal" officeooo:rsid="10496f38" style:font-style-asian="normal" style:font-style-complex="normal"/>
    </style:style>
    <style:style style:name="T301" style:family="text">
      <style:text-properties fo:font-style="normal" officeooo:rsid="0c0ca152" style:font-style-asian="normal" style:font-style-complex="normal"/>
    </style:style>
    <style:style style:name="T302" style:family="text">
      <style:text-properties fo:font-style="normal" officeooo:rsid="105b6939" style:font-style-asian="normal" style:font-style-complex="normal"/>
    </style:style>
    <style:style style:name="T303" style:family="text">
      <style:text-properties fo:font-style="normal" officeooo:rsid="106593a2" style:font-style-asian="normal" style:font-style-complex="normal"/>
    </style:style>
    <style:style style:name="T304" style:family="text">
      <style:text-properties fo:font-style="normal" officeooo:rsid="1064311b" style:font-style-asian="normal" style:font-style-complex="normal"/>
    </style:style>
    <style:style style:name="T305" style:family="text">
      <style:text-properties fo:font-style="normal" officeooo:rsid="106782da" style:font-style-asian="normal" style:font-style-complex="normal"/>
    </style:style>
    <style:style style:name="T306" style:family="text">
      <style:text-properties fo:font-style="normal" officeooo:rsid="1027a8ba" style:font-style-asian="normal" style:font-style-complex="normal"/>
    </style:style>
    <style:style style:name="T307" style:family="text">
      <style:text-properties fo:font-style="normal" officeooo:rsid="106d2959" style:font-style-asian="normal" style:font-style-complex="normal"/>
    </style:style>
    <style:style style:name="T308" style:family="text">
      <style:text-properties fo:font-style="normal" officeooo:rsid="1070b3c1" style:font-style-asian="normal" style:font-style-complex="normal"/>
    </style:style>
    <style:style style:name="T309" style:family="text">
      <style:text-properties fo:font-style="normal" officeooo:rsid="1070c9c9" style:font-style-asian="normal" style:font-style-complex="normal"/>
    </style:style>
    <style:style style:name="T310" style:family="text">
      <style:text-properties fo:font-style="normal" officeooo:rsid="107e5fa3" style:font-style-asian="normal" style:font-style-complex="normal"/>
    </style:style>
    <style:style style:name="T311" style:family="text">
      <style:text-properties fo:font-style="normal" officeooo:rsid="1087c796" style:font-style-asian="normal" style:font-style-complex="normal"/>
    </style:style>
    <style:style style:name="T312" style:family="text">
      <style:text-properties fo:font-style="normal" officeooo:rsid="109f7a1a" style:font-style-asian="normal" style:font-style-complex="normal"/>
    </style:style>
    <style:style style:name="T313" style:family="text">
      <style:text-properties fo:font-style="normal" officeooo:rsid="10aa51f2" style:font-style-asian="normal" style:font-style-complex="normal"/>
    </style:style>
    <style:style style:name="T314" style:family="text">
      <style:text-properties fo:font-style="normal" officeooo:rsid="10b8e4e6" style:font-style-asian="normal" style:font-style-complex="normal"/>
    </style:style>
    <style:style style:name="T315" style:family="text">
      <style:text-properties fo:font-style="normal" officeooo:rsid="10d17ee3" style:font-style-asian="normal" style:font-style-complex="normal"/>
    </style:style>
    <style:style style:name="T316" style:family="text">
      <style:text-properties fo:font-style="normal" officeooo:rsid="10d02bf6" style:font-style-asian="normal" style:font-style-complex="normal"/>
    </style:style>
    <style:style style:name="T317" style:family="text">
      <style:text-properties fo:font-style="normal" officeooo:rsid="01984fef" style:font-style-asian="normal" style:font-style-complex="normal"/>
    </style:style>
    <style:style style:name="T318" style:family="text">
      <style:text-properties fo:font-style="normal" officeooo:rsid="10e7d01d" style:font-style-asian="normal" style:font-style-complex="normal"/>
    </style:style>
    <style:style style:name="T319" style:family="text">
      <style:text-properties fo:font-style="normal" fo:font-weight="normal" style:font-style-asian="normal" style:font-weight-asian="normal" style:font-style-complex="normal" style:font-weight-complex="normal"/>
    </style:style>
    <style:style style:name="T320" style:family="text">
      <style:text-properties fo:font-style="normal" fo:font-weight="normal" officeooo:rsid="002a9c1f" style:font-style-asian="normal" style:font-weight-asian="normal" style:font-style-complex="normal" style:font-weight-complex="normal"/>
    </style:style>
    <style:style style:name="T321" style:family="text">
      <style:text-properties fo:font-style="normal" fo:font-weight="normal" officeooo:rsid="0031f245" style:font-style-asian="normal" style:font-weight-asian="normal" style:font-style-complex="normal" style:font-weight-complex="normal"/>
    </style:style>
    <style:style style:name="T322" style:family="text">
      <style:text-properties fo:font-style="normal" fo:font-weight="normal" officeooo:rsid="003478e0" style:font-style-asian="normal" style:font-weight-asian="normal" style:font-style-complex="normal" style:font-weight-complex="normal"/>
    </style:style>
    <style:style style:name="T323" style:family="text">
      <style:text-properties fo:font-style="normal" fo:font-weight="normal" officeooo:rsid="00504951" style:font-style-asian="normal" style:font-weight-asian="normal" style:font-style-complex="normal" style:font-weight-complex="normal"/>
    </style:style>
    <style:style style:name="T324" style:family="text">
      <style:text-properties fo:font-style="normal" fo:font-weight="normal" officeooo:rsid="00755109" style:font-style-asian="normal" style:font-weight-asian="normal" style:font-style-complex="normal" style:font-weight-complex="normal"/>
    </style:style>
    <style:style style:name="T325" style:family="text">
      <style:text-properties fo:font-style="normal" fo:font-weight="normal" officeooo:rsid="007f9437" style:font-style-asian="normal" style:font-weight-asian="normal" style:font-style-complex="normal" style:font-weight-complex="normal"/>
    </style:style>
    <style:style style:name="T326" style:family="text">
      <style:text-properties fo:font-style="normal" fo:font-weight="normal" officeooo:rsid="00855305" style:font-style-asian="normal" style:font-weight-asian="normal" style:font-style-complex="normal" style:font-weight-complex="normal"/>
    </style:style>
    <style:style style:name="T327" style:family="text">
      <style:text-properties fo:font-style="normal" fo:font-weight="normal" officeooo:rsid="00959559" style:font-style-asian="normal" style:font-weight-asian="normal" style:font-style-complex="normal" style:font-weight-complex="normal"/>
    </style:style>
    <style:style style:name="T328" style:family="text">
      <style:text-properties fo:font-style="normal" fo:font-weight="normal" officeooo:rsid="0096821e" style:font-style-asian="normal" style:font-weight-asian="normal" style:font-style-complex="normal" style:font-weight-complex="normal"/>
    </style:style>
    <style:style style:name="T329" style:family="text">
      <style:text-properties fo:font-style="normal" fo:font-weight="normal" officeooo:rsid="0098ef9b" style:font-style-asian="normal" style:font-weight-asian="normal" style:font-style-complex="normal" style:font-weight-complex="normal"/>
    </style:style>
    <style:style style:name="T330" style:family="text">
      <style:text-properties fo:font-style="normal" fo:font-weight="normal" officeooo:rsid="009a362e" style:font-style-asian="normal" style:font-weight-asian="normal" style:font-style-complex="normal" style:font-weight-complex="normal"/>
    </style:style>
    <style:style style:name="T331" style:family="text">
      <style:text-properties fo:font-style="normal" fo:font-weight="normal" officeooo:rsid="00a13599" style:font-style-asian="normal" style:font-weight-asian="normal" style:font-style-complex="normal" style:font-weight-complex="normal"/>
    </style:style>
    <style:style style:name="T332" style:family="text">
      <style:text-properties fo:font-style="normal" fo:font-weight="normal" officeooo:rsid="010fbfa9" style:font-style-asian="normal" style:font-weight-asian="normal" style:font-style-complex="normal" style:font-weight-complex="normal"/>
    </style:style>
    <style:style style:name="T333" style:family="text">
      <style:text-properties fo:font-style="normal" fo:font-weight="normal" officeooo:rsid="0130ce0d" style:font-style-asian="normal" style:font-weight-asian="normal" style:font-style-complex="normal" style:font-weight-complex="normal"/>
    </style:style>
    <style:style style:name="T334" style:family="text">
      <style:text-properties fo:font-style="normal" fo:font-weight="normal" officeooo:rsid="016b839a" style:font-style-asian="normal" style:font-weight-asian="normal" style:font-style-complex="normal" style:font-weight-complex="normal"/>
    </style:style>
    <style:style style:name="T335" style:family="text">
      <style:text-properties fo:font-style="normal" fo:font-weight="normal" officeooo:rsid="016d286d" style:font-style-asian="normal" style:font-weight-asian="normal" style:font-style-complex="normal" style:font-weight-complex="normal"/>
    </style:style>
    <style:style style:name="T336" style:family="text">
      <style:text-properties fo:font-style="normal" fo:font-weight="normal" officeooo:rsid="016d5f7e" style:font-style-asian="normal" style:font-weight-asian="normal" style:font-style-complex="normal" style:font-weight-complex="normal"/>
    </style:style>
    <style:style style:name="T337" style:family="text">
      <style:text-properties fo:font-style="normal" fo:font-weight="normal" officeooo:rsid="01741a9d" style:font-style-asian="normal" style:font-weight-asian="normal" style:font-style-complex="normal" style:font-weight-complex="normal"/>
    </style:style>
    <style:style style:name="T338" style:family="text">
      <style:text-properties fo:font-style="normal" fo:font-weight="normal" officeooo:rsid="017cfc2e" style:font-style-asian="normal" style:font-weight-asian="normal" style:font-style-complex="normal" style:font-weight-complex="normal"/>
    </style:style>
    <style:style style:name="T339" style:family="text">
      <style:text-properties fo:font-style="normal" fo:font-weight="normal" officeooo:rsid="017dd1f5" style:font-style-asian="normal" style:font-weight-asian="normal" style:font-style-complex="normal" style:font-weight-complex="normal"/>
    </style:style>
    <style:style style:name="T340" style:family="text">
      <style:text-properties fo:font-style="normal" fo:font-weight="normal" officeooo:rsid="01814254" style:font-style-asian="normal" style:font-weight-asian="normal" style:font-style-complex="normal" style:font-weight-complex="normal"/>
    </style:style>
    <style:style style:name="T341" style:family="text">
      <style:text-properties fo:font-style="normal" fo:font-weight="normal" officeooo:rsid="018a7c53" style:font-style-asian="normal" style:font-weight-asian="normal" style:font-style-complex="normal" style:font-weight-complex="normal"/>
    </style:style>
    <style:style style:name="T342" style:family="text">
      <style:text-properties fo:font-style="normal" fo:font-weight="normal" officeooo:rsid="01f2ce26" style:font-style-asian="normal" style:font-weight-asian="normal" style:font-style-complex="normal" style:font-weight-complex="normal"/>
    </style:style>
    <style:style style:name="T343" style:family="text">
      <style:text-properties fo:font-style="normal" fo:font-weight="normal" officeooo:rsid="020ef690" style:font-style-asian="normal" style:font-weight-asian="normal" style:font-style-complex="normal" style:font-weight-complex="normal"/>
    </style:style>
    <style:style style:name="T344" style:family="text">
      <style:text-properties fo:font-style="normal" fo:font-weight="normal" officeooo:rsid="0210cee3" style:font-style-asian="normal" style:font-weight-asian="normal" style:font-style-complex="normal" style:font-weight-complex="normal"/>
    </style:style>
    <style:style style:name="T345" style:family="text">
      <style:text-properties fo:font-style="normal" fo:font-weight="normal" officeooo:rsid="024369e2" style:font-style-asian="normal" style:font-weight-asian="normal" style:font-style-complex="normal" style:font-weight-complex="normal"/>
    </style:style>
    <style:style style:name="T346" style:family="text">
      <style:text-properties fo:font-style="normal" fo:font-weight="normal" officeooo:rsid="05354ae9" style:font-style-asian="normal" style:font-weight-asian="normal" style:font-style-complex="normal" style:font-weight-complex="normal"/>
    </style:style>
    <style:style style:name="T347" style:family="text">
      <style:text-properties fo:font-style="normal" fo:font-weight="normal" officeooo:rsid="05357f06" style:font-style-asian="normal" style:font-weight-asian="normal" style:font-style-complex="normal" style:font-weight-complex="normal"/>
    </style:style>
    <style:style style:name="T348" style:family="text">
      <style:text-properties fo:font-style="normal" fo:font-weight="normal" officeooo:rsid="052a3994" style:font-style-asian="normal" style:font-weight-asian="normal" style:font-style-complex="normal" style:font-weight-complex="normal"/>
    </style:style>
    <style:style style:name="T349" style:family="text">
      <style:text-properties fo:font-style="normal" fo:font-weight="normal" officeooo:rsid="0536e29b" style:font-style-asian="normal" style:font-weight-asian="normal" style:font-style-complex="normal" style:font-weight-complex="normal"/>
    </style:style>
    <style:style style:name="T350" style:family="text">
      <style:text-properties fo:font-style="normal" fo:font-weight="normal" officeooo:rsid="052ba80a" style:font-style-asian="normal" style:font-weight-asian="normal" style:font-style-complex="normal" style:font-weight-complex="normal"/>
    </style:style>
    <style:style style:name="T351" style:family="text">
      <style:text-properties fo:font-style="normal" fo:font-weight="normal" officeooo:rsid="06941ed4" style:font-style-asian="normal" style:font-weight-asian="normal" style:font-style-complex="normal" style:font-weight-complex="normal"/>
    </style:style>
    <style:style style:name="T352" style:family="text">
      <style:text-properties fo:font-style="normal" fo:font-weight="normal" officeooo:rsid="0a80910b" style:font-style-asian="normal" style:font-weight-asian="normal" style:font-style-complex="normal" style:font-weight-complex="normal"/>
    </style:style>
    <style:style style:name="T353" style:family="text">
      <style:text-properties fo:font-style="normal" fo:font-weight="normal" officeooo:rsid="02376ca5" style:font-style-asian="normal" style:font-weight-asian="normal" style:font-style-complex="normal" style:font-weight-complex="normal"/>
    </style:style>
    <style:style style:name="T354" style:family="text">
      <style:text-properties fo:font-style="normal" fo:font-weight="normal" officeooo:rsid="0afc813f" style:font-style-asian="normal" style:font-weight-asian="normal" style:font-style-complex="normal" style:font-weight-complex="normal"/>
    </style:style>
    <style:style style:name="T355" style:family="text">
      <style:text-properties fo:font-style="normal" fo:font-weight="normal" officeooo:rsid="0afd75d0" style:font-style-asian="normal" style:font-weight-asian="normal" style:font-style-complex="normal" style:font-weight-complex="normal"/>
    </style:style>
    <style:style style:name="T356" style:family="text">
      <style:text-properties fo:font-style="normal" fo:font-weight="normal" officeooo:rsid="0afdf933" style:font-style-asian="normal" style:font-weight-asian="normal" style:font-style-complex="normal" style:font-weight-complex="normal"/>
    </style:style>
    <style:style style:name="T357" style:family="text">
      <style:text-properties fo:font-style="normal" fo:font-weight="normal" officeooo:rsid="0c0ca152" style:font-style-asian="normal" style:font-weight-asian="normal" style:font-style-complex="normal" style:font-weight-complex="normal"/>
    </style:style>
    <style:style style:name="T358" style:family="text">
      <style:text-properties fo:font-style="normal" fo:font-weight="normal" officeooo:rsid="0c77636e" style:font-style-asian="normal" style:font-weight-asian="normal" style:font-style-complex="normal" style:font-weight-complex="normal"/>
    </style:style>
    <style:style style:name="T359" style:family="text">
      <style:text-properties fo:font-style="normal" fo:font-weight="normal" officeooo:rsid="0c780d38" style:font-style-asian="normal" style:font-weight-asian="normal" style:font-style-complex="normal" style:font-weight-complex="normal"/>
    </style:style>
    <style:style style:name="T360" style:family="text">
      <style:text-properties fo:font-style="normal" fo:font-weight="normal" officeooo:rsid="0afb9899" style:font-style-asian="normal" style:font-weight-asian="normal" style:font-style-complex="normal" style:font-weight-complex="normal"/>
    </style:style>
    <style:style style:name="T361" style:family="text">
      <style:text-properties fo:font-style="normal" fo:font-weight="normal" officeooo:rsid="0c879850" style:font-style-asian="normal" style:font-weight-asian="normal" style:font-style-complex="normal" style:font-weight-complex="normal"/>
    </style:style>
    <style:style style:name="T362" style:family="text">
      <style:text-properties fo:font-style="normal" fo:font-weight="normal" officeooo:rsid="0c93a75c" style:font-style-asian="normal" style:font-weight-asian="normal" style:font-style-complex="normal" style:font-weight-complex="normal"/>
    </style:style>
    <style:style style:name="T363" style:family="text">
      <style:text-properties fo:font-style="normal" fo:font-weight="normal" officeooo:rsid="0c953938" style:font-style-asian="normal" style:font-weight-asian="normal" style:font-style-complex="normal" style:font-weight-complex="normal"/>
    </style:style>
    <style:style style:name="T364" style:family="text">
      <style:text-properties fo:font-style="normal" fo:font-weight="normal" officeooo:rsid="0c963a01" style:font-style-asian="normal" style:font-weight-asian="normal" style:font-style-complex="normal" style:font-weight-complex="normal"/>
    </style:style>
    <style:style style:name="T365" style:family="text">
      <style:text-properties fo:font-style="normal" fo:font-weight="normal" officeooo:rsid="0d32d56e" style:font-style-asian="normal" style:font-weight-asian="normal" style:font-style-complex="normal" style:font-weight-complex="normal"/>
    </style:style>
    <style:style style:name="T366" style:family="text">
      <style:text-properties fo:font-style="normal" fo:font-weight="normal" officeooo:rsid="0d33ebf6" style:font-style-asian="normal" style:font-weight-asian="normal" style:font-style-complex="normal" style:font-weight-complex="normal"/>
    </style:style>
    <style:style style:name="T367" style:family="text">
      <style:text-properties fo:font-style="normal" fo:font-weight="normal" officeooo:rsid="0d350d37" style:font-style-asian="normal" style:font-weight-asian="normal" style:font-style-complex="normal" style:font-weight-complex="normal"/>
    </style:style>
    <style:style style:name="T368" style:family="text">
      <style:text-properties fo:font-style="normal" fo:font-weight="normal" officeooo:rsid="0d635cd4" style:font-style-asian="normal" style:font-weight-asian="normal" style:font-style-complex="normal" style:font-weight-complex="normal"/>
    </style:style>
    <style:style style:name="T369" style:family="text">
      <style:text-properties fo:font-style="normal" fo:font-weight="normal" officeooo:rsid="0de45ac6" style:font-style-asian="normal" style:font-weight-asian="normal" style:font-style-complex="normal" style:font-weight-complex="normal"/>
    </style:style>
    <style:style style:name="T370" style:family="text">
      <style:text-properties fo:font-style="normal" fo:font-weight="normal" officeooo:rsid="0e40909b" style:font-style-asian="normal" style:font-weight-asian="normal" style:font-style-complex="normal" style:font-weight-complex="normal"/>
    </style:style>
    <style:style style:name="T371" style:family="text">
      <style:text-properties fo:font-style="normal" fo:font-weight="normal" officeooo:rsid="0e426f4f" style:font-style-asian="normal" style:font-weight-asian="normal" style:font-style-complex="normal" style:font-weight-complex="normal"/>
    </style:style>
    <style:style style:name="T372" style:family="text">
      <style:text-properties fo:font-style="normal" fo:font-weight="normal" officeooo:rsid="0e445387" style:font-style-asian="normal" style:font-weight-asian="normal" style:font-style-complex="normal" style:font-weight-complex="normal"/>
    </style:style>
    <style:style style:name="T373" style:family="text">
      <style:text-properties fo:font-style="normal" fo:font-weight="normal" officeooo:rsid="0e7db5c2" style:font-style-asian="normal" style:font-weight-asian="normal" style:font-style-complex="normal" style:font-weight-complex="normal"/>
    </style:style>
    <style:style style:name="T374" style:family="text">
      <style:text-properties fo:font-style="normal" fo:font-weight="normal" officeooo:rsid="0e7f370b" style:font-style-asian="normal" style:font-weight-asian="normal" style:font-style-complex="normal" style:font-weight-complex="normal"/>
    </style:style>
    <style:style style:name="T375" style:family="text">
      <style:text-properties fo:font-style="normal" fo:font-weight="normal" officeooo:rsid="0e8859af" style:font-style-asian="normal" style:font-weight-asian="normal" style:font-style-complex="normal" style:font-weight-complex="normal"/>
    </style:style>
    <style:style style:name="T376" style:family="text">
      <style:text-properties fo:font-style="normal" fo:font-weight="normal" officeooo:rsid="0e89d9ae" style:font-style-asian="normal" style:font-weight-asian="normal" style:font-style-complex="normal" style:font-weight-complex="normal"/>
    </style:style>
    <style:style style:name="T377" style:family="text">
      <style:text-properties fo:font-style="normal" fo:font-weight="normal" officeooo:rsid="0fec0eee" style:font-style-asian="normal" style:font-weight-asian="normal" style:font-style-complex="normal" style:font-weight-complex="normal"/>
    </style:style>
    <style:style style:name="T378" style:family="text">
      <style:text-properties fo:font-style="normal" fo:font-weight="normal" officeooo:rsid="0fedcb7d" style:font-style-asian="normal" style:font-weight-asian="normal" style:font-style-complex="normal" style:font-weight-complex="normal"/>
    </style:style>
    <style:style style:name="T379" style:family="text">
      <style:text-properties fo:font-style="normal" fo:font-weight="normal" officeooo:rsid="0fedd881" style:font-style-asian="normal" style:font-weight-asian="normal" style:font-style-complex="normal" style:font-weight-complex="normal"/>
    </style:style>
    <style:style style:name="T380" style:family="text">
      <style:text-properties fo:font-style="normal" fo:font-weight="normal" officeooo:rsid="0ff5ac79" style:font-style-asian="normal" style:font-weight-asian="normal" style:font-style-complex="normal" style:font-weight-complex="normal"/>
    </style:style>
    <style:style style:name="T381" style:family="text">
      <style:text-properties fo:font-style="normal" fo:font-weight="normal" officeooo:rsid="0ffcf975" style:font-style-asian="normal" style:font-weight-asian="normal" style:font-style-complex="normal" style:font-weight-complex="normal"/>
    </style:style>
    <style:style style:name="T382" style:family="text">
      <style:text-properties fo:font-style="normal" fo:font-weight="normal" officeooo:rsid="100c42b2" style:font-style-asian="normal" style:font-weight-asian="normal" style:font-style-complex="normal" style:font-weight-complex="normal"/>
    </style:style>
    <style:style style:name="T383" style:family="text">
      <style:text-properties fo:font-style="normal" fo:font-weight="normal" officeooo:rsid="100f05ee" style:font-style-asian="normal" style:font-weight-asian="normal" style:font-style-complex="normal" style:font-weight-complex="normal"/>
    </style:style>
    <style:style style:name="T384" style:family="text">
      <style:text-properties fo:font-style="normal" fo:font-weight="normal" officeooo:rsid="101126be" style:font-style-asian="normal" style:font-weight-asian="normal" style:font-style-complex="normal" style:font-weight-complex="normal"/>
    </style:style>
    <style:style style:name="T385" style:family="text">
      <style:text-properties fo:font-style="normal" fo:font-weight="normal" officeooo:rsid="1017608c" style:font-style-asian="normal" style:font-weight-asian="normal" style:font-style-complex="normal" style:font-weight-complex="normal"/>
    </style:style>
    <style:style style:name="T386" style:family="text">
      <style:text-properties fo:font-style="normal" fo:font-weight="normal" officeooo:rsid="1030709b" style:font-style-asian="normal" style:font-weight-asian="normal" style:font-style-complex="normal" style:font-weight-complex="normal"/>
    </style:style>
    <style:style style:name="T387" style:family="text">
      <style:text-properties fo:font-style="normal" fo:font-weight="normal" officeooo:rsid="00baef1e" style:font-style-asian="normal" style:font-weight-asian="normal" style:font-style-complex="normal" style:font-weight-complex="normal"/>
    </style:style>
    <style:style style:name="T388" style:family="text">
      <style:text-properties fo:font-style="normal" fo:font-weight="normal" officeooo:rsid="1037b55a" style:font-style-asian="normal" style:font-weight-asian="normal" style:font-style-complex="normal" style:font-weight-complex="normal"/>
    </style:style>
    <style:style style:name="T389" style:family="text">
      <style:text-properties fo:font-style="normal" fo:font-weight="normal" officeooo:rsid="1046247a" style:font-style-asian="normal" style:font-weight-asian="normal" style:font-style-complex="normal" style:font-weight-complex="normal"/>
    </style:style>
    <style:style style:name="T390" style:family="text">
      <style:text-properties fo:font-style="normal" fo:font-weight="normal" officeooo:rsid="10490489" style:font-style-asian="normal" style:font-weight-asian="normal" style:font-style-complex="normal" style:font-weight-complex="normal"/>
    </style:style>
    <style:style style:name="T391" style:family="text">
      <style:text-properties fo:font-style="normal" fo:font-weight="normal" officeooo:rsid="1054ec52" style:font-style-asian="normal" style:font-weight-asian="normal" style:font-style-complex="normal" style:font-weight-complex="normal"/>
    </style:style>
    <style:style style:name="T392" style:family="text">
      <style:text-properties fo:font-style="normal" fo:font-weight="normal" officeooo:rsid="10571c33" style:font-style-asian="normal" style:font-weight-asian="normal" style:font-style-complex="normal" style:font-weight-complex="normal"/>
    </style:style>
    <style:style style:name="T393" style:family="text">
      <style:text-properties fo:font-style="normal" fo:font-weight="normal" officeooo:rsid="10584865" style:font-style-asian="normal" style:font-weight-asian="normal" style:font-style-complex="normal" style:font-weight-complex="normal"/>
    </style:style>
    <style:style style:name="T394" style:family="text">
      <style:text-properties fo:font-style="normal" fo:font-weight="normal" officeooo:rsid="1058770e" style:font-style-asian="normal" style:font-weight-asian="normal" style:font-style-complex="normal" style:font-weight-complex="normal"/>
    </style:style>
    <style:style style:name="T395" style:family="text">
      <style:text-properties fo:font-style="normal" fo:font-weight="normal" officeooo:rsid="1039d93a" style:font-style-asian="normal" style:font-weight-asian="normal" style:font-style-complex="normal" style:font-weight-complex="normal"/>
    </style:style>
    <style:style style:name="T396" style:family="text">
      <style:text-properties fo:font-style="normal" fo:font-weight="normal" officeooo:rsid="105947aa" style:font-style-asian="normal" style:font-weight-asian="normal" style:font-style-complex="normal" style:font-weight-complex="normal"/>
    </style:style>
    <style:style style:name="T397" style:family="text">
      <style:text-properties fo:font-style="normal" fo:font-weight="normal" officeooo:rsid="105a0430" style:font-style-asian="normal" style:font-weight-asian="normal" style:font-style-complex="normal" style:font-weight-complex="normal"/>
    </style:style>
    <style:style style:name="T398" style:family="text">
      <style:text-properties fo:font-style="normal" fo:font-weight="normal" officeooo:rsid="105f3bf3" style:font-style-asian="normal" style:font-weight-asian="normal" style:font-style-complex="normal" style:font-weight-complex="normal"/>
    </style:style>
    <style:style style:name="T399" style:family="text">
      <style:text-properties fo:font-style="normal" fo:font-weight="normal" officeooo:rsid="10679c37" style:font-style-asian="normal" style:font-weight-asian="normal" style:font-style-complex="normal" style:font-weight-complex="normal"/>
    </style:style>
    <style:style style:name="T400" style:family="text">
      <style:text-properties fo:font-style="normal" fo:font-weight="normal" officeooo:rsid="069d26c8" style:font-style-asian="normal" style:font-weight-asian="normal" style:font-style-complex="normal" style:font-weight-complex="normal"/>
    </style:style>
    <style:style style:name="T401" style:family="text">
      <style:text-properties fo:font-style="normal" fo:font-weight="normal" officeooo:rsid="1071da26" style:font-style-asian="normal" style:font-weight-asian="normal" style:font-style-complex="normal" style:font-weight-complex="normal"/>
    </style:style>
    <style:style style:name="T402" style:family="text">
      <style:text-properties fo:font-style="normal" fo:font-weight="normal" officeooo:rsid="1031f014" style:font-style-asian="normal" style:font-weight-asian="normal" style:font-style-complex="normal" style:font-weight-complex="normal"/>
    </style:style>
    <style:style style:name="T403" style:family="text">
      <style:text-properties fo:font-style="normal" fo:font-weight="normal" officeooo:rsid="10751ca7" style:font-style-asian="normal" style:font-weight-asian="normal" style:font-style-complex="normal" style:font-weight-complex="normal"/>
    </style:style>
    <style:style style:name="T404" style:family="text">
      <style:text-properties fo:font-style="normal" fo:font-weight="normal" officeooo:rsid="10b34ab1" style:font-style-asian="normal" style:font-weight-asian="normal" style:font-style-complex="normal" style:font-weight-complex="normal"/>
    </style:style>
    <style:style style:name="T405" style:family="text">
      <style:text-properties fo:font-style="normal" fo:font-weight="normal" officeooo:rsid="10d62ee8" style:font-style-asian="normal" style:font-weight-asian="normal" style:font-style-complex="normal" style:font-weight-complex="normal"/>
    </style:style>
    <style:style style:name="T406" style:family="text">
      <style:text-properties fo:font-style="normal" fo:font-weight="normal" officeooo:rsid="10d813fb" style:font-style-asian="normal" style:font-weight-asian="normal" style:font-style-complex="normal" style:font-weight-complex="normal"/>
    </style:style>
    <style:style style:name="T407" style:family="text">
      <style:text-properties fo:font-style="normal" fo:font-weight="normal" officeooo:rsid="10d917a1" style:font-style-asian="normal" style:font-weight-asian="normal" style:font-style-complex="normal" style:font-weight-complex="normal"/>
    </style:style>
    <style:style style:name="T408" style:family="text">
      <style:text-properties fo:font-style="normal" fo:font-weight="normal" officeooo:rsid="10d934be" style:font-style-asian="normal" style:font-weight-asian="normal" style:font-style-complex="normal" style:font-weight-complex="normal"/>
    </style:style>
    <style:style style:name="T409" style:family="text">
      <style:text-properties fo:font-style="normal" fo:font-weight="normal" officeooo:rsid="10e19946" style:font-style-asian="normal" style:font-weight-asian="normal" style:font-style-complex="normal" style:font-weight-complex="normal"/>
    </style:style>
    <style:style style:name="T410" style:family="text">
      <style:text-properties fo:font-style="normal" fo:font-weight="normal" officeooo:rsid="10e28caa" style:font-style-asian="normal" style:font-weight-asian="normal" style:font-style-complex="normal" style:font-weight-complex="normal"/>
    </style:style>
    <style:style style:name="T411" style:family="text">
      <style:text-properties fo:font-style="normal" fo:font-weight="normal" officeooo:rsid="10e65b86" style:font-style-asian="normal" style:font-weight-asian="normal" style:font-style-complex="normal" style:font-weight-complex="normal"/>
    </style:style>
    <style:style style:name="T412" style:family="text">
      <style:text-properties fo:font-style="normal" fo:font-weight="normal" officeooo:rsid="10e7d01d" style:font-style-asian="normal" style:font-weight-asian="normal" style:font-style-complex="normal" style:font-weight-complex="normal"/>
    </style:style>
    <style:style style:name="T413" style:family="text">
      <style:text-properties fo:font-style="normal" fo:font-weight="bold" style:font-style-asian="normal" style:font-weight-asian="bold" style:font-style-complex="normal" style:font-weight-complex="bold"/>
    </style:style>
    <style:style style:name="T414" style:family="text">
      <style:text-properties fo:font-style="normal" fo:font-weight="bold" officeooo:rsid="00755109" style:font-style-asian="normal" style:font-weight-asian="bold" style:font-style-complex="normal" style:font-weight-complex="bold"/>
    </style:style>
    <style:style style:name="T415" style:family="text">
      <style:text-properties fo:font-style="normal" fo:font-weight="bold" officeooo:rsid="05357f06" style:font-style-asian="normal" style:font-weight-asian="bold" style:font-style-complex="normal" style:font-weight-complex="bold"/>
    </style:style>
    <style:style style:name="T416" style:family="text">
      <style:text-properties fo:font-style="normal" fo:font-weight="bold" officeooo:rsid="052a3994" style:font-style-asian="normal" style:font-weight-asian="bold" style:font-style-complex="normal" style:font-weight-complex="bold"/>
    </style:style>
    <style:style style:name="T417" style:family="text">
      <style:text-properties fo:font-style="normal" fo:font-weight="bold" officeooo:rsid="0a80910b" style:font-style-asian="normal" style:font-weight-asian="bold" style:font-style-complex="normal" style:font-weight-complex="bold"/>
    </style:style>
    <style:style style:name="T418" style:family="text">
      <style:text-properties fo:font-style="normal" fo:font-weight="bold" officeooo:rsid="0c77636e" style:font-style-asian="normal" style:font-weight-asian="bold" style:font-style-complex="normal" style:font-weight-complex="bold"/>
    </style:style>
    <style:style style:name="T419" style:family="text">
      <style:text-properties fo:font-style="normal" fo:font-weight="bold" officeooo:rsid="0afb9899" style:font-style-asian="normal" style:font-weight-asian="bold" style:font-style-complex="normal" style:font-weight-complex="bold"/>
    </style:style>
    <style:style style:name="T420" style:family="text">
      <style:text-properties fo:font-style="normal" fo:font-weight="bold" officeooo:rsid="0c953938" style:font-style-asian="normal" style:font-weight-asian="bold" style:font-style-complex="normal" style:font-weight-complex="bold"/>
    </style:style>
    <style:style style:name="T421" style:family="text">
      <style:text-properties fo:font-style="normal" fo:font-weight="bold" officeooo:rsid="0d33ebf6" style:font-style-asian="normal" style:font-weight-asian="bold" style:font-style-complex="normal" style:font-weight-complex="bold"/>
    </style:style>
    <style:style style:name="T422" style:family="text">
      <style:text-properties fo:font-style="normal" fo:font-weight="bold" officeooo:rsid="0c0ca152" style:font-style-asian="normal" style:font-weight-asian="bold" style:font-style-complex="normal" style:font-weight-complex="bold"/>
    </style:style>
    <style:style style:name="T423" style:family="text">
      <style:text-properties fo:font-style="normal" fo:font-weight="bold" officeooo:rsid="0d635cd4" style:font-style-asian="normal" style:font-weight-asian="bold" style:font-style-complex="normal" style:font-weight-complex="bold"/>
    </style:style>
    <style:style style:name="T424" style:family="text">
      <style:text-properties fo:font-style="normal" fo:font-weight="bold" officeooo:rsid="0e7db5c2" style:font-style-asian="normal" style:font-weight-asian="bold" style:font-style-complex="normal" style:font-weight-complex="bold"/>
    </style:style>
    <style:style style:name="T425" style:family="text">
      <style:text-properties fo:font-style="normal" fo:font-weight="bold" officeooo:rsid="0e7f370b" style:font-style-asian="normal" style:font-weight-asian="bold" style:font-style-complex="normal" style:font-weight-complex="bold"/>
    </style:style>
    <style:style style:name="T426" style:family="text">
      <style:text-properties fo:font-style="normal" fo:font-weight="bold" officeooo:rsid="0ff5ac79" style:font-style-asian="normal" style:font-weight-asian="bold" style:font-style-complex="normal" style:font-weight-complex="bold"/>
    </style:style>
    <style:style style:name="T427" style:family="text">
      <style:text-properties fo:font-style="normal" fo:font-weight="bold" officeooo:rsid="0ffcf975" style:font-style-asian="normal" style:font-weight-asian="bold" style:font-style-complex="normal" style:font-weight-complex="bold"/>
    </style:style>
    <style:style style:name="T428" style:family="text">
      <style:text-properties fo:font-style="normal" fo:font-weight="bold" officeooo:rsid="1017608c" style:font-style-asian="normal" style:font-weight-asian="bold" style:font-style-complex="normal" style:font-weight-complex="bold"/>
    </style:style>
    <style:style style:name="T429" style:family="text">
      <style:text-properties fo:font-style="normal" fo:font-weight="bold" officeooo:rsid="10490489" style:font-style-asian="normal" style:font-weight-asian="bold" style:font-style-complex="normal" style:font-weight-complex="bold"/>
    </style:style>
    <style:style style:name="T430" style:family="text">
      <style:text-properties fo:font-style="normal" fo:font-weight="bold" officeooo:rsid="1039d93a" style:font-style-asian="normal" style:font-weight-asian="bold" style:font-style-complex="normal" style:font-weight-complex="bold"/>
    </style:style>
    <style:style style:name="T431" style:family="text">
      <style:text-properties fo:font-style="normal" fo:font-weight="bold" officeooo:rsid="107e5fa3" style:font-style-asian="normal" style:font-weight-asian="bold" style:font-style-complex="normal" style:font-weight-complex="bold"/>
    </style:style>
    <style:style style:name="T432" style:family="text">
      <style:text-properties officeooo:rsid="001e30f4"/>
    </style:style>
    <style:style style:name="T433" style:family="text">
      <style:text-properties officeooo:rsid="002378ef"/>
    </style:style>
    <style:style style:name="T434" style:family="text">
      <style:text-properties officeooo:rsid="0025604c"/>
    </style:style>
    <style:style style:name="T435" style:family="text">
      <style:text-properties officeooo:rsid="002a13ff"/>
    </style:style>
    <style:style style:name="T436" style:family="text">
      <style:text-properties officeooo:rsid="002a9c1f"/>
    </style:style>
    <style:style style:name="T437" style:family="text">
      <style:text-properties officeooo:rsid="002aba47"/>
    </style:style>
    <style:style style:name="T438" style:family="text">
      <style:text-properties officeooo:rsid="002f1486"/>
    </style:style>
    <style:style style:name="T439" style:family="text">
      <style:text-properties officeooo:rsid="0033058e"/>
    </style:style>
    <style:style style:name="T440" style:family="text">
      <style:text-properties officeooo:rsid="00346180"/>
    </style:style>
    <style:style style:name="T441" style:family="text">
      <style:text-properties officeooo:rsid="0035435f"/>
    </style:style>
    <style:style style:name="T442" style:family="text">
      <style:text-properties officeooo:rsid="00386bd6"/>
    </style:style>
    <style:style style:name="T443" style:family="text">
      <style:text-properties officeooo:rsid="003b4026"/>
    </style:style>
    <style:style style:name="T444" style:family="text">
      <style:text-properties officeooo:rsid="003cabba"/>
    </style:style>
    <style:style style:name="T445" style:family="text">
      <style:text-properties style:font-name="Liberation Mono2"/>
    </style:style>
    <style:style style:name="T446" style:family="text">
      <style:text-properties style:font-name="Liberation Mono2" fo:font-size="10pt"/>
    </style:style>
    <style:style style:name="T447" style:family="text">
      <style:text-properties style:font-name="Liberation Mono2" fo:font-size="10pt" style:font-size-asian="10pt" style:font-size-complex="10pt"/>
    </style:style>
    <style:style style:name="T448" style:family="text">
      <style:text-properties style:font-name="Liberation Mono2" fo:font-size="10pt" officeooo:rsid="00b3ad7e" style:font-size-asian="10pt" style:font-size-complex="10pt"/>
    </style:style>
    <style:style style:name="T449" style:family="text">
      <style:text-properties style:font-name="Liberation Mono2" fo:font-size="10pt" officeooo:rsid="00c322e0" style:font-size-asian="10pt" style:font-size-complex="10pt"/>
    </style:style>
    <style:style style:name="T450" style:family="text">
      <style:text-properties style:font-name="Liberation Mono2" fo:font-size="10pt" officeooo:rsid="00c6e205" style:font-size-asian="10pt" style:font-size-complex="10pt"/>
    </style:style>
    <style:style style:name="T451" style:family="text">
      <style:text-properties style:font-name="Liberation Mono2" fo:font-size="10pt" officeooo:rsid="00c99246" style:font-size-asian="10pt" style:font-size-complex="10pt"/>
    </style:style>
    <style:style style:name="T452" style:family="text">
      <style:text-properties style:font-name="Liberation Mono2" fo:font-size="10pt" officeooo:rsid="00558d4e" style:font-size-asian="10pt" style:font-size-complex="10pt"/>
    </style:style>
    <style:style style:name="T453" style:family="text">
      <style:text-properties style:font-name="Liberation Mono2" fo:font-size="10pt" officeooo:rsid="00e521f1" style:font-size-asian="10pt" style:font-size-complex="10pt"/>
    </style:style>
    <style:style style:name="T454" style:family="text">
      <style:text-properties style:font-name="Liberation Mono2" fo:font-size="10pt" officeooo:rsid="00ed816b" style:font-size-asian="10pt" style:font-size-complex="10pt"/>
    </style:style>
    <style:style style:name="T455" style:family="text">
      <style:text-properties style:font-name="Liberation Mono2" fo:font-size="10pt" officeooo:rsid="010c7b1d" style:font-size-asian="10pt" style:font-size-complex="10pt"/>
    </style:style>
    <style:style style:name="T456" style:family="text">
      <style:text-properties style:font-name="Liberation Mono2" fo:font-size="10pt" officeooo:rsid="0148b9a6" style:font-size-asian="10pt" style:font-size-complex="10pt"/>
    </style:style>
    <style:style style:name="T457" style:family="text">
      <style:text-properties style:font-name="Liberation Mono2" fo:font-size="10pt" officeooo:rsid="00203c5b" style:font-size-asian="10pt" style:font-size-complex="10pt"/>
    </style:style>
    <style:style style:name="T458" style:family="text">
      <style:text-properties style:font-name="Liberation Mono2" fo:font-size="10pt" officeooo:rsid="016ebdff" style:font-size-asian="10pt" style:font-size-complex="10pt"/>
    </style:style>
    <style:style style:name="T459" style:family="text">
      <style:text-properties style:font-name="Liberation Mono2" fo:font-size="10pt" officeooo:rsid="01762613" style:font-size-asian="10pt" style:font-size-complex="10pt"/>
    </style:style>
    <style:style style:name="T460" style:family="text">
      <style:text-properties style:font-name="Liberation Mono2" fo:font-size="10pt" officeooo:rsid="013db623" style:font-size-asian="10pt" style:font-size-complex="10pt"/>
    </style:style>
    <style:style style:name="T461" style:family="text">
      <style:text-properties style:font-name="Liberation Mono2" fo:font-size="10pt" officeooo:rsid="01966cc0" style:font-size-asian="10pt" style:font-size-complex="10pt"/>
    </style:style>
    <style:style style:name="T462" style:family="text">
      <style:text-properties style:font-name="Liberation Mono2" fo:font-size="10pt" officeooo:rsid="01984fef" style:font-size-asian="10pt" style:font-size-complex="10pt"/>
    </style:style>
    <style:style style:name="T463" style:family="text">
      <style:text-properties style:font-name="Liberation Mono2" fo:font-size="10pt" officeooo:rsid="0199cbb0" style:font-size-asian="10pt" style:font-size-complex="10pt"/>
    </style:style>
    <style:style style:name="T464" style:family="text">
      <style:text-properties style:font-name="Liberation Mono2" fo:font-size="10pt" officeooo:rsid="01a6c715" style:font-size-asian="10pt" style:font-size-complex="10pt"/>
    </style:style>
    <style:style style:name="T465" style:family="text">
      <style:text-properties style:font-name="Liberation Mono2" fo:font-size="10pt" officeooo:rsid="01be9309" style:font-size-asian="10pt" style:font-size-complex="10pt"/>
    </style:style>
    <style:style style:name="T466" style:family="text">
      <style:text-properties style:font-name="Liberation Mono2" fo:font-size="10pt" officeooo:rsid="01da502f" style:font-size-asian="10pt" style:font-size-complex="10pt"/>
    </style:style>
    <style:style style:name="T467" style:family="text">
      <style:text-properties style:font-name="Liberation Mono2" fo:font-size="10pt" officeooo:rsid="01ee9235" style:font-size-asian="10pt" style:font-size-complex="10pt"/>
    </style:style>
    <style:style style:name="T468" style:family="text">
      <style:text-properties style:font-name="Liberation Mono2" fo:font-size="10pt" officeooo:rsid="0110149b" style:font-size-asian="10pt" style:font-size-complex="10pt"/>
    </style:style>
    <style:style style:name="T469" style:family="text">
      <style:text-properties style:font-name="Liberation Mono2" fo:font-size="10pt" officeooo:rsid="00830df8" style:font-size-asian="10pt" style:font-size-complex="10pt"/>
    </style:style>
    <style:style style:name="T470" style:family="text">
      <style:text-properties style:font-name="Liberation Mono2" fo:font-size="10pt" officeooo:rsid="021f347c" style:font-size-asian="10pt" style:font-size-complex="10pt"/>
    </style:style>
    <style:style style:name="T471" style:family="text">
      <style:text-properties style:font-name="Liberation Mono2" fo:font-size="10pt" officeooo:rsid="0226b30f" style:font-size-asian="10pt" style:font-size-complex="10pt"/>
    </style:style>
    <style:style style:name="T472" style:family="text">
      <style:text-properties style:font-name="Liberation Mono2" fo:font-size="10pt" officeooo:rsid="02238030" style:font-size-asian="10pt" style:font-size-complex="10pt"/>
    </style:style>
    <style:style style:name="T473" style:family="text">
      <style:text-properties style:font-name="Liberation Mono2" fo:font-size="10pt" officeooo:rsid="022cfecf" style:font-size-asian="10pt" style:font-size-complex="10pt"/>
    </style:style>
    <style:style style:name="T474" style:family="text">
      <style:text-properties style:font-name="Liberation Mono2" fo:font-size="10pt" officeooo:rsid="022ed3e3" style:font-size-asian="10pt" style:font-size-complex="10pt"/>
    </style:style>
    <style:style style:name="T475" style:family="text">
      <style:text-properties style:font-name="Liberation Mono2" fo:font-size="10pt" officeooo:rsid="02479e6a" style:font-size-asian="10pt" style:font-size-complex="10pt"/>
    </style:style>
    <style:style style:name="T476" style:family="text">
      <style:text-properties style:font-name="Liberation Mono2" fo:font-size="10pt" officeooo:rsid="02ea1c5e" style:font-size-asian="10pt" style:font-size-complex="10pt"/>
    </style:style>
    <style:style style:name="T477" style:family="text">
      <style:text-properties style:font-name="Liberation Mono2" fo:font-size="10pt" officeooo:rsid="02ee2d8f" style:font-size-asian="10pt" style:font-size-complex="10pt"/>
    </style:style>
    <style:style style:name="T478" style:family="text">
      <style:text-properties style:font-name="Liberation Mono2" fo:font-size="10pt" officeooo:rsid="00773729" style:font-size-asian="10pt" style:font-size-complex="10pt"/>
    </style:style>
    <style:style style:name="T479" style:family="text">
      <style:text-properties style:font-name="Liberation Mono2" fo:font-size="10pt" officeooo:rsid="0601b349" style:font-size-asian="10pt" style:font-size-complex="10pt"/>
    </style:style>
    <style:style style:name="T480" style:family="text">
      <style:text-properties style:font-name="Liberation Mono2" fo:font-size="10pt" officeooo:rsid="0b71083e" style:font-size-asian="10pt" style:font-size-complex="10pt"/>
    </style:style>
    <style:style style:name="T481" style:family="text">
      <style:text-properties style:font-name="Liberation Mono2" fo:font-size="10pt" officeooo:rsid="0c83bad1" style:font-size-asian="10pt" style:font-size-complex="10pt"/>
    </style:style>
    <style:style style:name="T482" style:family="text">
      <style:text-properties style:font-name="Liberation Mono2" fo:font-size="10pt" officeooo:rsid="0de45ac6" style:font-size-asian="10pt" style:font-size-complex="10pt"/>
    </style:style>
    <style:style style:name="T483" style:family="text">
      <style:text-properties style:font-name="Liberation Mono2" fo:font-size="10pt" officeooo:rsid="0e9ac66b" style:font-size-asian="10pt" style:font-size-complex="10pt"/>
    </style:style>
    <style:style style:name="T484" style:family="text">
      <style:text-properties style:font-name="Liberation Mono2" fo:font-size="10pt" officeooo:rsid="0c0e23c3" style:font-size-asian="10pt" style:font-size-complex="10pt"/>
    </style:style>
    <style:style style:name="T485" style:family="text">
      <style:text-properties style:font-name="Liberation Mono2" fo:font-size="10pt" officeooo:rsid="1025d6db" style:font-size-asian="10pt" style:font-size-complex="10pt"/>
    </style:style>
    <style:style style:name="T486" style:family="text">
      <style:text-properties style:font-name="Liberation Mono2" fo:font-size="10pt" officeooo:rsid="00a96e14" style:font-size-asian="10pt" style:font-size-complex="10pt"/>
    </style:style>
    <style:style style:name="T487" style:family="text">
      <style:text-properties style:font-name="Liberation Mono2" fo:font-size="10pt" officeooo:rsid="001f596a" style:font-size-asian="10pt" style:font-size-complex="10pt"/>
    </style:style>
    <style:style style:name="T488" style:family="text">
      <style:text-properties style:font-name="Liberation Mono2" fo:font-size="10pt" officeooo:rsid="067ed626" style:font-size-asian="10pt" style:font-size-complex="10pt"/>
    </style:style>
    <style:style style:name="T489" style:family="text">
      <style:text-properties style:font-name="Liberation Mono2" fo:font-size="10pt" officeooo:rsid="10827c2a" style:font-size-asian="10pt" style:font-size-complex="10pt"/>
    </style:style>
    <style:style style:name="T490" style:family="text">
      <style:text-properties style:font-name="Liberation Mono2" fo:font-size="10pt" officeooo:rsid="107e5fa3" style:font-size-asian="10pt" style:font-size-complex="10pt"/>
    </style:style>
    <style:style style:name="T491" style:family="text">
      <style:text-properties style:font-name="Liberation Mono2" fo:font-size="10pt" officeooo:rsid="1083c3c6" style:font-size-asian="10pt" style:font-size-complex="10pt"/>
    </style:style>
    <style:style style:name="T492" style:family="text">
      <style:text-properties style:font-name="Liberation Mono2" fo:font-size="10pt" officeooo:rsid="007cfb80" style:font-size-asian="10pt" style:font-size-complex="10pt"/>
    </style:style>
    <style:style style:name="T493" style:family="text">
      <style:text-properties style:font-name="Liberation Mono2" fo:font-size="10pt" officeooo:rsid="10aa51f2" style:font-size-asian="10pt" style:font-size-complex="10pt"/>
    </style:style>
    <style:style style:name="T494" style:family="text">
      <style:text-properties style:font-name="Liberation Mono2" fo:font-size="10pt" officeooo:rsid="10b4095b" style:font-size-asian="10pt" style:font-size-complex="10pt"/>
    </style:style>
    <style:style style:name="T495" style:family="text">
      <style:text-properties style:font-name="Liberation Mono2" fo:font-size="10pt" officeooo:rsid="10b4100d" style:font-size-asian="10pt" style:font-size-complex="10pt"/>
    </style:style>
    <style:style style:name="T496" style:family="text">
      <style:text-properties style:font-name="Liberation Mono2" fo:font-size="10pt" officeooo:rsid="10ad06af" style:font-size-asian="10pt" style:font-size-complex="10pt"/>
    </style:style>
    <style:style style:name="T497" style:family="text">
      <style:text-properties style:font-name="Liberation Mono2" fo:font-size="10pt" officeooo:rsid="04f70dd4" style:font-size-asian="10pt" style:font-size-complex="10pt"/>
    </style:style>
    <style:style style:name="T498" style:family="text">
      <style:text-properties style:font-name="Liberation Mono2" fo:font-size="10pt" officeooo:rsid="10b0a88d" style:font-size-asian="10pt" style:font-size-complex="10pt"/>
    </style:style>
    <style:style style:name="T499" style:family="text">
      <style:text-properties style:font-name="Liberation Mono2" fo:font-size="10pt" officeooo:rsid="10b827ad" style:font-size-asian="10pt" style:font-size-complex="10pt"/>
    </style:style>
    <style:style style:name="T500" style:family="text">
      <style:text-properties style:font-name="Liberation Mono2" fo:font-size="10pt" officeooo:rsid="10c0071b" style:font-size-asian="10pt" style:font-size-complex="10pt"/>
    </style:style>
    <style:style style:name="T501" style:family="text">
      <style:text-properties style:font-name="Liberation Mono2" fo:font-size="10pt" officeooo:rsid="10c7b5e7" style:font-size-asian="10pt" style:font-size-complex="10pt"/>
    </style:style>
    <style:style style:name="T502" style:family="text">
      <style:text-properties style:font-name="Liberation Mono2" fo:font-size="10pt" officeooo:rsid="00fd44d2" style:font-size-asian="10pt" style:font-size-complex="10pt"/>
    </style:style>
    <style:style style:name="T503" style:family="text">
      <style:text-properties style:font-name="Liberation Mono2" fo:font-size="10pt" fo:font-weight="bold" style:font-size-asian="10pt" style:font-weight-asian="bold" style:font-size-complex="10pt" style:font-weight-complex="bold"/>
    </style:style>
    <style:style style:name="T504" style:family="text">
      <style:text-properties style:font-name="Liberation Mono2" fo:font-size="10pt" fo:font-weight="bold" officeooo:rsid="003cabba" style:font-size-asian="10pt" style:font-weight-asian="bold" style:font-size-complex="10pt" style:font-weight-complex="bold"/>
    </style:style>
    <style:style style:name="T505" style:family="text">
      <style:text-properties style:font-name="Liberation Mono2" fo:font-size="10pt" fo:font-weight="bold" officeooo:rsid="013518d4" style:font-size-asian="10pt" style:font-weight-asian="bold" style:font-size-complex="10pt" style:font-weight-complex="bold"/>
    </style:style>
    <style:style style:name="T506" style:family="text">
      <style:text-properties style:font-name="Liberation Mono2" fo:font-size="10pt" fo:font-weight="bold" officeooo:rsid="014e1472" style:font-size-asian="10pt" style:font-weight-asian="bold" style:font-size-complex="10pt" style:font-weight-complex="bold"/>
    </style:style>
    <style:style style:name="T507" style:family="text">
      <style:text-properties style:font-name="Liberation Mono2" fo:font-size="10pt" fo:font-weight="bold" officeooo:rsid="00203c5b" style:font-size-asian="10pt" style:font-weight-asian="bold" style:font-size-complex="10pt" style:font-weight-complex="bold"/>
    </style:style>
    <style:style style:name="T508" style:family="text">
      <style:text-properties style:font-name="Liberation Mono2" fo:font-size="10pt" fo:font-weight="bold" officeooo:rsid="002dd297" style:font-size-asian="10pt" style:font-weight-asian="bold" style:font-size-complex="10pt" style:font-weight-complex="bold"/>
    </style:style>
    <style:style style:name="T509" style:family="text">
      <style:text-properties style:font-name="Liberation Mono2" fo:font-size="10pt" fo:font-weight="bold" officeooo:rsid="016ebdff" style:font-size-asian="10pt" style:font-weight-asian="bold" style:font-size-complex="10pt" style:font-weight-complex="bold"/>
    </style:style>
    <style:style style:name="T510" style:family="text">
      <style:text-properties style:font-name="Liberation Mono2" fo:font-size="10pt" fo:font-weight="bold" officeooo:rsid="01e3e388" style:font-size-asian="10pt" style:font-weight-asian="bold" style:font-size-complex="10pt" style:font-weight-complex="bold"/>
    </style:style>
    <style:style style:name="T511" style:family="text">
      <style:text-properties style:font-name="Liberation Mono2" fo:font-size="10pt" fo:font-weight="bold" officeooo:rsid="0240b116" style:font-size-asian="10pt" style:font-weight-asian="bold" style:font-size-complex="10pt" style:font-weight-complex="bold"/>
    </style:style>
    <style:style style:name="T512" style:family="text">
      <style:text-properties style:font-name="Liberation Mono2" fo:font-size="10pt" fo:font-weight="bold" officeooo:rsid="101e0e00" style:font-size-asian="10pt" style:font-weight-asian="bold" style:font-size-complex="10pt" style:font-weight-complex="bold"/>
    </style:style>
    <style:style style:name="T513" style:family="text">
      <style:text-properties style:font-name="Liberation Mono2" fo:font-size="10pt" fo:font-weight="bold" officeooo:rsid="1025d6db" style:font-size-asian="10pt" style:font-weight-asian="bold" style:font-size-complex="10pt" style:font-weight-complex="bold"/>
    </style:style>
    <style:style style:name="T514" style:family="text">
      <style:text-properties style:font-name="Liberation Mono2" fo:font-size="10pt" fo:font-weight="bold" officeooo:rsid="102a4320" style:font-size-asian="10pt" style:font-weight-asian="bold" style:font-size-complex="10pt" style:font-weight-complex="bold"/>
    </style:style>
    <style:style style:name="T515" style:family="text">
      <style:text-properties style:font-name="Liberation Mono2" fo:font-size="10pt" fo:font-weight="bold" officeooo:rsid="103b327b" style:font-size-asian="10pt" style:font-weight-asian="bold" style:font-size-complex="10pt" style:font-weight-complex="bold"/>
    </style:style>
    <style:style style:name="T516" style:family="text">
      <style:text-properties style:font-name="Liberation Mono2" fo:font-size="10pt" fo:font-weight="bold" officeooo:rsid="103e3ca1" style:font-size-asian="10pt" style:font-weight-asian="bold" style:font-size-complex="10pt" style:font-weight-complex="bold"/>
    </style:style>
    <style:style style:name="T517" style:family="text">
      <style:text-properties style:font-name="Liberation Mono2" fo:font-size="10pt" fo:font-weight="bold" officeooo:rsid="0de45ac6" style:font-size-asian="10pt" style:font-weight-asian="bold" style:font-size-complex="10pt" style:font-weight-complex="bold"/>
    </style:style>
    <style:style style:name="T518" style:family="text">
      <style:text-properties style:font-name="Liberation Mono2" fo:font-size="10pt" fo:font-weight="bold" officeooo:rsid="105399fe" style:font-size-asian="10pt" style:font-weight-asian="bold" style:font-size-complex="10pt" style:font-weight-complex="bold"/>
    </style:style>
    <style:style style:name="T519" style:family="text">
      <style:text-properties style:font-name="Liberation Mono2" fo:font-size="10pt" fo:font-weight="bold" officeooo:rsid="001f596a" style:font-size-asian="10pt" style:font-weight-asian="bold" style:font-size-complex="10pt" style:font-weight-complex="bold"/>
    </style:style>
    <style:style style:name="T520" style:family="text">
      <style:text-properties style:font-name="Liberation Mono2" fo:font-size="10pt" fo:font-weight="bold" officeooo:rsid="1086c68e" style:font-size-asian="10pt" style:font-weight-asian="bold" style:font-size-complex="10pt" style:font-weight-complex="bold"/>
    </style:style>
    <style:style style:name="T521" style:family="text">
      <style:text-properties style:font-name="Liberation Mono2" fo:font-size="10pt" fo:font-weight="bold" officeooo:rsid="1087c796" style:font-size-asian="10pt" style:font-weight-asian="bold" style:font-size-complex="10pt" style:font-weight-complex="bold"/>
    </style:style>
    <style:style style:name="T522" style:family="text">
      <style:text-properties style:font-name="Liberation Mono2" fo:font-size="10pt" fo:font-weight="bold" officeooo:rsid="015a8b55" style:font-size-asian="10pt" style:font-weight-asian="bold" style:font-size-complex="10pt" style:font-weight-complex="bold"/>
    </style:style>
    <style:style style:name="T523" style:family="text">
      <style:text-properties style:font-name="Liberation Mono2" fo:font-size="10pt" fo:font-weight="bold" officeooo:rsid="01e111b4" style:font-size-asian="10pt" style:font-weight-asian="bold" style:font-size-complex="10pt" style:font-weight-complex="bold"/>
    </style:style>
    <style:style style:name="T524" style:family="text">
      <style:text-properties style:font-name="Liberation Mono2" fo:font-size="10pt" fo:font-weight="bold" officeooo:rsid="06a8f7df" style:font-size-asian="10pt" style:font-weight-asian="bold" style:font-size-complex="10pt" style:font-weight-complex="bold"/>
    </style:style>
    <style:style style:name="T525" style:family="text">
      <style:text-properties style:font-name="Liberation Mono2" fo:font-size="10pt" fo:font-weight="bold" officeooo:rsid="10982582" style:font-size-asian="10pt" style:font-weight-asian="bold" style:font-size-complex="10pt" style:font-weight-complex="bold"/>
    </style:style>
    <style:style style:name="T526" style:family="text">
      <style:text-properties style:font-name="Liberation Mono2" fo:font-size="10pt" fo:font-weight="bold" officeooo:rsid="105b6939" style:font-size-asian="10pt" style:font-weight-asian="bold" style:font-size-complex="10pt" style:font-weight-complex="bold"/>
    </style:style>
    <style:style style:name="T527" style:family="text">
      <style:text-properties style:font-name="Liberation Mono2" fo:font-size="10pt" fo:font-weight="bold" officeooo:rsid="105ce03b" style:font-size-asian="10pt" style:font-weight-asian="bold" style:font-size-complex="10pt" style:font-weight-complex="bold"/>
    </style:style>
    <style:style style:name="T528" style:family="text">
      <style:text-properties style:font-name="Liberation Mono2" fo:font-size="10pt" fo:font-weight="bold" officeooo:rsid="105e56dc" style:font-size-asian="10pt" style:font-weight-asian="bold" style:font-size-complex="10pt" style:font-weight-complex="bold"/>
    </style:style>
    <style:style style:name="T529" style:family="text">
      <style:text-properties style:font-name="Liberation Mono2" fo:font-size="10pt" fo:font-weight="bold" officeooo:rsid="106593a2" style:font-size-asian="10pt" style:font-weight-asian="bold" style:font-size-complex="10pt" style:font-weight-complex="bold"/>
    </style:style>
    <style:style style:name="T530" style:family="text">
      <style:text-properties style:font-name="Liberation Mono2" fo:font-size="10pt" fo:font-weight="bold" officeooo:rsid="106782da" style:font-size-asian="10pt" style:font-weight-asian="bold" style:font-size-complex="10pt" style:font-weight-complex="bold"/>
    </style:style>
    <style:style style:name="T531" style:family="text">
      <style:text-properties style:font-name="Liberation Mono2" fo:font-size="10pt" fo:font-weight="bold" officeooo:rsid="1071da26" style:font-size-asian="10pt" style:font-weight-asian="bold" style:font-size-complex="10pt" style:font-weight-complex="bold"/>
    </style:style>
    <style:style style:name="T532" style:family="text">
      <style:text-properties style:font-name="Liberation Mono2" fo:font-size="10pt" fo:font-weight="bold" officeooo:rsid="0ffebee9" style:font-size-asian="10pt" style:font-weight-asian="bold" style:font-size-complex="10pt" style:font-weight-complex="bold"/>
    </style:style>
    <style:style style:name="T533" style:family="text">
      <style:text-properties style:font-name="Liberation Mono2" fo:font-size="10pt" fo:font-weight="bold" officeooo:rsid="0c953938" style:font-size-asian="10pt" style:font-weight-asian="bold" style:font-size-complex="10pt" style:font-weight-complex="bold"/>
    </style:style>
    <style:style style:name="T534" style:family="text">
      <style:text-properties style:font-name="Liberation Mono2" fo:font-size="10pt" fo:font-weight="bold" officeooo:rsid="10751ca7" style:font-size-asian="10pt" style:font-weight-asian="bold" style:font-size-complex="10pt" style:font-weight-complex="bold"/>
    </style:style>
    <style:style style:name="T535" style:family="text">
      <style:text-properties style:font-name="Liberation Mono2" fo:font-size="10pt" fo:font-weight="bold" officeooo:rsid="1080eecb" style:font-size-asian="10pt" style:font-weight-asian="bold" style:font-size-complex="10pt" style:font-weight-complex="bold"/>
    </style:style>
    <style:style style:name="T536" style:family="text">
      <style:text-properties style:font-name="Liberation Mono2" fo:font-size="10pt" fo:font-weight="bold" officeooo:rsid="107e5fa3" style:font-size-asian="10pt" style:font-weight-asian="bold" style:font-size-complex="10pt" style:font-weight-complex="bold"/>
    </style:style>
    <style:style style:name="T537" style:family="text">
      <style:text-properties style:font-name="Liberation Mono2" fo:font-size="10pt" fo:font-weight="bold" officeooo:rsid="1083c3c6" style:font-size-asian="10pt" style:font-weight-asian="bold" style:font-size-complex="10pt" style:font-weight-complex="bold"/>
    </style:style>
    <style:style style:name="T538" style:family="text">
      <style:text-properties style:font-name="Liberation Mono2" fo:font-size="10pt" fo:font-weight="bold" officeooo:rsid="002f1486" style:font-size-asian="10pt" style:font-weight-asian="bold" style:font-size-complex="10pt" style:font-weight-complex="bold"/>
    </style:style>
    <style:style style:name="T539" style:family="text">
      <style:text-properties style:font-name="Liberation Mono2" fo:font-size="10pt" fo:font-weight="bold" officeooo:rsid="108e5899" style:font-size-asian="10pt" style:font-weight-asian="bold" style:font-size-complex="10pt" style:font-weight-complex="bold"/>
    </style:style>
    <style:style style:name="T540" style:family="text">
      <style:text-properties style:font-name="Liberation Mono2" fo:font-size="10pt" fo:font-weight="bold" officeooo:rsid="0ee0113c" style:font-size-asian="10pt" style:font-weight-asian="bold" style:font-size-complex="10pt" style:font-weight-complex="bold"/>
    </style:style>
    <style:style style:name="T541" style:family="text">
      <style:text-properties style:font-name="Liberation Mono2" fo:font-size="10pt" fo:font-weight="bold" officeooo:rsid="007cfb80" style:font-size-asian="10pt" style:font-weight-asian="bold" style:font-size-complex="10pt" style:font-weight-complex="bold"/>
    </style:style>
    <style:style style:name="T542" style:family="text">
      <style:text-properties style:font-name="Liberation Mono2" fo:font-size="10pt" fo:font-weight="bold" officeooo:rsid="1091d084" style:font-size-asian="10pt" style:font-weight-asian="bold" style:font-size-complex="10pt" style:font-weight-complex="bold"/>
    </style:style>
    <style:style style:name="T543" style:family="text">
      <style:text-properties style:font-name="Liberation Mono2" fo:font-size="10pt" fo:font-weight="bold" officeooo:rsid="10679c37" style:font-size-asian="10pt" style:font-weight-asian="bold" style:font-size-complex="10pt" style:font-weight-complex="bold"/>
    </style:style>
    <style:style style:name="T544" style:family="text">
      <style:text-properties style:font-name="Liberation Mono2" fo:font-size="10pt" fo:font-weight="bold" officeooo:rsid="109f7a1a" style:font-size-asian="10pt" style:font-weight-asian="bold" style:font-size-complex="10pt" style:font-weight-complex="bold"/>
    </style:style>
    <style:style style:name="T545" style:family="text">
      <style:text-properties style:font-name="Liberation Mono2" fo:font-size="10pt" fo:font-weight="bold" officeooo:rsid="10c31fa8" style:font-size-asian="10pt" style:font-weight-asian="bold" style:font-size-complex="10pt" style:font-weight-complex="bold"/>
    </style:style>
    <style:style style:name="T546" style:family="text">
      <style:text-properties style:font-name="Liberation Mono2" fo:font-size="10pt" fo:font-weight="bold" style:font-weight-asian="bold" style:font-weight-complex="bold"/>
    </style:style>
    <style:style style:name="T547" style:family="text">
      <style:text-properties style:font-name="Liberation Mono2" fo:font-size="10pt" fo:font-weight="bold" officeooo:rsid="101253bb" style:font-weight-asian="bold" style:font-weight-complex="bold"/>
    </style:style>
    <style:style style:name="T548" style:family="text">
      <style:text-properties style:font-name="Liberation Mono2" fo:font-size="10pt" fo:font-weight="bold" officeooo:rsid="101f82fc" style:font-weight-asian="bold" style:font-weight-complex="bold"/>
    </style:style>
    <style:style style:name="T549" style:family="text">
      <style:text-properties style:font-name="Liberation Mono2" fo:font-size="10pt" fo:font-style="normal" style:font-size-asian="10pt" style:font-style-asian="normal" style:font-size-complex="10pt" style:font-style-complex="normal"/>
    </style:style>
    <style:style style:name="T550" style:family="text">
      <style:text-properties style:font-name="Liberation Mono2" fo:font-size="10pt" fo:font-style="normal" officeooo:rsid="01f2ce26" style:font-size-asian="10pt" style:font-style-asian="normal" style:font-size-complex="10pt" style:font-style-complex="normal"/>
    </style:style>
    <style:style style:name="T551" style:family="text">
      <style:text-properties style:font-name="Liberation Mono2" fo:font-size="10pt" fo:font-style="normal" officeooo:rsid="0234f024" style:font-size-asian="10pt" style:font-style-asian="normal" style:font-size-complex="10pt" style:font-style-complex="normal"/>
    </style:style>
    <style:style style:name="T552" style:family="text">
      <style:text-properties style:font-name="Liberation Mono2" fo:font-size="10pt" fo:font-style="normal" officeooo:rsid="024b9bb3" style:font-size-asian="10pt" style:font-style-asian="normal" style:font-size-complex="10pt" style:font-style-complex="normal"/>
    </style:style>
    <style:style style:name="T553" style:family="text">
      <style:text-properties style:font-name="Liberation Mono2" fo:font-size="10pt" fo:font-style="normal" officeooo:rsid="0e40909b" style:font-size-asian="10pt" style:font-style-asian="normal" style:font-size-complex="10pt" style:font-style-complex="normal"/>
    </style:style>
    <style:style style:name="T554" style:family="text">
      <style:text-properties style:font-name="Liberation Mono2" fo:font-size="10pt" fo:font-style="normal" officeooo:rsid="107e5fa3" style:font-size-asian="10pt" style:font-style-asian="normal" style:font-size-complex="10pt" style:font-style-complex="normal"/>
    </style:style>
    <style:style style:name="T555" style:family="text">
      <style:text-properties style:font-name="Liberation Mono2" fo:font-size="10pt" fo:font-style="normal" officeooo:rsid="1083c3c6" style:font-size-asian="10pt" style:font-style-asian="normal" style:font-size-complex="10pt" style:font-style-complex="normal"/>
    </style:style>
    <style:style style:name="T556" style:family="text">
      <style:text-properties style:font-name="Liberation Mono2" fo:font-size="10pt" fo:font-style="normal" officeooo:rsid="10ad06af" style:font-size-asian="10pt" style:font-style-asian="normal" style:font-size-complex="10pt" style:font-style-complex="normal"/>
    </style:style>
    <style:style style:name="T557" style:family="text">
      <style:text-properties style:font-name="Liberation Mono2" fo:font-size="10pt" fo:font-style="normal" fo:font-weight="normal" style:font-size-asian="10pt" style:font-style-asian="normal" style:font-weight-asian="normal" style:font-size-complex="10pt" style:font-style-complex="normal" style:font-weight-complex="normal"/>
    </style:style>
    <style:style style:name="T558" style:family="text">
      <style:text-properties style:font-name="Liberation Mono2" fo:font-size="10pt" fo:font-style="normal" fo:font-weight="normal" officeooo:rsid="024369e2" style:font-size-asian="10pt" style:font-style-asian="normal" style:font-weight-asian="normal" style:font-size-complex="10pt" style:font-style-complex="normal" style:font-weight-complex="normal"/>
    </style:style>
    <style:style style:name="T559" style:family="text">
      <style:text-properties style:font-name="Liberation Mono2" fo:font-size="10pt" fo:font-style="normal" fo:font-weight="normal" officeooo:rsid="0c879850" style:font-size-asian="10pt" style:font-style-asian="normal" style:font-weight-asian="normal" style:font-size-complex="10pt" style:font-style-complex="normal" style:font-weight-complex="normal"/>
    </style:style>
    <style:style style:name="T560" style:family="text">
      <style:text-properties style:font-name="Liberation Mono2" fo:font-size="10pt" fo:font-style="normal" fo:font-weight="normal" officeooo:rsid="1071da26" style:font-size-asian="10pt" style:font-style-asian="normal" style:font-weight-asian="normal" style:font-size-complex="10pt" style:font-style-complex="normal" style:font-weight-complex="normal"/>
    </style:style>
    <style:style style:name="T561" style:family="text">
      <style:text-properties style:font-name="Liberation Mono2" fo:font-size="10pt" fo:font-style="normal" fo:font-weight="normal" officeooo:rsid="109f7a1a" style:font-size-asian="10pt" style:font-style-asian="normal" style:font-weight-asian="normal" style:font-size-complex="10pt" style:font-style-complex="normal" style:font-weight-complex="normal"/>
    </style:style>
    <style:style style:name="T562" style:family="text">
      <style:text-properties style:font-name="Liberation Mono2" fo:font-size="10pt" fo:font-style="normal" fo:font-weight="bold" style:font-size-asian="10pt" style:font-style-asian="normal" style:font-weight-asian="bold" style:font-size-complex="10pt" style:font-style-complex="normal" style:font-weight-complex="bold"/>
    </style:style>
    <style:style style:name="T563" style:family="text">
      <style:text-properties style:font-name="Liberation Mono2" fo:font-size="10pt" fo:font-style="normal" fo:font-weight="bold" officeooo:rsid="0ff5ac79" style:font-size-asian="10pt" style:font-style-asian="normal" style:font-weight-asian="bold" style:font-size-complex="10pt" style:font-style-complex="normal" style:font-weight-complex="bold"/>
    </style:style>
    <style:style style:name="T564" style:family="text">
      <style:text-properties style:font-name="Liberation Mono2" fo:font-size="10pt" fo:font-style="normal" fo:font-weight="bold" officeooo:rsid="0de45ac6" style:font-size-asian="10pt" style:font-style-asian="normal" style:font-weight-asian="bold" style:font-size-complex="10pt" style:font-style-complex="normal" style:font-weight-complex="bold"/>
    </style:style>
    <style:style style:name="T565" style:family="text">
      <style:text-properties style:font-name="Liberation Mono2" fo:font-size="10pt" fo:font-style="normal" fo:font-weight="bold" officeooo:rsid="0c0ca152" style:font-size-asian="10pt" style:font-style-asian="normal" style:font-weight-asian="bold" style:font-size-complex="10pt" style:font-style-complex="normal" style:font-weight-complex="bold"/>
    </style:style>
    <style:style style:name="T566" style:family="text">
      <style:text-properties style:font-name="Liberation Mono2" fo:font-size="10pt" fo:font-style="normal" fo:font-weight="bold" officeooo:rsid="104ee245" style:font-size-asian="10pt" style:font-style-asian="normal" style:font-weight-asian="bold" style:font-size-complex="10pt" style:font-style-complex="normal" style:font-weight-complex="bold"/>
    </style:style>
    <style:style style:name="T567" style:family="text">
      <style:text-properties style:font-name="Liberation Mono2" fo:font-size="10pt" fo:font-style="normal" fo:font-weight="bold" officeooo:rsid="104fc86f" style:font-size-asian="10pt" style:font-style-asian="normal" style:font-weight-asian="bold" style:font-size-complex="10pt" style:font-style-complex="normal" style:font-weight-complex="bold"/>
    </style:style>
    <style:style style:name="T568" style:family="text">
      <style:text-properties style:font-name="Liberation Mono2" fo:font-size="10pt" fo:font-style="normal" fo:font-weight="bold" officeooo:rsid="0e40909b" style:font-size-asian="10pt" style:font-style-asian="normal" style:font-weight-asian="bold" style:font-size-complex="10pt" style:font-style-complex="normal" style:font-weight-complex="bold"/>
    </style:style>
    <style:style style:name="T569" style:family="text">
      <style:text-properties style:font-name="Liberation Mono2" fo:font-size="10pt" fo:font-style="normal" fo:font-weight="bold" officeooo:rsid="1087c796" style:font-size-asian="10pt" style:font-style-asian="normal" style:font-weight-asian="bold" style:font-size-complex="10pt" style:font-style-complex="normal" style:font-weight-complex="bold"/>
    </style:style>
    <style:style style:name="T570" style:family="text">
      <style:text-properties style:font-name="Liberation Mono2" fo:font-size="10pt" fo:font-style="normal" fo:font-weight="bold" officeooo:rsid="01f2ce26" style:font-size-asian="10pt" style:font-style-asian="normal" style:font-weight-asian="bold" style:font-size-complex="10pt" style:font-style-complex="normal" style:font-weight-complex="bold"/>
    </style:style>
    <style:style style:name="T571" style:family="text">
      <style:text-properties style:font-name="Liberation Mono2" fo:font-size="10pt" fo:font-style="normal" fo:font-weight="bold" officeooo:rsid="1058770e" style:font-size-asian="10pt" style:font-style-asian="normal" style:font-weight-asian="bold" style:font-size-complex="10pt" style:font-style-complex="normal" style:font-weight-complex="bold"/>
    </style:style>
    <style:style style:name="T572" style:family="text">
      <style:text-properties style:font-name="Liberation Mono2" fo:font-size="10pt" fo:font-style="normal" fo:font-weight="bold" officeooo:rsid="105b6939" style:font-size-asian="10pt" style:font-style-asian="normal" style:font-weight-asian="bold" style:font-size-complex="10pt" style:font-style-complex="normal" style:font-weight-complex="bold"/>
    </style:style>
    <style:style style:name="T573" style:family="text">
      <style:text-properties style:font-name="Liberation Mono2" fo:font-size="10pt" fo:font-style="normal" fo:font-weight="bold" officeooo:rsid="106593a2" style:font-size-asian="10pt" style:font-style-asian="normal" style:font-weight-asian="bold" style:font-size-complex="10pt" style:font-style-complex="normal" style:font-weight-complex="bold"/>
    </style:style>
    <style:style style:name="T574" style:family="text">
      <style:text-properties style:font-name="Liberation Mono2" fo:font-size="10pt" fo:font-style="normal" fo:font-weight="bold" officeooo:rsid="106d2959" style:font-size-asian="10pt" style:font-style-asian="normal" style:font-weight-asian="bold" style:font-size-complex="10pt" style:font-style-complex="normal" style:font-weight-complex="bold"/>
    </style:style>
    <style:style style:name="T575" style:family="text">
      <style:text-properties style:font-name="Liberation Mono2" fo:font-size="10pt" fo:font-style="normal" fo:font-weight="bold" officeooo:rsid="106e851c" style:font-size-asian="10pt" style:font-style-asian="normal" style:font-weight-asian="bold" style:font-size-complex="10pt" style:font-style-complex="normal" style:font-weight-complex="bold"/>
    </style:style>
    <style:style style:name="T576" style:family="text">
      <style:text-properties style:font-name="Liberation Mono2" fo:font-size="10pt" fo:font-style="normal" fo:font-weight="bold" officeooo:rsid="106f2e81" style:font-size-asian="10pt" style:font-style-asian="normal" style:font-weight-asian="bold" style:font-size-complex="10pt" style:font-style-complex="normal" style:font-weight-complex="bold"/>
    </style:style>
    <style:style style:name="T577" style:family="text">
      <style:text-properties style:font-name="Liberation Mono2" fo:font-size="10pt" fo:font-style="normal" fo:font-weight="bold" officeooo:rsid="1071da26" style:font-size-asian="10pt" style:font-style-asian="normal" style:font-weight-asian="bold" style:font-size-complex="10pt" style:font-style-complex="normal" style:font-weight-complex="bold"/>
    </style:style>
    <style:style style:name="T578" style:family="text">
      <style:text-properties style:font-name="Liberation Mono2" fo:font-size="10pt" fo:font-style="normal" fo:font-weight="bold" officeooo:rsid="107e5fa3" style:font-size-asian="10pt" style:font-style-asian="normal" style:font-weight-asian="bold" style:font-size-complex="10pt" style:font-style-complex="normal" style:font-weight-complex="bold"/>
    </style:style>
    <style:style style:name="T579" style:family="text">
      <style:text-properties style:font-name="Liberation Mono2" fo:font-size="10pt" fo:font-style="normal" fo:font-weight="bold" officeooo:rsid="002f1486" style:font-size-asian="10pt" style:font-style-asian="normal" style:font-weight-asian="bold" style:font-size-complex="10pt" style:font-style-complex="normal" style:font-weight-complex="bold"/>
    </style:style>
    <style:style style:name="T580" style:family="text">
      <style:text-properties style:font-name="Liberation Mono2" fo:font-size="10pt" fo:font-style="normal" fo:font-weight="bold" officeooo:rsid="108e5899" style:font-size-asian="10pt" style:font-style-asian="normal" style:font-weight-asian="bold" style:font-size-complex="10pt" style:font-style-complex="normal" style:font-weight-complex="bold"/>
    </style:style>
    <style:style style:name="T581" style:family="text">
      <style:text-properties style:font-name="Liberation Mono2" fo:font-size="10pt" fo:font-style="normal" fo:font-weight="bold" officeooo:rsid="104c90fc" style:font-size-asian="10pt" style:font-style-asian="normal" style:font-weight-asian="bold" style:font-size-complex="10pt" style:font-style-complex="normal" style:font-weight-complex="bold"/>
    </style:style>
    <style:style style:name="T582" style:family="text">
      <style:text-properties style:font-name="Liberation Mono2" fo:font-size="10pt" fo:font-style="normal" fo:font-weight="bold" officeooo:rsid="101e0e00" style:font-size-asian="10pt" style:font-style-asian="normal" style:font-weight-asian="bold" style:font-size-complex="10pt" style:font-style-complex="normal" style:font-weight-complex="bold"/>
    </style:style>
    <style:style style:name="T583" style:family="text">
      <style:text-properties style:font-name="Liberation Mono2" fo:font-size="10pt" fo:font-style="normal" fo:font-weight="bold" officeooo:rsid="1017608c" style:font-size-asian="10pt" style:font-style-asian="normal" style:font-weight-asian="bold" style:font-size-complex="10pt" style:font-style-complex="normal" style:font-weight-complex="bold"/>
    </style:style>
    <style:style style:name="T584" style:family="text">
      <style:text-properties style:font-name="Liberation Mono2" fo:font-size="10pt" fo:font-style="normal" fo:font-weight="bold" officeooo:rsid="067ed626" style:font-size-asian="10pt" style:font-style-asian="normal" style:font-weight-asian="bold" style:font-size-complex="10pt" style:font-style-complex="normal" style:font-weight-complex="bold"/>
    </style:style>
    <style:style style:name="T585" style:family="text">
      <style:text-properties style:font-name="Liberation Mono2" fo:font-size="10pt" fo:font-style="normal" fo:font-weight="bold" officeooo:rsid="10c31fa8" style:font-size-asian="10pt" style:font-style-asian="normal" style:font-weight-asian="bold" style:font-size-complex="10pt" style:font-style-complex="normal" style:font-weight-complex="bold"/>
    </style:style>
    <style:style style:name="T586" style:family="text">
      <style:text-properties style:font-name="Liberation Mono2" fo:font-size="10pt" fo:font-style="normal" fo:font-weight="bold" officeooo:rsid="1046247a" style:font-style-asian="normal" style:font-weight-asian="bold" style:font-style-complex="normal" style:font-weight-complex="bold"/>
    </style:style>
    <style:style style:name="T587" style:family="text">
      <style:text-properties style:font-name="Liberation Mono2" fo:font-size="10pt" fo:font-style="normal" fo:font-weight="bold" officeooo:rsid="101f82fc" style:font-style-asian="normal" style:font-weight-asian="bold" style:font-style-complex="normal" style:font-weight-complex="bold"/>
    </style:style>
    <style:style style:name="T588" style:family="text">
      <style:text-properties style:font-name="Liberation Mono2" fo:font-size="10pt" fo:font-style="normal" fo:font-weight="bold" officeooo:rsid="1031f014" style:font-style-asian="normal" style:font-weight-asian="bold" style:font-style-complex="normal" style:font-weight-complex="bold"/>
    </style:style>
    <style:style style:name="T589" style:family="text">
      <style:text-properties style:font-name="Liberation Mono2" fo:font-size="10pt" fo:font-weight="normal" style:font-size-asian="10pt" style:font-weight-asian="normal" style:font-size-complex="10pt" style:font-weight-complex="normal"/>
    </style:style>
    <style:style style:name="T590" style:family="text">
      <style:text-properties style:font-name="Liberation Mono2" fo:font-size="10pt" fo:font-weight="normal" officeooo:rsid="006728eb" style:font-size-asian="10pt" style:font-weight-asian="normal" style:font-size-complex="10pt" style:font-weight-complex="normal"/>
    </style:style>
    <style:style style:name="T591" style:family="text">
      <style:text-properties style:font-name="Liberation Mono2" fo:font-size="10pt" fo:font-weight="normal" officeooo:rsid="01e74206" style:font-size-asian="10pt" style:font-weight-asian="normal" style:font-size-complex="10pt" style:font-weight-complex="normal"/>
    </style:style>
    <style:style style:name="T592" style:family="text">
      <style:text-properties style:font-name="Liberation Mono2" fo:font-size="10pt" fo:font-weight="normal" officeooo:rsid="06a8f7df" style:font-size-asian="10pt" style:font-weight-asian="normal" style:font-size-complex="10pt" style:font-weight-complex="normal"/>
    </style:style>
    <style:style style:name="T593" style:family="text">
      <style:text-properties style:font-name="Liberation Mono2" fo:font-size="10pt" fo:font-weight="normal" officeooo:rsid="06aa3b26" style:font-size-asian="10pt" style:font-weight-asian="normal" style:font-size-complex="10pt" style:font-weight-complex="normal"/>
    </style:style>
    <style:style style:name="T594" style:family="text">
      <style:text-properties style:font-name="Liberation Mono2" fo:font-size="10pt" fo:font-style="italic" style:font-size-asian="10pt" style:font-style-asian="italic" style:font-size-complex="10pt" style:font-style-complex="italic"/>
    </style:style>
    <style:style style:name="T595" style:family="text">
      <style:text-properties style:font-name="Liberation Mono2" fo:font-size="10pt" fo:font-style="italic" officeooo:rsid="104b374c" style:font-size-asian="10pt" style:font-style-asian="italic" style:font-size-complex="10pt" style:font-style-complex="italic"/>
    </style:style>
    <style:style style:name="T596" style:family="text">
      <style:text-properties style:font-name="Liberation Mono2" fo:font-size="10pt" fo:font-style="italic" fo:font-weight="normal" officeooo:rsid="0e40909b" style:font-size-asian="10pt" style:font-style-asian="italic" style:font-weight-asian="normal" style:font-size-complex="10pt" style:font-style-complex="italic" style:font-weight-complex="normal"/>
    </style:style>
    <style:style style:name="T597" style:family="text">
      <style:text-properties style:font-name="Liberation Mono2" fo:font-size="10pt" fo:font-style="italic" fo:font-weight="bold" officeooo:rsid="1025d6db" style:font-size-asian="10pt" style:font-style-asian="italic" style:font-weight-asian="bold" style:font-size-complex="10pt" style:font-style-complex="italic" style:font-weight-complex="bold"/>
    </style:style>
    <style:style style:name="T598" style:family="text">
      <style:text-properties style:font-name="Liberation Mono2" fo:font-size="10pt" fo:font-style="italic" fo:font-weight="bold" officeooo:rsid="102a4320" style:font-size-asian="10pt" style:font-style-asian="italic" style:font-weight-asian="bold" style:font-size-complex="10pt" style:font-style-complex="italic" style:font-weight-complex="bold"/>
    </style:style>
    <style:style style:name="T599" style:family="text">
      <style:text-properties style:font-name="Liberation Mono2" fo:font-size="10pt" fo:font-style="italic" fo:font-weight="bold" officeooo:rsid="104b374c" style:font-size-asian="10pt" style:font-style-asian="italic" style:font-weight-asian="bold" style:font-size-complex="10pt" style:font-style-complex="italic" style:font-weight-complex="bold"/>
    </style:style>
    <style:style style:name="T600" style:family="text">
      <style:text-properties style:font-name="Liberation Mono2" fo:font-size="9pt" fo:font-style="normal" fo:font-weight="bold" officeooo:rsid="01b9f72e" style:font-size-asian="9pt" style:font-style-asian="normal" style:font-weight-asian="bold" style:font-size-complex="9pt" style:font-style-complex="normal" style:font-weight-complex="bold"/>
    </style:style>
    <style:style style:name="T601" style:family="text">
      <style:text-properties style:font-name="Liberation Mono2" fo:font-size="9pt" fo:font-style="normal" style:font-size-asian="9pt" style:font-style-asian="normal" style:font-size-complex="9pt" style:font-style-complex="normal"/>
    </style:style>
    <style:style style:name="T602" style:family="text">
      <style:text-properties style:font-name="Liberation Mono2" fo:font-style="normal" fo:font-weight="bold" officeooo:rsid="0e445387" style:font-style-asian="normal" style:font-weight-asian="bold" style:font-style-complex="normal" style:font-weight-complex="bold"/>
    </style:style>
    <style:style style:name="T603" style:family="text">
      <style:text-properties fo:font-size="10pt" style:font-size-asian="10pt" style:font-size-complex="10pt"/>
    </style:style>
    <style:style style:name="T604" style:family="text">
      <style:text-properties officeooo:rsid="003e0b0d"/>
    </style:style>
    <style:style style:name="T605" style:family="text">
      <style:text-properties officeooo:rsid="003e0fa5"/>
    </style:style>
    <style:style style:name="T606" style:family="text">
      <style:text-properties officeooo:rsid="003fb4da"/>
    </style:style>
    <style:style style:name="T607" style:family="text">
      <style:text-properties officeooo:rsid="00473082"/>
    </style:style>
    <style:style style:name="T608" style:family="text">
      <style:text-properties officeooo:rsid="0048b20e"/>
    </style:style>
    <style:style style:name="T609" style:family="text">
      <style:text-properties officeooo:rsid="004c981f"/>
    </style:style>
    <style:style style:name="T610" style:family="text">
      <style:text-properties officeooo:rsid="00536ab7"/>
    </style:style>
    <style:style style:name="T611" style:family="text">
      <style:text-properties officeooo:rsid="00558d4e"/>
    </style:style>
    <style:style style:name="T612" style:family="text">
      <style:text-properties officeooo:rsid="0059099b"/>
    </style:style>
    <style:style style:name="T613" style:family="text">
      <style:text-properties style:font-name="Liberation Serif" fo:font-size="12pt" style:font-size-asian="10.5pt" style:font-size-complex="12pt"/>
    </style:style>
    <style:style style:name="T614" style:family="text">
      <style:text-properties style:font-name="Liberation Serif" fo:font-size="12pt" officeooo:rsid="00981577" style:font-size-asian="10.5pt" style:font-size-complex="12pt"/>
    </style:style>
    <style:style style:name="T615" style:family="text">
      <style:text-properties style:font-name="Liberation Serif" fo:font-size="12pt" officeooo:rsid="01947b64" style:font-size-asian="10.5pt" style:font-size-complex="12pt"/>
    </style:style>
    <style:style style:name="T616" style:family="text">
      <style:text-properties style:font-name="Liberation Serif" fo:font-size="12pt" officeooo:rsid="01a6e1c9" style:font-size-asian="10.5pt" style:font-size-complex="12pt"/>
    </style:style>
    <style:style style:name="T617" style:family="text">
      <style:text-properties style:font-name="Liberation Serif" fo:font-size="12pt" officeooo:rsid="01b944d8" style:font-size-asian="10.5pt" style:font-size-complex="12pt"/>
    </style:style>
    <style:style style:name="T618" style:family="text">
      <style:text-properties style:font-name="Liberation Serif" fo:font-size="12pt" officeooo:rsid="0096821e" style:font-size-asian="10.5pt" style:font-size-complex="12pt"/>
    </style:style>
    <style:style style:name="T619" style:family="text">
      <style:text-properties style:font-name="Liberation Serif" fo:font-size="12pt" fo:font-style="italic" style:font-size-asian="10.5pt" style:font-style-asian="italic" style:font-size-complex="12pt" style:font-style-complex="italic"/>
    </style:style>
    <style:style style:name="T620" style:family="text">
      <style:text-properties style:font-name="Liberation Serif" fo:font-size="12pt" fo:font-style="italic" officeooo:rsid="01a6e1c9" style:font-size-asian="10.5pt" style:font-style-asian="italic" style:font-size-complex="12pt" style:font-style-complex="italic"/>
    </style:style>
    <style:style style:name="T621" style:family="text">
      <style:text-properties style:font-name="Liberation Serif" fo:font-size="12pt" fo:font-style="normal" style:font-size-asian="10.5pt" style:font-style-asian="normal" style:font-size-complex="12pt" style:font-style-complex="normal"/>
    </style:style>
    <style:style style:name="T62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23"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624" style:family="text">
      <style:text-properties style:font-name="Liberation Serif" fo:font-size="12pt" fo:font-weight="normal" officeooo:rsid="013518d4" style:font-size-asian="12pt" style:font-weight-asian="normal" style:font-size-complex="12pt" style:font-weight-complex="normal"/>
    </style:style>
    <style:style style:name="T625" style:family="text">
      <style:text-properties style:font-name="Liberation Serif" fo:font-size="12pt" fo:font-weight="normal" officeooo:rsid="06a8f7df" style:font-size-asian="10.5pt" style:font-weight-asian="normal" style:font-size-complex="12pt" style:font-weight-complex="normal"/>
    </style:style>
    <style:style style:name="T626" style:family="text">
      <style:text-properties style:font-name="Liberation Serif" fo:font-size="12pt" fo:font-weight="normal" officeooo:rsid="06aa3b26" style:font-size-asian="10.5pt" style:font-weight-asian="normal" style:font-size-complex="12pt" style:font-weight-complex="normal"/>
    </style:style>
    <style:style style:name="T627" style:family="text">
      <style:text-properties style:font-name="Liberation Serif" fo:font-size="12pt" fo:font-weight="normal" officeooo:rsid="06aba816" style:font-size-asian="10.5pt" style:font-weight-asian="normal" style:font-size-complex="12pt" style:font-weight-complex="normal"/>
    </style:style>
    <style:style style:name="T628" style:family="text">
      <style:text-properties style:font-name="Liberation Serif" fo:font-size="12pt" style:font-size-asian="12pt" style:font-size-complex="12pt"/>
    </style:style>
    <style:style style:name="T629" style:family="text">
      <style:text-properties officeooo:rsid="005ef374"/>
    </style:style>
    <style:style style:name="T630" style:family="text">
      <style:text-properties officeooo:rsid="006299ea"/>
    </style:style>
    <style:style style:name="T631" style:family="text">
      <style:text-properties officeooo:rsid="006374e0"/>
    </style:style>
    <style:style style:name="T632" style:family="text">
      <style:text-properties officeooo:rsid="00653d71"/>
    </style:style>
    <style:style style:name="T633" style:family="text">
      <style:text-properties officeooo:rsid="00677c60"/>
    </style:style>
    <style:style style:name="T634" style:family="text">
      <style:text-properties officeooo:rsid="006910da"/>
    </style:style>
    <style:style style:name="T635" style:family="text">
      <style:text-properties officeooo:rsid="006c7ae9"/>
    </style:style>
    <style:style style:name="T636" style:family="text">
      <style:text-properties officeooo:rsid="006e3819"/>
    </style:style>
    <style:style style:name="T637" style:family="text">
      <style:text-properties officeooo:rsid="006f0be8"/>
    </style:style>
    <style:style style:name="T638" style:family="text">
      <style:text-properties officeooo:rsid="00733e67"/>
    </style:style>
    <style:style style:name="T639" style:family="text">
      <style:text-properties officeooo:rsid="0075e014"/>
    </style:style>
    <style:style style:name="T640" style:family="text">
      <style:text-properties officeooo:rsid="00773729"/>
    </style:style>
    <style:style style:name="T641" style:family="text">
      <style:text-properties officeooo:rsid="0077e2b5"/>
    </style:style>
    <style:style style:name="T642" style:family="text">
      <style:text-properties officeooo:rsid="0078e9f6"/>
    </style:style>
    <style:style style:name="T643" style:family="text">
      <style:text-properties officeooo:rsid="00795874"/>
    </style:style>
    <style:style style:name="T644" style:family="text">
      <style:text-properties officeooo:rsid="007cfb80"/>
    </style:style>
    <style:style style:name="T645" style:family="text">
      <style:text-properties officeooo:rsid="007d6d36"/>
    </style:style>
    <style:style style:name="T646" style:family="text">
      <style:text-properties officeooo:rsid="007f1d01"/>
    </style:style>
    <style:style style:name="T647" style:family="text">
      <style:text-properties officeooo:rsid="007f9437"/>
    </style:style>
    <style:style style:name="T648" style:family="text">
      <style:text-properties officeooo:rsid="008115f6"/>
    </style:style>
    <style:style style:name="T649" style:family="text">
      <style:text-properties officeooo:rsid="00830df8"/>
    </style:style>
    <style:style style:name="T650" style:family="text">
      <style:text-properties officeooo:rsid="00874cd7"/>
    </style:style>
    <style:style style:name="T651" style:family="text">
      <style:text-properties style:text-underline-style="solid" style:text-underline-type="double" style:text-underline-width="auto" style:text-underline-color="font-color" officeooo:rsid="00874cd7"/>
    </style:style>
    <style:style style:name="T652" style:family="text">
      <style:text-properties officeooo:rsid="00898157"/>
    </style:style>
    <style:style style:name="T653" style:family="text">
      <style:text-properties officeooo:rsid="008be7a1"/>
    </style:style>
    <style:style style:name="T654" style:family="text">
      <style:text-properties officeooo:rsid="008cbcba"/>
    </style:style>
    <style:style style:name="T655" style:family="text">
      <style:text-properties officeooo:rsid="00959559"/>
    </style:style>
    <style:style style:name="T656" style:family="text">
      <style:text-properties officeooo:rsid="0096821e"/>
    </style:style>
    <style:style style:name="T657" style:family="text">
      <style:text-properties officeooo:rsid="00993621"/>
    </style:style>
    <style:style style:name="T658" style:family="text">
      <style:text-properties officeooo:rsid="0099d1a2"/>
    </style:style>
    <style:style style:name="T659" style:family="text">
      <style:text-properties officeooo:rsid="009a362e"/>
    </style:style>
    <style:style style:name="T660" style:family="text">
      <style:text-properties style:font-name="Liberation Mono1" fo:font-size="9pt"/>
    </style:style>
    <style:style style:name="T661" style:family="text">
      <style:text-properties style:font-name="Liberation Mono1" fo:font-size="9pt" officeooo:rsid="00f03c35"/>
    </style:style>
    <style:style style:name="T662" style:family="text">
      <style:text-properties style:font-name="Liberation Mono1" fo:font-size="9pt" officeooo:rsid="00f16235"/>
    </style:style>
    <style:style style:name="T663" style:family="text">
      <style:text-properties style:font-name="Liberation Mono1" fo:font-size="9pt" officeooo:rsid="00f303f1"/>
    </style:style>
    <style:style style:name="T664" style:family="text">
      <style:text-properties style:font-name="Liberation Mono1" fo:font-size="9pt" officeooo:rsid="013ebbcd"/>
    </style:style>
    <style:style style:name="T665" style:family="text">
      <style:text-properties officeooo:rsid="009bd942"/>
    </style:style>
    <style:style style:name="T666" style:family="text">
      <style:text-properties officeooo:rsid="009dd8d4"/>
    </style:style>
    <style:style style:name="T667" style:family="text">
      <style:text-properties officeooo:rsid="00a13599"/>
    </style:style>
    <style:style style:name="T668" style:family="text">
      <style:text-properties officeooo:rsid="00a1e122"/>
    </style:style>
    <style:style style:name="T669" style:family="text">
      <style:text-properties officeooo:rsid="00a4692b"/>
    </style:style>
    <style:style style:name="T670" style:family="text">
      <style:text-properties officeooo:rsid="00a4a497"/>
    </style:style>
    <style:style style:name="T671" style:family="text">
      <style:text-properties officeooo:rsid="00a673ae"/>
    </style:style>
    <style:style style:name="T672" style:family="text">
      <style:text-properties officeooo:rsid="00a96e14"/>
    </style:style>
    <style:style style:name="T673" style:family="text">
      <style:text-properties officeooo:rsid="00afc7ef"/>
    </style:style>
    <style:style style:name="T674" style:family="text">
      <style:text-properties officeooo:rsid="00b3ad7e"/>
    </style:style>
    <style:style style:name="T675" style:family="text">
      <style:text-properties officeooo:rsid="00ba6c9c"/>
    </style:style>
    <style:style style:name="T676" style:family="text">
      <style:text-properties officeooo:rsid="00baef1e"/>
    </style:style>
    <style:style style:name="T677" style:family="text">
      <style:text-properties officeooo:rsid="00bc4111"/>
    </style:style>
    <style:style style:name="T678" style:family="text">
      <style:text-properties officeooo:rsid="00c0ecf1"/>
    </style:style>
    <style:style style:name="T679" style:family="text">
      <style:text-properties officeooo:rsid="00c13d78"/>
    </style:style>
    <style:style style:name="T680" style:family="text">
      <style:text-properties officeooo:rsid="00c4b1dc"/>
    </style:style>
    <style:style style:name="T681" style:family="text">
      <style:text-properties officeooo:rsid="00c6e205"/>
    </style:style>
    <style:style style:name="T682" style:family="text">
      <style:text-properties officeooo:rsid="00c7a1d9"/>
    </style:style>
    <style:style style:name="T683" style:family="text">
      <style:text-properties officeooo:rsid="00c7b16d"/>
    </style:style>
    <style:style style:name="T684" style:family="text">
      <style:text-properties officeooo:rsid="00c7ef3a"/>
    </style:style>
    <style:style style:name="T685" style:family="text">
      <style:text-properties officeooo:rsid="00c98316"/>
    </style:style>
    <style:style style:name="T686" style:family="text">
      <style:text-properties officeooo:rsid="00c99246"/>
    </style:style>
    <style:style style:name="T687" style:family="text">
      <style:text-properties officeooo:rsid="00d20ae8"/>
    </style:style>
    <style:style style:name="T688" style:family="text">
      <style:text-properties officeooo:rsid="00db3c03"/>
    </style:style>
    <style:style style:name="T689" style:family="text">
      <style:text-properties officeooo:rsid="00dfc046"/>
    </style:style>
    <style:style style:name="T690" style:family="text">
      <style:text-properties officeooo:rsid="00e0c88e"/>
    </style:style>
    <style:style style:name="T691" style:family="text">
      <style:text-properties officeooo:rsid="00e3cc6d"/>
    </style:style>
    <style:style style:name="T692" style:family="text">
      <style:text-properties officeooo:rsid="00e521f1"/>
    </style:style>
    <style:style style:name="T693" style:family="text">
      <style:text-properties officeooo:rsid="00e731c3"/>
    </style:style>
    <style:style style:name="T694" style:family="text">
      <style:text-properties officeooo:rsid="00e96172"/>
    </style:style>
    <style:style style:name="T695" style:family="text">
      <style:text-properties officeooo:rsid="00ed2a43"/>
    </style:style>
    <style:style style:name="T696" style:family="text">
      <style:text-properties officeooo:rsid="00ed816b"/>
    </style:style>
    <style:style style:name="T697" style:family="text">
      <style:text-properties style:text-position="super 58%" fo:font-style="italic" style:font-style-asian="italic" style:font-style-complex="italic"/>
    </style:style>
    <style:style style:name="T698" style:family="text">
      <style:text-properties style:text-position="super 58%" fo:font-style="italic" fo:font-weight="normal" officeooo:rsid="0c980686" style:font-style-asian="italic" style:font-weight-asian="normal" style:font-style-complex="italic" style:font-weight-complex="normal"/>
    </style:style>
    <style:style style:name="T699" style:family="text">
      <style:text-properties style:text-position="super 58%" officeooo:rsid="015c457f"/>
    </style:style>
    <style:style style:name="T700" style:family="text">
      <style:text-properties style:text-position="super 58%" fo:font-style="normal" style:font-style-asian="normal" style:font-style-complex="normal"/>
    </style:style>
    <style:style style:name="T701" style:family="text">
      <style:text-properties style:text-position="super 58%" officeooo:rsid="107d5839"/>
    </style:style>
    <style:style style:name="T702" style:family="text">
      <style:text-properties style:text-position="0% 100%" fo:font-style="italic" style:font-style-asian="italic" style:font-style-complex="italic"/>
    </style:style>
    <style:style style:name="T703" style:family="text">
      <style:text-properties officeooo:rsid="00f8a84d"/>
    </style:style>
    <style:style style:name="T704" style:family="text">
      <style:text-properties officeooo:rsid="00fa1fc4"/>
    </style:style>
    <style:style style:name="T705" style:family="text">
      <style:text-properties officeooo:rsid="00fd44d2"/>
    </style:style>
    <style:style style:name="T706" style:family="text">
      <style:text-properties officeooo:rsid="00fea912"/>
    </style:style>
    <style:style style:name="T707" style:family="text">
      <style:text-properties officeooo:rsid="0100587f"/>
    </style:style>
    <style:style style:name="T708" style:family="text">
      <style:text-properties officeooo:rsid="0101e9b5"/>
    </style:style>
    <style:style style:name="T709" style:family="text">
      <style:text-properties officeooo:rsid="010363b9"/>
    </style:style>
    <style:style style:name="T710" style:family="text">
      <style:text-properties officeooo:rsid="0108b46a"/>
    </style:style>
    <style:style style:name="T711" style:family="text">
      <style:text-properties officeooo:rsid="010ade15"/>
    </style:style>
    <style:style style:name="T712" style:family="text">
      <style:text-properties officeooo:rsid="010c7b1d"/>
    </style:style>
    <style:style style:name="T713" style:family="text">
      <style:text-properties officeooo:rsid="010d242d"/>
    </style:style>
    <style:style style:name="T714" style:family="text">
      <style:text-properties officeooo:rsid="010fbfa9"/>
    </style:style>
    <style:style style:name="T715" style:family="text">
      <style:text-properties officeooo:rsid="0110149b"/>
    </style:style>
    <style:style style:name="T716" style:family="text">
      <style:text-properties officeooo:rsid="01107191"/>
    </style:style>
    <style:style style:name="T717" style:family="text">
      <style:text-properties officeooo:rsid="0111a231"/>
    </style:style>
    <style:style style:name="T718" style:family="text">
      <style:text-properties officeooo:rsid="011962b6"/>
    </style:style>
    <style:style style:name="T719" style:family="text">
      <style:text-properties officeooo:rsid="01248791"/>
    </style:style>
    <style:style style:name="T720" style:family="text">
      <style:text-properties officeooo:rsid="01280c0f"/>
    </style:style>
    <style:style style:name="T721" style:family="text">
      <style:text-properties officeooo:rsid="01298b5c"/>
    </style:style>
    <style:style style:name="T722" style:family="text">
      <style:text-properties officeooo:rsid="012a2440"/>
    </style:style>
    <style:style style:name="T723" style:family="text">
      <style:text-properties officeooo:rsid="012be080"/>
    </style:style>
    <style:style style:name="T724" style:family="text">
      <style:text-properties officeooo:rsid="012c005e"/>
    </style:style>
    <style:style style:name="T725" style:family="text">
      <style:text-properties officeooo:rsid="012d8443"/>
    </style:style>
    <style:style style:name="T726" style:family="text">
      <style:text-properties officeooo:rsid="012e0b0f"/>
    </style:style>
    <style:style style:name="T727" style:family="text">
      <style:text-properties officeooo:rsid="0130ce0d"/>
    </style:style>
    <style:style style:name="T72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72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730"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731" style:family="text">
      <style:text-properties fo:color="#000000" style:font-name="Liberation Mono" fo:font-size="10pt" fo:font-style="normal" fo:font-weight="normal" officeooo:rsid="0c7c5e9e" style:font-size-asian="10pt" style:font-style-asian="normal" style:font-weight-asian="normal" style:font-size-complex="10pt"/>
    </style:style>
    <style:style style:name="T732" style:family="text">
      <style:text-properties fo:color="#000000" style:font-name="Liberation Mono" fo:font-size="10pt" fo:font-style="normal" fo:font-weight="normal" officeooo:rsid="0ffb4637" style:font-size-asian="10pt" style:font-style-asian="normal" style:font-weight-asian="normal" style:font-size-complex="10pt"/>
    </style:style>
    <style:style style:name="T733" style:family="text">
      <style:text-properties fo:color="#000000" style:font-name="Liberation Mono" fo:font-size="10pt" fo:font-style="normal" fo:font-weight="bold" officeooo:rsid="0c7c5e9e" style:font-size-asian="10pt" style:font-style-asian="normal" style:font-weight-asian="bold" style:font-size-complex="10pt" style:font-weight-complex="bold"/>
    </style:style>
    <style:style style:name="T734" style:family="text">
      <style:text-properties fo:color="#000000" style:font-name="Liberation Mono" fo:font-size="10pt" fo:font-style="normal" fo:font-weight="bold" officeooo:rsid="1086c68e" style:font-size-asian="10pt" style:font-style-asian="normal" style:font-weight-asian="bold" style:font-size-complex="10pt" style:font-weight-complex="bold"/>
    </style:style>
    <style:style style:name="T735" style:family="text">
      <style:text-properties fo:color="#000000" style:font-name="Liberation Mono" fo:font-style="normal" fo:font-weight="normal" officeooo:rsid="0c7c5e9e" style:font-style-asian="normal" style:font-weight-asian="normal"/>
    </style:style>
    <style:style style:name="T736" style:family="text">
      <style:text-properties fo:color="#000000" style:font-name="Ubuntu Mono" fo:font-size="10.5pt" fo:font-style="normal" fo:font-weight="normal" officeooo:rsid="10aa51f2" style:font-size-asian="10.5pt" style:font-style-asian="normal" style:font-weight-asian="normal"/>
    </style:style>
    <style:style style:name="T737" style:family="text">
      <style:text-properties officeooo:rsid="01319093"/>
    </style:style>
    <style:style style:name="T738" style:family="text">
      <style:text-properties officeooo:rsid="013267bb"/>
    </style:style>
    <style:style style:name="T739" style:family="text">
      <style:text-properties officeooo:rsid="0133d17c"/>
    </style:style>
    <style:style style:name="T740" style:family="text">
      <style:text-properties officeooo:rsid="0136b1d1"/>
    </style:style>
    <style:style style:name="T741" style:family="text">
      <style:text-properties officeooo:rsid="013a3c46"/>
    </style:style>
    <style:style style:name="T742" style:family="text">
      <style:text-properties officeooo:rsid="013c0412"/>
    </style:style>
    <style:style style:name="T743" style:family="text">
      <style:text-properties officeooo:rsid="013db623"/>
    </style:style>
    <style:style style:name="T744" style:family="text">
      <style:text-properties officeooo:rsid="013ebbcd"/>
    </style:style>
    <style:style style:name="T745" style:family="text">
      <style:text-properties officeooo:rsid="01446f4f"/>
    </style:style>
    <style:style style:name="T746" style:family="text">
      <style:text-properties officeooo:rsid="01454f26"/>
    </style:style>
    <style:style style:name="T747" style:family="text">
      <style:text-properties officeooo:rsid="0146a25e"/>
    </style:style>
    <style:style style:name="T748" style:family="text">
      <style:text-properties officeooo:rsid="0148b9a6"/>
    </style:style>
    <style:style style:name="T749" style:family="text">
      <style:text-properties officeooo:rsid="014c7ca2"/>
    </style:style>
    <style:style style:name="T750" style:family="text">
      <style:text-properties officeooo:rsid="014e1472"/>
    </style:style>
    <style:style style:name="T751" style:family="text">
      <style:text-properties officeooo:rsid="014f48e8"/>
    </style:style>
    <style:style style:name="T752" style:family="text">
      <style:text-properties officeooo:rsid="0151a14c"/>
    </style:style>
    <style:style style:name="T753" style:family="text">
      <style:text-properties officeooo:rsid="0155792b"/>
    </style:style>
    <style:style style:name="T754" style:family="text">
      <style:text-properties officeooo:rsid="0156df70"/>
    </style:style>
    <style:style style:name="T755" style:family="text">
      <style:text-properties officeooo:rsid="015afb60"/>
    </style:style>
    <style:style style:name="T756" style:family="text">
      <style:text-properties officeooo:rsid="015c457f"/>
    </style:style>
    <style:style style:name="T757" style:family="text">
      <style:text-properties officeooo:rsid="01601e23"/>
    </style:style>
    <style:style style:name="T758" style:family="text">
      <style:text-properties officeooo:rsid="01606fa9"/>
    </style:style>
    <style:style style:name="T759" style:family="text">
      <style:text-properties officeooo:rsid="016271de"/>
    </style:style>
    <style:style style:name="T760" style:family="text">
      <style:text-properties officeooo:rsid="0163ec2d"/>
    </style:style>
    <style:style style:name="T761" style:family="text">
      <style:text-properties officeooo:rsid="016697c2"/>
    </style:style>
    <style:style style:name="T762" style:family="text">
      <style:text-properties officeooo:rsid="016d5f7e"/>
    </style:style>
    <style:style style:name="T763" style:family="text">
      <style:text-properties officeooo:rsid="016dffa2"/>
    </style:style>
    <style:style style:name="T764" style:family="text">
      <style:text-properties style:font-name="FetteFraktur"/>
    </style:style>
    <style:style style:name="T765" style:family="text">
      <style:text-properties officeooo:rsid="016fbea2"/>
    </style:style>
    <style:style style:name="T766" style:family="text">
      <style:text-properties officeooo:rsid="01714135"/>
    </style:style>
    <style:style style:name="T767" style:family="text">
      <style:text-properties officeooo:rsid="01741a9d"/>
    </style:style>
    <style:style style:name="T768" style:family="text">
      <style:text-properties officeooo:rsid="01748726"/>
    </style:style>
    <style:style style:name="T769" style:family="text">
      <style:text-properties officeooo:rsid="0175ae42"/>
    </style:style>
    <style:style style:name="T770" style:family="text">
      <style:text-properties officeooo:rsid="01762613"/>
    </style:style>
    <style:style style:name="T771" style:family="text">
      <style:text-properties officeooo:rsid="017744f5"/>
    </style:style>
    <style:style style:name="T772" style:family="text">
      <style:text-properties officeooo:rsid="0178cc13"/>
    </style:style>
    <style:style style:name="T773" style:family="text">
      <style:text-properties officeooo:rsid="01796b64"/>
    </style:style>
    <style:style style:name="T774" style:family="text">
      <style:text-properties officeooo:rsid="017b41cb"/>
    </style:style>
    <style:style style:name="T775" style:family="text">
      <style:text-properties officeooo:rsid="017cfc2e"/>
    </style:style>
    <style:style style:name="T776" style:family="text">
      <style:text-properties officeooo:rsid="017f87cc"/>
    </style:style>
    <style:style style:name="T777" style:family="text">
      <style:text-properties officeooo:rsid="01814254"/>
    </style:style>
    <style:style style:name="T778" style:family="text">
      <style:text-properties officeooo:rsid="01832bff"/>
    </style:style>
    <style:style style:name="T779" style:family="text">
      <style:text-properties officeooo:rsid="0184069d"/>
    </style:style>
    <style:style style:name="T780" style:family="text">
      <style:text-properties officeooo:rsid="01864d6f"/>
    </style:style>
    <style:style style:name="T781" style:family="text">
      <style:text-properties officeooo:rsid="018820c4"/>
    </style:style>
    <style:style style:name="T782" style:family="text">
      <style:text-properties officeooo:rsid="01883b21"/>
    </style:style>
    <style:style style:name="T783" style:family="text">
      <style:text-properties officeooo:rsid="018948fb"/>
    </style:style>
    <style:style style:name="T784" style:family="text">
      <style:text-properties officeooo:rsid="0189f995"/>
    </style:style>
    <style:style style:name="T785" style:family="text">
      <style:text-properties officeooo:rsid="018c545a"/>
    </style:style>
    <style:style style:name="T786" style:family="text">
      <style:text-properties officeooo:rsid="018d6617"/>
    </style:style>
    <style:style style:name="T787" style:family="text">
      <style:text-properties officeooo:rsid="018e9d62"/>
    </style:style>
    <style:style style:name="T788" style:family="text">
      <style:text-properties officeooo:rsid="0192090e"/>
    </style:style>
    <style:style style:name="T789" style:family="text">
      <style:text-properties officeooo:rsid="019252a9"/>
    </style:style>
    <style:style style:name="T790" style:family="text">
      <style:text-properties officeooo:rsid="0192d88c"/>
    </style:style>
    <style:style style:name="T791" style:family="text">
      <style:text-properties officeooo:rsid="01947b64"/>
    </style:style>
    <style:style style:name="T792" style:family="text">
      <style:text-properties officeooo:rsid="01966cc0"/>
    </style:style>
    <style:style style:name="T793" style:family="text">
      <style:text-properties officeooo:rsid="01984fef"/>
    </style:style>
    <style:style style:name="T794" style:family="text">
      <style:text-properties officeooo:rsid="0199cbb0"/>
    </style:style>
    <style:style style:name="T795" style:family="text">
      <style:text-properties officeooo:rsid="019a6119"/>
    </style:style>
    <style:style style:name="T796" style:family="text">
      <style:text-properties officeooo:rsid="019b814f"/>
    </style:style>
    <style:style style:name="T797" style:family="text">
      <style:text-properties officeooo:rsid="004e0ec9"/>
    </style:style>
    <style:style style:name="T798" style:family="text">
      <style:text-properties officeooo:rsid="019e3113"/>
    </style:style>
    <style:style style:name="T799" style:family="text">
      <style:text-properties officeooo:rsid="019f8b05"/>
    </style:style>
    <style:style style:name="T800" style:family="text">
      <style:text-properties officeooo:rsid="01a0c307"/>
    </style:style>
    <style:style style:name="T801" style:family="text">
      <style:text-properties officeooo:rsid="01a6c715"/>
    </style:style>
    <style:style style:name="T802" style:family="text">
      <style:text-properties officeooo:rsid="01abedff"/>
    </style:style>
    <style:style style:name="T803" style:family="text">
      <style:text-properties officeooo:rsid="01b7d8ef"/>
    </style:style>
    <style:style style:name="T804" style:family="text">
      <style:text-properties officeooo:rsid="01b99f81"/>
    </style:style>
    <style:style style:name="T805" style:family="text">
      <style:text-properties officeooo:rsid="01bcf6ce"/>
    </style:style>
    <style:style style:name="T806" style:family="text">
      <style:text-properties officeooo:rsid="01bd0e7e"/>
    </style:style>
    <style:style style:name="T807" style:family="text">
      <style:text-properties officeooo:rsid="01be9309"/>
    </style:style>
    <style:style style:name="T808" style:family="text">
      <style:text-properties officeooo:rsid="01bed22a"/>
    </style:style>
    <style:style style:name="T809" style:family="text">
      <style:text-properties officeooo:rsid="01c78f87"/>
    </style:style>
    <style:style style:name="T810" style:family="text">
      <style:text-properties officeooo:rsid="01ca99a2"/>
    </style:style>
    <style:style style:name="T811" style:family="text">
      <style:text-properties officeooo:rsid="01cb23c4"/>
    </style:style>
    <style:style style:name="T812" style:family="text">
      <style:text-properties officeooo:rsid="01cc9f53"/>
    </style:style>
    <style:style style:name="T813" style:family="text">
      <style:text-properties officeooo:rsid="01cd336c"/>
    </style:style>
    <style:style style:name="T814" style:family="text">
      <style:text-properties officeooo:rsid="01ce03fe"/>
    </style:style>
    <style:style style:name="T815" style:family="text">
      <style:text-properties officeooo:rsid="01d67352"/>
    </style:style>
    <style:style style:name="T816" style:family="text">
      <style:text-properties officeooo:rsid="01d6cf97"/>
    </style:style>
    <style:style style:name="T817" style:family="text">
      <style:text-properties officeooo:rsid="01da502f"/>
    </style:style>
    <style:style style:name="T818" style:family="text">
      <style:text-properties officeooo:rsid="01dbb60a"/>
    </style:style>
    <style:style style:name="T819" style:family="text">
      <style:text-properties officeooo:rsid="01df79bc"/>
    </style:style>
    <style:style style:name="T820" style:family="text">
      <style:text-properties officeooo:rsid="01e111b4"/>
    </style:style>
    <style:style style:name="T821" style:family="text">
      <style:text-properties officeooo:rsid="01e1562a"/>
    </style:style>
    <style:style style:name="T822" style:family="text">
      <style:text-properties officeooo:rsid="01e372de"/>
    </style:style>
    <style:style style:name="T823" style:family="text">
      <style:text-properties officeooo:rsid="01e568e0"/>
    </style:style>
    <style:style style:name="T824" style:family="text">
      <style:text-properties officeooo:rsid="00dc0463"/>
    </style:style>
    <style:style style:name="T825" style:family="text">
      <style:text-properties officeooo:rsid="01eb0996"/>
    </style:style>
    <style:style style:name="T826" style:family="text">
      <style:text-properties officeooo:rsid="01ee9235"/>
    </style:style>
    <style:style style:name="T827" style:family="text">
      <style:text-properties officeooo:rsid="01ef9ea6"/>
    </style:style>
    <style:style style:name="T828" style:family="text">
      <style:text-properties officeooo:rsid="01f45b48"/>
    </style:style>
    <style:style style:name="T829" style:family="text">
      <style:text-properties officeooo:rsid="01fa6a1c"/>
    </style:style>
    <style:style style:name="T830" style:family="text">
      <style:text-properties officeooo:rsid="01fc4374"/>
    </style:style>
    <style:style style:name="T831" style:family="text">
      <style:text-properties officeooo:rsid="01fea5c6"/>
    </style:style>
    <style:style style:name="T832" style:family="text">
      <style:text-properties officeooo:rsid="0206acd2"/>
    </style:style>
    <style:style style:name="T833" style:family="text">
      <style:text-properties officeooo:rsid="0209a71e"/>
    </style:style>
    <style:style style:name="T834" style:family="text">
      <style:text-properties officeooo:rsid="0209cfe2"/>
    </style:style>
    <style:style style:name="T835" style:family="text">
      <style:text-properties officeooo:rsid="020c5064"/>
    </style:style>
    <style:style style:name="T836" style:family="text">
      <style:text-properties officeooo:rsid="020c80f8"/>
    </style:style>
    <style:style style:name="T837" style:family="text">
      <style:text-properties officeooo:rsid="020e2ea5"/>
    </style:style>
    <style:style style:name="T838" style:family="text">
      <style:text-properties officeooo:rsid="020ef690"/>
    </style:style>
    <style:style style:name="T839" style:family="text">
      <style:text-properties officeooo:rsid="0212fcb9"/>
    </style:style>
    <style:style style:name="T840" style:family="text">
      <style:text-properties officeooo:rsid="02147e6b"/>
    </style:style>
    <style:style style:name="T841" style:family="text">
      <style:text-properties officeooo:rsid="02180d0d"/>
    </style:style>
    <style:style style:name="T842" style:family="text">
      <style:text-properties officeooo:rsid="021a0a19"/>
    </style:style>
    <style:style style:name="T843" style:family="text">
      <style:text-properties officeooo:rsid="021d7afa"/>
    </style:style>
    <style:style style:name="T844" style:family="text">
      <style:text-properties officeooo:rsid="021f347c"/>
    </style:style>
    <style:style style:name="T845" style:family="text">
      <style:text-properties officeooo:rsid="022191a2"/>
    </style:style>
    <style:style style:name="T846" style:family="text">
      <style:text-properties officeooo:rsid="02238030"/>
    </style:style>
    <style:style style:name="T847" style:family="text">
      <style:text-properties officeooo:rsid="0223f667"/>
    </style:style>
    <style:style style:name="T848" style:family="text">
      <style:text-properties officeooo:rsid="02256ff6"/>
    </style:style>
    <style:style style:name="T849" style:family="text">
      <style:text-properties officeooo:rsid="0226b30f"/>
    </style:style>
    <style:style style:name="T850" style:family="text">
      <style:text-properties officeooo:rsid="02292611"/>
    </style:style>
    <style:style style:name="T851" style:family="text">
      <style:text-properties officeooo:rsid="022a9f40"/>
    </style:style>
    <style:style style:name="T852" style:family="text">
      <style:text-properties officeooo:rsid="022bd1e4"/>
    </style:style>
    <style:style style:name="T853" style:family="text">
      <style:text-properties officeooo:rsid="022cfecf"/>
    </style:style>
    <style:style style:name="T854" style:family="text">
      <style:text-properties officeooo:rsid="022d3f41"/>
    </style:style>
    <style:style style:name="T855" style:family="text">
      <style:text-properties officeooo:rsid="022d8b4d"/>
    </style:style>
    <style:style style:name="T856" style:family="text">
      <style:text-properties officeooo:rsid="022e61d4"/>
    </style:style>
    <style:style style:name="T857" style:family="text">
      <style:text-properties officeooo:rsid="022ed3e3"/>
    </style:style>
    <style:style style:name="T858" style:family="text">
      <style:text-properties officeooo:rsid="0230c469"/>
    </style:style>
    <style:style style:name="T859" style:family="text">
      <style:text-properties officeooo:rsid="0231deef"/>
    </style:style>
    <style:style style:name="T860" style:family="text">
      <style:text-properties officeooo:rsid="0233d0cb"/>
    </style:style>
    <style:style style:name="T861" style:family="text">
      <style:text-properties officeooo:rsid="0233e3f4"/>
    </style:style>
    <style:style style:name="T862" style:family="text">
      <style:text-properties officeooo:rsid="0125f43e"/>
    </style:style>
    <style:style style:name="T863" style:family="text">
      <style:text-properties officeooo:rsid="023b9375"/>
    </style:style>
    <style:style style:name="T864" style:family="text">
      <style:text-properties officeooo:rsid="023c1064"/>
    </style:style>
    <style:style style:name="T865" style:family="text">
      <style:text-properties officeooo:rsid="023dcfdf"/>
    </style:style>
    <style:style style:name="T866" style:family="text">
      <style:text-properties officeooo:rsid="023f9814"/>
    </style:style>
    <style:style style:name="T867" style:family="text">
      <style:text-properties officeooo:rsid="0240b116"/>
    </style:style>
    <style:style style:name="T868" style:family="text">
      <style:text-properties officeooo:rsid="0241a3db"/>
    </style:style>
    <style:style style:name="T869" style:family="text">
      <style:text-properties officeooo:rsid="0241c9fe"/>
    </style:style>
    <style:style style:name="T870" style:family="text">
      <style:text-properties officeooo:rsid="024369e2"/>
    </style:style>
    <style:style style:name="T871" style:family="text">
      <style:text-properties officeooo:rsid="02479e6a"/>
    </style:style>
    <style:style style:name="T872" style:family="text">
      <style:text-properties officeooo:rsid="024b9bb3"/>
    </style:style>
    <style:style style:name="T873" style:family="text">
      <style:text-properties officeooo:rsid="025798da"/>
    </style:style>
    <style:style style:name="T874" style:family="text">
      <style:text-properties officeooo:rsid="02589aa7"/>
    </style:style>
    <style:style style:name="T875" style:family="text">
      <style:text-properties officeooo:rsid="0258d68b"/>
    </style:style>
    <style:style style:name="T876" style:family="text">
      <style:text-properties fo:color="#fff200" style:font-name="Liberation Mono2" fo:font-size="10pt" fo:font-weight="bold" officeooo:rsid="02605c4a" style:font-name-asian="DejaVu Sans Mono" style:font-size-asian="10pt" style:font-name-complex="Liberation Mono2" style:font-size-complex="10pt"/>
    </style:style>
    <style:style style:name="T877" style:family="text">
      <style:text-properties fo:color="#fff200" style:font-name="Liberation Mono2" fo:font-size="10pt" fo:font-weight="bold" officeooo:rsid="02edac56" style:font-name-asian="DejaVu Sans Mono" style:font-size-asian="10pt" style:font-name-complex="Liberation Mono2" style:font-size-complex="10pt"/>
    </style:style>
    <style:style style:name="T878" style:family="text">
      <style:text-properties fo:color="#fff200" style:font-name="Liberation Mono2" fo:font-size="10pt" fo:font-weight="bold" officeooo:rsid="03fda613" style:font-name-asian="DejaVu Sans Mono" style:font-size-asian="10pt" style:font-name-complex="Liberation Mono2" style:font-size-complex="10pt"/>
    </style:style>
    <style:style style:name="T879" style:family="text">
      <style:text-properties fo:color="#fff200" style:font-name="Liberation Mono2" fo:font-size="10pt" fo:font-weight="bold" officeooo:rsid="04f683fe" style:font-name-asian="DejaVu Sans Mono" style:font-size-asian="10pt" style:font-name-complex="Liberation Mono2" style:font-size-complex="10pt"/>
    </style:style>
    <style:style style:name="T880" style:family="text">
      <style:text-properties fo:color="#fff200" style:font-name="Liberation Mono2" fo:font-size="10pt" fo:font-weight="bold" officeooo:rsid="052440e1" style:font-name-asian="DejaVu Sans Mono" style:font-size-asian="10pt" style:font-name-complex="Liberation Mono2" style:font-size-complex="10pt"/>
    </style:style>
    <style:style style:name="T881" style:family="text">
      <style:text-properties fo:color="#fff200" style:font-name="Liberation Mono2" fo:font-size="10pt" fo:font-weight="bold" officeooo:rsid="05251044" style:font-name-asian="DejaVu Sans Mono" style:font-size-asian="10pt" style:font-name-complex="Liberation Mono2" style:font-size-complex="10pt"/>
    </style:style>
    <style:style style:name="T882" style:family="text">
      <style:text-properties fo:color="#fff200" style:font-name="Liberation Mono2" fo:font-size="10pt" fo:font-weight="bold" officeooo:rsid="0526cc90" style:font-name-asian="DejaVu Sans Mono" style:font-size-asian="10pt" style:font-name-complex="Liberation Mono2" style:font-size-complex="10pt"/>
    </style:style>
    <style:style style:name="T883" style:family="text">
      <style:text-properties fo:color="#fff200" style:font-name="Liberation Mono2" fo:font-size="10pt" fo:font-weight="bold" officeooo:rsid="052efeb0" style:font-name-asian="DejaVu Sans Mono" style:font-size-asian="10pt" style:font-name-complex="Liberation Mono2" style:font-size-complex="10pt"/>
    </style:style>
    <style:style style:name="T884" style:family="text">
      <style:text-properties fo:color="#fff200" style:font-name="Liberation Mono2" fo:font-size="10pt" fo:font-weight="bold" officeooo:rsid="052f8a01" style:font-name-asian="DejaVu Sans Mono" style:font-size-asian="10pt" style:font-name-complex="Liberation Mono2" style:font-size-complex="10pt"/>
    </style:style>
    <style:style style:name="T885" style:family="text">
      <style:text-properties fo:color="#fff200" style:font-name="Liberation Mono2" fo:font-size="10pt" fo:font-weight="bold" officeooo:rsid="05354ae9" style:font-name-asian="DejaVu Sans Mono" style:font-size-asian="10pt" style:font-name-complex="Liberation Mono2" style:font-size-complex="10pt"/>
    </style:style>
    <style:style style:name="T886" style:family="text">
      <style:text-properties fo:color="#fff200" style:font-name="Liberation Mono2" fo:font-size="10pt" fo:font-weight="bold" officeooo:rsid="066dc662" style:font-name-asian="DejaVu Sans Mono" style:font-size-asian="10pt" style:font-name-complex="Liberation Mono2" style:font-size-complex="10pt"/>
    </style:style>
    <style:style style:name="T887" style:family="text">
      <style:text-properties fo:color="#fff200" style:font-name="Liberation Mono2" fo:font-size="10pt" fo:font-weight="bold" officeooo:rsid="075db52a" style:font-name-asian="DejaVu Sans Mono" style:font-size-asian="10pt" style:font-name-complex="Liberation Mono2" style:font-size-complex="10pt"/>
    </style:style>
    <style:style style:name="T888" style:family="text">
      <style:text-properties fo:color="#fff200" style:font-name="Liberation Mono2" fo:font-size="10pt" fo:font-weight="bold" officeooo:rsid="079d3c1d" style:font-name-asian="DejaVu Sans Mono" style:font-size-asian="10pt" style:font-name-complex="Liberation Mono2" style:font-size-complex="10pt"/>
    </style:style>
    <style:style style:name="T889" style:family="text">
      <style:text-properties fo:color="#fff200" style:font-name="Liberation Mono2" fo:font-size="10pt" fo:font-weight="bold" officeooo:rsid="0b616d26" style:font-name-asian="DejaVu Sans Mono" style:font-size-asian="10pt" style:font-name-complex="Liberation Mono2" style:font-size-complex="10pt"/>
    </style:style>
    <style:style style:name="T890" style:family="text">
      <style:text-properties fo:color="#fff200" style:font-name="Liberation Mono2" fo:font-size="10pt" fo:font-weight="bold" officeooo:rsid="0c0e23c3" style:font-name-asian="DejaVu Sans Mono" style:font-size-asian="10pt" style:font-name-complex="Liberation Mono2" style:font-size-complex="10pt"/>
    </style:style>
    <style:style style:name="T891" style:family="text">
      <style:text-properties fo:color="#fff200" style:font-name="Liberation Mono2" fo:font-size="10pt" fo:font-weight="bold" officeooo:rsid="0c79d0c1" style:font-name-asian="DejaVu Sans Mono" style:font-size-asian="10pt" style:font-name-complex="Liberation Mono2" style:font-size-complex="10pt"/>
    </style:style>
    <style:style style:name="T892" style:family="text">
      <style:text-properties fo:color="#fff200" style:font-name="Liberation Mono2" fo:font-size="10pt" fo:font-weight="bold" officeooo:rsid="0c7bab02" style:font-name-asian="DejaVu Sans Mono" style:font-size-asian="10pt" style:font-name-complex="Liberation Mono2" style:font-size-complex="10pt"/>
    </style:style>
    <style:style style:name="T893" style:family="text">
      <style:text-properties fo:color="#fff200" style:font-name="Liberation Mono2" fo:font-size="10pt" fo:font-weight="bold" officeooo:rsid="0c980686" style:font-name-asian="DejaVu Sans Mono" style:font-size-asian="10pt" style:font-name-complex="Liberation Mono2" style:font-size-complex="10pt"/>
    </style:style>
    <style:style style:name="T894" style:family="text">
      <style:text-properties fo:color="#fff200" style:font-name="Liberation Mono2" fo:font-size="10pt" fo:font-weight="bold" officeooo:rsid="0e7f370b" style:font-name-asian="DejaVu Sans Mono" style:font-size-asian="10pt" style:font-name-complex="Liberation Mono2" style:font-size-complex="10pt"/>
    </style:style>
    <style:style style:name="T895" style:family="text">
      <style:text-properties fo:color="#fff200" style:font-name="Liberation Mono2" fo:font-size="10pt" fo:font-weight="bold" officeooo:rsid="0e836958" style:font-name-asian="DejaVu Sans Mono" style:font-size-asian="10pt" style:font-name-complex="Liberation Mono2" style:font-size-complex="10pt"/>
    </style:style>
    <style:style style:name="T896" style:family="text">
      <style:text-properties fo:color="#fff200" style:font-name="Liberation Mono2" fo:font-size="10pt" fo:font-weight="bold" officeooo:rsid="0e9ac66b" style:font-name-asian="DejaVu Sans Mono" style:font-size-asian="10pt" style:font-name-complex="Liberation Mono2" style:font-size-complex="10pt"/>
    </style:style>
    <style:style style:name="T897" style:family="text">
      <style:text-properties fo:color="#fff200" style:font-name="Liberation Mono2" fo:font-size="10pt" fo:font-weight="bold" officeooo:rsid="0ee0113c" style:font-name-asian="DejaVu Sans Mono" style:font-size-asian="10pt" style:font-name-complex="Liberation Mono2" style:font-size-complex="10pt"/>
    </style:style>
    <style:style style:name="T898" style:family="text">
      <style:text-properties fo:color="#fff200" style:font-name="Liberation Mono2" fo:font-size="10pt" fo:font-weight="bold" officeooo:rsid="0ff80d16" style:font-name-asian="DejaVu Sans Mono" style:font-size-asian="10pt" style:font-name-complex="Liberation Mono2" style:font-size-complex="10pt"/>
    </style:style>
    <style:style style:name="T899" style:family="text">
      <style:text-properties fo:color="#fff200" style:font-name="Liberation Mono2" fo:font-size="10pt" fo:font-weight="bold" officeooo:rsid="10204772" style:font-name-asian="DejaVu Sans Mono" style:font-size-asian="10pt" style:font-name-complex="Liberation Mono2" style:font-size-complex="10pt"/>
    </style:style>
    <style:style style:name="T900" style:family="text">
      <style:text-properties fo:color="#fff200" style:font-name="Liberation Mono2" fo:font-size="10pt" fo:font-weight="bold" officeooo:rsid="10230930" style:font-name-asian="DejaVu Sans Mono" style:font-size-asian="10pt" style:font-name-complex="Liberation Mono2" style:font-size-complex="10pt"/>
    </style:style>
    <style:style style:name="T901" style:family="text">
      <style:text-properties fo:color="#fff200" style:font-name="Liberation Mono2" fo:font-size="10pt" fo:font-weight="bold" officeooo:rsid="103a6751" style:font-name-asian="DejaVu Sans Mono" style:font-size-asian="10pt" style:font-name-complex="Liberation Mono2" style:font-size-complex="10pt"/>
    </style:style>
    <style:style style:name="T902" style:family="text">
      <style:text-properties fo:color="#fff200" style:font-name="Liberation Mono2" fo:font-size="10pt" fo:font-weight="bold" officeooo:rsid="10496f38" style:font-name-asian="DejaVu Sans Mono" style:font-size-asian="10pt" style:font-name-complex="Liberation Mono2" style:font-size-complex="10pt"/>
    </style:style>
    <style:style style:name="T903" style:family="text">
      <style:text-properties fo:color="#fff200" style:font-name="Liberation Mono2" fo:font-size="10pt" fo:font-weight="bold" officeooo:rsid="108ad683" style:font-name-asian="DejaVu Sans Mono" style:font-size-asian="10pt" style:font-name-complex="Liberation Mono2" style:font-size-complex="10pt"/>
    </style:style>
    <style:style style:name="T904" style:family="text">
      <style:text-properties fo:color="#fff200" style:font-name="Liberation Mono2" fo:font-size="10pt" fo:font-weight="bold" officeooo:rsid="108cc94b" style:font-name-asian="DejaVu Sans Mono" style:font-size-asian="10pt" style:font-name-complex="Liberation Mono2" style:font-size-complex="10pt"/>
    </style:style>
    <style:style style:name="T905" style:family="text">
      <style:text-properties fo:color="#fff200" style:font-name="Liberation Mono2" fo:font-size="10pt" fo:font-weight="bold" officeooo:rsid="109464f2" style:font-name-asian="DejaVu Sans Mono" style:font-size-asian="10pt" style:font-name-complex="Liberation Mono2" style:font-size-complex="10pt"/>
    </style:style>
    <style:style style:name="T906" style:family="text">
      <style:text-properties fo:color="#fff200" style:font-name="Liberation Mono2" fo:font-size="10pt" fo:font-weight="bold" officeooo:rsid="10a13ca0" style:font-name-asian="DejaVu Sans Mono" style:font-size-asian="10pt" style:font-name-complex="Liberation Mono2" style:font-size-complex="10pt"/>
    </style:style>
    <style:style style:name="T907" style:family="text">
      <style:text-properties fo:color="#fff200" style:font-name="Liberation Mono2" fo:font-size="10pt" fo:font-weight="bold" officeooo:rsid="10a2fdac" style:font-name-asian="DejaVu Sans Mono" style:font-size-asian="10pt" style:font-name-complex="Liberation Mono2" style:font-size-complex="10pt"/>
    </style:style>
    <style:style style:name="T908" style:family="text">
      <style:text-properties fo:color="#fff200" style:font-name="Liberation Mono2" fo:font-size="10pt" fo:font-weight="bold" officeooo:rsid="10a4c461" style:font-name-asian="DejaVu Sans Mono" style:font-size-asian="10pt" style:font-name-complex="Liberation Mono2" style:font-size-complex="10pt"/>
    </style:style>
    <style:style style:name="T909" style:family="text">
      <style:text-properties fo:color="#fff200" style:font-name="Liberation Mono2" fo:font-size="10pt" fo:font-weight="bold" officeooo:rsid="10a76d3d" style:font-name-asian="DejaVu Sans Mono" style:font-size-asian="10pt" style:font-name-complex="Liberation Mono2" style:font-size-complex="10pt"/>
    </style:style>
    <style:style style:name="T910" style:family="text">
      <style:text-properties fo:color="#fff200" style:font-name="Liberation Mono2" fo:font-size="10pt" fo:font-weight="bold" officeooo:rsid="10b6983a" style:font-name-asian="DejaVu Sans Mono" style:font-size-asian="10pt" style:font-name-complex="Liberation Mono2" style:font-size-complex="10pt"/>
    </style:style>
    <style:style style:name="T911" style:family="text">
      <style:text-properties fo:color="#fff200" style:font-name="Liberation Mono2" fo:font-size="10pt" fo:font-weight="bold" officeooo:rsid="10c7b5e7" style:font-name-asian="DejaVu Sans Mono" style:font-size-asian="10pt" style:font-name-complex="Liberation Mono2" style:font-size-complex="10pt"/>
    </style:style>
    <style:style style:name="T912" style:family="text">
      <style:text-properties fo:color="#fff200" style:font-name="Liberation Mono2" fo:font-size="10pt" fo:font-weight="bold" officeooo:rsid="10c90dfb" style:font-name-asian="DejaVu Sans Mono" style:font-size-asian="10pt" style:font-name-complex="Liberation Mono2" style:font-size-complex="10pt"/>
    </style:style>
    <style:style style:name="T913" style:family="text">
      <style:text-properties fo:color="#fff200" style:font-name="Liberation Mono2" fo:font-size="10pt" fo:font-weight="bold" officeooo:rsid="10cb8322" style:font-name-asian="DejaVu Sans Mono" style:font-size-asian="10pt" style:font-name-complex="Liberation Mono2" style:font-size-complex="10pt"/>
    </style:style>
    <style:style style:name="T914" style:family="text">
      <style:text-properties fo:color="#fff200" style:font-name="Liberation Mono2" fo:font-size="10pt" fo:font-weight="bold" officeooo:rsid="10cbcc51" style:font-name-asian="DejaVu Sans Mono" style:font-size-asian="10pt" style:font-name-complex="Liberation Mono2" style:font-size-complex="10pt"/>
    </style:style>
    <style:style style:name="T915" style:family="text">
      <style:text-properties fo:color="#fff200" style:font-name="Liberation Mono2" fo:font-size="10pt" fo:font-weight="bold" officeooo:rsid="10ccb8b2" style:font-name-asian="DejaVu Sans Mono" style:font-size-asian="10pt" style:font-name-complex="Liberation Mono2" style:font-size-complex="10pt"/>
    </style:style>
    <style:style style:name="T916" style:family="text">
      <style:text-properties fo:color="#fff200" style:font-name="Liberation Mono2" fo:font-size="10pt" fo:font-weight="bold" officeooo:rsid="10cd0805" style:font-name-asian="DejaVu Sans Mono" style:font-size-asian="10pt" style:font-name-complex="Liberation Mono2" style:font-size-complex="10pt"/>
    </style:style>
    <style:style style:name="T917" style:family="text">
      <style:text-properties fo:color="#fff200" style:font-name="Liberation Mono2" fo:font-size="10pt" fo:font-weight="bold" officeooo:rsid="10d02bf6" style:font-name-asian="DejaVu Sans Mono" style:font-size-asian="10pt" style:font-name-complex="Liberation Mono2" style:font-size-complex="10pt"/>
    </style:style>
    <style:style style:name="T918" style:family="text">
      <style:text-properties fo:color="#fff200" style:font-name="Liberation Mono2" fo:font-size="10pt" fo:font-weight="bold" officeooo:rsid="10d21ae7" style:font-name-asian="DejaVu Sans Mono" style:font-size-asian="10pt" style:font-name-complex="Liberation Mono2" style:font-size-complex="10pt"/>
    </style:style>
    <style:style style:name="T919" style:family="text">
      <style:text-properties fo:color="#fff200" style:font-name="Liberation Mono2" fo:font-size="10pt" fo:font-weight="bold" officeooo:rsid="10d4086b" style:font-name-asian="DejaVu Sans Mono" style:font-size-asian="10pt" style:font-name-complex="Liberation Mono2" style:font-size-complex="10pt"/>
    </style:style>
    <style:style style:name="T920" style:family="text">
      <style:text-properties fo:color="#fff200" style:font-name="Liberation Mono2" fo:font-size="10pt" fo:font-weight="bold" officeooo:rsid="10d62ee8" style:font-name-asian="DejaVu Sans Mono" style:font-size-asian="10pt" style:font-name-complex="Liberation Mono2" style:font-size-complex="10pt"/>
    </style:style>
    <style:style style:name="T921" style:family="text">
      <style:text-properties fo:color="#fff200" style:font-name="Liberation Mono2" fo:font-size="10pt" fo:font-weight="bold" officeooo:rsid="10ddcf6b" style:font-name-asian="DejaVu Sans Mono" style:font-size-asian="10pt" style:font-name-complex="Liberation Mono2" style:font-size-complex="10pt"/>
    </style:style>
    <style:style style:name="T922" style:family="text">
      <style:text-properties fo:color="#fff200" style:font-name="Liberation Mono2" fo:font-size="10pt" fo:font-weight="bold" officeooo:rsid="10e4338c" style:font-name-asian="DejaVu Sans Mono" style:font-size-asian="10pt" style:font-name-complex="Liberation Mono2" style:font-size-complex="10pt"/>
    </style:style>
    <style:style style:name="T923" style:family="text">
      <style:text-properties fo:color="#fff200" style:font-name="Liberation Mono2" fo:font-size="10pt" fo:font-weight="bold" officeooo:rsid="10ed209a" style:font-name-asian="DejaVu Sans Mono" style:font-size-asian="10pt" style:font-name-complex="Liberation Mono2" style:font-size-complex="10pt"/>
    </style:style>
    <style:style style:name="T924" style:family="text">
      <style:text-properties fo:color="#fff200" style:font-name="Liberation Mono2" fo:font-size="10pt" fo:font-style="normal" fo:font-weight="bold" officeooo:rsid="0c77636e" style:font-name-asian="DejaVu Sans Mono" style:font-size-asian="10pt" style:font-style-asian="normal" style:font-name-complex="Liberation Mono2" style:font-size-complex="10pt" style:font-style-complex="normal"/>
    </style:style>
    <style:style style:name="T925" style:family="text">
      <style:text-properties fo:color="#fff200" style:font-name="Courier New" fo:font-size="10pt" fo:font-weight="bold" officeooo:rsid="06941ed4" style:font-name-asian="DejaVu Sans Mono" style:font-size-asian="10pt" style:font-name-complex="Liberation Mono2" style:font-size-complex="10pt"/>
    </style:style>
    <style:style style:name="T926" style:family="text">
      <style:text-properties fo:color="#fff200" style:font-name="Courier New" fo:font-size="10pt" fo:font-weight="bold" officeooo:rsid="0bf5a5ee" style:font-name-asian="Noto Sans Mono CJK SC" style:font-size-asian="10pt" style:font-name-complex="Liberation Mono2" style:font-size-complex="10pt"/>
    </style:style>
    <style:style style:name="T927" style:family="text">
      <style:text-properties fo:color="#fff200" style:font-name="Courier New" fo:font-size="10pt" fo:font-style="normal" fo:font-weight="bold" officeooo:rsid="0bf5a5ee" style:font-name-asian="Noto Sans Mono CJK SC" style:font-size-asian="10pt" style:font-style-asian="normal" style:font-name-complex="Liberation Mono2" style:font-size-complex="10pt" style:font-style-complex="normal"/>
    </style:style>
    <style:style style:name="T928" style:family="text">
      <style:text-properties fo:color="#fff200" style:font-name="Liberation Mono2" fo:font-size="10pt" fo:font-weight="bold" officeooo:rsid="10ed209a" style:font-name-asian="DejaVu Sans Mono" style:font-size-asian="10pt" style:font-name-complex="Liberation Mono2" style:font-size-complex="10pt"/>
    </style:style>
    <style:style style:name="T929" style:family="text">
      <style:text-properties officeooo:rsid="02ea1c5e"/>
    </style:style>
    <style:style style:name="T930" style:family="text">
      <style:text-properties officeooo:rsid="02ec565b"/>
    </style:style>
    <style:style style:name="T931" style:family="text">
      <style:text-properties officeooo:rsid="02ee2d8f"/>
    </style:style>
    <style:style style:name="T932" style:family="text">
      <style:text-properties officeooo:rsid="02ef609c"/>
    </style:style>
    <style:style style:name="T933" style:family="text">
      <style:text-properties officeooo:rsid="02f7109c"/>
    </style:style>
    <style:style style:name="T934" style:family="text">
      <style:text-properties officeooo:rsid="02f749fe"/>
    </style:style>
    <style:style style:name="T935" style:family="text">
      <style:text-properties officeooo:rsid="02f895a5"/>
    </style:style>
    <style:style style:name="T936" style:family="text">
      <style:text-properties officeooo:rsid="03fada74"/>
    </style:style>
    <style:style style:name="T937" style:family="text">
      <style:text-properties officeooo:rsid="03fda613"/>
    </style:style>
    <style:style style:name="T938" style:family="text">
      <style:text-properties officeooo:rsid="04009322"/>
    </style:style>
    <style:style style:name="T939" style:family="text">
      <style:text-properties officeooo:rsid="0491231b"/>
    </style:style>
    <style:style style:name="T940" style:family="text">
      <style:text-properties officeooo:rsid="049131f6"/>
    </style:style>
    <style:style style:name="T941" style:family="text">
      <style:text-properties officeooo:rsid="04f63259"/>
    </style:style>
    <style:style style:name="T942" style:family="text">
      <style:text-properties officeooo:rsid="04f672d7"/>
    </style:style>
    <style:style style:name="T943" style:family="text">
      <style:text-properties officeooo:rsid="04f683fe"/>
    </style:style>
    <style:style style:name="T944" style:family="text">
      <style:text-properties officeooo:rsid="04f70dd4"/>
    </style:style>
    <style:style style:name="T945" style:family="text">
      <style:text-properties officeooo:rsid="017b9c7e"/>
    </style:style>
    <style:style style:name="T946" style:family="text">
      <style:text-properties officeooo:rsid="05233476"/>
    </style:style>
    <style:style style:name="T947" style:family="text">
      <style:text-properties officeooo:rsid="05251044"/>
    </style:style>
    <style:style style:name="T948" style:family="text">
      <style:text-properties officeooo:rsid="0526bd1a"/>
    </style:style>
    <style:style style:name="T949" style:family="text">
      <style:text-properties officeooo:rsid="0528406a"/>
    </style:style>
    <style:style style:name="T950" style:family="text">
      <style:text-properties officeooo:rsid="0528e692"/>
    </style:style>
    <style:style style:name="T951" style:family="text">
      <style:text-properties officeooo:rsid="052ba80a"/>
    </style:style>
    <style:style style:name="T952" style:family="text">
      <style:text-properties officeooo:rsid="052c14ff"/>
    </style:style>
    <style:style style:name="T953" style:family="text">
      <style:text-properties officeooo:rsid="052f8a01"/>
    </style:style>
    <style:style style:name="T954" style:family="text">
      <style:text-properties officeooo:rsid="05316ec5"/>
    </style:style>
    <style:style style:name="T955" style:family="text">
      <style:text-properties officeooo:rsid="0532e35c"/>
    </style:style>
    <style:style style:name="T956" style:family="text">
      <style:text-properties officeooo:rsid="01073ac9"/>
    </style:style>
    <style:style style:name="T957" style:family="text">
      <style:text-properties officeooo:rsid="05484c73"/>
    </style:style>
    <style:style style:name="T958" style:family="text">
      <style:text-properties officeooo:rsid="05496559"/>
    </style:style>
    <style:style style:name="T959" style:family="text">
      <style:text-properties officeooo:rsid="0574bc47"/>
    </style:style>
    <style:style style:name="T960" style:family="text">
      <style:text-properties officeooo:rsid="0601b349"/>
    </style:style>
    <style:style style:name="T961" style:family="text">
      <style:text-properties officeooo:rsid="0603d1ea"/>
    </style:style>
    <style:style style:name="T962" style:family="text">
      <style:text-properties officeooo:rsid="0605a7f4"/>
    </style:style>
    <style:style style:name="T963" style:family="text">
      <style:text-properties officeooo:rsid="066ae693"/>
    </style:style>
    <style:style style:name="T964" style:family="text">
      <style:text-properties officeooo:rsid="066dc662"/>
    </style:style>
    <style:style style:name="T965" style:family="text">
      <style:text-properties officeooo:rsid="06721eb8"/>
    </style:style>
    <style:style style:name="T966" style:family="text">
      <style:text-properties officeooo:rsid="067b07c4"/>
    </style:style>
    <style:style style:name="T967" style:family="text">
      <style:text-properties officeooo:rsid="067dc553"/>
    </style:style>
    <style:style style:name="T968" style:family="text">
      <style:text-properties officeooo:rsid="067ed626"/>
    </style:style>
    <style:style style:name="T969" style:family="text">
      <style:text-properties officeooo:rsid="067ff8f3"/>
    </style:style>
    <style:style style:name="T970" style:family="text">
      <style:text-properties officeooo:rsid="06803c26"/>
    </style:style>
    <style:style style:name="T971" style:family="text">
      <style:text-properties officeooo:rsid="06827a2c"/>
    </style:style>
    <style:style style:name="T972" style:family="text">
      <style:text-properties officeooo:rsid="06898275"/>
    </style:style>
    <style:style style:name="T973" style:family="text">
      <style:text-properties officeooo:rsid="068ea877"/>
    </style:style>
    <style:style style:name="T974" style:family="text">
      <style:text-properties officeooo:rsid="06941ed4"/>
    </style:style>
    <style:style style:name="T975" style:family="text">
      <style:text-properties officeooo:rsid="0091caf7"/>
    </style:style>
    <style:style style:name="T976" style:family="text">
      <style:text-properties style:font-name="Courier New"/>
    </style:style>
    <style:style style:name="T977" style:family="text">
      <style:text-properties style:font-name="Courier New" officeooo:rsid="020c80f8"/>
    </style:style>
    <style:style style:name="T978" style:family="text">
      <style:text-properties style:font-name="Courier New" fo:font-style="normal" officeooo:rsid="0bf5a5ee" style:font-style-asian="normal" style:font-style-complex="normal"/>
    </style:style>
    <style:style style:name="T979" style:family="text">
      <style:text-properties style:font-name="Courier New" officeooo:rsid="0bf5a5ee"/>
    </style:style>
    <style:style style:name="T980" style:family="text">
      <style:text-properties officeooo:rsid="06959d71"/>
    </style:style>
    <style:style style:name="T981" style:family="text">
      <style:text-properties officeooo:rsid="069c068a"/>
    </style:style>
    <style:style style:name="T982" style:family="text">
      <style:text-properties officeooo:rsid="06a8f7df"/>
    </style:style>
    <style:style style:name="T983" style:family="text">
      <style:text-properties officeooo:rsid="022dda61"/>
    </style:style>
    <style:style style:name="T984" style:family="text">
      <style:text-properties style:font-name="Liberation Sans" fo:font-size="18pt" officeooo:rsid="107bca3e" style:font-name-asian="Noto Sans CJK SC" style:font-size-asian="18pt" style:font-name-complex="Lohit Devanagari" style:font-size-complex="18pt"/>
    </style:style>
    <style:style style:name="T985"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986" style:family="text">
      <style:text-properties style:font-name="Liberation Sans" fo:font-size="14pt" officeooo:rsid="103a6751" style:font-name-asian="Noto Sans CJK SC" style:font-size-asian="14pt" style:font-name-complex="Lohit Devanagari" style:font-size-complex="14pt"/>
    </style:style>
    <style:style style:name="T987" style:family="text">
      <style:text-properties style:font-name="Liberation Sans" fo:font-size="14pt" officeooo:rsid="10ad4e39" style:font-name-asian="Noto Sans CJK SC" style:font-size-asian="14pt" style:font-name-complex="Lohit Devanagari" style:font-size-complex="14pt"/>
    </style:style>
    <style:style style:name="T988"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989" style:family="text">
      <style:text-properties officeooo:rsid="06ac37d7"/>
    </style:style>
    <style:style style:name="T990" style:family="text">
      <style:text-properties officeooo:rsid="06b0e114"/>
    </style:style>
    <style:style style:name="T991" style:family="text">
      <style:text-properties officeooo:rsid="06b1a458"/>
    </style:style>
    <style:style style:name="T992" style:family="text">
      <style:text-properties officeooo:rsid="06bd07da"/>
    </style:style>
    <style:style style:name="T993" style:family="text">
      <style:text-properties officeooo:rsid="06c3a9d3"/>
    </style:style>
    <style:style style:name="T994" style:family="text">
      <style:text-properties officeooo:rsid="06c6ad6c"/>
    </style:style>
    <style:style style:name="T995" style:family="text">
      <style:text-properties officeooo:rsid="075db52a"/>
    </style:style>
    <style:style style:name="T996" style:family="text">
      <style:text-properties officeooo:rsid="075fb756"/>
    </style:style>
    <style:style style:name="T997" style:family="text">
      <style:text-properties officeooo:rsid="008397dd"/>
    </style:style>
    <style:style style:name="T998" style:family="text">
      <style:text-properties officeooo:rsid="07620a69"/>
    </style:style>
    <style:style style:name="T999" style:family="text">
      <style:text-properties officeooo:rsid="079bbc05"/>
    </style:style>
    <style:style style:name="T1000" style:family="text">
      <style:text-properties officeooo:rsid="079d3c1d"/>
    </style:style>
    <style:style style:name="T1001" style:family="text">
      <style:text-properties officeooo:rsid="079d4340"/>
    </style:style>
    <style:style style:name="T1002" style:family="text">
      <style:text-properties officeooo:rsid="079e4ac7"/>
    </style:style>
    <style:style style:name="T1003" style:family="text">
      <style:text-properties officeooo:rsid="08c0bb4a"/>
    </style:style>
    <style:style style:name="T1004" style:family="text">
      <style:text-properties officeooo:rsid="09f1b92f"/>
    </style:style>
    <style:style style:name="T1005" style:family="text">
      <style:text-properties officeooo:rsid="0a7b8727"/>
    </style:style>
    <style:style style:name="T1006" style:family="text">
      <style:text-properties officeooo:rsid="0a7ca497"/>
    </style:style>
    <style:style style:name="T1007" style:family="text">
      <style:text-properties officeooo:rsid="0a7e49f6"/>
    </style:style>
    <style:style style:name="T1008" style:family="text">
      <style:text-properties officeooo:rsid="0a7ffe42"/>
    </style:style>
    <style:style style:name="T1009" style:family="text">
      <style:text-properties officeooo:rsid="0a80910b"/>
    </style:style>
    <style:style style:name="T1010" style:family="text">
      <style:text-properties officeooo:rsid="0afb9899"/>
    </style:style>
    <style:style style:name="T1011" style:family="text">
      <style:text-properties officeooo:rsid="0afd75d0"/>
    </style:style>
    <style:style style:name="T1012" style:family="text">
      <style:text-properties officeooo:rsid="0affde9c"/>
    </style:style>
    <style:style style:name="T1013" style:family="text">
      <style:text-properties officeooo:rsid="0b6faa1f"/>
    </style:style>
    <style:style style:name="T1014" style:family="text">
      <style:text-properties officeooo:rsid="0b71083e"/>
    </style:style>
    <style:style style:name="T1015" style:family="text">
      <style:text-properties officeooo:rsid="0bf3f5c8"/>
    </style:style>
    <style:style style:name="T1016" style:family="text">
      <style:text-properties officeooo:rsid="0bf5a5ee"/>
    </style:style>
    <style:style style:name="T1017" style:family="text">
      <style:text-properties officeooo:rsid="0c0ca152"/>
    </style:style>
    <style:style style:name="T1018" style:family="text">
      <style:text-properties officeooo:rsid="0c0e23c3"/>
    </style:style>
    <style:style style:name="T1019" style:family="text">
      <style:text-properties officeooo:rsid="0c0faa6f"/>
    </style:style>
    <style:style style:name="T1020" style:family="text">
      <style:text-properties officeooo:rsid="0c1201ed"/>
    </style:style>
    <style:style style:name="T1021" style:family="text">
      <style:text-properties officeooo:rsid="0c79d0c1"/>
    </style:style>
    <style:style style:name="T1022" style:family="text">
      <style:text-properties style:text-line-through-style="none" style:text-line-through-type="none" fo:font-weight="normal" style:font-weight-asian="normal" style:font-weight-complex="normal"/>
    </style:style>
    <style:style style:name="T1023" style:family="text">
      <style:text-properties style:text-line-through-style="none" style:text-line-through-type="none" fo:font-weight="normal" officeooo:rsid="0c79d0c1" style:font-weight-asian="normal" style:font-weight-complex="normal"/>
    </style:style>
    <style:style style:name="T1024" style:family="text">
      <style:text-properties style:text-line-through-style="none" style:text-line-through-type="none" fo:font-weight="normal" officeooo:rsid="0d5f48e4" style:font-weight-asian="normal" style:font-weight-complex="normal"/>
    </style:style>
    <style:style style:name="T1025" style:family="text">
      <style:text-properties style:text-line-through-style="none" style:text-line-through-type="none" style:font-name="Liberation Mono2" fo:font-size="10pt" fo:font-weight="normal" style:font-size-asian="10pt" style:font-weight-asian="normal" style:font-size-complex="10pt" style:font-weight-complex="normal"/>
    </style:style>
    <style:style style:name="T1026" style:family="text">
      <style:text-properties style:text-line-through-style="none" style:text-line-through-type="none" style:font-name="Liberation Mono2" fo:font-size="10pt" fo:font-style="normal" fo:font-weight="bold" officeooo:rsid="106593a2" style:font-size-asian="10pt" style:font-style-asian="normal" style:font-weight-asian="bold" style:font-size-complex="10pt" style:font-style-complex="normal" style:font-weight-complex="bold"/>
    </style:style>
    <style:style style:name="T1027" style:family="text">
      <style:text-properties style:text-line-through-style="none" style:text-line-through-type="none" fo:font-weight="bold" officeooo:rsid="0c79d0c1" style:font-weight-asian="bold" style:font-weight-complex="bold"/>
    </style:style>
    <style:style style:name="T1028" style:family="text">
      <style:text-properties officeooo:rsid="0c7bab02"/>
    </style:style>
    <style:style style:name="T1029" style:family="text">
      <style:text-properties officeooo:rsid="0c7c5e9e"/>
    </style:style>
    <style:style style:name="T1030" style:family="text">
      <style:text-properties officeooo:rsid="0c7e3a9b"/>
    </style:style>
    <style:style style:name="T1031" style:family="text">
      <style:text-properties officeooo:rsid="0c7fd07f"/>
    </style:style>
    <style:style style:name="T1032" style:family="text">
      <style:text-properties officeooo:rsid="0c80e812"/>
    </style:style>
    <style:style style:name="T1033" style:family="text">
      <style:text-properties officeooo:rsid="0c82af79"/>
    </style:style>
    <style:style style:name="T1034" style:family="text">
      <style:text-properties officeooo:rsid="0c83bad1"/>
    </style:style>
    <style:style style:name="T1035" style:family="text">
      <style:text-properties style:text-position="sub 58%" style:font-name="Liberation Mono2" fo:font-size="10pt" officeooo:rsid="0c83bad1" style:font-size-asian="10pt" style:font-size-complex="10pt"/>
    </style:style>
    <style:style style:name="T1036" style:family="text">
      <style:text-properties officeooo:rsid="0c853bc1"/>
    </style:style>
    <style:style style:name="T1037" style:family="text">
      <style:text-properties officeooo:rsid="0c879850"/>
    </style:style>
    <style:style style:name="T1038" style:family="text">
      <style:text-properties officeooo:rsid="0c89435c"/>
    </style:style>
    <style:style style:name="T1039" style:family="text">
      <style:text-properties officeooo:rsid="0c93a75c"/>
    </style:style>
    <style:style style:name="T1040" style:family="text">
      <style:text-properties officeooo:rsid="0c953938"/>
    </style:style>
    <style:style style:name="T1041" style:family="text">
      <style:text-properties officeooo:rsid="0c980686"/>
    </style:style>
    <style:style style:name="T1042" style:family="text">
      <style:text-properties officeooo:rsid="0cae5445"/>
    </style:style>
    <style:style style:name="T1043" style:family="text">
      <style:text-properties officeooo:rsid="0caea03a"/>
    </style:style>
    <style:style style:name="T1044" style:family="text">
      <style:text-properties officeooo:rsid="0d062779"/>
    </style:style>
    <style:style style:name="T1045" style:family="text">
      <style:text-properties officeooo:rsid="0d32d56e"/>
    </style:style>
    <style:style style:name="T1046" style:family="text">
      <style:text-properties officeooo:rsid="0d33ebf6"/>
    </style:style>
    <style:style style:name="T1047" style:family="text">
      <style:text-properties officeooo:rsid="0d350d37"/>
    </style:style>
    <style:style style:name="T1048" style:family="text">
      <style:text-properties officeooo:rsid="0c0b04ab"/>
    </style:style>
    <style:style style:name="T1049" style:family="text">
      <style:text-properties officeooo:rsid="0d6224f0"/>
    </style:style>
    <style:style style:name="T1050" style:family="text">
      <style:text-properties officeooo:rsid="0d622d09"/>
    </style:style>
    <style:style style:name="T1051" style:family="text">
      <style:text-properties officeooo:rsid="0d633a39"/>
    </style:style>
    <style:style style:name="T1052" style:family="text">
      <style:text-properties officeooo:rsid="0de45ac6"/>
    </style:style>
    <style:style style:name="T1053" style:family="text">
      <style:text-properties officeooo:rsid="0e426f4f"/>
    </style:style>
    <style:style style:name="T1054" style:family="text">
      <style:text-properties officeooo:rsid="0e445387"/>
    </style:style>
    <style:style style:name="T1055" style:family="text">
      <style:text-properties officeooo:rsid="0e448a4b"/>
    </style:style>
    <style:style style:name="T1056" style:family="text">
      <style:text-properties officeooo:rsid="0e6ab25c"/>
    </style:style>
    <style:style style:name="T1057" style:family="text">
      <style:text-properties officeooo:rsid="0e74f658"/>
    </style:style>
    <style:style style:name="T1058" style:family="text">
      <style:text-properties officeooo:rsid="0e75d3e8"/>
    </style:style>
    <style:style style:name="T1059" style:family="text">
      <style:text-properties officeooo:rsid="0e7f370b"/>
    </style:style>
    <style:style style:name="T1060" style:family="text">
      <style:text-properties officeooo:rsid="0e82d262"/>
    </style:style>
    <style:style style:name="T1061" style:family="text">
      <style:text-properties officeooo:rsid="0e836958"/>
    </style:style>
    <style:style style:name="T1062" style:family="text">
      <style:text-properties officeooo:rsid="0e855120"/>
    </style:style>
    <style:style style:name="T1063" style:family="text">
      <style:text-properties officeooo:rsid="0e8859af"/>
    </style:style>
    <style:style style:name="T1064" style:family="text">
      <style:text-properties officeooo:rsid="0e9ac66b"/>
    </style:style>
    <style:style style:name="T1065" style:family="text">
      <style:text-properties officeooo:rsid="0e9cc06c"/>
    </style:style>
    <style:style style:name="T1066" style:family="text">
      <style:text-properties officeooo:rsid="0e9ea603"/>
    </style:style>
    <style:style style:name="T1067" style:family="text">
      <style:text-properties officeooo:rsid="0ea09681"/>
    </style:style>
    <style:style style:name="T1068" style:family="text">
      <style:text-properties officeooo:rsid="0ee0113c"/>
    </style:style>
    <style:style style:name="T1069" style:family="text">
      <style:text-properties officeooo:rsid="0ee19a87"/>
    </style:style>
    <style:style style:name="T1070" style:family="text">
      <style:text-properties officeooo:rsid="0fedcb7d"/>
    </style:style>
    <style:style style:name="T1071" style:family="text">
      <style:text-properties officeooo:rsid="0fedd881"/>
    </style:style>
    <style:style style:name="T1072" style:family="text">
      <style:text-properties officeooo:rsid="0fee14c0"/>
    </style:style>
    <style:style style:name="T1073" style:family="text">
      <style:text-properties officeooo:rsid="00927514"/>
    </style:style>
    <style:style style:name="T1074" style:family="text">
      <style:text-properties officeooo:rsid="0ff0cc90"/>
    </style:style>
    <style:style style:name="T1075" style:family="text">
      <style:text-properties fo:font-size="12pt" fo:font-weight="normal" style:font-size-asian="12pt" style:font-weight-asian="normal" style:font-size-complex="12pt" style:font-weight-complex="normal"/>
    </style:style>
    <style:style style:name="T1076" style:family="text">
      <style:text-properties fo:font-size="12pt" fo:font-weight="normal" officeooo:rsid="10679c37" style:font-size-asian="12pt" style:font-weight-asian="normal" style:font-size-complex="12pt" style:font-weight-complex="normal"/>
    </style:style>
    <style:style style:name="T1077" style:family="text">
      <style:text-properties fo:font-size="12pt" style:font-size-asian="12pt" style:font-size-complex="12pt"/>
    </style:style>
    <style:style style:name="T1078" style:family="text">
      <style:text-properties officeooo:rsid="0ff5ac79"/>
    </style:style>
    <style:style style:name="T1079" style:family="text">
      <style:text-properties officeooo:rsid="0ff622f3"/>
    </style:style>
    <style:style style:name="T1080" style:family="text">
      <style:text-properties officeooo:rsid="0ff63123"/>
    </style:style>
    <style:style style:name="T1081" style:family="text">
      <style:text-properties officeooo:rsid="0ff80d16"/>
    </style:style>
    <style:style style:name="T1082" style:family="text">
      <style:text-properties officeooo:rsid="0ff986d1"/>
    </style:style>
    <style:style style:name="T1083" style:family="text">
      <style:text-properties officeooo:rsid="0ffb4637"/>
    </style:style>
    <style:style style:name="T1084" style:family="text">
      <style:text-properties officeooo:rsid="0ffe9994"/>
    </style:style>
    <style:style style:name="T1085" style:family="text">
      <style:text-properties officeooo:rsid="0ffebee9"/>
    </style:style>
    <style:style style:name="T1086" style:family="text">
      <style:text-properties officeooo:rsid="1000ee57"/>
    </style:style>
    <style:style style:name="T1087" style:family="text">
      <style:text-properties officeooo:rsid="1002944c"/>
    </style:style>
    <style:style style:name="T1088" style:family="text">
      <style:text-properties officeooo:rsid="10036204"/>
    </style:style>
    <style:style style:name="T1089" style:family="text">
      <style:text-properties officeooo:rsid="1003ff23"/>
    </style:style>
    <style:style style:name="T1090" style:family="text">
      <style:text-properties officeooo:rsid="1006f840"/>
    </style:style>
    <style:style style:name="T1091" style:family="text">
      <style:text-properties officeooo:rsid="100c42b2"/>
    </style:style>
    <style:style style:name="T1092" style:family="text">
      <style:text-properties officeooo:rsid="100f05ee"/>
    </style:style>
    <style:style style:name="T1093" style:family="text">
      <style:text-properties fo:font-size="14pt" fo:font-weight="bold" style:font-weight-asian="bold" style:font-weight-complex="bold"/>
    </style:style>
    <style:style style:name="T1094" style:family="text">
      <style:text-properties fo:font-size="14pt" fo:font-weight="normal" style:font-weight-asian="normal" style:font-weight-complex="normal"/>
    </style:style>
    <style:style style:name="T1095" style:family="text">
      <style:text-properties officeooo:rsid="1010b1be"/>
    </style:style>
    <style:style style:name="T1096" style:family="text">
      <style:text-properties officeooo:rsid="101126be"/>
    </style:style>
    <style:style style:name="T1097" style:family="text">
      <style:text-properties officeooo:rsid="101253bb"/>
    </style:style>
    <style:style style:name="T1098" style:family="text">
      <style:text-properties officeooo:rsid="1014a34c"/>
    </style:style>
    <style:style style:name="T1099" style:family="text">
      <style:text-properties officeooo:rsid="101549a0"/>
    </style:style>
    <style:style style:name="T1100" style:family="text">
      <style:text-properties officeooo:rsid="1017608c"/>
    </style:style>
    <style:style style:name="T1101" style:family="text">
      <style:text-properties officeooo:rsid="101924f3"/>
    </style:style>
    <style:style style:name="T1102" style:family="text">
      <style:text-properties fo:font-size="9pt" style:font-size-asian="9pt" style:font-size-complex="9pt"/>
    </style:style>
    <style:style style:name="T1103" style:family="text">
      <style:text-properties officeooo:rsid="101c2db8"/>
    </style:style>
    <style:style style:name="T1104" style:family="text">
      <style:text-properties officeooo:rsid="101e0e00"/>
    </style:style>
    <style:style style:name="T1105" style:family="text">
      <style:text-properties officeooo:rsid="101f82fc"/>
    </style:style>
    <style:style style:name="T1106" style:family="text">
      <style:text-properties officeooo:rsid="101f92e9"/>
    </style:style>
    <style:style style:name="T1107" style:family="text">
      <style:text-properties officeooo:rsid="10204772"/>
    </style:style>
    <style:style style:name="T1108" style:family="text">
      <style:text-properties officeooo:rsid="10230930"/>
    </style:style>
    <style:style style:name="T1109" style:family="text">
      <style:text-properties officeooo:rsid="1023366d"/>
    </style:style>
    <style:style style:name="T1110" style:family="text">
      <style:text-properties officeooo:rsid="102518d7"/>
    </style:style>
    <style:style style:name="T1111" style:family="text">
      <style:text-properties officeooo:rsid="1025d6db"/>
    </style:style>
    <style:style style:name="T1112" style:family="text">
      <style:text-properties officeooo:rsid="1027a8ba"/>
    </style:style>
    <style:style style:name="T1113" style:family="text">
      <style:text-properties officeooo:rsid="102902fd"/>
    </style:style>
    <style:style style:name="T1114" style:family="text">
      <style:text-properties officeooo:rsid="102a4320"/>
    </style:style>
    <style:style style:name="T1115" style:family="text">
      <style:text-properties officeooo:rsid="102fcb4c"/>
    </style:style>
    <style:style style:name="T1116" style:family="text">
      <style:text-properties officeooo:rsid="100b0302"/>
    </style:style>
    <style:style style:name="T1117" style:family="text">
      <style:text-properties officeooo:rsid="10351029"/>
    </style:style>
    <style:style style:name="T1118" style:family="text">
      <style:text-properties officeooo:rsid="10376de9"/>
    </style:style>
    <style:style style:name="T1119" style:family="text">
      <style:text-properties officeooo:rsid="1037871c"/>
    </style:style>
    <style:style style:name="T1120" style:family="text">
      <style:text-properties officeooo:rsid="1037b55a"/>
    </style:style>
    <style:style style:name="T1121" style:family="text">
      <style:text-properties officeooo:rsid="1037ece4"/>
    </style:style>
    <style:style style:name="T1122" style:family="text">
      <style:text-properties officeooo:rsid="103a6751"/>
    </style:style>
    <style:style style:name="T1123" style:family="text">
      <style:text-properties officeooo:rsid="103a7290"/>
    </style:style>
    <style:style style:name="T1124" style:family="text">
      <style:text-properties officeooo:rsid="103b327b"/>
    </style:style>
    <style:style style:name="T1125" style:family="text">
      <style:text-properties officeooo:rsid="103c0359"/>
    </style:style>
    <style:style style:name="T1126" style:family="text">
      <style:text-properties officeooo:rsid="103e3ca1"/>
    </style:style>
    <style:style style:name="T1127" style:family="text">
      <style:text-properties officeooo:rsid="103e5c2e"/>
    </style:style>
    <style:style style:name="T1128" style:family="text">
      <style:text-properties officeooo:rsid="10457cb4"/>
    </style:style>
    <style:style style:name="T1129" style:family="text">
      <style:text-properties officeooo:rsid="1046247a"/>
    </style:style>
    <style:style style:name="T1130" style:family="text">
      <style:text-properties officeooo:rsid="1046db7e"/>
    </style:style>
    <style:style style:name="T1131" style:family="text">
      <style:text-properties officeooo:rsid="10490489"/>
    </style:style>
    <style:style style:name="T1132" style:family="text">
      <style:text-properties officeooo:rsid="10496f38"/>
    </style:style>
    <style:style style:name="T1133" style:family="text">
      <style:text-properties officeooo:rsid="104b374c"/>
    </style:style>
    <style:style style:name="T1134" style:family="text">
      <style:text-properties officeooo:rsid="104c90fc"/>
    </style:style>
    <style:style style:name="T1135" style:family="text">
      <style:text-properties officeooo:rsid="104ee245"/>
    </style:style>
    <style:style style:name="T1136" style:family="text">
      <style:text-properties officeooo:rsid="104fc86f"/>
    </style:style>
    <style:style style:name="T1137" style:family="text">
      <style:text-properties officeooo:rsid="10549aab"/>
    </style:style>
    <style:style style:name="T1138" style:family="text">
      <style:text-properties officeooo:rsid="1054ec52"/>
    </style:style>
    <style:style style:name="T1139" style:family="text">
      <style:text-properties officeooo:rsid="105b6939"/>
    </style:style>
    <style:style style:name="T1140" style:family="text">
      <style:text-properties officeooo:rsid="105ce03b"/>
    </style:style>
    <style:style style:name="T1141" style:family="text">
      <style:text-properties officeooo:rsid="105e56dc"/>
    </style:style>
    <style:style style:name="T1142" style:family="text">
      <style:text-properties officeooo:rsid="10607de2"/>
    </style:style>
    <style:style style:name="T1143" style:family="text">
      <style:text-properties officeooo:rsid="106272e5"/>
    </style:style>
    <style:style style:name="T1144" style:family="text">
      <style:text-properties officeooo:rsid="10637241"/>
    </style:style>
    <style:style style:name="T1145" style:family="text">
      <style:text-properties officeooo:rsid="1064311b"/>
    </style:style>
    <style:style style:name="T1146" style:family="text">
      <style:text-properties officeooo:rsid="106593a2"/>
    </style:style>
    <style:style style:name="T1147" style:family="text">
      <style:text-properties style:text-line-through-style="solid" style:text-line-through-type="single" fo:font-weight="bold" officeooo:rsid="0d33ebf6" style:font-weight-asian="bold" style:font-weight-complex="bold"/>
    </style:style>
    <style:style style:name="T1148" style:family="text">
      <style:text-properties officeooo:rsid="106782da"/>
    </style:style>
    <style:style style:name="T1149" style:family="text">
      <style:text-properties officeooo:rsid="10679c37"/>
    </style:style>
    <style:style style:name="T1150" style:family="text">
      <style:text-properties officeooo:rsid="10680865"/>
    </style:style>
    <style:style style:name="T1151" style:family="text">
      <style:text-properties officeooo:rsid="1069b26f"/>
    </style:style>
    <style:style style:name="T1152" style:family="text">
      <style:text-properties officeooo:rsid="106b7dc8"/>
    </style:style>
    <style:style style:name="T1153" style:family="text">
      <style:text-properties officeooo:rsid="106d2959"/>
    </style:style>
    <style:style style:name="T1154" style:family="text">
      <style:text-properties officeooo:rsid="106e851c"/>
    </style:style>
    <style:style style:name="T1155" style:family="text">
      <style:text-properties officeooo:rsid="106f2e81"/>
    </style:style>
    <style:style style:name="T1156" style:family="text">
      <style:text-properties officeooo:rsid="1070c9c9"/>
    </style:style>
    <style:style style:name="T1157" style:family="text">
      <style:text-properties officeooo:rsid="1071da26"/>
    </style:style>
    <style:style style:name="T1158" style:family="text">
      <style:text-properties officeooo:rsid="107369e0"/>
    </style:style>
    <style:style style:name="T1159" style:family="text">
      <style:text-properties officeooo:rsid="10751ca7"/>
    </style:style>
    <style:style style:name="T1160" style:family="text">
      <style:text-properties officeooo:rsid="107902b5"/>
    </style:style>
    <style:style style:name="T1161" style:family="text">
      <style:text-properties officeooo:rsid="107d5839"/>
    </style:style>
    <style:style style:name="T1162" style:family="text">
      <style:text-properties officeooo:rsid="107e5fa3"/>
    </style:style>
    <style:style style:name="T1163" style:family="text">
      <style:text-properties officeooo:rsid="1080eecb"/>
    </style:style>
    <style:style style:name="T1164" style:family="text">
      <style:text-properties officeooo:rsid="10827c2a"/>
    </style:style>
    <style:style style:name="T1165" style:family="text">
      <style:text-properties officeooo:rsid="1083c3c6"/>
    </style:style>
    <style:style style:name="T1166" style:family="text">
      <style:text-properties officeooo:rsid="1086c68e"/>
    </style:style>
    <style:style style:name="T1167" style:family="text">
      <style:text-properties officeooo:rsid="108a66ca"/>
    </style:style>
    <style:style style:name="T1168" style:family="text">
      <style:text-properties officeooo:rsid="108ad683"/>
    </style:style>
    <style:style style:name="T1169" style:family="text">
      <style:text-properties officeooo:rsid="108cc94b"/>
    </style:style>
    <style:style style:name="T1170" style:family="text">
      <style:text-properties officeooo:rsid="108e5899"/>
    </style:style>
    <style:style style:name="T1171" style:family="text">
      <style:text-properties officeooo:rsid="1091d084"/>
    </style:style>
    <style:style style:name="T1172" style:family="text">
      <style:text-properties officeooo:rsid="1092c938"/>
    </style:style>
    <style:style style:name="T1173" style:family="text">
      <style:text-properties officeooo:rsid="109464f2"/>
    </style:style>
    <style:style style:name="T1174" style:family="text">
      <style:text-properties officeooo:rsid="1096482c"/>
    </style:style>
    <style:style style:name="T1175" style:family="text">
      <style:text-properties officeooo:rsid="10982582"/>
    </style:style>
    <style:style style:name="T1176" style:family="text">
      <style:text-properties officeooo:rsid="109c84c4"/>
    </style:style>
    <style:style style:name="T1177" style:family="text">
      <style:text-properties officeooo:rsid="109f7a1a"/>
    </style:style>
    <style:style style:name="T1178" style:family="text">
      <style:text-properties officeooo:rsid="10a160d2"/>
    </style:style>
    <style:style style:name="T1179" style:family="text">
      <style:text-properties officeooo:rsid="10a22247"/>
    </style:style>
    <style:style style:name="T1180" style:family="text">
      <style:text-properties officeooo:rsid="10a2fdac"/>
    </style:style>
    <style:style style:name="T1181" style:family="text">
      <style:text-properties officeooo:rsid="10a4c461"/>
    </style:style>
    <style:style style:name="T1182" style:family="text">
      <style:text-properties officeooo:rsid="10a76d3d"/>
    </style:style>
    <style:style style:name="T1183" style:family="text">
      <style:text-properties officeooo:rsid="10aa51f2"/>
    </style:style>
    <style:style style:name="T1184" style:family="text">
      <style:text-properties officeooo:rsid="10ad06af"/>
    </style:style>
    <style:style style:name="T1185" style:family="text">
      <style:text-properties officeooo:rsid="10ad4e39"/>
    </style:style>
    <style:style style:name="T1186" style:family="text">
      <style:text-properties officeooo:rsid="10aee3d6"/>
    </style:style>
    <style:style style:name="T1187" style:family="text">
      <style:text-properties officeooo:rsid="10b0750c"/>
    </style:style>
    <style:style style:name="T1188" style:family="text">
      <style:text-properties officeooo:rsid="10b09763"/>
    </style:style>
    <style:style style:name="T1189" style:family="text">
      <style:text-properties officeooo:rsid="10b0a88d"/>
    </style:style>
    <style:style style:name="T1190" style:family="text">
      <style:text-properties officeooo:rsid="10b23336"/>
    </style:style>
    <style:style style:name="T1191" style:family="text">
      <style:text-properties officeooo:rsid="10b34ab1"/>
    </style:style>
    <style:style style:name="T1192" style:family="text">
      <style:text-properties fo:color="#808080" style:font-name="Ubuntu Mono" fo:font-size="10.5pt" fo:font-style="italic" fo:font-weight="normal" officeooo:rsid="10b3a1f3" style:font-size-asian="10.5pt" style:font-style-asian="italic" style:font-weight-asian="normal"/>
    </style:style>
    <style:style style:name="T1193" style:family="text">
      <style:text-properties officeooo:rsid="10b4095b"/>
    </style:style>
    <style:style style:name="T1194" style:family="text">
      <style:text-properties officeooo:rsid="10b4100d"/>
    </style:style>
    <style:style style:name="T1195" style:family="text">
      <style:text-properties officeooo:rsid="01248e09"/>
    </style:style>
    <style:style style:name="T1196" style:family="text">
      <style:text-properties officeooo:rsid="10b6983a"/>
    </style:style>
    <style:style style:name="T1197" style:family="text">
      <style:text-properties officeooo:rsid="10b827ad"/>
    </style:style>
    <style:style style:name="T1198" style:family="text">
      <style:text-properties officeooo:rsid="10b8e4e6"/>
    </style:style>
    <style:style style:name="T1199" style:family="text">
      <style:text-properties officeooo:rsid="10b92949"/>
    </style:style>
    <style:style style:name="T1200" style:family="text">
      <style:text-properties officeooo:rsid="10b9a1a8"/>
    </style:style>
    <style:style style:name="T1201" style:family="text">
      <style:text-properties officeooo:rsid="10bad06e"/>
    </style:style>
    <style:style style:name="T1202" style:family="text">
      <style:text-properties officeooo:rsid="10bc3749"/>
    </style:style>
    <style:style style:name="T1203" style:family="text">
      <style:text-properties officeooo:rsid="10bdbae5"/>
    </style:style>
    <style:style style:name="T1204" style:family="text">
      <style:text-properties officeooo:rsid="10bf984f"/>
    </style:style>
    <style:style style:name="T1205" style:family="text">
      <style:text-properties officeooo:rsid="10c0071b"/>
    </style:style>
    <style:style style:name="T1206" style:family="text">
      <style:text-properties officeooo:rsid="0028bbd3"/>
    </style:style>
    <style:style style:name="T1207" style:family="text">
      <style:text-properties officeooo:rsid="10c31fa8"/>
    </style:style>
    <style:style style:name="T1208" style:family="text">
      <style:text-properties officeooo:rsid="10c4bac3"/>
    </style:style>
    <style:style style:name="T1209" style:family="text">
      <style:text-properties style:font-name="Liberation Mono2" fo:font-size="10pt" style:font-size-asian="10pt" style:font-size-complex="10pt"/>
    </style:style>
    <style:style style:name="T1210" style:family="text">
      <style:text-properties style:font-name="Liberation Mono2" fo:font-size="10pt" officeooo:rsid="10c90dfb" style:font-size-asian="10pt" style:font-size-complex="10pt"/>
    </style:style>
    <style:style style:name="T1211" style:family="text">
      <style:text-properties style:font-name="Liberation Mono2" fo:font-size="10pt" officeooo:rsid="10d02bf6" style:font-size-asian="10pt" style:font-size-complex="10pt"/>
    </style:style>
    <style:style style:name="T1212" style:family="text">
      <style:text-properties style:font-name="Liberation Mono2" fo:font-size="10pt" officeooo:rsid="10d21ae7" style:font-size-asian="10pt" style:font-size-complex="10pt"/>
    </style:style>
    <style:style style:name="T1213" style:family="text">
      <style:text-properties style:font-name="Liberation Mono2" fo:font-size="10pt" officeooo:rsid="10d941a4" style:font-size-asian="10pt" style:font-size-complex="10pt"/>
    </style:style>
    <style:style style:name="T1214" style:family="text">
      <style:text-properties style:font-name="Liberation Mono2" fo:font-size="10pt" officeooo:rsid="10ddcf6b" style:font-size-asian="10pt" style:font-size-complex="10pt"/>
    </style:style>
    <style:style style:name="T1215" style:family="text">
      <style:text-properties style:font-name="Liberation Mono2" fo:font-size="10pt" officeooo:rsid="10e4338c" style:font-size-asian="10pt" style:font-size-complex="10pt"/>
    </style:style>
    <style:style style:name="T1216" style:family="text">
      <style:text-properties style:font-name="Liberation Mono2" fo:font-size="10pt" officeooo:rsid="10e7d01d" style:font-size-asian="10pt" style:font-size-complex="10pt"/>
    </style:style>
    <style:style style:name="T1217" style:family="text">
      <style:text-properties style:font-name="Liberation Mono2" fo:font-size="10pt" officeooo:rsid="10ed209a" style:font-size-asian="10pt" style:font-size-complex="10pt"/>
    </style:style>
    <style:style style:name="T1218" style:family="text">
      <style:text-properties style:font-name="Liberation Mono2" fo:font-size="10pt" fo:font-weight="bold" style:font-size-asian="10pt" style:font-weight-asian="bold" style:font-size-complex="10pt" style:font-weight-complex="bold"/>
    </style:style>
    <style:style style:name="T1219" style:family="text">
      <style:text-properties style:font-name="Liberation Mono2" fo:font-size="10pt" fo:font-weight="bold" officeooo:rsid="10dcbb9f" style:font-size-asian="10pt" style:font-weight-asian="bold" style:font-size-complex="10pt" style:font-weight-complex="bold"/>
    </style:style>
    <style:style style:name="T1220" style:family="text">
      <style:text-properties style:font-name="Liberation Mono2" fo:font-size="10pt" fo:font-weight="bold" officeooo:rsid="10e4338c" style:font-size-asian="10pt" style:font-weight-asian="bold" style:font-size-complex="10pt" style:font-weight-complex="bold"/>
    </style:style>
    <style:style style:name="T1221" style:family="text">
      <style:text-properties style:font-name="Liberation Mono2" fo:font-size="10pt" fo:font-style="normal" style:font-size-asian="10pt" style:font-style-asian="normal" style:font-size-complex="10pt" style:font-style-complex="normal"/>
    </style:style>
    <style:style style:name="T1222" style:family="text">
      <style:text-properties style:font-name="Liberation Mono2" fo:font-size="10pt" fo:font-style="normal" officeooo:rsid="10d02bf6" style:font-size-asian="10pt" style:font-style-asian="normal" style:font-size-complex="10pt" style:font-style-complex="normal"/>
    </style:style>
    <style:style style:name="T1223" style:family="text">
      <style:text-properties style:font-name="Liberation Mono2" fo:font-size="10pt" fo:font-style="normal" fo:font-weight="normal" officeooo:rsid="10d62ee8" style:font-size-asian="10pt" style:font-style-asian="normal" style:font-weight-asian="normal" style:font-size-complex="10pt" style:font-style-complex="normal" style:font-weight-complex="normal"/>
    </style:style>
    <style:style style:name="T1224" style:family="text">
      <style:text-properties style:font-name="Liberation Mono2" officeooo:rsid="10ed209a"/>
    </style:style>
    <style:style style:name="T1225" style:family="text">
      <style:text-properties officeooo:rsid="10c7b5e7"/>
    </style:style>
    <style:style style:name="T1226" style:family="text">
      <style:text-properties officeooo:rsid="10c90dfb"/>
    </style:style>
    <style:style style:name="T1227" style:family="text">
      <style:text-properties officeooo:rsid="10c9c554"/>
    </style:style>
    <style:style style:name="T1228" style:family="text">
      <style:text-properties officeooo:rsid="10cb8322"/>
    </style:style>
    <style:style style:name="T1229" style:family="text">
      <style:text-properties officeooo:rsid="10ccb8b2"/>
    </style:style>
    <style:style style:name="T1230" style:family="text">
      <style:text-properties officeooo:rsid="10cd0805"/>
    </style:style>
    <style:style style:name="T1231" style:family="text">
      <style:text-properties officeooo:rsid="10ceef2f"/>
    </style:style>
    <style:style style:name="T1232" style:family="text">
      <style:text-properties officeooo:rsid="10d02bf6"/>
    </style:style>
    <style:style style:name="T1233" style:family="text">
      <style:text-properties officeooo:rsid="10d17ee3"/>
    </style:style>
    <style:style style:name="T1234" style:family="text">
      <style:text-properties officeooo:rsid="10d21ae7"/>
    </style:style>
    <style:style style:name="T1235" style:family="text">
      <style:text-properties officeooo:rsid="10d4086b"/>
    </style:style>
    <style:style style:name="T1236" style:family="text">
      <style:text-properties officeooo:rsid="10d934be"/>
    </style:style>
    <style:style style:name="T1237" style:family="text">
      <style:text-properties officeooo:rsid="10d941a4"/>
    </style:style>
    <style:style style:name="T1238" style:family="text">
      <style:text-properties officeooo:rsid="10d9d7dd"/>
    </style:style>
    <style:style style:name="T1239" style:family="text">
      <style:text-properties officeooo:rsid="10daedf3"/>
    </style:style>
    <style:style style:name="T1240" style:family="text">
      <style:text-properties officeooo:rsid="10dcbb9f"/>
    </style:style>
    <style:style style:name="T1241" style:family="text">
      <style:text-properties officeooo:rsid="019bf70e"/>
    </style:style>
    <style:style style:name="T1242" style:family="text">
      <style:text-properties officeooo:rsid="10ddcf6b"/>
    </style:style>
    <style:style style:name="T1243" style:family="text">
      <style:text-properties officeooo:rsid="10e00fc6"/>
    </style:style>
    <style:style style:name="T1244" style:family="text">
      <style:text-properties officeooo:rsid="10e30e4f"/>
    </style:style>
    <style:style style:name="T1245" style:family="text">
      <style:text-properties officeooo:rsid="10e4338c"/>
    </style:style>
    <style:style style:name="T1246" style:family="text">
      <style:text-properties officeooo:rsid="009d25d2"/>
    </style:style>
    <style:style style:name="T1247" style:family="text">
      <style:text-properties officeooo:rsid="10e7d01d"/>
    </style:style>
    <style:style style:name="T1248" style:family="text">
      <style:text-properties officeooo:rsid="10e9a855"/>
    </style:style>
    <style:style style:name="T1249" style:family="text">
      <style:text-properties officeooo:rsid="10ea62fd"/>
    </style:style>
    <style:style style:name="T1250" style:family="text">
      <style:text-properties officeooo:rsid="10ed209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74767003536" text:id="ct94674767003536">
          <text:insertion>
            <office:change-info>
              <dc:creator>Unknown Author</dc:creator>
              <dc:date>2021-09-13T09:37:00</dc:date>
            </office:change-info>
          </text:insertion>
        </text:changed-region>
        <text:changed-region xml:id="ct94674773332784" text:id="ct94674773332784">
          <text:insertion>
            <office:change-info>
              <dc:creator>Unknown Author</dc:creator>
              <dc:date>2020-10-18T17:32:00</dc:date>
            </office:change-info>
          </text:insertion>
        </text:changed-region>
        <text:changed-region xml:id="ct94674776944400" text:id="ct94674776944400">
          <text:deletion>
            <office:change-info>
              <dc:creator>Unknown Author</dc:creator>
              <dc:date>2020-10-18T17:30:33</dc:date>
            </office:change-info>
            <text:p text:style-name="P789"><text:s/></text:p>
          </text:deletion>
        </text:changed-region>
        <text:changed-region xml:id="ct94674738052560" text:id="ct9467473805256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772">Reference Manual</text:span><text:bookmark-end text:name="__RefHeading___Toc474_3277173355"/></text:p>
      <text:p text:style-name="P1018"><text:span text:style-name="T983">Version 1.</text:span><text:span text:style-name="T984">4</text:span></text:p>
      <text:p text:style-name="P584"/>
      <text:h text:style-name="Heading_20_1" text:outline-level="1"><text:bookmark-start text:name="__RefHeading___Toc765_3277173355"/>Introduction<text:bookmark-end text:name="__RefHeading___Toc765_3277173355"/></text:h>
      <text:p text:style-name="P109">This document is the <text:span text:style-name="T773">reference manual</text:span> for the QDL (pronounced “quiddle”) <text:span text:style-name="T106">Q</text:span><text:span text:style-name="T319">uick and </text:span><text:span text:style-name="T106">D</text:span><text:span text:style-name="T319">irty </text:span><text:span text:style-name="T106">L</text:span><text:span text:style-name="T319">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936">Origin of the name</text:p>
      <text:p text:style-name="P143">“Quiddle” by itself has two meaning. </text:p>
      <text:list xml:id="list3326179267" text:style-name="L1">
        <text:list-item>
          <text:p text:style-name="P1168"><text:span text:style-name="T767">(</text:span><text:span text:style-name="T42">noun</text:span><text:span text:style-name="T767">)</text:span><text:span text:style-name="T42"> </text:span>A small or trifling thing</text:p>
        </text:list-item>
        <text:list-item>
          <text:p text:style-name="P1168"><text:span text:style-name="T767">(</text:span><text:span text:style-name="T42">verb</text:span><text:span text:style-name="T767">)</text:span>Treating a serious topic in a trifling way.</text:p>
        </text:list-item>
      </text:list>
      <text:p text:style-name="P363"><text:span text:style-name="T334">QDL (as a moniker) comes from aviation navigation (“Q-codes”) which refers not to something trifling at all but a (usually </text:span><text:span text:style-name="T399">essential</text:span><text:span text:style-name="T334"> ) set of navigation bearings taken at regular intervals. </text:span><text:span text:style-name="T400">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34">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41">As it were, scripting keeps the OAuth flow on course. (The logo has the Morse code for Q-D-L in it, by the way.) </text:span></text:p>
      <text:p text:style-name="P363"><text:span text:style-name="T334">The second meaning of quiddle is </text:span><text:span text:style-name="T377">a bit more lighthearted</text:span><text:span text:style-name="T334">. </text:span><text:span text:style-name="T141">E.g.</text:span><text:span text:style-name="T386"> Monty Python quiddled the Middle Ages in “Monty Python and the Holy Grail.” </text:span><text:span text:style-name="T334">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35">productively</text:span><text:span text:style-name="T334"> in it. </text:span><text:span text:style-name="T335">Life is too short to learn another C++… <text:s/></text:span></text:p>
      <text:p text:style-name="P364"><text:span text:style-name="T319">The way this is done is that the </text:span><text:span text:style-name="T377">data types for the language (stems and scalars) have embedded control structures and additionally there are </text:span><text:span text:style-name="T319">major constructs for the language (loop</text:span><text:span text:style-name="T335">ing</text:span><text:span text:style-name="T319">, conditionals, encapsulation &amp;c.) </text:span><text:span text:style-name="T377">which </text:span><text:span text:style-name="T319">are very bare-bones. </text:span><text:span text:style-name="T377"><text:s/></text:span><text:span text:style-name="T319">This covers the dictum of aiming at the probabilities <text:s/></text:span><text:span text:style-name="T335">(what you are most likely to do) </text:span><text:span text:style-name="T319">not the possibilities </text:span><text:span text:style-name="T335">(what your wildest dreams envision)</text:span><text:span text:style-name="T319">. So you may need a loop and there is one – <text:s/></text:span><text:span text:style-name="T337">j</text:span><text:span text:style-name="T319">ust one – rather than having several with niggling syntax that covers every possible variation. If you need something more, than there are tools to cobble it together. <text:s/></text:span></text:p>
      <text:p text:style-name="P363"><text:soft-page-break/><text:span text:style-name="T335">(A</text:span><text:span text:style-name="T334"> much more complete language was designed </text:span><text:span text:style-name="T341">and a specific subset implemented, </text:span><text:span text:style-name="T334">so if there is a hue and cry for something more, it would actually be pretty easy to add it. </text:span><text:span text:style-name="T335">In other words, backwards compatibility is built in for future extensions. </text:span><text:span text:style-name="T334"><text:s/></text:span><text:span text:style-name="T335">Just saying</text:span><text:span text:style-name="T322"> </text:span><text:span text:style-name="T335">it so we are clear.)</text:span></text:p>
      <text:p text:style-name="P108"><text:span text:style-name="T321">A bit of motivation </text:span><text:span text:style-name="T335">about aggregate variables since this strikes many people as offbeat</text:span><text:span text:style-name="T321">. </text:span><text:span text:style-name="T335">QDL works very well as a server-side policy language. </text:span><text:span text:style-name="T329">A very common situation is having to configure many rules for doing fairly simple tasks, </text:span><text:span text:style-name="T132">e.g.</text:span><text:span text:style-name="T329">, if a user has logged in through an institution, belongs to any of a few groups, has an affiliation with a third institution, then some subset of information should be returned. In large blocks</text:span></text:p>
      <text:p text:style-name="P114"><text:span text:style-name="T150">huge </text:span><text:span text:style-name="T146">rats nest of conditions </text:span><text:span text:style-name="T413"><text:s/></text:span></text:p>
      <text:p text:style-name="P114"><text:span text:style-name="T413"><text:s text:c="5"/>==&gt; <text:s/></text:span><text:span text:style-name="T146">do something </text:span><text:span text:style-name="T150">conceptually easy but </text:span><text:span text:style-name="T146">very repetitive to a large set of data</text:span></text:p>
      <text:p text:style-name="P15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009">Think of it as a notation that happens to have some control structures.</text:span></text:p>
      <text:p text:style-name="P1019">How did this start? <text:span text:style-name="T1150">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151">This minimalist approach is everywhere, since creating a new computer language normally leads to lots of bloat </text:span><text:span text:style-name="T1152">to cover all sorts of general purpose cases</text:span><text:span text:style-name="T1151">. If you need something, write it, but the language itself should be the toolkit for such things, not (like C++ or Java) an ever growing welter of constructs and arcane libraries that make programming sometimes quite a chore. <text:s/></text:span><text:span text:style-name="T1152">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666"><text:span text:style-name="T1205">Constant </text:span><text:span text:style-name="T1206">types: null, boolean, </text:span><text:span text:style-name="T647">number, </text:span><text:span text:style-name="T1206">string</text:span></text:p>
      <text:p text:style-name="P178"><text:span text:style-name="T435">V</text:span>ariable <text:span text:style-name="T435">types</text:span>: <text:span text:style-name="T767">scalar</text:span> or compound <text:span text:style-name="T435">(aka stem variables)</text:span></text:p>
      <text:p text:style-name="P178">Control structures: if..then...else, while loop, switch statement, <text:span text:style-name="T695">try...catch</text:span>.</text:p>
      <text:p text:style-name="P250">Encapsulation: module</text:p>
      <text:h text:style-name="Heading_20_1" text:outline-level="1"><text:bookmark-start text:name="__RefHeading___Toc478_3277173355"/>Basic syntactic concepts.<text:bookmark-end text:name="__RefHeading___Toc478_3277173355"/></text:h>
      <text:list xml:id="list3206938662" text:style-name="L2">
        <text:list-item>
          <text:p text:style-name="P1144">Weakly typed</text:p>
        </text:list-item>
        <text:list-item>
          <text:p text:style-name="P1144"><text:span text:style-name="T657">Simple and s</text:span>tem variables</text:p>
        </text:list-item>
        <text:list-item>
          <text:p text:style-name="P1145">A <text:span text:style-name="T767">very </text:span>full set of <text:span text:style-name="T657">logic/algebraic </text:span>operations</text:p>
        </text:list-item>
        <text:list-item>
          <text:p text:style-name="P1145">A full but minimal set of control structures</text:p>
        </text:list-item>
      </text:list>
      <text:p text:style-name="P1"/>
      <text:h text:style-name="P1028" text:outline-level="2"><text:bookmark-start text:name="__RefHeading___Toc724_3277173355"/><text:soft-page-break/>Constants and expressions<text:bookmark-end text:name="__RefHeading___Toc724_3277173355"/></text:h>
      <text:p text:style-name="P259">There are boolean, <text:span text:style-name="T714">number (</text:span>int<text:span text:style-name="T714">egers are </text:span><text:s/>(64 bit), decimal <text:s/><text:span text:style-name="T714">are </text:span>unlimited<text:span text:style-name="T71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59"/>
      <text:p text:style-name="P354">Note that in some cases, the dollar sign may be used for escaping disallowed characters. See <text:span text:style-name="T31">vencode</text:span> and <text:span text:style-name="T31">vdecode</text:span> for the particulars <text:span text:style-name="T768">as relates to working with, </text:span><text:span text:style-name="T43">e.g.</text:span><text:span text:style-name="T210">, JSON</text:span>.</text:p>
      <text:p text:style-name="P259">QDL supports the following standard algebraic operations:</text:p>
      <text:p text:style-name="Preformatted_20_Text">+ - * / % <text:span text:style-name="T676">^ ⌈ ⌊</text:span></text:p>
      <text:p text:style-name="P259"/>
      <text:p text:style-name="P535"><text:span text:style-name="T696">Note that the operator % is integer division. So </text:span><text:span text:style-name="T454">42/9 = 4.666…</text:span><text:span text:style-name="T696"> and </text:span><text:span text:style-name="T454">42%9 = 4</text:span><text:span text:style-name="T696">. </text:span><text:span text:style-name="T1036">Raising a number to a power works with all exponents, so <text:s text:c="2"/></text:span></text:p>
      <text:p text:style-name="Preformatted_20_Text"><text:s text:c="3"/>1.2^1.3 </text:p>
      <text:p text:style-name="Preformatted_20_Text">1.2674639621271</text:p>
      <text:p text:style-name="P260"/>
      <text:p text:style-name="P641">So to get the square root of a number, raise it to the .5 power.</text:p>
      <text:p text:style-name="P642">The floor and ceiling operators, resp. ⌊, ⌈ (unicode 230a, 2308) are supported. Note that there are standard functions named <text:span text:style-name="T503">floor()</text:span> and <text:span text:style-name="T544">ceiling</text:span><text:span text:style-name="T503">() </text:span>if you do not want to use the special symbols for them:</text:p>
      <text:p text:style-name="P642"><text:span text:style-name="T503">⌊</text:span><text:span text:style-name="T544">x == floor(x)</text:span><text:span text:style-name="T1177"> and </text:span><text:span text:style-name="T544">⌈x == ceiling(x)</text:span><text:span text:style-name="T1177"> are always true.</text:span></text:p>
      <text:p text:style-name="Text_20_body"><text:span text:style-name="T23">Note: </text:span><text:span text:style-name="T186">Decimals </text:span><text:span text:style-name="T144">require</text:span><text:span text:style-name="T402"> a leading number. So </text:span><text:span text:style-name="T588">0.3</text:span><text:span text:style-name="T402"> is acceptable but </text:span><text:span text:style-name="T588">.3</text:span><text:span text:style-name="T402"> is not. This prevents ambiguity with stem variables in parsing (and saves you from having a ton of parentheses to disambiguate cases). </text:span><text:span text:style-name="T401">Basically if you write </text:span><text:span text:style-name="T560">.23 </text:span>QDL <text:span text:style-name="T1157">cannot tell if you intended a number of forgot the stem. </text:span></text:p>
      <text:p text:style-name="P618"><text:span text:style-name="T14">Note:</text:span><text:span text:style-name="T1036"> </text:span><text:span text:style-name="T1040">D</text:span><text:span text:style-name="T1036">ecimal exponents require the base be non-negative. </text:span><text:span text:style-name="T1040">You may wonder why </text:span><text:span text:style-name="T13">^ </text:span><text:span text:style-name="T167">will fail for something like </text:span><text:span text:style-name="T533">(-2)^</text:span><text:span text:style-name="T531">0</text:span><text:span text:style-name="T533">.333</text:span><text:span text:style-name="T167">, isn’t that basically the cube root? Note that </text:span><text:span text:style-name="T531">0</text:span><text:span text:style-name="T533">.333 = 333/1000</text:span><text:span text:style-name="T167"> hence this actually means </text:span><text:span text:style-name="T533">((-2)^</text:span><text:span text:style-name="T544">(1/1000)</text:span><text:span text:style-name="T533">)^333 </text:span><text:span text:style-name="T167">said more plainly, <text:s text:c="2"/></text:span><text:span text:style-name="T115">every </text:span><text:span text:style-name="T363">decimal exponent is an even root on a computer(!) There is, of course, a way to do this in QDL, see </text:span><text:span text:style-name="T577">nroot</text:span><text:span text:style-name="T420"> </text:span><text:span text:style-name="T363">which allows you to take integer nth roots, </text:span><text:span text:style-name="T364">in this example, <text:s/></text:span><text:span text:style-name="T577">nroot(-2,3)</text:span><text:span text:style-name="T364">.</text:span></text:p>
      <text:p text:style-name="Heading">Other notations for numbers</text:p>
      <text:p text:style-name="P547"><text:span text:style-name="T370">It is easy to write</text:span><text:span text:style-name="T137"> scientific notation</text:span><text:span text:style-name="T370"> <text:s/>in QDL. This is of the form </text:span><text:span text:style-name="T568">m*10^k</text:span><text:span text:style-name="T596">.</text:span>The so-called <text:span text:style-name="T88">standard form </text:span><text:span text:style-name="T284"><text:s/>has m restricted to a single digit decimal. So </text:span><text:span text:style-name="T568">350 = 3.5*10^2</text:span><text:span text:style-name="T553">. </text:span>QDL <text:span text:style-name="T1053">does no specific parsing since this is just arithmetic.</text:span></text:p>
      <text:p text:style-name="P221"><text:span text:style-name="T319"><text:s/>QDL also supports </text:span><text:span text:style-name="T126">engineering notation </text:span><text:span text:style-name="T319">for numbers. <text:s/></text:span><text:span text:style-name="T371">These </text:span><text:span text:style-name="T372">are of the form </text:span></text:p>
      <text:p text:style-name="P643"><text:soft-page-break/><text:span text:style-name="T145">decimal</text:span><text:span text:style-name="T602">E</text:span><text:span text:style-name="T31">e</text:span><text:span text:style-name="T145">xponent </text:span><text:span text:style-name="T372">or </text:span><text:span text:style-name="T145">decimal</text:span><text:span text:style-name="T602">e</text:span><text:span text:style-name="T31">e</text:span><text:span text:style-name="T145">xponent</text:span></text:p>
      <text:p text:style-name="P177"><text:span text:style-name="T146">Note the the exponent </text:span><text:span text:style-name="T171">must be an integer but</text:span><text:span text:style-name="T146"> may preceded by a + or - sign. </text:span><text:span text:style-name="T170">You may have any decimal for the left side, and QDL will normalize it to a single digit, adjusting the exponent as needed.</text:span></text:p>
      <text:p text:style-name="P149">For instance </text:p>
      <text:p text:style-name="Preformatted_20_Text"><text:s text:c="2"/>1234.567E5; // <text:span text:style-name="T1054">show how numbers are normalized.</text:span></text:p>
      <text:p text:style-name="Preformatted_20_Text">1.234567E+8 <text:s text:c="4"/></text:p>
      <text:p text:style-name="Preformatted_20_Text"/>
      <text:p text:style-name="Preformatted_20_Text"><text:s text:c="2"/>2.34E5/5.67<text:span text:style-name="T1055">e</text:span>3; // <text:span text:style-name="T1054">== 234000/5670</text:span></text:p>
      <text:p text:style-name="Preformatted_20_Text">41.269841269841269</text:p>
      <text:p text:style-name="Preformatted_20_Text"/>
      <text:p text:style-name="Preformatted_20_Text"><text:s text:c="4"/>2.34E5*5.67E-3; // <text:span text:style-name="T1054">== 234000*.00567</text:span></text:p>
      <text:p text:style-name="Preformatted_20_Text">1326.78</text:p>
      <text:p text:style-name="Preformatted_20_Text"/>
      <text:p text:style-name="Preformatted_20_Text"><text:s text:c="2"/>2^1.2E2; // <text:span text:style-name="T1177">== 2^120 </text:span></text:p>
      <text:p text:style-name="Preformatted_20_Text">1.32922799578492E+36</text:p>
      <text:p text:style-name="P535"/>
      <text:p text:style-name="P548">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42">0.002</text:p>
      <text:p text:style-name="P549"><text:s/></text:p>
      <text:p text:style-name="P222">Note:<text:span text:style-name="T146"> the exponential function for base </text:span><text:span text:style-name="T126">e</text:span><text:span text:style-name="T319"> is supported and is </text:span><text:span text:style-name="T557">e</text:span><text:span text:style-name="T561">xp</text:span><text:span text:style-name="T557">(r).</text:span></text:p>
      <text:p text:style-name="P535"><text:span text:style-name="T1036">QDL</text:span><text:span text:style-name="T675"> also supports the following logical operators</text:span></text:p>
      <text:p text:style-name="Preformatted_20_Text">&lt; &lt;= <text:span text:style-name="T762">=&lt; </text:span>&gt; &gt;= <text:span text:style-name="T762">=&gt;</text:span> &amp;&amp; || ! </text:p>
      <text:p text:style-name="P259"><text:line-break/>and the following increment and decrement operators, which may be used before or after variables. </text:p>
      <text:p text:style-name="Preformatted_20_Text">-- <text:span text:style-name="T675">++ </text:span></text:p>
      <text:p text:style-name="Text_20_body"><text:line-break/><text:span text:style-name="T810">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61">The limited character set <text:span text:style-name="T745">for </text:span><text:span text:style-name="T36">symbols</text:span><text:span text:style-name="T206"> </text:span><text:span text:style-name="T189">is</text:span> intentional since this sidesteps running it on systems that may have character encoding issues <text:span text:style-name="T714">or more usually, working on a system where the supported terminal types are very limited</text:span>. <text:s/><text:span text:style-name="T745">Generally however, the contents of a string may be UTF-8 with no issues.</text:span></text:p>
      <text:p text:style-name="P939"><text:soft-page-break/>Note<text:span text:style-name="T960">s</text:span></text:p>
      <text:p text:style-name="P432"><text:span text:style-name="T960">1. </text:span>You should make it a point of enclosing leading negative numbers in parentheses to cut down on ambiguity. Also be careful <text:span text:style-name="T960">of</text:span> spaces, <text:span text:style-name="T960">since “++” and others are properly digraphs and will be interpreted differently than “+ <text:s/>+”</text:span>. How should QDL interpret</text:p>
      <text:p text:style-name="Preformatted_20_Text">a---b</text:p>
      <text:p text:style-name="Text_20_body"/>
      <text:p text:style-name="P432">Should this mean (a- - ) - b or perhaps a-(- - b)? <text:span text:style-name="T1175">(QDL will actually do the first, but that is not obvious at all.) </text:span><text:span text:style-name="T868">Such error can be very hard to track down.</text:span></text:p>
      <text:p text:style-name="P638"><text:span text:style-name="T960">2. QDL does “short-circuit” conditionals, so </text:span><text:span text:style-name="T71">e.g., </text:span><text:span text:style-name="T250"><text:s/></text:span><text:span text:style-name="T960">in </text:span><text:span text:style-name="T479">A &amp;&amp; B &amp;&amp; C</text:span><text:span text:style-name="T960"> each of A, B, C will be evaluated </text:span><text:span text:style-name="T982">only if the previous element evaluates to </text:span><text:span text:style-name="T524">true</text:span><text:span text:style-name="T592"> </text:span><text:span text:style-name="T159">. E.g. </text:span><text:span text:style-name="T592">false &amp;&amp; true &amp;&amp; true </text:span><text:span text:style-name="T625">will stop evaluation after the left argument is found to be </text:span><text:span text:style-name="T525">false</text:span><text:span text:style-name="T592"> </text:span><text:span text:style-name="T625">, since the rest of the conditional cannot be </text:span><text:span text:style-name="T524">true</text:span><text:span text:style-name="T625">.</text:span></text:p>
      <text:p text:style-name="P638"><text:span text:style-name="T625">S</text:span><text:span text:style-name="T626">imilarly for <text:s/></text:span><text:span text:style-name="T593">true</text:span><text:span text:style-name="T592"> </text:span><text:span text:style-name="T593">||</text:span><text:span text:style-name="T592"> </text:span><text:span text:style-name="T593">false ||</text:span><text:span text:style-name="T592"> </text:span><text:span text:style-name="T593">false </text:span><text:span text:style-name="T626">since this must evaluate to true since </text:span><text:span text:style-name="T627">the first</text:span><text:span text:style-name="T626"> term is </text:span><text:span text:style-name="T524">true</text:span><text:span text:style-name="T626">.</text:span></text:p>
      <text:h text:style-name="Heading_20_2" text:outline-level="2"><text:bookmark-start text:name="__RefHeading___Toc738_3277173355"/>Assigning values<text:bookmark-end text:name="__RefHeading___Toc738_3277173355"/></text:h>
      <text:p text:style-name="P588"><text:span text:style-name="T676">There is a specific </text:span><text:span text:style-name="T121"><text:s/>operator</text:span><text:span text:style-name="T387">, denotes := which is used when setting a variable. This is a fine example:</text:span></text:p>
      <text:p text:style-name="Preformatted_20_Text">c := 4;</text:p>
      <text:p text:style-name="P262"><text:line-break/>As we will see later, you may also use this to assign a value to a stem variable by including the final period:</text:p>
      <text:p text:style-name="Preformatted_20_Text">a. := indices(3);</text:p>
      <text:p text:style-name="P358"><text:line-break/>You may chain these</text:p>
      <text:p text:style-name="Preformatted_20_Text">a := b := c := 1;</text:p>
      <text:p text:style-name="P358"><text:line-break/>will assign each variable a, b, and c to the value of 1.</text:p>
      <text:p text:style-name="P639">You may also use the reverse assignment <text:span text:style-name="T525">=:</text:span> (the colon goes next to the thing being defined) to do</text:p>
      <text:p text:style-name="Preformatted_20_Text">5+3^4 =: x</text:p>
      <text:p text:style-name="P358"/>
      <text:p text:style-name="P587">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87"><text:s text:c="2"/></text:p>
      <text:p text:style-name="P586"><text:span text:style-name="T1116">However, there is a caveat and that is the reverse assignment cannot be chained </text:span><text:span text:style-name="T1115">easily</text:span><text:span text:style-name="T1116">, since it is far to easy to write ambiguous assignment statements (which may end up assigning unexpected values). </text:span><text:soft-page-break/><text:span text:style-name="T1115">Generally it is best to use parentheses if you want assignments going in different directions in a single expression.</text:span></text:p>
      <text:p text:style-name="P131">More assignment operators<text:span text:style-name="T319">.</text:span></text:p>
      <text:p text:style-name="P358">There are also shorthand assignment operators for each basic operation of <text:span text:style-name="T503">+ - * / % ^</text:span>. So i<text:span text:style-name="T189">f</text:span><text:span text:style-name="T31"> op</text:span><text:span text:style-name="T189"> is one of these operators then </text:span></text:p>
      <text:p text:style-name="P358"><text:span text:style-name="T189">A </text:span><text:span text:style-name="T31">op</text:span><text:span text:style-name="T189">= B</text:span></text:p>
      <text:p text:style-name="P159">is identical to <text:s/>issuing</text:p>
      <text:p text:style-name="P358"><text:span text:style-name="T189">A := A </text:span><text:span text:style-name="T31">op B</text:span></text:p>
      <text:p text:style-name="P640">these only exist for left-hand assignments, by the way.</text:p>
      <text:p text:style-name="P640"/>
      <text:p text:style-name="P115">Example:</text:p>
      <text:p text:style-name="Preformatted_20_Text"><text:s text:c="2"/>a := 3;</text:p>
      <text:p text:style-name="Preformatted_20_Text"><text:s text:c="2"/>a ^= 2</text:p>
      <text:p text:style-name="Preformatted_20_Text"><text:s text:c="2"/>a</text:p>
      <text:p text:style-name="Preformatted_20_Text">9</text:p>
      <text:p text:style-name="P365"><text:line-break/>This takes <text:span text:style-name="T31">a</text:span>, which is assigned the value of 3, squares it and assigns the new value of 9 to <text:span text:style-name="T31">a</text:span><text:span text:style-name="T189">.</text:span></text:p>
      <text:p text:style-name="P115">Another example.</text:p>
      <text:p text:style-name="P728"><text:s text:c="2"/>A := 'a'</text:p>
      <text:p text:style-name="P728"><text:s text:c="2"/>B := 'b'</text:p>
      <text:p text:style-name="P728"><text:s text:c="2"/>q := A += B += 'c'</text:p>
      <text:p text:style-name="P728"><text:s text:c="2"/>q</text:p>
      <text:p text:style-name="P728">abc</text:p>
      <text:p text:style-name="P728"><text:s text:c="2"/>A</text:p>
      <text:p text:style-name="P728">abc</text:p>
      <text:p text:style-name="P728"><text:s text:c="2"/>B</text:p>
      <text:p text:style-name="P728">bc</text:p>
      <text:p text:style-name="P728"/>
      <text:p text:style-name="P366">So in summary, here are all the supported assignment operators</text:p>
      <text:p text:style-name="Preformatted_20_Text">:<text:span text:style-name="T771">= += -= *= /= %= ^=</text:span></text:p>
      <text:p text:style-name="P367"><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45"><text:span text:style-name="T677">As we have said, there </text:span>are <text:span text:style-name="T762">4</text:span> primitive or <text:span text:style-name="T106">scalar</text:span><text:span text:style-name="T319"> types: </text:span><text:span text:style-name="T336">null, </text:span><text:span text:style-name="T319">boolean, </text:span><text:span text:style-name="T332">number </text:span><text:span text:style-name="T319">and string. Booleans are either </text:span><text:span text:style-name="T413">true</text:span><text:span text:style-name="T319"> or </text:span><text:span text:style-name="T413">false,</text:span><text:span text:style-name="T319"> e.g.</text:span></text:p>
      <text:p text:style-name="Preformatted_20_Text">a := true;</text:p>
      <text:p text:style-name="P484"><text:span text:style-name="T714"><text:line-break/>Numbers are of two sorts which are used seamlessly as needed. </text:span><text:span text:style-name="T975">Integers are 64 bits and require no special handling. Decimals are more or less arbitrary precision. We say more or less because if you give </text:span><text:soft-page-break/><text:span text:style-name="T975">the decimal, it will be exact, but in operations (well, division only) where the decimal can't be exact, it is kept to </text:span><text:span text:style-name="T974">a fixed </text:span><text:span text:style-name="T975">decimal precision. </text:span><text:span text:style-name="T974">The default is </text:span><text:span text:style-name="T1043">15</text:span><text:span text:style-name="T974"> digits. See numeric_digits() for how to change this, or set it in the configuration.</text:span><text:span text:style-name="T975"> </text:span></text:p>
      <text:p text:style-name="Preformatted_20_Text"><text:s text:c="5"/><text:span text:style-name="T1043">numeric_digits(50)</text:span></text:p>
      <text:p text:style-name="P834">15</text:p>
      <text:p text:style-name="Preformatted_20_Text"><text:s text:c="5"/>say(234234234.234234234*987987349857349);</text:p>
      <text:p text:style-name="P683">231420460326946612381192.152285666 </text:p>
      <text:p text:style-name="Preformatted_20_Text"><text:s text:c="4"/>say(1/3);</text:p>
      <text:p text:style-name="Preformatted_20_Text">0.33333333333333333333333333333333333333333333333333</text:p>
      <text:p text:style-name="P550"><text:line-break/>The first result is exact because we specified the number of digits. In the second case, there is no exact decimal representation of 1/3, so it is truncated. </text:p>
      <text:p text:style-name="P246"><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62"><text:span text:style-name="T763">While QDL has very a limited character set for variables, all string are fully UTF-8, </text:span><text:span text:style-name="T93">except</text:span><text:span text:style-name="T290"> control characters are not allowed, </text:span><text:span text:style-name="T291">tho</text:span><text:span text:style-name="T312">u</text:span><text:span text:style-name="T291">gh a few of the more common ones may be escaped as per this table:</text:span><text:span text:style-name="T763"> </text:span></text:p>
      <table:table table:name="Table5" table:style-name="Table5">
        <table:table-column table:style-name="Table5.A"/>
        <table:table-column table:style-name="Table5.B"/>
        <table:table-column table:style-name="Table5.C"/>
        <table:table-row table:style-name="TableLine94674716644128">
          <table:table-cell table:style-name="Table5.A1" office:value-type="string">
            <text:p text:style-name="P1003">Sequence</text:p>
          </table:table-cell>
          <table:table-cell table:style-name="Table5.A1" office:value-type="string">
            <text:p text:style-name="P1003">Name</text:p>
          </table:table-cell>
          <table:table-cell table:style-name="Table5.A1" office:value-type="string">
            <text:p text:style-name="P1003">Description</text:p>
          </table:table-cell>
        </table:table-row>
        <table:table-row table:style-name="TableLine94674738292976">
          <table:table-cell table:style-name="Table5.A1" office:value-type="string">
            <text:p text:style-name="P1003">\b</text:p>
          </table:table-cell>
          <table:table-cell table:style-name="Table5.A1" office:value-type="string">
            <text:p text:style-name="P1003">backspace</text:p>
          </table:table-cell>
          <table:table-cell table:style-name="Table5.A1" office:value-type="string">
            <text:p text:style-name="P1002">move cursor back one space</text:p>
          </table:table-cell>
        </table:table-row>
        <table:table-row table:style-name="TableLine94674768959712">
          <table:table-cell table:style-name="Table5.A1" office:value-type="string">
            <text:p text:style-name="P1003">\t</text:p>
          </table:table-cell>
          <table:table-cell table:style-name="Table5.A1" office:value-type="string">
            <text:p text:style-name="P1003">tab</text:p>
          </table:table-cell>
          <table:table-cell table:style-name="Table5.A1" office:value-type="string">
            <text:p text:style-name="P1002">insert tab character</text:p>
          </table:table-cell>
        </table:table-row>
        <table:table-row table:style-name="TableLine94674693400720">
          <table:table-cell table:style-name="Table5.A1" office:value-type="string">
            <text:p text:style-name="P1003">\r</text:p>
          </table:table-cell>
          <table:table-cell table:style-name="Table5.A1" office:value-type="string">
            <text:p text:style-name="P1003">return</text:p>
          </table:table-cell>
          <table:table-cell table:style-name="Table5.A1" office:value-type="string">
            <text:p text:style-name="P1002">return cursor to start of the line</text:p>
          </table:table-cell>
        </table:table-row>
        <table:table-row table:style-name="TableLine94674703634352">
          <table:table-cell table:style-name="Table5.A1" office:value-type="string">
            <text:p text:style-name="P1003">\n</text:p>
          </table:table-cell>
          <table:table-cell table:style-name="Table5.A1" office:value-type="string">
            <text:p text:style-name="P1003">new line</text:p>
          </table:table-cell>
          <table:table-cell table:style-name="Table5.A1" office:value-type="string">
            <text:p text:style-name="P1002">return cursor to start of line and advance to next line</text:p>
          </table:table-cell>
        </table:table-row>
        <table:table-row table:style-name="TableLine94674682384896">
          <table:table-cell table:style-name="Table5.A1" office:value-type="string">
            <text:p text:style-name="P1004">\'</text:p>
          </table:table-cell>
          <table:table-cell table:style-name="Table5.A1" office:value-type="string">
            <text:p text:style-name="P1003">single quote</text:p>
          </table:table-cell>
          <table:table-cell table:style-name="Table5.A1" office:value-type="string">
            <text:p text:style-name="P1002">a single quote</text:p>
          </table:table-cell>
        </table:table-row>
        <table:table-row table:style-name="TableLine94674720131520">
          <table:table-cell table:style-name="Table5.A1" office:value-type="string">
            <text:p text:style-name="P1003">\\</text:p>
          </table:table-cell>
          <table:table-cell table:style-name="Table5.A1" office:value-type="string">
            <text:p text:style-name="P1003">slash</text:p>
          </table:table-cell>
          <table:table-cell table:style-name="Table5.A1" office:value-type="string">
            <text:p text:style-name="P1002">a slash</text:p>
          </table:table-cell>
        </table:table-row>
        <table:table-row table:style-name="TableLine94674690413936">
          <table:table-cell table:style-name="Table5.A1" office:value-type="string">
            <text:p text:style-name="P1003">\uxxxx</text:p>
          </table:table-cell>
          <table:table-cell table:style-name="Table5.A1" office:value-type="string">
            <text:p text:style-name="P1003">unicode</text:p>
          </table:table-cell>
          <table:table-cell table:style-name="Table5.A1" office:value-type="string">
            <text:p text:style-name="P1002">Any non-control unicode character. xxxx is a 4 digit hex value</text:p>
          </table:table-cell>
        </table:table-row>
      </table:table>
      <text:p text:style-name="P562"/>
      <text:p text:style-name="Preformatted_20_Text"><text:s text:c="7"/>'\u00f7\u2234\n\u2235'</text:p>
      <text:p text:style-name="Preformatted_20_Text">÷∴</text:p>
      <text:p text:style-name="Preformatted_20_Text">∵</text:p>
      <text:p text:style-name="P563">Here there are 3 unicode characters and a new line.</text:p>
      <text:h text:style-name="Heading_20_3" text:outline-level="3"><text:bookmark-start text:name="__RefHeading___Toc16280_4001340964"/><text:span text:style-name="T1081">Unicode and a</text:span>lternate characters<text:bookmark-end text:name="__RefHeading___Toc16280_4001340964"/></text:h>
      <text:p text:style-name="P564">QDL uses ASCII 7 characters, but a few alternates are also allowed <text:span text:style-name="T1078">(mostly for replacing digraphs) </text:span>f you prefer – this is a matter of taste more than anything else. </text:p>
      <text:p text:style-name="P1006"><text:bookmark-start text:name="__DdeLink__18334_4001340964"/>Standard<text:tab/>Unicode<text:tab/><text:span text:style-name="T1123">ALT<text:tab/></text:span>unicode escape <text:tab/><text:span text:style-name="T1098">What is it</text:span></text:p>
      <text:p text:style-name="P1006">!<text:tab/><text:tab/>¬ <text:s text:c="6"/><text:tab/><text:tab/>! <text:s text:c="2"/><text:tab/>\u00ac <text:s text:c="8"/><text:tab/><text:tab/>logical not</text:p>
      <text:p text:style-name="P1006">-<text:tab/><text:tab/>¯<text:tab/><text:tab/>_<text:tab/><text:span text:style-name="T1138">\u00af<text:tab/><text:tab/><text:tab/>unary minus, the negative sign</text:span></text:p>
      <text:p text:style-name="P1006">*<text:tab/><text:tab/>×<text:tab/><text:tab/>* <text:tab/>\u00d7<text:tab/><text:tab/><text:tab/>multiplication</text:p>
      <text:p text:style-name="P1006">/<text:tab/><text:tab/>÷<text:tab/><text:tab/>/<text:tab/>\u00f7<text:tab/><text:tab/><text:tab/>division</text:p>
      <text:p text:style-name="P1006">- <text:span text:style-name="T1123">&gt;</text:span><text:tab/><text:tab/>→ <text:s text:c="5"/><text:tab/><text:tab/>d <text:s text:c="2"/><text:tab/>\u2192 <text:s text:c="8"/><text:tab/><text:tab/>lambda function</text:p>
      <text:p text:style-name="P1006">null<text:tab/><text:tab/>∅<text:tab/><text:tab/>n<text:tab/>\u2205<text:tab/><text:tab/><text:tab/>null</text:p>
      <text:p text:style-name="P1006">&amp;&amp;<text:tab/><text:tab/>∧<text:tab/><text:tab/>&amp;<text:tab/>\u2227<text:tab/><text:tab/><text:tab/>logical and</text:p>
      <text:p text:style-name="P1006"><text:soft-page-break/>||<text:tab/><text:tab/>∨<text:tab/><text:tab/>|<text:tab/>\u2228<text:tab/><text:tab/><text:tab/>logical or</text:p>
      <text:p text:style-name="P1006">:=<text:tab/><text:tab/>≔<text:tab/><text:tab/>:<text:tab/>\u2254<text:tab/><text:tab/><text:tab/>left assignment</text:p>
      <text:p text:style-name="P1006">=:<text:tab/><text:tab/>≕<text:tab/><text:tab/>"<text:tab/>\u2255<text:tab/><text:tab/><text:tab/>right assignment</text:p>
      <text:p text:style-name="P1006">=~<text:tab/><text:tab/>≈<text:tab/><text:tab/>-<text:tab/>\u2248<text:tab/><text:tab/><text:tab/>regex matches</text:p>
      <text:p text:style-name="Standard">`<text:tab/><text:tab/>· <text:tab/><text:tab/>.<text:tab/>\u00b7<text:tab/><text:tab/><text:tab/>raised dot</text:p>
      <text:p text:style-name="P1006">!=<text:tab/><text:tab/>≠<text:tab/><text:tab/>+<text:tab/>\u2260<text:tab/><text:tab/><text:tab/>not equal to</text:p>
      <text:p text:style-name="P1006">==<text:tab/><text:tab/>≡<text:tab/><text:tab/>=<text:tab/>\u2261<text:tab/><text:tab/><text:tab/>logical equality</text:p>
      <text:p text:style-name="P1006">&lt;=<text:tab/><text:tab/>≤<text:tab/><text:tab/>&lt;<text:tab/>\u2264<text:tab/><text:tab/><text:tab/>less than or equals</text:p>
      <text:p text:style-name="P1006">=&gt;<text:tab/><text:tab/>≥<text:tab/><text:tab/>&gt;<text:tab/>\u2265<text:tab/><text:tab/><text:tab/>greater than or equals</text:p>
      <text:p text:style-name="P1006">true<text:tab/><text:tab/>⊤<text:tab/><text:tab/>t<text:tab/>\u22a4<text:tab/><text:tab/><text:tab/>logical true</text:p>
      <text:p text:style-name="P1006">false<text:tab/><text:tab/>⊥<text:tab/><text:tab/>f<text:tab/>\u22a5<text:tab/><text:tab/><text:tab/>logical false</text:p>
      <text:p text:style-name="P1014">ceiling<text:tab/><text:tab/>⌈<text:tab/><text:tab/>k<text:tab/>\u2308<text:tab/><text:tab/><text:tab/>ceiling operator</text:p>
      <text:p text:style-name="P1014">floor<text:tab/><text:tab/>⌊<text:tab/><text:tab/>l<text:tab/>\u230a<text:tab/><text:tab/><text:tab/>floor operator <text:s/></text:p>
      <text:p text:style-name="P1006">[|<text:tab/><text:tab/>⟦<text:tab/><text:tab/>{<text:tab/>\u27e6<text:tab/><text:tab/><text:tab/>left closed slice bracket</text:p>
      <text:p text:style-name="P1006">|]<text:tab/><text:tab/>⟧<text:tab/><text:tab/>}<text:tab/>\u27e7<text:tab/><text:tab/><text:tab/>right closed slice bracket</text:p>
      <text:p text:style-name="P1006">assert[][]<text:tab/>⊨<text:tab/><text:tab/><text:span text:style-name="T1202">A</text:span><text:tab/>\u22a8<text:tab/><text:tab/><text:tab/>assert</text:p>
      <text:p text:style-name="P1015">axis <text:s text:c="6"/><text:tab/>α<text:tab/><text:tab/>a<text:tab/>\u03b1<text:tab/><text:tab/><text:tab/>Greek letter alpha, the axis function</text:p>
      <text:p text:style-name="P1010"><text:bookmark-start text:name="__DdeLink__23756_2743472970"/>pi<text:tab/><text:tab/>π<text:tab/><text:tab/>p<text:tab/>\u03c0<text:tab/><text:tab/><text:tab/>Greek letter pi.</text:p>
      <text:p text:style-name="P1006"><text:bookmark-end text:name="__DdeLink__23756_2743472970"/></text:p>
      <text:p text:style-name="P1009"><text:bookmark-end text:name="__DdeLink__18334_4001340964"/><text:span text:style-name="T1124">(If you are running QDL with the </text:span><text:span text:style-name="T515">-ansi</text:span><text:span text:style-name="T1124"> option, then the ALT characters are available. </text:span><text:span text:style-name="T1125">See the appropriate blurb for more.</text:span><text:span text:style-name="T1124">)</text:span></text:p>
      <text:p text:style-name="P1008"><text:tab/><text:tab/></text:p>
      <text:p text:style-name="P860"><text:span text:style-name="T1074"><text:s text:c="3"/>f(x) → (0 ≤ x) ∧ (.</text:span><text:span text:style-name="T1078">7 </text:span><text:span text:style-name="T1074">≥ x ÷ 11)</text:span><text:tab/></text:p>
      <text:p text:style-name="P859"><text:s text:c="3"/>f(2)</text:p>
      <text:p text:style-name="P859">true<text:tab/></text:p>
      <text:p text:style-name="P1005"/>
      <text:p text:style-name="P1007"><text:span text:style-name="T1074">Is also a perfectly fine function definition. </text:span><text:span text:style-name="T1080">Greek letters </text:span><text:span text:style-name="T1113">(upper and lower case) </text:span><text:span text:style-name="T1080">are also allowed for function and variable names, but that is again a matter of taste (and keyboard availability). </text:span><text:span text:style-name="T1081">Remember that while the escape sequence can be used inside of strings, they do not work at the command line, so </text:span></text:p>
      <text:p text:style-name="P1007"/>
      <text:p text:style-name="Preformatted_20_Text"><text:span text:style-name="T898">\u03a9</text:span><text:span text:style-name="T1081"> \u2254 \u2205;</text:span><text:span text:style-name="T1080"> // </text:span><text:span text:style-name="T1081">Fails!</text:span><text:tab/><text:tab/></text:p>
      <text:p text:style-name="P861">Ω ≔ ∅ ; <text:s text:c="4"/>// Works!</text:p>
      <text:p text:style-name="P564"/>
      <text:p text:style-name="P566">the first will fail. You must use the character (the reason for adding in the alternates is to increase readability). </text:p>
      <text:p text:style-name="P565"><text:span text:style-name="T1073">Since there are many time</text:span><text:span text:style-name="T763">s</text:span><text:span text:style-name="T1073"> external programs use double quotes and one of the aims of QDL is to make it interoperate nicely with </text:span><text:span text:style-name="T1078">other languages</text:span><text:span text:style-name="T1073">, </text:span><text:span text:style-name="T1072">using single quotes </text:span><text:span text:style-name="T1073">saves a lot of time dealing with niggling issues about where an extra double quote crept in.</text:span></text:p>
      <text:p text:style-name="P88">You may also concatenate strings easily using the + operator, so<text:line-break/></text:p>
      <text:p text:style-name="P732"><text:s text:c="4"/>say('abc'+ '123');</text:p>
      <text:p text:style-name="P697">abc123</text:p>
      <text:p text:style-name="P270"><text:line-break/>Similarly, the “-” works on strings too and removes the right elements from the left:</text:p>
      <text:p text:style-name="Preformatted_20_Text"><text:s text:c="7"/>say('abcdeababghabijab' - 'ab');</text:p>
      <text:p text:style-name="Preformatted_20_Text">cdeghij</text:p>
      <text:p text:style-name="P290"><text:soft-page-break/><text:line-break/>Strings may be compared using ==, <text:s/>!= <text:span text:style-name="T1089">and =~</text:span> so</text:p>
      <text:p text:style-name="P738"><text:s text:c="4"/>'foo' == 'foo'</text:p>
      <text:p text:style-name="P290"><text:line-break/>would be <text:span text:style-name="T3">true</text:span><text:span text:style-name="T146">.</text:span></text:p>
      <text:h text:style-name="P1039" text:outline-level="3"><text:bookmark-start text:name="__RefHeading___Toc15085_2743472970"/>Regular expression<text:span text:style-name="T1099">s</text:span> <text:bookmark-end text:name="__RefHeading___Toc15085_2743472970"/></text:h>
      <text:p text:style-name="P576">There is support in QDL for regular expressions aka regexes. </text:p>
      <text:p text:style-name="Heading"><text:span text:style-name="T1099">M</text:span>atching</text:p>
      <text:p text:style-name="P571"><text:span text:style-name="T146">The special comparison of </text:span><text:span text:style-name="T3">=~ </text:span><text:span text:style-name="T146">(or </text:span><text:span text:style-name="T3">≈</text:span><text:span text:style-name="T146">) compares the value on the right with a regular expression on the left:</text:span></text:p>
      <text:p text:style-name="Preformatted_20_Text"><text:bookmark-start text:name="__DdeLink__16381_4001340964"/><text:bookmark-start text:name="__DdeLink__16162_4001340964"/><text:s text:c="3"/>'[a-zA-Z]{3}' =~ 'aBc'; // <text:span text:style-name="T1089">Checks if the argument has 3 letters</text:span></text:p>
      <text:p text:style-name="P864">true<text:bookmark-end text:name="__DdeLink__16381_4001340964"/></text:p>
      <text:p text:style-name="P864"><text:s text:c="4"/>'[Yy][Ee][Ss]' =~ 'yEs'; //Checks that the argument is case insensitive ‘yes’</text:p>
      <text:p text:style-name="P864">true</text:p>
      <text:p text:style-name="P865"><text:s text:c="2"/>'[0-9]{5}' =~ [234,34567,5432345]; // <text:span text:style-name="T1090">Check </text:span><text:span text:style-name="T909">which are </text:span><text:span text:style-name="T1090">5 digit number</text:span><text:span text:style-name="T1182">s</text:span></text:p>
      <text:p text:style-name="P898">[false,true,false]</text:p>
      <text:p text:style-name="P137"><text:bookmark-end text:name="__DdeLink__16162_4001340964"/></text:p>
      <text:p text:style-name="P572">Note that the right hand argument is <text:span text:style-name="T31">always</text:span><text:span text:style-name="T189"> converted to a string before the regular expression is matched to it. </text:span></text:p>
      <text:p text:style-name="P137">Unlike many languages, there is no explicit type set forth for most languages and indeed, you may even change the type on the fly without penalty. For instance, this causes no error:</text:p>
      <text:p text:style-name="Preformatted_20_Text">my_<text:span text:style-name="T432">v</text:span>ar := 'Avast ye scurvy dogs!';</text:p>
      <text:p text:style-name="Preformatted_20_Text">my_<text:span text:style-name="T432">v</text:span>ar := <text:span text:style-name="T814">size(my_var)</text:span>;</text:p>
      <text:p text:style-name="P137"/>
      <text:p text:style-name="P137">Where in many languages this would raise an exception. This is the “dirty” part of the name: the onus is on the programmer to keep this straight. <text:span text:style-name="T432">Variables may contain the letters (upper or lower case), digits, underscore and dollar sign. Variables are case sensitive, so do be careful.</text:span></text:p>
      <text:p text:style-name="Heading">Splitting</text:p>
      <text:p text:style-name="P83">Splitting is of the form</text:p>
      <text:p text:style-name="P83"/>
      <text:p text:style-name="P867">tokenize(arg, 'regex', true)</text:p>
      <text:p text:style-name="P83"/>
      <text:p text:style-name="P83">There is a separate section below about the tokenize function, but this section is to consolidate information about regexes in QDL.</text:p>
      <text:p text:style-name="P83"/>
      <text:p text:style-name="Heading">Replacing</text:p>
      <text:p text:style-name="P577">Replace using regular expressions is of the form</text:p>
      <text:p text:style-name="Preformatted_20_Text">replace(arg, 'regex', <text:s/>'replacement', true)</text:p>
      <text:p text:style-name="Text_20_body"><text:soft-page-break/></text:p>
      <text:p text:style-name="Text_20_body"><text:span text:style-name="T1100">Note that </text:span><text:span text:style-name="T95">replacement</text:span><text:span text:style-name="T293"> is just a string, not any sort of regular expression. Every place that the </text:span><text:span text:style-name="T95">regex</text:span><text:span text:style-name="T293"> matches in </text:span><text:span text:style-name="T583">arg</text:span><text:span text:style-name="T428"> </text:span><text:span text:style-name="T1100">will be replaced with </text:span><text:span text:style-name="T95">replacement</text:span><text:span text:style-name="T293">. See the section below on </text:span><text:span text:style-name="T583">replace</text:span><text:span text:style-name="T385">.</text:span></text:p>
      <text:h text:style-name="Heading_20_2" text:outline-level="2"><text:bookmark-start text:name="__RefHeading___Toc9966_1246888521"/>Reserved keywords<text:bookmark-end text:name="__RefHeading___Toc9966_1246888521"/></text:h>
      <text:p text:style-name="P403">There are <text:span text:style-name="T1104">a few</text:span> reserved key words in QDL:</text:p>
      <text:p text:style-name="P59"><text:bookmark-start text:name="__DdeLink__515526_127364881"/>true <text:tab/><text:tab/><text:span text:style-name="T1104">if<text:tab/><text:tab/>while<text:tab/><text:tab/>try<text:tab/><text:tab/>module<text:tab/>define<text:tab/></text:span><text:span text:style-name="T1172">block</text:span></text:p>
      <text:p text:style-name="P59">false <text:tab/><text:span text:style-name="T1104">then<text:tab/><text:tab/>do<text:tab/><text:tab/>catch<text:tab/><text:tab/>body<text:tab/><text:tab/></text:span></text:p>
      <text:p text:style-name="P48"><text:span text:style-name="T562">null<text:tab/><text:tab/></text:span><text:span text:style-name="T582">else</text:span><text:span text:style-name="T1104"><text:tab/><text:tab/></text:span><text:bookmark-end text:name="__DdeLink__515526_127364881"/><text:span text:style-name="T585">I</text:span></text:p>
      <text:p text:style-name="P47"/>
      <text:p text:style-name="P175"><text:line-break/>The first two, <text:span text:style-name="T503">true</text:span> and <text:span text:style-name="T503">false </text:span>are boolean values. The third, <text:span text:style-name="T503">null </text:span>is the null value for variables. <text:s/>So these are fine variables in QDL <text:span text:style-name="T813">one and all</text:span>:</text:p>
      <text:p text:style-name="P756">integer := .5;</text:p>
      <text:p text:style-name="P756">boolean := 3.3^11;</text:p>
      <text:p text:style-name="P756">decimal := <text:span text:style-name="T812">true</text:span>;</text:p>
      <text:p text:style-name="P757">scalar. := random(1000);</text:p>
      <text:p text:style-name="Standard"/>
      <text:p text:style-name="P89">But</text:p>
      <text:p text:style-name="P89"/>
      <text:p text:style-name="Preformatted_20_Text">if :=2</text:p>
      <text:p text:style-name="P84"/>
      <text:p text:style-name="Standard"><text:span text:style-name="T1105">causes a syntax error. </text:span><text:span text:style-name="T545">I </text:span><text:span text:style-name="T1207">is reserved for future use in complex numbers.</text:span></text:p>
      <text:p text:style-name="P84"><text:line-break/><text:span text:style-name="T811">Now as to whether you really </text:span><text:span text:style-name="T56">want</text:span><text:span text:style-name="T221"> to set those variables to those values is your issue. </text:span><text:span text:style-name="T222">The point is that there are very few such </text:span><text:span text:style-name="T228">reserved </text:span><text:span text:style-name="T222">word</text:span><text:span text:style-name="T228">s</text:span><text:span text:style-name="T222">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10"><text:span text:style-name="T190">A</text:span><text:span text:style-name="T436"> s</text:span><text:span text:style-name="T3">imple</text:span><text:span text:style-name="T189"> </text:span><text:span text:style-name="T190">variable, </text:span><text:span text:style-name="T196">also called a </text:span><text:span text:style-name="T4">scalar</text:span><text:span text:style-name="T189"> consists of primitive types, which are boolean, </text:span><text:span text:style-name="T194">number (both integer and decimal) </text:span><text:span text:style-name="T189"><text:s/>and strings. These look just like any other variable from most programming languages (the “:=” is the assignment operator). So for instance</text:span></text:p>
      <text:p text:style-name="Preformatted_20_Text">a := 'foo';</text:p>
      <text:p text:style-name="Preformatted_20_Text">my_<text:span text:style-name="T432">b</text:span>oolean := true;</text:p>
      <text:p text:style-name="Preformatted_20_Text">my_integer := 123;</text:p>
      <text:p text:style-name="P749">my_decimal := 432.3454;</text:p>
      <text:p text:style-name="P749">b := 'Trăm năm trong cõi người ta, Chữ tài chữ mệnh khéo là ghét nhau.';</text:p>
      <text:p text:style-name="P139"><text:line-break/>are all valid simple variables. </text:p>
      <text:p text:style-name="P110"><text:span text:style-name="T320">A</text:span><text:span text:style-name="T147"> </text:span><text:span text:style-name="T7">c</text:span><text:span text:style-name="T3">om</text:span><text:span text:style-name="T8">pound</text:span><text:span text:style-name="T413"> </text:span><text:span text:style-name="T320">variable</text:span><text:span text:style-name="T319"> is embodied in what is termed </text:span><text:span text:style-name="T3">stem variables</text:span><text:span text:style-name="T319">. These are of the form </text:span></text:p>
      <text:p text:style-name="Preformatted_20_Text"><text:span text:style-name="T436">head.</text:span><text:span text:style-name="T1117">assert</text:span><text:span text:style-name="T436">tail</text:span></text:p>
      <text:p text:style-name="P90"><text:span text:style-name="T704"><text:line-break/>(Geeky stuff, the period is actually called the </text:span><text:span text:style-name="T92">child-</text:span><text:span text:style-name="T102">of</text:span><text:span text:style-name="T92"> </text:span><text:span text:style-name="T34">operator</text:span><text:span text:style-name="T202">.) </text:span><text:span text:style-name="T296"><text:s/></text:span><text:span text:style-name="T202"><text:s/>Remember</text:span><text:span text:style-name="T704"> that the variable is </text:span><text:span text:style-name="T4">head.</text:span><text:span text:style-name="T149"> <text:s/>(note the trailing period!!) and the tail – which may be complicated -- is just indexing. </text:span><text:span text:style-name="T158">The tail consists </text:span><text:soft-page-break/><text:span text:style-name="T158">of scalars separated by periods, but see the section below on tail resolution for the full story. <text:s/></text:span><text:span text:style-name="T149"><text:s/></text:span><text:span text:style-name="T174">Pretty much anything but a dot can be used as part of the name in the tail. </text:span><text:span text:style-name="T153">This effectiv</text:span><text:span text:style-name="T154">e</text:span><text:span text:style-name="T153">ly means that a stem can be something as simple as a list or quite a complex data structure indeed. </text:span><text:span text:style-name="T149"><text:s/></text:span><text:span text:style-name="T156">As a matter of fact, any data structure an be modeled with a stem. </text:span><text:span text:style-name="T173">The</text:span><text:span text:style-name="T1"> index is any string </text:span><text:span text:style-name="T655">and we usually refer to them as keys. Some definitions:<text:line-break/></text:span></text:p>
      <text:list xml:id="list3369124995" text:style-name="L3">
        <text:list-item>
          <text:p text:style-name="P1147"><text:span text:style-name="T655">A </text:span><text:span text:style-name="T111">list</text:span><text:span text:style-name="T327"> is a stem </text:span><text:span text:style-name="T346">whose </text:span><text:span text:style-name="T351">keys</text:span><text:span text:style-name="T327"> </text:span><text:span text:style-name="T346">are </text:span><text:span text:style-name="T380">non-negative integers</text:span></text:p>
        </text:list-item>
        <text:list-item>
          <text:p text:style-name="P1149"><text:span text:style-name="T319">Two stems are </text:span><text:span text:style-name="T106">conformable</text:span><text:span text:style-name="T319"> if they have the same keys</text:span></text:p>
        </text:list-item>
        <text:list-item>
          <text:p text:style-name="P1150">Tail resolution<text:span text:style-name="T319"> means that if a stem has many indices, like a.b.c.d, then it is resolved from right to left, with the system checking each index to see if that variable has been defined, then substituting. </text:span><text:span text:style-name="T343">You may have stems embedded.</text:span></text:p>
        </text:list-item>
        <text:list-item>
          <text:p text:style-name="P1151">Subsetting<text:span text:style-name="T319"> is in effect for most stem operations. This means that if the result is a stem, it contains only the keys common to its arguments. If two stems are conformable, no subsetting </text:span><text:span text:style-name="T408">is needed</text:span><text:span text:style-name="T319">.</text:span></text:p>
        </text:list-item>
        <text:list-item>
          <text:p text:style-name="P1148"><text:span text:style-name="T378">The </text:span><text:span text:style-name="T117">dimension</text:span><text:span text:style-name="T378"> of a stem is </text:span><text:span text:style-name="T373">the actual number of independent indices</text:span><text:span text:style-name="T139"> </text:span><text:span text:style-name="T140">The</text:span><text:span text:style-name="T424"> rank </text:span><text:span text:style-name="T373"><text:s/>of a stem is </text:span><text:span text:style-name="T378">the number of dimensions</text:span><text:span text:style-name="T373">. </text:span><text:span text:style-name="T374">Scalars have rank 0, stems have 0 &lt; rank. </text:span><text:span text:style-name="T373">The </text:span><text:span text:style-name="T424">axis</text:span><text:span text:style-name="T373"> of a stem </text:span><text:span text:style-name="T378">refers to</text:span><text:span text:style-name="T343"> </text:span><text:span text:style-name="T373">which </text:span><text:span text:style-name="T378">dimension</text:span><text:span text:style-name="T373">. </text:span><text:span text:style-name="T374">The axis starts at 0 (as in, every stem has a 0 or first axis). The </text:span><text:span text:style-name="T425">size</text:span><text:span text:style-name="T374"> of an axis is the number of elements in that axis. </text:span></text:p>
        </text:list-item>
        <text:list-item>
          <text:p text:style-name="P1146"><text:span text:style-name="T118">W</text:span><text:span text:style-name="T119">rap around</text:span><text:span text:style-name="T426"> </text:span><text:span text:style-name="T380"><text:s/>for list indices is supported. This means that negative indices count from the end of a list. </text:span><text:span text:style-name="T563">x.(-1)</text:span><text:span text:style-name="T380"> is the last element in the list, </text:span><text:span text:style-name="T563">x.(-2) </text:span><text:span text:style-name="T1078">is the next to last, etc.</text:span></text:p>
        </text:list-item>
        <text:list-item>
          <text:p text:style-name="P1165">Unknown variables are replaced with the identical constant.</text:p>
        </text:list-item>
      </text:list>
      <text:p text:style-name="P1166"/>
      <text:p text:style-name="Heading"><text:span text:style-name="T373">E</text:span><text:span text:style-name="T319">xample</text:span></text:p>
      <text:p text:style-name="P554"><text:span text:style-name="T319">In </text:span><text:span text:style-name="T557">[1,2,3]</text:span><text:span text:style-name="T319">, the rank is 1 and there is one axis, zero and the size is 3,</text:span></text:p>
      <text:p text:style-name="P150">In</text:p>
      <text:p text:style-name="P849"><text:span text:style-name="T1059">x.:=[ // axis 0 </text:span><text:span text:style-name="T894">are </text:span><text:span text:style-name="T1059">the rows</text:span></text:p>
      <text:p text:style-name="P846"><text:s text:c="5"/>[1,2], // axis 1 are the columns</text:p>
      <text:p text:style-name="P846"><text:s text:c="5"/>[3,4],</text:p>
      <text:p text:style-name="P846"><text:s text:c="5"/>[5,6],</text:p>
      <text:p text:style-name="P846"><text:s text:c="3"/>]</text:p>
      <text:p text:style-name="P2"/>
      <text:p text:style-name="P77">The rank is 2. size(x.) is 3, size(x.0) is 2. <text:span text:style-name="T1061">And for names</text:span></text:p>
      <text:p text:style-name="P77"/>
      <text:p text:style-name="P850"><text:span text:style-name="T1059">x.:=[ // axis 0 </text:span><text:span text:style-name="T894">are </text:span><text:span text:style-name="T1059">the rows</text:span></text:p>
      <text:p text:style-name="P847"><text:s text:c="5"/>[ // axis 1 are the columns</text:p>
      <text:p text:style-name="P847"><text:s text:c="5"/>// <text:span text:style-name="T1062">data</text:span></text:p>
      <text:p text:style-name="Text_20_body"/>
      <text:p text:style-name="P851"><text:span text:style-name="T1061">y</text:span><text:span text:style-name="T1059">.:=[ // </text:span><text:span text:style-name="T1061">axis </text:span><text:span text:style-name="T1172">0</text:span><text:span text:style-name="T1061"> is </text:span><text:span text:style-name="T895">box (1)</text:span></text:p>
      <text:p text:style-name="P848"><text:s text:c="5"/>[ // axis <text:span text:style-name="T1172">1</text:span> are the columns</text:p>
      <text:p text:style-name="P851"><text:span text:style-name="T1059"><text:s text:c="7"/></text:span><text:span text:style-name="T1060">[ // axis </text:span><text:span text:style-name="T1172">2</text:span><text:span text:style-name="T1060"> </text:span><text:span text:style-name="T895">are the rows</text:span><text:span text:style-name="T1060"> </text:span></text:p>
      <text:p text:style-name="P851"><text:s text:c="9"/>// <text:span text:style-name="T1062">data</text:span></text:p>
      <text:p text:style-name="P77"><text:s text:c="4"/></text:p>
      <text:p text:style-name="P78"><text:span text:style-name="T1061">and you can nest </text:span><text:span text:style-name="T1060">boxes </text:span><text:span text:style-name="T1061">as you like</text:span><text:span text:style-name="T1060">. </text:span></text:p>
      <text:p text:style-name="P80"/>
      <text:p text:style-name="Preformatted_20_Text"><text:s text:c="3"/><text:span text:style-name="T1070">y. := n(3,4,5,6); // a rank 4 stem with 360 elements in it</text:span></text:p>
      <text:p text:style-name="P856"><text:s text:c="3"/>dim(y.)</text:p>
      <text:p text:style-name="P856">[3,4,5,6]</text:p>
      <text:p text:style-name="P856"><text:s text:c="3"/>rank(y.)</text:p>
      <text:p text:style-name="P856"><text:soft-page-break/>4</text:p>
      <text:p text:style-name="P41"/>
      <text:p text:style-name="P41">Note that this is one of the very few strict pattern enforced in QDL – a stem must end in a period <text:span text:style-name="T60">i.e, </text:span><text:span text:style-name="T232">so the period is an assertion that this refers to an aggregate.</text:span> <text:span text:style-name="T838">I</text:span>ssuing something like this (to make a list of integers)</text:p>
      <text:p text:style-name="P41"/>
      <text:p text:style-name="Preformatted_20_Text">a := <text:span text:style-name="T885">[1,2,3]</text:span>;</text:p>
      <text:p text:style-name="P41"/>
      <text:p text:style-name="P41">fails with a message like <text:span text:style-name="T447">“Error: You cannot set a scalar variable to a stem value”</text:span>. This is because the item on the right is an aggregate, aka a stem and on the one on the left is a simple scalar. </text:p>
      <text:p text:style-name="P41"/>
      <text:p text:style-name="Heading">Example</text:p>
      <text:p text:style-name="P1223">You can set the indices of stems either as constants:</text:p>
      <text:p text:style-name="P1127"><text:s text:c="2"/>a.'time' := '<text:span text:style-name="T1236">midnight'</text:span>;</text:p>
      <text:p text:style-name="Preformatted_20_Text">a.'manner' := 'candlestick';</text:p>
      <text:p text:style-name="Preformatted_20_Text"><text:s/>a.'place' := 'library’;</text:p>
      <text:p text:style-name="Text_20_body"/>
      <text:p text:style-name="P1223">or <text:span text:style-name="T106">if </text:span><text:span text:style-name="T319">the variables have not been defined, their name is used as the constant, so </text:span></text:p>
      <text:p text:style-name="P1127"><text:s text:c="2"/>a.time := '<text:span text:style-name="T1236">midnight'</text:span>;</text:p>
      <text:p text:style-name="P1127">a.manner := 'candlestick';</text:p>
      <text:p text:style-name="P1127"><text:span text:style-name="T408"><text:s/></text:span>a.place := 'library’;</text:p>
      <text:p text:style-name="Text_20_body"/>
      <text:p text:style-name="P1223">is equivalent. Generally it is a good idea to stick with constants for things that are constant and reserve variables for things that vary, but there are times where this is quite convenient.</text:p>
      <text:p text:style-name="P41"/>
      <text:p text:style-name="P2"><text:span text:style-name="T655">T</text:span>here are two common use patterns. <text:span text:style-name="T323"><text:s/></text:span><text:span text:style-name="T327">The first </text:span><text:span text:style-name="T323">pattern is to invoke a function on a stem variable which alters every element and returns a stem variable with the same keys, each element having been transformed. </text:span><text:span text:style-name="T327">Here is an example. This uses integer </text:span>indices and this makes <text:span text:style-name="T655">it a</text:span> list. <text:span text:style-name="T655">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933">or perhaps, use the handy list notation:</text:span></text:p>
      <text:p text:style-name="P3"/>
      <text:p text:style-name="P771">myList. := ['the', 'quick', 'brown']</text:p>
      <text:p text:style-name="P3"/>
      <text:p text:style-name="P3"><text:line-break/>This effectively is an array <text:span text:style-name="T436">(which is just a map whose keys are integers)</text:span>. <text:span text:style-name="T656">The second use case</text:span> comes from having indices <text:span text:style-name="T65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soft-page-break/><text:line-break/><text:span text:style-name="T933">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3"/>
      <text:p text:style-name="P5">In this case, there is no<text:span text:style-name="T433">w</text:span> a map with keys, idp, port and eppn whose values are as above. <text:s text:c="2"/><text:span text:style-name="T432">Stem variables have their own section later with more details. There are several operations supported on them.</text:span></text:p>
      <text:p text:style-name="P4"/>
      <text:p text:style-name="P44">It is certainly possible to have mixed data, for instance</text:p>
      <text:p text:style-name="P44"/>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6"><text:span text:style-name="T862">which shows that this stem includes a list and has another entry called </text:span><text:span text:style-name="T65">help</text:span><text:span text:style-name="T240">. </text:span></text:p>
      <text:p text:style-name="P36"/>
      <text:p text:style-name="P79"><text:span text:style-name="T116">Note: </text:span><text:span text:style-name="T375">list indices are signed in QDL. This means that for index 0 &lt;= </text:span><text:span text:style-name="T138">k,</text:span><text:span text:style-name="T375"> the index is exactly the index. For</text:span><text:span text:style-name="T138"> k &lt;</text:span><text:span text:style-name="T375"> 0</text:span><text:span text:style-name="T138">,</text:span><text:span text:style-name="T375"> the index is relative and will start from the other end of the list, effectively being</text:span><text:span text:style-name="T138"> length + k.</text:span></text:p>
      <text:p text:style-name="Preformatted_20_Text"><text:s text:c="4"/>a. := n(<text:span text:style-name="T1063">5</text:span>)</text:p>
      <text:p text:style-name="Preformatted_20_Text"><text:s text:c="4"/>j : -1;</text:p>
      <text:p text:style-name="Preformatted_20_Text"><text:s text:c="4"/>a.j</text:p>
      <text:p text:style-name="P852">4</text:p>
      <text:p text:style-name="P25"/>
      <text:p text:style-name="P49"><text:span text:style-name="T319">This shows the first entry from the right, </text:span><text:span text:style-name="T376">5</text:span><text:span text:style-name="T319"> + (-1) = </text:span><text:span text:style-name="T376">4</text:span><text:span text:style-name="T319">.</text:span><text:span text:style-name="T146"> </text:span></text:p>
      <text:p text:style-name="Preformatted_20_Text"><text:span text:style-name="T146"><text:s text:c="4"/></text:span><text:s/>remove(a.j)</text:p>
      <text:p text:style-name="Preformatted_20_Text"><text:s text:c="4"/>a.</text:p>
      <text:p text:style-name="Preformatted_20_Text">[0,1,2,3]</text:p>
      <text:p text:style-name="P25"/>
      <text:p text:style-name="P25">This removed the last entry and the list now has 4 entries, not 5.</text:p>
      <text:p text:style-name="Heading">Reading the <text:span text:style-name="T952">printed </text:span>output</text:p>
      <text:p text:style-name="P22"/>
      <text:p text:style-name="P22">In the last example, how to read the result printed? The general form is</text:p>
      <text:p text:style-name="P22"/>
      <text:p text:style-name="P57">[list] ~ {map}</text:p>
      <text:p text:style-name="P22"/>
      <text:p text:style-name="P22">where the list is an ordered set (hence no need to write down the indices, since they are 0,1,2…) and the map has entries of the form</text:p>
      <text:p text:style-name="P22"/>
      <text:p text:style-name="P60">key : value</text:p>
      <text:p text:style-name="P22"/>
      <text:p text:style-name="P62"><text:span text:style-name="T347">The tilde, </text:span><text:span text:style-name="T415">~</text:span><text:span text:style-name="T347">, is a union operator and means these are a single entity. Note that this is a printed version for human readability. </text:span><text:span text:style-name="T348">So here, the key is </text:span><text:span text:style-name="T112">help</text:span><text:span text:style-name="T416"> </text:span><text:span text:style-name="T348">and the value is </text:span><text:span text:style-name="T112">this is my stem</text:span><text:span text:style-name="T348">. <text:s/>Note that if you create a list with sparse or missing entries, </text:span><text:span text:style-name="T349">(so sparse data means only creating the entries you need, not some, vast empty array) </text:span><text:span text:style-name="T348">then printing it will have the keys just written in map notation. Let us say you wanted to keep a listing of </text:span><text:span text:style-name="T350">your favorite </text:span><text:span text:style-name="T348">places in a stem by zip code. Your first entry might be</text:span></text:p>
      <text:p text:style-name="P22"/>
      <text:p text:style-name="Preformatted_20_Text"><text:s text:c="2"/>zip.99950 := 'Ketchikan'</text:p>
      <text:p text:style-name="Preformatted_20_Text"><text:s text:c="2"/>zip.</text:p>
      <text:p text:style-name="Preformatted_20_Text"><text:soft-page-break/>{99950:Ketchikan}</text:p>
      <text:p text:style-name="P162"/>
      <text:p text:style-name="P635"><text:span text:style-name="T239">I</text:span><text:span text:style-name="T189">f we were to use [] notation, how would we represent the missing 99950 elements? </text:span></text:p>
      <text:p text:style-name="P951">Tip: Renumbering lists</text:p>
      <text:p text:style-name="P636">A common idiom to re-order all elements in a list from <text:span text:style-name="T503">0 </text:span>is to union it with an empty list:</text:p>
      <text:p text:style-name="Preformatted_20_Text">[]~list.</text:p>
      <text:p text:style-name="P636"/>
      <text:p text:style-name="Text_20_body"><text:span text:style-name="T1171">Would take the elements of </text:span><text:span text:style-name="T542">list.</text:span> <text:span text:style-name="T1171">and restart the indices from </text:span><text:span text:style-name="T542">0</text:span>.<text:span text:style-name="T542"> </text:span><text:span text:style-name="T1171">Since there is always subsetting involved in operations and QDL preserves indices, some operation (like a </text:span><text:span text:style-name="T542">reduce</text:span>)<text:span text:style-name="T542"> </text:span><text:span text:style-name="T1171">that leaves you with possible random indices may or may not need this. </text:span><text:span text:style-name="T1172">For more about the union operator, see the detailed section below.</text:span></text:p>
      <text:p text:style-name="P941">Handling strange keys</text:p>
      <text:p text:style-name="Text_20_body"><text:span text:style-name="T239">Note that the index for a stem may be pretty much anything </text:span><text:span text:style-name="T379"><text:s/>because you may pass around sets of indices, </text:span><text:span text:style-name="T239">but </text:span><text:span text:style-name="T289">all </text:span><text:span text:style-name="T297">references (</text:span><text:span text:style-name="T97">e.g. </text:span><text:span text:style-name="T297">what</text:span><text:span text:style-name="T97"> </text:span><text:span text:style-name="T297">you type in) </text:span><text:span text:style-name="T268">must be either integers or variables </text:span><text:span text:style-name="T297">or literals</text:span><text:span text:style-name="T268">. The character set for variables is much smaller than for languages, so </text:span><text:span text:style-name="T239">for tail resolution to work </text:span><text:span text:style-name="T268">there are two options. The easiest is to </text:span><text:span text:style-name="T239">use a variable to avoid ambiguity. Let's say you wanted to make a stem whose key</text:span><text:span text:style-name="T242">s were your favo</text:span><text:span text:style-name="T243">r</text:span><text:span text:style-name="T242">ite functions, the first of which is</text:span><text:span text:style-name="T239"> <text:s/>'</text:span><text:span text:style-name="T551">f(x,y)'</text:span><text:span text:style-name="T239"> (which </text:span><text:span text:style-name="T242">is a string, of course</text:span><text:span text:style-name="T239">).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171">c</text:span>os(x)*sin(y)</text:p>
      <text:p text:style-name="Preformatted_20_Text">}</text:p>
      <text:p text:style-name="P30"/>
      <text:p text:style-name="P97"><text:span text:style-name="T239">b</text:span><text:span text:style-name="T189">ut issuing </text:span><text:span text:style-name="T549">q.f(x,y)</text:span><text:span text:style-name="T189"> is going to cause an error </text:span><text:span text:style-name="T297">(since this is a function) vs. </text:span></text:p>
      <text:p text:style-name="P38"/>
      <text:p text:style-name="P874">q.'f(x,y)' := 'cos(x)*sin(y)'</text:p>
      <text:p text:style-name="P58"/>
      <text:p text:style-name="P97"><text:span text:style-name="T268">Alternately, you may use </text:span><text:span text:style-name="T417">vencode/vdecode </text:span><text:span text:style-name="T352">which allows you to convert all unknown symbols into an escape sequence, which is a valid variable. </text:span><text:span text:style-name="T353">If</text:span><text:span text:style-name="T241"> you </text:span><text:span text:style-name="T249">really </text:span><text:span text:style-name="T241">need to have something you can type in without variables consider using vencode() to change a string to something that is a legitimate variable:</text:span></text:p>
      <text:p text:style-name="P31"/>
      <text:p text:style-name="Preformatted_20_Text"><text:s text:c="2"/>vencode('f(x,y<text:span text:style-name="T951">)</text:span>')</text:p>
      <text:p text:style-name="Preformatted_20_Text">f$28x$2Cy</text:p>
      <text:p text:style-name="Text_20_body"/>
      <text:p text:style-name="P441">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42">You may create lists and stems with the so-called <text:span text:style-name="T31">compact notation</text:span><text:span text:style-name="T189">. The basic syntax is for lists:</text:span></text:p>
      <text:p text:style-name="Preformatted_20_Text"><text:soft-page-break/>[x0, x1, x2, …]</text:p>
      <text:p text:style-name="P163"/>
      <text:p text:style-name="P163">which would make a stem with elements <text:span text:style-name="T503">x0, x1, …</text:span><text:span text:style-name="T447"> </text:span>and indices<text:span text:style-name="T3"> </text:span><text:span text:style-name="T503">0,1,2,…</text:span> For stems</text:p>
      <text:p text:style-name="Preformatted_20_Text">{key0:value0, key1:value1, …}</text:p>
      <text:p text:style-name="P163"/>
      <text:p text:style-name="P163">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42">(and <text:span text:style-name="T503">arf </text:span>is not a defined function is this workspace).</text:p>
      <text:p text:style-name="P127">Further examples</text:p>
      <text:p text:style-name="P144">It is easy and convenient to use this notation. For instance this is fine</text:p>
      <text:p text:style-name="Preformatted_20_Text">[2,4] + [3,5]</text:p>
      <text:p text:style-name="Preformatted_20_Text">[5,<text:span text:style-name="T934">9</text:span>]</text:p>
      <text:p text:style-name="P145"/>
      <text:p text:style-name="P144">Note especially that you can populate these lists with any valid QDL expression, so <text:span text:style-name="T939">here is a nested array of random integers:</text:span></text:p>
      <text:p text:style-name="Preformatted_20_Text"><text:s text:c="3"/>mod([abs(random(2)), random()], 100)</text:p>
      <text:p text:style-name="Preformatted_20_Text">[[5,20],39]</text:p>
      <text:p text:style-name="Text_20_body"/>
      <text:p text:style-name="P446">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74">One little caveat is the built_in function <text:span text:style-name="T503">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75">There is a control structure of <text:span text:style-name="T503">if[ … ]then[ … ]else[ … ]</text:span><text:span text:style-name="T1075"> but this is a pretty heavy weight solution if you just need to check a conditional. QDL also supports the </text:span><text:span text:style-name="T1076">(ternary) </text:span><text:span text:style-name="T1075">syntax of</text:span></text:p>
      <text:p text:style-name="P705">boolean <text:span text:style-name="T189"><text:s/>? </text:span>expression0<text:span text:style-name="T189"> : </text:span>expression1</text:p>
      <text:p text:style-name="Text_20_body"/>
      <text:p text:style-name="P575">meaning that the boolean is evaluated and if <text:span text:style-name="T106">true </text:span><text:span text:style-name="T319">then </text:span><text:span text:style-name="T562">expression0</text:span><text:span text:style-name="T126"> </text:span><text:span text:style-name="T319"><text:s/>is returned and if </text:span><text:span text:style-name="T106">false </text:span><text:span text:style-name="T319">then </text:span><text:span text:style-name="T562">expression1</text:span><text:span text:style-name="T126"> </text:span><text:span text:style-name="T319"><text:s/>is returned. More to the point, this is “just another expression”, so you can nest these or use them pretty much any place you want </text:span><text:span text:style-name="T384">as if they were algebraic quantities</text:span><text:span text:style-name="T319">. </text:span><text:span text:style-name="T383">The major difference is scope – the conditional allows for variables in the bodies of the blocks and you can write even who</text:span><text:span text:style-name="T384">l</text:span><text:span text:style-name="T383">e programs there. The inline conditional is for all the much more simple cases.</text:span></text:p>
      <text:p text:style-name="P151"><text:soft-page-break/>E.g.</text:p>
      <text:p text:style-name="P866"><text:bookmark-start text:name="__DdeLink__16357_4001340964"/><text:s text:c="4"/><text:span text:style-name="T1092">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16">Note that the last one could be written with parentheses, <text:s/><text:span text:style-name="T546"><text:s/></text:span><text:span text:style-name="T547">(</text:span><text:span text:style-name="T546">3 &lt; 2</text:span><text:span text:style-name="T547">)</text:span><text:span text:style-name="T546"> ? (</text:span><text:span text:style-name="T547">(</text:span><text:span text:style-name="T546">4 &gt; 3</text:span><text:span text:style-name="T547">)</text:span><text:span text:style-name="T546"> ?'a':'b'):'c'</text:span> but <text:span text:style-name="T1097">the aim </text:span>was to show that it is resolvable as written. <text:span text:style-name="T1097">T</text:span><text:span text:style-name="T1095">he precedence of inline conditionals is generally about the lowest, so everything else gets evaluated first. </text:span><text:span text:style-name="T1096">Finally, the else clause (after the </text:span><text:span text:style-name="T19">:</text:span><text:span text:style-name="T1096">) is not optional. </text:span></text:p>
      <text:p text:style-name="P949">One gotcha</text:p>
      <text:p text:style-name="Text_20_body"><text:span text:style-name="T1149">You should be aware that the negation operator, </text:span><text:span text:style-name="T543">!</text:span><text:span text:style-name="T1149"> or </text:span><text:span text:style-name="T543">¬</text:span><text:span text:style-name="T1149"> is a monadic operator, hence it affects everything to its right, so there are equivalent</text:span></text:p>
      <text:p text:style-name="Preformatted_20_Text"><text:s text:c="3"/>!<text:span text:style-name="T1149">a&lt;2 &amp;&amp; b &lt; 3 &lt;==&gt; !(a&lt;2 &amp;&amp; b&lt;3)</text:span></text:p>
      <text:p text:style-name="P102"/>
      <text:p text:style-name="P102">If you wanted ! to apply to the left hand side, you would write</text:p>
      <text:p text:style-name="P102"><text:s/></text:p>
      <text:p text:style-name="P884"><text:s text:c="3"/>(!a&lt;2) &amp;&amp; b &lt; 3</text:p>
      <text:p text:style-name="P102"/>
      <text:p text:style-name="P102">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50">There is a specific operator in QDL for stems, the <text:span text:style-name="T106">tilde</text:span><text:span text:style-name="T189"> or ~ operator. This concatenates stems. There is a function version of it too called </text:span><text:span text:style-name="T31">union</text:span><text:span text:style-name="T189"> (see below for more documentation). What does it do? It sticks together two stems.</text:span></text:p>
      <text:p text:style-name="Preformatted_20_Text"><text:s text:c="2"/>[1,2]~[3,4]</text:p>
      <text:p text:style-name="Preformatted_20_Text">[1,2,3,4]</text:p>
      <text:p text:style-name="Text_20_body"/>
      <text:p text:style-name="P451">In this case, the two lists <text:span text:style-name="T447">[1,2]</text:span> and <text:span text:style-name="T447">[3,4]</text:span> are assembled into a single list <text:span text:style-name="T447">[1,2,3,4]</text:span>. It will also turn scalars into a list:</text:p>
      <text:p text:style-name="Preformatted_20_Text"><text:s text:c="2"/>1~'a'~true</text:p>
      <text:p text:style-name="Preformatted_20_Text">[1,a,true]</text:p>
      <text:p text:style-name="Text_20_body"/>
      <text:p text:style-name="P451">This works with stems generally:</text:p>
      <text:p text:style-name="P772"><text:s text:c="2"/>a.b := 'foo';a.c:='bar';</text:p>
      <text:p text:style-name="P772"><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soft-page-break/>}</text:p>
      <text:p text:style-name="P451"/>
      <text:p text:style-name="P452"><text:span text:style-name="T70">Caveat</text:span><text:span text:style-name="T248"> in the case of lists (integer indices), the list is extended. In the case of stems with non-integer values, they cannot be extrapolated, so if <text:s/>the same key is encountered, the value is overwritten.</text:span></text:p>
      <text:p text:style-name="P453"><text:span text:style-name="T248">A</text:span><text:span text:style-name="T189">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64"/>
      <text:p text:style-name="P164">So even though the first list had a single element in it at index 17, the joined list has that as the zeroth element.</text:p>
      <text:p text:style-name="P454"><text:span text:style-name="T189">One difference between this and the </text:span><text:span text:style-name="T31">union</text:span><text:span text:style-name="T189"> function is that the union function changes the argument. The ~ operator does not alter its arguments.</text:span></text:p>
      <text:h text:style-name="Heading_20_3" text:outline-level="3"><text:bookmark-start text:name="__RefHeading___Toc615_3277173355"/><text:span text:style-name="T328">Tail substitutions.</text:span><text:span text:style-name="T656"> </text:span><text:s/><text:bookmark-end text:name="__RefHeading___Toc615_3277173355"/></text:h>
      <text:p text:style-name="P8">If you have <text:span text:style-name="T656">defined <text:s/></text:span>a variable, say </text:p>
      <text:p text:style-name="P7"/>
      <text:p text:style-name="Preformatted_20_Text">k := 3;</text:p>
      <text:p text:style-name="P853"><text:span text:style-name="T755">my_var. := </text:span><text:span text:style-name="T896">n</text:span><text:span text:style-name="T755">(5);</text:span></text:p>
      <text:p text:style-name="P7"/>
      <text:p text:style-name="P7">and issue the following</text:p>
      <text:p text:style-name="P7"/>
      <text:p text:style-name="Preformatted_20_Text">my_var.k := 'foo';</text:p>
      <text:p text:style-name="P7"/>
      <text:p text:style-name="P7">Then this will result in <text:span text:style-name="T447">my_var.3</text:span> being equal to the string <text:span text:style-name="T447">'foo'</text:span>. In short if the tail has a value at that point, this is used first. If not, then the tail itself as a string is used. This lets you do things like</text:p>
      <text:p text:style-name="P7"/>
      <text:p text:style-name="Preformatted_20_Text"><text:span text:style-name="T434">i</text:span> := 0;</text:p>
      <text:p text:style-name="Preformatted_20_Text">while[</text:p>
      <text:p text:style-name="Preformatted_20_Text"><text:s text:c="3"/><text:span text:style-name="T434">i</text:span> &lt; 5</text:p>
      <text:p text:style-name="Preformatted_20_Text"><text:s/>]do[</text:p>
      <text:p text:style-name="Preformatted_20_Text"><text:s text:c="2"/><text:span text:style-name="T442">say</text:span>('the value = ' + my_var.i);</text:p>
      <text:p text:style-name="Preformatted_20_Text"><text:s text:c="2"/><text:span text:style-name="T437">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55">foo</text:span></text:p>
      <text:p text:style-name="Preformatted_20_Text">the value = 4</text:p>
      <text:p text:style-name="P11"><text:line-break/>Moreover, substitutions happen from <text:span text:style-name="T656">right to left (!! backwards from reading order)</text:span>, so if you set</text:p>
      <text:p text:style-name="P11"/>
      <text:p text:style-name="P672"><text:bookmark-start text:name="__DdeLink__11608_1584785695"/><text:s text:c="2"/>x := 0;</text:p>
      <text:p text:style-name="P672">y.0 := 1;</text:p>
      <text:p text:style-name="P672">z.1 := 2;</text:p>
      <text:p text:style-name="P672"><text:soft-page-break/>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43">== 3</text:span></text:p>
      <text:p text:style-name="P11"/>
      <text:p text:style-name="P12">This permits more readable values, <text:span text:style-name="T444">e.g. </text:span><text:span text:style-name="T504">time.manner.place</text:span><text:span text:style-name="T444"> is a perfectly fine reference</text:span>. <text:span text:style-name="T107">HOWEVER</text:span><text:span text:style-name="T325"> the stem is always the leftmost symbol. The rest are just a very compact way to index it. </text:span></text:p>
      <text:p text:style-name="P19"/>
      <text:p text:style-name="P45"><text:span text:style-name="T325">S</text:span><text:span text:style-name="T319">o why do this? Because it allows for something very powerful: implicit looping. You can have stems do a tremendous amount of work without ever really having to access the elements. </text:span></text:p>
      <text:p text:style-name="P21"/>
      <text:p text:style-name="P51"><text:span text:style-name="T129">A Small </text:span><text:span text:style-name="T130">Example.</text:span></text:p>
      <text:p text:style-name="P46"/>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756">and we showed the 42</text:span><text:span text:style-name="T699">nd</text:span><text:span text:style-name="T756">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59">and if you insist, here is a check</text:p>
      <text:p text:style-name="Preformatted_20_Text"><text:s text:c="2"/>769942^2 + 3*769942 - 4</text:p>
      <text:p text:style-name="Preformatted_20_Text">592812993186</text:p>
      <text:p text:style-name="P359"/>
      <text:p text:style-name="P585">You may also have indices with embedded periods, so in the above example</text:p>
      <text:p text:style-name="P858"><text:s text:c="4"/>foo:= ‘z.y.x’;</text:p>
      <text:p text:style-name="P857"><text:span text:style-name="T1071"><text:s text:c="4"/>w.foo; </text:span><text:s text:c="2"/></text:p>
      <text:p text:style-name="P858">3</text:p>
      <text:p text:style-name="Standard"/>
      <text:p text:style-name="P81">You can then take a list of indices and simply iterate over them or whatever you need to do. This again is why keys for stems <text:span text:style-name="T1079">generally </text:span>do not allow for embedded periods.</text:p>
      <text:p text:style-name="P81"/>
      <text:p text:style-name="P82">Although you can do something like this:</text:p>
      <text:p text:style-name="Preformatted_20_Text"><text:s text:c="2"/><text:span text:style-name="T1079">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1"><text:soft-page-break/><text:s text:c="2"/></text:p>
      <text:p text:style-name="P82">where there is a decimal index, it can get confusing. </text:p>
      <text:h text:style-name="Heading_20_3" text:outline-level="3"><text:bookmark-start text:name="__RefHeading___Toc617_3277173355"/><text:span text:style-name="T344">More a</text:span><text:span text:style-name="T328">bout that trailing</text:span><text:span text:style-name="T127"> </text:span><text:span text:style-name="T328">period.</text:span><text:bookmark-end text:name="__RefHeading___Toc617_3277173355"/></text:h>
      <text:p text:style-name="P13"><text:span text:style-name="T328"><text:s/></text:span><text:span text:style-name="T325">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56">so this is a scalar – no period at the end</text:span></text:p>
      <text:p text:style-name="Preformatted_20_Text"><text:s text:c="2"/>say(a.a);</text:p>
      <text:p text:style-name="Preformatted_20_Text">baz</text:p>
      <text:p text:style-name="P14"/>
      <text:p text:style-name="P16">Here the s<text:span text:style-name="T656">c</text:span>alar a has value of 2 which is substituted as the tail of the stem, so the answer printed is the value of a.2. This just points out that a and a. are considered to be wholly unrelated. <text:line-break/><text:line-break/><text:span text:style-name="T835">Note that this is </text:span><text:span text:style-name="T58">exactly </text:span><text:span text:style-name="T229">like most other programming languages (e.g. C, C++. Java). </text:span><text:span text:style-name="T230">For instance this a perfectly fine program in C:<text:line-break/></text:span></text:p>
      <text:p text:style-name="P809">#include &lt;stdio.h&gt;</text:p>
      <text:p text:style-name="P809">int main()</text:p>
      <text:p text:style-name="P809">{</text:p>
      <text:p text:style-name="Preformatted_20_Text"><text:span text:style-name="T976"><text:s text:c="4"/></text:span><text:span text:style-name="T925">float</text:span><text:span text:style-name="T976"> <text:s/></text:span><text:span text:style-name="T977">a</text:span><text:span text:style-name="T976">[3];</text:span></text:p>
      <text:p text:style-name="P809"><text:s text:c="4"/>float <text:s/><text:span text:style-name="T836">a</text:span>;</text:p>
      <text:p text:style-name="P810"><text:s text:c="4"/>//<text:span text:style-name="T31"> </text:span><text:span text:style-name="T59">bunch of stuff </text:span></text:p>
      <text:p text:style-name="P810"/>
      <text:p text:style-name="P809"><text:s text:c="4"/><text:span text:style-name="T974">a[0] = a;</text:span></text:p>
      <text:p text:style-name="P811"/>
      <text:p text:style-name="P809"><text:s text:c="4"/>return 0;</text:p>
      <text:p text:style-name="P809">}</text:p>
      <text:p text:style-name="P29"/>
      <text:p text:style-name="P15"><text:span text:style-name="T229"><text:s/>in which an array and a variable may have the same name and are differentiated by indexing, </text:span><text:span text:style-name="T58">e.g., a </text:span><text:span text:style-name="T229">vs. </text:span><text:span text:style-name="T58">a[].</text:span><text:span text:style-name="T229"> QDL simply has a very flexible approach </text:span><text:span text:style-name="T231">to indices</text:span><text:span text:style-name="T229">.</text:span> <text:s/><text:span text:style-name="T837">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896">n</text:span>(5); // <text:span text:style-name="T648">count by 3's, so 0,3,6, … ,12</text:span></text:p>
      <text:p text:style-name="Preformatted_20_Text"><text:s text:c="2"/>b. := 10 * <text:span text:style-name="T896">n</text:span>(5);// <text:span text:style-name="T648">count by 10's so 0,10, … ,40</text:span></text:p>
      <text:p text:style-name="Preformatted_20_Text"/>
      <text:p text:style-name="Preformatted_20_Text">a.b. := b.;</text:p>
      <text:p text:style-name="P14"/>
      <text:p text:style-name="P14">works just fine. <text:span text:style-name="T940">Note that unless </text:span><text:span text:style-name="T68">b</text:span><text:span text:style-name="T940"> has been assigned a value, the index of it in </text:span><text:span text:style-name="T68">a. </text:span><text:span text:style-name="T246">is </text:span><text:span text:style-name="T68">b. </text:span><text:span text:style-name="T189">You</text:span> can access the value as</text:p>
      <text:p text:style-name="P14"/>
      <text:p text:style-name="Preformatted_20_Text">c. := a.b.; // note the trailing . <text:span text:style-name="T715">o</text:span>n the variable c to show it is stem</text:p>
      <text:p text:style-name="P14"/>
      <text:p text:style-name="P14">but you cannot issue <text:span text:style-name="T447">a.b.3</text:span> and expect to get anything back <text:span text:style-name="T715">(</text:span><text:span text:style-name="T468">b.3 == 30</text:span><text:span text:style-name="T715"> which is not an index in </text:span><text:span text:style-name="T468">a.</text:span><text:span text:style-name="T715">) </text:span>unless you have set it explicitly. This is because, <text:span text:style-name="T649">again, it is included in the stem variable </text:span><text:span text:style-name="T469">a.</text:span><text:span text:style-name="T649"> as an entry and you must refer to it by its proper index.</text:span> <text:s/><text:span text:style-name="T671">TL;DR: Tail <text:s/>resolution happens for scalars. </text:span></text:p>
      <text:p text:style-name="P950"><text:soft-page-break/>Cavet <text:span text:style-name="T1154">on name collisions</text:span></text:p>
      <text:p text:style-name="Text_20_body"><text:span text:style-name="T1153">Since tail resolution is always in effect, </text:span><text:span text:style-name="T100">do </text:span><text:span text:style-name="T307">take care with your variable names. For instance, if you decide everything in your </text:span><text:span text:style-name="T574">X</text:span><text:span text:style-name="T307"> workspace is named </text:span><text:span text:style-name="T574">x, x.,</text:span> <text:span text:style-name="T1153">etc.</text:span> <text:span text:style-name="T307">then you may unwittingly re-use the same <text:s text:c="2"/>name, so trying to set your stem to have a key of </text:span><text:span text:style-name="T574">’x’</text:span> <text:span text:style-name="T1153">by </text:span><text:span text:style-name="T1154">setting </text:span><text:span text:style-name="T574">x.x.</text:span><text:span text:style-name="T575">0 := ...</text:span><text:span text:style-name="T574"> </text:span><text:span text:style-name="T1153">to something is going to give you an index error, </text:span><text:span text:style-name="T1154">since the middle </text:span><text:span text:style-name="T575">x. </text:span><text:span text:style-name="T1154">introduces a recursive structure (which you can do in QDL fine)</text:span><text:span text:style-name="T1153">. There are a couple of ways around this. </text:span></text:p>
      <text:p text:style-name="Text_20_body"><text:span text:style-name="T1153">1. Use literals: <text:s/></text:span><text:span text:style-name="T574">x.’x’.</text:span><text:span text:style-name="T576">0</text:span><text:span text:style-name="T574"> := …</text:span></text:p>
      <text:p text:style-name="P617">2. Use another variable: <text:span text:style-name="T562">my_x := ’x’; x.my_x.</text:span><text:span text:style-name="T576">0</text:span><text:span text:style-name="T562"> :=…</text:span></text:p>
      <text:p text:style-name="Text_20_body"><text:span text:style-name="T1155">3</text:span><text:span text:style-name="T1154">. Use better names. Is it really descriptive to have everything named </text:span><text:span text:style-name="T575">x </text:span><text:span text:style-name="T1154">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155">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576">query() </text:span><text:span text:style-name="T1155">command)</text:span><text:span text:style-name="T574"> </text:span><text:span text:style-name="T1155">and should be viewed in that light.</text:span></text:p>
      <text:p text:style-name="Text_20_body"><text:span text:style-name="T1154">Also remember that parentheses can be (and should at times) be used to direct the order of tail resolution: </text:span><text:span text:style-name="T575">x.(x).(x).(x) </text:span><text:span text:style-name="T1154">would tell QDL to use the value of </text:span><text:span text:style-name="T575">x </text:span><text:span text:style-name="T1154">for tail resolutions, not </text:span><text:span text:style-name="T575">x. </text:span><text:span text:style-name="T1154">as is the contract (when resolving tails, look for stems first, and only look for scalars if there is no named stem.)</text:span></text:p>
      <text:p text:style-name="P942">Other stem expressions</text:p>
      <text:p text:style-name="P506"><text:span text:style-name="T869">1. </text:span>You can embed expressions in the indices, <text:span text:style-name="T1004">but have to be very clear about how it should be grouped. This means parentheses are your friend.</text:span></text:p>
      <text:p text:style-name="P506"><text:s/></text:p>
      <text:p text:style-name="P820"><text:s text:c="3"/><text:span text:style-name="T1004">k:=1;</text:span></text:p>
      <text:p text:style-name="Preformatted_20_Text"><text:s text:c="3"/>[i(5),i(4)].k</text:p>
      <text:p text:style-name="P65"/>
      <text:p text:style-name="P66">would return</text:p>
      <text:p text:style-name="P66"><text:s/></text:p>
      <text:p text:style-name="Preformatted_20_Text">[0,1,2,3]</text:p>
      <text:p text:style-name="Text_20_body"/>
      <text:p text:style-name="P601"><text:span text:style-name="T223">Y</text:span><text:span text:style-name="T264">ou must, however, be careful. Since the . </text:span><text:span text:style-name="T298">the child-</text:span><text:span text:style-name="T300">o</text:span><text:span text:style-name="T298">f operator, so </text:span><text:span text:style-name="T264"><text:s/>things between dots a</text:span><text:span text:style-name="T300">re</text:span><text:span text:style-name="T264"> arguments to this operator. </text:span><text:span text:style-name="T308">(Note well that “child of” works in English if you read stems from right to left.)</text:span><text:span text:style-name="T264"> </text:span></text:p>
      <text:p text:style-name="P600"><text:span text:style-name="T264">T</text:span><text:span text:style-name="T189">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77">and </text:span><text:span text:style-name="T20">c</text:span><text:span text:style-name="T177"> will be tried as stems and if there are no such stems, then their scalar values will be used. If there are no such values, the value of the argument is simply returned. Let us say that you had both </text:span><text:soft-page-break/><text:span text:style-name="T177">variables </text:span><text:span text:style-name="T20">b.</text:span><text:span text:style-name="T177"> and </text:span><text:span text:style-name="T20">b</text:span><text:span text:style-name="T177"> in the workspace and you really wanted to force that the scalar be used. Simply put it in parentheses (so it is evaluated first):</text:span></text:p>
      <text:p text:style-name="Preformatted_20_Text">a.(b).c.d</text:p>
      <text:p text:style-name="P33"/>
      <text:p text:style-name="P67"><text:span text:style-name="T265">You can </text:span><text:span text:style-name="T266">also </text:span><text:span text:style-name="T265">set </text:span><text:span text:style-name="T266">expressions</text:span><text:span text:style-name="T265"> to a value. </text:span><text:span text:style-name="T267">So you can do something like this</text:span></text:p>
      <text:p text:style-name="P32"/>
      <text:p text:style-name="P821"><text:s text:c="4"/>a. := [-<text:span text:style-name="T896">n</text:span>(5), <text:span text:style-name="T896">n</text:span>(6)^2];</text:p>
      <text:p text:style-name="P821"><text:s text:c="4"/>f()-<text:span text:style-name="T1156">&gt; </text:span>a.;</text:p>
      <text:p text:style-name="P821"><text:s text:c="4"/><text:span text:style-name="T1005">f().</text:span><text:span text:style-name="T1131">i</text:span><text:span text:style-name="T1005">(1).</text:span><text:span text:style-name="T1131">i</text:span><text:span text:style-name="T1005">(2) := 100;</text:span></text:p>
      <text:p text:style-name="P821"><text:s text:c="4"/><text:span text:style-name="T1005">f();</text:span></text:p>
      <text:p text:style-name="P822">[[0,-1,-2,-3,-4],[0,1,100,4,9,25]]</text:p>
      <text:p text:style-name="P32"/>
      <text:p text:style-name="P68"><text:span text:style-name="T299">(Of course, </text:span><text:span text:style-name="T429">i(x)</text:span><text:span text:style-name="T390"> is the identity function which just hands back</text:span><text:span text:style-name="T429"> x.</text:span><text:span text:style-name="T390"> </text:span><text:span text:style-name="T189">Of course, this is slightly contrived to have </text:span><text:span text:style-name="T413">f() </text:span><text:span text:style-name="T319">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507">is certainly legal and works, but read what <text:span text:style-name="T1128">i</text:span>t did: It parsed a uri and in that result set a single value to <text:span text:style-name="T3">foo</text:span><text:span text:style-name="T146">. If the intent was to replace the </text:span><text:span text:style-name="T3">path</text:span><text:span text:style-name="T146">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823"><text:s text:c="3"/><text:span text:style-name="T1006">a.path := 'foo';</text:span></text:p>
      <text:p text:style-name="P34"><text:s/></text:p>
      <text:p text:style-name="P69"><text:span text:style-name="T189">Now </text:span><text:span text:style-name="T413">a.</text:span><text:span text:style-name="T189"> has in it what you want.</text:span></text:p>
      <text:p text:style-name="P35"/>
      <text:p text:style-name="P52">2. Recursion works but don't try to print.</text:p>
      <text:p text:style-name="P52"/>
      <text:p text:style-name="P52">You may certainly make a stem refer to itself:</text:p>
      <text:p text:style-name="P52"/>
      <text:p text:style-name="Preformatted_20_Text"><text:s text:c="4"/>a. := <text:span text:style-name="T902">[;</text:span>5<text:span text:style-name="T1132">]</text:span>;</text:p>
      <text:p text:style-name="Preformatted_20_Text"><text:s text:c="4"/>a.b. := a.; <text:s/></text:p>
      <text:p text:style-name="Preformatted_20_Text"><text:s text:c="4"/><text:span text:style-name="T869">say(a.b.2);</text:span></text:p>
      <text:p text:style-name="P764">2</text:p>
      <text:p text:style-name="P52"><text:s/></text:p>
      <text:p text:style-name="P52"><text:span text:style-name="T319">You can access elements directly as you wish though avoid tail resolution unless you – like any other recursive structure – have a well thought out plan to access things. </text:span><text:span text:style-name="T345">In the above example, </text:span><text:span text:style-name="T558">a.b.2</text:span><text:span text:style-name="T345"> is defined so there is no tail resolution needed. </text:span><text:span text:style-name="T319"><text:s/></text:span><text:span text:style-name="T106">But </text:span><text:span text:style-name="T319">do not try to print it because if you do you will get </text:span><text:s/><text:line-break/></text:p>
      <text:p text:style-name="Preformatted_20_Text"><text:s text:c="4"/><text:span text:style-name="T869">say(</text:span>a.<text:span text:style-name="T869">);</text:span></text:p>
      <text:p text:style-name="Preformatted_20_Text"><text:span text:style-name="T870">E</text:span>rror: recursive overflow at index 'b.'</text:p>
      <text:p text:style-name="P52"/>
      <text:h text:style-name="P1029" text:outline-level="2"><text:bookmark-start text:name="__RefHeading___Toc619_3277173355"/><text:soft-page-break/><text:span text:style-name="T669">Applying scalars to s</text:span>tems<text:bookmark-end text:name="__RefHeading___Toc619_3277173355"/></text:h>
      <text:p text:style-name="P247">A scalar is a simple value. All of the basic operations in QDL work on stems as aggregates. <text:span text:style-name="T1099">(So called “freshman algebra.”) </text:span>So for instance, if you needed to make a list counting by 3's, you could issue</text:p>
      <text:p text:style-name="Preformatted_20_Text"><text:s text:c="4"/><text:span text:style-name="T902">3*n(5)</text:span>;</text:p>
      <text:p text:style-name="P878">[0,3,6,9,12]</text:p>
      <text:p text:style-name="P247"/>
      <text:p text:style-name="Text_20_body"><text:span text:style-name="T618"><text:s/></text:span><text:span text:style-name="T61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49"><text:line-break/>Let's find every element that contains the word 'One”, respecting case:</text:p>
      <text:p text:style-name="Preformatted_20_Text"><text:s text:c="4"/>say(contains(ring., 'One'));</text:p>
      <text:p text:style-name="Preformatted_20_Text">{bind:false, find:true, bring:true, rule:true}</text:p>
      <text:p text:style-name="P249"><text:line-break/>Or for that matter, doesn't contain this word:</text:p>
      <text:p text:style-name="Preformatted_20_Text"><text:s text:c="4"/>say(!contains(ring., 'One'));</text:p>
      <text:p text:style-name="Preformatted_20_Text">{bind:true, find:false, bring:false, rule:false}</text:p>
      <text:p text:style-name="P249"><text:span text:style-name="T613"><text:line-break/>The output of these functions is a boolean-valued stem and there is a very useful function called </text:span><text:span text:style-name="T619">mask</text:span><text:span text:style-name="T621"> which simply will return the elements that have corresponding true values. </text:span></text:p>
      <text:p text:style-name="Preformatted_20_Text"><text:s text:c="4"/>say(mask(ring., contains(ring., 'One')));</text:p>
      <text:p text:style-name="P684">{find:One Ring to find them, </text:p>
      <text:p text:style-name="P684"><text:s/>bring:One Ring to bring them all, </text:p>
      <text:p text:style-name="P684"><text:s/>rule:One Ring to rule them all}</text:p>
      <text:p text:style-name="P297"/>
      <text:p text:style-name="P297">And of course you could just find the ones that don't have the word “One” in them:</text:p>
      <text:p text:style-name="Preformatted_20_Text"><text:s text:c="3"/>say(mask(ring., !contains(ring., 'One')));</text:p>
      <text:p text:style-name="Preformatted_20_Text">{bind:and in the darkness bind them}</text:p>
      <text:p text:style-name="P248"/>
      <text:p text:style-name="P325">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040" text:outline-level="3"><text:bookmark-start text:name="__RefHeading___Toc607_3277173355"/>Default values for stems<text:bookmark-end text:name="__RefHeading___Toc607_3277173355"/></text:h>
      <text:p text:style-name="P501"><text:span text:style-name="T997">You may set a default value for stems – this is a very nice thing indeed so you don't have to <text:s/>initialize every element in one before using it. The way it works is </text:span><text:span text:style-name="T996">either you create a special entry for the stem</text:span></text:p>
      <text:p text:style-name="P818"><text:s text:c="3"/>a.:= {*:2}</text:p>
      <text:p text:style-name="P818"><text:s text:c="3"/>a.0 </text:p>
      <text:p text:style-name="P818">2</text:p>
      <text:p text:style-name="P238"/>
      <text:p text:style-name="P238"><text:soft-page-break/><text:span text:style-name="T996">Note that the key here is a </text:span><text:span text:style-name="T9">*</text:span><text:span text:style-name="T996"> (not the character </text:span><text:span text:style-name="T9">‘*’ </text:span><text:span text:style-name="T161">which represents any key it does not recognize) </text:span><text:span text:style-name="T996">or </text:span>you issue <text:span text:style-name="T996">a command</text:span></text:p>
      <text:p text:style-name="Preformatted_20_Text">set_default(stem., <text:span text:style-name="T31">scalar</text:span><text:span text:style-name="T189">);</text:span></text:p>
      <text:p text:style-name="P154"/>
      <text:p text:style-name="P237"><text:span text:style-name="T189">where the </text:span><text:span text:style-name="T31">scalar</text:span><text:span text:style-name="T189"> is any scalar. Then from that point forward, any time a value is accessed, if it has not been explicitly set, the default is returned. <text:s/></text:span><text:span text:style-name="T195">If the stem does not exist, it will be created. Note that subsequent operations on the stem do </text:span><text:span text:style-name="T108">not</text:span><text:span text:style-name="T326"> alter the default value.</text:span></text:p>
      <text:p text:style-name="P154">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3">The advantage of using the <text:span text:style-name="T3">* </text:span><text:span text:style-name="T146">entry is that it may be treated exactly like any other stem entry. If there is a default entry it will be listed when you print the stem.</text:span></text:p>
      <text:p text:style-name="Preformatted_20_Text"><text:s text:c="3"/><text:span text:style-name="T996">a.:={‘p’:’q’, ‘r’:’s’}</text:span></text:p>
      <text:p text:style-name="Preformatted_20_Text"><text:s text:c="3"/><text:span text:style-name="T996">set_default(a., ‘t’)</text:span></text:p>
      <text:p text:style-name="Preformatted_20_Text"><text:s text:c="3"/><text:span text:style-name="T996">a.</text:span></text:p>
      <text:p text:style-name="P818">{*:t, p:q,r:s}</text:p>
      <text:p text:style-name="P818"><text:s text:c="3"/>a.0 == ‘t’ &amp;&amp; a.p == q</text:p>
      <text:p text:style-name="P818">true</text:p>
      <text:h text:style-name="Heading_20_2" text:outline-level="2"><text:bookmark-start text:name="__RefHeading___Toc15089_2743472970"/>Slice operators<text:bookmark-end text:name="__RefHeading___Toc15089_2743472970"/></text:h>
      <text:p text:style-name="Text_20_body"><text:span text:style-name="T1105">There are two slice operators available. <text:s/></text:span><text:span text:style-name="T1109">The first is the </text:span><text:span text:style-name="T120">open slice </text:span><text:span text:style-name="T1109">and is defined as</text:span></text:p>
      <text:p text:style-name="Preformatted_20_Text">[<text:span text:style-name="T1130">(</text:span>start<text:span text:style-name="T1130">)</text:span> ; stop (; step)]</text:p>
      <text:p text:style-name="Text_20_body"/>
      <text:p text:style-name="P580">Meaning that the result will be a list of elements that are constructed as</text:p>
      <text:p text:style-name="Preformatted_20_Text">[start, start+step, start + 2*step, … ]</text:p>
      <text:p text:style-name="P580"/>
      <text:p text:style-name="P597"><text:span text:style-name="T1105">and will continue until <text:s/></text:span><text:span text:style-name="T548">stop &lt; start + n*step</text:span><text:span text:style-name="T1105"> </text:span><text:span text:style-name="T1129">i</text:span><text:span text:style-name="T142">.e. </text:span><text:span text:style-name="T389">it is inclusive of </text:span><text:span text:style-name="T587">start </text:span><text:span text:style-name="T389">and <text:s/>exclusive of <text:s/></text:span><text:span text:style-name="T587">st</text:span><text:span text:style-name="T586">op</text:span>. </text:p>
      <text:p text:style-name="P598">Note that omitting the first argument is the same as setting it to zero, omitting the last argument uses a default step of 1. So </text:p>
      <text:p text:style-name="P876">[;5] == [0;5] == [0;5;1]</text:p>
      <text:p text:style-name="P580"/>
      <text:p text:style-name="P580">E.g.<text:span text:style-name="T1130">s</text:span></text:p>
      <text:p text:style-name="P875"><text:s text:c="2"/><text:span text:style-name="T1129">[0;5]</text:span></text:p>
      <text:p text:style-name="P875"><text:span text:style-name="T1129">[0,1,2,3,4]</text:span> <text:s text:c="2"/></text:p>
      <text:p text:style-name="P875"><text:s text:c="2"/>[-2 ; 3 ; .75]</text:p>
      <text:p text:style-name="Preformatted_20_Text">[-2,-1.25,-0.5,0.25,1,1.75,2.5]</text:p>
      <text:p text:style-name="P580"/>
      <text:p text:style-name="P581">The major takeaway point is that you do not know how many elements there will be before evaluation:</text:p>
      <text:p text:style-name="P870"><text:soft-page-break/><text:s text:c="2"/><text:span text:style-name="T1107">x. := [ -π() ; π() ; sinh(.8)];</text:span></text:p>
      <text:p text:style-name="Preformatted_20_Text"><text:s text:c="2"/>size(<text:span text:style-name="T899">x.</text:span>)</text:p>
      <text:p text:style-name="Preformatted_20_Text">8</text:p>
      <text:p text:style-name="Preformatted_20_Text"><text:s text:c="3"/><text:span text:style-name="T1107">x.</text:span></text:p>
      <text:p text:style-name="P870">[-3.14159265358979,-2.25348667140217,-1.36538068921455,-.477274707026927,</text:p>
      <text:p text:style-name="P870">0.410831275160696,1.29893725734832,2.18704323953594,3.07514922172356]</text:p>
      <text:p text:style-name="P870"/>
      <text:p text:style-name="P870"><text:s text:c="2"/><text:span text:style-name="T900">size(</text:span>[ -pi() ; pi() ; sinh(.1) ]<text:span text:style-name="T1108">)</text:span></text:p>
      <text:p text:style-name="P871">63</text:p>
      <text:p text:style-name="Standard"/>
      <text:p text:style-name="P87">So note that in the <text:span text:style-name="T1108">first c</text:span>ase there were 8 elements required, <text:span text:style-name="T1108">while the second took 63</text:span>. Also, while the zeroth element is guaranteed to be the first argument, the final one will be less than the second argument. <text:s/>So here adding <text:span text:style-name="T503">sinh(.8)</text:span> to the last element would be larger than π, so it is not returned. </text:p>
      <text:p text:style-name="P581"/>
      <text:p text:style-name="P582">it is also possible to omit the step, in which case it is assumed to be 1:</text:p>
      <text:p text:style-name="Preformatted_20_Text"><text:s text:c="2"/>[2 ; 11]</text:p>
      <text:p text:style-name="Preformatted_20_Text">[2,3,4,5,6,7,8,9,10,1<text:span text:style-name="T1110">0</text:span>]</text:p>
      <text:p text:style-name="P581"/>
      <text:p text:style-name="P581">The second type, <text:span text:style-name="T1109">astonishingly called the</text:span><text:span text:style-name="T120"> closed slice</text:span><text:span text:style-name="T106"> </text:span>gives back <text:span text:style-name="T31">n</text:span><text:span text:style-name="T189"> evenly distributed elements over an interval</text:span></text:p>
      <text:p text:style-name="P729">[| <text:span text:style-name="T1130">(</text:span>start<text:span text:style-name="T1130">)</text:span> ; stop ; count |]</text:p>
      <text:p text:style-name="Standard"/>
      <text:p text:style-name="P86"><text:span text:style-name="T1106">Note that the digraphs of [| and |] are made to look like double brackets in unicode </text:span><text:span text:style-name="T1093">⟦</text:span> and <text:span text:style-name="T1093">⟧</text:span><text:span text:style-name="T1094">.</text:span><text:span text:style-name="T1093"> </text:span>If the <text:span text:style-name="T1130">start value is omitted, it defaults to 0. Note that there must always be a stop and a count argument.</text:span></text:p>
      <text:p text:style-name="P85"/>
      <text:p text:style-name="Standard"/>
      <text:p text:style-name="Preformatted_20_Text"><text:s text:c="2"/>[| -1;2;6 |]</text:p>
      <text:p text:style-name="Preformatted_20_Text">[-1,-0.4,0.2,0.8,1.4,2]</text:p>
      <text:p text:style-name="P173"/>
      <text:p text:style-name="P581"><text:span text:style-name="T189">This gives 6 numbers distributed over the interval -1 to 2. </text:span><text:span text:style-name="T294">Note that the first argument and second argument always are in the result. Just to emphasize how many </text:span><text:span text:style-name="T309">e</text:span><text:span text:style-name="T294">lements you get back:</text:span></text:p>
      <text:p text:style-name="Preformatted_20_Text"><text:s text:c="3"/>size(⟦ -π() ; π() ; 9 ⟧)</text:p>
      <text:p text:style-name="Preformatted_20_Text">9</text:p>
      <text:p text:style-name="Text_20_body"/>
      <text:p text:style-name="P98">As expected, 9 elements were requested and 9 were returned. <text:span text:style-name="T1130">A comparison is</text:span></text:p>
      <text:p text:style-name="P877"><text:s text:c="2"/>⟦;5;5⟧</text:p>
      <text:p text:style-name="Preformatted_20_Text">[0,1.25,2.5,3.75,5]</text:p>
      <text:p text:style-name="Preformatted_20_Text"><text:s text:c="2"/>[;5;5]</text:p>
      <text:p text:style-name="Preformatted_20_Text">[0]</text:p>
      <text:p text:style-name="P598">In the first case, 5 elements are requested. In the second case, a step of 5 is requested and that leaves a single element in the list.</text:p>
      <text:h text:style-name="P1030" text:outline-level="2">Stems as indices: <text:span text:style-name="T1159">Index lists</text:span></text:h>
      <text:p text:style-name="P619"><text:span text:style-name="T1158">You may use stems as indices too. </text:span><text:span text:style-name="T1159">An example should suffice</text:span></text:p>
      <text:p text:style-name="Preformatted_20_Text"><text:s text:c="2"/>a. := {'p':'x', 'q':'y', 'r':5, 's':[2,4,6], 't':{'m':true,'n':345.345}};</text:p>
      <text:p text:style-name="Preformatted_20_Text"><text:s text:c="2"/>a.s.0 == <text:s text:c="2"/>a.['s',0]</text:p>
      <text:p text:style-name="Preformatted_20_Text"><text:soft-page-break/>true</text:p>
      <text:p text:style-name="P620"/>
      <text:p text:style-name="P619"><text:span text:style-name="T1159">If a list is used as an index on a stem, then it is referred to as an </text:span><text:span text:style-name="T124">index </text:span><text:span text:style-name="T403">list. In</text:span><text:span text:style-name="T1159"> other words </text:span><text:span text:style-name="T534">a.x.y. … z == a.[x,y, … ,z].</text:span><text:span text:style-name="T1159"> Why? Because you can then create index li</text:span><text:span text:style-name="T1160">F</text:span><text:span text:style-name="T1159">sts dynamically. Using the . notation is great if you know the structure of the stem already, but if, for instance you have done a </text:span><text:span text:style-name="T187"><text:s/></text:span><text:span text:style-name="T534">query()</text:span><text:span text:style-name="T187"> command to an unknown stem and now have a collection of index lists, you can access the elements. </text:span></text:p>
      <text:p text:style-name="P132">Caveat<text:span text:style-name="T319">. In normal stem resolution, every stem is resolved to indices on its right. Let’s say you wanted to access </text:span></text:p>
      <text:p text:style-name="Preformatted_20_Text">a.4.3.2.1</text:p>
      <text:p text:style-name="P621"/>
      <text:p text:style-name="P621">using a list index. If you enter</text:p>
      <text:p text:style-name="P886">a.[4,3,2].1 </text:p>
      <text:p text:style-name="P103"/>
      <text:p text:style-name="P103">this resolves as </text:p>
      <text:p text:style-name="P103"/>
      <text:p text:style-name="P886">a.3</text:p>
      <text:p text:style-name="Standard"/>
      <text:p text:style-name="P103">since </text:p>
      <text:p text:style-name="P103"/>
      <text:p text:style-name="P887">[4,3,2].1 == 3</text:p>
      <text:p text:style-name="Standard"/>
      <text:p text:style-name="P103">Other ways to write this are</text:p>
      <text:p text:style-name="P103"/>
      <text:p text:style-name="P887">(a.[4,3,2]).1 == a.([4,3,2]~1)</text:p>
      <text:h text:style-name="Heading_20_1" text:outline-level="1"><text:bookmark-start text:name="__RefHeading___Toc484_3277173355"/>The environment and the lifecycle of variables.<text:bookmark-end text:name="__RefHeading___Toc484_3277173355"/></text:h>
      <text:p text:style-name="P4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16">Modules are completely self-contained.</text:span></text:p>
      <text:p text:style-name="P42"/>
      <text:p text:style-name="P43">So what if you need to have <text:s/>variable defined and accessible outside a block but need to set the value inside one, like</text:p>
      <text:p text:style-name="P43"/>
      <text:p text:style-name="Preformatted_20_Text">if[ </text:p>
      <text:p text:style-name="Preformatted_20_Text"><text:s text:c="2"/>// nasty conditions</text:p>
      <text:p text:style-name="Preformatted_20_Text"><text:s/>]then[</text:p>
      <text:p text:style-name="Preformatted_20_Text"><text:s text:c="3"/>// lot<text:span text:style-name="T750">s</text:span> of stuff</text:p>
      <text:p text:style-name="Preformatted_20_Text"><text:s text:c="2"/>a := 'foo';</text:p>
      <text:p text:style-name="Preformatted_20_Text"><text:s/>]else[</text:p>
      <text:p text:style-name="Preformatted_20_Text"><text:s text:c="2"/>// lot<text:span text:style-name="T763">s</text:span> of stuff</text:p>
      <text:p text:style-name="Preformatted_20_Text"><text:s text:c="2"/><text:span text:style-name="T717">a := 'bar';</text:span></text:p>
      <text:p text:style-name="Preformatted_20_Text"><text:s/><text:span text:style-name="T717">];</text:span></text:p>
      <text:p text:style-name="Preformatted_20_Text"><text:s/>// <text:span text:style-name="T717">trying to use a will result in errors</text:span></text:p>
      <text:p text:style-name="P43"><text:line-break/>What you can do is set the value to <text:span text:style-name="T447">null </text:span><text:span text:style-name="T613">outside the block. So do this.</text:span></text:p>
      <text:p text:style-name="P50"/>
      <text:p text:style-name="Preformatted_20_Text"><text:span text:style-name="T717">a</text:span> := null;</text:p>
      <text:p text:style-name="Preformatted_20_Text"><text:soft-page-break/>// same code as above</text:p>
      <text:p text:style-name="P6"/>
      <text:p text:style-name="P43">No<text:span text:style-name="T750">w</text:span> attempts to use the variable will work properly. You may also check if the value has been set by checking if it is null:</text:p>
      <text:p text:style-name="P43"/>
      <text:p text:style-name="P713">if[ </text:p>
      <text:p text:style-name="P713"><text:s text:c="2"/>a != null</text:p>
      <text:p text:style-name="P713">]then[</text:p>
      <text:p text:style-name="P713"><text:s/>// <text:span text:style-name="T717">lots of stuff</text:span></text:p>
      <text:p text:style-name="P714">];</text:p>
      <text:h text:style-name="P1031" text:outline-level="2"><text:bookmark-start text:name="__RefHeading___Toc6245_2030604819"/>Visibility during function evaluation<text:bookmark-end text:name="__RefHeading___Toc6245_2030604819"/></text:h>
      <text:p text:style-name="P599">Generally functions inherit the values of their parent state, but they do not inherit imported symbols. <text:s/>Following <text:span text:style-name="T764">Leibnitz’'</text:span>lead, a function is to relate <text:span text:style-name="T31">cause</text:span> (the inputs) to <text:span text:style-name="T31">effect </text:span>(the output). Therefore, functions should have their values passed to them and not draw them in willy-nilly <text:span text:style-name="T41">e.g.</text:span><text:span text:style-name="T209"> as global values</text:span>. You may, of course, just import modules in the body of the function or pass the values in as arguments. <text:s/><text:span text:style-name="T1130">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132">is_defined(</text:span>a<text:span text:style-name="T1132">)</text:span></text:p>
      <text:p text:style-name="P783">false</text:p>
      <text:p text:style-name="Text_20_body"/>
      <text:p text:style-name="P600">The value of <text:span text:style-name="T3">a </text:span><text:span text:style-name="T146">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38">There are <text:span text:style-name="T1139">6</text:span> basic control structures. All of them are delimited with brackets []. </text:p>
      <text:list xml:id="list3062495232" text:style-name="L4">
        <text:list-item>
          <text:p text:style-name="P1170">The basic conditional of <text:line-break/><text:span text:style-name="T503">if[</text:span><text:span text:style-name="T447"> </text:span><text:span text:style-name="T594">condition</text:span><text:span text:style-name="T447"> </text:span><text:span text:style-name="T503">]then[</text:span><text:span text:style-name="T447"> . . . </text:span><text:span text:style-name="T503">]else</text:span><text:span text:style-name="T507">[</text:span><text:span text:style-name="T457"> . . . </text:span><text:span text:style-name="T507">]</text:span><text:span text:style-name="T447">;</text:span> <text:line-break/>Note that the else clause is optional.</text:p>
        </text:list-item>
        <text:list-item>
          <text:p text:style-name="P1170">Switch statements (which are lists of conditionals) of <text:line-break/><text:span text:style-name="T508">switch</text:span><text:span text:style-name="T503">[</text:span><text:span text:style-name="T447"> ... </text:span><text:span text:style-name="T503">]</text:span></text:p>
        </text:list-item>
        <text:list-item>
          <text:p text:style-name="P1171"><text:span text:style-name="T509">t</text:span><text:span text:style-name="T503">ry</text:span><text:span text:style-name="T509">[</text:span><text:span text:style-name="T458"> . . .</text:span><text:span text:style-name="T509">]</text:span><text:span text:style-name="T503">catch</text:span><text:span text:style-name="T509">[</text:span><text:span text:style-name="T458"> . . .</text:span><text:span text:style-name="T509">]</text:span><text:span text:style-name="T458">;</text:span> for error handling</text:p>
        </text:list-item>
        <text:list-item>
          <text:p text:style-name="P1170">Looping construct <text:span text:style-name="T503">while[</text:span><text:span text:style-name="T447"> </text:span><text:span text:style-name="T594">condition </text:span><text:span text:style-name="T503">]do[ </text:span><text:span text:style-name="T589">. . .</text:span><text:span text:style-name="T447"> </text:span><text:span text:style-name="T503">]</text:span><text:span text:style-name="T447">;</text:span></text:p>
        </text:list-item>
        <text:list-item>
          <text:p text:style-name="P1169">Assertion construct<text:span text:style-name="T485"> </text:span><text:span text:style-name="T513">assert</text:span><text:span text:style-name="T514">[</text:span><text:span text:style-name="T513"> </text:span><text:span text:style-name="T597">boolean </text:span><text:span text:style-name="T598">][</text:span><text:span text:style-name="T597"> expression</text:span><text:span text:style-name="T598">]</text:span><text:span text:style-name="T597">; </text:span><text:span text:style-name="T1117">or its alternate</text:span></text:p>
        </text:list-item>
        <text:list-item>
          <text:p text:style-name="P1172">Block: <text:span text:style-name="T503">block</text:span><text:span text:style-name="T519">[</text:span><text:span text:style-name="T487"> ... </text:span><text:span text:style-name="T519">]</text:span></text:p>
        </text:list-item>
      </text:list>
      <text:h text:style-name="P1032" text:outline-level="2"><text:bookmark-start text:name="__RefHeading___Toc637_3277173355"/><text:soft-page-break/>The if..then..else statement<text:bookmark-end text:name="__RefHeading___Toc637_3277173355"/></text:h>
      <text:p text:style-name="P255">The basic format is</text:p>
      <text:p text:style-name="P690">if[</text:p>
      <text:p text:style-name="P690"><text:s text:c="3"/>condition</text:p>
      <text:p text:style-name="P690"><text:s/>]then[</text:p>
      <text:p text:style-name="P690"><text:s text:c="3"/>//statememts</text:p>
      <text:p text:style-name="P690">]<text:span text:style-name="T666">else[</text:span></text:p>
      <text:p text:style-name="P690"><text:s text:c="2"/>// <text:span text:style-name="T666">more statements</text:span></text:p>
      <text:p text:style-name="P690"><text:span text:style-name="T666">]</text:span>;</text:p>
      <text:p text:style-name="P578"><text:span text:style-name="T750"><text:line-break/></text:span><text:span text:style-name="T1104">Note that</text:span><text:span text:style-name="T750"> </text:span><text:span text:style-name="T506">then</text:span><text:span text:style-name="T750"> </text:span><text:span text:style-name="T1104">is optional, but </text:span><text:span text:style-name="T512">else</text:span><text:span text:style-name="T506"> </text:span>is not<text:span text:style-name="T750">.</text:span><text:span text:style-name="T666"> And of course, a simple example is in order:</text:span></text:p>
      <text:p text:style-name="P690">j :=5;</text:p>
      <text:p text:style-name="P690">if[</text:p>
      <text:p text:style-name="P690"><text:s text:c="3"/>j &lt;5 || 5 &lt; j</text:p>
      <text:p text:style-name="P690"><text:s/>][</text:p>
      <text:p text:style-name="P690"><text:s text:c="4"/>say(j + ' is not 5');</text:p>
      <text:p text:style-name="P690"><text:s/>]else[</text:p>
      <text:p text:style-name="P690"><text:s text:c="4"/>say('j is ' + j);</text:p>
      <text:p text:style-name="P690">];</text:p>
      <text:p text:style-name="P690">.</text:p>
      <text:p text:style-name="P690">j is 5</text:p>
      <text:h text:style-name="P1033" text:outline-level="2"><text:bookmark-start text:name="__RefHeading___Toc591_3277173355"/>The switch stat<text:span text:style-name="T640">e</text:span>ment<text:bookmark-end text:name="__RefHeading___Toc591_3277173355"/></text:h>
      <text:p text:style-name="P233">Branched decision-making is a basic construction for most languages. In the case of QDL, there is the <text:span text:style-name="T447">switch[];</text:span> construct. The basic format is</text:p>
      <text:p text:style-name="P690">switch[<text:span text:style-name="T478">switch[</text:span></text:p>
      <text:p text:style-name="P690"><text:s text:c="2"/>if[condition1]then[body1];</text:p>
      <text:p text:style-name="P690"><text:s text:c="2"/>if[condition<text:span text:style-name="T640">2</text:span>]then[body<text:span text:style-name="T640">2</text:span>];</text:p>
      <text:p text:style-name="P690"><text:s text:c="2"/>if[condition<text:span text:style-name="T640">3</text:span>]then[body<text:span text:style-name="T640">3</text:span>];</text:p>
      <text:p text:style-name="P690">//… <text:span text:style-name="T640">arbitrarily many</text:span></text:p>
      <text:p text:style-name="P690">];</text:p>
      <text:p text:style-name="P690"/>
      <text:p text:style-name="P233">The execution is each condition is checked and as soon as one returns <text:span text:style-name="T31">true</text:span><text:span text:style-name="T189"> that body is executed and the construct returns.</text:span></text:p>
      <text:p text:style-name="P915">Examples</text:p>
      <text:p text:style-name="P180">An example of a switch statement might be</text:p>
      <text:p text:style-name="P690"><text:s text:c="4"/><text:span text:style-name="T658">i := 11;</text:span></text:p>
      <text:p text:style-name="P690"><text:s text:c="4"/>switch[</text:p>
      <text:p text:style-name="P690"><text:s text:c="7"/>if[i&lt;5]then[var.foo := 'bar';];</text:p>
      <text:p text:style-name="P690"><text:s text:c="7"/>if[5=i]then[var.foo := 'fnord';];</text:p>
      <text:p text:style-name="P690"><text:s text:c="7"/>if[5&lt;i]then[var.foo := '<text:span text:style-name="T640">blarf</text:span>';];</text:p>
      <text:p text:style-name="P690"><text:s text:c="4"/>];</text:p>
      <text:p text:style-name="P690"><text:s text:c="4"/>say(var.foo);</text:p>
      <text:p text:style-name="P690">blarf</text:p>
      <text:p text:style-name="P252"/>
      <text:p text:style-name="P182">Note that the elements of the switch statement are <text:span text:style-name="T503">if..then</text:span> blocks (including final semicolon). No else clauses will be accepted. <text:s/>Whitespace aside of strings, of course, is ignored.</text:p>
      <text:p text:style-name="Heading"><text:soft-page-break/>Example: <text:span text:style-name="T1169">Setting a default case</text:span></text:p>
      <text:p text:style-name="P631"><text:span text:style-name="T1170">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03">true</text:span><text:span text:style-name="T589">:</text:span></text:p>
      <text:p text:style-name="P893"><text:s text:c="4"/><text:span text:style-name="T658">i := 11;</text:span></text:p>
      <text:p text:style-name="P893"><text:s text:c="4"/>switch[</text:p>
      <text:p text:style-name="P893"><text:s text:c="7"/>if <text:s/>[i&lt;5]then[var.foo := 'bar';];</text:p>
      <text:p text:style-name="P893"><text:s text:c="7"/>if <text:s/>[5=i]then[var.foo := 'fnord';];</text:p>
      <text:p text:style-name="P893"><text:s text:c="7"/>if[5&lt;<text:span text:style-name="T1169">i</text:span><text:span text:style-name="T906">&gt;&gt;</text:span><text:span text:style-name="T1169">4</text:span>]then[var.foo := '<text:span text:style-name="T640">blarf</text:span>';];</text:p>
      <text:p text:style-name="P893"><text:s text:c="7"/>if [<text:span text:style-name="T904">true</text:span>]then[var.foo := '<text:span text:style-name="T904">woof</text:span>';];</text:p>
      <text:p text:style-name="P893"><text:s text:c="4"/>];</text:p>
      <text:p text:style-name="P893"><text:s text:c="4"/>say(var.foo);</text:p>
      <text:p text:style-name="Preformatted_20_Text">woof</text:p>
      <text:p text:style-name="Text_20_body"/>
      <text:p text:style-name="P632">Since none of the other cases apply, it falls through to the last. </text:p>
      <text:h text:style-name="P1034" text:outline-level="2"><text:bookmark-start text:name="__RefHeading___Toc639_3277173355"/>Error handling<text:bookmark-end text:name="__RefHeading___Toc639_3277173355"/></text:h>
      <text:p text:style-name="P236">There is a <text:span text:style-name="T538">t</text:span><text:span text:style-name="T539">ry … catch </text:span>block construction. <text:span text:style-name="T667">Its format is</text:span></text:p>
      <text:p text:style-name="P690">try[</text:p>
      <text:p text:style-name="P690"><text:s text:c="2"/>// statements;</text:p>
      <text:p text:style-name="P690"><text:s/>]catch[</text:p>
      <text:p text:style-name="P690"><text:s text:c="2"/>// statements;</text:p>
      <text:p text:style-name="P690">];</text:p>
      <text:p text:style-name="P234"/>
      <text:p text:style-name="P236">You enclose statements in a try block and call <text:span text:style-name="T539">raise_error</text:span><text:span text:style-name="T31"> </text:span>if there is an exceptional case. Note that unlike many languages, all exception are fail-fast, so there is no way to hop back at the point of the error and resume processing. <text:s/><text:span text:style-name="T667">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33"><text:line-break/>So the way these work is if a certain condition is met, you call the <text:span text:style-name="T539">raise_error</text:span> function with a message and optional numeric value. These are available in the catch block so you can figure out which error was raised and deal with it. <text:span text:style-name="T668">Not much else to them.</text:span></text:p>
      <text:p text:style-name="P634"><text:soft-page-break/>There is <text:span text:style-name="T31">exactly </text:span><text:span text:style-name="T189">one reserved error code and the is </text:span><text:span text:style-name="T226">value </text:span><text:span text:style-name="T189"><text:s/></text:span><text:span text:style-name="T579">-</text:span><text:span text:style-name="T580">1</text:span><text:span text:style-name="T189">. This is issued by the system if there is an internal error during processing. <text:s/></text:span><text:span text:style-name="T225">The message is intended to be helpful at this point, but may also not be (since it is being propagated from some other component). <text:s/></text:span></text:p>
      <text:p text:style-name="Heading"><text:span text:style-name="T225">E</text:span><text:span text:style-name="T189">xample. System errors.</text:span></text:p>
      <text:p text:style-name="P160">In this example, we create an error in the course of normal processing and catch it:</text:p>
      <text:p text:style-name="Preformatted_20_Text"><text:s text:c="2"/><text:bookmark-start text:name="__DdeLink__1095385_127364881"/>try[3/0;]catch[<text:span text:style-name="T819">if[error_code==-1]then[</text:span>say(error_message);];<text:span text:style-name="T819">]</text:span>;<text:bookmark-end text:name="__DdeLink__1095385_127364881"/></text:p>
      <text:p text:style-name="Preformatted_20_Text">/ by zero</text:p>
      <text:p text:style-name="Text_20_body"/>
      <text:p text:style-name="P409">Note that this will not catch parsing errors, so if you did something like</text:p>
      <text:p text:style-name="P409"/>
      <text:p text:style-name="Preformatted_20_Text"><text:s text:c="2"/>try[2+;]catch[say(error_message);];</text:p>
      <text:p text:style-name="Preformatted_20_Text">syntax error:could not parse input</text:p>
      <text:p text:style-name="P409"><text:line-break/>(the body of the try statement has a syntax error in it) it would not get caught because the parser would intercept it first.</text:p>
      <text:p text:style-name="Heading">Another example. User input</text:p>
      <text:p text:style-name="P630">You can also use this for checking user input</text:p>
      <text:p text:style-name="P630"/>
      <text:p text:style-name="P890"><text:s text:c="3"/><text:span text:style-name="T1167">my_number := -1;</text:span> <text:s text:c="2"/></text:p>
      <text:p text:style-name="P890"><text:s text:c="2"/>try[my_number := to_number(scan('enter value&gt;'));]catch[say('That is no number!');];</text:p>
      <text:p text:style-name="P892"><text:span text:style-name="T1168">enter value&gt;</text:span><text:span text:style-name="T903">foo</text:span></text:p>
      <text:p text:style-name="P891">That is no number!</text:p>
      <text:p text:style-name="Standard"/>
      <text:p text:style-name="P104">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041" text:outline-level="3"><text:bookmark-start text:name="__RefHeading___Toc692_3277173355"/>raise_error<text:bookmark-end text:name="__RefHeading___Toc692_3277173355"/></text:h>
      <text:p text:style-name="P923">Description</text:p>
      <text:p text:style-name="P235">Raises an error conditions and passes control to the catch block. <text:span text:style-name="T1068">Note that you may raise errors outside of a </text:span><text:span text:style-name="T540">try[. . . ]catch[. . .] </text:span><text:span text:style-name="T1068">block, but while it will interrupt processing, that’s about it. This is use</text:span><text:span text:style-name="T1170">f</text:span><text:span text:style-name="T1068">ul in function definitions where you </text:span><text:span text:style-name="T90">e.g., </text:span><text:span text:style-name="T1068">check the arguments and raise an error if there is a bad one. You don’t want to catch that inside the function because you are communicating it to whatever called your function.</text:span></text:p>
      <text:p text:style-name="P923"><text:soft-page-break/>Usage</text:p>
      <text:p text:style-name="P696">raise_error(<text:span text:style-name="T31">message</text:span><text:span text:style-name="T189">, [</text:span><text:span text:style-name="T193">code</text:span><text:span text:style-name="T189">]);</text:span></text:p>
      <text:p text:style-name="P923">Arguments</text:p>
      <text:p text:style-name="P122"><text:span text:style-name="T580">message</text:span><text:span text:style-name="T189"> a human readable message that describes this error</text:span></text:p>
      <text:p text:style-name="P122"><text:span text:style-name="T580">code</text:span> <text:span text:style-name="T189">a user-defined integer that tells what this code is. </text:span><text:span text:style-name="T227">The value of -1 is reserved by the system, but you may use any other value you like. </text:span><text:span text:style-name="T228">This reserved value is available in </text:span><text:span text:style-name="T570">sys#constants()</text:span><text:span text:style-name="T228"> under </text:span><text:span text:style-name="T570">error_codes.system_error</text:span></text:p>
      <text:p text:style-name="P923">Output</text:p>
      <text:p text:style-name="P235">None directly. The values are set to<text:span text:style-name="T503"> err</text:span><text:span text:style-name="T541">or</text:span><text:span text:style-name="T503">_message </text:span>and <text:span text:style-name="T447">err</text:span><text:span text:style-name="T492">or</text:span><text:span text:style-name="T447">_code</text:span> (if present) and are accessible in the catch block. <text:span text:style-name="T645">Typically, you define the error code and look for it in the catch block.</text:span></text:p>
      <text:p text:style-name="P917">Examples</text:p>
      <text:p text:style-name="P696">try[</text:p>
      <text:p text:style-name="P696"><text:s text:c="4"/>if[ 3 == 4]then[raise_error('oops', 2);];</text:p>
      <text:p text:style-name="P696">]catch[</text:p>
      <text:p text:style-name="P696"><text:s text:c="3"/>say(err<text:span text:style-name="T644">or</text:span>_message);</text:p>
      <text:p text:style-name="P696"><text:s text:c="3"/><text:span text:style-name="T642">switch[</text:span></text:p>
      <text:p text:style-name="P696"><text:s text:c="6"/><text:span text:style-name="T641">if[error_code == 2]then[...];</text:span></text:p>
      <text:p text:style-name="P696"><text:s text:c="7"/>// <text:span text:style-name="T642">maybe a bunch of other errors</text:span></text:p>
      <text:p text:style-name="P696"><text:s text:c="2"/><text:span text:style-name="T643">]; // end switch</text:span></text:p>
      <text:p text:style-name="P696">]</text:p>
      <text:p text:style-name="P696">oops</text:p>
      <text:p text:style-name="P235"/>
      <text:p text:style-name="P120">Use in a function</text:p>
      <text:p text:style-name="P855">define[</text:p>
      <text:p text:style-name="P855"><text:s text:c="3"/>my_func(x)</text:p>
      <text:p text:style-name="P855"><text:s text:c="2"/>][</text:p>
      <text:p text:style-name="P855"><text:s text:c="3"/>if[x &lt;= 0][raise_error('my_func: the argument must be positive', 1);];</text:p>
      <text:p text:style-name="Preformatted_20_Text"><text:s text:c="3"/>// ..<text:span text:style-name="T897">rock on</text:span></text:p>
      <text:p text:style-name="Preformatted_20_Text">];</text:p>
      <text:p text:style-name="P560"><text:s/><text:span text:style-name="T1069">Since there is no catch block </text:span><text:span text:style-name="T91">per se </text:span><text:span text:style-name="T288">you can use any return code you like. </text:span>The use of this is that if you were to make a call like</text:p>
      <text:p text:style-name="Preformatted_20_Text">my_func(-2)^.5</text:p>
      <text:p text:style-name="P560"/>
      <text:p text:style-name="P561">an error would get raised in <text:span text:style-name="T539">my_func</text:span> rather than perhaps someplace else. This lets you control where exceptions were raised.</text:p>
      <text:h text:style-name="P1035" text:outline-level="2"><text:bookmark-start text:name="__RefHeading___Toc621_3277173355"/>Looping.<text:bookmark-end text:name="__RefHeading___Toc621_3277173355"/></text:h>
      <text:p text:style-name="P251">The basic structure of a loop is </text:p>
      <text:p text:style-name="Preformatted_20_Text">while[</text:p>
      <text:p text:style-name="Preformatted_20_Text"><text:s text:c="3"/>logical condition</text:p>
      <text:p text:style-name="Preformatted_20_Text"><text:soft-page-break/><text:s text:c="2"/>]do[ <text:span text:style-name="T867">or ][</text:span></text:p>
      <text:p text:style-name="Preformatted_20_Text"><text:s text:c="4"/>statements</text:p>
      <text:p text:style-name="Preformatted_20_Text">];</text:p>
      <text:p text:style-name="P251"/>
      <text:p text:style-name="P579"><text:span text:style-name="T1104">Note that the </text:span><text:span text:style-name="T511">do</text:span><text:span text:style-name="T867"> </text:span><text:span text:style-name="T1104">keyword is optional. </text:span><text:span text:style-name="T867"><text:s/></text:span><text:span text:style-name="T658">For example, <text:s/>to print out the numbers from 0 to 5:</text:span></text:p>
      <text:p text:style-name="Preformatted_20_Text">i := 0;</text:p>
      <text:p text:style-name="Preformatted_20_Text">while[i&lt; <text:span text:style-name="T658">5</text:span>][<text:span text:style-name="T658">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79"><text:line-break/>This is known as 'yer basic loop'. </text:p>
      <text:p text:style-name="Heading">Style issue<text:span text:style-name="T1066">s</text:span></text:p>
      <text:p text:style-name="P559"><text:span text:style-name="T1066">This is an example of </text:span><text:span text:style-name="T1067">bad</text:span><text:span text:style-name="T1066"> QDL:</text:span></text:p>
      <text:p text:style-name="Preformatted_20_Text">y. := null</text:p>
      <text:p text:style-name="Preformatted_20_Text">while[for_next(j, 100)][y.j := sin(<text:span text:style-name="T1066">j</text:span>/100);]</text:p>
      <text:p text:style-name="P557"/>
      <text:p text:style-name="P557">This just fills up a variable, y., with values. </text:p>
      <text:p text:style-name="P557">Good QDL:</text:p>
      <text:p text:style-name="Preformatted_20_Text">y. := sin(<text:span text:style-name="T902">[;100]</text:span>/100);</text:p>
      <text:p text:style-name="P557"/>
      <text:p text:style-name="P558">QDL does array processing just fine. Loops are usually not needed for most operations and they have a fair bit of overhead so do use them with discretion. <text:span text:style-name="T1067">When you write functions, opt for list processing as well.</text:span></text:p>
      <text:h text:style-name="Heading_20_3" text:outline-level="3"><text:bookmark-start text:name="__RefHeading___Toc629_3277173355"/>Related Functions<text:bookmark-end text:name="__RefHeading___Toc629_3277173355"/></text:h>
      <text:h text:style-name="P1042" text:outline-level="3"><text:bookmark-start text:name="__RefHeading___Toc694_3277173355"/>break<text:bookmark-end text:name="__RefHeading___Toc694_3277173355"/></text:h>
      <text:p text:style-name="P921">Description</text:p>
      <text:p text:style-name="P262">Interrupt loop processing by exiting the loop.</text:p>
      <text:p text:style-name="P921">Usage</text:p>
      <text:p text:style-name="Preformatted_20_Text">break();</text:p>
      <text:p text:style-name="P921">Arguments</text:p>
      <text:p text:style-name="P262">None.</text:p>
      <text:p text:style-name="P921"><text:soft-page-break/>Output</text:p>
      <text:p text:style-name="P262">None.</text:p>
      <text:p text:style-name="P921">Examples</text:p>
      <text:p text:style-name="P263">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044" text:outline-level="3"><text:bookmark-start text:name="__RefHeading___Toc696_3277173355"/>check_after<text:bookmark-end text:name="__RefHeading___Toc696_3277173355"/></text:h>
      <text:p text:style-name="P921">Description</text:p>
      <text:p text:style-name="P232">Sometimes only a post-positional loop will do – this means that the loop executes at least once. This is not often the case, but is very hard to replicate. Invoking this function will do just that. Your condition will be checked post-loop.</text:p>
      <text:p text:style-name="P921">Usage</text:p>
      <text:p text:style-name="P695">check_after(condition);</text:p>
      <text:p text:style-name="P232"/>
      <text:p text:style-name="P921">Arguments</text:p>
      <text:p text:style-name="P232">The argument is a logically -valued expression.</text:p>
      <text:p text:style-name="P921">Output</text:p>
      <text:p text:style-name="P232">None. This exists only in looping statements</text:p>
      <text:p text:style-name="P681">a := 0;</text:p>
      <text:p text:style-name="P695">while[</text:p>
      <text:p text:style-name="P695"><text:s text:c="2"/><text:span text:style-name="T639">check_after</text:span>(<text:span text:style-name="T639">a != 0</text:span>)</text:p>
      <text:p text:style-name="P695"><text:s/>][</text:p>
      <text:p text:style-name="P695"><text:s text:c="2"/>say(<text:span text:style-name="T639">a</text:span>);</text:p>
      <text:p text:style-name="P695">];</text:p>
      <text:p text:style-name="P681">0</text:p>
      <text:h text:style-name="P1042" text:outline-level="3"><text:bookmark-start text:name="__RefHeading___Toc698_3277173355"/><text:soft-page-break/>continue<text:bookmark-end text:name="__RefHeading___Toc698_3277173355"/></text:h>
      <text:p text:style-name="P921">Description</text:p>
      <text:p text:style-name="P263">During loop execution, skip to the next iteration.</text:p>
      <text:p text:style-name="P921">Usage</text:p>
      <text:p text:style-name="Preformatted_20_Text">continue();</text:p>
      <text:p text:style-name="P921">Arguments</text:p>
      <text:p text:style-name="P263">None.</text:p>
      <text:p text:style-name="P921">Output</text:p>
      <text:p text:style-name="P263">None.</text:p>
      <text:p text:style-name="P921">Examples</text:p>
      <text:p text:style-name="P264">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045" text:outline-level="3"><text:bookmark-start text:name="__RefHeading___Toc585_3277173355"/><text:span text:style-name="T674">for</text:span>_keys<text:bookmark-end text:name="__RefHeading___Toc585_3277173355"/></text:h>
      <text:p text:style-name="P916">Description</text:p>
      <text:p text:style-name="P230">This is a non-deterministic loop over the keys in a stem variable. All the keys will be visited, but there is no guarantee of the order. <text:span text:style-name="T57">Also</text:span><text:span text:style-name="T228"> the keys are strings unlike </text:span><text:span text:style-name="T550">for_next</text:span><text:span text:style-name="T228"> where they are integers. </text:span></text:p>
      <text:p text:style-name="P916">Usage</text:p>
      <text:p text:style-name="Preformatted_20_Text"><text:span text:style-name="T674">for</text:span>_keys(<text:span text:style-name="T31">var</text:span><text:span text:style-name="T189">, </text:span><text:span text:style-name="T31">stem.</text:span><text:span text:style-name="T189">);</text:span></text:p>
      <text:p text:style-name="P916">Arguments</text:p>
      <text:p text:style-name="P230"><text:bookmark-start text:name="__DdeLink__9858_1246888521"/><text:span text:style-name="T503">var</text:span> is a simple variable and will contain the current key during the loop. If it has already been defined, its values will be over-written.</text:p>
      <text:p text:style-name="P230"><text:soft-page-break/><text:span text:style-name="T522">s</text:span><text:span text:style-name="T503">tem</text:span><text:span text:style-name="T3"> </text:span>is a stem variable. The keys of this stem will be assigned to the <text:span text:style-name="T562">var</text:span><text:span text:style-name="T189"> and may be accessed.</text:span></text:p>
      <text:p text:style-name="P916"><text:bookmark-end text:name="__DdeLink__9858_1246888521"/>Output</text:p>
      <text:p text:style-name="P230">Nothing. This is only used in looping constructions.</text:p>
      <text:p text:style-name="P914">Example</text:p>
      <text:p text:style-name="P692"><text:s text:c="4"/>my.foo := 'bar'; </text:p>
      <text:p text:style-name="P692"><text:s text:c="4"/>my.a <text:s text:c="2"/>:= 32; </text:p>
      <text:p text:style-name="P692"><text:s text:c="4"/>my.b <text:s text:c="2"/>:= 'hi'; </text:p>
      <text:p text:style-name="P692"><text:s text:c="4"/>my.c <text:s text:c="2"/>:= -0.432;</text:p>
      <text:p text:style-name="P692"><text:s text:c="4"/>while[for_keys(j,my.)]do[say('key=' + j + ', value=' + my.j);];</text:p>
      <text:p text:style-name="P692"/>
      <text:p text:style-name="P692">key=a, value=32</text:p>
      <text:p text:style-name="P692">key=b, value=hi</text:p>
      <text:p text:style-name="P692">key=c, value=-0.432</text:p>
      <text:p text:style-name="P692">key=foo, value=bar</text:p>
      <text:p text:style-name="P230"/>
      <text:h text:style-name="P1045" text:outline-level="3"><text:bookmark-start text:name="__RefHeading___Toc587_3277173355"/>for_next<text:bookmark-end text:name="__RefHeading___Toc587_3277173355"/></text:h>
      <text:p text:style-name="P916">Description</text:p>
      <text:p text:style-name="P230">This allows for a deterministic loop and will run through a set of integers. </text:p>
      <text:p text:style-name="P916">Usage</text:p>
      <text:p text:style-name="Preformatted_20_Text">for_next(<text:span text:style-name="T31">var</text:span><text:span text:style-name="T189">, </text:span><text:span text:style-name="T31">stop_value, </text:span><text:span text:style-name="T189">[</text:span><text:span text:style-name="T31">start_value, increment</text:span><text:span text:style-name="T189">]);</text:span></text:p>
      <text:p text:style-name="P730">for_next(var, arg.)</text:p>
      <text:p text:style-name="P916">Arguments</text:p>
      <text:p text:style-name="P230">Only the first two are required. <text:span text:style-name="T1133">The two cases are</text:span></text:p>
      <text:p text:style-name="P121">First</text:p>
      <text:p text:style-name="P112"><text:bookmark-start text:name="__DdeLink__9856_1246888521"/><text:span text:style-name="T523">v</text:span><text:span text:style-name="T503">ar</text:span><text:span text:style-name="T189"> the variable to be used. As the loop is executed, this value will change.</text:span></text:p>
      <text:p text:style-name="P112"><text:span text:style-name="T503">stop_value</text:span><text:span text:style-name="T189"> the final value for the loop. </text:span><text:span text:style-name="T192">When the variable acquires this value, the loop is terminated (so the loop body does </text:span><text:span text:style-name="T414">not</text:span><text:span text:style-name="T324"> execute with this value!</text:span><text:span text:style-name="T342">)</text:span></text:p>
      <text:p text:style-name="P112"><text:span text:style-name="T503">start_value</text:span><text:span text:style-name="T189"> (optional, default is 0). The first value assigned to </text:span><text:span text:style-name="T447">var</text:span><text:span text:style-name="T189">.</text:span></text:p>
      <text:p text:style-name="P112"><text:span text:style-name="T503">increment</text:span><text:span text:style-name="T189"> (optional, default is 1). How much the loop variable should be incremented on each iteration.</text:span><text:bookmark-end text:name="__DdeLink__9856_1246888521"/></text:p>
      <text:p text:style-name="P121">Second</text:p>
      <text:p text:style-name="P113"><text:span text:style-name="T523">v</text:span><text:span text:style-name="T503">ar</text:span><text:span text:style-name="T189"> - the variable to be used. As the loop is executed, this value will change.</text:span></text:p>
      <text:p text:style-name="Text_20_body"><text:span text:style-name="T599">arg.</text:span><text:span text:style-name="T595"> - </text:span><text:span text:style-name="T1133">A list which will be iterated over, returning each </text:span><text:span text:style-name="T1134">value</text:span><text:span text:style-name="T1133"> in the list. </text:span></text:p>
      <text:p text:style-name="P916"><text:soft-page-break/>Output</text:p>
      <text:p text:style-name="P230">None. This only is used in loops.</text:p>
      <text:p text:style-name="P914">Examples</text:p>
      <text:p text:style-name="P230">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30"><text:line-break/><text:span text:style-name="T766">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766">0</text:span>, <text:span text:style-name="T766">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30"/>
      <text:p text:style-name="P136">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134">Each value of the list is set to </text:span><text:span text:style-name="T581">i</text:span><text:span text:style-name="T123"> </text:span><text:span text:style-name="T1134">in turn.</text:span></text:p>
      <text:p text:style-name="P231">And here is an example of looping through the elements of a stem variable.</text:p>
      <text:p text:style-name="P231"/>
      <text:p text:style-name="Preformatted_20_Text">// <text:span text:style-name="T639">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oft-page-break/><text:s text:c="2"/>while[for_next(x,my_stem.)][say(x);]</text:p>
      <text:p text:style-name="P680">mairzy</text:p>
      <text:p text:style-name="P680">doats</text:p>
      <text:p text:style-name="P680">and</text:p>
      <text:p text:style-name="P680">dozey</text:p>
      <text:p text:style-name="P680">doats</text:p>
      <text:h text:style-name="Heading_20_1" text:outline-level="1"><text:bookmark-start text:name="__RefHeading___Toc488_3277173355"/>Defining functions<text:bookmark-end text:name="__RefHeading___Toc488_3277173355"/></text:h>
      <text:h text:style-name="P1036" text:outline-level="2"><text:bookmark-start text:name="__RefHeading___Toc21564_127364881"/>Functions in QDL<text:bookmark-end text:name="__RefHeading___Toc21564_127364881"/></text:h>
      <text:p text:style-name="P613"><text:span text:style-name="T1145">QDL is mostly what is termed a </text:span><text:span text:style-name="T99">functional programming language </text:span><text:span text:style-name="T304">which means that mostly you define functions and carry out tasks invoking or composing them. <text:s/></text:span><text:span text:style-name="T303">You may pass them as arguments to other functions, for instance. </text:span><text:span text:style-name="T309">Since QDL allows </text:span><text:span text:style-name="T101">in situ </text:span><text:span text:style-name="T309">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13"><text:span text:style-name="T303">Here we</text:span><text:span text:style-name="T304"> create an array of</text:span><text:span text:style-name="T99"> n </text:span><text:span text:style-name="T304">numbers, double each of them, then add up the contents of the array and store it in a variable named </text:span><text:span text:style-name="T99">sum</text:span><text:span text:style-name="T304"> would look like this is Java:</text:span></text:p>
      <text:p text:style-name="P882">n = 10; // for instance</text:p>
      <text:p text:style-name="P882">int[] array = new int[10];</text:p>
      <text:p text:style-name="P882">int sum = 0;</text:p>
      <text:p text:style-name="P882">for(int i = 0; i &lt; n; i++){</text:p>
      <text:p text:style-name="P882"><text:s text:c="3"/>array[i] = 2 * (1+i);</text:p>
      <text:p text:style-name="P882"><text:s text:c="3"/>sum = sum + array[i];</text:p>
      <text:p text:style-name="P882">}</text:p>
      <text:p text:style-name="P176"/>
      <text:p text:style-name="P176">In QDL:</text:p>
      <text:p text:style-name="Preformatted_20_Text"><text:s text:c="3"/><text:span text:style-name="T1146">n :=10; array.:=null;</text:span> <text:s/>// <text:span text:style-name="T1146">define array. here so it’s not local to the function.</text:span></text:p>
      <text:p text:style-name="Preformatted_20_Text"><text:s text:c="3"/>sum := <text:span text:style-name="T1145">reduce(@+, array.:=2*(1+[;n]));</text:span> <text:s text:c="2"/></text:p>
      <text:p text:style-name="P181"/>
      <text:p text:style-name="P612">Functions are very easy to create (especially using the <text:span text:style-name="T503">()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03">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037" text:outline-level="2"><text:bookmark-start text:name="__RefHeading___Toc21566_127364881"/>Defining a function with the full formal syntax<text:bookmark-end text:name="__RefHeading___Toc21566_127364881"/></text:h>
      <text:p text:style-name="P181">The <text:span text:style-name="T999">formal or full </text:span>syntax for defining a function is very simple:</text:p>
      <text:p text:style-name="P667">define[ </text:p>
      <text:p text:style-name="P704"><text:soft-page-break/><text:s text:c="4"/>signature</text:p>
      <text:p text:style-name="Preformatted_20_Text"><text:s text:c="2"/>]body[ <text:span text:style-name="T867">or ][</text:span></text:p>
      <text:p text:style-name="Preformatted_20_Text"><text:s text:c="4"/><text:span text:style-name="T672">&gt;&gt; useful comments</text:span></text:p>
      <text:p text:style-name="Preformatted_20_Text"><text:s text:c="4"/>statements</text:p>
      <text:p text:style-name="P671"><text:s text:c="2"/>];</text:p>
      <text:p text:style-name="Preformatted_20_Text"/>
      <text:p text:style-name="P9"><text:line-break/>Note that within the body, any variables defined are local to that block unless they are save, <text:span text:style-name="T31">e.g</text:span>. in the environment. <text:s/><text:span text:style-name="T439">Previously defined values are still available. </text:span>The variables in the signature are populated with the values (which are copied) .<text:span text:style-name="T441"> To return a value, invoke the method return – which is only allowed inside function definitions, by the way. No return statement implies there is no output from the function.</text:span></text:p>
      <text:p text:style-name="P9"/>
      <text:p text:style-name="P18">The <text:span text:style-name="T106">signature</text:span> of a function is </text:p>
      <text:p text:style-name="P18"/>
      <text:p text:style-name="Preformatted_20_Text">name(arg0, arg1, arg2,…)</text:p>
      <text:p text:style-name="P18"/>
      <text:p text:style-name="Text_20_body">this means that the <text:change-start text:change-id="ct94674767003536"/><text:s/><text:change-end text:change-id="ct94674767003536"/>function is defined by its name. Of course, if you define it in a module, you may have to qualify it. </text:p>
      <text:p text:style-name="P9"/>
      <text:p text:style-name="P9">An example</text:p>
      <text:p text:style-name="P9"/>
      <text:p text:style-name="P668">define[</text:p>
      <text:p text:style-name="P668"><text:s text:c="4"/>sum(a, b)</text:p>
      <text:p text:style-name="P668"><text:s text:c="3"/>]body[</text:p>
      <text:p text:style-name="P668"><text:s text:c="4"/><text:span text:style-name="T672">&gt;&gt; add a pair of integers and return the sum.</text:span> <text:s text:c="5"/></text:p>
      <text:p text:style-name="P669"><text:s text:c="4"/><text:span text:style-name="T440">return(a+b); // this terminates execution and returns the value.</text:span></text:p>
      <text:p text:style-name="P669"><text:span text:style-name="T440"><text:s text:c="3"/>]</text:span>;</text:p>
      <text:p text:style-name="P668"/>
      <text:p text:style-name="P670"><text:span text:style-name="T442">say</text:span>('the sum of 3 and 4 is ' + sum(3,4));</text:p>
      <text:p text:style-name="P10"><text:line-break/>This prints </text:p>
      <text:p text:style-name="P10"/>
      <text:p text:style-name="Preformatted_20_Text">the sum of 3 and 4 is 7</text:p>
      <text:p text:style-name="P10"/>
      <text:p text:style-name="Standard">You may <text:span text:style-name="T438">use functions any place in your code once they have been defined, so it is a good practice to put them at the beginning.</text:span></text:p>
      <text:p text:style-name="Standard"/>
      <text:p text:style-name="P54">Also, note that this example works on both scalars and stems: The signature does not determine the type, so</text:p>
      <text:p text:style-name="P54"/>
      <text:p text:style-name="Preformatted_20_Text"><text:s text:c="2"/>sum([1,2,'abc'],[5,7,'dgoldfish'])</text:p>
      <text:p text:style-name="Preformatted_20_Text">[6,9,abcdgoldfish]</text:p>
      <text:p text:style-name="P55"/>
      <text:p text:style-name="P1152">is just fine.</text:p>
      <text:p text:style-name="Heading">Example</text:p>
      <text:p text:style-name="P1193"><text:span text:style-name="T24">Note:</text:span><text:span text:style-name="T188"> If your signature contains stems, then passing it a non-stem will be caught and flagged as an error. You do this if you require a stem in a certain position. If you do not specify, then you can pass anything as an argument,</text:span></text:p>
      <text:p text:style-name="Preformatted_20_Text"><text:soft-page-break/><text:s text:c="3"/>define[glom(p.)][return(p.~[;5]);]</text:p>
      <text:p text:style-name="Preformatted_20_Text"><text:s text:c="3"/>glom(2)</text:p>
      <text:p text:style-name="Preformatted_20_Text">illegal argument:error: a stem was expected</text:p>
      <text:p text:style-name="Preformatted_20_Text"/>
      <text:p text:style-name="P1113"><text:s text:c="3"/>define[glom<text:span text:style-name="T1208">2</text:span>(p)][return(p~[;5]);]</text:p>
      <text:p text:style-name="P1113"><text:s text:c="3"/>glom2(2)</text:p>
      <text:p text:style-name="P1113">[2,0,1,2,3,4]</text:p>
      <text:p text:style-name="P1113"><text:s text:c="3"/>glom2([11,12])</text:p>
      <text:p text:style-name="P1113">[11,12,0,1,2,3,4] <text:s/></text:p>
      <text:p text:style-name="Standard"/>
      <text:p text:style-name="P1153">You may access the variable as <text:span text:style-name="T503">p</text:span> (not <text:span text:style-name="T503">p.</text:span>) in the function, but indexing still works the same, so <text:span text:style-name="T503">p.0.1 </text:span><text:s/>would be fine.</text:p>
      <text:h text:style-name="Heading_20_2" text:outline-level="2"><text:bookmark-start text:name="__RefHeading___Toc21542_127364881"/>Help<text:bookmark-end text:name="__RefHeading___Toc21542_127364881"/></text:h>
      <text:p text:style-name="P603">The lines that start with <text:span text:style-name="T503">&gt;&gt; </text:span>at the beginning of the body are read by the system and can be accessed using <text:s/><text:span text:style-name="T539">)help</text:span> <text:span text:style-name="T503">function_name arg_count</text:span>. So for the example above</text:p>
      <text:p text:style-name="Preformatted_20_Text"><text:s text:c="3"/>)help sum 2</text:p>
      <text:p text:style-name="Preformatted_20_Text">add a pair of integers and return the sum.</text:p>
      <text:p text:style-name="Text_20_body"/>
      <text:p text:style-name="P602">This allows you to document your function and generate online help in one step. <text:span text:style-name="T1135">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17"><text:span text:style-name="T31">Overloading</text:span><text:span text:style-name="T189"> a function refers to having various forms of a function with different arguments. </text:span><text:span text:style-name="T271">For instance</text:span></text:p>
      <text:p text:style-name="Preformatted_20_Text"><text:s text:c="5"/>define[sum(a,b)][…</text:p>
      <text:p text:style-name="Preformatted_20_Text"><text:s text:c="5"/>define[sum(a,b,c)][...</text:p>
      <text:p text:style-name="P171"/>
      <text:p text:style-name="P171">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828"><text:span text:style-name="Source_20_Text"><text:span text:style-name="T978">float </text:span></text:span><text:span text:style-name="Source_20_Text"><text:span text:style-name="T927">add</text:span></text:span><text:span text:style-name="Source_20_Text"><text:span text:style-name="T978">(</text:span></text:span><text:span text:style-name="Source_20_Text"><text:span text:style-name="T927">float</text:span></text:span><text:span text:style-name="Source_20_Text"><text:span text:style-name="T978"> a, </text:span></text:span><text:span text:style-name="Source_20_Text"><text:span text:style-name="T927">float</text:span></text:span><text:span text:style-name="Source_20_Text"><text:span text:style-name="T978"> a) { }</text:span></text:span></text:p>
      <text:p text:style-name="P828"><text:span text:style-name="Source_20_Text"><text:span text:style-name="T978">float </text:span></text:span><text:span text:style-name="Source_20_Text"><text:span text:style-name="T927">add</text:span></text:span><text:span text:style-name="Source_20_Text"><text:span text:style-name="T978">(double a, double a) { }</text:span></text:span></text:p>
      <text:p text:style-name="P1017"><text:span text:style-name="Source_20_Text"><text:span text:style-name="T976">int <text:s text:c="2"/></text:span></text:span><text:span text:style-name="Source_20_Text"><text:span text:style-name="T926">add</text:span></text:span><text:span text:style-name="Source_20_Text"><text:span text:style-name="T976">(int a, double b) { }<text:line-break/>int <text:s text:c="2"/></text:span></text:span><text:span text:style-name="Source_20_Text"><text:span text:style-name="T926">add</text:span></text:span><text:span text:style-name="Source_20_Text"><text:span text:style-name="T976">(int a, </text:span></text:span><text:span text:style-name="Source_20_Text"><text:span text:style-name="T926">int</text:span></text:span><text:span text:style-name="Source_20_Text"><text:span text:style-name="T976"> b) { }<text:line-break/>// . . . </text:span></text:span><text:span text:style-name="Source_20_Text"><text:span text:style-name="T979">tons more of these!</text:span></text:span></text:p>
      <text:p text:style-name="P518"><text:span text:style-name="T271">The problem with that is it can lead to an explosion of functions. <text:s/></text:span><text:span text:style-name="T272"><text:s/></text:span><text:span text:style-name="T271">Since QDL is mostly untyped (really the only difference is scalar vs. aggregate) </text:span><text:span text:style-name="T272">QDL</text:span><text:span text:style-name="T1015"> </text:span><text:span text:style-name="T1016">can only differentiate functions based on the number of arguments, but it is up to you to sort them out after that</text:span><text:span text:style-name="T1015">. </text:span><text:span text:style-name="T1016">In summary, QDL allows </text:span><text:span text:style-name="T10">partial </text:span><text:span text:style-name="T163">overloading of functions.</text:span></text:p>
      <text:h text:style-name="Heading_20_2" text:outline-level="2"><text:bookmark-start text:name="__RefHeading___Toc6247_2030604819"/><text:soft-page-break/>Examples<text:bookmark-end text:name="__RefHeading___Toc6247_2030604819"/></text:h>
      <text:p text:style-name="P296">Here is a QDL program to find the <text:span text:style-name="T31">Armstrong</text:span><text:span text:style-name="T189"> </text:span><text:span text:style-name="T31">numbers</text:span><text:span text:style-name="T189"> in the range of 100 – 1000. <text:s/>A number, </text:span><text:span text:style-name="T31">xyz</text:span><text:span text:style-name="T189"> is an Armstrong number i</text:span><text:span text:style-name="T201">f</text:span><text:span text:style-name="T189">f </text:span><text:span text:style-name="T31">xyz = x</text:span><text:span text:style-name="T697">3 </text:span><text:span text:style-name="T702">+ y</text:span><text:span text:style-name="T697">3</text:span><text:span text:style-name="T702"> + z</text:span><text:span text:style-name="T697">3.</text:span></text:p>
      <text:p text:style-name="Preformatted_20_Text">define[</text:p>
      <text:p text:style-name="Preformatted_20_Text"><text:s text:c="2"/><text:span text:style-name="T660">armstrong(m)</text:span></text:p>
      <text:p text:style-name="Preformatted_20_Text"><text:s text:c="2"/><text:span text:style-name="T660">][</text:span></text:p>
      <text:p text:style-name="Preformatted_20_Text"><text:s text:c="5"/><text:span text:style-name="T660">&gt;&gt; An Armstrong number is a 3 digit number that is equal to the sum o</text:span><text:span text:style-name="T664">f its cubed <text:s text:c="2"/>digits.</text:span></text:p>
      <text:p text:style-name="Preformatted_20_Text"><text:span text:style-name="T661"><text:s text:c="6"/>&gt;&gt; </text:span><text:span text:style-name="T660"><text:s/>This computes them for </text:span><text:span text:style-name="T663">10</text:span><text:span text:style-name="T660">0 &lt; n &lt; 1000.</text:span></text:p>
      <text:p text:style-name="Preformatted_20_Text"><text:s text:c="5"/><text:span text:style-name="T660">&gt;&gt; So for example 407 is an Armstrong number since 407 = 4^3 + 0^3 + 7^3</text:span></text:p>
      <text:p text:style-name="Preformatted_20_Text"><text:s text:c="5"/><text:span text:style-name="T660">if[ m &lt; 100]then[say('sorry, </text:span><text:span text:style-name="T662">m must be </text:span><text:span text:style-name="T660">100 or larger'); return();];</text:span></text:p>
      <text:p text:style-name="Preformatted_20_Text"><text:s text:c="5"/><text:span text:style-name="T660">if[1000 &lt; m]then[say('sorry, m must be less than 1000'); return();];</text:span></text:p>
      <text:p text:style-name="Preformatted_20_Text"><text:s text:c="5"/><text:span text:style-name="T660">sum := 0;</text:span></text:p>
      <text:p text:style-name="Preformatted_20_Text"><text:s text:c="5"/><text:span text:style-name="T660">while[</text:span></text:p>
      <text:p text:style-name="Preformatted_20_Text"><text:s text:c="9"/><text:span text:style-name="T660">for_next(j, m)</text:span></text:p>
      <text:p text:style-name="Preformatted_20_Text"><text:s text:c="7"/><text:span text:style-name="T660">]do[</text:span></text:p>
      <text:p text:style-name="Preformatted_20_Text"><text:s text:c="10"/><text:span text:style-name="T660">n := j;</text:span></text:p>
      <text:p text:style-name="Preformatted_20_Text"><text:s text:c="10"/><text:span text:style-name="T660">while[</text:span></text:p>
      <text:p text:style-name="Preformatted_20_Text"><text:s text:c="14"/><text:span text:style-name="T660">0 &lt; n</text:span></text:p>
      <text:p text:style-name="Preformatted_20_Text"><text:s text:c="10"/><text:span text:style-name="T660">]do[</text:span></text:p>
      <text:p text:style-name="Preformatted_20_Text"><text:s text:c="14"/><text:span text:style-name="T660">b := mod(n, 10);</text:span></text:p>
      <text:p text:style-name="Preformatted_20_Text"><text:s text:c="14"/><text:span text:style-name="T660">sum := sum + b^3;</text:span></text:p>
      <text:p text:style-name="Preformatted_20_Text"><text:s text:c="14"/><text:span text:style-name="T660">n := n%10; // integer division means n goes to zero</text:span></text:p>
      <text:p text:style-name="Preformatted_20_Text"><text:s text:c="10"/><text:span text:style-name="T660">]; //end inner while</text:span></text:p>
      <text:p text:style-name="Preformatted_20_Text"><text:s text:c="10"/><text:span text:style-name="T660">if[sum == j]then[say(sum);];</text:span></text:p>
      <text:p text:style-name="Preformatted_20_Text"><text:s text:c="10"/><text:span text:style-name="T660">sum := 0;</text:span></text:p>
      <text:p text:style-name="Preformatted_20_Text"><text:s text:c="7"/><text:span text:style-name="T660">]; // end while</text:span></text:p>
      <text:p text:style-name="Preformatted_20_Text"><text:s text:c="2"/><text:span text:style-name="T660">]; // end define</text:span></text:p>
      <text:p text:style-name="P169"/>
      <text:h text:style-name="Heading_20_2" text:outline-level="2"><text:bookmark-start text:name="__RefHeading___Toc16288_4001340964"/><text:span text:style-name="T1125">Lambdas: </text:span>The short form for functions<text:bookmark-end text:name="__RefHeading___Toc16288_4001340964"/></text:h>
      <text:p text:style-name="P503"><text:span text:style-name="T999">You may define functions quite tersely, but be advised that such things as function documentation etc. are not allowed. (Geeky stuff, this is a nod to Church’s </text:span><text:span text:style-name="T2">λ </text:span><text:span text:style-name="T30">calculus</text:span><text:span text:style-name="T162">). The syntax is either</text:span></text:p>
      <text:p text:style-name="P819"><text:span text:style-name="T1000">signature -&gt; single </text:span><text:span text:style-name="T888">expression;</text:span></text:p>
      <text:p text:style-name="Standard"/>
      <text:p text:style-name="P64">In which case, the expressions result will be returned. <text:span text:style-name="T1176">Two examples are</text:span></text:p>
      <text:p text:style-name="P64"/>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176">recursive function</text:span></text:p>
      <text:p text:style-name="Preformatted_20_Text"><text:s text:c="3"/><text:span text:style-name="T1176">sum(7)</text:span><text:bookmark-end text:name="__DdeLink__18835_2626669426"/></text:p>
      <text:p text:style-name="P895">28</text:p>
      <text:p text:style-name="P70"/>
      <text:p text:style-name="P64"><text:span text:style-name="T1001">Or, t</text:span>o have multiple statements, put them inside a block:</text:p>
      <text:p text:style-name="P64"/>
      <text:p text:style-name="P782">signature -&gt; [statement 1; statement 2;…];</text:p>
      <text:p text:style-name="Text_20_body"/>
      <text:p text:style-name="P504">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1000">&gt; </text:span>[q:=x; q:=q+y ; q:= q+z ; return(q);];</text:p>
      <text:p text:style-name="Preformatted_20_Text"><text:s text:c="3"/>f(3,2,1)</text:p>
      <text:p text:style-name="Preformatted_20_Text">6</text:p>
      <text:p text:style-name="P64"/>
      <text:p text:style-name="P504">Example of a quick functions that prints 1 if the argument is positive, 0 otherwise (just to show how to stick a conditional in):</text:p>
      <text:p text:style-name="Preformatted_20_Text"><text:s text:c="2"/>q(x) -<text:span text:style-name="T1000">&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594">There are several built in functions in QDL and you can see them by issuing</text:p>
      <text:p text:style-name="P873">)funcs system</text:p>
      <text:p text:style-name="P594">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948">Lambdas as arguments</text:p>
      <text:p text:style-name="P595">If your function requires a reference, you can pass along a lambda in the call. For instance, to call reduce with the function <text:span text:style-name="T503">x + y</text:span>, <text:span text:style-name="T1126">on </text:span><text:span text:style-name="T516">arg.</text:span></text:p>
      <text:p text:style-name="Preformatted_20_Text">reduce((x,y)→x+y, <text:span text:style-name="T1126">arg.)</text:span></text:p>
      <text:p text:style-name="Text_20_body"/>
      <text:p text:style-name="P596">As function arguments, lambdas do not need a name.. You may certainly use one with the caveat that it will supercede any in the workspace <text:span text:style-name="T1135">inside the function</text:span>. So for instance</text:p>
      <text:p text:style-name="Preformatted_20_Text"><text:s text:c="2"/><text:span text:style-name="T1127">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6">So passing along a function named<text:span text:style-name="T3"> g</text:span><text:span text:style-name="T146"> does has that function and only that function used during the course of evaluation. </text:span></text:p>
      <text:p text:style-name="P948">Lambdas inside other functions.</text:p>
      <text:p text:style-name="P593"><text:span text:style-name="T176">You </text:span><text:span text:style-name="T175">can </text:span><text:span text:style-name="T176">nest function definitions inside function definitions these, so </text:span></text:p>
      <text:p text:style-name="Preformatted_20_Text"><text:s text:c="4"/>h(x) -&gt; [f(x)-&gt;x^2; return(f(x)<text:span text:style-name="T1002">)</text:span>;];</text:p>
      <text:p text:style-name="Text_20_body"/>
      <text:p text:style-name="P608">is fine. </text:p>
      <text:h text:style-name="Heading_20_2" text:outline-level="2"><text:bookmark-start text:name="__RefHeading___Toc16290_4001340964"/>Nesting<text:bookmark-end text:name="__RefHeading___Toc16290_4001340964"/></text:h>
      <text:p text:style-name="P552">You may define functions within other functions, but they are only visible within the enclosing function. See visibility and lifetime below. For instance</text:p>
      <text:p text:style-name="P845"><text:soft-page-break/>define[</text:p>
      <text:p text:style-name="P845"><text:s text:c="4"/>f(x)</text:p>
      <text:p text:style-name="P845"><text:s/>][</text:p>
      <text:p text:style-name="P845"><text:s text:c="4"/>s(x)-&gt;x^2;</text:p>
      <text:p text:style-name="P845"><text:s text:c="4"/>return<text:span text:style-name="T1058">(</text:span>s(x)<text:span text:style-name="T1058">)</text:span>;</text:p>
      <text:p text:style-name="P845">];</text:p>
      <text:p text:style-name="P552"/>
      <text:p text:style-name="P553">In this case, the function <text:span text:style-name="T3">s(x)</text:span><text:span text:style-name="T146"> is defined inside the body of the function, </text:span><text:span text:style-name="T3">f(x)</text:span><text:span text:style-name="T146">. Note that in this case x refers to dummy variables in the definition of </text:span><text:span text:style-name="T413">f</text:span><text:span text:style-name="T319"> and </text:span><text:span text:style-name="T413">s</text:span><text:span text:style-name="T319">,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40">Functions are defined <text:s/>within the current block and you may define them pretty much anywhere, e.g.</text:p>
      <text:p text:style-name="P835">if[</text:p>
      <text:p text:style-name="P835"><text:s text:c="3"/>x&lt;2</text:p>
      <text:p text:style-name="Preformatted_20_Text">][</text:p>
      <text:p text:style-name="Preformatted_20_Text"><text:s text:c="3"/>g(x)-<text:span text:style-name="T1044">&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40"/>
      <text:p text:style-name="P613">Within the <text:span text:style-name="T503">then</text:span><text:span text:style-name="T3"> </text:span>and <text:span text:style-name="T529">else</text:span><text:span text:style-name="T3"> </text:span>blocks, <text:span text:style-name="T529">g</text:span><text:span text:style-name="T3"> </text:span><text:span text:style-name="T146">exists as defined. Issuing a call to it outside of the block would cause an undefined function error.</text:span></text:p>
      <text:p text:style-name="P541"><text:span text:style-name="T146">One use is having conditionals define the function. Set the function to something trivial (much like setting a variable to </text:span><text:span text:style-name="T529">null</text:span><text:span text:style-name="T3"> </text:span><text:span text:style-name="T146"><text:s/>first:</text:span></text:p>
      <text:p text:style-name="Preformatted_20_Text">g(x)-&gt; null;</text:p>
      <text:p text:style-name="Preformatted_20_Text">if[</text:p>
      <text:p text:style-name="Preformatted_20_Text"><text:s text:c="2"/>x &lt; 2</text:p>
      <text:p text:style-name="Preformatted_20_Text">][ //… etc.</text:p>
      <text:p text:style-name="P541"><text:span text:style-name="T146">Then subsequent calls to </text:span><text:span text:style-name="T529">g</text:span><text:span text:style-name="T3"> </text:span><text:span text:style-name="T146"><text:s/>would use whatever the definition turned out to be. </text:span><text:span text:style-name="T168">It is true that you could also just have a conditional inside the function to select the expression, but a common pattern is the so-called </text:span><text:span text:style-name="T135">factory pattern</text:span><text:span text:style-name="T365"> in which:</text:span></text:p>
      <text:p text:style-name="Preformatted_20_Text">g(x)-&gt;null;</text:p>
      <text:p text:style-name="Preformatted_20_Text">define[</text:p>
      <text:p text:style-name="Preformatted_20_Text"><text:s text:c="3"/>G_Factory(a,b,...)</text:p>
      <text:p text:style-name="Preformatted_20_Text">][</text:p>
      <text:p text:style-name="P836"><text:s text:c="2"/>if[</text:p>
      <text:p text:style-name="P836"><text:s text:c="3"/>// <text:span text:style-name="T1045">condition</text:span></text:p>
      <text:p text:style-name="P836"><text:s text:c="2"/>][</text:p>
      <text:p text:style-name="P836"><text:s text:c="4"/>g(x)-&gt; <text:s/>. . . </text:p>
      <text:p text:style-name="P837"><text:s text:c="2"/>];</text:p>
      <text:p text:style-name="P837"><text:s text:c="2"/>// lots of other logic machinery to determine various avatars of g</text:p>
      <text:p text:style-name="P837">];</text:p>
      <text:p text:style-name="P837"/>
      <text:p text:style-name="Preformatted_20_Text">G_Factory(x,y, ...);</text:p>
      <text:p text:style-name="P134"/>
      <text:p text:style-name="P614"><text:soft-page-break/><text:span text:style-name="T319">In this case, <text:s/>a very complex bit of logic determines what g is and sets it. <text:s/>You go back to the factory and use it every time you need to determine </text:span><text:span text:style-name="T573">g</text:span><text:span text:style-name="T319">. This keeps the use of </text:span><text:span text:style-name="T573">g</text:span><text:span text:style-name="T319"> separate from implementation and runtime considerations.</text:span></text:p>
      <text:h text:style-name="P1046" text:outline-level="3"><text:bookmark-start text:name="__RefHeading___Toc16294_4001340964"/>Function references<text:bookmark-end text:name="__RefHeading___Toc16294_4001340964"/></text:h>
      <text:p text:style-name="P520"><text:span text:style-name="T86">Terminology.</text:span><text:span text:style-name="T281"> Algebraic operations are merely examples of functions that take one argument (monads) or two arguments (dyads). <text:s/>Functions do things with data (like numbers, strings, stems etc.). On the other hand, there are </text:span><text:span text:style-name="T86">operators</text:span><text:span text:style-name="T281"> which do things to functions </text:span><text:span text:style-name="T280">as well</text:span><text:span text:style-name="T281">. References are the mechanism by which functions are passed to operators.</text:span></text:p>
      <text:p text:style-name="P520">You may also pass along references to functions in other functions. <text:span text:style-name="T1017">A </text:span><text:span text:style-name="T113">reference </text:span><text:span text:style-name="T357"><text:s/>to a function is of the form</text:span></text:p>
      <text:p text:style-name="P152"><text:span text:style-name="T517">@</text:span><text:span text:style-name="T503">name</text:span><text:span text:style-name="T1091"> </text:span><text:span text:style-name="T94">or </text:span><text:span text:style-name="T517">@</text:span><text:span text:style-name="T503">name()</text:span></text:p>
      <text:p text:style-name="P604"><text:span text:style-name="T357">where </text:span><text:span text:style-name="T565">name</text:span><text:span text:style-name="T422"> </text:span><text:span text:style-name="T357">is the name of the function </text:span><text:span text:style-name="T382">and the parentheses are optional</text:span><text:span text:style-name="T357">. There are no arguments. In a similar vein, a reference to an </text:span><text:span text:style-name="T367">algebraic operation</text:span><text:span text:style-name="T357"> is of the form</text:span></text:p>
      <text:p text:style-name="P521"><text:span text:style-name="T369">@</text:span><text:span text:style-name="T126">op</text:span></text:p>
      <text:p text:style-name="P604"><text:span text:style-name="T357">E.g. </text:span><text:span text:style-name="T564">@</text:span><text:span text:style-name="T566">+</text:span><text:span text:style-name="T357"> would be addition, </text:span><text:span text:style-name="T564">@</text:span><text:span text:style-name="T565">*</text:span><text:span text:style-name="T357"> would be multiplication.</text:span></text:p>
      <text:p text:style-name="P542"><text:span text:style-name="T1048">This means that you can basically pass along the function as an argument to be applied. This works for most </text:span><text:span text:style-name="T1047">operations</text:span><text:span text:style-name="T1048"> (such as + - * etc.)</text:span></text:p>
      <text:p text:style-name="Preformatted_20_Text"><text:s text:c="3"/>r(x)-&gt;x^2 + 1;</text:p>
      <text:p text:style-name="Preformatted_20_Text"><text:s text:c="3"/>f(<text:span text:style-name="T1052">@</text:span>h, x) -&gt; h(x)</text:p>
      <text:p text:style-name="P519"/>
      <text:p text:style-name="P522">The first function is defined. The second one (and this is a really simple example to show how this works) just applies the function to the argument. Note that in the definition, <text:span text:style-name="T573">h</text:span> is just a place holder. It will be replaced by the first argument. To invoke it, </text:p>
      <text:p text:style-name="Preformatted_20_Text"><text:s text:c="3"/>f(<text:span text:style-name="T1052">@</text:span>r, 2)</text:p>
      <text:p text:style-name="Preformatted_20_Text">5</text:p>
      <text:p text:style-name="P521"/>
      <text:p text:style-name="P522">So in this case, <text:span text:style-name="T573">f</text:span> takes <text:span text:style-name="T573">r</text:span><text:span text:style-name="T146"> and applies it to </text:span><text:span text:style-name="T22">2</text:span><text:span text:style-name="T573"> </text:span><text:span text:style-name="T146">. This also works with operators too</text:span></text:p>
      <text:p text:style-name="Preformatted_20_Text"><text:s text:c="3"/>op(<text:span text:style-name="T1052">@</text:span>h(), x, y) -&gt; h(x,y)</text:p>
      <text:p text:style-name="Preformatted_20_Text"><text:s text:c="3"/>op(<text:span text:style-name="T1052">@</text:span>*, 2, 3)</text:p>
      <text:p text:style-name="Preformatted_20_Text">6</text:p>
      <text:p text:style-name="P521"/>
      <text:p text:style-name="P613"><text:span text:style-name="T1017">This passes along the operator </text:span><text:span text:style-name="T573">*</text:span><text:span text:style-name="T1017"> and applies it as a dyad (a </text:span><text:span text:style-name="T98">dyad</text:span><text:span text:style-name="T301"> is a function with two arguments – all operators are simply dyadic functions) to</text:span><text:span text:style-name="T1017"> 2 and 3. </text:span><text:span text:style-name="T1046">Similarly, a </text:span><text:span text:style-name="T85">monad</text:span><text:span text:style-name="T279"> takes a single arguments (</text:span><text:span text:style-name="T85">e.g.</text:span><text:span text:style-name="T279"> logical not </text:span><text:span text:style-name="T286">or</text:span><text:span text:style-name="T279"> </text:span><text:span text:style-name="T421">!</text:span><text:span text:style-name="T366">). </text:span><text:span text:style-name="T301">Note</text:span><text:span text:style-name="T1017"> that operators always are realized as </text:span><text:span text:style-name="T1046">monadic or </text:span><text:span text:style-name="T1017">dyadic operators, </text:span><text:span text:style-name="T1046">depending on the number of arguments, </text:span><text:span text:style-name="T1017">since otherwise you would need some different notation for functions vs operators, which would get very cumbersome fast. </text:span><text:span text:style-name="T1046">And example of an operator that is both monaidc and dyadic is </text:span><text:span text:style-name="T16">-</text:span><text:span text:style-name="T169">, the minus operator. It can be monadic if it means the negative of a number, like </text:span><text:span text:style-name="T1147">-</text:span><text:span text:style-name="T1026">4</text:span><text:span text:style-name="T16"> </text:span><text:span text:style-name="T169">or it can be dyadic and represent subtraction, </text:span><text:span text:style-name="T136">e.g.</text:span><text:span text:style-name="T366">, </text:span><text:span text:style-name="T573">5</text:span><text:span text:style-name="T421"> </text:span><text:span text:style-name="T1146">or </text:span><text:span text:style-name="T573">-3</text:span><text:span text:style-name="T366">. </text:span></text:p>
      <text:p text:style-name="P609"><text:soft-page-break/><text:span text:style-name="T391">An alternate for the monadic sign</text:span><text:span text:style-name="T392">s</text:span><text:span text:style-name="T391"> </text:span><text:span text:style-name="T392">are</text:span><text:span text:style-name="T391"> the raised minus sign (unicode 00af, ¯) <text:s/></text:span><text:span text:style-name="T392">or raised plus sign ⁺ (uncode 207a)</text:span><text:span text:style-name="T391">. This does have the advantage that it is never ambiguous, e.g. - - - </text:span><text:span text:style-name="T392">b</text:span><text:span text:style-name="T391"> <text:s/>is </text:span><text:span text:style-name="T393">unclear</text:span><text:span text:style-name="T391"> </text:span><text:span text:style-name="T393">but </text:span><text:span text:style-name="T391">-- ¯b </text:span><text:span text:style-name="T392">or </text:span><text:span text:style-name="T391"><text:s text:c="2"/>¯- -b <text:s/>never </text:span><text:span text:style-name="T392">are</text:span><text:span text:style-name="T391">. </text:span></text:p>
      <text:p text:style-name="P522">A very useful built in function that uses function references is <text:span text:style-name="T573">reduce</text:span><text:span text:style-name="T3"> </text:span><text:span text:style-name="T146">(and the related function, </text:span><text:span text:style-name="T573">expand </text:span><text:span text:style-name="T146">). </text:span></text:p>
      <text:p text:style-name="Heading">Example: <text:span text:style-name="T1021">Getting the even and odd parts of a function.</text:span></text:p>
      <text:p text:style-name="P529"><text:span text:style-name="T1021">A function, </text:span><text:span text:style-name="T11">g</text:span><text:span text:style-name="T165">, even if and only if g(x) == g(-x) and odd if g(x) ==</text:span> -g(-x). <text:span text:style-name="T1021">The classic example of an even function is </text:span><text:span text:style-name="T81">x^</text:span><text:span text:style-name="T274">2 and of an odd function is </text:span><text:span text:style-name="T81">x</text:span><text:span text:style-name="T274">^3, </text:span><text:span text:style-name="T286">and yes the name refers to the fact they act like even and odd powers</text:span><text:span text:style-name="T274">. Generally</text:span><text:span text:style-name="T1021"> functions are neither even nor odd, but can always be decomposed into even and odd parts </text:span><text:span text:style-name="T1058">(since this has a notation with fancy </text:span><text:span text:style-name="T17">o</text:span><text:span text:style-name="T172"> and </text:span><text:span text:style-name="T17">e</text:span><text:span text:style-name="T172"> in Math., we’ll use that)</text:span><text:span text:style-name="T1021">:</text:span></text:p>
      <text:p text:style-name="P530"><text:span text:style-name="T1022">o</text:span><text:span text:style-name="T1025">(g) = (g(x) - g(-x))/2</text:span></text:p>
      <text:p text:style-name="P530"><text:span text:style-name="T1022">e</text:span><text:span text:style-name="T1025">(g) = (g(x) + g(-x))/2</text:span></text:p>
      <text:p text:style-name="P529"><text:span text:style-name="T1023">A common thing to do in Math is to grab the even and odd parts of </text:span><text:span text:style-name="T1027">g</text:span><text:span text:style-name="T1023"> and work with those. How to do this in QDL is extremely easy with </text:span><text:span text:style-name="T1024">operators</text:span><text:span text:style-name="T1023">:</text:span></text:p>
      <text:p text:style-name="Preformatted_20_Text"><text:span text:style-name="T891"><text:s text:c="3"/>odd</text:span>(<text:span text:style-name="T1052">@</text:span>g,x)-&gt;(g(x) - g(-x))/2;</text:p>
      <text:p text:style-name="Preformatted_20_Text"><text:s text:c="3"/>even(<text:span text:style-name="T1052">@</text:span>g,x)-&gt;(g(x) + g(-x))/2;</text:p>
      <text:p text:style-name="Preformatted_20_Text"><text:s text:c="3"/><text:span text:style-name="T1021">h(x)-&gt; x^2 + x^3;</text:span></text:p>
      <text:p text:style-name="Preformatted_20_Text"><text:s text:c="3"/><text:span text:style-name="T1021">h(2)</text:span></text:p>
      <text:p text:style-name="P831">12</text:p>
      <text:p text:style-name="Preformatted_20_Text"><text:s text:c="3"/><text:span text:style-name="T1021">odd(</text:span><text:span text:style-name="T1052">@</text:span><text:span text:style-name="T1021">h, 2);</text:span></text:p>
      <text:p text:style-name="P831">8</text:p>
      <text:p text:style-name="P831"><text:s text:c="3"/>even(<text:span text:style-name="T1052">@</text:span>h, 2)</text:p>
      <text:p text:style-name="P831">4</text:p>
      <text:p text:style-name="Text_20_body"/>
      <text:h text:style-name="Heading_20_2" text:outline-level="2"><text:bookmark-start text:name="__RefHeading___Toc700_3277173355"/>Related functions<text:bookmark-end text:name="__RefHeading___Toc700_3277173355"/></text:h>
      <text:h text:style-name="P1047" text:outline-level="3"><text:bookmark-start text:name="__RefHeading___Toc702_3277173355"/>return<text:bookmark-end text:name="__RefHeading___Toc702_3277173355"/></text:h>
      <text:p text:style-name="P924">Description</text:p>
      <text:p text:style-name="P264">Return a value or none. <text:span text:style-name="T856">Note that this really only makes sense within a script or function. Issuing it in, </text:span><text:span text:style-name="T63">e.g.</text:span><text:span text:style-name="T237"> the workspace will not have the intended effect you want since you are asking the system to hand off the value to another process. Only use this as indicated.</text:span></text:p>
      <text:p text:style-name="P924">Usage</text:p>
      <text:p text:style-name="Preformatted_20_Text">return([value]);</text:p>
      <text:p text:style-name="P924">Arguments</text:p>
      <text:p text:style-name="P264">One <text:span text:style-name="T765">(optional)</text:span>. The value to be returned. <text:span text:style-name="T765">No value means so simply exit at that point. Note that if a function normally ends and does not return a value, you do not need a </text:span><text:span text:style-name="T40">return();</text:span></text:p>
      <text:p text:style-name="P924"><text:soft-page-break/>Output</text:p>
      <text:p text:style-name="P264">The value to be returned.</text:p>
      <text:p text:style-name="P924">Examples</text:p>
      <text:p text:style-name="P266">Here is a cheerful little program that ignore<text:span text:style-name="T820">s</text:span> everything and just ret<text:span text:style-name="T744">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985">Assertions</text:span><text:bookmark-end text:name="__RefHeading___Toc15091_2743472970"/></text:h>
      <text:p text:style-name="P583">Many times you want to assert that a certain condition is met or that processing should (unrecoverably) end. This is the function of the <text:span text:style-name="T3">assert </text:span><text:span text:style-name="T146">construct. The form for it is very simple (Note that it is not an expression, but a regular control structure, so it is best to have it alone on a line.)</text:span></text:p>
      <text:p text:style-name="Preformatted_20_Text"><text:s text:c="3"/><text:span text:style-name="T1111">assert</text:span><text:span text:style-name="T1114">[</text:span><text:span text:style-name="T1111"> conditional </text:span><text:span text:style-name="T1114">][</text:span><text:span text:style-name="T1111"> expression</text:span><text:span text:style-name="T1114">];</text:span></text:p>
      <text:p text:style-name="Standard"/>
      <text:p text:style-name="P99">An alternate syntax uses unicode and is</text:p>
      <text:p text:style-name="P91"/>
      <text:p text:style-name="Preformatted_20_Text"><text:span text:style-name="T1077">⊨</text:span> <text:span text:style-name="T1117">conditional : expression</text:span></text:p>
      <text:p text:style-name="P91"/>
      <text:p text:style-name="P91"><text:span text:style-name="T1117">where ⊨ is unicode 22a8. Again, this really should be on a single line. I</text:span><text:span text:style-name="T1111">f the conditional is true, nothing happens. If it is false, then the </text:span><text:span text:style-name="T96">expression </text:span><text:span text:style-name="T295">is evaluated and the result is converted to a string and is returned.</text:span></text:p>
      <text:p text:style-name="P37"/>
      <text:p text:style-name="Preformatted_20_Text"><text:s text:c="3"/>assert<text:span text:style-name="T1114">[ </text:span>0 &lt; script_args<text:span text:style-name="T1112">()</text:span> <text:span text:style-name="T1114">][</text:span> 'you must supply at least one argument'<text:span text:style-name="T1114">]</text:span>;</text:p>
      <text:p text:style-name="P37"/>
      <text:p text:style-name="P101"><text:span text:style-name="T305">T</text:span><text:span text:style-name="T306">his is one of the most commonly occurring ways to control program flow, so is properly speaking </text:span><text:span text:style-name="T305">it is </text:span><text:span text:style-name="T306">simply a useful idiom. </text:span></text:p>
      <text:h text:style-name="Heading_20_1" text:outline-level="1"><text:bookmark-start text:name="__RefHeading___Toc21568_127364881"/>Blocks<text:bookmark-end text:name="__RefHeading___Toc21568_127364881"/></text:h>
      <text:p text:style-name="Text_20_body"><text:span text:style-name="T1139">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26">script_load</text:span><text:span text:style-name="T183"> to set variables, but it may need to do some work that involves variables and functions that you do not want propagated. </text:span><text:span text:style-name="T182">Or if the current environment has many specialized functions, you may have to use a </text:span><text:span text:style-name="T526">script_load</text:span> <text:span text:style-name="T1141">since </text:span><text:span text:style-name="T526">script_</text:span><text:span text:style-name="T528">run</text:span> <text:span text:style-name="T1141">would not inherit these.</text:span> <text:span text:style-name="T1141">The solution is to s</text:span><text:span text:style-name="T183">tick them in a block. <text:s/></text:span><text:span text:style-name="T181">You may use </text:span><text:span text:style-name="T182">blocks </text:span><text:span text:style-name="T181">wherever you like, nest them, etc. </text:span></text:p>
      <text:p text:style-name="Heading"><text:soft-page-break/>Example</text:p>
      <text:p text:style-name="P610">If we had a script <text:span text:style-name="T527">ldap</text:span><text:span text:style-name="T1140">_</text:span><text:span text:style-name="T503">init</text:span> we might want to write something like this:</text:p>
      <text:p text:style-name="Preformatted_20_Text">/* global variables */</text:p>
      <text:p text:style-name="Preformatted_20_Text">ldap. := null;</text:p>
      <text:p text:style-name="P879">start_time = date_ms();</text:p>
      <text:p text:style-name="P879">block[</text:p>
      <text:p text:style-name="P879"><text:s text:c="3"/>cfg. := file_<text:span text:style-name="T1140">read</text:span>(script_args(0),<text:span text:style-name="T1140">1</text:span>); // <text:span text:style-name="T1140">read in file as stem</text:span></text:p>
      <text:p text:style-name="P880"><text:s text:c="3"/><text:span text:style-name="T1140">ldap.username := ‘ou=people,’ + cfg.0 ; // or whatever</text:span></text:p>
      <text:p text:style-name="P883"><text:s text:c="3"/>my_useful_function()- &gt; ...</text:p>
      <text:p text:style-name="P881"><text:span text:style-name="T1139"><text:s text:c="3"/>// </text:span><text:span text:style-name="T1140">more </text:span><text:span text:style-name="T1139">local stuff</text:span></text:p>
      <text:p text:style-name="P879">];</text:p>
      <text:p text:style-name="P39"/>
      <text:p text:style-name="Standard"><text:span text:style-name="T302">At the end of this script, </text:span><text:span text:style-name="T572">ldap.</text:span> <text:span text:style-name="T1139">and </text:span><text:span text:style-name="T526">start_time</text:span> <text:span text:style-name="T1139">are in now available in the workspace, but </text:span><text:span text:style-name="T526">cfg. </text:span><text:span text:style-name="T1148">and </text:span><text:span text:style-name="T530">my_useful_function</text:span> <text:span text:style-name="T1148">are</text:span><text:span text:style-name="T1139"> not. </text:span><text:span text:style-name="T1148">In this way, having a ton of helper variables and functions don’t clutter up the user’s workspace.</text:span></text:p>
      <text:h text:style-name="Heading_20_1" text:outline-level="1"><text:bookmark-start text:name="__RefHeading___Toc650_3277173355"/>Help <text:span text:style-name="T769">in Functions</text:span> <text:bookmark-end text:name="__RefHeading___Toc650_3277173355"/></text:h>
      <text:p text:style-name="P17"><text:span text:style-name="T151">F</text:span><text:span text:style-name="T146">unctions have a very specific documentation feature. At the very top of the body, you may enter documentation, each line is of the form</text:span></text:p>
      <text:p text:style-name="P40"/>
      <text:p text:style-name="Preformatted_20_Text">&gt;&gt; text</text:p>
      <text:p text:style-name="P257"><text:s/></text:p>
      <text:p text:style-name="P615"><text:span text:style-name="T1148">a</text:span><text:span text:style-name="T672">nd these will be taken when the function definition is read and kept available for consultation. You may get a full listing of every user-defined (meaning, not built in) function the workspace knows about. <text:s/></text:span><text:span text:style-name="T1148">Such documentation is not available in lambdas because documentation has a specific format (so it can be found by the help system) involving per line statements.</text:span></text:p>
      <text:p text:style-name="Heading">Generic help</text:p>
      <text:p text:style-name="P258">Each is printed as</text:p>
      <text:p text:style-name="P706"><text:s text:c="4"/>)<text:span text:style-name="T821">help *</text:span></text:p>
      <text:p text:style-name="P691">fib2(1): This will compute the n-th element of a Fibonacci sequence.</text:p>
      <text:p text:style-name="Preformatted_20_Text">f(1): This is a comment</text:p>
      <text:p text:style-name="P256"/>
      <text:p text:style-name="P605"><text:span text:style-name="T672">where there is the </text:span><text:span text:style-name="T486">name(number of arguments)</text:span><text:span text:style-name="T672"> and the first line of the comment (which should be meaningful and explain to the user what the function does.) The first is a good comment. The secon</text:span><text:span text:style-name="T744">d</text:span><text:span text:style-name="T672"> is not. </text:span><text:span text:style-name="T21">Note:</text:span><text:span text:style-name="T1136"> </text:span><text:span text:style-name="T567">)help *</text:span><text:span text:style-name="T1136"> is a “kitchen sink” option where you kind of know what you are looking for but don’t really remember. It gives you a nice list to peruse and consider.</text:span></text:p>
      <text:p text:style-name="Heading">Specific help</text:p>
      <text:p text:style-name="Text_20_body"><text:span text:style-name="T1136">If you want to read all of the documentation for a given function, invoke </text:span><text:span text:style-name="T567">)help </text:span><text:span text:style-name="T1136">with the name of the function and its argument count. For instance;</text:span></text:p>
      <text:p text:style-name="Preformatted_20_Text"><text:s text:c="4"/>)help fib2 1</text:p>
      <text:p text:style-name="Preformatted_20_Text">fib2(1): </text:p>
      <text:p text:style-name="Preformatted_20_Text"><text:soft-page-break/>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5">There are many things that the )help command can do. Please see the workspace documentation for more.</text:p>
      <text:p text:style-name="P952">Tip for formatting help</text:p>
      <text:p text:style-name="P644">Whitespace – blanks, tabs etc. tend to be consumed by QDL in parsing. If you want to enforce specific spacing <text:span text:style-name="T1178">in comments</text:span>, then use the non-breaking space, <text:span text:style-name="T1178">ascii/</text:span>unicode 00a0. This is very useful in indenting help and intabulating information in comments. <text:span text:style-name="T1178">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51">One of the most basic ideas in programming is <text:span text:style-name="T31">encapsulation</text:span><text:span text:style-name="T189"> that is to say, a group of statements with their own state (so the variables and functions know about each other and their workings are independent of the rest of the environment). There is, of course, the concept of a </text:span><text:span text:style-name="T106">module</text:span><text:span text:style-name="T319"> in QDL that does this. Very simply, a module is defined using a unique identifier that </text:span><text:span text:style-name="T413">must</text:span><text:span text:style-name="T319"> be a URN and an alias. The alias is just a regular name like a variable </text:span><text:span text:style-name="T411">(same syntax)</text:span><text:span text:style-name="T319">. </text:span><text:span text:style-name="T409">Aliases must be unique within the scope. </text:span><text:span text:style-name="T330">One of the great evils of many scripting languages is that there is no encapsulation – every variable is global and the net effect is extremely hard to find bugs. </text:span></text:p>
      <text:p text:style-name="P1232"><text:span text:style-name="T330">T</text:span><text:span text:style-name="T319">o make a module, you simply can either enter the definition or have it in an external file (typically with the suffix of .mdl). If the module is external it must be loaded before it can be imported. If you define it </text:span><text:span text:style-name="T126">in situ</text:span><text:span text:style-name="T319"> then there is no need to load it. Very roughly import is the same as instantiating an instance of it. </text:span><text:span text:style-name="T410">Modules may be created and nested anywhere. </text:span></text:p>
      <text:p text:style-name="P140">Let us say that we had the following script in the file my-module.qdl:</text:p>
      <text:p text:style-name="Preformatted_20_Text"><text:bookmark-start text:name="__DdeLink__1100253_3453201426"/>module[</text:p>
      <text:p text:style-name="Preformatted_20_Text"><text:s text:c="3"/>'a:a','<text:span text:style-name="T1244">A</text:span>'</text:p>
      <text:p text:style-name="Preformatted_20_Text">]body[</text:p>
      <text:p text:style-name="Preformatted_20_Text"><text:s text:c="4"/><text:span text:style-name="T1179">&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40"><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179">&gt;&gt; (optional) module level comments</text:span></text:p>
      <text:p text:style-name="Preformatted_20_Text"><text:s text:c="2"/>// any statement<text:span text:style-name="T659">s</text:span> except another module <text:span text:style-name="T753">definition</text:span></text:p>
      <text:p text:style-name="Preformatted_20_Text">];</text:p>
      <text:p text:style-name="P253"><text:line-break/>The URN puts this in a unique namespace. There can be no conflicts. The alias is used as a shorthand <text:soft-page-break/>to access it. <text:span text:style-name="T1243">Think of the definition as a template and aliases as instances created from it, each with their own state. </text:span><text:s/>URNs many be quite complex. Generally though you should not put in query parameters and such. To access anything in a module explicitly you <text:span text:style-name="T667">must </text:span><text:span text:style-name="T109"><text:s/>qualify </text:span><text:span text:style-name="T331"><text:s/>the name </text:span><text:span text:style-name="T128">i.e., </text:span></text:p>
      <text:p text:style-name="Preformatted_20_Text">alias#name</text:p>
      <text:p text:style-name="P253"/>
      <text:p text:style-name="Text_20_body">It is easiest to <text:span text:style-name="T659">see this in action, so in the interpreter (clear state) </text:span></text:p>
      <text:p text:style-name="Preformatted_20_Text"><text:s text:c="4"/>module_import(module_load('my-module')); // <text:span text:style-name="T1244">load and import</text:span></text:p>
      <text:p text:style-name="P1137">A</text:p>
      <text:p text:style-name="Preformatted_20_Text"><text:s text:c="4"/>)funcs </text:p>
      <text:p text:style-name="Preformatted_20_Text"/>
      <text:p text:style-name="Preformatted_20_Text"><text:s text:c="4"/>)vars</text:p>
      <text:p text:style-name="Preformatted_20_Text"/>
      <text:p text:style-name="P1230"><text:span text:style-name="T659"><text:line-break/>Note that there is nothing in this session so these show nothing. Let's import ou</text:span><text:span text:style-name="T674">r</text:span><text:span text:style-name="T659"> module </text:span><text:span text:style-name="T674">above in a file called </text:span><text:span text:style-name="T448">my-module.qdl</text:span><text:span text:style-name="T659">. We are going to import it with another alias just to show we </text:span><text:span text:style-name="T1243">can</text:span></text:p>
      <text:p text:style-name="P763"><text:span text:style-name="T793">module_load</text:span>('my-module.<text:span text:style-name="T1243">m</text:span>dl');</text:p>
      <text:p text:style-name="P685"><text:span text:style-name="T863">module_</text:span>import('a:a', 'b');</text:p>
      <text:p text:style-name="P687"/>
      <text:p text:style-name="P685"><text:s text:c="4"/>)vars</text:p>
      <text:p text:style-name="P685">b#foo</text:p>
      <text:p text:style-name="P687"/>
      <text:p text:style-name="P685"><text:s text:c="6"/>)funcs -m -fq</text:p>
      <text:p text:style-name="P685">A#f(1)</text:p>
      <text:p text:style-name="P253"><text:line-break/>Loading the module makes the session aware of it, but you must also import it. <text:span text:style-name="T793">You may import <text:s/>a module multiple times with different aliases. </text:span>If we did not specify the second argument, then the default alias in the module definition, <text:span text:style-name="T447">'</text:span><text:span text:style-name="T1215">A</text:span><text:span text:style-name="T447">'</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53"/>
      <text:p text:style-name="P254">And we can invoke the function too</text:p>
      <text:p text:style-name="Preformatted_20_Text"><text:s text:c="4"/>f(5)</text:p>
      <text:p text:style-name="Preformatted_20_Text">6</text:p>
      <text:p text:style-name="P253"/>
      <text:h text:style-name="Heading_20_2" text:outline-level="2"><text:bookmark-start text:name="__RefHeading___Toc623_3277173355"/>Local variables and functions vs. modules ones<text:bookmark-end text:name="__RefHeading___Toc623_3277173355"/></text:h>
      <text:p text:style-name="P1234">Remember that the workspace is its own module and has no prefix. You may have like-named variables and functions in various modules. So if we define foo in the workspace then import the module</text:p>
      <text:p text:style-name="Preformatted_20_Text"><text:s text:c="4"/>foo := 5;</text:p>
      <text:p text:style-name="P688"><text:s text:c="4"/><text:span text:style-name="T1245">mm: = module_</text:span>load('my-module');</text:p>
      <text:p text:style-name="P688"><text:span text:style-name="T659"><text:s text:c="4"/></text:span><text:span text:style-name="T865">module_</text:span><text:span text:style-name="T659">import(</text:span><text:span text:style-name="T922">mm</text:span><text:span text:style-name="T659">, 'b');</text:span></text:p>
      <text:p text:style-name="P1140">b</text:p>
      <text:p text:style-name="P686"><text:s text:c="4"/><text:span text:style-name="T665">)vars -</text:span><text:span text:style-name="T1245">m</text:span></text:p>
      <text:p text:style-name="P689">b#foo, foo</text:p>
      <text:p text:style-name="P1235"><text:soft-page-break/><text:span text:style-name="T665"><text:line-break/>This shows us that there is a session variable with the same name. <text:s/></text:span></text:p>
      <text:p text:style-name="Preformatted_20_Text"><text:s text:c="3"/><text:span text:style-name="T1245">foo</text:span></text:p>
      <text:p text:style-name="P1140">5</text:p>
      <text:p text:style-name="P1140"><text:s text:c="3"/>b#foo</text:p>
      <text:p text:style-name="P1140">abar</text:p>
      <text:p text:style-name="P1235"/>
      <text:p text:style-name="P1235"><text:span text:style-name="T665"><text:s/></text:span><text:span text:style-name="T1245">The </text:span><text:span text:style-name="T1246">most straightforward way to handle name clashes, </text:span><text:span text:style-name="T105">viz</text:span><text:span text:style-name="T1246">.,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245">The same sort of qualifications hold for functions.</text:span></text:p>
      <text:p text:style-name="Heading">Help for modules</text:p>
      <text:p text:style-name="P606">Just like functions, you can create help for a module by inserting documentation commands right before the body. You can access this in the workspace with <text:s/></text:p>
      <text:p text:style-name="Preformatted_20_Text">)module<text:span text:style-name="T1245">s</text:span> name|alias -help</text:p>
      <text:p text:style-name="P1184"/>
      <text:p text:style-name="P1185">Here</text:p>
      <text:p text:style-name="Preformatted_20_Text"><text:s text:c="3"/>)modules b -help</text:p>
      <text:p text:style-name="Preformatted_20_Text">a:a [<text:span text:style-name="T1245">b</text:span>]</text:p>
      <text:p text:style-name="Preformatted_20_Text">Sample module from the reference manual.</text:p>
      <text:p text:style-name="P1184"/>
      <text:p text:style-name="P1185">This prints out the namespace [alias0, alias1, . . . <text:s/>aliasn] and any module-leveldocumentation.</text:p>
      <text:p text:style-name="P1184">Note that all of the functions in a module (with their fully qualified names) are automatically found by the help system, so this command is just for the module itself.</text:p>
      <text:h text:style-name="Heading_20_3" text:outline-level="3">More modules</text:h>
      <text:p text:style-name="P1236">Modules may defined inside other modules and they may be imported into other modules. If module A imports B then you would access the variable <text:span text:style-name="T31">u</text:span><text:span text:style-name="T189"> in B as</text:span></text:p>
      <text:p text:style-name="P1236"><text:span text:style-name="T189">A#B#u</text:span></text:p>
      <text:p text:style-name="P1237"><text:span text:style-name="T189">If you import or define a module inside another module, it is completely local to that module.</text:span></text:p>
      <text:h text:style-name="P1109" text:outline-level="3"><text:span text:style-name="T318">Intrinsic elements</text:span></text:h>
      <text:p text:style-name="P1238"><text:span text:style-name="T318">Modules may have variables and functions that are only available in that module. These are referred to as</text:span><text:span text:style-name="T125"> intrinsic</text:span><text:span text:style-name="T412"> <text:s/>(meaning “originating and included wholly within a part”). This is done by a convention of starting the name with a double underscore. Any such elements inside a module are only visible there. </text:span></text:p>
      <text:p text:style-name="P1141">module['a:a','X'</text:p>
      <text:p text:style-name="P1141"><text:s/>][</text:p>
      <text:p text:style-name="P1141"><text:s/>__secret_number := 42;</text:p>
      <text:p text:style-name="P1141"><text:s/>__f(x)-<text:span text:style-name="T1248">&gt;</text:span>x/__secret_number;</text:p>
      <text:p text:style-name="P1141"><text:soft-page-break/><text:s text:c="2"/>g(x)-<text:span text:style-name="T1248">&gt;__</text:span>f(x+1);</text:p>
      <text:p text:style-name="P1141">];</text:p>
      <text:p text:style-name="Text_20_body"/>
      <text:p text:style-name="P1239">Would define a module with a single extrinsic (the opposite of intrinsic) function <text:span text:style-name="T447">g(x).</text:span></text:p>
      <text:p text:style-name="P1142"><text:span text:style-name="T447"><text:s text:c="3"/>module_</text:span><text:span text:style-name="T923">import</text:span><text:span text:style-name="T1216">('a:a')</text:span></text:p>
      <text:p text:style-name="P1142"><text:span text:style-name="T1216">X</text:span></text:p>
      <text:p text:style-name="P1142"><text:span text:style-name="T1216"><text:s text:c="3"/>)funcs -m</text:span></text:p>
      <text:p text:style-name="P1142"><text:span text:style-name="T1216">g(1) <text:s text:c="3"/></text:span></text:p>
      <text:p text:style-name="P1142"><text:span text:style-name="T1216"><text:s text:c="3"/>)vars -m</text:span></text:p>
      <text:p text:style-name="P1142"><text:span text:style-name="T1216"/></text:p>
      <text:p text:style-name="Text_20_body"><text:span text:style-name="T1216"/></text:p>
      <text:p text:style-name="P1238">Meaning that __<text:span text:style-name="T1247">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248">X#__secret_number</text:span></text:p>
      <text:p text:style-name="Preformatted_20_Text">unknown symbol</text:p>
      <text:p text:style-name="P1238"/>
      <text:p text:style-name="P1240">The aim is that the internal state of a module cannot be changed by users. This ensures integrity, <text:span text:style-name="T1249">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1238"/>
      <text:p text:style-name="P1240">This say to show modules, fully qualify the names, show intrinsic functions too. <text:s/><text:span text:style-name="T1249">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042" text:outline-level="3"><text:bookmark-start text:name="__RefHeading___Toc704_3277173355"/><text:span text:style-name="T865">module_</text:span>import<text:bookmark-end text:name="__RefHeading___Toc704_3277173355"/></text:h>
      <text:p text:style-name="P921">Description</text:p>
      <text:p text:style-name="P266">Import a module <text:span text:style-name="T793">with a given alias. </text:span></text:p>
      <text:p text:style-name="P921">Usage</text:p>
      <text:p text:style-name="Preformatted_20_Text"><text:span text:style-name="T865">module_</text:span>import(urn<text:span text:style-name="T679">[</text:span>, alias<text:span text:style-name="T679">]</text:span>);</text:p>
      <text:p text:style-name="P1136">module_import(arg.)</text:p>
      <text:p text:style-name="P921">Arguments</text:p>
      <text:p text:style-name="P1175">Dyadic version <text:span text:style-name="T1242">with simple scalar arguments</text:span></text:p>
      <text:p text:style-name="P266"><text:span text:style-name="T447">urn</text:span> = a <text:span text:style-name="T678">Uniform</text:span> Resource Name <text:span text:style-name="T678">(as per RFC 2141 and 1737, if you track such things). </text:span></text:p>
      <text:p text:style-name="P267"><text:span text:style-name="T462">a</text:span><text:span text:style-name="T447">lias</text:span> = a string that conforms to the requirements of a QDL variable name.</text:p>
      <text:p text:style-name="P268"><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1178">Monadic version. </text:p>
      <text:p text:style-name="Text_20_body"><text:span text:style-name="T1214">arg.</text:span><text:span text:style-name="T1242"> </text:span>A <text:span text:style-name="T1242">stem </text:span>of either urns or urns and aliases. <text:span text:style-name="T1242">If an alias is omitted, then the default issued.</text:span></text:p>
      <text:p text:style-name="P1227">E.g. A list</text:p>
      <text:p text:style-name="P1136">arg. := [[urn0[,alias0],[urn1[,alias1], . . . [urnn[,aliasn]]</text:p>
      <text:p text:style-name="Text_20_body"/>
      <text:p text:style-name="P1227">Or something like</text:p>
      <text:p text:style-name="Preformatted_20_Text">arg.'complex' := ['qdl:/math/complex', 'c']</text:p>
      <text:p text:style-name="Preformatted_20_Text">arg.'<text:span text:style-name="T921">curves</text:span>' := ['qdl:/math/c<text:span text:style-name="T921">urves</text:span>', 'c<text:span text:style-name="T1242">urves</text:span>']</text:p>
      <text:p text:style-name="P1227"/>
      <text:p text:style-name="P1227">The result would be conformable to the arguments.</text:p>
      <text:p text:style-name="P921">Output</text:p>
      <text:p text:style-name="P377"><text:span text:style-name="T793">A logical </text:span><text:span text:style-name="T1242">(dyadic) alias as a scalar string, (monadic) conformable stem of aliases </text:span><text:span text:style-name="T104"><text:s/></text:span><text:span text:style-name="T793">if the import succeeded </text:span><text:span text:style-name="T1242">or </text:span><text:span text:style-name="T1214">null</text:span><text:span text:style-name="T317">.</text:span></text:p>
      <text:p text:style-name="P922">Examples</text:p>
      <text:p text:style-name="Preformatted_20_Text"><text:span text:style-name="T865"><text:s text:c="3"/>module_</text:span>import('my:/thingie', 'ahab'); </text:p>
      <text:p text:style-name="P1136">ahab</text:p>
      <text:p text:style-name="P268"/>
      <text:p text:style-name="P268">Would locate the module with URN <text:span text:style-name="T594">my:/thingie</text:span> and let you use <text:span text:style-name="T594">ahab</text:span><text:span text:style-name="T189"> as the local alias. <text:s/>Remember that the module must be loaded first or you will get an error. </text:span></text:p>
      <text:p text:style-name="Heading">Another example <text:span text:style-name="T795">of multiple imports</text:span></text:p>
      <text:p text:style-name="P377"><text:span text:style-name="T793">You may import a module multiple times with different aliases. This effectively creates new independent copies of it. In the following small session, a module is created (this effectively loads it, so you do not need the </text:span><text:span text:style-name="T462">load_module</text:span><text:span text:style-name="T793">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794">template </text:span>from which <text:span text:style-name="T794">instances </text:span>are created. <text:span text:style-name="T794">The instances are accessed using their alias. <text:s/>So if you do python or java, </text:span><text:span text:style-name="T463">import(a,b)</text:span><text:span text:style-name="T794"> is the same as creating a new instance of a class.)</text:span></text:p>
      <text:p text:style-name="Preformatted_20_Text"><text:s text:c="2"/>module['a:/a','a']body[q:=1;];</text:p>
      <text:p text:style-name="Preformatted_20_Text"><text:s text:c="2"/><text:span text:style-name="T865">module_</text:span>import('a:/a')</text:p>
      <text:p text:style-name="P1135">a</text:p>
      <text:p text:style-name="Preformatted_20_Text"><text:s text:c="2"/><text:span text:style-name="T865">module_</text:span>import('a:/a','b')</text:p>
      <text:p text:style-name="P1135">b</text:p>
      <text:p text:style-name="Preformatted_20_Text"><text:s text:c="2"/>)modules <text:span text:style-name="T796">imports</text:span></text:p>
      <text:p text:style-name="Preformatted_20_Text">a:/a = <text:span text:style-name="T793">[</text:span>a,<text:span text:style-name="T793">b]</text:span></text:p>
      <text:p text:style-name="Preformatted_20_Text"><text:soft-page-break/><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042" text:outline-level="3"><text:bookmark-start text:name="__RefHeading___Toc706_3277173355"/>module_<text:span text:style-name="T1181">load</text:span><text:bookmark-end text:name="__RefHeading___Toc706_3277173355"/></text:h>
      <text:p text:style-name="P921">Description</text:p>
      <text:p text:style-name="P488"><text:span text:style-name="T679">Load a module </text:span><text:span text:style-name="T793">from an external source</text:span><text:span text:style-name="T679">. </text:span><text:span text:style-name="T981">Note that once a module is loaded, it is automatically available <text:s/>for import in any other module. Since namespaces are unique, there should</text:span><text:span text:style-name="T77"> never</text:span><text:span text:style-name="T259"> be a collision.</text:span><text:span text:style-name="T77"> <text:s/></text:span><text:span text:style-name="T260">Said differently, there there is a master list of all loaded modules in a given workspace.</text:span></text:p>
      <text:p text:style-name="P921">Usage</text:p>
      <text:p text:style-name="Preformatted_20_Text">module_<text:span text:style-name="T863">load</text:span>(<text:span text:style-name="T801">arg[,type]</text:span>);</text:p>
      <text:p text:style-name="P1131">module_load(<text:span text:style-name="T1242">arg.</text:span>)</text:p>
      <text:p text:style-name="P921">Arguments</text:p>
      <text:p text:style-name="P1179">Dyadic version, using simple namespace and alias:</text:p>
      <text:p text:style-name="P268"><text:span text:style-name="T464">arg</text:span> – <text:span text:style-name="T801">Either </text:span>the full path to the file that contains the module, <text:span text:style-name="T801">when there is no second module </text:span><text:span text:style-name="T53">or</text:span><text:span text:style-name="T217"> the fully qualified Java class name. </text:span><text:span text:style-name="T270">The Java class may be either </text:span><text:span text:style-name="T217">a class that extends the QDLLoader</text:span> <text:s/><text:span text:style-name="T801">class </text:span><text:span text:style-name="T1013">or extends the JavaModule class</text:span><text:span text:style-name="T801">. </text:span>This is loaded then run in its own environment which is then added to your session. <text:span text:style-name="T54">Be sure the class is included in your class path</text:span><text:span text:style-name="T218">.</text:span></text:p>
      <text:p text:style-name="P1189">type - <text:span text:style-name="T628">If absent this implies <text:s/>file. The only other supported value at this point is </text:span>'java' <text:span text:style-name="T616">which means that the first argument is a class na</text:span><text:span text:style-name="T617">m</text:span><text:span text:style-name="T616">e.</text:span></text:p>
      <text:p text:style-name="P1190"><text:span text:style-name="T620">M</text:span><text:span text:style-name="T619">onadic version, </text:span></text:p>
      <text:p text:style-name="Text_20_body"><text:span text:style-name="T447">arg.</text:span> - a <text:span text:style-name="T1242">stem </text:span>of modules namespace or namespace, type pairs.</text:p>
      <text:p text:style-name="P1227">E.g.</text:p>
      <text:p text:style-name="P1132"><text:span text:style-name="T1242">arg. := </text:span>[[arg0[,type0], arg1[,type1], . . . , argn[,typen]]</text:p>
      <text:p text:style-name="Text_20_body"/>
      <text:p text:style-name="P1227">Same note about using a general stem holds here as for module_import.</text:p>
      <text:p text:style-name="P383"><text:span text:style-name="T616">N</text:span><text:span text:style-name="T613">ote that you can also load modules at start up via the configuration file. You should look in the documentation there for more information.</text:span></text:p>
      <text:p text:style-name="P921">Output</text:p>
      <text:p text:style-name="P1226"><text:span text:style-name="T1241">A </text:span><text:span text:style-name="T1240">either a scalar (dyadic case) of the alias or a conformable list of aliases </text:span><text:span text:style-name="T1241">if it succeeds. </text:span><text:span text:style-name="T1240">Failures return a </text:span><text:span text:style-name="T1219">null</text:span><text:span text:style-name="T28"> </text:span><text:span text:style-name="T1241">otherwise (or an error message </text:span><text:span text:style-name="T1240">if there was an actual problem with loading the module</text:span><text:span text:style-name="T1241">).</text:span></text:p>
      <text:p text:style-name="P922"><text:soft-page-break/>Examples</text:p>
      <text:p text:style-name="Preformatted_20_Text"><text:s text:c="3"/>module_<text:span text:style-name="T864">load</text:span>('/home/bob/qdl/modules/mega_module.<text:span text:style-name="T1250">m</text:span>dl');</text:p>
      <text:p text:style-name="Text_20_body"><text:line-break/>Would l<text:span text:style-name="T679">oad the given module. </text:span></text:p>
      <text:p text:style-name="Heading">Loading a Java module</text:p>
      <text:p text:style-name="P398">The example loader ships with QDL, so you may always import that. To do so issue the following:</text:p>
      <text:p text:style-name="Preformatted_20_Text"><text:s text:c="3"/>module_<text:span text:style-name="T864">load</text:span>('edu.uiuc.ncsa.qdl.extensions.example.QDLLoaderImpl', 'java')</text:p>
      <text:p text:style-name="P1133">qdl:/examples/java</text:p>
      <text:p text:style-name="Text_20_body"/>
      <text:p text:style-name="P398"><text:span text:style-name="T1240">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865">module_</text:span>import('qdl:/examples/java')</text:p>
      <text:p text:style-name="P1134">java</text:p>
      <text:p text:style-name="Text_20_body"/>
      <text:p text:style-name="P398"><text:span text:style-name="T1242">And import returns the (in this case default alias) of </text:span><text:span text:style-name="T1214">java</text:span><text:span text:style-name="T1242">. </text:span>If it imported correctly, it should hav<text:span text:style-name="T935">e</text:span> brought in a single command.</text:p>
      <text:p text:style-name="Preformatted_20_Text"><text:s text:c="2"/>)funcs</text:p>
      <text:p text:style-name="Preformatted_20_Text">java#concat(2)</text:p>
      <text:h text:style-name="P1038" text:outline-level="2">Use of modules</text:h>
      <text:p text:style-name="Text_20_body"><text:span text:style-name="T1180">Since this is the basic encapsulation unit their use requires a bit of amplification. If you are familiar with classes, they behave a bit like them, but are not classes (which have internal private functions and variables, as well as </text:span><text:span text:style-name="T1181">some form of inheritance</text:span><text:span text:style-name="T1180">). </text:span><text:span text:style-name="T1245">For one thing, nothing is truly private and a lot of languages like Java ofrC++ with </text:span><text:span text:style-name="T1220">public</text:span> <text:span text:style-name="T1245">or</text:span> <text:span text:style-name="T1220">private</text:span><text:span text:style-name="T1245"> keywords are really mostly syntactic sugar. In QDL, the convention is simple: If a function or variable begins with a double underscore, that is an indication that it should be left alone. </text:span><text:span text:style-name="T1180">But there may be multiple instances of </text:span><text:span text:style-name="T1181">modules </text:span><text:span text:style-name="T1180">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180">define[select(query_string)][. . .];</text:span></text:p>
      <text:p text:style-name="Preformatted_20_Text"><text:s text:c="3"/>// other stuff</text:p>
      <text:p text:style-name="Preformatted_20_Text">]; <text:s/></text:p>
      <text:p text:style-name="Text_20_body"/>
      <text:p text:style-name="P646"><text:span text:style-name="T1180">then you might want to create several tables like this, </text:span><text:span text:style-name="T1181">each is a module </text:span><text:span text:style-name="T1250">(this assumes that your module path is set and </text:span><text:span text:style-name="T1217">db-table.mdl</text:span><text:span text:style-name="T1250"> is in it.)</text:span></text:p>
      <text:p text:style-name="P897"><text:span text:style-name="T1250">db_table := </text:span>module_<text:span text:style-name="T923">load</text:span>('<text:span text:style-name="T923">db-table</text:span>'<text:span text:style-name="T1180">); <text:s text:c="2"/>// </text:span><text:span text:style-name="T1181">make it available in the workspace</text:span></text:p>
      <text:p text:style-name="P1143"><text:soft-page-break/>module_load(<text:span text:style-name="T1250">db_table</text:span>, '<text:span text:style-name="T907">clients</text:span>'<text:span text:style-name="T1180">);</text:span></text:p>
      <text:p text:style-name="P1143">module_load(<text:span text:style-name="T1250">db_table</text:span>, '<text:span text:style-name="T907">accounts</text:span>'<text:span text:style-name="T1180">);</text:span></text:p>
      <text:p text:style-name="P1143">module_load(<text:span text:style-name="T1250">db_table</text:span>, '<text:span text:style-name="T907">transactions</text:span>'<text:span text:style-name="T1180">);</text:span></text:p>
      <text:p text:style-name="P646"/>
      <text:p text:style-name="P645">Then you would initialize each of these l<text:span text:style-name="T1181">and use them </text:span>ike</text:p>
      <text:p text:style-name="P896">clients#init_connection('client_<text:span text:style-name="T1180">table_name'</text:span>);</text:p>
      <text:p text:style-name="P896">clients#select(<text:span text:style-name="T1180">my_query); // select on a give criterion.</text:span></text:p>
      <text:p text:style-name="P646"/>
      <text:p text:style-name="P645">and then each instance of the module would have its own state, independent of any other instances.</text:p>
      <text:p text:style-name="P647">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here is a design for classes in QDL, but there so far has been no need to implement them. Maybe someday.</text:p>
      <text:h text:style-name="P1026" text:outline-level="1"><text:bookmark-start text:name="__RefHeading___Toc16296_4001340964"/>Logging and debugging<text:bookmark-end text:name="__RefHeading___Toc16296_4001340964"/></text:h>
      <text:p text:style-name="P464">There are two additional ways to keep track of what QDL is doing. Logging consists of having a running <text:span text:style-name="T31">log</text:span><text:span text:style-name="T189"> or file that has informational messages in it like</text:span></text:p>
      <text:p text:style-name="P394">INFO: qdl(Fri Oct 23 10:39:53 CDT 2020): VFS MySQL mount: vfs#/mysql</text:p>
      <text:p text:style-name="P465"><text:span text:style-name="T963">A log then is a running accounting of how the system is running and doing things. You may write to the log. There is also a </text:span><text:span text:style-name="T72">debugging</text:span><text:span text:style-name="T251"> facility included. This writes (to system error, not the console, though your output may end up there depending on how you have things set up). Debugging statements are normally put into your code and may be turned on and off as needed. </text:span></text:p>
      <text:p text:style-name="P466"><text:span text:style-name="T25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52">statements are left in place and only turned on if there is some issue (such as log messages that something is not right, or other complaints).</text:span></text:p>
      <text:p text:style-name="P165">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74703396512">
          <table:table-cell table:style-name="Table3.A1" office:value-type="string">
            <text:p text:style-name="P997">Name</text:p>
          </table:table-cell>
          <table:table-cell table:style-name="Table3.A1" office:value-type="string">
            <text:p text:style-name="P997">Value</text:p>
          </table:table-cell>
          <table:table-cell table:style-name="Table3.A1" office:value-type="string">
            <text:p text:style-name="P996">Description</text:p>
          </table:table-cell>
        </table:table-row>
        <table:table-row table:style-name="TableLine94674695442320">
          <table:table-cell table:style-name="Table3.A1" office:value-type="string">
            <text:p text:style-name="P997">OFF</text:p>
          </table:table-cell>
          <table:table-cell table:style-name="Table3.A1" office:value-type="string">
            <text:p text:style-name="P1011">0</text:p>
          </table:table-cell>
          <table:table-cell table:style-name="Table3.A1" office:value-type="string">
            <text:p text:style-name="P996">Disable logging/debugging. Nothing is printed</text:p>
          </table:table-cell>
        </table:table-row>
        <table:table-row table:style-name="TableLine94674717870304">
          <table:table-cell table:style-name="Table3.A1" office:value-type="string">
            <text:p text:style-name="P997">INFO</text:p>
          </table:table-cell>
          <table:table-cell table:style-name="Table3.A1" office:value-type="string">
            <text:p text:style-name="P1011">1</text:p>
          </table:table-cell>
          <table:table-cell table:style-name="Table3.A1" office:value-type="string">
            <text:p text:style-name="P996">informational</text:p>
          </table:table-cell>
        </table:table-row>
        <table:table-row table:style-name="TableLine94674718164096">
          <table:table-cell table:style-name="Table3.A1" office:value-type="string">
            <text:p text:style-name="P997">WARN</text:p>
          </table:table-cell>
          <table:table-cell table:style-name="Table3.A1" office:value-type="string">
            <text:p text:style-name="P1011">2</text:p>
          </table:table-cell>
          <table:table-cell table:style-name="Table3.A1" office:value-type="string">
            <text:p text:style-name="P996">warnings - things that are serious but don't require action</text:p>
          </table:table-cell>
        </table:table-row>
        <table:table-row table:style-name="TableLine94674709721296">
          <table:table-cell table:style-name="Table3.A1" office:value-type="string">
            <text:p text:style-name="P997">ERROR</text:p>
          </table:table-cell>
          <table:table-cell table:style-name="Table3.A1" office:value-type="string">
            <text:p text:style-name="P997">3</text:p>
          </table:table-cell>
          <table:table-cell table:style-name="Table3.A1" office:value-type="string">
            <text:p text:style-name="P996">errors - the system cannot resolve the issue, but processing continues</text:p>
          </table:table-cell>
        </table:table-row>
        <table:table-row table:style-name="Table3.6">
          <table:table-cell table:style-name="Table3.A1" office:value-type="string">
            <text:p text:style-name="P997">SEVERE</text:p>
          </table:table-cell>
          <table:table-cell table:style-name="Table3.A1" office:value-type="string">
            <text:p text:style-name="P997">4</text:p>
          </table:table-cell>
          <table:table-cell table:style-name="Table3.A1" office:value-type="string">
            <text:p text:style-name="P996">an issue that prevents processing of anything. </text:p>
          </table:table-cell>
        </table:table-row>
        <table:table-row table:style-name="Table3.6">
          <table:table-cell table:style-name="Table3.A1" office:value-type="string">
            <text:p text:style-name="P997">TRACE</text:p>
          </table:table-cell>
          <table:table-cell table:style-name="Table3.A1" office:value-type="string">
            <text:p text:style-name="P1011">5</text:p>
          </table:table-cell>
          <table:table-cell table:style-name="Table3.A1" office:value-type="string">
            <text:p text:style-name="P996">Print everything at all levels</text:p>
          </table:table-cell>
        </table:table-row>
      </table:table>
      <text:p text:style-name="P174"><text:s text:c="2"/></text:p>
      <text:p text:style-name="P467"><text:span text:style-name="T251">E</text:span><text:span text:style-name="T189">ach level is more restrictive than the last. So if you set</text:span></text:p>
      <text:p text:style-name="Preformatted_20_Text"><text:soft-page-break/><text:s text:c="3"/>debug(2);</text:p>
      <text:p text:style-name="P803">3 </text:p>
      <text:p text:style-name="P803">// previous debug level was 3 so only errors would get outputted.</text:p>
      <text:p text:style-name="Text_20_body"/>
      <text:p text:style-name="P467">Then debug commands at a lower level will not print. This lets you ramp the amount of output up and down as needed. <text:s/><text:span text:style-name="T964">Here is an example.</text:span></text:p>
      <text:p text:style-name="Preformatted_20_Text">debug(2); //set only warning on</text:p>
      <text:p text:style-name="Preformatted_20_Text">if[!is_defined(user.id)][</text:p>
      <text:p text:style-name="Preformatted_20_Text"><text:s/><text:span text:style-name="T886">log_</text:span><text:span text:style-name="T892">entry</text:span>(1, 'Processing as anonymous user');</text:p>
      <text:p text:style-name="Preformatted_20_Text"><text:s/>//.. do anonymous user stuff</text:p>
      <text:p text:style-name="Preformatted_20_Text"><text:s text:c="2"/><text:span text:style-name="T964">debug(0, '</text:span><text:span text:style-name="T886">checking anonymous permissions.</text:span><text:span text:style-name="T964">'); <text:s/></text:span></text:p>
      <text:p text:style-name="Preformatted_20_Text">]else[</text:p>
      <text:p text:style-name="P804"><text:s/>log_<text:span text:style-name="T1028">entry</text:span>(1, 'user ' + user.id + ' found.');</text:p>
      <text:p text:style-name="Preformatted_20_Text"><text:s/>// do known user stuff. <text:span text:style-name="T964">Say we can’t find this user, log it:</text:span></text:p>
      <text:p text:style-name="P804"><text:s/><text:span text:style-name="T964">log_</text:span><text:span text:style-name="T1028">entry</text:span><text:span text:style-name="T964">(3, 'user not found in database! </text:span><text:span text:style-name="T886">Done.</text:span><text:span text:style-name="T964">');</text:span> <text:s/></text:p>
      <text:p text:style-name="Preformatted_20_Text">];</text:p>
      <text:p text:style-name="P467"/>
      <text:p text:style-name="P469">So as a point, in this example, it is entirely possible (and normal) that the user is not in the database and while the system can’t do anything about it (and logs the fact), normal processing continues in this case. </text:p>
      <text:p text:style-name="P467">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70">Final note that if you have not configured debugging or logging then these commands do nothing. Turning them on in a session is a simple as issuing a command like </text:p>
      <text:p text:style-name="Preformatted_20_Text">debug(1)</text:p>
      <text:p text:style-name="P470"/>
      <text:p text:style-name="P470">(or any of the non-negative levels).</text:p>
      <text:h text:style-name="Heading_20_2" text:outline-level="2"><text:bookmark-start text:name="__RefHeading___Toc16298_4001340964"/>Related functions<text:bookmark-end text:name="__RefHeading___Toc16298_4001340964"/></text:h>
      <text:h text:style-name="P1048" text:outline-level="3"><text:bookmark-start text:name="__RefHeading___Toc16300_4001340964"/>debug, log_<text:span text:style-name="T1028">entry</text:span><text:bookmark-end text:name="__RefHeading___Toc16300_4001340964"/></text:h>
      <text:p text:style-name="Heading">Description</text:p>
      <text:p text:style-name="P468">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802">log_<text:span text:style-name="T1028">entry</text:span>([level, message])</text:p>
      <text:p text:style-name="Heading">Arguments</text:p>
      <text:p text:style-name="P468">(no arguments) - Inquire about current level</text:p>
      <text:p text:style-name="P468"><text:soft-page-break/>level - (only) set the current level for all subsequent operations</text:p>
      <text:p text:style-name="P468">level, message = output the message at the given level</text:p>
      <text:p text:style-name="P468">message - (only) output the message at the INFO (default) level.</text:p>
      <text:p text:style-name="Heading">Output</text:p>
      <text:p text:style-name="P468">If there is no argument, the result is current level. </text:p>
      <text:p text:style-name="P468">If the argument is a new level, the result is the previous level</text:p>
      <text:p text:style-name="P468">Otherwise, a true or false is returned if the operation succeeded.</text:p>
      <text:p text:style-name="Heading">Examples</text:p>
      <text:p text:style-name="P607">Note that you <text:span text:style-name="T3">must </text:span><text:span text:style-name="T146">set the highest level you want first – </text:span><text:span text:style-name="T179">this sets the global logging/debug level</text:span><text:span text:style-name="T146">. The way this operates is that you set the debugging/logging level to the maximum you want, then tag each message with the appropriate level. </text:span><text:span text:style-name="T179"><text:s/></text:span><text:span text:style-name="T146">Logging levels are in the </text:span><text:span text:style-name="T503">constants().sys_log</text:span><text:span text:style-name="T146"> stem. So for instance if you set the debug level to 3, then</text:span></text:p>
      <text:p text:style-name="Preformatted_20_Text">debug(2, ‘foo’)</text:p>
      <text:p text:style-name="P312"/>
      <text:p text:style-name="Text_20_body"><text:span text:style-name="T178">would display nothing, since 2 &lt; 3. Debugging is printed to syserr and ends up on the screen, log </text:span><text:span text:style-name="T180">entries are</text:span><text:span text:style-name="T178"> written to the log file (</text:span><text:span text:style-name="T180">current one is </text:span><text:span text:style-name="T178"><text:s/></text:span><text:span text:style-name="T518">info().boot.log_file</text:span><text:span text:style-name="T1137">).</text:span></text:p>
      <text:p text:style-name="P468">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027" text:outline-level="1"><text:bookmark-start text:name="__RefHeading___Toc490_3277173355"/>Built-in function <text:span text:style-name="T670">reference</text:span><text:bookmark-end text:name="__RefHeading___Toc490_3277173355"/></text:h>
      <text:p text:style-name="P183">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1049" text:outline-level="3"><text:bookmark-start text:name="__RefHeading___Toc500_3277173355"/><text:span text:style-name="T604">c</text:span>ontains<text:bookmark-end text:name="__RefHeading___Toc500_3277173355"/></text:h>
      <text:p text:style-name="P903">Description</text:p>
      <text:p text:style-name="P184">To find if a string contains another string</text:p>
      <text:p text:style-name="P903">Usage</text:p>
      <text:p text:style-name="Preformatted_20_Text">contains(source, snippets <text:span text:style-name="T653">[, case_sensitive]</text:span>)</text:p>
      <text:p text:style-name="P903">Arguments</text:p>
      <text:p text:style-name="P184"><text:span text:style-name="T447">source</text:span> – a string or stem of strings that is the target of the search.</text:p>
      <text:p text:style-name="P184"><text:span text:style-name="T450">s</text:span><text:span text:style-name="T447">nippets</text:span> – a string or stem of strings that are what are being search for</text:p>
      <text:p text:style-name="P240"><text:span text:style-name="T447">case_</text:span><text:span text:style-name="T450">s</text:span><text:span text:style-name="T447">ensitive</text:span> – (optional) if this is <text:span text:style-name="T3">true</text:span> (default) then the check is done respecting case. If it is <text:span text:style-name="T3">false</text:span><text:span text:style-name="T146"> then the matching is done after converting the arguments to lower case. (Note that the original values are never altered.) <text:s/></text:span></text:p>
      <text:p text:style-name="P903">Output</text:p>
      <text:p text:style-name="P185">A scalar or stem (if the arguments were stems) if the snippet(s) was (were) found. <text:span text:style-name="T606">Note that</text:span></text:p>
      <text:list xml:id="list3634084394" text:style-name="L5">
        <text:list-item>
          <text:p text:style-name="P1173">source a scalar, snippet a scalar → result is a simple boolean</text:p>
        </text:list-item>
        <text:list-item>
          <text:p text:style-name="P1173">source a scalar, snippet a stem → result is a stem with identical keys to the snippet and with boolean entries</text:p>
        </text:list-item>
        <text:list-item>
          <text:p text:style-name="P1173">source a stem, snippet a stem, → result is a stem with identical keys to the source and boolean entries. </text:p>
        </text:list-item>
        <text:list-item>
          <text:p text:style-name="P1173">Both stems, the result is conformable to the left argument and the right. In other words, to be in the result, only entries with matching keys are tested. </text:p>
        </text:list-item>
      </text:list>
      <text:p text:style-name="P926">Examples</text:p>
      <text:p text:style-name="P155">Example 1.</text:p>
      <text:p text:style-name="Preformatted_20_Text"><text:s text:c="4"/>a := 'What light through yon window breaks?';</text:p>
      <text:p text:style-name="Preformatted_20_Text"><text:s text:c="4"/>contains(a , 'Juliette');</text:p>
      <text:p text:style-name="Preformatted_20_Text"/>
      <text:p text:style-name="P111"><text:soft-page-break/><text:span text:style-name="T189">returns </text:span><text:span text:style-name="T549">false</text:span><text:span text:style-name="T189">, since there is no string '</text:span><text:span text:style-name="T549">Juliette'</text:span><text:span text:style-name="T189"> in the first string.</text:span></text:p>
      <text:p text:style-name="P155">Example 2.</text:p>
      <text:p text:style-name="Preformatted_20_Text"><text:s text:c="4"/>source := '<text:span text:style-name="T605">the rain in Spain';</text:span></text:p>
      <text:p text:style-name="P673"><text:s text:c="4"/>snippet.<text:span text:style-name="T606">article</text:span> := 'the';</text:p>
      <text:p text:style-name="P673"><text:s text:c="4"/>snippet.1 := 'in';</text:p>
      <text:p text:style-name="P673"><text:s text:c="4"/>snippet.2 := 'Portugal';</text:p>
      <text:p text:style-name="P673"><text:s text:c="4"/>output. := contains(source, snippet.);</text:p>
      <text:p text:style-name="P673"/>
      <text:p text:style-name="P673"><text:s text:c="4"/>output.<text:span text:style-name="T606">article</text:span> == true;</text:p>
      <text:p text:style-name="P673"><text:s text:c="4"/>output.1 == true;</text:p>
      <text:p text:style-name="P673"><text:s text:c="4"/>output.2 == false;</text:p>
      <text:p text:style-name="P673"/>
      <text:p text:style-name="P186">Example 3.</text:p>
      <text:p text:style-name="Preformatted_20_Text"><text:s text:c="4"/>source.foo := 'bar';</text:p>
      <text:p text:style-name="Preformatted_20_Text"><text:s text:c="4"/>source.fnord := 'baz';</text:p>
      <text:p text:style-name="P674"><text:s text:c="4"/>source.woof := 'arf';</text:p>
      <text:p text:style-name="P674"/>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86">In this case, only the corresponding keys are checked if <text:span text:style-name="T106">both</text:span><text:span text:style-name="T319"> arguments are stem variables. </text:span></text:p>
      <text:h text:style-name="P1050" text:outline-level="3">diff<text:span text:style-name="T1163">er_at</text:span></text:h>
      <text:p text:style-name="Heading">Description</text:p>
      <text:p text:style-name="Text_20_body"><text:span text:style-name="T1174">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624"><text:span text:style-name="T503">diff</text:span><text:span text:style-name="T535">er_at</text:span><text:span text:style-name="T503">(s0, s1)</text:span> </text:p>
      <text:p text:style-name="Heading">Arguments</text:p>
      <text:p text:style-name="P623"><text:span text:style-name="T535">s0, s1 </text:span>can be either strings or stems of strings.</text:p>
      <text:p text:style-name="Heading">Output</text:p>
      <text:p text:style-name="P622">The first index where the strings fail to match or -1 if they are identical.</text:p>
      <text:p text:style-name="Heading">Example</text:p>
      <text:p text:style-name="Preformatted_20_Text"><text:s text:c="3"/>diff<text:span text:style-name="T1163">er_at</text:span>('abcde', 'ab'); // <text:span text:style-name="T1161">first index they are different is 2 in 1</text:span><text:span text:style-name="T701">st</text:span><text:span text:style-name="T1161"> arg</text:span></text:p>
      <text:p text:style-name="Preformatted_20_Text"><text:soft-page-break/>2</text:p>
      <text:p text:style-name="P888"><text:s text:c="3"/>diff<text:span text:style-name="T1163">er_at</text:span>('abcd','abcd'); // -<text:span text:style-name="T1161">1 means they are equal</text:span></text:p>
      <text:p text:style-name="Preformatted_20_Text">-1</text:p>
      <text:p text:style-name="P888"><text:s text:c="3"/>diff<text:span text:style-name="T1163">er_at</text:span>(['abcd','efgp'],['abq','efghij'])</text:p>
      <text:p text:style-name="Preformatted_20_Text">[2,3]</text:p>
      <text:p text:style-name="P888"><text:s text:c="2"/>diff<text:span text:style-name="T1163">er_at</text:span>(['abcde','abed'], 'abcq')</text:p>
      <text:p text:style-name="Preformatted_20_Text">[3,2]</text:p>
      <text:h text:style-name="P1051" text:outline-level="3"><text:bookmark-start text:name="__RefHeading___Toc16302_4001340964"/>head<text:bookmark-end text:name="__RefHeading___Toc16302_4001340964"/></text:h>
      <text:p text:style-name="Heading">Description</text:p>
      <text:p text:style-name="P476">Find the starting part of a string up to a given marker</text:p>
      <text:p text:style-name="Heading">Usage</text:p>
      <text:p text:style-name="P477"><text:span text:style-name="T488">head(target, stopChars[, is_</text:span><text:span text:style-name="T489">regex</text:span><text:span text:style-name="T488">])</text:span></text:p>
      <text:p text:style-name="Heading">Arguments</text:p>
      <text:p text:style-name="P476"><text:span text:style-name="T447">target</text:span> - a string or stem of strings</text:p>
      <text:p text:style-name="P476"><text:span text:style-name="T447">stopChars</text:span> - a string or stem of string of places to stop.</text:p>
      <text:p text:style-name="Text_20_body"><text:span text:style-name="T488">is_</text:span><text:span text:style-name="T489">regex</text:span><text:span text:style-name="T488"> </text:span><text:span text:style-name="T968">- if true <text:s/>then all matching </text:span><text:span text:style-name="T1174">is done with the regular expression</text:span><text:span text:style-name="T968">. </text:span><text:span text:style-name="T1164">Default is </text:span><text:span text:style-name="T489">false</text:span>.</text:p>
      <text:p text:style-name="Heading">Output</text:p>
      <text:p text:style-name="P477"><text:span text:style-name="T968">The part of target up to the stop character, </text:span><text:span text:style-name="T74">i.e., </text:span><text:span text:style-name="T255">the head of each string. If the </text:span><text:span text:style-name="T584">stopChar </text:span><text:span text:style-name="T255">is not found, </text:span><text:span text:style-name="T254">an empty string is returned</text:span><text:span text:style-name="T255">.</text:span></text:p>
      <text:p text:style-name="Heading">Example</text:p>
      <text:p text:style-name="P476">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969">ralf!baz’</text:span>], '@')</text:p>
      <text:p text:style-name="Preformatted_20_Text">[bob,todd,]</text:p>
      <text:p text:style-name="Text_20_body"/>
      <text:p text:style-name="P476">This returns everything in each string up to the @. <text:span text:style-name="T969">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23">A regex example.</text:p>
      <text:p text:style-name="Preformatted_20_Text"><text:soft-page-break/><text:s text:c="2"/>head('a\t\t d, \tm,\ti.n','\\s+', true);</text:p>
      <text:p text:style-name="P889">a</text:p>
      <text:p text:style-name="P475"/>
      <text:p text:style-name="P628">This matches by whitespace, in this case ignoring tabs.</text:p>
      <text:h text:style-name="P1052" text:outline-level="3"><text:bookmark-start text:name="__RefHeading___Toc502_3277173355"/>index_of<text:bookmark-end text:name="__RefHeading___Toc502_3277173355"/></text:h>
      <text:p text:style-name="P903">Description</text:p>
      <text:p text:style-name="P188">This finds the position of the target in the source. If the target is not in the source, then the result is -1. </text:p>
      <text:p text:style-name="P903">Usage</text:p>
      <text:p text:style-name="Preformatted_20_Text">index_of(source, snippet <text:span text:style-name="T654">[,caseSensitive]</text:span>)</text:p>
      <text:p text:style-name="P903">Arguments</text:p>
      <text:p text:style-name="P189"><text:span text:style-name="T447">source</text:span> – a scalar or stem variable.</text:p>
      <text:p text:style-name="P189"><text:span text:style-name="T450">s</text:span><text:span text:style-name="T447">nippet</text:span> – a scalar or stem variable.</text:p>
      <text:p text:style-name="P241"><text:span text:style-name="T447">case_sensitive</text:span> – (Optional) a boolean that if <text:span text:style-name="T3">true</text:span><text:span text:style-name="T146"> will check for case and if false will check against the arguments as all lower case.</text:span></text:p>
      <text:p text:style-name="P903">Output</text:p>
      <text:p text:style-name="P189">if both are strings, the result is the first index of where the snippet starts in the source. <text:span text:style-name="T609">If one is a stem and the other a scalar, the result is conformable to the stem and the operation is applied to each element of the stem. If both are stems, then only corresponding keys are checked. </text:span></text:p>
      <text:p text:style-name="P927"><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90"/>
      <text:p text:style-name="P378"><text:span text:style-name="T51">i.e.,</text:span><text:span text:style-name="T215"> it </text:span><text:span text:style-name="T797">returns a stem variable, which has one entry, the common key and the index, so </text:span><text:span text:style-name="T51">darkness</text:span><text:span text:style-name="T215"> is found starting at index 11 in </text:span><text:span text:style-name="T51">sourceStem.</text:span></text:p>
      <text:h text:style-name="P1053" text:outline-level="3"><text:bookmark-start text:name="__RefHeading___Toc657_3277173355"/><text:soft-page-break/>insert<text:bookmark-end text:name="__RefHeading___Toc657_3277173355"/></text:h>
      <text:p text:style-name="P919">Description</text:p>
      <text:p text:style-name="P196">Insert a given string at a given position of another string</text:p>
      <text:p text:style-name="P919">Usage</text:p>
      <text:p text:style-name="Preformatted_20_Text">insert(source, snippet, index)</text:p>
      <text:p text:style-name="P919">Arguments</text:p>
      <text:p text:style-name="P196"><text:span text:style-name="T447">source</text:span> – the string to be updated</text:p>
      <text:p text:style-name="P196"><text:span text:style-name="T447">snippet</text:span> – the string to insert</text:p>
      <text:p text:style-name="P196"><text:span text:style-name="T447">index</text:span> – the position in the source string to insert the snippet</text:p>
      <text:p text:style-name="P919">Output</text:p>
      <text:p text:style-name="P196">The updated string.</text:p>
      <text:p text:style-name="P919">Examples</text:p>
      <text:p text:style-name="P693"><text:s text:c="4"/>insert('abcd', 'foo', 2)</text:p>
      <text:p text:style-name="P693">abfoocd</text:p>
      <text:p text:style-name="P196"/>
      <text:p text:style-name="P196">This also works for stem variables</text:p>
      <text:h text:style-name="Heading_20_3" text:outline-level="3">tail</text:h>
      <text:p text:style-name="Heading">Description</text:p>
      <text:p text:style-name="P625">Return the right hand side of a string given a delimiter to start at. </text:p>
      <text:p text:style-name="Heading">Usage</text:p>
      <text:p text:style-name="P627"><text:span text:style-name="T490">tail(target, delimiter (, is_</text:span><text:span text:style-name="T491">regex</text:span><text:span text:style-name="T490">))</text:span></text:p>
      <text:p text:style-name="Heading">Arguments</text:p>
      <text:p text:style-name="P626"><text:span text:style-name="T491">target</text:span> - the input (string or stem of strings) to be acted on</text:p>
      <text:p text:style-name="P625"><text:span text:style-name="T447">delimiter</text:span> - the marker to be found. The <text:span text:style-name="T31">last </text:span><text:span text:style-name="T189">such marker is used</text:span></text:p>
      <text:p text:style-name="P629"><text:span text:style-name="T554">is_</text:span><text:span text:style-name="T555">regex</text:span><text:span text:style-name="T310">- if </text:span><text:span text:style-name="T578">true</text:span><text:span text:style-name="T431"> </text:span><text:span text:style-name="T1162">then all matching </text:span><text:span text:style-name="T1165">uses</text:span><text:span text:style-name="T536"> </text:span><text:span text:style-name="T537">delimiter </text:span>as <text:span text:style-name="T1165">a regular expression</text:span>.<text:span text:style-name="T1162"> <text:s/></text:span><text:span text:style-name="T578">false </text:span><text:s/><text:span text:style-name="T1165">is the default</text:span><text:span text:style-name="T1162">.</text:span></text:p>
      <text:p text:style-name="Heading"><text:soft-page-break/>Output</text:p>
      <text:p text:style-name="P625">The tail of of the string(s) or the empty string if there is no match. The delimiter is not returned.</text:p>
      <text:p text:style-name="Heading">Examples</text:p>
      <text:p text:style-name="Text_20_body"/>
      <text:p text:style-name="Preformatted_20_Text"><text:s text:c="2"/>tail('qwe@asd@zxc', '@'); // <text:span text:style-name="T1162">only last occurrence is returned.</text:span></text:p>
      <text:p text:style-name="Preformatted_20_Text">zxc</text:p>
      <text:p text:style-name="Preformatted_20_Text"/>
      <text:p text:style-name="P731"><text:s text:c="2"/>tail('qweaAzxc', '[aA]+', true)</text:p>
      <text:p text:style-name="P889"><text:span text:style-name="T310">z</text:span><text:span text:style-name="T189">xc</text:span></text:p>
      <text:p text:style-name="Text_20_body"/>
      <text:p text:style-name="P628">The second example uses a regex to do a case insensitive match on double a.</text:p>
      <text:h text:style-name="P1055" text:outline-level="3"><text:bookmark-start text:name="__RefHeading___Toc515_3277173355"/>to_lower, to_upper<text:bookmark-end text:name="__RefHeading___Toc515_3277173355"/></text:h>
      <text:p text:style-name="P906">Description</text:p>
      <text:p text:style-name="P191">This will convert the case of a string to all upper or lower case respectively.</text:p>
      <text:p text:style-name="P907">Usage</text:p>
      <text:p text:style-name="Preformatted_20_Text">to_lower(arg), <text:span text:style-name="T685">to_upper(arg)</text:span></text:p>
      <text:p text:style-name="P907">Arguments</text:p>
      <text:p text:style-name="P192"><text:span text:style-name="T447">arg</text:span> – either a string or a stem variable of strings. Non-strings are ignored.</text:p>
      <text:p text:style-name="P906">Output</text:p>
      <text:p text:style-name="P192">A conformable argument of strings. </text:p>
      <text:p text:style-name="P90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95"/>
      <text:h text:style-name="P1056" text:outline-level="3"><text:bookmark-start text:name="__RefHeading___Toc16304_4001340964"/>to_uri<text:bookmark-end text:name="__RefHeading___Toc16304_4001340964"/></text:h>
      <text:p text:style-name="Heading">Description</text:p>
      <text:p text:style-name="Text_20_body"><text:span text:style-name="T961">Parse a string into a stem whose entries are the (RFC </text:span>3986 <text:span text:style-name="T961">compliant) components</text:span></text:p>
      <text:p text:style-name="Heading"><text:soft-page-break/>Usage</text:p>
      <text:p text:style-name="Preformatted_20_Text">to_uri(string)</text:p>
      <text:p text:style-name="Heading">Arguments</text:p>
      <text:p text:style-name="P462">string - any string. If the string is not a valid URI, this will fail.</text:p>
      <text:p text:style-name="Heading">Output</text:p>
      <text:p text:style-name="P462">A stem variable of the components, ea<text:span text:style-name="T1101">c</text:span>h of which is a string (except the port, which is an integer.) Note that no supplied port sets the value to -1;</text:p>
      <text:p text:style-name="Heading">Examples</text:p>
      <text:p text:style-name="P868"><text:s text:c="2"/>u := 'https://www.google.com/search?channel=fs&amp;client=ubuntu&amp;q=URI+specification#my_fragment'</text:p>
      <text:p text:style-name="P868"><text:s text:c="2"/>to_uri(u)</text:p>
      <text:p text:style-name="P868">{</text:p>
      <text:p text:style-name="P868"><text:s/>path:/search,</text:p>
      <text:p text:style-name="P868"><text:s/>fragment:my_fragment,</text:p>
      <text:p text:style-name="P868"><text:s/>scheme_specific_part://www.google.com/search?channel=fs&amp;client=ubuntu&amp;q=URI+specification,</text:p>
      <text:p text:style-name="P868"><text:s/>scheme:https,</text:p>
      <text:p text:style-name="P868"><text:s/>port:-1,</text:p>
      <text:p text:style-name="P868"><text:s/>authority:www.google.com,</text:p>
      <text:p text:style-name="P868"><text:s/>query:channel=fs&amp;client=ubuntu&amp;q=URI+specification,</text:p>
      <text:p text:style-name="P868"><text:s/>host:www.google.com</text:p>
      <text:p text:style-name="P868">}</text:p>
      <text:p text:style-name="Text_20_body"/>
      <text:p text:style-name="P463">So you can see what the host is, grab the fragment, look at the query.</text:p>
      <text:p text:style-name="P869"><text:s text:c="3"/>tokenize(<text:span text:style-name="T1102">to_uri(u)</text:span>.query, '&amp;')</text:p>
      <text:p text:style-name="Preformatted_20_Text">[channel=fs,client=ubuntu,q=URI+specification]</text:p>
      <text:p text:style-name="P463"/>
      <text:p text:style-name="P463">split<text:span text:style-name="T1103">s</text:span> the query into its elements quite nicely.</text:p>
      <text:h text:style-name="P1056" text:outline-level="3"><text:bookmark-start text:name="__RefHeading___Toc16306_4001340964"/>from_uri<text:bookmark-end text:name="__RefHeading___Toc16306_4001340964"/></text:h>
      <text:p text:style-name="Heading">Description</text:p>
      <text:p text:style-name="P463">Take the output from the to_uri call and turn it into a single valid URI.</text:p>
      <text:p text:style-name="Heading">Usage</text:p>
      <text:p text:style-name="P463">from_uri(uri.)</text:p>
      <text:p text:style-name="Heading">Arguments</text:p>
      <text:p text:style-name="P463">A stem with the correct components for a uri.</text:p>
      <text:p text:style-name="Heading"><text:soft-page-break/>Output</text:p>
      <text:p text:style-name="P463">A string that is the uri.</text:p>
      <text:p text:style-name="Heading">Examples</text:p>
      <text:p text:style-name="Text_20_body"/>
      <text:p text:style-name="P801"><text:s text:c="2"/>u := 'https://www.google.com/search?channel=fs&amp;client=ubuntu&amp;q=URI+specification#my_fragment';</text:p>
      <text:p text:style-name="P801"><text:s text:c="2"/><text:span text:style-name="T962">uri. := </text:span>to_uri(u);</text:p>
      <text:p text:style-name="P801"><text:s text:c="2"/><text:span text:style-name="T962">u == from_uri(uri.)</text:span></text:p>
      <text:p text:style-name="P805">true</text:p>
      <text:h text:style-name="P1057" text:outline-level="3"><text:bookmark-start text:name="__RefHeading___Toc517_3277173355"/>replace<text:bookmark-end text:name="__RefHeading___Toc517_3277173355"/></text:h>
      <text:p text:style-name="P904">Description</text:p>
      <text:p text:style-name="P193">Replace every occur<text:span text:style-name="T682">re</text:span>nce of a string by another</text:p>
      <text:p text:style-name="P904">Usage</text:p>
      <text:p text:style-name="Preformatted_20_Text"><text:bookmark-start text:name="__DdeLink__9990_1246888521"/>replace(source, old, new<text:span text:style-name="T1100">[, is_regex]</text:span>)<text:bookmark-end text:name="__DdeLink__9990_1246888521"/></text:p>
      <text:p text:style-name="P904">Arguments</text:p>
      <text:p text:style-name="P193"><text:span text:style-name="T447">source</text:span> – the original string or stem of strings</text:p>
      <text:p text:style-name="P193"><text:span text:style-name="T447">old</text:span> – the current string</text:p>
      <text:p text:style-name="P193"><text:span text:style-name="T447">new</text:span> – the new string.</text:p>
      <text:p text:style-name="P577"><text:span text:style-name="T446">is_regex </text:span>- (optional) treat the second argument as a regular expression. If omitted, the default is <text:span text:style-name="T31">false.</text:span></text:p>
      <text:p text:style-name="P193">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904">Output</text:p>
      <text:p text:style-name="P334">The updated string</text:p>
      <text:p text:style-name="P904">Example <text:span text:style-name="T1101">on a stem</text:span></text:p>
      <text:p text:style-name="P194">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oft-page-break/><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876">s</text:span>sourceStem., old., newValue);</text:p>
      <text:p text:style-name="Preformatted_20_Text">{bind:and in the two bind them}</text:p>
      <text:p text:style-name="P271"/>
      <text:p text:style-name="P271">The resulting output is a stem (becau<text:span text:style-name="T610">s</text:span>e an input is) <text:span text:style-name="T798">with the common index of </text:span><text:span text:style-name="T52">bind</text:span><text:span text:style-name="T216"> </text:span><text:span text:style-name="T798"><text:s/></text:span><text:s/></text:p>
      <text:p text:style-name="Text_20_body">W<text:span text:style-name="T610">hy is this? Because the only key that the two stems have in common is 'bind' and that is applied to replace 'darkness' with the new value of 'two'.</text:span></text:p>
      <text:p text:style-name="Heading">An example using regular expressions.</text:p>
      <text:p text:style-name="P577">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058" text:outline-level="3"><text:bookmark-start text:name="__RefHeading___Toc494_32771733551"/>substring<text:bookmark-end text:name="__RefHeading___Toc494_32771733551"/></text:h>
      <text:p text:style-name="P918">Description</text:p>
      <text:p text:style-name="P272">Return the substring of an argument beginning at the <text:span text:style-name="T31">n</text:span><text:span text:style-name="T189">th position.</text:span></text:p>
      <text:p text:style-name="P918">Usage</text:p>
      <text:p text:style-name="P698"><text:bookmark-start text:name="__DdeLink__9993_1246888521"/>substring(arg, n [,length] [,pad<text:span text:style-name="T683">ding</text:span>])<text:bookmark-end text:name="__DdeLink__9993_1246888521"/></text:p>
      <text:p text:style-name="P918">Arguments</text:p>
      <text:p text:style-name="Preformatted_20_Text">arg – the string or stem of strings to be acted up</text:p>
      <text:p text:style-name="Text_20_body"><text:span text:style-name="T447">n</text:span> - the start position in each string</text:p>
      <text:p text:style-name="P272"><text:span text:style-name="T447">length </text:span>(optional) – the number of characters to return. Note that if this is omitted, the rest of the string is returned. If it is longer than the length of the string, only the rest of the string is returned <text:span text:style-name="T31">unless</text:span><text:span text:style-name="T189"> the </text:span><text:span text:style-name="T31">pad</text:span><text:span text:style-name="T189"> argument is given.</text:span></text:p>
      <text:p text:style-name="P272"><text:span text:style-name="T549">padding</text:span><text:span text:style-name="T189"> – a string that is used cyclically as the source for padding. </text:span></text:p>
      <text:p text:style-name="P918">Output</text:p>
      <text:p text:style-name="P272">The substring. <text:s/>Notice that this behaves somewhat differently than in some other languages in that it may be used to make results longer than the original argument.</text:p>
      <text:p text:style-name="P918"><text:soft-page-break/>Examples</text:p>
      <text:p text:style-name="P273">A basic example. Remember that the first index of a string is 0, so <text:span text:style-name="T31">n</text:span><text:span text:style-name="T189"> = 2 means the substring starts on the </text:span><text:span text:style-name="T31">third</text:span><text:span text:style-name="T189"> character.</text:span></text:p>
      <text:p text:style-name="Preformatted_20_Text"><text:s text:c="4"/>a := 'abcd';</text:p>
      <text:p text:style-name="Preformatted_20_Text"><text:s text:c="4"/><text:span text:style-name="T684">say(substring(a,2));</text:span></text:p>
      <text:p text:style-name="P699">cd</text:p>
      <text:p text:style-name="Text_20_body"><text:line-break/>To <text:span text:style-name="T684">use the padding feature</text:span></text:p>
      <text:p text:style-name="P699"/>
      <text:p text:style-name="Preformatted_20_Text"><text:s text:c="4"/>say(substring(a,3,10,'.')); <text:s text:c="3"/></text:p>
      <text:p text:style-name="Preformatted_20_Text">d.........</text:p>
      <text:p text:style-name="P273"><text:line-break/>And do note that the <text:span text:style-name="T31">padding</text:span><text:span text:style-name="T189"> need not just be a character, but will be repeated as needed:</text:span></text:p>
      <text:p text:style-name="Preformatted_20_Text"><text:s text:c="4"/>say(substring(a,1,20,'&lt;&gt;'));</text:p>
      <text:p text:style-name="Preformatted_20_Text">bcd&lt;&gt;&lt;&gt;&lt;&gt;&lt;&gt;&lt;&gt;&lt;&gt;&lt;&gt;&lt;&gt;&lt;</text:p>
      <text:p text:style-name="P273"><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684">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15">Or you could get fancy do do something like make a table of contents:</text:p>
      <text:p text:style-name="P760"><text:s text:c="4"/><text:span text:style-name="T828">d</text:span>. := d. + ' p. ' + <text:span text:style-name="T896">n</text:span>(3)</text:p>
      <text:p text:style-name="P759"><text:s text:c="3"/>while[for_next(j,3)]do[say(d.j);];</text:p>
      <text:p text:style-name="P759">once upon....... p. 0</text:p>
      <text:p text:style-name="P759">a midnight...... p. 1</text:p>
      <text:p text:style-name="P759">dreary.......... p. 2</text:p>
      <text:h text:style-name="P1059" text:outline-level="3"><text:bookmark-start text:name="__RefHeading___Toc659_3277173355"/>tokenize<text:bookmark-end text:name="__RefHeading___Toc659_3277173355"/></text:h>
      <text:p text:style-name="P919">Description</text:p>
      <text:p text:style-name="P224">This will take a string and and delimiter then split the string using the delimiter. </text:p>
      <text:p text:style-name="P919">Usage</text:p>
      <text:p text:style-name="Preformatted_20_Text">tokenize(arg, delimiter <text:span text:style-name="T1087">[,useRegex]</text:span>)</text:p>
      <text:p text:style-name="P919">Arguments</text:p>
      <text:p text:style-name="P224"><text:span text:style-name="T447">arg</text:span> – either a string or stem of strings</text:p>
      <text:p text:style-name="P570"><text:span text:style-name="T447">delimiter </text:span>- either a delimiter string or a regular expression (last argument is <text:span text:style-name="T3">true</text:span><text:span text:style-name="T146">.)</text:span></text:p>
      <text:p text:style-name="P570"><text:soft-page-break/><text:span text:style-name="T589">useRegex</text:span><text:span text:style-name="T146"> - (optional) second argument is a regular expression. Default is </text:span><text:span text:style-name="T413">false</text:span><text:span text:style-name="T319">.</text:span></text:p>
      <text:p text:style-name="P919">Output</text:p>
      <text:p text:style-name="P224">If <text:span text:style-name="T31">arg</text:span> is a string, then a list of tokens. If <text:span text:style-name="T31">arg</text:span> is a stem, then a stem of stems. Remember that the keys are preserved if the argument is a stem and a simple list (keys are 0, 1,…) if a string. </text:p>
      <text:p text:style-name="P910">Examples</text:p>
      <text:p text:style-name="P224">A simple example</text:p>
      <text:p text:style-name="P693"><text:s text:c="4"/>say(tokenize('ab,de,ef,',','));</text:p>
      <text:p text:style-name="P693">[ab,de,ef]</text:p>
      <text:p text:style-name="P224"/>
      <text:p text:style-name="P224">An example tokenizing a stem variable.</text:p>
      <text:p text:style-name="P693"><text:s text:c="4"/>q.foo := 'asd fgh';</text:p>
      <text:p text:style-name="P693"><text:s text:c="4"/>q.bar := 'qwe rty';</text:p>
      <text:p text:style-name="P693"><text:s text:c="4"/>say(tokenize(q., ' '));</text:p>
      <text:p text:style-name="P693">{bar:[qwe,rty], foo:[asd,fgh]}</text:p>
      <text:p text:style-name="P224"/>
      <text:p text:style-name="P224">Tokenizer only works on strings. Here is the result of attempting to tokenize an integer.</text:p>
      <text:p text:style-name="P693"><text:s text:c="4"/>say(tokenize(123<text:span text:style-name="T1088">1</text:span>45, '1'));</text:p>
      <text:p text:style-name="P693">123<text:span text:style-name="T1088">1</text:span>45</text:p>
      <text:p text:style-name="P224"><text:line-break/>In this case, the argument is returned unchanged. </text:p>
      <text:p text:style-name="P13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3">Don’t forget that you can do regular expression matching with the =~ operator.</text:p>
      <text:h text:style-name="P1054" text:outline-level="3"><text:bookmark-start text:name="__RefHeading___Toc519_3277173355"/>t<text:span text:style-name="T607">rim</text:span><text:bookmark-end text:name="__RefHeading___Toc519_3277173355"/></text:h>
      <text:p text:style-name="P905">Description</text:p>
      <text:p text:style-name="P187">Trim trailing space from both ends of a string. <text:span text:style-name="T608">One point to note is that since stem variables can contain stem variable, this only operates at the top-level and if you wish to trim included stems you must do so directly. This prevents “predictable but unwanted behavior.”</text:span></text:p>
      <text:p text:style-name="P905">Usage</text:p>
      <text:p text:style-name="Preformatted_20_Text">trim(arg)</text:p>
      <text:p text:style-name="P905"><text:soft-page-break/>Arguments</text:p>
      <text:p text:style-name="P187"><text:span text:style-name="T447">arg</text:span> is either a string or a stem of strings. This function has no effect on non-strings.</text:p>
      <text:p text:style-name="P905">Output</text:p>
      <text:p text:style-name="P187">A result conformable to its argument.</text:p>
      <text:p text:style-name="P905">Examples</text:p>
      <text:p text:style-name="P187"><text:span text:style-name="T608">An e</text:span>xample </text:p>
      <text:p text:style-name="Preformatted_20_Text"><text:s text:c="4"/>a := ' <text:s text:c="2"/>blanks <text:s text:c="2"/>';</text:p>
      <text:p text:style-name="Preformatted_20_Text">'<text:span text:style-name="T607">blanks' == </text:span>trim(a);</text:p>
      <text:p text:style-name="Text_20_body"><text:line-break/>Another example, using a mixed stem variable.</text:p>
      <text:p text:style-name="P675"/>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060" text:outline-level="3"><text:bookmark-start text:name="__RefHeading___Toc6459_212472510"/>vdecode<text:bookmark-end text:name="__RefHeading___Toc6459_212472510"/></text:h>
      <text:p text:style-name="Heading">Description</text:p>
      <text:p text:style-name="P349">Decode and encoded variable name. All escaped characters are unescaped. <text:span text:style-name="T6">Note</text:span><text:span text:style-name="T157"> this does support UTF-8 encodings of all characters implicitly. </text:span><text:s/></text:p>
      <text:p text:style-name="Heading">Usage </text:p>
      <text:p text:style-name="Preformatted_20_Text"><text:bookmark-start text:name="__DdeLink__9995_1246888521"/>vdecode(<text:span text:style-name="T770">arg</text:span>)<text:bookmark-end text:name="__DdeLink__9995_1246888521"/></text:p>
      <text:p text:style-name="Heading">Arguments </text:p>
      <text:p text:style-name="P350"><text:span text:style-name="T459">arg</text:span> – the String to be decoded. Note that <text:span text:style-name="T748">not every string can be decoded! Since escaped characters are of the form $xy where x and y are hexadecimal numbers, it is possible to make illegal escapes, </text:span><text:span text:style-name="T44">e.g., </text:span><text:span text:style-name="T211">$$$ will most certainly fail</text:span><text:span text:style-name="T748"> </text:span></text:p>
      <text:p text:style-name="Heading">Output</text:p>
      <text:p text:style-name="P349">The decoded string. </text:p>
      <text:p text:style-name="Heading">Examples <text:s/></text:p>
      <text:p text:style-name="P722"><text:s text:c="2"/>vdecode('$26$2A$28$26$25$23')</text:p>
      <text:p text:style-name="P722">&amp;*(&amp;%#</text:p>
      <text:p text:style-name="P351"><text:soft-page-break/><text:line-break/>An example of a name that cannot be decoded. This is, of course, because escaped values are of the form $xy where x and y are hexadecimal numbers:</text:p>
      <text:p text:style-name="P720"><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81"><text:line-break/>(This example was chosen because these two characters can get swapped if the encodings are not carefully handled, so this shows that a well-known edge case is handled correctly. And no, I have no idea what these characters represent.)</text:p>
      <text:p text:style-name="P382">Finally, a little Vietnamese <text:span text:style-name="T803">(first line of </text:span><text:span text:style-name="T55">The Tale of Kieu.</text:span><text:span text:style-name="T219">) which is very hard to repre</text:span><text:span text:style-name="T220">se</text:span><text:span text:style-name="T219">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060" text:outline-level="3"><text:bookmark-start text:name="__RefHeading___Toc6461_212472510"/>vencode<text:bookmark-end text:name="__RefHeading___Toc6461_212472510"/></text:h>
      <text:p text:style-name="Heading">Description</text:p>
      <text:p text:style-name="P349">Encode a string, escaping all characters that are not legal for a variable name. This is done by using the standard URL escape specification (where every escaped character is replaced with a % and s 2 digit hexadecimal code), but using a $ in place of the %. <text:span text:style-name="T752">We have to do this in variable names since % represents integer division in QDL. </text:span>So for instance, the blank ' ' escapes to %20 which in turn we would represent as $20. </text:p>
      <text:p text:style-name="P349">The reason for this is interoperability, mostly with JSON. If we are going to export variables (such as stems) the stem names are, in point of fact, legal variable names <text:span text:style-name="T752">and will be resolved against the symbol table</text:span>. In the case of JSON, these correspond to the property names, which are simple strings and may contain illegal characters. So if we have a JSON object</text:p>
      <text:p text:style-name="P721">{“p:/*/q#”:”woof”}</text:p>
      <text:p text:style-name="P349"><text:s/></text:p>
      <text:p text:style-name="P352"><text:span text:style-name="T748">This cannot be turned in to a stem without some change to the property name of </text:span><text:span text:style-name="T456">p:/*/q#</text:span><text:span text:style-name="T748">. This function will escape everything and return </text:span><text:span text:style-name="T456">p$3A$2F$2A$2Fq$23</text:span><text:span text:style-name="T748"> which can be turned back in to the original using the vdecode function.</text:span></text:p>
      <text:p text:style-name="Heading"><text:soft-page-break/>Usage </text:p>
      <text:p text:style-name="Preformatted_20_Text">vencode(arg)</text:p>
      <text:p text:style-name="Heading">Arguments </text:p>
      <text:p text:style-name="P351"><text:span text:style-name="T447">arg</text:span> – <text:s/>the string for which all illegal variable characters will be escaped.</text:p>
      <text:p text:style-name="Heading">Output</text:p>
      <text:p text:style-name="P351">A that is a legal variable name in QDL. Note that every string input can be encoded this way.</text:p>
      <text:p text:style-name="Heading">Examples </text:p>
      <text:p text:style-name="P722"><text:s text:c="2"/>vencode('&amp;*(&amp;%#')</text:p>
      <text:p text:style-name="P722">$26$2A$28$26$25$23</text:p>
      <text:h text:style-name="Heading_20_2" text:outline-level="2"><text:bookmark-start text:name="__RefHeading___Toc524_3277173355"/>Math functions<text:bookmark-end text:name="__RefHeading___Toc524_3277173355"/></text:h>
      <text:h text:style-name="P1061" text:outline-level="3"><text:bookmark-start text:name="__RefHeading___Toc526_3277173355"/>abs<text:bookmark-end text:name="__RefHeading___Toc526_3277173355"/></text:h>
      <text:p text:style-name="P908">Description</text:p>
      <text:p text:style-name="P197">Find the absolute value of a number</text:p>
      <text:p text:style-name="P908">Usage</text:p>
      <text:p text:style-name="Preformatted_20_Text">abs(<text:span text:style-name="T612">arg</text:span>)</text:p>
      <text:p text:style-name="P908">Arguments</text:p>
      <text:p text:style-name="P203"><text:span text:style-name="T447">arg</text:span> – a number or a stem filled with numbers.</text:p>
      <text:p text:style-name="P908">Output</text:p>
      <text:p text:style-name="P202">If a single number, the absolute value of that number. If a stem of numbers, the absolute value of all of them.</text:p>
      <text:p text:style-name="P908">Examples</text:p>
      <text:p text:style-name="P678"><text:s text:c="4"/>say(abs(-123));</text:p>
      <text:p text:style-name="P678">123</text:p>
      <text:h text:style-name="P1062" text:outline-level="3"><text:bookmark-start text:name="__RefHeading___Toc661_3277173355"/><text:bookmark-start text:name="__DdeLink__9836_1246888521"/>date_ms<text:bookmark-end text:name="__DdeLink__9836_1246888521"/>, date_iso<text:bookmark-end text:name="__RefHeading___Toc661_3277173355"/></text:h>
      <text:p text:style-name="P920">Description</text:p>
      <text:p text:style-name="P227">Compute and convert dates between milliseconds and the ISO 8601 standard format.</text:p>
      <text:p text:style-name="P920"><text:soft-page-break/>Usage</text:p>
      <text:p text:style-name="Preformatted_20_Text">date_ms(<text:span text:style-name="T686">[arg]</text:span>)</text:p>
      <text:p text:style-name="Preformatted_20_Text">date_iso(<text:span text:style-name="T686">[arg]</text:span>)</text:p>
      <text:p text:style-name="P920">Arguments</text:p>
      <text:p text:style-name="P227">either none, an argument or stem of arguments.</text:p>
      <text:p text:style-name="P274">None:</text:p>
      <text:p text:style-name="P274"><text:span text:style-name="T447">date_ms()</text:span> – <text:span text:style-name="T637">returns the current time in milliseconds</text:span></text:p>
      <text:p text:style-name="P227"><text:span text:style-name="T447">date_iso() </text:span>– returns the current time in ISO 8601 format.</text:p>
      <text:p text:style-name="P274">A single argument</text:p>
      <text:p text:style-name="P227"><text:span text:style-name="T447">date_ms(arg)</text:span> -- if <text:span text:style-name="T31">arg</text:span> is in ms, return it, otherwise convert it to ISO format</text:p>
      <text:p text:style-name="P227"><text:span text:style-name="T447">date_iso(arg) </text:span>– <text:s/>if <text:span text:style-name="T31">arg </text:span>is ISO format, convert it to ms. Otherwise return it.</text:p>
      <text:p text:style-name="P920">Output</text:p>
      <text:p text:style-name="P227">The date in the appropriate format.</text:p>
      <text:p text:style-name="P913">Examples</text:p>
      <text:p text:style-name="P694"><text:s text:c="4"/>say(date_iso());</text:p>
      <text:p text:style-name="P694">2020-01-18T22:10:38.250Z</text:p>
      <text:p text:style-name="P694"/>
      <text:p text:style-name="P694"><text:s text:c="4"/>say(date_ms('2020-01-18T22:10:38.250Z'));</text:p>
      <text:p text:style-name="P694">1579385438250</text:p>
      <text:p text:style-name="P694"/>
      <text:p text:style-name="P679"><text:s text:c="4"/>say(date_ms(1579385438250));</text:p>
      <text:p text:style-name="P679">1579385438250</text:p>
      <text:h text:style-name="P1063" text:outline-level="3"><text:bookmark-start text:name="__RefHeading___Toc663_3277173355"/><text:bookmark-start text:name="__DdeLink__9838_1246888521"/>decode_b64<text:bookmark-end text:name="__RefHeading___Toc663_3277173355"/><text:bookmark-end text:name="__DdeLink__9838_1246888521"/></text:h>
      <text:p text:style-name="P920">Description</text:p>
      <text:p text:style-name="P209">Decode an encoded string. The result will be a simple string, <text:span text:style-name="T630">so if the original is binary, you will see gibberish.</text:span></text:p>
      <text:p text:style-name="P920">Usage</text:p>
      <text:p text:style-name="Preformatted_20_Text">decode_b64(arg)</text:p>
      <text:p text:style-name="P920">Arguments</text:p>
      <text:p text:style-name="P210"><text:span text:style-name="T447">arg</text:span> – may be a string or a stem of strings. Each string will be decoded.</text:p>
      <text:p text:style-name="P920">Output</text:p>
      <text:p text:style-name="P210">The decoded string</text:p>
      <text:p text:style-name="P920"><text:soft-page-break/>Examples</text:p>
      <text:p text:style-name="Preformatted_20_Text"><text:s text:c="4"/>say(<text:span text:style-name="T631">d</text:span>ecode_b64('VGhlIHF1aWNrIGJyb3duIGZveCBqdW1wcyBvdmVyIHRoZSBsYXp5IGRvZw');</text:p>
      <text:p text:style-name="Preformatted_20_Text">The quick brown fox jumps over the lazy dog</text:p>
      <text:h text:style-name="P1064" text:outline-level="3"><text:bookmark-start text:name="__RefHeading___Toc534_3277173355"/>encode_b64<text:bookmark-end text:name="__RefHeading___Toc534_3277173355"/></text:h>
      <text:p text:style-name="P920">Description</text:p>
      <text:p text:style-name="P207">Encode a string in base 64. The returned string is URL safe.</text:p>
      <text:p text:style-name="P920">Usage</text:p>
      <text:p text:style-name="Preformatted_20_Text">encode_b64(arg)</text:p>
      <text:p text:style-name="P920">Arguments</text:p>
      <text:p text:style-name="P208"><text:span text:style-name="T447">arg</text:span> – <text:s/>a string or it may be a stem of strings.</text:p>
      <text:p text:style-name="P920">Output</text:p>
      <text:p text:style-name="P208">If a single argument, it will be base 64 encoded. If a stem, each element will be. Non-strings are not changed.</text:p>
      <text:p text:style-name="P920">Examples</text:p>
      <text:p text:style-name="P694"><text:s text:c="4"/>say(encode_b64('The quick brown fox jumps over the lazy dog');</text:p>
      <text:p text:style-name="P679">VGhlIHF1aWNrIGJyb3duIGZveCBqdW1wcyBvdmVyIHRoZSBsYXp5IGRvZw</text:p>
      <text:h text:style-name="P1065" text:outline-level="3"><text:bookmark-start text:name="__RefHeading___Toc665_3277173355"/>from_hex<text:bookmark-end text:name="__RefHeading___Toc665_3277173355"/></text:h>
      <text:p text:style-name="P920">Description</text:p>
      <text:p text:style-name="P212">Take a hexadecimal representation of a string and convert it back</text:p>
      <text:p text:style-name="P920">Usage</text:p>
      <text:p text:style-name="Preformatted_20_Text">from_hex(arg)</text:p>
      <text:p text:style-name="P920">Arguments</text:p>
      <text:p text:style-name="P212"><text:span text:style-name="T447">arg</text:span> -- a hexadecimal string or a stem of them.</text:p>
      <text:p text:style-name="P920">Output</text:p>
      <text:p text:style-name="P213">The string that corresponds to this argument or a stem of them (if the argument was a stem). <text:span text:style-name="T110">Note</text:span><text:span text:style-name="T338"> that </text:span><text:span text:style-name="T340">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31">n</text:span><text:span text:style-name="T340">/3 characters and since this is only exact when </text:span><text:span text:style-name="T131">n</text:span><text:span text:style-name="T340"> is divisible by 3, there is some padding. 8 bytes will give you 11 characters. <text:s text:c="2"/></text:span></text:p>
      <text:p text:style-name="P920"><text:soft-page-break/>Examples</text:p>
      <text:p text:style-name="P694">say(<text:span text:style-name="T632">from</text:span>_hex('54686520717569636b2062726f776e20666f78206a756d7073206f76657220746865206c617a7920646f67'));</text:p>
      <text:p text:style-name="P679">The quick brown fox jumps over the lazy dog</text:p>
      <text:h text:style-name="P1066" text:outline-level="3"><text:bookmark-start text:name="__RefHeading___Toc667_3277173355"/>hash<text:bookmark-end text:name="__RefHeading___Toc667_3277173355"/></text:h>
      <text:p text:style-name="P920">Description</text:p>
      <text:p text:style-name="P205"><text:bookmark-start text:name="__DdeLink__9840_1246888521"/>Calculates the SHA-1 digest <text:bookmark-end text:name="__DdeLink__9840_1246888521"/>of the arguments and returns the value as a hex string. <text:span text:style-name="T686">This means that the result is a fixed 20 byte result (and the resulting output is a hexadecimal string exactly 40 characters long, regardless of the size of the input string). This is used in various cryptographic applications.</text:span></text:p>
      <text:p text:style-name="P920">Usage</text:p>
      <text:p text:style-name="Preformatted_20_Text">hash(arg)</text:p>
      <text:p text:style-name="P920">Arguments</text:p>
      <text:p text:style-name="P205"><text:span text:style-name="T447">arg</text:span> – either a single string or a stem of strings.</text:p>
      <text:p text:style-name="P920">Output</text:p>
      <text:p text:style-name="P206">A hex string <text:span text:style-name="T686">that is the hash</text:span>. <text:span text:style-name="T686">Note that while this is a hex string, it is most emphatically not the same as the output from the </text:span><text:span text:style-name="T451">to_hex</text:span><text:span text:style-name="T686"> function.</text:span> </text:p>
      <text:p text:style-name="P920">Examples</text:p>
      <text:p text:style-name="Preformatted_20_Text"><text:s text:c="4"/>say(hash('the quick brown fox jumps over the lazy dog'));</text:p>
      <text:p text:style-name="P694">2fd<text:span text:style-name="T629">4e1c67a2d28fced849ee1bb76e7391b93eb12</text:span></text:p>
      <text:p text:style-name="P679"/>
      <text:p text:style-name="P679"><text:s text:c="4"/>say(hash('the quick brown fox jumps over the lazy do');</text:p>
      <text:p text:style-name="P679">6186ce3119913cfabfe4b7952ba765b132948dd2</text:p>
      <text:p text:style-name="P274"><text:line-break/>A point to make about SHA-1 hashes is that even a tiny change in the input completely changes the output in very hard to guess ways. This is what makes them so useful <text:span text:style-name="T752">in </text:span><text:span text:style-name="T37">e.g.</text:span><text:span text:style-name="T207">, security</text:span>.</text:p>
      <text:h text:style-name="P1067" text:outline-level="3"><text:bookmark-start text:name="__RefHeading___Toc558_3277173355"/>mod<text:bookmark-end text:name="__RefHeading___Toc558_3277173355"/></text:h>
      <text:p text:style-name="P912">Description</text:p>
      <text:p text:style-name="P225"><text:bookmark-start text:name="__DdeLink__9842_1246888521"/>Compute the modulus, <text:span text:style-name="T31">i.e.</text:span><text:span text:style-name="T189">, the remainder after long division, of two integer.</text:span><text:bookmark-end text:name="__DdeLink__9842_1246888521"/><text:span text:style-name="T189"> <text:s/></text:span><text:span text:style-name="T191">Since there are currently only integers as allowed numbers, this is needed in cases where the remainder is required.</text:span></text:p>
      <text:p text:style-name="P912">Usage</text:p>
      <text:p text:style-name="Preformatted_20_Text">mod(a,b)</text:p>
      <text:p text:style-name="P912"><text:soft-page-break/>Arguments</text:p>
      <text:p text:style-name="P226">a and b may be either scalars or stems. </text:p>
      <text:p text:style-name="P912">Output</text:p>
      <text:p text:style-name="P911">Examples</text:p>
      <text:p text:style-name="P225">To compute the simple remainder</text:p>
      <text:p text:style-name="Preformatted_20_Text"><text:s text:c="4"/>say(mod(27,4));</text:p>
      <text:p text:style-name="Preformatted_20_Text">3</text:p>
      <text:p text:style-name="P225">And sure enough 27/4 = 6 with a remainder of <text:span text:style-name="T3">3</text:span><text:span text:style-name="T146">.</text:span></text:p>
      <text:p text:style-name="P302">A stem example. Computer the remainder of a bunch of values</text:p>
      <text:p text:style-name="Preformatted_20_Text"><text:s text:c="4"/>a.0 := 11;</text:p>
      <text:p text:style-name="Preformatted_20_Text"><text:s text:c="4"/>a.1 := 20;</text:p>
      <text:p text:style-name="Preformatted_20_Text"><text:s text:c="4"/>say(mod(a.,4));</text:p>
      <text:p text:style-name="P779">[3,0]</text:p>
      <text:p text:style-name="P198"/>
      <text:p text:style-name="P225">In this case, since 20 is even<text:span text:style-name="T636">l</text:span>y divisible by 4, the <text:span text:style-name="T635">modulus (aka </text:span>remainder<text:span text:style-name="T635">) </text:span>is 0.</text:p>
      <text:p text:style-name="Heading">Another example</text:p>
      <text:p text:style-name="P379">Here is how to make 5 random integers in the range of <text:s/>-18 to 20:</text:p>
      <text:p text:style-name="P748"><text:s text:c="2"/>1 + mod(random(5),20)</text:p>
      <text:p text:style-name="P748">[-5,-12,13,-2,-14]</text:p>
      <text:p text:style-name="Text_20_body"/>
      <text:p text:style-name="Text_20_body"><text:s/><text:span text:style-name="T799">(The random numbers are signed so the smallest using the mod function could be -19, adding 1 gives us -18.)</text:span></text:p>
      <text:p text:style-name="P380">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31"><text:span text:style-name="T761">Set or query the precision for decimal numerical operations. Since decimals do not completely represent fractions, this sets the precision (i.e., number of </text:span><text:span text:style-name="T1028">significant </text:span><text:span text:style-name="T1039">digits</text:span><text:span text:style-name="T761">) used. </text:span></text:p>
      <text:p text:style-name="Text_20_body">Note:<text:span text:style-name="T319"> significant figures start at the </text:span><text:span text:style-name="T146">left</text:span><text:span text:style-name="T319"> of the number. So if we had precision of 2, then 1.20 and 1.234 would be equivalent. This is </text:span><text:span text:style-name="T146">not</text:span><text:span text:style-name="T319"> the number digits to the right of the decimal point. </text:span><text:span text:style-name="T362">Consider the following snippet </text:span><text:span text:style-name="T381">for a function </text:span><text:span text:style-name="T427">h(x)</text:span><text:span text:style-name="T292"> defined in terms of transcendental functions</text:span><text:span text:style-name="T362">:</text:span></text:p>
      <text:p text:style-name="Preformatted_20_Text"><text:span text:style-name="T362"><text:s text:c="3"/></text:span><text:s/>numeric_digits(15)</text:p>
      <text:p text:style-name="Preformatted_20_Text">50</text:p>
      <text:p text:style-name="Preformatted_20_Text"><text:soft-page-break/><text:s text:c="4"/>h([1,<text:span text:style-name="T1039">2.3</text:span>])</text:p>
      <text:p text:style-name="Preformatted_20_Text">[</text:p>
      <text:p text:style-name="Preformatted_20_Text"><text:s/>-10.0676619957778,</text:p>
      <text:p text:style-name="Preformatted_20_Text"><text:s/>-1.36000254004806800000000000000</text:p>
      <text:p text:style-name="Preformatted_20_Text">]</text:p>
      <text:p text:style-name="P147"/>
      <text:p text:style-name="P129"><text:span text:style-name="T319">Both of them have 15 significant digits, but the second value has a lot more decimals. Since </text:span><text:span text:style-name="T189">h(x) </text:span><text:span text:style-name="T319">is defined in terms of transcendental functions, the extra values are artifacts of approximation.</text:span></text:p>
      <text:p text:style-name="Heading">Usage</text:p>
      <text:p text:style-name="Preformatted_20_Text">numeric_digits([new_value])</text:p>
      <text:p text:style-name="Heading">Arguments</text:p>
      <text:p text:style-name="P362"><text:span text:style-name="T447">new_value</text:span> (optional) if supplied, the new value for all non-exact decimal operations.</text:p>
      <text:p text:style-name="Heading">Output</text:p>
      <text:p text:style-name="P362">The current value.</text:p>
      <text:p text:style-name="Heading">Caveat.<text:span text:style-name="T285"> </text:span></text:p>
      <text:p text:style-name="P172">Make sure your precision matches your needs. Consider this</text:p>
      <text:p text:style-name="Preformatted_20_Text"><text:s text:c="4"/>9223372036854775806 + 3</text:p>
      <text:p text:style-name="Preformatted_20_Text">9223372036854780003</text:p>
      <text:p text:style-name="P172"/>
      <text:p text:style-name="P17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72"/>
      <text:p text:style-name="P844"><text:s text:c="4"/>numeric_digits(25)</text:p>
      <text:p text:style-name="P844">15</text:p>
      <text:p text:style-name="P844"><text:s text:c="4"/>9223372036854775806 + 3</text:p>
      <text:p text:style-name="P843">9223372036854775809</text:p>
      <text:p text:style-name="Heading">Examples</text:p>
      <text:p text:style-name="P362">The default is <text:span text:style-name="T1043">15</text:span> digits. Set the value to 5<text:span text:style-name="T1043">0</text:span>:</text:p>
      <text:p text:style-name="Preformatted_20_Text"><text:s text:c="2"/>numeric_digits(5<text:span text:style-name="T1043">0</text:span>)</text:p>
      <text:p text:style-name="P834">15</text:p>
      <text:p text:style-name="Preformatted_20_Text"><text:s text:c="2"/>4<text:span text:style-name="T1043">^.</text:span>19</text:p>
      <text:p text:style-name="Preformatted_20_Text">1.3013418554419335668321600491224611591208423214517</text:p>
      <text:p text:style-name="Text_20_body"><text:line-break/><text:span text:style-name="T761">Set the number of digits to 100 and re-evaluate this </text:span><text:span text:style-name="T1043">expression</text:span></text:p>
      <text:p text:style-name="Preformatted_20_Text"><text:s text:c="2"/>numeric_digits(100)</text:p>
      <text:p text:style-name="Preformatted_20_Text">15</text:p>
      <text:p text:style-name="Preformatted_20_Text"><text:s text:c="2"/>4<text:span text:style-name="T1043">^.1</text:span>9</text:p>
      <text:p text:style-name="Preformatted_20_Text"><text:soft-page-break/>1.301341855441933566832160049122461159120842321451727432949734773315583318806133404306182838299702735</text:p>
      <text:h text:style-name="P1068" text:outline-level="3"><text:bookmark-start text:name="__RefHeading___Toc528_3277173355"/><text:bookmark-start text:name="__DdeLink__9844_1246888521"/>random<text:bookmark-end text:name="__RefHeading___Toc528_3277173355"/><text:bookmark-end text:name="__DdeLink__9844_1246888521"/></text:h>
      <text:p text:style-name="P908">Description</text:p>
      <text:p text:style-name="P201">Generate either a single signed 64 bit random number (no argument) or a list of them.</text:p>
      <text:p text:style-name="P908">Usage</text:p>
      <text:p text:style-name="Preformatted_20_Text">random(<text:span text:style-name="T681">[n]</text:span>)</text:p>
      <text:p text:style-name="P908">Arguments</text:p>
      <text:p text:style-name="P200"><text:span text:style-name="T452">number</text:span><text:span text:style-name="T611"> (optional) -- the number of random values you want to generate.</text:span></text:p>
      <text:p text:style-name="P908">Output</text:p>
      <text:p text:style-name="P199">If there is no argument, a single random 64 bit number. If there is a number, <text:span text:style-name="T31">n</text:span>, <text:s/>supplied. Then a stem variable with indices 0,1,… n-1 containing 64 bit integers.</text:p>
      <text:p text:style-name="P908">Examples</text:p>
      <text:p text:style-name="P677"><text:s text:c="4"/>say(random());</text:p>
      <text:p text:style-name="P677">8781275837297675785</text:p>
      <text:p text:style-name="P677"/>
      <text:p text:style-name="P773"><text:s text:c="4"/>random(5)</text:p>
      <text:p text:style-name="P774">[-7902203766022328986,-60507163193724589,</text:p>
      <text:p text:style-name="P774">3266880166912262770,-895740002133721315,-181676033275893516]</text:p>
      <text:p text:style-name="Text_20_body"><text:line-break/>Here is an example of generating a list of 10 random numbers between <text:span text:style-name="T703">1</text:span> and 10:</text:p>
      <text:p text:style-name="P709"/>
      <text:p text:style-name="P710"><text:s text:c="2"/>x. := 1+ abs(mod(random(10),11));</text:p>
      <text:p text:style-name="P710"><text:s text:c="2"/>say(x.);</text:p>
      <text:p text:style-name="P710">[6,5,4,1,8,6,6,8,8,9]</text:p>
      <text:h text:style-name="P1069" text:outline-level="3"><text:bookmark-start text:name="__RefHeading___Toc740_3277173355"/>random_string<text:bookmark-end text:name="__RefHeading___Toc740_3277173355"/></text:h>
      <text:p text:style-name="P908">Description</text:p>
      <text:p text:style-name="P204">Generate a random <text:s/>string. <text:span text:style-name="T776">There are random strings and there are random strings. I mean is that this will be pseudo-random (really best a computer can do) and it will be the correct number of bytes. The result will be base 64 encoded.</text:span> <text:s/><text:span text:style-name="T777">See note in </text:span><text:span text:style-name="T45">encode_b64</text:span><text:span text:style-name="T777"> about length of strings. Note especially that the first argument is the number of </text:span><text:span text:style-name="T46">bytes</text:span><text:span text:style-name="T212"> you want back, not the length of the string. </text:span></text:p>
      <text:p text:style-name="P908">Usage</text:p>
      <text:p text:style-name="Preformatted_20_Text">random_string(<text:span text:style-name="T774">[</text:span>n<text:span text:style-name="T774">[,count]]</text:span>)</text:p>
      <text:p text:style-name="P908"><text:soft-page-break/>Arguments</text:p>
      <text:p text:style-name="P204"><text:span text:style-name="T447">n</text:span> (optional) – gives the size in bytes. The default is 16 bytes = 128 bits. </text:p>
      <text:p text:style-name="P368"><text:span text:style-name="T447">count</text:span> (optional) – the number of strings to return. If this is larger than 1, then you will get a stem back.</text:p>
      <text:p text:style-name="P368">No arguments returns a single random string that is the default size.</text:p>
      <text:p text:style-name="P908">Output</text:p>
      <text:p text:style-name="P204">A <text:span text:style-name="T777">base 64 </text:span>string <text:span text:style-name="T778">that faithfully (url safe) encodes the bytes</text:span>. <text:s/><text:span text:style-name="T340"><text:s/></text:span><text:span text:style-name="T339"><text:s/></text:span></text:p>
      <text:p text:style-name="P908">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775">16 bytes = 32</text:span> characters long (the default). <text:s/><text:span text:style-name="T778">Note that this is 22 characters long as 16*4/3 = 21.33333 rounds up to 22.</text:span></text:p>
      <text:p text:style-name="P740"/>
      <text:p text:style-name="Preformatted_20_Text"><text:s text:c="2"/>random_string(32)</text:p>
      <text:p text:style-name="Preformatted_20_Text">uf04ljhu90899QPHOMWsywxLafjsieU2nRtdeffhSvY</text:p>
      <text:p text:style-name="Text_20_body"><text:line-break/>Returns a single string that is 32 <text:span text:style-name="T775">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55"><text:span text:style-name="T945"><text:line-break/>Returns 4 strings that are 1</text:span><text:span text:style-name="T778">2</text:span><text:span text:style-name="T945"> </text:span><text:span text:style-name="T775">bytes = 16 </text:span><text:span text:style-name="T945">characters long.</text:span></text:p>
      <text:p text:style-name="Heading">An example where the result needs to be <text:span text:style-name="T778">a hex string</text:span>.</text:p>
      <text:p text:style-name="P369">In this example, we need a random, <text:span text:style-name="T785">hex </text:span>string that is <text:span text:style-name="T778">16</text:span> bytes long. Here's how to do it.</text:p>
      <text:p text:style-name="Preformatted_20_Text"><text:s text:c="2"/>to_hex(decode_b64(random_string(<text:span text:style-name="T778">16</text:span>)))</text:p>
      <text:p text:style-name="Preformatted_20_Text">efbfbdefbfbd3e7374efbfbd22efbfbdefbfbd06efbfbd10c69d2178</text:p>
      <text:h text:style-name="P1070" text:outline-level="3"><text:bookmark-start text:name="__RefHeading___Toc9968_1246888521"/>to_hex<text:bookmark-end text:name="__RefHeading___Toc9968_1246888521"/></text:h>
      <text:p text:style-name="P908">Description</text:p>
      <text:p text:style-name="P211">Convert a string to its hexadecimal representation <text:span text:style-name="T1037">(</text:span><text:span text:style-name="T83">i.e.</text:span><text:span text:style-name="T276"> base 16 encoding)</text:span>. <text:span text:style-name="T779">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908"><text:soft-page-break/>Usage</text:p>
      <text:p text:style-name="Preformatted_20_Text">to_hex(arg)</text:p>
      <text:p text:style-name="P908">Arguments</text:p>
      <text:p text:style-name="P211"><text:span text:style-name="T447">arg</text:span> – a string or a stem of strings. </text:p>
      <text:p text:style-name="P908">Output</text:p>
      <text:p text:style-name="P211">A string that is the hexadecimal representation of the underlying bytes for the string.</text:p>
      <text:p text:style-name="P908">Examples</text:p>
      <text:p text:style-name="P676"><text:s text:c="4"/>say(to_hex('The quick brown fox jumps over the lazy dog'));</text:p>
      <text:p text:style-name="P676">54686520717569636b2062726f776e20666f78206a756d7073206f76657220746865206c617a7920646f67</text:p>
      <text:h text:style-name="P1071" text:outline-level="3"><text:bookmark-start text:name="__RefHeading___Toc16308_4001340964"/>Transcendental functions<text:bookmark-end text:name="__RefHeading___Toc16308_4001340964"/></text:h>
      <text:p text:style-name="P537"><text:span text:style-name="T134">(Transcendental functions are those that cannot be represented by polynomials or rational expressions of them. They therefore “transcend” Algebra which explains the name given to them in the late 18</text:span><text:span text:style-name="T698">th</text:span><text:span text:style-name="T134"> century, i.e., they require infinite series.)</text:span></text:p>
      <text:p text:style-name="P532">These are the standard math functions you would expect. <text:s/>Rather than have separate entries, here is a list <text:span text:style-name="T1038">(</text:span><text:span text:style-name="T12">y </text:span><text:span text:style-name="T166">refers to the output values, </text:span><text:span text:style-name="T12">x </text:span><text:span text:style-name="T166">to the inputs)</text:span>:</text:p>
      <table:table table:name="Table4" table:style-name="Table4">
        <table:table-column table:style-name="Table4.A"/>
        <table:table-column table:style-name="Table4.B"/>
        <table:table-column table:style-name="Table4.C"/>
        <table:table-column table:style-name="Table4.D"/>
        <table:table-row table:style-name="TableLine94674710477584">
          <table:table-cell table:style-name="Table4.A1" office:value-type="string">
            <text:p text:style-name="P962">Name</text:p>
          </table:table-cell>
          <table:table-cell table:style-name="Table4.A1" office:value-type="string">
            <text:p text:style-name="P963">input</text:p>
          </table:table-cell>
          <table:table-cell table:style-name="Table4.A1" office:value-type="string">
            <text:p text:style-name="P963">output</text:p>
          </table:table-cell>
          <table:table-cell table:style-name="Table4.D1" office:value-type="string">
            <text:p text:style-name="P962">Description</text:p>
          </table:table-cell>
        </table:table-row>
        <table:table-row table:style-name="TableLine94674725662128">
          <table:table-cell table:style-name="Table4.A2" office:value-type="string">
            <text:p text:style-name="P72">acos(x)</text:p>
          </table:table-cell>
          <table:table-cell table:style-name="Table4.A2" office:value-type="string">
            <text:p text:style-name="P982">-1 &lt;= x &lt;= 1</text:p>
          </table:table-cell>
          <table:table-cell table:style-name="Table4.A2" office:value-type="string">
            <text:p text:style-name="P985">0 &lt;= y &lt;= <text:span text:style-name="T735">π</text:span></text:p>
          </table:table-cell>
          <table:table-cell table:style-name="Table4.D2" office:value-type="string">
            <text:p text:style-name="P998"><text:span text:style-name="T1030">a</text:span>rc cosine, <text:span text:style-name="T1030">result in radians</text:span></text:p>
          </table:table-cell>
        </table:table-row>
        <table:table-row table:style-name="TableLine94674735526560">
          <table:table-cell table:style-name="Table4.A2" office:value-type="string">
            <text:p text:style-name="P72">acosh(x)</text:p>
          </table:table-cell>
          <table:table-cell table:style-name="Table4.A2" office:value-type="string">
            <text:p text:style-name="P979">1 &lt;= x</text:p>
          </table:table-cell>
          <table:table-cell table:style-name="Table4.A2" office:value-type="string">
            <text:p text:style-name="P984">0 &lt;= y</text:p>
          </table:table-cell>
          <table:table-cell table:style-name="Table4.D2" office:value-type="string">
            <text:p text:style-name="P998">inverse of the hyperbolic cosine</text:p>
          </table:table-cell>
        </table:table-row>
        <table:table-row table:style-name="TableLine94674745714672">
          <table:table-cell table:style-name="Table4.A2" office:value-type="string">
            <text:p text:style-name="P72">asin(x)</text:p>
          </table:table-cell>
          <table:table-cell table:style-name="Table4.A2" office:value-type="string">
            <text:p text:style-name="P977">-<text:span text:style-name="T1031">1 &lt;= x &lt;= 1</text:span></text:p>
          </table:table-cell>
          <table:table-cell table:style-name="Table4.A2" office:value-type="string">
            <text:p text:style-name="P978">-<text:span text:style-name="T735">π</text:span><text:span text:style-name="T1038">/2 &lt;= y &lt;= </text:span><text:span text:style-name="T735">π</text:span><text:span text:style-name="T1038">/2</text:span></text:p>
          </table:table-cell>
          <table:table-cell table:style-name="Table4.D2" office:value-type="string">
            <text:p text:style-name="P998">arc sine, <text:span text:style-name="T1030">result in radians</text:span></text:p>
          </table:table-cell>
        </table:table-row>
        <table:table-row table:style-name="TableLine94674727449488">
          <table:table-cell table:style-name="Table4.A2" office:value-type="string">
            <text:p text:style-name="P72">asinh(x)</text:p>
          </table:table-cell>
          <table:table-cell table:style-name="Table4.A2" office:value-type="string">
            <text:p text:style-name="P979">any</text:p>
          </table:table-cell>
          <table:table-cell table:style-name="Table4.A2" office:value-type="string">
            <text:p text:style-name="P984">any</text:p>
          </table:table-cell>
          <table:table-cell table:style-name="Table4.D2" office:value-type="string">
            <text:p text:style-name="P998">inverse of the hyperbolic sine</text:p>
          </table:table-cell>
        </table:table-row>
        <table:table-row table:style-name="TableLine94674677836608">
          <table:table-cell table:style-name="Table4.A2" office:value-type="string">
            <text:p text:style-name="P72">atan(x)</text:p>
          </table:table-cell>
          <table:table-cell table:style-name="Table4.A2" office:value-type="string">
            <text:p text:style-name="P980">any</text:p>
          </table:table-cell>
          <table:table-cell table:style-name="Table4.A2" office:value-type="string">
            <text:p text:style-name="P981">-<text:span text:style-name="T735">π</text:span><text:span text:style-name="T1038">/2 &lt; y &lt; </text:span><text:span text:style-name="T735">π</text:span><text:span text:style-name="T1038">/2</text:span></text:p>
          </table:table-cell>
          <table:table-cell table:style-name="Table4.D2" office:value-type="string">
            <text:p text:style-name="P998">arc tangent, <text:span text:style-name="T1030">result in radians</text:span></text:p>
          </table:table-cell>
        </table:table-row>
        <table:table-row table:style-name="TableLine94674718497200">
          <table:table-cell table:style-name="Table4.A2" office:value-type="string">
            <text:p text:style-name="P72">atanh(x)</text:p>
          </table:table-cell>
          <table:table-cell table:style-name="Table4.A2" office:value-type="string">
            <text:p text:style-name="P977">-<text:span text:style-name="T1032">1 &lt; x &lt; 1</text:span></text:p>
          </table:table-cell>
          <table:table-cell table:style-name="Table4.A2" office:value-type="string">
            <text:p text:style-name="P984">any</text:p>
          </table:table-cell>
          <table:table-cell table:style-name="Table4.D2" office:value-type="string">
            <text:p text:style-name="P998">inverse of hyperbolic tangent</text:p>
          </table:table-cell>
        </table:table-row>
        <table:table-row table:style-name="TableLine94674734110112">
          <table:table-cell table:style-name="Table4.A2" office:value-type="string">
            <text:p text:style-name="P74">ceiling(x)</text:p>
          </table:table-cell>
          <table:table-cell table:style-name="Table4.A2" office:value-type="string">
            <text:p text:style-name="P986">any</text:p>
          </table:table-cell>
          <table:table-cell table:style-name="Table4.A2" office:value-type="string">
            <text:p text:style-name="P986">any</text:p>
          </table:table-cell>
          <table:table-cell table:style-name="Table4.D2" office:value-type="string">
            <text:p text:style-name="P1013">the ceiling of the number.</text:p>
          </table:table-cell>
        </table:table-row>
        <table:table-row table:style-name="TableLine94674736838352">
          <table:table-cell table:style-name="Table4.A2" office:value-type="string">
            <text:p text:style-name="P72">cos(x)</text:p>
          </table:table-cell>
          <table:table-cell table:style-name="Table4.A2" office:value-type="string">
            <text:p text:style-name="P980">any</text:p>
          </table:table-cell>
          <table:table-cell table:style-name="Table4.A2" office:value-type="string">
            <text:p text:style-name="P980">-<text:span text:style-name="T1038">1 &lt;= y &lt;= 1</text:span></text:p>
          </table:table-cell>
          <table:table-cell table:style-name="Table4.D2" office:value-type="string">
            <text:p text:style-name="P998">cosine of the angle x, x in radians.</text:p>
          </table:table-cell>
        </table:table-row>
        <table:table-row table:style-name="TableLine94674766216832">
          <table:table-cell table:style-name="Table4.A2" office:value-type="string">
            <text:p text:style-name="P72">cosh(x)</text:p>
          </table:table-cell>
          <table:table-cell table:style-name="Table4.A2" office:value-type="string">
            <text:p text:style-name="P980">any</text:p>
          </table:table-cell>
          <table:table-cell table:style-name="Table4.A2" office:value-type="string">
            <text:p text:style-name="P984">1 &lt;= y</text:p>
          </table:table-cell>
          <table:table-cell table:style-name="Table4.D2" office:value-type="string">
            <text:p text:style-name="P998">h<text:span text:style-name="T1036">y</text:span>perbolic cosine</text:p>
          </table:table-cell>
        </table:table-row>
        <table:table-row table:style-name="TableLine94674739123088">
          <table:table-cell table:style-name="Table4.A2" office:value-type="string">
            <text:p text:style-name="P72">exp(<text:span text:style-name="T1056">[</text:span>x<text:span text:style-name="T1056">]</text:span>)</text:p>
          </table:table-cell>
          <table:table-cell table:style-name="Table4.A2" office:value-type="string">
            <text:p text:style-name="P980">any</text:p>
          </table:table-cell>
          <table:table-cell table:style-name="Table4.A2" office:value-type="string">
            <text:p text:style-name="P984">0 &lt; y</text:p>
          </table:table-cell>
          <table:table-cell table:style-name="Table4.D2" office:value-type="string">
            <text:p text:style-name="P998">exponential function. <text:span text:style-name="T503">exp(x) == e^</text:span><text:span text:style-name="T520">x</text:span></text:p>
          </table:table-cell>
        </table:table-row>
        <table:table-row table:style-name="TableLine94674740436992">
          <table:table-cell table:style-name="Table4.A2" office:value-type="string">
            <text:p text:style-name="P74">floor(x)</text:p>
          </table:table-cell>
          <table:table-cell table:style-name="Table4.A2" office:value-type="string">
            <text:p text:style-name="P986">any</text:p>
          </table:table-cell>
          <table:table-cell table:style-name="Table4.A2" office:value-type="string">
            <text:p text:style-name="P986">any</text:p>
          </table:table-cell>
          <table:table-cell table:style-name="Table4.D2" office:value-type="string">
            <text:p text:style-name="P1013">the floor of the number</text:p>
          </table:table-cell>
        </table:table-row>
        <table:table-row table:style-name="TableLine94674749614432">
          <table:table-cell table:style-name="Table4.A2" office:value-type="string">
            <text:p text:style-name="P72">ln(x)</text:p>
          </table:table-cell>
          <table:table-cell table:style-name="Table4.A2" office:value-type="string">
            <text:p text:style-name="P980">0&lt;x</text:p>
          </table:table-cell>
          <table:table-cell table:style-name="Table4.A2" office:value-type="string">
            <text:p text:style-name="P984">any</text:p>
          </table:table-cell>
          <table:table-cell table:style-name="Table4.D2" office:value-type="string">
            <text:p text:style-name="P999">natural <text:span text:style-name="T1036">(base </text:span><text:span text:style-name="T82">e</text:span><text:span text:style-name="T275">) </text:span><text:span text:style-name="T189">logarithm, </text:span><text:span text:style-name="T311">inverse is </text:span><text:span text:style-name="T569">e^y</text:span></text:p>
          </table:table-cell>
        </table:table-row>
        <table:table-row table:style-name="TableLine94674737479088">
          <table:table-cell table:style-name="Table4.A2" office:value-type="string">
            <text:p text:style-name="P72">log(x)</text:p>
          </table:table-cell>
          <table:table-cell table:style-name="Table4.A2" office:value-type="string">
            <text:p text:style-name="P980">0 &lt; x</text:p>
          </table:table-cell>
          <table:table-cell table:style-name="Table4.A2" office:value-type="string">
            <text:p text:style-name="P984">any</text:p>
          </table:table-cell>
          <table:table-cell table:style-name="Table4.D2" office:value-type="string">
            <text:p text:style-name="P998">base 10 logarithm. Note inverse is <text:span text:style-name="T503">10^</text:span><text:span text:style-name="T521">y</text:span></text:p>
          </table:table-cell>
        </table:table-row>
        <table:table-row table:style-name="TableLine94674746389888">
          <table:table-cell table:style-name="Table4.A2" office:value-type="string">
            <text:p text:style-name="P61">nroot(x,n)</text:p>
          </table:table-cell>
          <table:table-cell table:style-name="Table4.A2" office:value-type="string">
            <text:p text:style-name="P983">n odd, any x<text:line-break/>n even, 0 &lt;= x</text:p>
          </table:table-cell>
          <table:table-cell table:style-name="Table4.A2" office:value-type="string">
            <text:p text:style-name="P984">any</text:p>
          </table:table-cell>
          <table:table-cell table:style-name="Table4.D2" office:value-type="string">
            <text:p text:style-name="P1000">Compute the nth root of x. <text:line-break/>Note that <text:span text:style-name="T3">n !</text:span><text:span text:style-name="T15">= 0</text:span> must be an integer</text:p>
          </table:table-cell>
        </table:table-row>
        <table:table-row table:style-name="TableLine94674728031408">
          <table:table-cell table:style-name="Table4.A2" office:value-type="string">
            <text:p text:style-name="P72">pi(<text:span text:style-name="T1056">[x]</text:span>)</text:p>
          </table:table-cell>
          <table:table-cell table:style-name="Table4.A2" office:value-type="string">
            <text:p text:style-name="P977">--</text:p>
          </table:table-cell>
          <table:table-cell table:style-name="Table4.A2" office:value-type="string">
            <text:p text:style-name="P73">π</text:p>
          </table:table-cell>
          <table:table-cell table:style-name="Table4.D2" office:value-type="string">
            <text:p text:style-name="P1012"><text:span text:style-name="T1029">the </text:span><text:span text:style-name="T1056">power </text:span><text:span text:style-name="T1029">of pi in the current precision, </text:span><text:span text:style-name="T733">π</text:span><text:span text:style-name="T734">^x</text:span></text:p>
          </table:table-cell>
        </table:table-row>
        <table:table-row table:style-name="TableLine94674723222672">
          <table:table-cell table:style-name="Table4.A2" office:value-type="string">
            <text:p text:style-name="P72">π(<text:span text:style-name="T1082">[x]</text:span>)</text:p>
          </table:table-cell>
          <table:table-cell table:style-name="Table4.A2" office:value-type="string">
            <text:p text:style-name="P977"/>
          </table:table-cell>
          <table:table-cell table:style-name="Table4.A2" office:value-type="string">
            <text:p text:style-name="P984"/>
          </table:table-cell>
          <table:table-cell table:style-name="Table4.D2" office:value-type="string">
            <text:p text:style-name="P1001"><text:s/><text:span text:style-name="T1082">identical to pi</text:span><text:span text:style-name="T1166">()</text:span><text:span text:style-name="T1082">, π is unicode \u03c0</text:span></text:p>
          </table:table-cell>
        </table:table-row>
        <table:table-row table:style-name="TableLine94674702919568">
          <table:table-cell table:style-name="Table4.A2" office:value-type="string">
            <text:p text:style-name="P72">sin(x)</text:p>
          </table:table-cell>
          <table:table-cell table:style-name="Table4.A2" office:value-type="string">
            <text:p text:style-name="P980">any</text:p>
          </table:table-cell>
          <table:table-cell table:style-name="Table4.A2" office:value-type="string">
            <text:p text:style-name="P980">-<text:span text:style-name="T1038">1 &lt;= y &lt;= 1</text:span></text:p>
          </table:table-cell>
          <table:table-cell table:style-name="Table4.D2" office:value-type="string">
            <text:p text:style-name="P998">the sine of the angle x, <text:s/>x in radians</text:p>
          </table:table-cell>
        </table:table-row>
        <table:table-row table:style-name="TableLine94674720154944">
          <table:table-cell table:style-name="Table4.A2" office:value-type="string">
            <text:p text:style-name="P72">sinh(x)</text:p>
          </table:table-cell>
          <table:table-cell table:style-name="Table4.A2" office:value-type="string">
            <text:p text:style-name="P980">any</text:p>
          </table:table-cell>
          <table:table-cell table:style-name="Table4.A2" office:value-type="string">
            <text:p text:style-name="P984">any</text:p>
          </table:table-cell>
          <table:table-cell table:style-name="Table4.D2" office:value-type="string">
            <text:p text:style-name="P998">hyperbolic sine</text:p>
          </table:table-cell>
        </table:table-row>
        <text:soft-page-break/>
        <table:table-row table:style-name="TableLine94674741492784">
          <table:table-cell table:style-name="Table4.A2" office:value-type="string">
            <text:p text:style-name="P72">tan(x)</text:p>
          </table:table-cell>
          <table:table-cell table:style-name="Table4.A2" office:value-type="string">
            <text:p text:style-name="P980">any</text:p>
          </table:table-cell>
          <table:table-cell table:style-name="Table4.A2" office:value-type="string">
            <text:p text:style-name="P984">any</text:p>
          </table:table-cell>
          <table:table-cell table:style-name="Table4.D2" office:value-type="string">
            <text:p text:style-name="P998">the tangent of the angle x, x in radians</text:p>
          </table:table-cell>
        </table:table-row>
        <table:table-row table:style-name="TableLine94674691006864">
          <table:table-cell table:style-name="Table4.A2" office:value-type="string">
            <text:p text:style-name="P72">tanh(x)</text:p>
          </table:table-cell>
          <table:table-cell table:style-name="Table4.A2" office:value-type="string">
            <text:p text:style-name="P980">any</text:p>
          </table:table-cell>
          <table:table-cell table:style-name="Table4.A2" office:value-type="string">
            <text:p text:style-name="P984">any</text:p>
          </table:table-cell>
          <table:table-cell table:style-name="Table4.D2" office:value-type="string">
            <text:p text:style-name="P998">inverse of the hyperbolic tangent.</text:p>
          </table:table-cell>
        </table:table-row>
      </table:table>
      <text:p text:style-name="P533"/>
      <text:p text:style-name="P551">Notes:</text:p>
      <text:list xml:id="list2092538915" text:style-name="L6">
        <text:list-item>
          <text:p text:style-name="P1174">Both exp() and pi() <text:span text:style-name="T1083">(or </text:span><text:span text:style-name="T731">π</text:span><text:span text:style-name="T732">()), </text:span>take arguments, raising them to the indicated power. No argument means the default argument is 1.</text:p>
        </text:list-item>
        <text:list-item>
          <text:p text:style-name="P1176">e<text:span text:style-name="T189"> is not used as a number because it conflicts with engineering notation, so </text:span>e^x <text:span text:style-name="T189"><text:s/>won’t work. Use </text:span>exp(x)</text:p>
        </text:list-item>
      </text:list>
      <text:p text:style-name="P537"><text:span text:style-name="T1033">Note that </text:span><text:span text:style-name="T84">x</text:span><text:span text:style-name="T278"> here is a scalar, but these will operate on stems and lists. <text:s/></text:span><text:span text:style-name="T277">This is a good collection that should cover most cases and it is easy to define others you need. E.g.</text:span></text:p>
      <text:p text:style-name="P833">sec(x)-&gt;1/cos(x);</text:p>
      <text:p text:style-name="P833">asec(x)-&gt;acos(1/x);</text:p>
      <text:p text:style-name="P832"><text:span text:style-name="T1041">logn(x, n)-&gt;l</text:span><text:span text:style-name="T893">n</text:span><text:span text:style-name="T1041">(x)/l</text:span><text:span text:style-name="T893">n</text:span><text:span text:style-name="T1041">(n); // convert a log to another base, n. </text:span><text:s/></text:p>
      <text:p text:style-name="Heading">Example</text:p>
      <text:p text:style-name="P539">The first few powers of 2 are </text:p>
      <text:p text:style-name="Preformatted_20_Text">2^n(5)</text:p>
      <text:p text:style-name="Preformatted_20_Text">[1,2,4,8,16]</text:p>
      <text:p text:style-name="P534"/>
      <text:p text:style-name="Text_20_body"><text:span text:style-name="T1033">If you wanted to get the logarithm, base 2, </text:span><text:span text:style-name="T481">log</text:span><text:span text:style-name="T1035">2</text:span><text:span text:style-name="T447"> </text:span><text:span text:style-name="T481">(x) = ln(x)/ln(2) </text:span><text:span text:style-name="T1034">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6"><text:span text:style-name="T114">Note</text:span><text:span text:style-name="T361">.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559">10^(-11)</text:span><text:span text:style-name="T361">? For most real life problems, precision of 15, these functions converge very quickly.</text:span></text:p>
      <text:h text:style-name="Heading_20_2" text:outline-level="2"><text:bookmark-start text:name="__RefHeading___Toc562_3277173355"/><text:span text:style-name="T673">Stem specific </text:span>functions<text:bookmark-end text:name="__RefHeading___Toc562_3277173355"/></text:h>
      <text:h text:style-name="P1072" text:outline-level="3">all_keys</text:h>
      <text:p text:style-name="Heading">Description</text:p>
      <text:p text:style-name="P655"><text:span text:style-name="T1191">Return all the keys in a stem or restrict </text:span><text:span text:style-name="T1204">to </text:span><text:span text:style-name="T1191">the keys </text:span><text:span text:style-name="T1204">for a given </text:span><text:span text:style-name="T1191">axis.</text:span></text:p>
      <text:p text:style-name="Heading"><text:soft-page-break/>Usage</text:p>
      <text:p text:style-name="Preformatted_20_Text"><text:span text:style-name="T915">indices</text:span>(arg. [,axis])</text:p>
      <text:p text:style-name="Heading">Arguments</text:p>
      <text:p text:style-name="P654"><text:span text:style-name="T447">arg.</text:span> - the stem whose keys will be returned</text:p>
      <text:p text:style-name="P654"><text:span text:style-name="T447">axis</text:span> - (optional) the axis for the keys. If it is missing, the zero-th axis will be assumed, making this identical in function to <text:span text:style-name="T447">list_keys(arg.)</text:span></text:p>
      <text:p text:style-name="P954">Output</text:p>
      <text:p text:style-name="P656">A stem whose elements are the keys. If axis 0 is requested, the stem will be just a list of indices. If other axes are requested, the stem will be stem indices.</text:p>
      <text:p text:style-name="Heading">Examples</text:p>
      <text:p text:style-name="P656">Remember that </text:p>
      <text:p text:style-name="P393">a.p.q . . . r == a.[p,q, . . . r]</text:p>
      <text:p text:style-name="P656">And the list on the right hand side is called a stem index. <text:s/><text:span text:style-name="T1193">In this example we create a list and show what the set of indices looks like.</text:span></text:p>
      <text:p text:style-name="Preformatted_20_Text"><text:span text:style-name="T1192"><text:s/></text:span><text:s text:c="3"/>a. := [;5]~n(2,3, n(6))<text:line-break/> <text:s text:c="3"/>a.<text:line-break/>[0,1,2,3,4,[0,1,2],[3,4,5]]<text:line-break/> <text:s text:c="3"/><text:span text:style-name="T915">indices</text:span>(a., 0); // get the first axis<text:line-break/>[0,1,2,3,4]<text:line-break/> <text:s text:c="3"/><text:span text:style-name="T915">indices</text:span>(a., -1); // get the last axis<text:line-break/>[[5,0],[5,1],[5,2],[6,0],[6,1],[6,2]]<text:line-break/> <text:s text:c="3"/>a.[6,2]<text:line-break/>5</text:p>
      <text:p text:style-name="P107"/>
      <text:p text:style-name="P107"/>
      <text:h text:style-name="P1073" text:outline-level="3">τ, <text:span text:style-name="T988">transpose</text:span></text:h>
      <text:p text:style-name="Heading">Description</text:p>
      <text:p text:style-name="P659"><text:span text:style-name="T1197">Take a stem (of higher dimension) and </text:span><text:span text:style-name="T1225">transpose the dimensions. This permits you to restructure stems as needed</text:span><text:span text:style-name="T1197">.</text:span></text:p>
      <text:p text:style-name="Heading">Usage</text:p>
      <text:p text:style-name="Preformatted_20_Text"><text:span text:style-name="T911">transpose</text:span>(arg.<text:span text:style-name="T1225">[</text:span>, a <text:span text:style-name="T1225">| p.]</text:span>)</text:p>
      <text:p text:style-name="Heading">Arguments</text:p>
      <text:p text:style-name="P658"><text:span text:style-name="T447">arg.</text:span> - the stem to operate upon</text:p>
      <text:p text:style-name="Text_20_body"><text:soft-page-break/><text:span text:style-name="T499">a</text:span> <text:s/>- <text:span text:style-name="T1225">(optional, integer) </text:span><text:span text:style-name="T1197">the axis. This may be signed, so </text:span><text:span text:style-name="T499">a := -1</text:span> <text:span text:style-name="T1197">would operate on the last axis of the </text:span><text:span text:style-name="T499">arg.</text:span> , <text:span text:style-name="T1197">whatever that is. Signed axes means you don’t need to know the structure of the argument ahead of time.</text:span> <text:s/></text:p>
      <text:p text:style-name="Text_20_body"><text:span text:style-name="T501">p. </text:span>- <text:span text:style-name="T1225">(optional, simple list) a permutation of the dimensions. </text:span><text:span text:style-name="T1226">A partial list of indices is interpreted as </text:span></text:p>
      <text:p text:style-name="P1196"><text:span text:style-name="T447">p. ~ ~exclude_keys([0,1,…, rank-1], p.)</text:span> </text:p>
      <text:p text:style-name="P1195">For instance, if you have a massive stem, x. with </text:p>
      <text:p text:style-name="P1198">dim(x.) == [4,2,6,5,8,7,9,11,15,6]</text:p>
      <text:p text:style-name="P1198"><text:s text:c="12"/><text:span text:style-name="T1227">0 1 2 3 4 5 6 <text:s/>7 <text:s/>8 9 <text:s/>&lt;&lt; -- indices of the dimensions</text:span></text:p>
      <text:p text:style-name="P1195"><text:s/>and </text:p>
      <text:p text:style-name="P1199">p. := [3,7,<text:span text:style-name="T1230">1</text:span>]</text:p>
      <text:p text:style-name="P1200">then the resulting permutation of x. would be</text:p>
      <text:p text:style-name="P1199">[3,7,1,0,2,4,5,6,8,9]</text:p>
      <text:p text:style-name="P1205">and</text:p>
      <text:p text:style-name="P1119"><text:s text:c="3"/>dim(x., p.)</text:p>
      <text:p text:style-name="P1119"><text:span text:style-name="T1210">[5,11,2,4,6,8,7,9,15,6]</text:span></text:p>
      <text:p text:style-name="P1155"/>
      <text:p text:style-name="P1158">Finally, remember that this works on the zeroth axis unless otherwise specified.</text:p>
      <text:p text:style-name="P1024"><text:span text:style-name="T987">E</text:span>xample<text:span text:style-name="T1185">s</text:span> comparing integer and stem addressing</text:p>
      <text:p text:style-name="P1119"><text:s text:c="2"/>a. := [;16]*3 -8</text:p>
      <text:p text:style-name="P1119"><text:s text:c="2"/>a.</text:p>
      <text:p text:style-name="P1119">[-8,-5,-2,1,4,7,10,13,16,19,22,25,28,31,34,37]</text:p>
      <text:p text:style-name="P1119"/>
      <text:p text:style-name="P1119"><text:s text:c="2"/><text:span text:style-name="T919">remap</text:span>(a., [4;8])</text:p>
      <text:p text:style-name="P1119">[4,7,10,13]</text:p>
      <text:p text:style-name="P1119"><text:s text:c="2"/>// <text:span text:style-name="T1235">compare with the subset function (since a. is a simple list)</text:span> </text:p>
      <text:p text:style-name="P1119"><text:s text:c="2"/>subset(a., 4, 8)</text:p>
      <text:p text:style-name="P1119">[4,7,10,13,16,19,22,25]</text:p>
      <text:p text:style-name="P1119"/>
      <text:p text:style-name="P1119"><text:s text:c="2"/><text:span text:style-name="T919">remap</text:span>(a., [-3;4])</text:p>
      <text:p text:style-name="P1119">[31,34,37,-8,-5,-2,1]</text:p>
      <text:p text:style-name="P1119"/>
      <text:p text:style-name="P1119"><text:bookmark-start text:name="__DdeLink__194201_34532014261"/><text:s text:c="2"/>b. := <text:s text:c="2"/>(3*[;7]-5)~{'a':42, 'b':43, 'woof':44}</text:p>
      <text:p text:style-name="P1119"><text:s text:c="2"/><text:span text:style-name="T919">remap</text:span>(b.,'woof'~[2,5,6]~'a')</text:p>
      <text:p text:style-name="P1119">[44,1,10,13,42]<text:bookmark-end text:name="__DdeLink__194201_34532014261"/></text:p>
      <text:p text:style-name="P1119"/>
      <text:p text:style-name="P1119"><text:s text:c="2"/><text:span text:style-name="T919">remap</text:span>(b., list_keys(b.)); // <text:span text:style-name="T1186">linearize a stem to a list</text:span></text:p>
      <text:p text:style-name="P1119">[-5,-2,1,4,7,10,13,42,43,44]</text:p>
      <text:p text:style-name="P1024">Final example: <text:span text:style-name="T1194">Completely remapping the elements</text:span></text:p>
      <text:p text:style-name="P1213"><text:span text:style-name="T1194">Let us say we wanted to create the transpose of an n x m stem, </text:span><text:span text:style-name="T495">a.</text:span> <text:span text:style-name="T1194">if the transpose is </text:span><text:span text:style-name="T495">t. </text:span><text:span text:style-name="T1194">then </text:span></text:p>
      <text:p text:style-name="P1213"><text:span text:style-name="T500">t</text:span><text:span text:style-name="T495">.i.j := </text:span><text:span text:style-name="T500">a</text:span><text:span text:style-name="T495">.j.i</text:span></text:p>
      <text:p text:style-name="P1207">This just means to swap (i.e. reverse) the order of the indices. </text:p>
      <text:p text:style-name="P1119"><text:soft-page-break/><text:s text:c="4"/>a. := n(3,5,n(15))</text:p>
      <text:p text:style-name="P1111"><text:s text:c="4"/>a.</text:p>
      <text:p text:style-name="P1119">[</text:p>
      <text:p text:style-name="P1119"><text:s text:c="2"/>[0,1,2,3,4],</text:p>
      <text:p text:style-name="P1119"><text:s text:c="2"/>[5,6,7,8,9],</text:p>
      <text:p text:style-name="P1119"><text:s text:c="2"/>[10,11,12,13,14]</text:p>
      <text:p text:style-name="P1119"><text:s/>]</text:p>
      <text:p text:style-name="P1119"><text:line-break/> <text:s text:c="3"/>old. := <text:span text:style-name="T916">indices</text:span>(a.-1)<text:line-break/> <text:s text:c="3"/>new. := for_each(@reverse, <text:s/>old.)<text:line-break/> <text:s text:c="3"/><text:span text:style-name="T1194">b. := </text:span><text:span text:style-name="T916">remap</text:span>(a., <text:span text:style-name="T919">old</text:span>., <text:span text:style-name="T919">new</text:span>.)</text:p>
      <text:p text:style-name="P1111"><text:s text:c="4"/>b.</text:p>
      <text:p text:style-name="P1111">[</text:p>
      <text:p text:style-name="P1111"><text:s text:c="2"/>[0,5,10],</text:p>
      <text:p text:style-name="P1111"><text:s text:c="2"/>[1,6,11],</text:p>
      <text:p text:style-name="P1111"><text:s text:c="2"/>[2,7,12],</text:p>
      <text:p text:style-name="P1111"><text:s text:c="2"/>[3,8,13],</text:p>
      <text:p text:style-name="P1111"><text:s text:c="2"/>[4,9,14]</text:p>
      <text:p text:style-name="P1111"><text:s/>]</text:p>
      <text:p text:style-name="P1160">(And, yes, <text:span text:style-name="T447">transpose(a.)</text:span> would do this.)</text:p>
      <text:p text:style-name="P1024">Example. Higher dimension re-ordering of the axes</text:p>
      <text:p text:style-name="P1209">List us say we wanted to change the a 3 x 4 x 5 stem to a 5 x 3 x 4, so that the permutation of the <text:span text:style-name="T106">axes </text:span><text:span text:style-name="T319"><text:s/>is [2,0,1]. This can be done very simply as follows.</text:span></text:p>
      <text:p text:style-name="P1119"><text:s text:c="2"/>w. := n(3,4,5, n(60)); // <text:span text:style-name="T1196">original stem</text:span></text:p>
      <text:p text:style-name="P1119"><text:s text:c="2"/><text:span text:style-name="T1196">old</text:span>. := <text:span text:style-name="T916">indices</text:span>(w., -1); // <text:span text:style-name="T1196">last axis is always complete set of indices</text:span></text:p>
      <text:p text:style-name="P1119"><text:s text:c="2"/><text:span text:style-name="T1196">new. := for_each(@shuffle, </text:span><text:span text:style-name="T910">old</text:span><text:span text:style-name="T1196">., [[2,0,1]])</text:span></text:p>
      <text:p text:style-name="P1119"><text:s text:c="2"/><text:span text:style-name="T1196">z. := </text:span><text:span text:style-name="T916">remap</text:span>(w.,<text:span text:style-name="T910">new., old</text:span>.)</text:p>
      <text:p text:style-name="P1209"/>
      <text:p text:style-name="P1211">To compare, the first bits of w. and z. are</text:p>
      <text:p text:style-name="P1119"><text:s text:c="3"/><text:span text:style-name="T1196">z.</text:span></text:p>
      <text:p text:style-name="P1119">[</text:p>
      <text:p text:style-name="P1119"><text:s text:c="2"/>[</text:p>
      <text:p text:style-name="P1119"><text:s text:c="4"/>[0,1,2,3,4],</text:p>
      <text:p text:style-name="P1119"><text:s text:c="4"/>[5,6,7,8,9], . . .</text:p>
      <text:p text:style-name="P1213"/>
      <text:p text:style-name="P1211">and</text:p>
      <text:p text:style-name="P1119">w.</text:p>
      <text:p text:style-name="P1119">[</text:p>
      <text:p text:style-name="P1119"><text:s text:c="2"/>[</text:p>
      <text:p text:style-name="P1119"><text:s text:c="4"/>[0,5,10,15],</text:p>
      <text:p text:style-name="P1119"><text:s text:c="4"/>[20,25,30,35],</text:p>
      <text:p text:style-name="P1119"><text:s text:c="4"/>[40,45,50,55], . . .</text:p>
      <text:p text:style-name="P1213"/>
      <text:p text:style-name="P1212">and </text:p>
      <text:p text:style-name="P1214"><text:span text:style-name="T447">z.i.j.k == w.k.i.j</text:span> </text:p>
      <text:p text:style-name="Heading"><text:soft-page-break/>Output</text:p>
      <text:p text:style-name="P659"><text:span text:style-name="T1197">The restructured stem. </text:span><text:span text:style-name="T1201">Of course, </text:span><text:span text:style-name="T1197"><text:s/></text:span><text:span text:style-name="T499">arg.</text:span><text:span text:style-name="T1197"> <text:s/>is never altered. </text:span></text:p>
      <text:p text:style-name="P123">Note:<text:span text:style-name="T189">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114"><text:span text:style-name="T314">τ</text:span>(a<text:span text:style-name="T1198">rg</text:span>., -1)</text:p>
      <text:p text:style-name="Heading">Examples</text:p>
      <text:p text:style-name="P658">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198">The original is always the same as </text:span><text:span text:style-name="T913">transpose</text:span><text:span text:style-name="T1198">(a., 0) </text:span><text:span text:style-name="T1228">== </text:span><text:span text:style-name="T913">a.</text:span></text:p>
      <text:p text:style-name="Preformatted_20_Text"><text:s text:c="3"/><text:span text:style-name="T912">transpose</text:span>(a., 1); // <text:span text:style-name="T1198">glom the rows together, </text:span><text:span text:style-name="T1228">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115"><text:s text:c="2"/><text:span text:style-name="T912">transpose</text:span>(a., 2); // <text:span text:style-name="T1198">glom the columns together, </text:span><text:span text:style-name="T1228">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oft-page-break/><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1197"><text:span text:style-name="T1226">Now for an example of a complete remapping of the indices. The stem has indices i, j, k and the right argument says that the output, call it </text:span><text:span text:style-name="T1210">output.</text:span><text:span text:style-name="T1226"> satisfies</text:span></text:p>
      <text:p text:style-name="Preformatted_20_Text"><text:s text:c="7"/><text:span text:style-name="T1226">output.j.k.i := a.i.j.k</text:span></text:p>
      <text:p text:style-name="P1195">This looks like</text:p>
      <text:p text:style-name="P1115"><text:s text:c="5"/>transpose(a., [1,2,0]) // <text:span text:style-name="T1228">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58"/>
      <text:p text:style-name="Heading"><text:span text:style-name="T1226">R</text:span>educing things along axes.</text:p>
      <text:p text:style-name="P658">So axis 0 are boxes, axis 1 is rows and axis 2 (last axis) is the columns. If you wanted to reduce down the columns, you’d issue <text:span text:style-name="T1198">(here -1 for the axis has the same effect as 2 for the axis)</text:span></text:p>
      <text:p text:style-name="Preformatted_20_Text"><text:s text:c="2"/>reduce(@+, <text:span text:style-name="T914">reduce(</text:span>a., -1))</text:p>
      <text:p text:style-name="Preformatted_20_Text">[</text:p>
      <text:p text:style-name="Preformatted_20_Text"><text:s text:c="2"/>[46,62,78],</text:p>
      <text:p text:style-name="Preformatted_20_Text"><text:s text:c="2"/>[94,110,126]</text:p>
      <text:p text:style-name="Preformatted_20_Text"><text:s/>]</text:p>
      <text:p text:style-name="P658"/>
      <text:p text:style-name="P660">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60"><text:soft-page-break/></text:p>
      <text:p text:style-name="P660">The rows are added together and the <text:s/>2×3×4 stem is reduced to <text:s/>2×4</text:p>
      <text:p text:style-name="P660">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60"/>
      <text:p text:style-name="P661"><text:span text:style-name="T1198"><text:s/>Yields a 3×4 <text:s/>from the original 2×3×4 stem, </text:span><text:span text:style-name="T1199">adding the boxes together.</text:span></text:p>
      <text:p text:style-name="Heading">Example. Matrix multiplication</text:p>
      <text:p text:style-name="P663">In this example we are going to show how to use the axis function to multiply two matrices. <text:s/><text:span text:style-name="T1200">In general, to multiple an n×m and m×n matrix dimensions must match. <text:s/></text:span>Our two matrices are</text:p>
      <text:p text:style-name="Preformatted_20_Text"><text:span text:style-name="T1200"><text:s text:c="4"/>say(</text:span>x. := [[1,2,3],[4,5,6]], <text:span text:style-name="T1200">true)</text:span></text:p>
      <text:p text:style-name="Preformatted_20_Text">[</text:p>
      <text:p text:style-name="Preformatted_20_Text"><text:s text:c="2"/>[1,2,3],</text:p>
      <text:p text:style-name="Preformatted_20_Text"><text:s text:c="2"/>[4,5,6]</text:p>
      <text:p text:style-name="Preformatted_20_Text"><text:s/>]</text:p>
      <text:p text:style-name="P902"><text:s text:c="4"/><text:span text:style-name="T1200">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62"/>
      <text:p text:style-name="P662">This done by multiplying the rows of the first matrix by the columns of the second, <text:span text:style-name="T1200">then summing</text:span>. <text:span text:style-name="T1200">In QDL, you’d do this as</text:span></text:p>
      <text:p text:style-name="Preformatted_20_Text">z. := for_each(@*, x., axis(y.-1))</text:p>
      <text:p text:style-name="P664"/>
      <text:p text:style-name="P664">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64"/>
      <text:p text:style-name="P664">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65">This function is defined in the mathx module. </text:p>
      <text:h text:style-name="P1073" text:outline-level="3"><text:bookmark-start text:name="__RefHeading___Toc6378_212472510"/><text:soft-page-break/>box<text:bookmark-end text:name="__RefHeading___Toc6378_212472510"/></text:h>
      <text:p text:style-name="Heading">Description</text:p>
      <text:p text:style-name="P318">Take any set of variables and turn them in to a stem, their names becoming the keys. This removes them from the symbol table so the only access afterwards is as part of the stem. <text:span text:style-name="T708">See the function </text:span><text:span text:style-name="T35">unbox</text:span><text:span text:style-name="T203"> for the inverse of this.</text:span></text:p>
      <text:p text:style-name="Heading">Usage</text:p>
      <text:p text:style-name="Preformatted_20_Text">box(var0, var1, …);</text:p>
      <text:p text:style-name="Heading">Arguments</text:p>
      <text:p text:style-name="P319">There must be at least on argument. The arguments are variables that have been defined. These will be put in to a stem and removed from the symbol table. <text:span text:style-name="T780">Arguments may be scalars or stems.</text:span></text:p>
      <text:p text:style-name="Heading">Ouput</text:p>
      <text:p text:style-name="P319">A <text:span text:style-name="T31">true</text:span><text:span text:style-name="T189">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07">)vars</text:span></text:p>
      <text:p text:style-name="Preformatted_20_Text">c.</text:p>
      <text:p text:style-name="P355"><text:line-break/>So a. and b. no longer are in the symbol table, but are in the stem:</text:p>
      <text:p text:style-name="Preformatted_20_Text"><text:s text:c="2"/>c.</text:p>
      <text:p text:style-name="P726">{a=[-5,-4,-3,-2,-1], b=[5,6,7,8,9]}</text:p>
      <text:h text:style-name="P1074" text:outline-level="3"><text:bookmark-start text:name="__RefHeading___Toc16310_4001340964"/>common_keys<text:bookmark-end text:name="__RefHeading___Toc16310_4001340964"/></text:h>
      <text:p text:style-name="Heading">Description</text:p>
      <text:p text:style-name="P434">Find the keys common to two stems</text:p>
      <text:p text:style-name="Heading">Usage</text:p>
      <text:p text:style-name="Preformatted_20_Text">common_keys(stem1., stem2.)</text:p>
      <text:p text:style-name="Text_20_body"/>
      <text:p text:style-name="Heading">Arguments</text:p>
      <text:p text:style-name="P434">stem1. and stem2. are any stems. </text:p>
      <text:p text:style-name="Heading"><text:soft-page-break/>Output</text:p>
      <text:p text:style-name="P434">A list of keys common to <text:span text:style-name="T31">both</text:span><text:span text:style-name="T189"> stems. The order of the stems does not matter</text:span></text:p>
      <text:p text:style-name="Heading">Examples</text:p>
      <text:p text:style-name="Preformatted_20_Text"><text:s text:c="2"/>common_keys(indices(10), 6+indices(5))</text:p>
      <text:p text:style-name="P775">[0,1,2,3,4]</text:p>
      <text:h text:style-name="P1075" text:outline-level="3"><text:bookmark-start text:name="__RefHeading___Toc16312_4001340964"/>detokenize<text:bookmark-end text:name="__RefHeading___Toc16312_4001340964"/></text:h>
      <text:p text:style-name="Heading">Description</text:p>
      <text:p text:style-name="P438">Inverse of <text:span text:style-name="T447">tokenize()</text:span>. Take a stem and turn it into a string using a delimeter.</text:p>
      <text:p text:style-name="Heading">Usage</text:p>
      <text:p text:style-name="Preformatted_20_Text">detokenize(arg, delimiter[, options])</text:p>
      <text:p text:style-name="Heading">Arguments</text:p>
      <text:p text:style-name="P438"><text:span text:style-name="T447">arg</text:span> - either a scalar or stem</text:p>
      <text:p text:style-name="P439"><text:span text:style-name="T477">delimiter </text:span><text:span text:style-name="T931">- either a string or a stem of strings to be used as delimiters</text:span></text:p>
      <text:p text:style-name="P438"><text:span text:style-name="T447">options </text:span>- (options) an integer that dictates how the delimiters are used.</text:p>
      <text:p text:style-name="Heading">Output</text:p>
      <text:p text:style-name="P438">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38">A comma delimited list of integers</text:p>
      <text:p text:style-name="Preformatted_20_Text"><text:s text:c="2"/>detokenize(i(10), ', ', 2)</text:p>
      <text:p text:style-name="Preformatted_20_Text">0, 1, 2, 3, 4, 5, 6, 7, 8, 9</text:p>
      <text:p text:style-name="Text_20_body"/>
      <text:p text:style-name="P440">In this case, a ', ' is placed between each element of the stem. The final option of 2 says to omit the trailing delimiter (or it would have ended with '<text:span text:style-name="T447">...8, 9, '</text:span><text:span text:style-name="T613">) </text:span></text:p>
      <text:p text:style-name="P300">You can make a blank delimited list as per the following example. </text:p>
      <text:p text:style-name="Preformatted_20_Text"><text:s text:c="2"/>caps. <text:s text:c="5"/></text:p>
      <text:p text:style-name="P780">[</text:p>
      <text:p text:style-name="P794"><text:span text:style-name="T883"><text:s/></text:span>foo,</text:p>
      <text:p text:style-name="Preformatted_20_Text"><text:s/>compute.create:/,</text:p>
      <text:p text:style-name="Preformatted_20_Text"><text:s/>storage.read:/store</text:p>
      <text:p text:style-name="P793">]</text:p>
      <text:p text:style-name="Preformatted_20_Text"><text:s text:c="4"/><text:span text:style-name="T932">detokenize(caps., ' ', 2)</text:span></text:p>
      <text:p text:style-name="Preformatted_20_Text"><text:soft-page-break/>foo compute.create:/ storage.read:/store</text:p>
      <text:h text:style-name="P1042" text:outline-level="3"><text:bookmark-start text:name="__RefHeading___Toc669_3277173355"/>exclude_keys<text:bookmark-end text:name="__RefHeading___Toc669_3277173355"/></text:h>
      <text:p text:style-name="P921">Description</text:p>
      <text:p text:style-name="P268">Remove a set of keys from a stem.</text:p>
      <text:p text:style-name="P921">Usage</text:p>
      <text:p text:style-name="Preformatted_20_Text">exclude_keys(stem1,, stem2.)</text:p>
      <text:p text:style-name="P921">Arguments</text:p>
      <text:p text:style-name="P268"><text:span text:style-name="T447">stem1.</text:span> = the target of this operation.</text:p>
      <text:p text:style-name="P268"><text:span text:style-name="T449">s</text:span><text:span text:style-name="T447">tem2. </text:span>= a list of keys to be removed. <text:span text:style-name="T680">Note that the </text:span><text:span text:style-name="T33">values</text:span><text:span text:style-name="T197"> of this stem are what are to be removed from the target. </text:span><text:span text:style-name="T198">There is no assumption that the keys of stem2 are integers, for instance. </text:span></text:p>
      <text:p text:style-name="P921">Output</text:p>
      <text:p text:style-name="P269">A new stem that contains none of the keys in stem2.</text:p>
      <text:p text:style-name="P921">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00"><text:s text:c="4"/>a.bind := 'and in the darkness bind them';</text:p>
      <text:p text:style-name="P700"/>
      <text:p text:style-name="Preformatted_20_Text"><text:s text:c="4"/>list.0 := 'rule';</text:p>
      <text:p text:style-name="Preformatted_20_Text"><text:s text:c="4"/>list.1 := 'bring';</text:p>
      <text:p text:style-name="Preformatted_20_Text"/>
      <text:p text:style-name="Preformatted_20_Text"><text:s text:c="4"/>exclude_keys(a., list.)</text:p>
      <text:p text:style-name="P700">{bind:and in the darkness bind them, </text:p>
      <text:p text:style-name="P700"><text:s/>find:One Ring to find them}</text:p>
      <text:h text:style-name="P1076" text:outline-level="3"><text:bookmark-start text:name="__RefHeading___Toc16314_4001340964"/>expand<text:bookmark-end text:name="__RefHeading___Toc16314_4001340964"/></text:h>
      <text:p text:style-name="Heading">Description</text:p>
      <text:p text:style-name="P525">Apply a dyadic function pairwise to each member of a list, returning the intermediate results.</text:p>
      <text:p text:style-name="Heading">Usage</text:p>
      <text:p text:style-name="Preformatted_20_Text">expand(<text:span text:style-name="T1052">@</text:span>f, list.)</text:p>
      <text:p text:style-name="Heading"><text:soft-page-break/>Arguments</text:p>
      <text:p text:style-name="Text_20_body"><text:span text:style-name="T482">@</text:span><text:span text:style-name="T484">f</text:span><text:span text:style-name="T1018"> - reference to the function you want to use.</text:span></text:p>
      <text:p text:style-name="P523"><text:span text:style-name="T447">list.</text:span> - the list to be operated on</text:p>
      <text:p text:style-name="Heading">Output</text:p>
      <text:p text:style-name="P523">A list where the (dyadic) function f is applied to each element in the list successively.</text:p>
      <text:p text:style-name="Heading">Examples</text:p>
      <text:p text:style-name="P526">The <text:span text:style-name="T31">factorial</text:span><text:span text:style-name="T189"> of a number, n! is the product of all the numbers 1 * 2 * . . . * n. Here’s how to compute the factorial of 5 with all the factorials for 1, 2, 3 and 4:</text:span></text:p>
      <text:p text:style-name="Preformatted_20_Text"><text:s text:c="3"/>expand(<text:span text:style-name="T1052">@</text:span>*, 1 + n(5))</text:p>
      <text:p text:style-name="Preformatted_20_Text"/>
      <text:p text:style-name="Preformatted_20_Text">[1, 2, 6, 24, 120]</text:p>
      <text:p text:style-name="P523"/>
      <text:p text:style-name="P523">It is more obvious if we show it against the arguments </text:p>
      <text:p text:style-name="P829">[1, 2, 3, <text:s/>4, <text:s text:c="2"/>5]</text:p>
      <text:p text:style-name="P829"><text:s text:c="3"/>* <text:s/>* <text:s text:c="2"/>* <text:s text:c="2"/>*</text:p>
      <text:p text:style-name="P829">[1, 2, 6, 24, 120]</text:p>
      <text:p text:style-name="Text_20_body">Compare this with <text:span text:style-name="T3">reduce </text:span><text:span text:style-name="T146">which </text:span><text:span text:style-name="T164">only returns the final result.</text:span></text:p>
      <text:p text:style-name="Heading">Another example: <text:span text:style-name="T1020">G</text:span>etting part of a list</text:p>
      <text:p text:style-name="P310">Let’s say we wanted to get only the elements of a list of integers less than or equal to 4. Here’s how</text:p>
      <text:p text:style-name="Preformatted_20_Text"><text:s text:c="2"/><text:span text:style-name="T1018">a. := 1+ 2*n(5)</text:span></text:p>
      <text:p text:style-name="Preformatted_20_Text"><text:s text:c="2"/>mask(<text:span text:style-name="T890">a.</text:span>, expand(<text:span text:style-name="T1052">@</text:span>&amp;&amp;, <text:span text:style-name="T890">a.</text:span> &lt;= <text:span text:style-name="T1018">5</text:span>))</text:p>
      <text:p text:style-name="Preformatted_20_Text">[<text:span text:style-name="T1019">1</text:span>, <text:span text:style-name="T1019">3</text:span>, <text:span text:style-name="T1019">5</text:span>]</text:p>
      <text:p text:style-name="P310"/>
      <text:h text:style-name="P1077" text:outline-level="3"><text:bookmark-start text:name="__RefHeading___Toc21544_127364881"/>for_each<text:bookmark-end text:name="__RefHeading___Toc21544_127364881"/></text:h>
      <text:p text:style-name="Heading">Description</text:p>
      <text:p text:style-name="P92"><text:span text:style-name="T1118">Apply an <text:s/>n-adic function, f, to each element of the outer </text:span><text:span text:style-name="T1121">(Cartesian)</text:span><text:span text:style-name="T1118"> product of the arg_k. </text:span></text:p>
      <text:p text:style-name="P92"/>
      <text:p text:style-name="P93">Note that in QDL, there is subsetting involved in stem operations. For something like</text:p>
      <text:p text:style-name="P93"/>
      <text:p text:style-name="P1126"><text:s text:c="3"/>1+2*n(4) == n(7)</text:p>
      <text:p text:style-name="P1126">[false,false,false,false]</text:p>
      <text:p text:style-name="P94"/>
      <text:p text:style-name="P94"><text:span text:style-name="T1120">This is a very natural choice and the right one. However, if we needed to preserve the second argument, so 7 elements,</text:span><text:span text:style-name="T122"> for_each</text:span><text:span text:style-name="T388"> <text:s/>is made to order.</text:span></text:p>
      <text:p text:style-name="P26"/>
      <text:p text:style-name="Preformatted_20_Text"><text:s text:c="2"/>reduce(@||, for_each(@==, 1+2*<text:span text:style-name="T920">[;4]</text:span>, [;7]))</text:p>
      <text:p text:style-name="Preformatted_20_Text">[false,true,false,true,false,true,false]</text:p>
      <text:p text:style-name="P27"><text:soft-page-break/><text:s/></text:p>
      <text:p text:style-name="P95"><text:span text:style-name="T319">This compares every element in n(4) with every element in n(7), then reduces that result. </text:span><text:span text:style-name="T1223">reduce</text:span><text:span text:style-name="T405"> squishes along the zero-th axis, leaving the 7 element list. </text:span><text:span text:style-name="T319">See below for another example of creating a table of values this way. You can pass in </text:span><text:span text:style-name="T126">any </text:span><text:span text:style-name="T319">function you want to do this. e.g.</text:span></text:p>
      <text:p text:style-name="P26"/>
      <text:p text:style-name="Preformatted_20_Text"><text:s text:c="3"/>q(x,y) -&gt; x*y<text:line-break/> z. := for_each(@q, [|-1;1;10|],[0;2;0.25])</text:p>
      <text:p text:style-name="P26"/>
      <text:p text:style-name="P100"><text:span text:style-name="T430">Note</text:span><text:span text:style-name="T395">: This applies to the zero-th axis of each argument. </text:span><text:span text:style-name="T394">If you really want to get geeky, </text:span><text:span text:style-name="T396">dyadic </text:span><text:span text:style-name="T571">for_each</text:span><text:span text:style-name="T394"> </text:span><text:span text:style-name="T397">generalizes</text:span><text:span text:style-name="T394"> </text:span></text:p>
      <text:p text:style-name="P28"/>
      <text:p text:style-name="P1163"><text:span text:style-name="T622">a. </text:span><text:bookmark-start text:name="__DdeLink__695231_3453201426"/><text:span text:style-name="T622">⊗</text:span><text:bookmark-end text:name="__DdeLink__695231_3453201426"/><text:span text:style-name="T622"> b.</text:span><text:span text:style-name="T319"> </text:span></text:p>
      <text:p text:style-name="P28"/>
      <text:p text:style-name="P1164"><text:span text:style-name="T143">i.e.</text:span><text:span text:style-name="T397">, t</text:span><text:span text:style-name="T319">he tensor product of two vectors </text:span><text:span text:style-name="T397">to arbitrary functions, not just multiplication. </text:span><text:span text:style-name="T398">Geeky aside: The reason that we use @ for function references is because it </text:span><text:span text:style-name="T404">kinda </text:span><text:span text:style-name="T398">looks a tiny bit like the tensor product sign. </text:span><text:span text:style-name="T404">Kinda. </text:span><text:span text:style-name="T406">In any case, you can use the </text:span><text:span text:style-name="T622">⊗ </text:span><text:span text:style-name="T623">(</text:span><text:span text:style-name="T406">unicode , \u2297</text:span><text:span text:style-name="T407">)</text:span><text:span text:style-name="T406"> <text:s/>in place of @ </text:span><text:span text:style-name="T407">if you like</text:span><text:span text:style-name="T406">, so </text:span></text:p>
      <text:p text:style-name="P1162"><text:span text:style-name="T406"/></text:p>
      <text:p text:style-name="Preformatted_20_Text"><text:s text:c="2"/>reduce(⊗∨, for_each(⊗≡, 1+2×[;4], [;7]))</text:p>
      <text:p text:style-name="Preformatted_20_Text">[false,true,false,true,false,true,false]</text:p>
      <text:p text:style-name="Text_20_body"/>
      <text:p text:style-name="P1222">is fine QDL.</text:p>
      <text:p text:style-name="Heading">Usage</text:p>
      <text:p text:style-name="Preformatted_20_Text">for_each(@f, arg_1., arg_2., ..., arg_n.) </text:p>
      <text:p text:style-name="Heading">Arguments</text:p>
      <text:p text:style-name="P589"><text:span text:style-name="T447">@f</text:span> - the n-adic function. It will be fed all of the elements from all the stems</text:p>
      <text:p text:style-name="P591"><text:span text:style-name="T447">arg_1., arg_2., … arg_n.</text:span> - n stems to process. every point of each of these will be fed in succession to <text:span text:style-name="T106">f </text:span><text:span text:style-name="T319">to evaluate.</text:span></text:p>
      <text:p text:style-name="Heading">Output</text:p>
      <text:p text:style-name="P1221">A stem consisting of the outer (Cartesian) product of each of the arguments with the function <text:span text:style-name="T106">f </text:span><text:span text:style-name="T319">applied to each. </text:span><text:span text:style-name="T405">Dimension is </text:span><text:span text:style-name="T1223">[dim(arg_1.), dim(arg_2.),. . ., dim(arg_n.)]</text:span><text:span text:style-name="T405"> </text:span></text:p>
      <text:p text:style-name="Heading">Examples</text:p>
      <text:p text:style-name="Text_20_body">Simple example, making a multiplication table.</text:p>
      <text:p text:style-name="P872"><text:line-break/> a. := for_each(@*, 1+n(5), 1+n(6))<text:line-break/> a.<text:line-break/>[<text:line-break/> [1,2,3,4,5,6],<text:line-break/> [2,4,6,8,10,12],<text:line-break/> [3,6,9,12,15,18],<text:line-break/> [4,8,12,16,20,24],<text:line-break/><text:soft-pag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986">E</text:span>xample. </text:p>
      <text:p text:style-name="P592">Create the grid points for a quadric (polynomial) surface over a region.</text:p>
      <text:p text:style-name="Preformatted_20_Text"><text:line-break/> z(x,y) -&gt; x*y;<text:line-break/> z. := for_each(@z, [|-1;1;15|],[0;3;0.25])<text:line-break/> dim(z.)<text:line-break/>[15,12]</text:p>
      <text:p text:style-name="P872"/>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90">Turning a stem of values into a stem of string.</text:p>
      <text:p text:style-name="P589">One common case is that you have a stem of values, <text:span text:style-name="T3">a.</text:span><text:span text:style-name="T146"> and need to change each element to a string. Invoking the </text:span><text:span text:style-name="T503">to_string</text:span><text:span text:style-name="T146"> method does not give you the result:</text:span></text:p>
      <text:p text:style-name="Preformatted_20_Text"><text:s text:c="4"/>z. := ['abc', true, 0.23, -1] <text:s/></text:p>
      <text:p text:style-name="Preformatted_20_Text"><text:s text:c="3"/>to_string(z.) // <text:span text:style-name="T1119">A single string of characters, not a list</text:span></text:p>
      <text:p text:style-name="Preformatted_20_Text">[abc,true,0.23,-1]</text:p>
      <text:p text:style-name="Preformatted_20_Text"><text:s text:c="2"/></text:p>
      <text:p text:style-name="Preformatted_20_Text"><text:s text:c="2"/><text:span text:style-name="T1122">w. := </text:span>for_each(@to_string, z.) // <text:span text:style-name="T1119">returns a list of strings.</text:span></text:p>
      <text:p text:style-name="Preformatted_20_Text"><text:s text:c="2"/><text:span text:style-name="T1122">w.</text:span></text:p>
      <text:p text:style-name="Preformatted_20_Text">[abc,true,0.23,-1]</text:p>
      <text:p text:style-name="Preformatted_20_Text"><text:s text:c="2"/>size(<text:span text:style-name="T901">w.</text:span>)</text:p>
      <text:p text:style-name="Preformatted_20_Text">4</text:p>
      <text:p text:style-name="P313"><text:s text:c="2"/></text:p>
      <text:p text:style-name="P313"/>
      <text:h text:style-name="P1078" text:outline-level="3"><text:bookmark-start text:name="__RefHeading___Toc6421_212472510"/>from_json<text:bookmark-end text:name="__RefHeading___Toc6421_212472510"/></text:h>
      <text:p text:style-name="Heading">Description</text:p>
      <text:p text:style-name="P337">Take a string that represents an object in JSON (JavaScript Object Notation) and return a stem representation. <text:span text:style-name="T73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text:span><text:soft-page-break/><text:span text:style-name="T737">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39">Note that there are some incompatibilities. First off, there is no actual standard way for JSON to <text:span text:style-name="T738">represent all data, so you have to know what the structure of a JSON object is before you get it. (The simple example of something common that is impossible to represent a set in JSON without structuring it somehow.) Also, how to</text:span> represent <text:span text:style-name="T738">certain common things like </text:span>date<text:span text:style-name="T738">s</text:span> varies by library. If you get something very odd where you expect a date <text:span text:style-name="T737">(normally some large object with a ton of entries in it) </text:span>, then the suggestion is to, if at all possible, replace any dates with ISO 8601 format dates, which are the standard or perhaps integers that represent the time in mi<text:span text:style-name="T727">l</text:span>liseconds. <text:line-break/><text:line-break/>Stems are more general data structures than JSON, <text:span text:style-name="T739">and</text:span> if you really need to serialize an object to JSON (as it is properly termed) then you might want to serialize your stem in sub-units rather than send over a single massive object. <text:span text:style-name="T737">Keep it simple. </text:span></text:p>
      <text:p text:style-name="P370">Finally, <text:s/><text:span text:style-name="T31">vencode</text:span> will be used on each key of the JSON object <text:span text:style-name="T860">if you specify it</text:span>. In QDL, stem indices <text:span text:style-name="T860">may be quite general, but since their values may be accessed via variables – which have much more limited naming – you may have to set a variable to access a stem value. I</text:span>n JSON they are arbitrary string that are keys. </text:p>
      <text:p text:style-name="P133"><text:span text:style-name="T29">Note:</text:span><text:span text:style-name="T333"> I</text:span><text:span text:style-name="T728">t should always work turning a JSON object in to a stem. Turning it back might not but the former is all we can guarantee. Now, if the stem follows a few guidelines of </text:span></text:p>
      <text:list xml:id="list4281780653" text:style-name="L7">
        <text:list-item>
          <text:p text:style-name="P1180"><text:span text:style-name="T730">be careful of </text:span><text:span text:style-name="T728">integer indices </text:span><text:span text:style-name="T730">in arrays</text:span><text:span text:style-name="T728"> </text:span><text:span text:style-name="T730">and the JSONObject, since these can get overwritten.</text:span></text:p>
        </text:list-item>
        <text:list-item>
          <text:p text:style-name="P1181">No odd characters in the names of JSON properties</text:p>
        </text:list-item>
      </text:list>
      <text:p text:style-name="P346"><text:span text:style-name="T729">then </text:span><text:span text:style-name="T728">there should be no problems mapping stems to JSON and back </text:span><text:span text:style-name="T729">and forth</text:span><text:span text:style-name="T728">.</text:span></text:p>
      <text:p text:style-name="Heading"><text:bookmark-start text:name="__RefHeading___Toc6423_212472510"/>Usage<text:bookmark-end text:name="__RefHeading___Toc6423_212472510"/></text:p>
      <text:p text:style-name="Preformatted_20_Text">from_json(<text:span text:style-name="T723">var[, convertAll]</text:span>)</text:p>
      <text:p text:style-name="Heading">Arguments</text:p>
      <text:p text:style-name="P337"><text:span text:style-name="T447">var</text:span> = the string-valued variable to be converted</text:p>
      <text:p text:style-name="Text_20_body"><text:span text:style-name="T447">convertAll</text:span> = if <text:span text:style-name="T31">true</text:span><text:span text:style-name="T189"> apply </text:span><text:span text:style-name="T31">vencode</text:span><text:span text:style-name="T189"> </text:span><text:span text:style-name="T238">to each key. </text:span></text:p>
      <text:p text:style-name="Heading">Output</text:p>
      <text:p text:style-name="P338">A stem that contains the information in the original. </text:p>
      <text:p text:style-name="P338"><text:span text:style-name="T725">Generally a stem list corresponds to a JSON array, do if you need to convert back and forth, it is best not to overload the stem with non-list values. Just keep everything as simple as possible.</text:span> </text:p>
      <text:p text:style-name="P347">Note that JSON properties will be turned in to valid QDL variable names by escaping them <text:span text:style-name="T749">as needed</text:span>. <text:span text:style-name="T749">This permits good interoperability.</text:span></text:p>
      <text:p text:style-name="Heading"><text:soft-page-break/>Examples</text:p>
      <text:p text:style-name="P125">A simple example.</text:p>
      <text:p text:style-name="Preformatted_20_Text"><text:s text:c="2"/>from_json('{"woof":"arf","0":0,"1":1,"2":2}')</text:p>
      <text:p text:style-name="Preformatted_20_Text">[0,1,2]~{woof:arf}</text:p>
      <text:p text:style-name="P124"><text:line-break/>Reading a file</text:p>
      <text:p text:style-name="P719"/>
      <text:p text:style-name="Preformatted_20_Text">// <text:span text:style-name="T724">here is a large, messy example</text:span></text:p>
      <text:p text:style-name="P715"><text:s text:c="2"/><text:span text:style-name="T724">b := read_file('/tmp/my_json.json');</text:span></text:p>
      <text:p text:style-name="P715"/>
      <text:p text:style-name="P733">// (some indenting was done manually to keep this vaguely readable)</text:p>
      <text:p text:style-name="P715"><text:s text:c="2"/><text:span text:style-name="T725">b </text:span></text:p>
      <text:p text:style-name="P715">{"a":"b","s":"n","d":"m",</text:p>
      <text:p text:style-name="P715"><text:s/>"foo":{"tyu":"ftfgh","rty":"456","ghjjh":"456456",</text:p>
      <text:p text:style-name="P715"><text:s text:c="2"/>"woof":{"a3tyu":"ftf222gh","a3rty":"456222","a3ghjjh":"422256456"},</text:p>
      <text:p text:style-name="P715"><text:s/>"0":"qwe","1":"eee","2":"rrr"},</text:p>
      <text:p text:style-name="P715">"0":"foo","1":"bar"}</text:p>
      <text:p text:style-name="Preformatted_20_Text"><text:s text:c="3"/>// <text:span text:style-name="T800">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725">And just to check it really is a stem</text:span></text:p>
      <text:p text:style-name="Preformatted_20_Text"><text:s text:c="2"/>b.foo.woof.</text:p>
      <text:p text:style-name="Preformatted_20_Text">{a3tyu=ftf222gh, a3rty=456222, a3ghjjh=422256456}</text:p>
      <text:p text:style-name="P125"><text:line-break/>Escaping of <text:span text:style-name="T758">JSON</text:span> keys.</text:p>
      <text:p text:style-name="P141">In this example, a simple JSON list is given and the key for this list is not even remotely a valid variable in QDL. In this case, the name is escaped.</text:p>
      <text:p text:style-name="Preformatted_20_Text"><text:s text:c="2"/>a. := from_json('{"#$rt":[0,1,2]}', <text:span text:style-name="T861">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884">[0,1,5]</text:span>}</text:p>
      <text:p text:style-name="Preformatted_20_Text"><text:s text:c="2"/>to_json(a., <text:span text:style-name="T861">true</text:span>)</text:p>
      <text:p text:style-name="Preformatted_20_Text">{"#$rt":[0,1,5]}</text:p>
      <text:p text:style-name="P126"><text:soft-page-break/><text:line-break/>A less contrived example.</text:p>
      <text:p text:style-name="Preformatted_20_Text"><text:bookmark-start text:name="__RefHeading___Toc542_3277173355"/><text:s text:c="2"/>a. := from_json('{"Jäger-Groß":"enrolled"}', <text:span text:style-name="T861">true</text:span>)<text:bookmark-end text:name="__RefHeading___Toc542_3277173355"/></text:p>
      <text:p text:style-name="Preformatted_20_Text"><text:s text:c="2"/>a.</text:p>
      <text:p text:style-name="Preformatted_20_Text">{J$C3$A4ger$2DGro$C3$9F:enrolled}</text:p>
      <text:p text:style-name="P353"/>
      <text:p text:style-name="P353">This may seem a bit hard to deal with, but do remember that there are many functions such as <text:span text:style-name="T47">for</text:span><text:span text:style-name="T31">_keys</text:span> that allow you to simply run over all stem values without having to know how the escaping turned out and if there is a question, you can use <text:span text:style-name="T31">vencode</text:span> or <text:span text:style-name="T31">vdecode</text:span> plus the fact that variables are resolved. <text:span text:style-name="T953">Mostly this machinery exists when trying to send data to other systems in a reliable way. When you need it, you really need it but otherwise it is quite specialized. </text:span></text:p>
      <text:p text:style-name="P725">while[</text:p>
      <text:p text:style-name="P725"><text:s text:c="3"/><text:span text:style-name="T673">for_keys</text:span>(<text:span text:style-name="T751">key, a</text:span>.)</text:p>
      <text:p text:style-name="P725">][</text:p>
      <text:p text:style-name="P725"><text:s text:c="2"/><text:span text:style-name="T751">if[</text:span></text:p>
      <text:p text:style-name="P725"><text:span text:style-name="T751"><text:s text:c="7"/>key == vencode('</text:span><text:bookmark-start text:name="__DdeLink__6451_212472510"/><text:span text:style-name="T751">Jäger-Groß</text:span><text:bookmark-end text:name="__DdeLink__6451_212472510"/><text:span text:style-name="T751">')</text:span></text:p>
      <text:p text:style-name="P723"><text:s text:c="5"/>]<text:span text:style-name="T866">[</text:span></text:p>
      <text:p text:style-name="P725"><text:s text:c="7"/>// … do stuff with this</text:p>
      <text:p text:style-name="P723"><text:s text:c="3"/>];</text:p>
      <text:p text:style-name="P723">];</text:p>
      <text:p text:style-name="P725"/>
      <text:p text:style-name="P725">// <text:span text:style-name="T751">or just grab a values directly</text:span></text:p>
      <text:p text:style-name="P725"/>
      <text:p text:style-name="P724">attributes. := a.vencode('Jäger-Groß');</text:p>
      <text:h text:style-name="P1079" text:outline-level="3"><text:bookmark-start text:name="__RefHeading___Toc16316_4001340964"/>has_value<text:bookmark-end text:name="__RefHeading___Toc16316_4001340964"/></text:h>
      <text:p text:style-name="Heading">Description</text:p>
      <text:p text:style-name="P435">Check if an argument contains a given value or set of values. <text:s/><text:span text:style-name="T930">Note that this effectively is a search function for its arguments.</text:span></text:p>
      <text:p text:style-name="Heading">Usage</text:p>
      <text:p text:style-name="P768">has_value(left_arg, right_arg)</text:p>
      <text:p text:style-name="P940">Arguments</text:p>
      <text:p text:style-name="P436"><text:span text:style-name="T476">left_arg</text:span><text:span text:style-name="T929"> - A stem or scalar.</text:span></text:p>
      <text:p text:style-name="P436"><text:span text:style-name="T476">right_arg </text:span><text:span text:style-name="T929">- a stem or scalar. </text:span></text:p>
      <text:p text:style-name="Heading">Output</text:p>
      <text:p text:style-name="P436"><text:span text:style-name="T929">The result is a boolean or stem of booleans. The result is always conformable to the </text:span><text:span text:style-name="T476">left_arg</text:span><text:span text:style-name="T929">, so if that is a scalar, the result is a scalar. If it is a stem, the result is a stem with identical keys. If both are scalars, this is the same as invoking equality (==). Extremely useful in conjunction with the </text:span><text:span text:style-name="T476">mask</text:span><text:span text:style-name="T929"> function.</text:span></text:p>
      <text:p text:style-name="Heading"><text:soft-page-break/>Examples</text:p>
      <text:p text:style-name="Preformatted_20_Text"><text:s text:c="4"/>a. := indices(<text:span text:style-name="T953">3</text:span>);</text:p>
      <text:p text:style-name="Preformatted_20_Text"><text:s text:c="4"/>b. := indices(5) * <text:span text:style-name="T953">2</text:span>;</text:p>
      <text:p text:style-name="P795"><text:s text:c="4"/>c.foo := <text:span text:style-name="T930">1</text:span>; c.bar := <text:span text:style-name="T929">'</text:span>arf<text:span text:style-name="T929">'</text:span>;</text:p>
      <text:p text:style-name="Preformatted_20_Text"><text:s text:c="4"/>has_value(a., b.)</text:p>
      <text:p text:style-name="P795">[true,false,true]</text:p>
      <text:p text:style-name="P795"><text:s text:c="4"/><text:span text:style-name="T930">has_value(b., a.)</text:span></text:p>
      <text:p text:style-name="Preformatted_20_Text">[true,true,false,false,false]</text:p>
      <text:p text:style-name="Preformatted_20_Text"><text:s text:c="4"/><text:span text:style-name="T930">has_value(a., c.)</text:span></text:p>
      <text:p text:style-name="P769">[false,true,false]</text:p>
      <text:p text:style-name="P769"><text:s text:c="4"/><text:span text:style-name="T930">has_value(c., a.)</text:span></text:p>
      <text:p text:style-name="P795">{</text:p>
      <text:p text:style-name="P795"><text:s/>bar:false,</text:p>
      <text:p text:style-name="P795"><text:s/>foo:true</text:p>
      <text:p text:style-name="P795">}</text:p>
      <text:p text:style-name="P739"><text:s text:c="3"/><text:span text:style-name="T930">has_value('arf', c.)</text:span></text:p>
      <text:p text:style-name="P770">true</text:p>
      <text:p text:style-name="Text_20_body"/>
      <text:p text:style-name="P437">A useful construct is to pair this with the mask function to grab exactly the bits of a stem you want</text:p>
      <text:p text:style-name="Preformatted_20_Text"><text:s text:c="2"/>mask(a., <text:span text:style-name="T877">has_value</text:span>(a., 2))</text:p>
      <text:p text:style-name="Preformatted_20_Text">{</text:p>
      <text:p text:style-name="Preformatted_20_Text"><text:s/>2:2</text:p>
      <text:p text:style-name="Preformatted_20_Text">}</text:p>
      <text:p text:style-name="Text_20_body"/>
      <text:p text:style-name="P437">The effect then is that a. is searched to see if it contains the value of 2. It does (at index 2) and mask strips off everything else. You now have the right index and the right value. </text:p>
      <text:h text:style-name="P1080" text:outline-level="3"><text:bookmark-start text:name="__RefHeading___Toc6463_212472510"/><text:span text:style-name="T757">list</text:span>_keys<text:bookmark-end text:name="__RefHeading___Toc6463_212472510"/></text:h>
      <text:p text:style-name="P908">Description</text:p>
      <text:p text:style-name="P214">Return a list of the keys for a given stem variable. <text:span text:style-name="T992">It allows masking by value type.</text:span></text:p>
      <text:p text:style-name="P908">Usage</text:p>
      <text:p text:style-name="Preformatted_20_Text"><text:span text:style-name="T757">list_</text:span>keys(arg. <text:span text:style-name="T871">[,scalars_only </text:span><text:span text:style-name="T990">| var_type</text:span><text:span text:style-name="T871">]</text:span>)</text:p>
      <text:p text:style-name="P908">Arguments</text:p>
      <text:p text:style-name="P214"><text:span text:style-name="T475">arg. </text:span><text:span text:style-name="T871">= </text:span>A stem variable. Remember that the entire stem is referenced by just the head + “.” </text:p>
      <text:p text:style-name="P489"><text:span text:style-name="T447">scalars_only</text:span> = <text:span text:style-name="T990">(a boolean) </text:span>if true lists only the keys that are for scalars. If false, only the keys for stems are listed. If this is omitted, all keys are returned.</text:p>
      <text:p text:style-name="P491"><text:span text:style-name="T447">var_type </text:span>= The variable type as an integer. If this is specified then only indices with a value of that type are returned.</text:p>
      <text:p text:style-name="P908"><text:soft-page-break/>Output</text:p>
      <text:p text:style-name="Text_20_body">A list of keys where the new keys are cardinals and the values are the keys in the original stem. <text:span text:style-name="T758">See also the </text:span><text:span text:style-name="T38">keys()</text:span><text:span text:style-name="T208"> function. </text:span><text:span text:style-name="T262">The difference is that this is list but </text:span><text:span text:style-name="T79">keys()</text:span><text:span text:style-name="T262"> returns the set of keys. This is useful for reshuffling indices.</text:span></text:p>
      <text:p text:style-name="P908">Examples</text:p>
      <text:p text:style-name="P216">Example. Let's say you have the following stem variable”</text:p>
      <text:p text:style-name="P765"><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16"/>
      <text:p text:style-name="P216">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989">)</text:span>:</text:p>
      <text:p text:style-name="Text_20_body"/>
      <text:p text:style-name="Preformatted_20_Text"><text:s text:c="2"/>list_keys(sourceStem., true)</text:p>
      <text:p text:style-name="P785">[bind,find,bring,rule]</text:p>
      <text:p text:style-name="Text_20_body"><text:line-break/>If you tried to list just the keys for the stems, you would get an empty list back:</text:p>
      <text:p text:style-name="P218"><text:line-break/>Note<text:span text:style-name="T146"> that there is no canonical order to keys, </text:span><text:span text:style-name="T148">so the keys to </text:span><text:span text:style-name="T590">sourceStem.</text:span><text:span text:style-name="T148"> Can appear in any order in the result.</text:span></text:p>
      <text:p text:style-name="P944"><text:span text:style-name="T148">E</text:span><text:span text:style-name="T146">xample:Masking</text:span></text:p>
      <text:p text:style-name="P494"><text:span text:style-name="T146">Let us say you issued a complex statement using </text:span><text:span text:style-name="T126">mask(), </text:span><text:span text:style-name="T319">like</text:span></text:p>
      <text:p text:style-name="Preformatted_20_Text"><text:s text:c="2"/>ww. := random(<text:span text:style-name="T992">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94">we need to grab the one element that has remainder 11 after division by 17 (this generates an example where one of the ones in the middle is what we want) so we use <text:span text:style-name="T31">mask()</text:span><text:span text:style-name="T189">:</text:span></text:p>
      <text:p text:style-name="Preformatted_20_Text"><text:s text:c="2"/>mask(ww., mod(ww., 17)==11)</text:p>
      <text:p text:style-name="Preformatted_20_Text">{</text:p>
      <text:p text:style-name="Preformatted_20_Text"><text:s/>3:2011719346505809871</text:p>
      <text:p text:style-name="Preformatted_20_Text">}</text:p>
      <text:p text:style-name="P495"><text:soft-page-break/><text:span text:style-name="T189"><text:s/>which dutifully informs us that the 3</text:span><text:span text:style-name="T700">rd</text:span><text:span text:style-name="T189"> element is the one we want. To actually grab this, you can use </text:span><text:span text:style-name="T31">list_keys()</text:span><text:span text:style-name="T189">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48">A</text:span><text:span text:style-name="T146">nother example: </text:span><text:span text:style-name="T160">looping</text:span><text:span text:style-name="T146"> </text:span></text:p>
      <text:p text:style-name="P303">Let us say that you got the above key set. How might you use it? In a loop:</text:p>
      <text:p text:style-name="Preformatted_20_Text">while[</text:p>
      <text:p text:style-name="Preformatted_20_Text"><text:s text:c="3"/><text:span text:style-name="T673">for_keys</text:span>(<text:span text:style-name="T673">j, </text:span>var.)</text:p>
      <text:p text:style-name="Preformatted_20_Text">]do[</text:p>
      <text:p text:style-name="Preformatted_20_Text"><text:s text:c="3"/>sourceStem.var.j // … do stuff with this</text:p>
      <text:p text:style-name="Preformatted_20_Text">];</text:p>
      <text:p text:style-name="P303">which loops through all the values in source stem. </text:p>
      <text:p text:style-name="Heading"><text:span text:style-name="T189">Another example</text:span>: getting only values of a certain type.</text:p>
      <text:p text:style-name="Preformatted_20_Text"><text:s text:c="4"/>q. := {'a':['p','q'],'b':'r', 'c':false,'d':123.345,'e':42}</text:p>
      <text:p text:style-name="P813"><text:s text:c="4"/>list_keys(q., 2); // 2 is the variable type for integers</text:p>
      <text:p text:style-name="P813">[e]</text:p>
      <text:p text:style-name="P491">Meaning, that this is a list for the keys (there is one here) of integer-valued entries in the stem. </text:p>
      <text:p text:style-name="P128">Note:<text:span text:style-name="T319">The following are equivalent</text:span></text:p>
      <text:p text:style-name="Preformatted_20_Text"><text:s text:c="4"/>list_keys(q., false)</text:p>
      <text:p text:style-name="P814">[a]</text:p>
      <text:p text:style-name="Preformatted_20_Text"><text:s text:c="4"/>list_keys(q., 4)</text:p>
      <text:p text:style-name="P814">[a]</text:p>
      <text:p text:style-name="Text_20_body"/>
      <text:p text:style-name="P493"><text:span text:style-name="T991">So it is possible to, </text:span><text:span text:style-name="T78">e.g.</text:span><text:span text:style-name="T261"> loop over only the decimal elements in a stem.</text:span></text:p>
      <text:h text:style-name="P1042" text:outline-level="3"><text:bookmark-start text:name="__RefHeading___Toc671_3277173355"/>has_keys<text:bookmark-end text:name="__RefHeading___Toc671_3277173355"/></text:h>
      <text:p text:style-name="P921">Description</text:p>
      <text:p text:style-name="P275">Check is a list of keys is in a target stem.</text:p>
      <text:p text:style-name="P921">Usage</text:p>
      <text:p text:style-name="Preformatted_20_Text">has_keys(target., list.)</text:p>
      <text:p text:style-name="P921">Arguments</text:p>
      <text:p text:style-name="P275"><text:span text:style-name="T447">target. </text:span>– the target of this operation</text:p>
      <text:p text:style-name="P275"><text:span text:style-name="T447">list.</text:span> – a list of keys.</text:p>
      <text:p text:style-name="P921">Output</text:p>
      <text:p text:style-name="P275">A boolean list with <text:span text:style-name="T31">true</text:span><text:span text:style-name="T189"> as the value if the target contains the key and </text:span><text:span text:style-name="T31">false</text:span><text:span text:style-name="T189"> if it does not.</text:span></text:p>
      <text:p text:style-name="P928"><text:soft-page-break/>Examples</text:p>
      <text:p text:style-name="P220"><text:span text:style-name="T146">Just because it is easy to do, I am going to make a stem filled with 5 random integers, then a list of 10 indices. Obviously only the first 5 indices in </text:span><text:span text:style-name="T126">w.</text:span><text:span text:style-name="T319"> will be in </text:span><text:span text:style-name="T126">var.</text:span><text:span text:style-name="T319">:</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1082" text:outline-level="3"><text:bookmark-start text:name="__RefHeading___Toc16318_4001340964"/>identity, i<text:bookmark-end text:name="__RefHeading___Toc16318_4001340964"/></text:h>
      <text:p text:style-name="Heading">Description</text:p>
      <text:p text:style-name="P508">This simply returns its argument. It is the identity function</text:p>
      <text:p text:style-name="Heading">Usage</text:p>
      <text:p text:style-name="Preformatted_20_Text">identity(x)</text:p>
      <text:p text:style-name="Preformatted_20_Text">i(x)</text:p>
      <text:p text:style-name="P508"/>
      <text:p text:style-name="Heading">Arguments</text:p>
      <text:p text:style-name="P508">x - any valid QDL expression or value.</text:p>
      <text:p text:style-name="Heading">Output</text:p>
      <text:p text:style-name="P508">x (the input)</text:p>
      <text:p text:style-name="Heading">Examples</text:p>
      <text:p text:style-name="P508">This is extremely useful in complex expressions to organize stem indices and such. It gives a way use only function notation. Consider</text:p>
      <text:p text:style-name="Preformatted_20_Text"><text:s text:c="3"/>n(3).n(4).n(5).i(0)</text:p>
      <text:p text:style-name="P824">0</text:p>
      <text:p text:style-name="P508"/>
      <text:p text:style-name="P508">This evaluates from right to left, so <text:span text:style-name="T3">i(0)</text:span> returns the index of <text:span text:style-name="T3">0</text:span> and as it marches backwards, each of the indices function – which return the integers from <text:span text:style-name="T3">0</text:span><text:span text:style-name="T146"> to </text:span><text:span text:style-name="T3">n-1</text:span><text:span text:style-name="T146"> – does the same.</text:span></text:p>
      <text:p text:style-name="P311"/>
      <text:h text:style-name="P1042" text:outline-level="3"><text:bookmark-start text:name="__RefHeading___Toc673_3277173355"/>include_keys<text:bookmark-end text:name="__RefHeading___Toc673_3277173355"/></text:h>
      <text:p text:style-name="P921">Description</text:p>
      <text:p text:style-name="P276">Take a stem, <text:span text:style-name="T31">a.</text:span> and a list of indices, <text:span text:style-name="T31">list.</text:span><text:span text:style-name="T189"> </text:span><text:s/>and return the values of <text:span text:style-name="T31">a.</text:span><text:span text:style-name="T189"> that have the same indices as </text:span><text:span text:style-name="T31">list.</text:span></text:p>
      <text:p text:style-name="P921"><text:soft-page-break/>Usage</text:p>
      <text:p text:style-name="Preformatted_20_Text">include_keys(var., list.)</text:p>
      <text:p text:style-name="P921">Arguments</text:p>
      <text:p text:style-name="P276">var. – a stem</text:p>
      <text:p text:style-name="P276">list. - a list of keys. These will be the keys of the result, <text:span text:style-name="T31">var.</text:span><text:span text:style-name="T189"> will supply the values.</text:span></text:p>
      <text:p text:style-name="P921">Output</text:p>
      <text:p text:style-name="P277">A stem with the keys from the <text:span text:style-name="T31">list.</text:span><text:span text:style-name="T189"> </text:span><text:span text:style-name="T199">a</text:span><text:span text:style-name="T189">nd the corresponding values from the </text:span><text:span text:style-name="T31">var.</text:span></text:p>
      <text:p text:style-name="P92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00"><text:s text:c="4"/>a.bind := 'and in the darkness bind them';</text:p>
      <text:p text:style-name="P700"/>
      <text:p text:style-name="Preformatted_20_Text"><text:s text:c="4"/>list.0 := 'rule';</text:p>
      <text:p text:style-name="Preformatted_20_Text"><text:s text:c="4"/>list.1 := 'bring';</text:p>
      <text:p text:style-name="Preformatted_20_Text"/>
      <text:p text:style-name="Preformatted_20_Text"><text:s text:c="4"/>say(include_keys(a., list.));</text:p>
      <text:p text:style-name="P795">{</text:p>
      <text:p text:style-name="P795"><text:s/>bring:One Ring to bring them all, </text:p>
      <text:p text:style-name="P795"><text:s/>rule:One Ring to rule them all</text:p>
      <text:p text:style-name="P795">}</text:p>
      <text:p text:style-name="P700"/>
      <text:h text:style-name="P1083" text:outline-level="3"><text:bookmark-start text:name="__RefHeading___Toc6427_212472510"/>indices, <text:span text:style-name="T1007">n</text:span><text:bookmark-end text:name="__RefHeading___Toc6427_212472510"/></text:h>
      <text:p text:style-name="P932">Description</text:p>
      <text:p text:style-name="P341">Make a li<text:span text:style-name="T638">s</text:span>t of in<text:span text:style-name="T638">d</text:span>i<text:span text:style-name="T646">c</text:span>es. This is very useful in conjunction with looping. <text:span text:style-name="T1003">indices() and i() are equivalent</text:span></text:p>
      <text:p text:style-name="P932">Usage</text:p>
      <text:p text:style-name="P854"><text:span text:style-name="T638">indices(arg0[,arg1,arg2</text:span><text:span text:style-name="T1064">,... fill.]</text:span>); <text:span text:style-name="T1007">n</text:span><text:span text:style-name="T1003">(arg</text:span><text:span text:style-name="T638">[,arg1,arg2,...</text:span><text:span text:style-name="T1064">, fill.]</text:span><text:span text:style-name="T1003">)</text:span></text:p>
      <text:p text:style-name="P932">Arguments</text:p>
      <text:p text:style-name="P341"><text:span text:style-name="T447">arg_</text:span><text:span text:style-name="T483">k</text:span> is a number. This will be the size of the resulting index set.</text:p>
      <text:p text:style-name="P555"><text:span text:style-name="T447">fill.</text:span> is an optional stem of scalars that will be used as values cyclically</text:p>
      <text:p text:style-name="P932">Output</text:p>
      <text:p text:style-name="P341">A <text:span text:style-name="T1065">list, </text:span><text:span text:style-name="T89">i.e.</text:span><text:span text:style-name="T287">, a </text:span><text:span text:style-name="T189">stem</text:span> variable whose keys are the integers, and whose entries are <text:span text:style-name="T1065">either </text:span>the same <text:span text:style-name="T1065">or the elements of fill. re-used cyclically.</text:span> </text:p>
      <text:p text:style-name="P932"><text:soft-page-break/>Examples</text:p>
      <text:p text:style-name="P135">Simple examples.</text:p>
      <text:p text:style-name="P148"/>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56"/>
      <text:p text:style-name="P556">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56"/>
      <text:p text:style-name="P119"><text:span text:style-name="T1065">V</text:span><text:span text:style-name="T1003">ector valued function.</text:span></text:p>
      <text:p text:style-name="Preformatted_20_Text"><text:s text:c="2"/>f(x) -<text:span text:style-name="T1003">&gt;</text:span> (x^2+1)/(x^2+2);</text:p>
      <text:p text:style-name="Preformatted_20_Text"><text:s text:c="2"/>f(1+<text:span text:style-name="T1008">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05"/>
      <text:p text:style-name="P505">In this case, a function is defined and evaluated at 1, 1.2, 1.4, 1.6, 1.8.</text:p>
      <text:p text:style-name="P505">How this relates to looping.</text:p>
      <text:p text:style-name="P716"><text:span text:style-name="T946">x. :=</text:span><text:span text:style-name="T638"> <text:s/>indices</text:span>(<text:span text:style-name="T1003">size(myStem.)</text:span>);</text:p>
      <text:p text:style-name="P341">results in </text:p>
      <text:p text:style-name="P781">[0,1,2,...]</text:p>
      <text:p text:style-name="P341"/>
      <text:p text:style-name="P341"><text:soft-page-break/>So a common pattern is</text:p>
      <text:p text:style-name="P716">while[ </text:p>
      <text:p text:style-name="P716"><text:s text:c="4"/><text:span text:style-name="T673">for_keys</text:span>(<text:span text:style-name="T633">j, x.</text:span>)</text:p>
      <text:p text:style-name="P716"><text:s text:c="2"/>]do[</text:p>
      <text:p text:style-name="P716"><text:s text:c="4"/>myStem.j := // other stuff</text:p>
      <text:p text:style-name="P716"><text:s text:c="4"/>// <text:span text:style-name="T634">myStem.x.j is an equivalent reference.</text:span></text:p>
      <text:p text:style-name="P716">];</text:p>
      <text:p text:style-name="Heading">Example: <text:span text:style-name="T804">Looping over scalars and stems</text:span></text:p>
      <text:p text:style-name="P399">A common issue is the you may have a stem some of whose elements are scalars and some are stems. writing a loop seems to require that you have knowledge about every index. This is not needed with <text:span text:style-name="T447">for_keys</text:span><text:span text:style-name="T31"> </text:span><text:span text:style-name="T189">since the keys are retrieved. This is especially useful in lists. IN this example, there is a stem, </text:span><text:span text:style-name="T600">a.</text:span><text:span text:style-name="T189">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953">[</text:span>8528928954721892791, -9103201823511602727, -8452824104954706854<text:span text:style-name="T953">]</text:span></text:p>
      <text:p text:style-name="Preformatted_20_Text">XkiEEZ1g297TfZY3ItjL5w</text:p>
      <text:p text:style-name="Preformatted_20_Text"><text:span text:style-name="T953">[</text:span>5095335425002685458, 380662481390939243, -2302353563657105155<text:span text:style-name="T953">]</text:span></text:p>
      <text:p text:style-name="Preformatted_20_Text">FUKe27vv56w8-lahY2InNA</text:p>
      <text:h text:style-name="P1084" text:outline-level="3"><text:bookmark-start text:name="__RefHeading___Toc6394_212472510"/>is_list<text:bookmark-end text:name="__RefHeading___Toc6394_212472510"/></text:h>
      <text:p text:style-name="Heading">Description</text:p>
      <text:p text:style-name="P333">Determine if the argument is precisely a list. That means, that it is a stem with only integer indices. </text:p>
      <text:p text:style-name="Heading">Usage</text:p>
      <text:p text:style-name="P333">is_list(stem.)</text:p>
      <text:p text:style-name="Heading">Arguments</text:p>
      <text:p text:style-name="P333"><text:span text:style-name="T447">stem.</text:span> The stem to check</text:p>
      <text:p text:style-name="Heading">Output</text:p>
      <text:p text:style-name="P333">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96">[0,1,2,3,4]~{</text:p>
      <text:p text:style-name="P796"><text:s/>help:this is my stem</text:p>
      <text:p text:style-name="P796">}</text:p>
      <text:p text:style-name="P796"><text:s text:c="2"/>is_list(my_stem.)</text:p>
      <text:p text:style-name="Preformatted_20_Text">false</text:p>
      <text:p text:style-name="P333"><text:soft-page-break/>Why is this false? Because it has a non-integer index. The function tells you if the object is a list and only <text:s/>a list. <text:s/><text:span text:style-name="T720">Compare with </text:span></text:p>
      <text:p text:style-name="Preformatted_20_Text"><text:s text:c="2"/>is_list(indices(10))</text:p>
      <text:p text:style-name="Preformatted_20_Text">true</text:p>
      <text:p text:style-name="Preformatted_20_Text"/>
      <text:h text:style-name="P1085" text:outline-level="3"><text:bookmark-start text:name="__RefHeading___Toc16320_4001340964"/>join<text:bookmark-end text:name="__RefHeading___Toc16320_4001340964"/></text:h>
      <text:p text:style-name="Heading">Description</text:p>
      <text:p text:style-name="P543">Join two stems along a given axis. </text:p>
      <text:p text:style-name="Heading">Usage</text:p>
      <text:p text:style-name="P543">join(x., y., axis)</text:p>
      <text:p text:style-name="Heading">Arguments</text:p>
      <text:p text:style-name="P543">x., y. are stems and should be conformable.</text:p>
      <text:p text:style-name="P543">axis - an integer stating which axis to use.</text:p>
      <text:p text:style-name="P543">By <text:span text:style-name="T31">axis </text:span><text:span text:style-name="T189">we mean which index of the stem. So in </text:span></text:p>
      <text:p text:style-name="P395">a.p.q.r</text:p>
      <text:p text:style-name="P543"><text:span text:style-name="T549">a.</text:span><text:span text:style-name="T189"> means axis 0</text:span></text:p>
      <text:p text:style-name="P543"><text:span text:style-name="T549">a.p</text:span><text:span text:style-name="T189"> is axis 1</text:span></text:p>
      <text:p text:style-name="P543"><text:span text:style-name="T549">a.p.q</text:span><text:span text:style-name="T189"> is axis 2</text:span></text:p>
      <text:p text:style-name="P543"><text:span text:style-name="T549">a.p.q.r</text:span><text:span text:style-name="T189"> is axis 3.</text:span></text:p>
      <text:p text:style-name="P544"><text:span text:style-name="T189">See the examples below. The standard ~ operator is just a join along the default axis of 0, </text:span><text:span text:style-name="T283">and</text:span><text:span text:style-name="T368"> operator, </text:span><text:span text:style-name="T423">~| </text:span><text:span text:style-name="T368">that will do the join along the last axis. </text:span></text:p>
      <text:p text:style-name="Heading">Output</text:p>
      <text:p text:style-name="P543">The joined stem. </text:p>
      <text:p text:style-name="Heading">Examples</text:p>
      <text:p text:style-name="P543">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oft-page-break/><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40"><text:s text:c="2"/>// also q.~w.<text:line-break/> z. := join0(q.,w.)<text:line-break/> // <text:s/>* <text:s text:c="2"/>&lt;--- You are here<text:line-break/> // <text:s/>z.i.j.k<text:line-break/> join(q.,w.,<text:span text:style-name="T1049">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40">// <text:span text:style-name="T1049">the second argument is treated as a list and just tacked on to the first.</text:span><text:line-break/><text:line-break/> z. := <text:s/>join(q., w., <text:span text:style-name="T1049">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40">// <text:span text:style-name="T1049">This tacks all the first entries together</text:span><text:line-break/><text:line-break/><text:line-break/> z. := join(q.,w., <text:span text:style-name="T1049">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1049">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1049">join(q.,w., 4)</text:span></text:p>
      <text:p text:style-name="P838">rank error</text:p>
      <text:p text:style-name="P75"/>
      <text:p text:style-name="P76">A rank error happens if you exceed the actual entries of the stem.</text:p>
      <text:p text:style-name="P543"><text:soft-page-break/></text:p>
      <text:p text:style-name="Heading">A more concrete example</text:p>
      <text:p text:style-name="P545">Let us say you wanted to create functions that produce pairs of values for a plotting program (such as gnuplot). In QDL you could just create a function:</text:p>
      <text:p text:style-name="P841"><text:bookmark-start text:name="__DdeLink__29773_1407990171"/>define[</text:p>
      <text:p text:style-name="P839"><text:s text:c="3"/>plot(<text:span text:style-name="T1052">@</text:span>f(), start, stop, n)</text:p>
      <text:p text:style-name="P841">][</text:p>
      <text:p text:style-name="P838"><text:s text:c="3"/><text:span text:style-name="T1050">x. := start + n(n)*(stop - start)/(n-1);</text:span></text:p>
      <text:p text:style-name="P838"><text:s text:c="3"/><text:span text:style-name="T1050">y. := f(x.);</text:span></text:p>
      <text:p text:style-name="P838"><text:s text:c="3"/><text:span text:style-name="T1050">return(join(x., y., 1)</text:span><text:span text:style-name="T1051">)</text:span><text:span text:style-name="T1050">;</text:span></text:p>
      <text:p text:style-name="P841">];<text:bookmark-end text:name="__DdeLink__29773_1407990171"/></text:p>
      <text:p text:style-name="Text_20_body"/>
      <text:p text:style-name="P546"><text:span text:style-name="T1050">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1051">In QDL you generally describe what you need the data to do, such as here, make some values and glom them together.</text:span></text:p>
      <text:h text:style-name="P1081" text:outline-level="3"><text:bookmark-start text:name="__RefHeading___Toc6696_66498657"/>keys<text:bookmark-end text:name="__RefHeading___Toc6696_66498657"/></text:h>
      <text:p text:style-name="P935">Description</text:p>
      <text:p text:style-name="P215">Return a <text:span text:style-name="T757">stem </text:span>of the keys for a given stem variable.</text:p>
      <text:p text:style-name="P935">Usage</text:p>
      <text:p text:style-name="P734">keys(arg. <text:span text:style-name="T993">[,</text:span><text:span text:style-name="T887">scalars_only</text:span><text:span text:style-name="T993"> | </text:span><text:span text:style-name="T887">var_type</text:span><text:span text:style-name="T993">]</text:span>)</text:p>
      <text:p text:style-name="P935">Arguments</text:p>
      <text:p text:style-name="P215"><text:span text:style-name="T993">arg. = </text:span>A stem variable. Remember that the entire stem is referenced by just the head + “.” </text:p>
      <text:p text:style-name="P490"><text:span text:style-name="T447">scalars_only</text:span> = <text:span text:style-name="T990">(a boolean) </text:span>if true lists only the keys that are for scalars. If false, only the keys for stems are listed. If this is omitted, all keys are returned.</text:p>
      <text:p text:style-name="P492"><text:span text:style-name="T549">var_type </text:span><text:span text:style-name="T189">= The variable type as an integer. If this is specified then only indices with a value of that type are returned.</text:span></text:p>
      <text:p text:style-name="P935">Output</text:p>
      <text:p text:style-name="P215">A <text:span text:style-name="T757">stem </text:span>of keys where <text:span text:style-name="T757">every key has itself as the value</text:span>. </text:p>
      <text:p text:style-name="P935">Examples</text:p>
      <text:p text:style-name="P217">Example. Let's say you have the following stem variable”</text:p>
      <text:p text:style-name="P734"><text:bookmark-start text:name="__DdeLink__6579_2900298203"/><text:s text:c="2"/>sourceStem.rule :='One Ring to rule them all';</text:p>
      <text:p text:style-name="P734"><text:soft-page-break/><text:s text:c="2"/>sourceStem.find := 'One Ring to find them';</text:p>
      <text:p text:style-name="P734"><text:s text:c="2"/>sourceStem.bring := 'One Ring to bring them all';</text:p>
      <text:p text:style-name="P734"><text:s text:c="2"/>sourceStem.bind := 'and in the darkness bind them';</text:p>
      <text:p text:style-name="P217"><text:bookmark-end text:name="__DdeLink__6579_2900298203"/></text:p>
      <text:p text:style-name="P217">and you issue </text:p>
      <text:p text:style-name="P735"><text:s text:c="2"/>keys(sourceStem.)</text:p>
      <text:p text:style-name="P736">{bind:bind, </text:p>
      <text:p text:style-name="P736"><text:s/>find:find, </text:p>
      <text:p text:style-name="P736"><text:s/>bring:bring, </text:p>
      <text:p text:style-name="P736"><text:s/>rule:rule}<text:line-break/></text:p>
      <text:p text:style-name="P219">Note<text:span text:style-name="T146"> that there is no canonical order to keys, </text:span><text:span text:style-name="T148">so the keys to </text:span><text:span text:style-name="T590">sourceStem.</text:span><text:span text:style-name="T148"> Can appear in any order in the result.</text:span></text:p>
      <text:p text:style-name="P307">This is extremely useful with <text:span text:style-name="T31">e.g</text:span>. the rename function. S<text:span text:style-name="T759">o</text:span> you can get all the keys, change their values and rename them.</text:p>
      <text:p text:style-name="Heading">Examples of filtering</text:p>
      <text:p text:style-name="P496">Let us take the following example of a stem with various types of entries</text:p>
      <text:p text:style-name="P815"><text:s text:c="3"/>a. := ['a',<text:span text:style-name="T887">null</text:span>,<text:span text:style-name="T993">['x','y']</text:span>,2]~{'p':123.34, 'q': -321, '<text:span text:style-name="T993">r':false</text:span>}</text:p>
      <text:p text:style-name="P815"><text:s text:c="4"/>keys(a.)</text:p>
      <text:p text:style-name="P815">[ 0, 1, 2, 3]~{ p:p, q:q, r:r}</text:p>
      <text:p text:style-name="Text_20_body"/>
      <text:p text:style-name="P496">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98"/>
      <text:p text:style-name="P496">To get the filter keys for the boolean entries only</text:p>
      <text:p text:style-name="Preformatted_20_Text"><text:s text:c="2"/>keys(a., 1)</text:p>
      <text:p text:style-name="Preformatted_20_Text">{r:r}</text:p>
      <text:p text:style-name="P498"/>
      <text:p text:style-name="P528">To get the null entries:</text:p>
      <text:p text:style-name="P817"><text:s text:c="2"/>keys(a., <text:span text:style-name="T995">0</text:span>)</text:p>
      <text:p text:style-name="P817">{<text:span text:style-name="T995">1</text:span>:<text:span text:style-name="T995">1</text:span>}</text:p>
      <text:p text:style-name="P497"/>
      <text:p text:style-name="P500">To get only the integers</text:p>
      <text:p text:style-name="Preformatted_20_Text"><text:s text:c="2"/>keys(a., 2)</text:p>
      <text:p text:style-name="Preformatted_20_Text"><text:soft-page-break/>{q:q,3:3}</text:p>
      <text:p text:style-name="P496"/>
      <text:p text:style-name="P496">To get only the stem entries (vs. scalar)</text:p>
      <text:p text:style-name="Preformatted_20_Text"><text:s text:c="2"/>keys(a., false)</text:p>
      <text:p text:style-name="Preformatted_20_Text">{2:2}</text:p>
      <text:p text:style-name="Preformatted_20_Text"><text:s text:c="2"/>a.2 // <text:span text:style-name="T993">just checking</text:span></text:p>
      <text:p text:style-name="Preformatted_20_Text">[x,y]</text:p>
      <text:p text:style-name="P496"/>
      <text:p text:style-name="P499">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96"/>
      <text:p text:style-name="P499">Again, part of the contract for this call is that there is <text:span text:style-name="T3">no</text:span><text:span text:style-name="T146"> canonical ordering, since there cannot be for stem keys generally.</text:span></text:p>
      <text:p text:style-name="Heading">An example to rename keys</text:p>
      <text:p text:style-name="P142">Let us say we had the following stem with these keys (which were generated someplace else and we imported, <text:span text:style-name="T31">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816">{</text:p>
      <text:p text:style-name="P816"><text:s/>OA2_arf:c, </text:p>
      <text:p text:style-name="P737"><text:s/>OA2_foo:a, </text:p>
      <text:p text:style-name="P737"><text:s/>OA2_woof:b, </text:p>
      <text:p text:style-name="P816"><text:s/>fnord:d</text:p>
      <text:p text:style-name="P816">}</text:p>
      <text:p text:style-name="P360"><text:line-break/>The <text:span text:style-name="T1231">list_</text:span>keys() command gives the following</text:p>
      <text:p text:style-name="Preformatted_20_Text"><text:s text:c="2"/><text:span text:style-name="T1231">list_</text:span>keys(b.)</text:p>
      <text:p text:style-name="P1120"><text:span text:style-name="T1231">[</text:span>OA2_arf,<text:span text:style-name="T760"> fnord, </text:span>OA2_foo, OA2_woof]</text:p>
      <text:p text:style-name="P360"/>
      <text:p text:style-name="P360">To rename all the keys so that any with the OA2_ prefix are changed, issue</text:p>
      <text:p text:style-name="P737"><text:s text:c="4"/>remap(b., list_keys(b.), list_keys(b.) - 'OA2_')</text:p>
      <text:p text:style-name="P816">{</text:p>
      <text:p text:style-name="P816"><text:s/>arf:c, </text:p>
      <text:p text:style-name="P737"><text:s/>foo:a, </text:p>
      <text:p text:style-name="P737"><text:s/>fnord:d, </text:p>
      <text:p text:style-name="P816"><text:soft-page-break/><text:s/>woof:b</text:p>
      <text:p text:style-name="P816">}</text:p>
      <text:p text:style-name="P361"/>
      <text:p text:style-name="Heading">E<text:span text:style-name="T957">xample contrasting shuffle with rename_keys</text:span></text:p>
      <text:p text:style-name="P460">This creates a list <text:span text:style-name="T447">[2,9,16,23,30,37,44]</text:span> of 7 elements. Fi<text:span text:style-name="T994">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957">example, we just rename key 0 (only index on </text:span><text:span text:style-name="T958">right</text:span><text:span text:style-name="T957">)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1">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086" text:outline-level="3"><text:bookmark-start text:name="__RefHeading___Toc6380_212472510"/>list_append<text:bookmark-end text:name="__RefHeading___Toc6380_212472510"/></text:h>
      <text:p text:style-name="Heading">Description</text:p>
      <text:p text:style-name="P326">Append a list stem <text:s/>another list stem.</text:p>
      <text:p text:style-name="Heading">Usage</text:p>
      <text:p text:style-name="Preformatted_20_Text">list_append(stem1., stem2. | value)</text:p>
      <text:p text:style-name="Heading">Arguments</text:p>
      <text:p text:style-name="P326"><text:span text:style-name="T447">stem1.</text:span> = the stem to which the values will be appended</text:p>
      <text:p text:style-name="P326"><text:soft-page-break/><text:span text:style-name="T447">stem2.</text:span> = the stem from which values will be taken <text:span text:style-name="T31">or</text:span><text:span text:style-name="T189"> increasing</text:span></text:p>
      <text:p text:style-name="P326"><text:span text:style-name="T549">value</text:span><text:span text:style-name="T189"> = the scalar that will be appended.</text:span></text:p>
      <text:p text:style-name="Heading">Output</text:p>
      <text:p text:style-name="P327">A stem, the same as the first argument but with the appended values.</text:p>
      <text:p text:style-name="Heading">Examples</text:p>
      <text:p text:style-name="Preformatted_20_Text"><text:s text:c="2"/>stem1. := indices(5);</text:p>
      <text:p text:style-name="Preformatted_20_Text"><text:s text:c="2"/>stem1.</text:p>
      <text:p text:style-name="P786"><text:s/>[0,1,2,3,4]</text:p>
      <text:p text:style-name="P786"><text:s text:c="2"/>stem2. := 5*indices(6);</text:p>
      <text:p text:style-name="Preformatted_20_Text"><text:s text:c="2"/>stem2.</text:p>
      <text:p text:style-name="P786">[0,5,10,15,20,25]</text:p>
      <text:p text:style-name="P786"><text:s text:c="2"/>list_append(stem1., stem2.)</text:p>
      <text:p text:style-name="Preformatted_20_Text">[0,1,2,3,4,0,5,10,15,20,25]</text:p>
      <text:p text:style-name="Preformatted_20_Text"><text:s text:c="2"/>list_append(stem2., 'woof')</text:p>
      <text:p text:style-name="P787">[0,5,10,15,20,25,woof]</text:p>
      <text:p text:style-name="Text_20_body"/>
      <text:p text:style-name="P456">And to be clear, the last command is identical to</text:p>
      <text:p text:style-name="Preformatted_20_Text"><text:s text:c="2"/>stem2.~'woof'</text:p>
      <text:p text:style-name="P456"/>
      <text:h text:style-name="Heading_20_3" text:outline-level="3"><text:bookmark-start text:name="__RefHeading___Toc6382_212472510"/>list_copy <text:s text:c="4"/><text:bookmark-end text:name="__RefHeading___Toc6382_212472510"/></text:h>
      <text:p text:style-name="Heading">Description</text:p>
      <text:p text:style-name="P328">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28"><text:bookmark-start text:name="__DdeLink__9849_1246888521"/><text:span text:style-name="T447">source.</text:span> = the stem that is the source of the copy.</text:p>
      <text:p text:style-name="P328"><text:span text:style-name="T447">start_index</text:span> = the index in the source where the copy starts</text:p>
      <text:p text:style-name="P328"><text:span text:style-name="T447">length</text:span> = how many elements to copy</text:p>
      <text:p text:style-name="P328"><text:span text:style-name="T447">target. </text:span>= the target stem of the copy</text:p>
      <text:p text:style-name="P328"><text:span text:style-name="T447">target_index</text:span> = the index in the target that will receive the copy. Note that any elements already in these locations will be replaced. <text:span text:style-name="T718">If you need to insert elements, consider using the </text:span><text:span text:style-name="T48">list_insert_</text:span><text:span text:style-name="T49">at</text:span><text:span text:style-name="T718"> command.</text:span><text:bookmark-end text:name="__DdeLink__9849_1246888521"/></text:p>
      <text:p text:style-name="P931"><text:soft-page-break/>Output</text:p>
      <text:p text:style-name="P329">The updated target stem. Note that the target <text:span text:style-name="T31">is</text:span><text:span text:style-name="T189">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29">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30">insert a sublist into another list, starting at a given point. All the indices in the target list are shuffled to accommodate this.</text:p>
      <text:p text:style-name="P329">Usage</text:p>
      <text:p text:style-name="Preformatted_20_Text"><text:bookmark-start text:name="__DdeLink__9851_1246888521"/>list_insert_at(source., <text:span text:style-name="T719">start_index, length, target., target_index);</text:span> <text:bookmark-end text:name="__DdeLink__9851_1246888521"/></text:p>
      <text:p text:style-name="P329">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31"/>
      <text:p text:style-name="P331">So this inserted 3 elements from the source starting at index 2 in the source and placed them at index 4 in the target, moving everything else.</text:p>
      <text:h text:style-name="P1087" text:outline-level="3"><text:bookmark-start text:name="__RefHeading___Toc16322_4001340964"/>reverse<text:bookmark-end text:name="__RefHeading___Toc16322_4001340964"/></text:h>
      <text:p text:style-name="Heading">Description</text:p>
      <text:p text:style-name="P538">Reverse the order of the elements in a list</text:p>
      <text:p text:style-name="Heading">Usage</text:p>
      <text:p text:style-name="Preformatted_20_Text">list_reverse(list.)</text:p>
      <text:p text:style-name="Heading">Arguments</text:p>
      <text:p text:style-name="P538"><text:span text:style-name="T447">list.</text:span> - the list to be reverse</text:p>
      <text:p text:style-name="Heading"><text:soft-page-break/>Ouput</text:p>
      <text:p text:style-name="P538">The elements of list. in reverse order. <text:span text:style-name="T1042">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38"/>
      <text:h text:style-name="P1108" text:outline-level="3">remap</text:h>
      <text:p text:style-name="Heading">Description</text:p>
      <text:p text:style-name="Heading">Usage</text:p>
      <text:p text:style-name="P1117"><text:span text:style-name="T915">remap</text:span><text:span text:style-name="T1183">(source., indices.);</text:span></text:p>
      <text:p text:style-name="P1117"><text:span text:style-name="T915">remap</text:span><text:span text:style-name="T1183">(source., </text:span><text:span text:style-name="T918">old</text:span><text:span text:style-name="T1193">_</text:span><text:span text:style-name="T1183">indices., </text:span><text:span text:style-name="T918">new</text:span><text:span text:style-name="T1193">_indices</text:span><text:span text:style-name="T1183">);</text:span></text:p>
      <text:p text:style-name="Heading">Arguments</text:p>
      <text:p text:style-name="P1205"><text:span text:style-name="T26">D</text:span><text:span text:style-name="T27">yadic case</text:span><text:span text:style-name="T1229">:</text:span></text:p>
      <text:p text:style-name="P1203"><text:span text:style-name="T447">source. </text:span>= the stem list to take a subset of</text:p>
      <text:p text:style-name="P1203"><text:span text:style-name="T493">indices. </text:span>= stem <text:span text:style-name="T1183">that determines which elements to take</text:span></text:p>
      <text:p text:style-name="P1201">Note that the contract is</text:p>
      <text:p text:style-name="P1116">out. := subset(source., indices.);</text:p>
      <text:p text:style-name="P1205"/>
      <text:p text:style-name="P1201">and indices. is of the form</text:p>
      <text:p text:style-name="P1117"><text:span text:style-name="T1183">indices. := {</text:span>k_0<text:span text:style-name="T1183">:v_0, k_1:v_1, . . ., k_n:v_n}</text:span></text:p>
      <text:p text:style-name="P1156"/>
      <text:p text:style-name="P1154">so that the result fulfills</text:p>
      <text:p text:style-name="P1154"/>
      <text:p text:style-name="P1116">out.k_j := source.v_j</text:p>
      <text:p text:style-name="Text_20_body"><text:line-break/><text:span text:style-name="T26">T</text:span><text:span text:style-name="T27">riadic case</text:span><text:span text:style-name="T1229">:</text:span></text:p>
      <text:p text:style-name="P1203"><text:span text:style-name="T447">source. </text:span>= the stem list to take a subset of</text:p>
      <text:p text:style-name="P1204"><text:span text:style-name="T495">old</text:span><text:span text:style-name="T494">_</text:span><text:span text:style-name="T493">indices. </text:span>= stem <text:span text:style-name="T1183">that determines which elements to take</text:span></text:p>
      <text:p text:style-name="P1219"><text:span text:style-name="T494">new_</text:span><text:span text:style-name="T493">indices. </text:span><text:span text:style-name="T1195">= stem </text:span><text:span text:style-name="T1183">that determines </text:span><text:span text:style-name="T1194">the indices of the result</text:span></text:p>
      <text:p text:style-name="P1201">Note that the contract is</text:p>
      <text:p text:style-name="P1117"><text:span text:style-name="T1183">out. := subset(source., </text:span><text:span text:style-name="T918">old</text:span><text:span text:style-name="T1194">_</text:span><text:span text:style-name="T1183">indices., </text:span><text:span text:style-name="T918">new</text:span><text:span text:style-name="T1194">_</text:span><text:span text:style-name="T1183">indices.);</text:span></text:p>
      <text:p text:style-name="P1205"/>
      <text:p text:style-name="P1117"><text:soft-page-break/>old_indices. := {k_0:v_0,. . . , k_n:v_n}</text:p>
      <text:p text:style-name="P1117">new_indices. := {k_0:r_0,. . . , k_n:r_n}</text:p>
      <text:p text:style-name="P1117">out.r_j == source.v_j</text:p>
      <text:p text:style-name="Heading">Output</text:p>
      <text:p text:style-name="P1202">A stem with values remapped by the argument(s). <text:span text:style-name="T1234">This does not alter </text:span><text:span text:style-name="T1212">source.</text:span></text:p>
      <text:p text:style-name="Heading">Examples</text:p>
      <text:p text:style-name="P1156"><text:span text:style-name="T313">Subset can also be used with higher rank stems. </text:span>Remember that for a stem a.,</text:p>
      <text:p text:style-name="P1156"/>
      <text:p text:style-name="P1117"><text:s text:c="3"/>a.[p,q] == a.p.q</text:p>
      <text:p text:style-name="P1156"><text:line-break/>This lets you select like so:</text:p>
      <text:p text:style-name="P1156"/>
      <text:p text:style-name="P1117"><text:s text:c="3"/>a. := n(3,4,n(12))<text:line-break/> <text:span text:style-name="T915">remap</text:span>(a., [[0,1],[1,1],<text:span text:style-name="T1229">[1,1],[1,1],</text:span>[2,3]])<text:line-break/>[1,5,<text:span text:style-name="T1229">5,5,</text:span>11]</text:p>
      <text:p text:style-name="P1022">Example of creating another array from a given array.</text:p>
      <text:p text:style-name="P1182">This function returns a more or less linear set. Rather than have some extremely complex way to specify what the resulting shape is going to be, you should take the result of this and use it with, other functions to get what you want. </text:p>
      <text:p text:style-name="P1117"><text:s text:c="3"/>b. := n(4,5, 3*n(20)-7)</text:p>
      <text:p text:style-name="P1118"><text:s text:c="3"/>b.</text:p>
      <text:p text:style-name="P1118">[</text:p>
      <text:p text:style-name="P1118"><text:s/>[-7,-4,-1,2,5],</text:p>
      <text:p text:style-name="P1118"><text:s/>[8,11,14,17,20],</text:p>
      <text:p text:style-name="P1118"><text:s/>[23,26,29,32,35],</text:p>
      <text:p text:style-name="P1118"><text:s/>[38,41,44,47,50]</text:p>
      <text:p text:style-name="P1118">]</text:p>
      <text:p text:style-name="P1117"><text:s text:c="3"/>n(2,2, <text:span text:style-name="T915">remap</text:span>(b., [[1,1],[3,2],[1,-1],[3,4]]))</text:p>
      <text:p text:style-name="P1117">[</text:p>
      <text:p text:style-name="P1117"><text:s/>[11,44],</text:p>
      <text:p text:style-name="P1117"><text:s/>[20,50]]</text:p>
      <text:p text:style-name="P1154"/>
      <text:p text:style-name="P1157">Finally, remember that this works on the zeroth axis unless otherwise specified.</text:p>
      <text:p text:style-name="P1157"/>
      <text:p text:style-name="P1117"><text:s text:c="2"/><text:span text:style-name="T915">remap</text:span>(b., [1,2])</text:p>
      <text:p text:style-name="P1117">[</text:p>
      <text:p text:style-name="P1117"><text:s text:c="2"/>[8,11,14,17,20],</text:p>
      <text:p text:style-name="P1117"><text:s text:c="2"/>[23,26,29,32,35]</text:p>
      <text:p text:style-name="P1117"><text:s/>]</text:p>
      <text:p text:style-name="P1023"><text:span text:style-name="T987">E</text:span>xample<text:span text:style-name="T1185">s</text:span> comparing integer and stem addressing</text:p>
      <text:p text:style-name="P1117"><text:s text:c="2"/>a. := [;16]*3 -8</text:p>
      <text:p text:style-name="P1117"><text:s text:c="2"/>a.</text:p>
      <text:p text:style-name="P1117">[-8,-5,-2,1,4,7,10,13,16,19,22,25,28,31,34,37]</text:p>
      <text:p text:style-name="P1117"/>
      <text:p text:style-name="P1117"><text:s text:c="2"/><text:span text:style-name="T915">remap</text:span>(a., [4;8])</text:p>
      <text:p text:style-name="P1117">[4,7,10,13]</text:p>
      <text:p text:style-name="P1117"/>
      <text:p text:style-name="P1117"><text:soft-page-break/><text:s text:c="2"/><text:span text:style-name="T915">remap</text:span>(a., 4, 8)</text:p>
      <text:p text:style-name="P1117">[4,7,10,13,16,19,22,25]</text:p>
      <text:p text:style-name="P1117"><text:s text:c="2"/><text:span text:style-name="T915">remap</text:span>(a., [-3;4])</text:p>
      <text:p text:style-name="P1117"/>
      <text:p text:style-name="P1117">[31,34,37,-8,-5,-2,1]</text:p>
      <text:p text:style-name="P1117"/>
      <text:p text:style-name="P1117"><text:bookmark-start text:name="__DdeLink__194201_3453201426"/><text:s text:c="2"/>b. := <text:s text:c="2"/>(3*[;7]-5)~{'a':42, 'b':43, 'woof':44}</text:p>
      <text:p text:style-name="P1117"><text:s text:c="2"/><text:span text:style-name="T915">remap</text:span>(b.,'woof'~[2,5,6]~'a')</text:p>
      <text:p text:style-name="P1117">[44,1,10,13,42]<text:bookmark-end text:name="__DdeLink__194201_3453201426"/></text:p>
      <text:p text:style-name="P1117"/>
      <text:p text:style-name="P1117"><text:s text:c="2"/><text:span text:style-name="T915">remap</text:span>(b., list_keys(b.)); // <text:span text:style-name="T1186">linearize a stem to a list</text:span></text:p>
      <text:p text:style-name="P1117">[-5,-2,1,4,7,10,13,42,43,44]</text:p>
      <text:p text:style-name="P1023">Final example: <text:span text:style-name="T1194">Completely remapping the elements</text:span></text:p>
      <text:p text:style-name="P1205"><text:span text:style-name="T1194">Let us say we wanted to create the transpose of an n x m stem, </text:span><text:span text:style-name="T495">a.</text:span> <text:span text:style-name="T1194">if the transpose is </text:span><text:span text:style-name="T495">t. </text:span><text:span text:style-name="T1194">then </text:span></text:p>
      <text:p text:style-name="P1205"><text:span text:style-name="T500">t</text:span><text:span text:style-name="T495">.i.j := </text:span><text:span text:style-name="T500">a</text:span><text:span text:style-name="T495">.j.i</text:span></text:p>
      <text:p text:style-name="P1206">This just means to swap (i.e. reverse) the order of the indices. </text:p>
      <text:p text:style-name="P1117"><text:s text:c="4"/>a. := n(3,5,n(15))</text:p>
      <text:p text:style-name="P1110"><text:s text:c="4"/>a.</text:p>
      <text:p text:style-name="P1117">[</text:p>
      <text:p text:style-name="P1117"><text:s text:c="2"/>[0,1,2,3,4],</text:p>
      <text:p text:style-name="P1117"><text:s text:c="2"/>[5,6,7,8,9],</text:p>
      <text:p text:style-name="P1117"><text:s text:c="2"/>[10,11,12,13,14]</text:p>
      <text:p text:style-name="P1117"><text:s/>]</text:p>
      <text:p text:style-name="P1117"><text:line-break/> <text:s text:c="3"/>old. := <text:span text:style-name="T915">indices</text:span>(a.-1)<text:line-break/> <text:s text:c="3"/>new. := for_each(@reverse, <text:s/>old.)<text:line-break/> <text:s text:c="3"/><text:span text:style-name="T1194">b. := </text:span><text:span text:style-name="T915">remap</text:span>(a., <text:span text:style-name="T918">old</text:span>., <text:span text:style-name="T918">new</text:span>.)</text:p>
      <text:p text:style-name="P1110"><text:s text:c="4"/>b.</text:p>
      <text:p text:style-name="P1110">[</text:p>
      <text:p text:style-name="P1110"><text:s text:c="2"/>[0,5,10],</text:p>
      <text:p text:style-name="P1110"><text:s text:c="2"/>[1,6,11],</text:p>
      <text:p text:style-name="P1110"><text:s text:c="2"/>[2,7,12],</text:p>
      <text:p text:style-name="P1110"><text:s text:c="2"/>[3,8,13],</text:p>
      <text:p text:style-name="P1110"><text:s text:c="2"/>[4,9,14]</text:p>
      <text:p text:style-name="P1110"><text:s/>]</text:p>
      <text:p text:style-name="P1159"/>
      <text:p text:style-name="P1023">Example. Higher dimension re-ordering of the axes</text:p>
      <text:p text:style-name="P1208">List us say we wanted to change the a 3 x 4 x 5 stem to a 5 x 3 x 4, so that the permutation of the <text:span text:style-name="T106">axes </text:span><text:span text:style-name="T319"><text:s/>is [2,0,1]. This can be done very simply as follows.</text:span></text:p>
      <text:p text:style-name="P1117"><text:s text:c="2"/>w. := n(3,4,5, n(60)); // <text:span text:style-name="T1196">original stem</text:span></text:p>
      <text:p text:style-name="P1117"><text:s text:c="2"/><text:span text:style-name="T1196">old</text:span>. := <text:span text:style-name="T915">indices</text:span>(w., -1); // <text:span text:style-name="T1196">last axis is always complete set of indices</text:span></text:p>
      <text:p text:style-name="P1117"><text:s text:c="2"/><text:span text:style-name="T1196">new. := for_each(@shuffle, </text:span><text:span text:style-name="T910">old</text:span><text:span text:style-name="T1196">., [[2,0,1]])</text:span></text:p>
      <text:p text:style-name="P1117"><text:s text:c="2"/><text:span text:style-name="T1196">z. := </text:span><text:span text:style-name="T919">remap</text:span>(w.,<text:span text:style-name="T918">old</text:span><text:span text:style-name="T910">., </text:span><text:span text:style-name="T918">new</text:span>.)</text:p>
      <text:p text:style-name="P1208"/>
      <text:p text:style-name="P1210">To compare, the first bits of w. and z. are</text:p>
      <text:p text:style-name="P1125"><text:s text:c="2"/>w.</text:p>
      <text:p text:style-name="P1125">[</text:p>
      <text:p text:style-name="P1125"><text:s text:c="2"/>[</text:p>
      <text:p text:style-name="P1125"><text:s text:c="4"/>[0,1,2,3,4],</text:p>
      <text:p text:style-name="P1125"><text:soft-page-break/><text:s text:c="4"/>[5,6,7,8,9],</text:p>
      <text:p text:style-name="P1125"><text:s text:c="4"/>[10,11,12,13,14],</text:p>
      <text:p text:style-name="P1125"><text:s text:c="4"/>[15,16,17,18,19]</text:p>
      <text:p text:style-name="P1124"><text:s text:c="2"/>], . . . <text:s/></text:p>
      <text:p text:style-name="P1124"/>
      <text:p text:style-name="P1220">and</text:p>
      <text:p text:style-name="P1123"><text:s text:c="3"/><text:span text:style-name="T1234">z.</text:span></text:p>
      <text:p text:style-name="P1123">[</text:p>
      <text:p text:style-name="P1123"><text:s text:c="2"/>[</text:p>
      <text:p text:style-name="P1123"><text:s text:c="4"/>[0,5,10,15],</text:p>
      <text:p text:style-name="P1123"><text:s text:c="4"/>[20,25,30,35],</text:p>
      <text:p text:style-name="P1123"><text:s text:c="4"/>[40,45,50,55]</text:p>
      <text:p text:style-name="P1123"><text:s text:c="2"/>], . . .</text:p>
      <text:p text:style-name="P1205"/>
      <text:p text:style-name="P1220">Note again that</text:p>
      <text:p text:style-name="P1117">z.i.j.k == w.k.i.j</text:p>
      <text:h text:style-name="P1088" text:outline-level="3"><text:bookmark-start text:name="__RefHeading___Toc6386_212472510"/>subset<text:bookmark-end text:name="__RefHeading___Toc6386_212472510"/></text:h>
      <text:p text:style-name="P934">Description</text:p>
      <text:p text:style-name="P332">Grab a subset of a given list <text:span text:style-name="T1187">with elements addressed by a range of indices (lists only) or a stem</text:span>.</text:p>
      <text:p text:style-name="Heading">Usage</text:p>
      <text:p text:style-name="Preformatted_20_Text">subset(source., start_index [, length]);</text:p>
      <text:p text:style-name="Heading">Arguments</text:p>
      <text:p text:style-name="P332"><text:span text:style-name="T447">source. </text:span>= the stem list to take a subset of</text:p>
      <text:p text:style-name="P332"><text:span text:style-name="T447">start_index</text:span> = where to start in the source stem</text:p>
      <text:p text:style-name="P332"><text:span text:style-name="T447">length</text:span> (option) = how many elements to take. Omitting this means take the rest of the stem </text:p>
      <text:p text:style-name="Heading">Output</text:p>
      <text:p text:style-name="P332">The altered stem. Note that this does nothing to the original stem.</text:p>
      <text:p text:style-name="P1020">Example</text:p>
      <text:p text:style-name="Preformatted_20_Text"><text:s text:c="2"/>stem. := <text:span text:style-name="T1205">[</text:span>;<text:span text:style-name="T1205">5]</text:span> + 20;</text:p>
      <text:p text:style-name="Preformatted_20_Text"><text:s text:c="2"/>// <text:span text:style-name="T719">Just grab the tail of this list</text:span></text:p>
      <text:p text:style-name="Preformatted_20_Text"><text:s text:c="2"/>subset(stem., 2)</text:p>
      <text:p text:style-name="P776">[22,21,24]</text:p>
      <text:p text:style-name="Preformatted_20_Text"><text:s text:c="2"/>// <text:span text:style-name="T719">grab some stuff in the middle.</text:span></text:p>
      <text:p text:style-name="Preformatted_20_Text"><text:s text:c="2"/>subset(stem., 1, 3)</text:p>
      <text:p text:style-name="Preformatted_20_Text"><text:span text:style-name="T880">[21,22,23]</text:span> <text:s text:c="4"/></text:p>
      <text:p text:style-name="Standard"/>
      <text:p text:style-name="P953"><text:soft-page-break/>Signed start_index is allowed</text:p>
      <text:p text:style-name="P648">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06"/>
      <text:p text:style-name="P106">In this case, </text:p>
      <text:p text:style-name="P106"/>
      <text:p text:style-name="Preformatted_20_Text"><text:span text:style-name="T736"><text:s text:c="5"/></text:span>2*[;5] +1</text:p>
      <text:p text:style-name="P899">[1,3,5,7,9]</text:p>
      <text:p text:style-name="Preformatted_20_Text"><text:span text:style-name="T736"><text:s/></text:span><text:s text:c="3"/>subset(3*[;10], 2*[;5]+1) <text:line-break/>[3,9,15,21,27]</text:p>
      <text:p text:style-name="P106"/>
      <text:p text:style-name="Standard">Note that <text:span text:style-name="T1183">you do not need to stick with integer keys</text:span></text:p>
      <text:p text:style-name="Standard"/>
      <text:p text:style-name="Preformatted_20_Text"><text:s text:c="3"/>subset(3*[;15], {'foo':3,'bar':5,'baz':7})<text:line-break/>{bar:15, foo:9, baz:21}</text:p>
      <text:p text:style-name="Standard"/>
      <text:p text:style-name="P1021"/>
      <text:p text:style-name="P900"/>
      <text:p text:style-name="P657"/>
      <text:h text:style-name="P1089" text:outline-level="3"><text:bookmark-start text:name="__RefHeading___Toc16324_4001340964"/>starts_with<text:bookmark-end text:name="__RefHeading___Toc16324_4001340964"/></text:h>
      <text:p text:style-name="Heading">Description</text:p>
      <text:p text:style-name="P443"><text:span text:style-name="T936">Find the indices of elements in the right that start elements in the left. </text:span><text:span text:style-name="T938">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878">target</text:span><text:span text:style-name="T937">., </text:span><text:span text:style-name="T878">caputs</text:span><text:span text:style-name="T937">.)</text:span></text:p>
      <text:p text:style-name="Heading">Arguments</text:p>
      <text:p text:style-name="P445">target. = a list of elements which are to be searched. </text:p>
      <text:p text:style-name="P445">caput. = (Latin caput =head) are the starting of lines to be used.</text:p>
      <text:p text:style-name="Heading">Output</text:p>
      <text:p text:style-name="P445">A list conformable to the left argument, <text:span text:style-name="T67">i.e.</text:span><text:span text:style-name="T245">, the list is identical in length</text:span>. The values are which element in the right fulfills the requirement. <text:s/><text:span text:style-name="T938">If there is no match, then a value <text:s/>of -1 is used.</text:span></text:p>
      <text:p text:style-name="Heading"><text:soft-page-break/>Examples</text:p>
      <text:p text:style-name="Preformatted_20_Text"><text:s text:c="3"/>starts_with(['a','qrs','pqr'],['a','p','s','t'])</text:p>
      <text:p text:style-name="Preformatted_20_Text">[0,-1,1]</text:p>
      <text:p text:style-name="P444"><text:line-break/>read this as:</text:p>
      <text:p text:style-name="P444">left arg index 0 starts with right arg index 0<text:line-break/>left arg index 1 starts with nothing on right<text:line-break/>left arg index 2 starts with right arg index 1<text:line-break/></text:p>
      <text:p text:style-name="P444">How to get the subset of things that start? Use mask:</text:p>
      <text:p text:style-name="P444"><text:s/><text:span text:style-name="T447">mask(X., -1 &lt; starts_with(X.,Y.))</text:span></text:p>
      <text:p text:style-name="P444">So</text:p>
      <text:p text:style-name="Preformatted_20_Text"><text:s/>mask(['a','qrs','pqr'], -1 &lt;list_starts_with(['a','qrs','pqr'],['a','p','s','t']))</text:p>
      <text:p text:style-name="Preformatted_20_Text">{0=a, 2=pqr}</text:p>
      <text:h text:style-name="P1086" text:outline-level="3"/>
      <text:h text:style-name="P1086" text:outline-level="3"><text:bookmark-start text:name="__RefHeading___Toc675_3277173355"/>mask<text:bookmark-end text:name="__RefHeading___Toc675_3277173355"/></text:h>
      <text:p text:style-name="P921">Description</text:p>
      <text:p text:style-name="P239">Take a boolean mask of a stem.</text:p>
      <text:p text:style-name="P921">Usage</text:p>
      <text:p text:style-name="P695">mask(target. bit_stem.)</text:p>
      <text:p text:style-name="P921">Arguments</text:p>
      <text:p text:style-name="P239"><text:span text:style-name="T447">target</text:span> – the stem variable to acted upon.</text:p>
      <text:p text:style-name="P239"><text:span text:style-name="T603">bit_mask</text:span> – a stem variable with the same keys as target and boolean values. If the value is <text:span text:style-name="T3">true</text:span><text:span text:style-name="T146"> then the entry is kept in the result and if </text:span><text:span text:style-name="T3">false</text:span><text:span text:style-name="T146"> it is not. Note that if there are missing keys then these will not be returned either (so subsetting is still in effect), essentially making them equivalent to </text:span><text:span text:style-name="T3">false</text:span><text:span text:style-name="T146"> entries.</text:span></text:p>
      <text:p text:style-name="P921">Output</text:p>
      <text:p text:style-name="P239">A subset of the target.</text:p>
      <text:p text:style-name="P921">Examples</text:p>
      <text:p text:style-name="P695"><text:s text:c="4"/>header.transport := 'ssl';</text:p>
      <text:p text:style-name="P695"><text:s text:c="4"/>header.<text:span text:style-name="T650">iss := 'OA4MP_agent'</text:span><text:span text:style-name="T651">;</text:span></text:p>
      <text:p text:style-name="P695"><text:s text:c="4"/>header.<text:span text:style-name="T650">idp := 'http://oa4mp.org/idp/secure'</text:span><text:span text:style-name="T651">;</text:span></text:p>
      <text:p text:style-name="P695"><text:s text:c="4"/>header.<text:span text:style-name="T650">login_allowed := 'true'</text:span><text:span text:style-name="T651">;</text:span></text:p>
      <text:p text:style-name="P707"><text:s text:c="4"/>// case insensitive match </text:p>
      <text:p text:style-name="P695"><text:s text:c="4"/>header. := mask(header., !contains(header., 'oa4mp', <text:span text:style-name="T652">false</text:span>)); </text:p>
      <text:p text:style-name="P695"><text:soft-page-break/><text:s text:c="4"/>// This removes every entry containing 'oa4mp'</text:p>
      <text:p text:style-name="P682"><text:s text:c="4"/>say(size(header.);</text:p>
      <text:p text:style-name="P708">2</text:p>
      <text:h text:style-name="P1090" text:outline-level="3"><text:bookmark-start text:name="__RefHeading___Toc16326_4001340964"/>query<text:bookmark-end text:name="__RefHeading___Toc16326_4001340964"/></text:h>
      <text:p text:style-name="Heading">Description</text:p>
      <text:p text:style-name="P568"><text:span text:style-name="T1084">Query a stem using the JSON Path language. This is found in the </text:span><text:a xlink:type="simple" xlink:href="https://tools.ietf.org/id/draft-goessner-dispatch-jsonpath-00.html" text:style-name="Internet_20_link" text:visited-style-name="Visited_20_Internet_20_Link"><text:span text:style-name="T1084">JSON Path specification</text:span></text:a><text:span text:style-name="T1084">.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67"><text:span text:style-name="T447">arg.</text:span> - the stem that is the object of the search.</text:p>
      <text:p text:style-name="P567"><text:span text:style-name="T447">query_string</text:span> - A JSON Path query. The specification is fully supported</text:p>
      <text:p text:style-name="P567"><text:span text:style-name="T447">return_indices</text:span> - (optional) <text:span text:style-name="T1090">boolean to </text:span>return the indices only, no results. <text:span text:style-name="T1090">Default is </text:span><text:span text:style-name="T18">false</text:span><text:span text:style-name="T1090">.</text:span></text:p>
      <text:p text:style-name="Heading">Output</text:p>
      <text:p text:style-name="P567">A stem either of the results themselves or, optionally, the indices where the results reside.</text:p>
      <text:p text:style-name="Heading">Examples</text:p>
      <text:p text:style-name="P569">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085">ndx. := </text:span>query(a., '$..m',true)</text:p>
      <text:p text:style-name="P863"><text:bookmark-end text:name="__DdeLink__16150_4001340964"/><text:s text:c="2"/>ndx.</text:p>
      <text:p text:style-name="P863">[[t,m]]</text:p>
      <text:p text:style-name="P885"><text:span text:style-name="T1085"><text:s text:c="3"/>a.ndx.0; // </text:span><text:span text:style-name="T1086">same as a.t.m</text:span></text:p>
      <text:p text:style-name="P862">true</text:p>
      <text:p text:style-name="Text_20_body"/>
      <text:p text:style-name="P618"><text:span text:style-name="T1085">So in this case we have a simple example. The query uses </text:span><text:span text:style-name="T531">$..</text:span><text:span text:style-name="T1085"> which tells it to simply start searching until it hits a key of </text:span><text:span text:style-name="T532">m</text:span><text:span text:style-name="T185"> someplace. The first query just returns the result there – always a list with a single value. The second query with the optional flag set to true returns the index for the value, here </text:span><text:span text:style-name="T531">[t,m]</text:span><text:span text:style-name="T185">. An example of accessing the value of the stem using the index is shown. More </text:span><text:span text:style-name="T184">compactly</text:span><text:span text:style-name="T185">, </text:span></text:p>
      <text:p text:style-name="Preformatted_20_Text"><text:s text:c="3"/>a.query(a., '$..m',true).0</text:p>
      <text:p text:style-name="Preformatted_20_Text">true</text:p>
      <text:h text:style-name="P1091" text:outline-level="3"><text:soft-page-break/></text:h>
      <text:h text:style-name="P1091" text:outline-level="3"><text:bookmark-start text:name="__RefHeading___Toc16328_4001340964"/>reduce<text:bookmark-end text:name="__RefHeading___Toc16328_4001340964"/></text:h>
      <text:p text:style-name="Heading">Descript<text:span text:style-name="T1019">i</text:span>on</text:p>
      <text:p text:style-name="P524">Apply a dyadic function pairwise to each member of a list, returning the final output only. <text:span text:style-name="T1203">This operates on the zero-th axis by default.</text:span></text:p>
      <text:p text:style-name="Heading">Usage</text:p>
      <text:p text:style-name="Preformatted_20_Text">reduce(<text:span text:style-name="T1052">@</text:span>f(), list.)</text:p>
      <text:p text:style-name="Heading">Arguments</text:p>
      <text:p text:style-name="P524"><text:span text:style-name="T482">@</text:span><text:span text:style-name="T447">f()</text:span> - reference to a function or operators</text:p>
      <text:p text:style-name="P524"><text:span text:style-name="T447">list.</text:span> - the list to be operated upon. <text:span text:style-name="T1237">Since reduce implies ordering, a list is needed rather than a general stem (which has no canonical ordering). If you need to check all of the values of a general stem, consider either using the </text:span><text:span text:style-name="T1213">values</text:span><text:span text:style-name="T1237"> function or perhaps </text:span><text:span text:style-name="T1213">remap</text:span><text:span text:style-name="T1237">.</text:span></text:p>
      <text:p text:style-name="Heading">Output</text:p>
      <text:p text:style-name="P524">A scalar.</text:p>
      <text:p text:style-name="Heading">Examples</text:p>
      <text:p text:style-name="P524">Is a list equal to itself?</text:p>
      <text:p text:style-name="Preformatted_20_Text"><text:s text:c="3"/>reduce(<text:span text:style-name="T1052">@</text:span>&amp;&amp;, n(5) == n(5))</text:p>
      <text:p text:style-name="Preformatted_20_Text">true</text:p>
      <text:p text:style-name="P524"/>
      <text:p text:style-name="P524">This is equivalent to applying the and operator, <text:span text:style-name="T3">&amp;&amp;</text:span><text:span text:style-name="T146"> between each element of the argument. In this case, the result is </text:span><text:span text:style-name="T3">true </text:span><text:span text:style-name="T146">if and only if each element of the list is </text:span><text:span text:style-name="T3">true</text:span><text:span text:style-name="T146">. See also the </text:span><text:span text:style-name="T3">expand </text:span><text:span text:style-name="T146">function which returns the list of intermediate results.</text:span></text:p>
      <text:p text:style-name="P314">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14">if you apply reduce, this adds to elements together:</text:p>
      <text:p text:style-name="Preformatted_20_Text"><text:s text:c="3"/>reduce(@+, x.)</text:p>
      <text:p text:style-name="Preformatted_20_Text">[1,2]</text:p>
      <text:p text:style-name="P315"/>
      <text:p text:style-name="P315">which is the same as issuing</text:p>
      <text:p text:style-name="Preformatted_20_Text"><text:soft-page-break/><text:s text:c="3"/>reduce(@+, <text:span text:style-name="T911">transpose</text:span>(x.. 0))</text:p>
      <text:p text:style-name="P314"/>
      <text:p text:style-name="P314">If you specify the last axis (which are the columns) then the addition is column is added: </text:p>
      <text:p text:style-name="Preformatted_20_Text"><text:s text:c="3"/>reduce(@+, <text:span text:style-name="T911">transpose</text:span>(x., -1))</text:p>
      <text:p text:style-name="Preformatted_20_Text">[5,-2]</text:p>
      <text:p text:style-name="Text_20_body"/>
      <text:p text:style-name="Heading">Example on a generic stem.</text:p>
      <text:p text:style-name="P1224">If we have the following stem</text:p>
      <text:p text:style-name="P1128">a.'foo' := 'abctest0';</text:p>
      <text:p text:style-name="P1128">a.'bar' := 'abctest1';</text:p>
      <text:p text:style-name="P1128">a.'baz' := 'deftest2';</text:p>
      <text:p text:style-name="P1128">a.'fnord' := 'abdtest3';</text:p>
      <text:p text:style-name="Text_20_body"/>
      <text:p text:style-name="P1225"><text:span text:style-name="T1238">How can we check if any of these start with abc? <text:s/>You should find out which satisfy your requirement like this:</text:span></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1224">But if you try to do this, it will fail:</text:p>
      <text:p text:style-name="Preformatted_20_Text"><text:s text:c="3"/>reduce(@||, -1 &lt; index_of(a., 'abc'))</text:p>
      <text:p text:style-name="Preformatted_20_Text">illegal argument: second argument of reduce must be a list</text:p>
      <text:p text:style-name="P1224"/>
      <text:p text:style-name="P1224">Again this is because reduce assumes that the order of the arguments matters. <text:span text:style-name="T1239">In this case, the keys don’t matter, so we can just turn it into a list using the values function:</text:span></text:p>
      <text:p text:style-name="P1129"><text:s text:c="3"/>reduce(@||, <text:span text:style-name="T1239">values(</text:span>-1 &lt; index_of(a., 'abc'))<text:span text:style-name="T1239">)</text:span></text:p>
      <text:p text:style-name="P1130">true</text:p>
      <text:h text:style-name="P1042" text:outline-level="3"><text:bookmark-start text:name="__RefHeading___Toc679_3277173355"/>rename_keys<text:bookmark-end text:name="__RefHeading___Toc679_3277173355"/></text:h>
      <text:p text:style-name="P921">Description</text:p>
      <text:p text:style-name="P316">Rename the keys in a stem. <text:span text:style-name="T759">See also the </text:span><text:span text:style-name="T39">keys</text:span><text:span text:style-name="T759"> command.</text:span></text:p>
      <text:p text:style-name="P921">Usage</text:p>
      <text:p text:style-name="Preformatted_20_Text">rename_keys(target., <text:span text:style-name="T705">new_keys</text:span>.);</text:p>
      <text:p text:style-name="P921">Arguments</text:p>
      <text:p text:style-name="P316"><text:span text:style-name="T447">target.</text:span> - the stem to be altered</text:p>
      <text:p text:style-name="P1215"><text:soft-page-break/><text:span text:style-name="T502">new_keys.</text:span><text:span text:style-name="T705"> - a </text:span><text:span text:style-name="T25">stem</text:span><text:span text:style-name="T705"> of keys </text:span><text:span text:style-name="T1232">which</text:span><text:span text:style-name="T705"> are </text:span><text:span text:style-name="T1232">a subset of those </text:span><text:span text:style-name="T705">in target. </text:span><text:span text:style-name="T1232">The values are the new keys</text:span><text:span text:style-name="T705">. </text:span></text:p>
      <text:p text:style-name="P921">Output</text:p>
      <text:p text:style-name="P649"><text:span text:style-name="T1184">This alters the target. and returns it. </text:span><text:s/></text:p>
      <text:p text:style-name="P929">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97"><text:s text:c="2"/>rename_keys(a., key_list.)</text:p>
      <text:p text:style-name="P798">{a:42, b:43, woof:44}</text:p>
      <text:p text:style-name="P797"><text:s text:c="2"/>say(a.);</text:p>
      <text:p text:style-name="P797">{a:42, b:43, woof:44}</text:p>
      <text:p text:style-name="P305"/>
      <text:p text:style-name="P305">Note that since this changes the keys in the target., the key_list. <text:span text:style-name="T760">Unrecognized keys are skipped. </text:span><text:s text:c="2"/><text:span text:style-name="T706">A subset </text:span><text:span text:style-name="T1184">of keys to rename </text:span><text:span text:style-name="T706">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1218"><text:span text:style-name="T103">Another example</text:span><text:span text:style-name="T1232">. A common case is that all of the keys in a stem need some transformation. The </text:span><text:span text:style-name="T1211">keys</text:span><text:span text:style-name="T1232"> function will get a stem of the form </text:span><text:span text:style-name="T1211">{key0:key0, key1:key1, . . . }</text:span><text:span text:style-name="T1232"> and you make then easily apply changes to that. QDL works easily on the </text:span><text:span text:style-name="T103">values </text:span><text:span text:style-name="T316"><text:s/>of a stem (e.g. </text:span><text:span text:style-name="T1222">a. + 42</text:span><text:span text:style-name="T316"> only alters the values, not the keys), so </text:span><text:span text:style-name="T1222">rename_keys</text:span><text:span text:style-name="T316"> allows you to modify the keys. <text:s/>The </text:span><text:span text:style-name="T1222">keys</text:span><text:span text:style-name="T316"> function </text:span><text:span text:style-name="T315">promotes the keys to something </text:span><text:span text:style-name="T316">you </text:span><text:span text:style-name="T315">can </text:span><text:span text:style-name="T316">operate on like any other value.</text:span></text:p>
      <text:p text:style-name="Preformatted_20_Text"><text:s text:c="4"/>a.<text:span text:style-name="T917">SAML</text:span><text:span text:style-name="T1232">_</text:span>foo := 'a';</text:p>
      <text:p text:style-name="P1122"><text:span text:style-name="T1232"><text:s text:c="4"/>a.</text:span><text:span text:style-name="T917">SAML</text:span><text:span text:style-name="T1232">_bar := 'b';</text:span></text:p>
      <text:p text:style-name="P1121"><text:s text:c="4"/>a.SAML_baz := 'c';</text:p>
      <text:p text:style-name="P1121"><text:s text:c="4"/>a.fnord := 'd';</text:p>
      <text:p text:style-name="P1121"><text:s text:c="4"/>rename_keys(a., keys(a.)-'SAML_'<text:span text:style-name="T1233">)</text:span>;</text:p>
      <text:p text:style-name="P1121">{</text:p>
      <text:p text:style-name="P1121"><text:s/>bar:b,</text:p>
      <text:p text:style-name="P1121"><text:s/>foo:a,</text:p>
      <text:p text:style-name="P1121"><text:s/>fnord:d,</text:p>
      <text:p text:style-name="P1121"><text:s/>baz:c</text:p>
      <text:p text:style-name="P1121">}</text:p>
      <text:p text:style-name="P1217"><text:span text:style-name="T189">Note that </text:span><text:span text:style-name="T549">a.fnord</text:span><text:span text:style-name="T189"> is not effected by this change.</text:span></text:p>
      <text:p text:style-name="P1216"/>
      <text:h text:style-name="P1042" text:outline-level="3"><text:bookmark-start text:name="__RefHeading___Toc681_3277173355"/><text:soft-page-break/>set_default<text:bookmark-end text:name="__RefHeading___Toc681_3277173355"/></text:h>
      <text:p text:style-name="P921">Description</text:p>
      <text:p text:style-name="P317">Set the default value for a stem. If a k<text:span text:style-name="T781">e</text:span>y is requested but has not been set, the default value is returned. This allows you initialize a stem without having to explicitly fill in every value. Note especially that the default value is not figured in to other calculations, <text:span text:style-name="T781">such as listing keys</text:span>.</text:p>
      <text:p text:style-name="P921">Usage</text:p>
      <text:p text:style-name="Preformatted_20_Text">set_default(target., scalar);</text:p>
      <text:p text:style-name="P921">Arguments</text:p>
      <text:p text:style-name="P317"><text:span text:style-name="T447">target.</text:span> – the stem </text:p>
      <text:p text:style-name="P317"><text:span text:style-name="T447">scalar</text:span> – the default value</text:p>
      <text:p text:style-name="P921">Output</text:p>
      <text:p text:style-name="P317">This returns the default value set.</text:p>
      <text:p text:style-name="P929">Example. <text:span text:style-name="T996">Setting the default</text:span></text:p>
      <text:p text:style-name="P308">There are equivalent ways of setting the default</text:p>
      <text:p text:style-name="Preformatted_20_Text"><text:s text:c="3"/><text:span text:style-name="T996">set_default(x., 42)</text:span></text:p>
      <text:p text:style-name="Preformatted_20_Text"><text:s text:c="3"/><text:span text:style-name="T996">x. := x. ~ {*:42}</text:span></text:p>
      <text:p text:style-name="Standard"/>
      <text:p text:style-name="Heading">Example. <text:span text:style-name="T996">Setting the default does not alter the keys</text:span></text:p>
      <text:p text:style-name="P63"/>
      <text:p text:style-name="Preformatted_20_Text"><text:s text:c="2"/>set_default(x., 1);</text:p>
      <text:p text:style-name="Preformatted_20_Text"><text:s text:c="2"/>say(x.);</text:p>
      <text:p text:style-name="Preformatted_20_Text">{}</text:p>
      <text:p text:style-name="Text_20_body"/>
      <text:p text:style-name="P317">So no values have been defined. Let's set one and check it:</text:p>
      <text:p text:style-name="Preformatted_20_Text"><text:s text:c="2"/>x.0 := 10;</text:p>
      <text:p text:style-name="Preformatted_20_Text"><text:s text:c="2"/>say(x.);</text:p>
      <text:p text:style-name="Preformatted_20_Text"><text:span text:style-name="T954">[</text:span>10<text:span text:style-name="T954">]</text:span></text:p>
      <text:p text:style-name="Preformatted_20_Text"/>
      <text:p text:style-name="P317">And if we needed to access a value of x. that has not been set</text:p>
      <text:p text:style-name="Preformatted_20_Text"><text:s text:c="2"/>say(x.1);</text:p>
      <text:p text:style-name="Preformatted_20_Text">1</text:p>
      <text:p text:style-name="P317"><text:line-break/>Just to emphasize, default values are not used in most stem operations.</text:p>
      <text:p text:style-name="Preformatted_20_Text"><text:s text:c="2"/>say(get_keys(x.));</text:p>
      <text:p text:style-name="P777">[0]</text:p>
      <text:p text:style-name="P306"><text:soft-page-break/></text:p>
      <text:h text:style-name="P1092" text:outline-level="3"><text:bookmark-start text:name="__RefHeading___Toc16330_4001340964"/>shuffle<text:bookmark-end text:name="__RefHeading___Toc16330_4001340964"/></text:h>
      <text:p text:style-name="Heading">Description</text:p>
      <text:p text:style-name="P448">Permute, i<text:span text:style-name="T31">.e.</text:span><text:span text:style-name="T189">shuffle a stem, given a complete list of its keys. Note especially that an incomplete list of keys will fail. </text:span></text:p>
      <text:p text:style-name="Heading">Usage</text:p>
      <text:p text:style-name="Preformatted_20_Text">shuffle(<text:span text:style-name="T998">[int] | [</text:span>source., permutation.<text:span text:style-name="T998">]</text:span>)</text:p>
      <text:p text:style-name="Heading">Arguments</text:p>
      <text:p text:style-name="P502"><text:span text:style-name="T447">int </text:span>= a positive integer</text:p>
      <text:p text:style-name="P448"><text:span text:style-name="T447">source.</text:span> = the stem to be shuffled</text:p>
      <text:p text:style-name="P449"><text:span text:style-name="T497">permutation.</text:span><text:span text:style-name="T944"> = a </text:span><text:span text:style-name="T69">list</text:span><text:span text:style-name="T247"> of keys for source. These give the new value of the indices.</text:span></text:p>
      <text:p text:style-name="Heading">Output</text:p>
      <text:p text:style-name="P448">A stem consisting of shuffled elements. <text:span text:style-name="T998">If the argument is an integer, then the returned output is a list [0,1,…,</text:span><text:span text:style-name="T80">n</text:span><text:span text:style-name="T263">-1] that has been randomly permuted. If the arguments are a pair of stems, the result is the first argument permuted according to the second.</text:span></text:p>
      <text:p text:style-name="P945">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998">Permuting the elements directly</text:span></text:p>
      <text:p text:style-name="P447">In this example, we permute the elements of a vector</text:p>
      <text:p text:style-name="Preformatted_20_Text"><text:s text:c="2"/><text:span text:style-name="T943">q.:= </text:span>10+3*indices(5)</text:p>
      <text:p text:style-name="Preformatted_20_Text"><text:s text:c="2"/><text:span text:style-name="T943">q.</text:span></text:p>
      <text:p text:style-name="Preformatted_20_Text">[10,13,16,19,22]</text:p>
      <text:p text:style-name="Preformatted_20_Text"><text:s text:c="2"/>shuffle(<text:span text:style-name="T879">q.</text:span>, [4,2,3,1,0])</text:p>
      <text:p text:style-name="Preformatted_20_Text">[22,16,19,13,10]</text:p>
      <text:p text:style-name="Text_20_body"/>
      <text:p text:style-name="P447">How to read this<text:note text:id="ftn1" text:note-class="footnote"><text:note-citation>1</text:note-citation><text:note-body><text:p text:style-name="P1016">OK, I'll confess. This is from Abstract Algebra and referred to as cycle notation. <text:span text:style-name="T941">QDL generalizes the indices </text:span><text:span text:style-name="T942">as it is wont to do</text:span><text:span text:style-name="T941">. </text:span></text:p></text:note-body></text:note>?</text:p>
      <text:p text:style-name="P396">/<text:tab/><text:tab/><text:tab/><text:tab/> <text:span text:style-name="T944">\</text:span></text:p>
      <text:p text:style-name="P396"><text:span text:style-name="T944">|</text:span>0<text:tab/>1<text:tab/>2<text:tab/>3<text:tab/>4<text:span text:style-name="T944">|</text:span></text:p>
      <text:p text:style-name="P396"><text:soft-page-break/><text:span text:style-name="T944">|</text:span>4<text:tab/>2<text:tab/>3<text:tab/>1<text:tab/>0<text:span text:style-name="T944">|</text:span></text:p>
      <text:p text:style-name="P397">\ <text:tab/><text:tab/><text:tab/><text:tab/>/</text:p>
      <text:p text:style-name="P396"/>
      <text:p text:style-name="P301">So the top row are the indices in the vector, the bottom row is the new value. </text:p>
      <text:p text:style-name="P301">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042" text:outline-level="3"><text:bookmark-start text:name="__RefHeading___Toc683_3277173355"/>size<text:bookmark-end text:name="__RefHeading___Toc683_3277173355"/></text:h>
      <text:p text:style-name="P921">Description</text:p>
      <text:p text:style-name="P282">Return the size of the argument</text:p>
      <text:p text:style-name="P921">Usage</text:p>
      <text:p text:style-name="Preformatted_20_Text">size(var)</text:p>
      <text:p text:style-name="P921">Arguments</text:p>
      <text:p text:style-name="P283"><text:span text:style-name="T447">var</text:span> – any variable or argument</text:p>
      <text:p text:style-name="P921">Output</text:p>
      <text:p text:style-name="P283">This varies. </text:p>
      <text:list xml:id="list3468407648" text:style-name="L8">
        <text:list-item>
          <text:p text:style-name="P1186"><text:span text:style-name="T688">st</text:span>em – the number of keys (this does not <text:s/>check if there are stems as values)</text:p>
        </text:list-item>
        <text:list-item>
          <text:p text:style-name="P1186">string – the length of the string</text:p>
        </text:list-item>
        <text:list-item>
          <text:p text:style-name="P1186">boolean, integer, decimal – zero, since these are scalars.</text:p>
        </text:list-item>
      </text:list>
      <text:p text:style-name="P929">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782">size(indices(10))</text:span></text:p>
      <text:p text:style-name="P741">10</text:p>
      <text:h text:style-name="P1093"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651"><text:span text:style-name="T721">Convert a stem to a JSON string. Note that JSON = JavaScript Object Notation is a common way to represent objects and is treated as a notation, not a data structure. See the extended note in the </text:span><text:span text:style-name="T556">from_json</text:span><text:span text:style-name="T505"> </text:span><text:span text:style-name="T624">section.</text:span></text:p>
      <text:p text:style-name="Heading">Usage</text:p>
      <text:p text:style-name="Preformatted_20_Text">to_json(stem. [,<text:span text:style-name="T747">convert? | </text:span>indent, <text:span text:style-name="T747">indent</text:span>])</text:p>
      <text:p text:style-name="Heading"><text:span text:style-name="T721">A</text:span>rguments</text:p>
      <text:p text:style-name="P335"><text:span text:style-name="T447">stem. </text:span>= the stem to represent in JSON notation</text:p>
      <text:p text:style-name="P335"><text:span text:style-name="T447">indent</text:span> (optional) = whether or not to indent the resulting string to make it more readable. This controls how much whitespace is added. The higher the number, the more space in the result. Usually a value of 1 or 2 is sufficient for most cases.</text:p>
      <text:p text:style-name="P348">So these are valid calls</text:p>
      <text:p text:style-name="P348"><text:span text:style-name="T447">to_json(stem., false)</text:span> – do not convert the names</text:p>
      <text:p text:style-name="P348"><text:span text:style-name="T447">to_json(stem. 2)</text:span> – indent the output with a spacing of 2</text:p>
      <text:p text:style-name="P348"><text:span text:style-name="T447">to_json(stem., false, 2)</text:span> – do not convert the stem variable names and indent with a spacing of 2.</text:p>
      <text:p text:style-name="Heading">Output</text:p>
      <text:p text:style-name="P335">A string in JSON <text:span text:style-name="T740">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72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36"><text:line-break/>Large JSON objects are often best handled through files or other means rather than directly.</text:p>
      <text:p text:style-name="Preformatted_20_Text"><text:s text:c="2"/>claims. := from_json(read_file('/tmp/claims.json'));</text:p>
      <text:p text:style-name="Preformatted_20_Text"><text:soft-page-break/><text:s text:c="2"/>size(claims.)</text:p>
      <text:p text:style-name="Preformatted_20_Text">137</text:p>
      <text:p text:style-name="P336"><text:line-break/><text:span text:style-name="T783">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750"><text:s text:c="2"/>to_json(a., false)</text:p>
      <text:p text:style-name="P750">{"$a":2,"$b":3}</text:p>
      <text:p text:style-name="Text_20_body"><text:line-break/>So the <text:span text:style-name="T783">names of the variables are turned in to JSON unaltered.</text:span></text:p>
      <text:p text:style-name="P342">Again, JSON is a notation for an object and you must know what the structure of the object is and all the particulars about it to do anything useful with it. </text:p>
      <text:h text:style-name="P1042" text:outline-level="3"><text:bookmark-start text:name="__RefHeading___Toc685_3277173355"/>to_list<text:bookmark-end text:name="__RefHeading___Toc685_3277173355"/></text:h>
      <text:p text:style-name="P921">Description</text:p>
      <text:p text:style-name="P284">Take an arbitrary list of things and put them all in to a stem list.</text:p>
      <text:p text:style-name="P921">Usage</text:p>
      <text:p text:style-name="Preformatted_20_Text">to_list(arg0,arg1,arg2,…)</text:p>
      <text:p text:style-name="P921">Arguments</text:p>
      <text:p text:style-name="P284">Any number of arguments of any type are allowed, including stems.</text:p>
      <text:p text:style-name="P921">Output</text:p>
      <text:p text:style-name="P284">A stem list</text:p>
      <text:p text:style-name="P921">Examples</text:p>
      <text:p text:style-name="P284">In this example, a few values are given, including a stem that is made with the <text:span text:style-name="T31">indices</text:span><text:span text:style-name="T189"> command. Note that each element of the new list is one of the arguments.</text:span></text:p>
      <text:p text:style-name="Preformatted_20_Text"><text:s text:c="4"/>say(to_list(3,45.34,'abc',indices(3)));</text:p>
      <text:p text:style-name="Preformatted_20_Text">[3,45.34,abc,[0,1,2]]</text:p>
      <text:p text:style-name="Text_20_body"/>
      <text:p text:style-name="P457">Again, this is equivalent to </text:p>
      <text:p text:style-name="P788">3~45.34~'abc'~[0,1,2]</text:p>
      <text:h text:style-name="P1094" text:outline-level="3"><text:bookmark-start text:name="__RefHeading___Toc16332_4001340964"/>unique<text:bookmark-end text:name="__RefHeading___Toc16332_4001340964"/></text:h>
      <text:p text:style-name="Heading">Description</text:p>
      <text:p text:style-name="P462">Return the elements of a list that are unique.</text:p>
      <text:p text:style-name="Heading"><text:soft-page-break/>Usages</text:p>
      <text:p text:style-name="P462">unique(list.)</text:p>
      <text:p text:style-name="Heading">Arguments</text:p>
      <text:p text:style-name="P462">list. = A list of scalars. (If the elements are lists or stems then it may not be able to determine which are truly unique).</text:p>
      <text:p text:style-name="Heading">Output</text:p>
      <text:p text:style-name="P462">A list of exactly the unique values.</text:p>
      <text:p text:style-name="Heading">Examples</text:p>
      <text:p text:style-name="P462">In this example, a couple of lists are </text:p>
      <text:p text:style-name="Preformatted_20_Text"><text:s text:c="2"/>unique(['a',2,4,true]~['a','b',0,3,true])</text:p>
      <text:p text:style-name="Preformatted_20_Text">[0,a,2,b,3,4,true]</text:p>
      <text:p text:style-name="Text_20_body"/>
      <text:p text:style-name="P462">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19">Takes a stem variable <text:span text:style-name="T709">and splits it up, turning each key in to a variable. </text:span></text:p>
      <text:p text:style-name="Heading">Usage</text:p>
      <text:p text:style-name="Preformatted_20_Text">unbox(stem. <text:span text:style-name="T959">[, safe_</text:span><text:span text:style-name="T1184">m</text:span><text:span text:style-name="T959">ode_</text:span><text:span text:style-name="T1184">o</text:span><text:span text:style-name="T959">n]</text:span>);</text:p>
      <text:p text:style-name="Heading">Arguments</text:p>
      <text:p text:style-name="P320"><text:span text:style-name="T447">stem.</text:span> - the stem to unbox</text:p>
      <text:p text:style-name="P650"><text:span text:style-name="T447">safe_</text:span><text:span text:style-name="T496">m</text:span><text:span text:style-name="T447">ode_</text:span><text:span text:style-name="T496">o</text:span><text:span text:style-name="T447">n</text:span> - a boolean which when <text:span text:style-name="T31">true</text:span> (default) will not overwrite variables in the current workspace and when <text:span text:style-name="T31">false </text:span><text:span text:style-name="T189">will. Note that this is an all or nothing proposition: </text:span><text:span text:style-name="T549">safe_</text:span><text:span text:style-name="T556">m</text:span><text:span text:style-name="T549">ode_</text:span><text:span text:style-name="T556">o</text:span><text:span text:style-name="T549">n </text:span><text:span text:style-name="T556">= true</text:span><text:span text:style-name="T189"> means that nothing will get processed if there is a clash.</text:span></text:p>
      <text:p text:style-name="Heading">Ou<text:span text:style-name="T1184">t</text:span>put</text:p>
      <text:p text:style-name="P321">A <text:span text:style-name="T496">true </text:span><text:span text:style-name="T189">if the result worked.</text:span></text:p>
      <text:p text:style-name="Heading">Examples</text:p>
      <text:p text:style-name="P711"><text:s text:c="2"/>a. := -5 + indices(5);</text:p>
      <text:p text:style-name="P711"><text:soft-page-break/><text:s text:c="2"/>b. := 5 + indices(5); <text:s/></text:p>
      <text:p text:style-name="P711"><text:s text:c="2"/>c. := box(a., b.);</text:p>
      <text:p text:style-name="P711"><text:s text:c="4"/><text:span text:style-name="T707">)vars</text:span></text:p>
      <text:p text:style-name="P711">c.</text:p>
      <text:p text:style-name="P711"><text:s text:c="2"/>unbox(c.); <text:s text:c="12"/></text:p>
      <text:p text:style-name="P711"><text:s text:c="2"/>)vars</text:p>
      <text:p text:style-name="P711">a., b.</text:p>
      <text:h text:style-name="P1095" text:outline-level="3"><text:bookmark-start text:name="__RefHeading___Toc6390_212472510"/><text:span text:style-name="T726">u</text:span>nion<text:bookmark-end text:name="__RefHeading___Toc6390_212472510"/></text:h>
      <text:p text:style-name="Heading">Description</text:p>
      <text:p text:style-name="P322">Take a set of stems and put them all together in to a single stem</text:p>
      <text:p text:style-name="Heading">Usage</text:p>
      <text:p text:style-name="Preformatted_20_Text">union(stem1., stem2., ,,,);</text:p>
      <text:p text:style-name="Heading">Arguments</text:p>
      <text:p text:style-name="P322">The arguments are either stems or variables that point to stems.</text:p>
      <text:p text:style-name="Heading">Output</text:p>
      <text:p text:style-name="P323">The ou<text:span text:style-name="T753">t</text:span>put is a new stem that contains all of the keys. Note that if there are multiple keys then the <text:span text:style-name="T31">last</text:span><text:span text:style-name="T189"> argument with that key is what is set. </text:span><text:span text:style-name="T204">The result is guaranteed to have every key in all the arguments in it. </text:span><text:span text:style-name="T282">See also </text:span><text:span text:style-name="T556">join</text:span><text:span text:style-name="T87">.</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59"><text:span text:style-name="T956"><text:line-break/>Note </text:span><text:span text:style-name="T955">1: </text:span><text:span text:style-name="T956">that in this example these stems have some keys contained in the previous one. </text:span></text:p>
      <text:p text:style-name="P458">Note 2: Lists are appended to the <text:span text:style-name="T31">end</text:span><text:span text:style-name="T189"> of the current list. </text:span></text:p>
      <text:p text:style-name="P11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soft-page-break/>}</text:p>
      <text:p text:style-name="Text_20_body"/>
      <text:p text:style-name="P458">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56">List a directory content</text:p>
      <text:p text:style-name="Heading">Usage</text:p>
      <text:p text:style-name="Preformatted_20_Text">dir(arg)</text:p>
      <text:p text:style-name="Heading">Arguments</text:p>
      <text:p text:style-name="P356"><text:span text:style-name="T447">arg</text:span> - <text:s/>the path to a directory. It may also be in a virtual file system</text:p>
      <text:p text:style-name="Heading">Output</text:p>
      <text:p text:style-name="P356">A stem list of the elements of the directory</text:p>
      <text:p text:style-name="Heading">Examples</text:p>
      <text:p text:style-name="Preformatted_20_Text"><text:s text:c="2"/>dir('qdl-vfs#/zip/root')</text:p>
      <text:p text:style-name="Preformatted_20_Text"><text:span text:style-name="T881">[</text:span>scripts/, other/, readme.txt<text:span text:style-name="T947">]</text:span></text:p>
      <text:p text:style-name="Text_20_body"/>
      <text:p text:style-name="P356">This lists the given directory in the mounted VFS. Note that in this case it so happens to be a zip archive of a file, mounted at <text:span text:style-name="T447">qdl-vfs#/zip/.</text:span></text:p>
      <text:p text:style-name="Heading">mkdir</text:p>
      <text:p text:style-name="P933">Description</text:p>
      <text:p text:style-name="P356">Make a set of directories in a file system </text:p>
      <text:p text:style-name="P933">Usage</text:p>
      <text:p text:style-name="P356">mkdir(arg)</text:p>
      <text:p text:style-name="P933">Arguments</text:p>
      <text:p text:style-name="P356"><text:span text:style-name="T447">arg</text:span> -- a path. All of the intermediate paths will be created as needed.</text:p>
      <text:p text:style-name="P933"><text:soft-page-break/>Output</text:p>
      <text:p text:style-name="P356">A boole<text:span text:style-name="T784">an</text:span>, true if the operation succeeded and false otherwise.</text:p>
      <text:p text:style-name="P933">Examples</text:p>
      <text:p text:style-name="P357">An example of trying to make a directory in a read-only VFS will fail:</text:p>
      <text:p text:style-name="Preformatted_20_Text"><text:s text:c="2"/>mkdir('qdl-vfs#/zip/<text:span text:style-name="T754">foo</text:span>')</text:p>
      <text:p text:style-name="Preformatted_20_Text">Error: You do not have <text:span text:style-name="T754">permissions </text:span>make directories in the virtual file system</text:p>
      <text:p text:style-name="Preformatted_20_Text"/>
      <text:p text:style-name="P357">Making a directory in a system that is writeable works fine:</text:p>
      <text:p text:style-name="Preformatted_20_Text"><text:s text:c="2"/>mkdir('qdl-vfs#/pt/woof-123')</text:p>
      <text:p text:style-name="Preformatted_20_Text">true</text:p>
      <text:p text:style-name="Heading">rmdir</text:p>
      <text:p text:style-name="P933">Description</text:p>
      <text:p text:style-name="P357">Remove an empty directory from a file system.</text:p>
      <text:p text:style-name="P933">Usage</text:p>
      <text:p text:style-name="Preformatted_20_Text">rmdir(arg)</text:p>
      <text:p text:style-name="P933">Arguments</text:p>
      <text:p text:style-name="P357"><text:span text:style-name="T447">arg</text:span> – a path in a file system to an empty directory. You must remove all files and sub-directories for this to work. Also, unlike <text:span text:style-name="T31">mkdir</text:span>, this will only remove the last component. </text:p>
      <text:p text:style-name="P933">Output</text:p>
      <text:p text:style-name="P357">A true if this succeeded and a false otherwise.</text:p>
      <text:p text:style-name="P933">Examples</text:p>
      <text:h text:style-name="Heading_20_3" text:outline-level="3"><text:bookmark-start text:name="__RefHeading___Toc6582_212472510"/>rm<text:bookmark-end text:name="__RefHeading___Toc6582_212472510"/></text:h>
      <text:p text:style-name="P933">Description</text:p>
      <text:p text:style-name="P357">Remove a single file from a directory.</text:p>
      <text:p text:style-name="P933">Usage</text:p>
      <text:p text:style-name="Preformatted_20_Text">rm(arg)</text:p>
      <text:p text:style-name="P933">Arguments</text:p>
      <text:p text:style-name="P357"><text:span text:style-name="T447">arg</text:span> -- the full path to the file</text:p>
      <text:p text:style-name="P933"><text:soft-page-break/>Output</text:p>
      <text:p text:style-name="P357">A true if this succeeded, false otherwise</text:p>
      <text:h text:style-name="P1047" text:outline-level="3"><text:bookmark-start text:name="__RefHeading___Toc572_3277173355"/><text:span text:style-name="T710">p</text:span>rint, say<text:bookmark-end text:name="__RefHeading___Toc572_3277173355"/></text:h>
      <text:p text:style-name="P909">Description</text:p>
      <text:p text:style-name="P285">Print out the argument to the console. The two functions <text:span text:style-name="T31">say</text:span><text:span text:style-name="T189"> and </text:span><text:span text:style-name="T31">print</text:span><text:span text:style-name="T189"> are synonyms. Use whichever you prefer for readability. </text:span></text:p>
      <text:p text:style-name="P909">Usage</text:p>
      <text:p text:style-name="Preformatted_20_Text">say(arg <text:span text:style-name="T711">[,prettyPrintForStems]</text:span>) </text:p>
      <text:p text:style-name="P712">print(arg <text:span text:style-name="T711">[,prettyPrintForStems]</text:span>)</text:p>
      <text:p text:style-name="P909">Arguments</text:p>
      <text:p text:style-name="Text_20_body"><text:span text:style-name="T447">arg </text:span>– anything.</text:p>
      <text:p text:style-name="Text_20_body"><text:span text:style-name="T455">p</text:span><text:span text:style-name="T447">rettyPrintForStem</text:span><text:span text:style-name="T455">s</text:span> <text:span text:style-name="T712">(optional) </text:span>-<text:span text:style-name="T106">IF</text:span><text:span text:style-name="T319"> arg is a stem, try to print a pretty version of it, defined as being more vertical. </text:span></text:p>
      <text:p text:style-name="P909">Output</text:p>
      <text:p text:style-name="P285">The printed representation of the argument <text:span text:style-name="T713">will be put </text:span><text:span text:style-name="T873">t</text:span><text:span text:style-name="T713">o the console</text:span> <text:span text:style-name="T5">and</text:span><text:span text:style-name="T152"> the </text:span><text:span text:style-name="T155">value returned is </text:span><text:span text:style-name="T152">whatever was printed (so you can embed it in other statements – a very useful debugging trick.)</text:span></text:p>
      <text:p text:style-name="P909">Examples</text:p>
      <text:p text:style-name="P285">The momentous entire “Hello World” program in QDL:</text:p>
      <text:p text:style-name="Preformatted_20_Text"><text:s text:c="3"/>say('Hello World');</text:p>
      <text:p text:style-name="Preformatted_20_Text">Hello World</text:p>
      <text:p text:style-name="Preformatted_20_Text"/>
      <text:p text:style-name="P293">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85"/>
      <text:p text:style-name="P293">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713">retty print only applies to stems. It attempts to make a somewhat more human readable version</text:span></text:p>
      <text:p text:style-name="Preformatted_20_Text"><text:s text:c="2"/>f. := indices(6);</text:p>
      <text:p text:style-name="Preformatted_20_Text"><text:s text:c="2"/>say(f., true);</text:p>
      <text:p text:style-name="P778">[0,1,2,3,4,5]</text:p>
      <text:p text:style-name="P324"><text:soft-page-break/><text:s text:c="2"/></text:p>
      <text:h text:style-name="P1047" text:outline-level="3"><text:bookmark-start text:name="__RefHeading___Toc710_3277173355"/>file_<text:span text:style-name="T874">read</text:span><text:bookmark-end text:name="__RefHeading___Toc710_3277173355"/></text:h>
      <text:p text:style-name="P924">Description</text:p>
      <text:p text:style-name="P285">Read a file. The result is always a string</text:p>
      <text:p text:style-name="P924">Usage</text:p>
      <text:p text:style-name="P766">file _read(file_name [, <text:span text:style-name="T823">as_string || </text:span>to_list || is_binary])</text:p>
      <text:p text:style-name="P924">Arguments</text:p>
      <text:p text:style-name="P285"><text:span text:style-name="T447">file_name</text:span> – the full path to the file. <text:span text:style-name="T753">This may be in a virtual file system too.</text:span></text:p>
      <text:p text:style-name="P285">The next argument is optional and is an integer</text:p>
      <text:p text:style-name="P410"><text:span text:style-name="T447">as_string</text:span> = -1 – return the contents of the file as one long string (default).</text:p>
      <text:p text:style-name="P286"><text:span text:style-name="T447">is_binary</text:span> =<text:span text:style-name="T689">= 0</text:span> – return the result as a base 64 encoded string of bytes.</text:p>
      <text:p text:style-name="P285"><text:span text:style-name="T447">to_list</text:span> <text:span text:style-name="T784">== 1</text:span> – <text:span text:style-name="T784"><text:s/></text:span>return the result as a stem list each line separate </text:p>
      <text:p text:style-name="P411"><text:span text:style-name="T824">If no second argument is given, the result is simply a string of the entire contents of the file. Note that these constants are available via </text:span><text:span text:style-name="T510">sys#constants() </text:span>as <text:span text:style-name="T591">file_types.</text:span></text:p>
      <text:p text:style-name="P924">Output</text:p>
      <text:p text:style-name="P340">Either a simple string (only file name is given), a stem if it is flagged as a list or a base64 string if it <text:span text:style-name="T839">i</text:span>s flagged as binary.</text:p>
      <text:p text:style-name="P924">Examples</text:p>
      <text:p text:style-name="Preformatted_20_Text">cfg. := file_<text:span text:style-name="T874">read</text:span>('/var/lib/tomcat/conf/server.xml', <text:span text:style-name="T822">1</text:span>);</text:p>
      <text:p text:style-name="P287"><text:line-break/>Would read in the file /var/lib/tomcat/conf/server.xml and return a stem. Each line in the file is in order in <text:span text:style-name="T31">cfg.0</text:span>, <text:span text:style-name="T31">cfg.1</text:span>, … <text:span text:style-name="T690">Compare this with</text:span></text:p>
      <text:p text:style-name="P702"><text:span text:style-name="T690">big_string</text:span> := file_<text:span text:style-name="T874">read</text:span>('/var/lib/tomcat/conf/server.xml');</text:p>
      <text:p text:style-name="P288"><text:line-break/>Which reads the same file and puts the entire thing in a single string.</text:p>
      <text:p text:style-name="Preformatted_20_Text">my_b64 := file_<text:span text:style-name="T874">read</text:span>(<text:span text:style-name="T689">'/var/lib/crypto/keystore.jks'</text:span> , <text:span text:style-name="T822">0</text:span>);</text:p>
      <text:p text:style-name="P288">this reads the keystore.jks file (which is binary) and base64 encodes it, storing it in the <text:span text:style-name="T31">my_b64</text:span><text:span text:style-name="T189"> variable. QDL does not have the capacity to do low-level operations on binary data, but it can move them where they need to go faithfully.</text:span></text:p>
      <text:p text:style-name="P156">A couple of more examples:</text:p>
      <text:p text:style-name="Preformatted_20_Text"><text:s text:c="6"/>// <text:span text:style-name="T693">read a file as a stem</text:span></text:p>
      <text:p text:style-name="Preformatted_20_Text"><text:soft-page-break/><text:s text:c="6"/>say(<text:span text:style-name="T874">file_</text:span>read('/home/ncsa/dev/ncsa-git/security-lib/ncsa-qdl/src/test/resources/hello_world.qdl',<text:span text:style-name="T822">1</text:span>));</text:p>
      <text:p text:style-name="Preformatted_20_Text">{/*, The expected Hello World program. <text:s/>, <text:s/>Jeff Gaynor, <text:s text:c="2"/>1/26/2020, */, say('Hello world!');}</text:p>
      <text:p text:style-name="Preformatted_20_Text"/>
      <text:p text:style-name="Preformatted_20_Text"><text:s text:c="4"/>// <text:span text:style-name="T693">read the exact same file and turn the bytes into a base 64 string.</text:span></text:p>
      <text:p text:style-name="Preformatted_20_Text"><text:s text:c="4"/>say(<text:span text:style-name="T874">file_</text:span>read('/home/ncsa/dev/ncsa-git/security-lib/ncsa-qdl/src/test/resources/hello_world.qdl',<text:span text:style-name="T822">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92"><text:line-break/>(This is the sample hello world program for qdl). </text:p>
      <text:h text:style-name="P1047" text:outline-level="3"><text:bookmark-start text:name="__RefHeading___Toc712_3277173355"/>scan<text:bookmark-end text:name="__RefHeading___Toc712_3277173355"/></text:h>
      <text:p text:style-name="P924">Description</text:p>
      <text:p text:style-name="P289">Prompt a user for input</text:p>
      <text:p text:style-name="P924">Usage</text:p>
      <text:p text:style-name="Preformatted_20_Text">scan([prompt])</text:p>
      <text:p text:style-name="P924">Arguments</text:p>
      <text:p text:style-name="P289"><text:span text:style-name="T447">prompt</text:span> (optional) – something to print out, probably cuing the user.</text:p>
      <text:p text:style-name="P924">Output</text:p>
      <text:p text:style-name="P289">Whatever the user types in as a string. There is no end of line marker returned.</text:p>
      <text:p text:style-name="P92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90"><text:line-break/>So the user sees the prompt (in this case “do you want to continue?(y/n):”) and types in the response of “y”, which is stored in the variable <text:span text:style-name="T31">response</text:span><text:span text:style-name="T189">. </text:span><text:span text:style-name="T200">In this next example we input a loop in buffer mode, then execute it. </text:span><text:span text:style-name="T213">(This assumes that local buffering is on in the workspace so you can use the )edit command).</text:span></text:p>
      <text:p text:style-name="Preformatted_20_Text"><text:soft-page-break/>)<text:span text:style-name="T784">edit</text:span></text:p>
      <text:p text:style-name="P742">edit&gt; i</text:p>
      <text:p text:style-name="Preformatted_20_Text">stop_looping := 'n';</text:p>
      <text:p text:style-name="Preformatted_20_Text">while[</text:p>
      <text:p text:style-name="Preformatted_20_Text"><text:s text:c="6"/><text:span text:style-name="T660">stop_looping != 'y'</text:span></text:p>
      <text:p text:style-name="Preformatted_20_Text"><text:s text:c="3"/><text:span text:style-name="T660">]do[</text:span></text:p>
      <text:p text:style-name="Preformatted_20_Text"><text:s text:c="6"/><text:span text:style-name="T660">stop_looping := scan('stop looping? (y/n):');</text:span></text:p>
      <text:p text:style-name="Preformatted_20_Text"><text:s/><text:span text:style-name="T660">]; //end do</text:span></text:p>
      <text:p text:style-name="Preformatted_20_Text">.</text:p>
      <text:p text:style-name="P742">edit&gt;q</text:p>
      <text:p text:style-name="Preformatted_20_Text">stop looping? (y/n):foo</text:p>
      <text:p text:style-name="Preformatted_20_Text">stop looping? (y/n):bar</text:p>
      <text:p text:style-name="Preformatted_20_Text">stop looping? (y/n):y</text:p>
      <text:p text:style-name="P291"><text:line-break/>Only when we enter the expected response of “y” does it stop.</text:p>
      <text:h text:style-name="Heading_20_3" text:outline-level="3"><text:bookmark-start text:name="__RefHeading___Toc6465_212472510"/>vf<text:span text:style-name="T741">s</text:span>_mount, <text:span text:style-name="T1188">io#mount</text:span><text:bookmark-end text:name="__RefHeading___Toc6465_212472510"/></text:h>
      <text:p text:style-name="Heading">Description</text:p>
      <text:p text:style-name="P344">Mount a virtual file system</text:p>
      <text:p text:style-name="Heading">Usage</text:p>
      <text:p text:style-name="Preformatted_20_Text">vfs_mount(<text:span text:style-name="T786">cfg.</text:span>)</text:p>
      <text:p text:style-name="Heading">Arguments</text:p>
      <text:p text:style-name="P371"><text:span text:style-name="T447">cfg.</text:span> = a stem that contains the configuration for this type. </text:p>
      <text:p text:style-name="P372"><text:span text:style-name="T460">p</text:span><text:span text:style-name="T447">ermissions</text:span> (optional) <text:span text:style-name="T743">= </text:span><text:s/>the permissions the VFS has. These are 'r' for read and 'w' for write. <text:span text:style-name="T743">If omitted, the VFS is mounted in read-only mode.</text:span></text:p>
      <text:p text:style-name="P373">Required entries <text:span text:style-name="T790">for the following types</text:span></text:p>
      <text:p text:style-name="P375"><text:span text:style-name="T445">type</text:span> <text:span text:style-name="T628">=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98"/>
      <text:p text:style-name="P345"><text:span text:style-name="T447">scheme</text:span> <text:span text:style-name="T743">=</text:span> the scheme (label) for this system</text:p>
      <text:p text:style-name="P345"><text:span text:style-name="T447">mount_point</text:span> <text:span text:style-name="T743">=</text:span> the internal path (starts with a /) for programs to refer to.</text:p>
      <text:p text:style-name="P374"><text:span text:style-name="T461">access</text:span><text:span text:style-name="T447"> = </text:span><text:span text:style-name="T615">(optional) the permissions, 'r' for readable, 'w' for writeable or 'rw' for both. Omitting this mounts the VFS in read-only mode.</text:span></text:p>
      <text:p text:style-name="P299">Here are the supported other parameters by type.</text:p>
      <text:p text:style-name="Heading"><text:soft-page-break/>memory</text:p>
      <text:p text:style-name="P376">No other parameters are required.</text:p>
      <text:p text:style-name="P116">Example</text:p>
      <text:p text:style-name="Preformatted_20_Text"><text:bookmark-start text:name="__DdeLink__285108_3453201426"/><text:bookmark-start text:name="__DdeLink__837067_1202563170"/>cfg.<text:span text:style-name="T791">type :='memory';</text:span></text:p>
      <text:p text:style-name="P747">cfg.scheme := 'ram-disk';</text:p>
      <text:p text:style-name="P747">cfg.mount_point := '/vfs/cache';</text:p>
      <text:p text:style-name="P747">cfg.<text:span text:style-name="T792">access </text:span>:= 'rw';</text:p>
      <text:p text:style-name="P747">vfs_mount(cfg.);<text:bookmark-end text:name="__DdeLink__285108_3453201426"/><text:bookmark-end text:name="__DdeLink__837067_1202563170"/></text:p>
      <text:p text:style-name="Text_20_body"><text:line-break/>This would create a memory store mounte<text:span text:style-name="T791">d</text:span> at /<text:span text:style-name="T189">vfs/cache </text:span><text:span text:style-name="T214">and accessible with the prefix ram-disk, e.g.</text:span></text:p>
      <text:p text:style-name="Preformatted_20_Text">read_file('ram-disk#/vfs/cache/bigfile.txt);</text:p>
      <text:p text:style-name="Heading">pass_through</text:p>
      <text:p text:style-name="P376"><text:span text:style-name="T447">root_dir</text:span> = The directory that servers as the root for this VFS. All files and directories will be created under this</text:p>
      <text:p text:style-name="Heading">zip</text:p>
      <text:p text:style-name="P376"><text:span text:style-name="T447">zip_file</text:span> = the absolute path to the zip file that will be mounted. All zip-based VFS are read only.</text:p>
      <text:p text:style-name="Heading">mysql</text:p>
      <text:p text:style-name="P376">This has a lot <text:span text:style-name="T802">of parameters </text:span>for connecting to a database</text:p>
      <text:p text:style-name="Heading">Output</text:p>
      <text:p text:style-name="P344">A 0 if there was no problem.</text:p>
      <text:p text:style-name="Heading">Examples</text:p>
      <text:p text:style-name="P344">In this example, we will mount a local file <text:span text:style-name="T742">system</text:span> and read a file. <text:span text:style-name="T742">We mount the VFS for both reads and writes.</text:span> You refer to a file in the vfs seamlessly using the scheme to prefix it. </text:p>
      <text:p text:style-name="P743"><text:s text:c="2"/><text:span text:style-name="T787">cfg.type :='pass_through';</text:span></text:p>
      <text:p text:style-name="P743"><text:s text:c="2"/><text:span text:style-name="T787">cfg.root := '/home/ncsa/dev/qdl/scripting'</text:span>;</text:p>
      <text:p text:style-name="P744"><text:s text:c="2"/><text:span text:style-name="T788">cfg.mount_point := '/';</text:span></text:p>
      <text:p text:style-name="P745"><text:s text:c="2"/>cfg.scheme := 'qdl-vfs';</text:p>
      <text:p text:style-name="P745"><text:s text:c="2"/>cfg.<text:span text:style-name="T792">access</text:span>:= 'rw';</text:p>
      <text:p text:style-name="P743"><text:s text:c="2"/>vfs_mount(<text:span text:style-name="T787">cfg.</text:span>);</text:p>
      <text:p text:style-name="Preformatted_20_Text">0</text:p>
      <text:p text:style-name="Preformatted_20_Text"><text:s text:c="3"/>read_file('qdl-vfs<text:span text:style-name="T746">#</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741">lots more</text:span></text:p>
      <text:p text:style-name="Text_20_body"/>
      <text:p text:style-name="Heading"><text:soft-page-break/>Another way of doing the previous example.</text:p>
      <text:p text:style-name="P373">You can also just set all the parameters and box them up. This will, or course, remove these from the symbol table. </text:p>
      <text:p text:style-name="Preformatted_20_Text"><text:s text:c="2"/>type :='pass_through';</text:p>
      <text:p text:style-name="Preformatted_20_Text"><text:s text:c="2"/><text:span text:style-name="T787">root := '/home/ncsa/dev/qdl/scripting'</text:span>;</text:p>
      <text:p text:style-name="Preformatted_20_Text"><text:s text:c="2"/><text:span text:style-name="T788">mount_point := '/';</text:span></text:p>
      <text:p text:style-name="Preformatted_20_Text"><text:s text:c="2"/>scheme := 'qdl-vfs';</text:p>
      <text:p text:style-name="Preformatted_20_Text"><text:s text:c="2"/>permissions := 'rw';</text:p>
      <text:p text:style-name="P746"><text:s text:c="2"/>cfg. := box(type,root,mount_point,scheme, permissions);</text:p>
      <text:p text:style-name="Preformatted_20_Text"><text:s text:c="2"/>vfs_mount(<text:span text:style-name="T789">cfg.</text:span>);</text:p>
      <text:p text:style-name="P344"><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44">(The reason for this on a server is security: Often servers run with enhanced privileges which may be inherited by applications. QDL always seeks to be a good citizen and only allows what is specifically granted to it.)</text:p>
      <text:h text:style-name="P1096" text:outline-level="3">vfs_unmount, io#unmount</text:h>
      <text:p text:style-name="Heading">Description</text:p>
      <text:p text:style-name="P652">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53"><text:span text:style-name="T447">mount_point</text:span> - the scheme delimited mount point. This must be exact or the operation will fail.</text:p>
      <text:p text:style-name="Heading">Output</text:p>
      <text:p text:style-name="P653">A boolean that is true if the operation succeeded. <text:s/>Otherwise an error is raised if, for instance, the mount point is invalid. <text:s/></text:p>
      <text:p text:style-name="Heading">Examples</text:p>
      <text:p text:style-name="P653">Listing the vfs’s in the workspace yields</text:p>
      <text:p text:style-name="Preformatted_20_Text"><text:span text:style-name="T1102"><text:s text:c="2"/>)ws vfs<text:line-break/>Installed virtual file systems<text:line-break/>type:mysql <text:s text:c="7"/>access:rw <text:s/>scheme: vfs <text:s/>mount point:/mysql/ <text:s text:c="2"/>current dir:(none) <text:s text:c="8"/><text:line-break/></text:span><text:soft-page-break/><text:span text:style-name="T1102">type:memory <text:s text:c="6"/>access:rw <text:s/>scheme: vfs <text:s/>mount point:/ramdisk/ current dir:(none) <text:s text:c="8"/><text:line-break/>type:pass_through access:rw <text:s/>scheme: vfs <text:s/>mount point:/pt/ <text:s text:c="5"/>current dir:(none)</text:span> <text:s text:c="3"/></text:p>
      <text:p text:style-name="P653"/>
      <text:p text:style-name="P653">and to unmount <text:span text:style-name="T447">vfs#/ramdisk/</text:span> you would issue</text:p>
      <text:p text:style-name="Preformatted_20_Text"><text:s text:c="4"/>vfs_unmount(‘<text:span text:style-name="T447">vfs#/ramdisk/’)</text:span></text:p>
      <text:p text:style-name="Preformatted_20_Text">true</text:p>
      <text:p text:style-name="Text_20_body"/>
      <text:p text:style-name="P653">Checking the listed VFS’s yields</text:p>
      <text:p text:style-name="P901"><text:span text:style-name="T1102"><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53"/>
      <text:p text:style-name="Text_20_body"><text:span text:style-name="T1189">Any </text:span><text:span text:style-name="T1190">operations on</text:span><text:span text:style-name="T1189"> </text:span><text:span text:style-name="T498">vfs#/ramdisk/ </text:span><text:span text:style-name="T1189">will now fail.</text:span></text:p>
      <text:p text:style-name="P653"/>
      <text:h text:style-name="P1047" text:outline-level="3"><text:bookmark-start text:name="__RefHeading___Toc714_3277173355"/>write_file<text:bookmark-end text:name="__RefHeading___Toc714_3277173355"/></text:h>
      <text:p text:style-name="P924">Description</text:p>
      <text:p text:style-name="P293">write contents to a file</text:p>
      <text:p text:style-name="P924">Usage</text:p>
      <text:p text:style-name="Preformatted_20_Text">file_<text:span text:style-name="T875">write</text:span>(file_name, contents <text:span text:style-name="T694">[,is_base64]</text:span>)</text:p>
      <text:p text:style-name="P924">Arguments</text:p>
      <text:p text:style-name="P294"><text:span text:style-name="T447">file_name</text:span> – the name of the file. </text:p>
      <text:p text:style-name="P294"><text:span text:style-name="T447">contents</text:span> = A string or a stem list. If the stem is not a list (so indices 0, 1, …) then this will fail.</text:p>
      <text:p text:style-name="P294"><text:span text:style-name="T447">is_base64</text:span> (optional) – if <text:span text:style-name="T3">true</text:span><text:span text:style-name="T146"> then try to decode this into binary and write it as a binary object.</text:span></text:p>
      <text:p text:style-name="P924">Output</text:p>
      <text:p text:style-name="P294">Returns <text:span text:style-name="T3">true</text:span> if this succeeded.</text:p>
      <text:p text:style-name="P924">Examples</text:p>
      <text:p text:style-name="Preformatted_20_Text"><text:s text:c="11"/>hello_world := 'LyoKICBUaGUgZXhwZWN0ZWQgSGVsbG8gV29ybGQgcHJvZ3JhbS4gIAogIEplZmYgR2F5bm9yCiAgMS8yNi8yMDIwCiovCnNheSgnSGVsbG8gd29ybGQhJyk7Cg';</text:p>
      <text:p text:style-name="P767"><text:s text:c="4"/>file _write('/tmp/test.qdl', hello_world, true);</text:p>
      <text:p text:style-name="P265"/>
      <text:p text:style-name="P295">This is just the base64 encoded hello_world.qdl script from the read_file example. </text:p>
      <text:h text:style-name="Heading_20_2" text:outline-level="2"><text:bookmark-start text:name="__RefHeading___Toc716_3277173355"/><text:soft-page-break/>Scripts<text:bookmark-end text:name="__RefHeading___Toc716_3277173355"/></text:h>
      <text:p text:style-name="P279">A script is simply a sequence of QDL commands in a file. You may run scripts in a variety of ways and these commands let you do it from in the workspace.</text:p>
      <text:h text:style-name="P1097" text:outline-level="3"><text:bookmark-start text:name="__RefHeading___Toc16334_4001340964"/>check_syntax<text:bookmark-end text:name="__RefHeading___Toc16334_4001340964"/></text:h>
      <text:p text:style-name="Heading">Description</text:p>
      <text:p text:style-name="P478">Check a string of QDL for syntax errors. This does not actually execute anything! It will simply check that the given string is valid QDL. Note that there are <text:span text:style-name="T31">syntax error</text:span><text:span text:style-name="T75">s</text:span><text:span text:style-name="T189">, such as </text:span><text:span text:style-name="T256">not closing a quote vs </text:span><text:span text:style-name="T75">runtime errors</text:span><text:span text:style-name="T256">, which arise only when the system is tunning because of the state at that point. For instance</text:span></text:p>
      <text:p text:style-name="Preformatted_20_Text">a := 4/b;</text:p>
      <text:p text:style-name="P166"/>
      <text:p text:style-name="P166">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79">string - a (possibly very long) string of QDL to be checked. This may, for instance, be the entire contents of a script.</text:p>
      <text:p text:style-name="Heading">Ou<text:span text:style-name="T970">t</text:span>put</text:p>
      <text:p text:style-name="P479">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79">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79"/>
      <text:p text:style-name="P479">in the file <text:span text:style-name="T447">/tmp/foo.qdl</text:span> and executed</text:p>
      <text:p text:style-name="Preformatted_20_Text"><text:s text:c="2"/>check_syntax(file_read('/tmp/foo.qdl'))</text:p>
      <text:p text:style-name="Preformatted_20_Text">line 5:2 mismatched input '=' expecting {'^', '=&lt;', '=&gt;', ';', '*', '/', '++', '+', '--', '-', '&lt;', '&gt;', '&lt;=', '&gt;=', '==', '!=', '&amp;&amp;', '||', '%', '~'}</text:p>
      <text:p text:style-name="P479"><text:soft-page-break/></text:p>
      <text:p text:style-name="P480"><text:span text:style-name="T970">(Note that the line wraps here.) <text:s/>This means that on line 5 (lines are counted starting at 1 so line 5 is the very last line in the file) at position 2 (characters are counted from zero, so the </text:span><text:span text:style-name="T971">single </text:span><text:span text:style-name="T970">= there </text:span><text:span text:style-name="T972">is where parsing stopped. W</text:span><text:span text:style-name="T971">e all remember that QDL only has compound assignment operators, </text:span><text:span text:style-name="Emphasis">n'est-ce pas</text:span><text:span text:style-name="Emphasis"><text:span text:style-name="T75">?</text:span></text:span><text:span text:style-name="T970">) </text:span><text:span text:style-name="T972">Since </text:span><text:span text:style-name="T970">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56">intended.</text:span></text:p>
      <text:p text:style-name="P481"><text:span text:style-name="T256">I</text:span><text:span text:style-name="T18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67"/>
      <text:p text:style-name="P482"><text:span text:style-name="T189">Which means that the assignment operator was found and it QDL tried to determine what to assign, but failed (in this case because the file ended </text:span><text:span text:style-name="T257">before a close quote was found</text:span><text:span text:style-name="T189">).</text:span></text:p>
      <text:p text:style-name="Heading">Another example</text:p>
      <text:p text:style-name="P483">In this case a file is read (line numbers are in the left hand column):</text:p>
      <text:p text:style-name="P808"><text:span text:style-name="T973">37: </text:span>// <text:span text:style-name="T973">37 lines of stuff</text:span><text:line-break/><text:span text:style-name="T973">38: </text:span>if[<text:line-break/><text:span text:style-name="T973">39: </text:span><text:s/>exec_phase == 'post_token' &amp;&amp; claims.idp == idp.ncsa<text:line-break/><text:span text:style-name="T973">40: </text:span>][<text:line-break/><text:span text:style-name="T973">41: </text:span><text:s/>flow_states.accept_requests = has_value('prj_sprout', claims.isMemberOf.);<text:line-break/><text:span text:style-name="T973">42: </text:span>];<text:line-break/><text:span text:style-name="T973">43: </text:span>// <text:span text:style-name="T973">many more lines of stuff</text:span></text:p>
      <text:p text:style-name="Text_20_body"><text:s/>and the following message is displayed:</text:p>
      <text:p text:style-name="P808"/>
      <text:p text:style-name="Preformatted_20_Text">line 41:32 no viable alternative at input 'if[exec_phase=='post_token'&amp;&amp;claims.idp==idp.ncsa][flow_states.accept_requests='</text:p>
      <text:p text:style-name="P483"/>
      <text:p text:style-name="P483">This means that line 41 of the file had parsing fail at character 32 (the single = sign). Note that the message has the entire statement (statements end with a ;) up to that point that was being processed so you can see it in context.</text:p>
      <text:h text:style-name="P1047" text:outline-level="3"><text:bookmark-start text:name="__RefHeading___Toc718_3277173355"/>execute<text:bookmark-end text:name="__RefHeading___Toc718_3277173355"/></text:h>
      <text:p text:style-name="P924">Description</text:p>
      <text:p text:style-name="P280">Send a string to the interpreter and evaluate it.</text:p>
      <text:p text:style-name="P924">Usage</text:p>
      <text:p text:style-name="P825"><text:span text:style-name="T889">execute(</text:span>string)</text:p>
      <text:p text:style-name="P924"><text:soft-page-break/>Arguments</text:p>
      <text:p text:style-name="P280"><text:span text:style-name="T447">string</text:span> – the string to be executed. This must be a valid QDL statement or it will fail</text:p>
      <text:p text:style-name="P924">Output</text:p>
      <text:p text:style-name="P281">Whatever the executes statement outputs.</text:p>
      <text:p text:style-name="P924">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1098" text:outline-level="3"/>
      <text:p text:style-name="Heading">Usage</text:p>
      <text:h text:style-name="P1099" text:outline-level="3"><text:bookmark-start text:name="__RefHeading___Toc16336_4001340964"/>halt<text:bookmark-end text:name="__RefHeading___Toc16336_4001340964"/></text:h>
      <text:p text:style-name="Heading">Description</text:p>
      <text:p text:style-name="P471">Halt processing of a script at the given line. <text:s/><text:span text:style-name="T965">This is normally used only in a debugging session in the workspace. <text:s/></text:span><text:span text:style-name="T967">See the workspace documentation for a treatment of how this is used.</text:span></text:p>
      <text:p text:style-name="P943">Usage</text:p>
      <text:p text:style-name="Preformatted_20_Text">halt([message])</text:p>
      <text:p text:style-name="Heading">Arguments</text:p>
      <text:p text:style-name="P472">message - (optional) a message to be displayed in the state indicator.</text:p>
      <text:p text:style-name="Heading">Output</text:p>
      <text:p text:style-name="P472">An integer which is the process identifier (pid). You may use this in the workspace to restart execution, attach to the state and inspect as well as other things.</text:p>
      <text:p text:style-name="Heading">Example</text:p>
      <text:p text:style-name="P807">a := 2 + 3;</text:p>
      <text:p text:style-name="P807">halt(‘a was set’);</text:p>
      <text:p text:style-name="P807">// .. other stuff</text:p>
      <text:p text:style-name="P474"/>
      <text:p text:style-name="P473">The effect here is that the script will stop at this point and in the workspace, you might see something like</text:p>
      <text:p text:style-name="Preformatted_20_Text"><text:s text:c="4"/>) 0 &amp; </text:p>
      <text:p text:style-name="Preformatted_20_Text"><text:soft-page-break/>11</text:p>
      <text:p text:style-name="Preformatted_20_Text"><text:s text:c="4"/><text:span text:style-name="T967">)si list</text:span></text:p>
      <text:p text:style-name="Preformatted_20_Text">pid | active | line | time <text:s text:c="24"/>| size <text:s/>| message</text:p>
      <text:p text:style-name="P807">0 <text:s text:c="2"/>| <text:s text:c="2"/>* <text:s text:c="3"/>| <text:s text:c="5"/>| Mon Oct 26 16:15:20 CDT 2020 | 2965 <text:s/>| system</text:p>
      <text:p text:style-name="P806">1<text:span text:style-name="T966">1</text:span> <text:s/>| <text:s text:c="7"/>| <text:span text:style-name="T966">1</text:span> <text:s text:c="3"/>| Mon Oct 26 16:16:06 CDT 2020 | 3001 <text:s/>| a <text:span text:style-name="T966">was</text:span> set</text:p>
      <text:p text:style-name="P474"/>
      <text:p text:style-name="P474"><text:span text:style-name="T966">This shows that this pid, 11, is active and suspended. </text:span><text:span text:style-name="T967">The ampersand (&amp;) in the run command tell the workspace to clone its state</text:span><text:span text:style-name="T73"> in toto</text:span><text:span text:style-name="T253"> and run the script inside that. </text:span><text:span text:style-name="T73"><text:s/></text:span><text:span text:style-name="T966">See the workspace documentation for a full explanation.</text:span></text:p>
      <text:h text:style-name="P1100" text:outline-level="3"><text:bookmark-start text:name="__RefHeading___Toc16338_4001340964"/>input_form<text:bookmark-end text:name="__RefHeading___Toc16338_4001340964"/></text:h>
      <text:p text:style-name="Heading">Description</text:p>
      <text:p text:style-name="P509">This will return the input form, <text:span text:style-name="T31">i.e.</text:span><text:span text:style-name="T189">, what you would enter at the command line, of a variable or function</text:span></text:p>
      <text:p text:style-name="Heading">Usage</text:p>
      <text:p text:style-name="Preformatted_20_Text">input_form(<text:span text:style-name="T1011">module_name</text:span><text:span text:style-name="T31">)</text:span></text:p>
      <text:p text:style-name="P830">input_form(<text:span text:style-name="T189">variable</text:span><text:span text:style-name="T273">[,</text:span><text:span text:style-name="T924">pretty_print</text:span><text:span text:style-name="T273">]</text:span><text:span text:style-name="T31">)</text:span></text:p>
      <text:p text:style-name="P830">input_form(function, arg_count)</text:p>
      <text:p text:style-name="P170"/>
      <text:p text:style-name="Heading">Arguments</text:p>
      <text:p text:style-name="P509">For variables, this is the name, <text:span text:style-name="T31">e.g.</text:span><text:span text:style-name="T189"> </text:span><text:span text:style-name="T413">foo</text:span><text:span text:style-name="T319"> or </text:span><text:span text:style-name="T413">my_alias#baz#fnord. <text:s/></text:span><text:span text:style-name="T358">If the flag </text:span><text:span text:style-name="T418">pretty_print</text:span><text:span text:style-name="T358"> is </text:span><text:span text:style-name="T418">true</text:span><text:span text:style-name="T358"> then print it out with indenting, otherwise it will end up on a single, possibly very long line.</text:span></text:p>
      <text:p text:style-name="P511"><text:span text:style-name="T355">F</text:span><text:span text:style-name="T319">or modules, it is a string that is either the alias or the main module. Note that you can get the input form for a module that has been imported, but you must load it to print out individual functions (since these can be redefined by you.) </text:span><text:span text:style-name="T356">For Java defined modules, there is no source, you simply get the class name.</text:span></text:p>
      <text:p text:style-name="P309"><text:span text:style-name="T189">For functions, this is the name plus you must supply the number of arguments. Note that for Java-defined functions, there is no sourc</text:span><text:span text:style-name="T269">e</text:span><text:span text:style-name="T189">, </text:span><text:span text:style-name="T269">you simply get the class name</text:span><text:span text:style-name="T189">.</text:span></text:p>
      <text:p text:style-name="Heading">Output</text:p>
      <text:p text:style-name="P510">A string that con be interpreted to yield the original argument. Note however, that the result is what is needed, but is not identical. The examples should make this clear and why this is a good way to do it. <text:span text:style-name="T1011">Generally variables have their content returned (since you probably want to work with that) and modules or functions have their complete definitions returned (since you probably want to put it into an editor, e.g.).</text:span></text:p>
      <text:p text:style-name="Heading">Example: <text:span text:style-name="T1012">A variable</text:span></text:p>
      <text:p text:style-name="Preformatted_20_Text"><text:s text:c="3"/>a. := [2,4,6]~'a'~234~(-1.23)~false</text:p>
      <text:p text:style-name="Preformatted_20_Text"><text:soft-page-break/><text:s text:c="3"/><text:span text:style-name="T1010">b := </text:span>input_form(a.)</text:p>
      <text:p text:style-name="Preformatted_20_Text"><text:s text:c="3"/><text:span text:style-name="T1010">b</text:span></text:p>
      <text:p text:style-name="Preformatted_20_Text">[2,4,6,'a',234,-1.23,false]</text:p>
      <text:p text:style-name="P510"/>
      <text:p text:style-name="P510">This result is a string.</text:p>
      <text:p text:style-name="P510">So how to use this with, say, <text:span text:style-name="T3">execute</text:span><text:span text:style-name="T146">? <text:s/>Since this is exactly the content of the variable </text:span><text:span text:style-name="T413">a. </text:span><text:span text:style-name="T319">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46"/>
      <text:p text:style-name="P527"><text:span text:style-name="T360">note that this printed </text:span><text:span text:style-name="T359">output</text:span><text:span text:style-name="T360"> is not input form, for instance, there are no quotes around the string </text:span><text:span text:style-name="T133">a</text:span><text:span text:style-name="T360"> . Part of converting to input form is escaping characters (like quotes) in strings and such. To use this with </text:span><text:span text:style-name="T419">execute</text:span><text:span text:style-name="T360"> you must turn it into a statement. As another check, compare the two variables</text:span></text:p>
      <text:p text:style-name="Preformatted_20_Text"><text:s text:c="3"/>a. == b.</text:p>
      <text:p text:style-name="Preformatted_20_Text">[true,true,true,true,true,true,true]</text:p>
      <text:p text:style-name="P146"/>
      <text:p text:style-name="P527"><text:span text:style-name="T360">Note </text:span><text:span text:style-name="T354">that for variables this returns the essential parts of the statement. If QDL returned a whole statement, then most of the time you would be picking it apart to use elsewhere. It is </text:span><text:span text:style-name="T359">vastly </text:span><text:span text:style-name="T354">easier to add things (like ending semicolons) than </text:span><text:span text:style-name="T359">picking apart </text:span><text:span text:style-name="T354">strings trying to get it right.</text:span></text:p>
      <text:p text:style-name="P947">Example:A function</text:p>
      <text:p text:style-name="P514">If you define a function such as</text:p>
      <text:p text:style-name="Preformatted_20_Text"><text:s text:c="2"/>f(x)-&gt;x^3+3*x^2 +x - 1</text:p>
      <text:p text:style-name="Text_20_body"/>
      <text:p text:style-name="P514">You can recover the input form as </text:p>
      <text:p text:style-name="Preformatted_20_Text"><text:s text:c="2"/>input_form(f, 1)</text:p>
      <text:p text:style-name="Preformatted_20_Text">f(x)</text:p>
      <text:p text:style-name="Preformatted_20_Text">-&gt;</text:p>
      <text:p text:style-name="Preformatted_20_Text">x^3+3*x^2+x-1;</text:p>
      <text:p text:style-name="P514"/>
      <text:p text:style-name="P514">Note that this is not exactly what was typed, but is equivalent.</text:p>
      <text:p text:style-name="Heading">Example: A module</text:p>
      <text:p text:style-name="P512">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12"/>
      <text:p text:style-name="P512"><text:soft-page-break/>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13">Note that this is not quite the same as the original. What always happens is that the source is picked up after the parser reads it (this is how it gets into QDL) and whitespace such as blanks and linefeeds are not considered essential, hence may change.</text:p>
      <text:h text:style-name="P1101" text:outline-level="3"><text:bookmark-start text:name="__RefHeading___Toc9970_1246888521"/>script_args<text:bookmark-end text:name="__RefHeading___Toc9970_1246888521"/></text:h>
      <text:p text:style-name="Heading">Description</text:p>
      <text:p text:style-name="P428">When a script is invoked, the arguments to it are given as a list of strings. <text:s/>This may be either from the command line <text:span text:style-name="T31">or</text:span><text:span text:style-name="T189"> an argument to the script_run() or script_load() functions. </text:span><text:span text:style-name="T244">Typically this is called </text:span><text:span text:style-name="T66">inside</text:span><text:span text:style-name="T244"> a running script to access the arguments passed in. </text:span></text:p>
      <text:p text:style-name="P946">Usage</text:p>
      <text:p text:style-name="P390">script_args([index])</text:p>
      <text:p text:style-name="Heading">Arguments</text:p>
      <text:p text:style-name="P427">-<text:span text:style-name="T1142">1 = return all args as a stem.</text:span></text:p>
      <text:p text:style-name="P427">index - (o<text:span text:style-name="T857">p</text:span>tional) an integer in the proper range.</text:p>
      <text:p text:style-name="Heading">Output</text:p>
      <text:p text:style-name="P427">no arguments - the number of arguments is returned.</text:p>
      <text:p text:style-name="P427">integer - the argument for that integer.</text:p>
      <text:p text:style-name="Heading">Examples.</text:p>
      <text:p text:style-name="P427">In the case of invoking a script from the command line,</text:p>
      <text:p text:style-name="Preformatted_20_Text">qdl -run <text:span text:style-name="T872">my_</text:span>script.qdl arg0 arg1 arg2</text:p>
      <text:p text:style-name="P427"><text:line-break/>The arguments <text:s/><text:span text:style-name="T872">(</text:span><text:span text:style-name="T66">e.g. </text:span><text:span text:style-name="T244">about the first call inside </text:span><text:span text:style-name="T552">my_script.qdl</text:span><text:span text:style-name="T244">) </text:span>would be <text:span text:style-name="T872">accessed as </text:span></text:p>
      <text:p text:style-name="Preformatted_20_Text"><text:s text:c="4"/><text:span text:style-name="T872">say(</text:span>script_args()<text:span text:style-name="T872">); // how many passed in?</text:span></text:p>
      <text:p text:style-name="Preformatted_20_Text">3</text:p>
      <text:p text:style-name="Preformatted_20_Text"><text:s text:c="4"/><text:span text:style-name="T872">say(</text:span>script_args(1)<text:span text:style-name="T872">); // print out the second one (indices start at zero.)</text:span></text:p>
      <text:p text:style-name="Preformatted_20_Text">arg1</text:p>
      <text:p text:style-name="P427"/>
      <text:p text:style-name="P427"><text:soft-page-break/><text:span text:style-name="T857">Note that if the script is invoked from the command line, then only strings will result and may have to be converted to other types, </text:span><text:span text:style-name="T64">e.g</text:span><text:span text:style-name="T857">. with the </text:span><text:span text:style-name="T474">to_number()</text:span><text:span text:style-name="T857"> call.</text:span><text:line-break/></text:p>
      <text:p text:style-name="P433">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047" text:outline-level="3"><text:bookmark-start text:name="__RefHeading___Toc720_3277173355"/>script_<text:span text:style-name="T848">load</text:span><text:bookmark-end text:name="__RefHeading___Toc720_3277173355"/></text:h>
      <text:p text:style-name="P924">Description</text:p>
      <text:p text:style-name="P291">Read a script from a file and execute it in the current environment. This means that any variables it sets of functions it defines are now part of the active workspace. Caution that this will overwrite whatever you have if there is a name clash.</text:p>
      <text:p text:style-name="P426">See also <text:span text:style-name="T447">script_run(), script_args(), script_path()</text:span></text:p>
      <text:p text:style-name="P924">Usage</text:p>
      <text:p text:style-name="Preformatted_20_Text">script_load(file_name<text:span text:style-name="T849">[,</text:span><text:span text:style-name="T1014"> arg</text:span><text:span text:style-name="T1142">]*</text:span>)</text:p>
      <text:p text:style-name="P924">Arguments</text:p>
      <text:p text:style-name="Text_20_body"><text:span text:style-name="T447">file_name</text:span><text:span text:style-name="T445"> </text:span>– the fully qualified path to the file</text:p>
      <text:p text:style-name="P611"><text:span text:style-name="T472">arg</text:span><text:span text:style-name="T480">0, arg1…</text:span><text:span text:style-name="T471"> </text:span>- <text:span text:style-name="T1014">(optional) </text:span><text:span text:style-name="T1143">the arguments for the script</text:span></text:p>
      <text:p text:style-name="P938">Output</text:p>
      <text:p text:style-name="P516">The output of the script, if any.</text:p>
      <text:p text:style-name="P924">Examples</text:p>
      <text:p text:style-name="P826">script_load('/<text:span text:style-name="T691">home/bob/qdl/math_util.qdl', </text:span><text:span text:style-name="T1014">3,’foo’, false</text:span><text:span text:style-name="T691">);</text:span></text:p>
      <text:p text:style-name="P392"/>
      <text:p text:style-name="Text_20_body">Will <text:span text:style-name="T1144">load the given script and send it the 3 arguments listed.</text:span> </text:p>
      <text:h text:style-name="P1047" text:outline-level="3"><text:bookmark-start text:name="__RefHeading___Toc722_3277173355"/>script_<text:span text:style-name="T848">run</text:span><text:bookmark-end text:name="__RefHeading___Toc722_3277173355"/></text:h>
      <text:p text:style-name="P924">Description</text:p>
      <text:p text:style-name="P291">Read a script from a file and execute it in a completely new environment. The output of the file is piped to the current console. </text:p>
      <text:p text:style-name="P924">Usage</text:p>
      <text:p text:style-name="P826">script_run(file_name<text:span text:style-name="T846">[,</text:span><text:span text:style-name="T849">arg</text:span><text:span text:style-name="T1143">]*</text:span><text:span text:style-name="T849"> </text:span><text:span text:style-name="T846">)</text:span></text:p>
      <text:p text:style-name="P924"><text:soft-page-break/>Arguments</text:p>
      <text:p text:style-name="Text_20_body"><text:span text:style-name="T447">file_name</text:span> – the fully qualified path to the file</text:p>
      <text:p text:style-name="P515"><text:span text:style-name="T472">arg</text:span><text:span text:style-name="T480">0, arg1…</text:span><text:span text:style-name="T471"> </text:span>- <text:span text:style-name="T1014">(optional) </text:span><text:span text:style-name="T1143">the arguments for the script</text:span></text:p>
      <text:p text:style-name="P516">If there is a single argument that is a stem list, then the components of that will be sent to the script as the arguments.</text:p>
      <text:p text:style-name="P924">Output</text:p>
      <text:p text:style-name="P516">The ou<text:span text:style-name="T1057">t</text:span>put of the script, if any.</text:p>
      <text:p text:style-name="P924">Examples</text:p>
      <text:p text:style-name="Preformatted_20_Text">script_run('/home/bob/qdl/<text:span text:style-name="T692">format_reports.qdl');</text:span></text:p>
      <text:p text:style-name="Text_20_body"><text:line-break/><text:span text:style-name="T846">If the script requires command line arguments, you may simply send them along:</text:span></text:p>
      <text:p text:style-name="P827">script_run('/home/bob/qdl/<text:span text:style-name="T692">format_reports.qdl', '-w', 120);</text:span></text:p>
      <text:p text:style-name="Text_20_body"><text:line-break/><text:span text:style-name="T847">In this case, it is the same as invoking this script from the command line like so:</text:span></text:p>
      <text:p text:style-name="Preformatted_20_Text">qdl -run /home/bob/qdl/<text:span text:style-name="T692">format_reports.qdl -</text:span>2 120</text:p>
      <text:h text:style-name="Heading_20_2" text:outline-level="2"><text:bookmark-start text:name="__RefHeading___Toc753_3277173355"/>General functions<text:bookmark-end text:name="__RefHeading___Toc753_3277173355"/></text:h>
      <text:p text:style-name="P404">These are functions that are generally appli<text:span text:style-name="T692">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406">Get constants that QDL defines</text:p>
      <text:p text:style-name="Heading">Usage</text:p>
      <text:p text:style-name="P386">sys#constants(<text:span text:style-name="T834">[name]</text:span>)</text:p>
      <text:p text:style-name="Heading">Arguments</text:p>
      <text:p text:style-name="P406">None – <text:span text:style-name="T834">a complete stem consisting all system constants</text:span></text:p>
      <text:p text:style-name="P419"><text:span text:style-name="T447">name</text:span> – The value associated with this property name.</text:p>
      <text:p text:style-name="Heading">Output</text:p>
      <text:p text:style-name="P406">A stem consisting of various constants described in this document.</text:p>
      <text:p text:style-name="Heading"><text:soft-page-break/>Examples</text:p>
      <text:p text:style-name="Preformatted_20_Text"><text:s text:c="2"/>print(sys#constants(), true)</text:p>
      <text:p text:style-name="P799">{</text:p>
      <text:p text:style-name="P799"><text:s/>var_type: {</text:p>
      <text:p text:style-name="P799"><text:s text:c="2"/>boolean:1,</text:p>
      <text:p text:style-name="P799"><text:s text:c="2"/>string:3,</text:p>
      <text:p text:style-name="P799"><text:s text:c="2"/>null:0,</text:p>
      <text:p text:style-name="P799"><text:s text:c="2"/>integer:2,</text:p>
      <text:p text:style-name="P799"><text:s text:c="2"/>decimal:5,</text:p>
      <text:p text:style-name="P799"><text:s text:c="2"/>stem:4,</text:p>
      <text:p text:style-name="P799"><text:s text:c="2"/>undefined:-1</text:p>
      <text:p text:style-name="P799"><text:s/>},</text:p>
      <text:p text:style-name="P799"><text:s/>file_types: {</text:p>
      <text:p text:style-name="P799"><text:s text:c="2"/>string:-1,</text:p>
      <text:p text:style-name="P799"><text:s text:c="2"/>binary:0,</text:p>
      <text:p text:style-name="P799"><text:s text:c="2"/>stem:1</text:p>
      <text:p text:style-name="P799"><text:s/>},</text:p>
      <text:p text:style-name="P799"><text:s/>detokenize: {</text:p>
      <text:p text:style-name="P799"><text:s text:c="2"/>prepend:1,</text:p>
      <text:p text:style-name="P799"><text:s text:c="2"/>omit_dangling_delimiter:2</text:p>
      <text:p text:style-name="P799"><text:s/>},</text:p>
      <text:p text:style-name="P799"><text:s/>error_codes: {</text:p>
      <text:p text:style-name="P799"><text:s text:c="2"/>system_error:-1</text:p>
      <text:p text:style-name="P799"><text:s/>}</text:p>
      <text:p text:style-name="P799">}</text:p>
      <text:p text:style-name="P407">This consists of the types of variables that are output from the <text:span text:style-name="T31">var_type</text:span><text:span text:style-name="T189">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74727248640">
          <table:table-cell table:style-name="sys_23_constants.A1" office:value-type="string">
            <text:p text:style-name="P960">Name</text:p>
          </table:table-cell>
          <table:table-cell table:style-name="sys_23_constants.A1" office:value-type="string">
            <text:p text:style-name="P960">Value</text:p>
          </table:table-cell>
          <table:table-cell table:style-name="sys_23_constants.C1" office:value-type="string">
            <text:p text:style-name="P960">Description</text:p>
          </table:table-cell>
        </table:table-row>
        <table:table-row table:style-name="TableLine94674735537232">
          <table:table-cell table:style-name="sys_23_constants.A2" office:value-type="string">
            <text:p text:style-name="P968">var_type.boolean</text:p>
          </table:table-cell>
          <table:table-cell table:style-name="sys_23_constants.A2" office:value-type="string">
            <text:p text:style-name="P992">1</text:p>
          </table:table-cell>
          <table:table-cell table:style-name="sys_23_constants.C2" office:value-type="string">
            <text:p text:style-name="P964"/>
          </table:table-cell>
        </table:table-row>
        <table:table-row table:style-name="TableLine94674691957856">
          <table:table-cell table:style-name="sys_23_constants.A2" office:value-type="string">
            <text:p text:style-name="P968">var_type.decimal</text:p>
          </table:table-cell>
          <table:table-cell table:style-name="sys_23_constants.A2" office:value-type="string">
            <text:p text:style-name="P992">5</text:p>
          </table:table-cell>
          <table:table-cell table:style-name="sys_23_constants.C2" office:value-type="string">
            <text:p text:style-name="Table_20_Contents"/>
          </table:table-cell>
        </table:table-row>
        <table:table-row table:style-name="TableLine94674726503152">
          <table:table-cell table:style-name="sys_23_constants.A2" office:value-type="string">
            <text:p text:style-name="P968">var_type.integer</text:p>
          </table:table-cell>
          <table:table-cell table:style-name="sys_23_constants.A2" office:value-type="string">
            <text:p text:style-name="P992">2</text:p>
          </table:table-cell>
          <table:table-cell table:style-name="sys_23_constants.C2" office:value-type="string">
            <text:p text:style-name="Table_20_Contents"/>
          </table:table-cell>
        </table:table-row>
        <table:table-row table:style-name="TableLine94674720406912">
          <table:table-cell table:style-name="sys_23_constants.A2" office:value-type="string">
            <text:p text:style-name="P968">var_type.null</text:p>
          </table:table-cell>
          <table:table-cell table:style-name="sys_23_constants.A2" office:value-type="string">
            <text:p text:style-name="P992">0</text:p>
          </table:table-cell>
          <table:table-cell table:style-name="sys_23_constants.C2" office:value-type="string">
            <text:p text:style-name="Table_20_Contents"/>
          </table:table-cell>
        </table:table-row>
        <table:table-row table:style-name="TableLine94674779607408">
          <table:table-cell table:style-name="sys_23_constants.A2" office:value-type="string">
            <text:p text:style-name="P968">var_type.stem</text:p>
          </table:table-cell>
          <table:table-cell table:style-name="sys_23_constants.A2" office:value-type="string">
            <text:p text:style-name="P992">4</text:p>
          </table:table-cell>
          <table:table-cell table:style-name="sys_23_constants.C2" office:value-type="string">
            <text:p text:style-name="Table_20_Contents"/>
          </table:table-cell>
        </table:table-row>
        <table:table-row table:style-name="TableLine94674729207136">
          <table:table-cell table:style-name="sys_23_constants.A2" office:value-type="string">
            <text:p text:style-name="P968">var_type.string</text:p>
          </table:table-cell>
          <table:table-cell table:style-name="sys_23_constants.A2" office:value-type="string">
            <text:p text:style-name="P992">3</text:p>
          </table:table-cell>
          <table:table-cell table:style-name="sys_23_constants.C2" office:value-type="string">
            <text:p text:style-name="Table_20_Contents"/>
          </table:table-cell>
        </table:table-row>
        <table:table-row table:style-name="TableLine94674720772096">
          <table:table-cell table:style-name="sys_23_constants.A2" office:value-type="string">
            <text:p text:style-name="P968">var_type.undefined</text:p>
          </table:table-cell>
          <table:table-cell table:style-name="sys_23_constants.A2" office:value-type="string">
            <text:p text:style-name="P957">-<text:span text:style-name="T832">1</text:span></text:p>
          </table:table-cell>
          <table:table-cell table:style-name="sys_23_constants.C2" office:value-type="string">
            <text:p text:style-name="Table_20_Contents"/>
          </table:table-cell>
        </table:table-row>
        <table:table-row table:style-name="TableLine94674752119440">
          <table:table-cell table:style-name="sys_23_constants.A2" office:value-type="string">
            <text:p text:style-name="P969">error_codes.system_error</text:p>
          </table:table-cell>
          <table:table-cell table:style-name="sys_23_constants.A2" office:value-type="string">
            <text:p text:style-name="P957">-<text:span text:style-name="T829">1</text:span></text:p>
          </table:table-cell>
          <table:table-cell table:style-name="sys_23_constants.C2" office:value-type="string">
            <text:p text:style-name="P965">Used in try – catch blocks. If there is some internal error processing then this is raised and a message set.</text:p>
          </table:table-cell>
        </table:table-row>
        <table:table-row table:style-name="TableLine94674752480992">
          <table:table-cell table:style-name="sys_23_constants.A2" office:value-type="string">
            <text:p text:style-name="P970">file_type.binary</text:p>
          </table:table-cell>
          <table:table-cell table:style-name="sys_23_constants.A2" office:value-type="string">
            <text:p text:style-name="P967">0</text:p>
          </table:table-cell>
          <table:table-cell table:style-name="sys_23_constants.C2" office:value-type="string">
            <text:p text:style-name="P966">Return file contents as base 64 encoded byte stream</text:p>
          </table:table-cell>
        </table:table-row>
        <table:table-row table:style-name="TableLine94674749104304">
          <table:table-cell table:style-name="sys_23_constants.A2" office:value-type="string">
            <text:p text:style-name="P970">file_type.stem</text:p>
          </table:table-cell>
          <table:table-cell table:style-name="sys_23_constants.A2" office:value-type="string">
            <text:p text:style-name="P967">1</text:p>
          </table:table-cell>
          <table:table-cell table:style-name="sys_23_constants.C2" office:value-type="string">
            <text:p text:style-name="P966">Return file contents in a stem list, one entry per line </text:p>
          </table:table-cell>
        </table:table-row>
        <table:table-row table:style-name="TableLine94674747935312">
          <table:table-cell table:style-name="sys_23_constants.A2" office:value-type="string">
            <text:p text:style-name="P970">file_type.string</text:p>
          </table:table-cell>
          <table:table-cell table:style-name="sys_23_constants.A2" office:value-type="string">
            <text:p text:style-name="P957">-<text:span text:style-name="T830">1</text:span></text:p>
          </table:table-cell>
          <table:table-cell table:style-name="sys_23_constants.C2" office:value-type="string">
            <text:p text:style-name="P966">Return file contents as single string</text:p>
          </table:table-cell>
        </table:table-row>
        <table:table-row table:style-name="TableLine94674752561360">
          <table:table-cell table:style-name="sys_23_constants.A2" office:value-type="string">
            <text:p text:style-name="P976">detokenize.prepend</text:p>
          </table:table-cell>
          <table:table-cell table:style-name="sys_23_constants.A2" office:value-type="string">
            <text:p text:style-name="P994">1</text:p>
          </table:table-cell>
          <table:table-cell table:style-name="sys_23_constants.C2" office:value-type="string">
            <text:p text:style-name="P995">See the detokenize function section</text:p>
          </table:table-cell>
        </table:table-row>
        <table:table-row table:style-name="TableLine94674746079504">
          <table:table-cell table:style-name="sys_23_constants.A2" office:value-type="string">
            <text:p text:style-name="P976">detokenize.omit_dangling_delimiter</text:p>
          </table:table-cell>
          <table:table-cell table:style-name="sys_23_constants.A2" office:value-type="string">
            <text:p text:style-name="P994">2</text:p>
          </table:table-cell>
          <table:table-cell table:style-name="sys_23_constants.C2" office:value-type="string">
            <text:p text:style-name="P995">See the detokenize function sectio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815">D</text:span>escription</text:p>
      <text:p text:style-name="P405">Get various bits of system information in a stem.</text:p>
      <text:p text:style-name="Heading">Usage</text:p>
      <text:p text:style-name="P385">sys#info(<text:span text:style-name="T833">[name]</text:span>)</text:p>
      <text:p text:style-name="Heading">Arguments </text:p>
      <text:p text:style-name="P405">None – <text:span text:style-name="T833">a stem consisting of all properties</text:span></text:p>
      <text:p text:style-name="P418"><text:span text:style-name="T447">name</text:span> – If a single property name is specified, that is returned or an empty string if the property is undefined.</text:p>
      <text:p text:style-name="Heading">Output</text:p>
      <text:p text:style-name="P405">A stem with various bits of system information. <text:span text:style-name="T858">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16">The major bits of this are</text:span></text:p>
      <text:list xml:id="list1830660471" text:style-name="L9">
        <text:list-item>
          <text:p text:style-name="P1177">qdl_version<text:span text:style-name="T189"> = information about the currently running version of QDL </text:span><text:span text:style-name="T224">and how it was built.</text:span></text:p>
        </text:list-item>
        <text:list-item>
          <text:p text:style-name="P1177">user<text:span text:style-name="T189"> = information about the user, such ash their home directory</text:span></text:p>
        </text:list-item>
        <text:list-item>
          <text:p text:style-name="P1177">boot<text:span text:style-name="T189"> = information the system used to boot itself. </text:span></text:p>
        </text:list-item>
        <text:list-item>
          <text:p text:style-name="P1177">os<text:span text:style-name="T189"> = information about the current operating system QDL is running under and</text:span></text:p>
        </text:list-item>
        <text:list-item>
          <text:p text:style-name="P1177"><text:soft-page-break/>system<text:span text:style-name="T189">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17">Not all of these may be available, depending on various combinations of hardware and systems.</text:p>
      <text:p text:style-name="P416"/>
      <table:table table:name="Table2" table:style-name="Table2">
        <table:table-column table:style-name="Table2.A"/>
        <table:table-column table:style-name="Table2.B"/>
        <table:table-row table:style-name="TableLine94674747145888">
          <table:table-cell table:style-name="Table2.A1" office:value-type="string">
            <text:p text:style-name="P959">Name</text:p>
          </table:table-cell>
          <table:table-cell table:style-name="Table2.B1" office:value-type="string">
            <text:p text:style-name="P961">Description</text:p>
          </table:table-cell>
        </table:table-row>
        <table:table-row table:style-name="TableLine94674726377536">
          <table:table-cell table:style-name="Table2.A2" office:value-type="string">
            <text:p text:style-name="P971">user.home_dir</text:p>
          </table:table-cell>
          <table:table-cell table:style-name="Table2.B2" office:value-type="string">
            <text:p text:style-name="P987">The home directory for the user in the ambient operation system</text:p>
          </table:table-cell>
        </table:table-row>
        <table:table-row table:style-name="TableLine94674728369344">
          <table:table-cell table:style-name="Table2.A2" office:value-type="string">
            <text:p text:style-name="P971">user.<text:span text:style-name="T831">invocation</text:span>_dir</text:p>
          </table:table-cell>
          <table:table-cell table:style-name="Table2.B2" office:value-type="string">
            <text:p text:style-name="P987">The directory from which QDL was started. </text:p>
          </table:table-cell>
        </table:table-row>
        <table:table-row table:style-name="TableLine94674776486496">
          <table:table-cell table:style-name="Table2.A2" office:value-type="string">
            <text:p text:style-name="P972">system.initial_memory</text:p>
          </table:table-cell>
          <table:table-cell table:style-name="Table2.B2" office:value-type="string">
            <text:p text:style-name="P988">Amount of RAM allocated to QDL at system startup. Depending on the system, more may be allocated as needed</text:p>
          </table:table-cell>
        </table:table-row>
        <table:table-row table:style-name="TableLine94674688508384">
          <table:table-cell table:style-name="Table2.A2" office:value-type="string">
            <text:p text:style-name="P972">system.jvm_version</text:p>
          </table:table-cell>
          <table:table-cell table:style-name="Table2.B2" office:value-type="string">
            <text:p text:style-name="P988">The version of the Java virtual machine that is running QDL</text:p>
          </table:table-cell>
        </table:table-row>
        <table:table-row table:style-name="TableLine94674730381504">
          <table:table-cell table:style-name="Table2.A2" office:value-type="string">
            <text:p text:style-name="P972">system.processors</text:p>
          </table:table-cell>
          <table:table-cell table:style-name="Table2.B2" office:value-type="string">
            <text:p text:style-name="P988">The number of CPUs that are capable of being used by QDL.</text:p>
          </table:table-cell>
        </table:table-row>
        <table:table-row table:style-name="TableLine94674712522656">
          <table:table-cell table:style-name="Table2.A2" office:value-type="string">
            <text:p text:style-name="P973">os.architecture</text:p>
          </table:table-cell>
          <table:table-cell table:style-name="Table2.B2" office:value-type="string">
            <text:p text:style-name="P989">The architecture (underlying hardware info) for the current operating system</text:p>
          </table:table-cell>
        </table:table-row>
        <table:table-row table:style-name="TableLine94674739238944">
          <table:table-cell table:style-name="Table2.A2" office:value-type="string">
            <text:p text:style-name="P973">os.name</text:p>
          </table:table-cell>
          <table:table-cell table:style-name="Table2.B2" office:value-type="string">
            <text:p text:style-name="P989">The name of the operating system</text:p>
          </table:table-cell>
        </table:table-row>
        <table:table-row table:style-name="TableLine94674783815552">
          <table:table-cell table:style-name="Table2.A2" office:value-type="string">
            <text:p text:style-name="P973">os.version</text:p>
          </table:table-cell>
          <table:table-cell table:style-name="Table2.B2" office:value-type="string">
            <text:p text:style-name="P989">The current version of the operating system</text:p>
          </table:table-cell>
        </table:table-row>
        <table:table-row table:style-name="TableLine94674723396192">
          <table:table-cell table:style-name="Table2.A2" office:value-type="string">
            <text:p text:style-name="P974">qdl_version.version</text:p>
          </table:table-cell>
          <table:table-cell table:style-name="Table2.B2" office:value-type="string">
            <text:p text:style-name="P990">The actual version of QDL you are running.</text:p>
          </table:table-cell>
        </table:table-row>
        <table:table-row table:style-name="TableLine94674713824160">
          <table:table-cell table:style-name="Table2.A2" office:value-type="string">
            <text:p text:style-name="P974">qdl_version.created_by</text:p>
          </table:table-cell>
          <table:table-cell table:style-name="Table2.B2" office:value-type="string">
            <text:p text:style-name="P990">The user that compiled this version of QDL</text:p>
          </table:table-cell>
        </table:table-row>
        <table:table-row table:style-name="TableLine94674681948416">
          <table:table-cell table:style-name="Table2.A2" office:value-type="string">
            <text:p text:style-name="P974">qdl_version.build_jdk</text:p>
          </table:table-cell>
          <table:table-cell table:style-name="Table2.B2" office:value-type="string">
            <text:p text:style-name="P990">The version of the JDK under which this version of QDL was compiled.</text:p>
          </table:table-cell>
        </table:table-row>
        <table:table-row table:style-name="TableLine94674730288512">
          <table:table-cell table:style-name="Table2.A2" office:value-type="string">
            <text:p text:style-name="P974">qdl_version.build_nr</text:p>
          </table:table-cell>
          <table:table-cell table:style-name="Table2.B2" office:value-type="string">
            <text:p text:style-name="P990">The build number for this version of QDL</text:p>
          </table:table-cell>
        </table:table-row>
        <table:table-row table:style-name="TableLine94674719813296">
          <table:table-cell table:style-name="Table2.A2" office:value-type="string">
            <text:p text:style-name="P974">qdl_version.build_time</text:p>
          </table:table-cell>
          <table:table-cell table:style-name="Table2.B2" office:value-type="string">
            <text:p text:style-name="P990">The time stamp when this version of QDL was built</text:p>
          </table:table-cell>
        </table:table-row>
        <table:table-row table:style-name="TableLine94674734993744">
          <table:table-cell table:style-name="Table2.A2" office:value-type="string">
            <text:p text:style-name="P975">boot.qdl_home</text:p>
          </table:table-cell>
          <table:table-cell table:style-name="Table2.B2" office:value-type="string">
            <text:p text:style-name="P991">The home directory set for QDL. Any relative file operations are resolved against this</text:p>
          </table:table-cell>
        </table:table-row>
        <table:table-row table:style-name="TableLine94674723043792">
          <table:table-cell table:style-name="Table2.A2" office:value-type="string">
            <text:p text:style-name="P975">boot.boot_script</text:p>
          </table:table-cell>
          <table:table-cell table:style-name="Table2.B2" office:value-type="string">
            <text:p text:style-name="P991">Path to any boot script that was be run on start</text:p>
          </table:table-cell>
        </table:table-row>
        <table:table-row table:style-name="TableLine94674717940832">
          <table:table-cell table:style-name="Table2.A2" office:value-type="string">
            <text:p text:style-name="P975">boot.cfg_file</text:p>
          </table:table-cell>
          <table:table-cell table:style-name="Table2.B2" office:value-type="string">
            <text:p text:style-name="P991">The configuration file that was used</text:p>
          </table:table-cell>
        </table:table-row>
        <table:table-row table:style-name="TableLine94674733041520">
          <table:table-cell table:style-name="Table2.A2" office:value-type="string">
            <text:p text:style-name="P975">boot_cfg.name</text:p>
          </table:table-cell>
          <table:table-cell table:style-name="Table2.B2" office:value-type="string">
            <text:p text:style-name="P991">The name of the configuration in the configuration file</text:p>
          </table:table-cell>
        </table:table-row>
        <table:table-row table:style-name="TableLine94674677124960">
          <table:table-cell table:style-name="Table2.A2" office:value-type="string">
            <text:p text:style-name="P975">boot.log_file</text:p>
          </table:table-cell>
          <table:table-cell table:style-name="Table2.B2" office:value-type="string">
            <text:p text:style-name="P991">The file used for logging</text:p>
          </table:table-cell>
        </table:table-row>
        <table:table-row table:style-name="TableLine94674710076016">
          <table:table-cell table:style-name="Table2.A2" office:value-type="string">
            <text:p text:style-name="P975">boot.log_name</text:p>
          </table:table-cell>
          <table:table-cell table:style-name="Table2.B2" office:value-type="string">
            <text:p text:style-name="P991">Entries within the boot file are prefixed with this so they can be searched for.</text:p>
          </table:table-cell>
        </table:table-row>
        <table:table-row table:style-name="TableLine94674752533984">
          <table:table-cell table:style-name="Table2.A2" office:value-type="string">
            <text:p text:style-name="P975"><text:span text:style-name="T859">boot.</text:span>server_mode_on</text:p>
          </table:table-cell>
          <table:table-cell table:style-name="Table2.B2" office:value-type="string">
            <text:p text:style-name="P993">Is this running in server mode?</text:p>
          </table:table-cell>
        </table:table-row>
      </table:table>
      <text:p text:style-name="P228"/>
      <text:h text:style-name="P1102" text:outline-level="3"><text:bookmark-start text:name="__RefHeading___Toc755_3277173355"/><text:soft-page-break/>is_defined<text:bookmark-end text:name="__RefHeading___Toc755_3277173355"/></text:h>
      <text:p text:style-name="P925">Description</text:p>
      <text:p text:style-name="P229">A scalar-only function that will return if a given varible is defined, <text:span text:style-name="T31">i.e</text:span>., has been assigned a value.</text:p>
      <text:p text:style-name="P925">Usage</text:p>
      <text:p text:style-name="P701">is_defined(<text:span text:style-name="T31">var</text:span><text:span text:style-name="T189">)</text:span></text:p>
      <text:p text:style-name="P925">Arguments</text:p>
      <text:p text:style-name="P229"><text:span text:style-name="T447">var</text:span> is the variable. Remember that stem variables end with a period if you are addressing the entire thing.</text:p>
      <text:p text:style-name="P925">Output</text:p>
      <text:p text:style-name="P229">A boolean.</text:p>
      <text:p text:style-name="P925">Examples</text:p>
      <text:p text:style-name="P701"><text:s text:c="4"/>a := 'foo';</text:p>
      <text:p text:style-name="P701"><text:s text:c="4"/>say(is_defined(a));</text:p>
      <text:p text:style-name="P701">true</text:p>
      <text:p text:style-name="P701"/>
      <text:p text:style-name="P701"><text:s text:c="4"/>say(is_defined(b));</text:p>
      <text:p text:style-name="P701">false</text:p>
      <text:p text:style-name="P701"/>
      <text:p text:style-name="P703"><text:s text:c="4"/>b. := make_index(4);</text:p>
      <text:p text:style-name="P703"><text:s text:c="4"/>say(is_defined(b.));</text:p>
      <text:p text:style-name="P701">true</text:p>
      <text:p text:style-name="P701"/>
      <text:p text:style-name="P701"><text:s text:c="4"/>say(is_defined(b.1));</text:p>
      <text:p text:style-name="P701">true</text:p>
      <text:p text:style-name="P701"/>
      <text:p text:style-name="P701"><text:s text:c="4"/>say(is_defined(b.woof));</text:p>
      <text:p text:style-name="P701">false</text:p>
      <text:p text:style-name="P229"><text:line-break/>This last example shows that if a stem is defined, then you can use this to check the elements as well.</text:p>
      <text:h text:style-name="P1103" text:outline-level="3"><text:bookmark-start text:name="__RefHeading___Toc570_3277173355"/>is_function<text:bookmark-end text:name="__RefHeading___Toc570_3277173355"/></text:h>
      <text:p text:style-name="P925">Description</text:p>
      <text:p text:style-name="P242">Checks if a symbol is a function.</text:p>
      <text:p text:style-name="P925">Usage</text:p>
      <text:p text:style-name="P243">is_function(<text:span text:style-name="T31">var </text:span><text:span text:style-name="T32">[, argCount]</text:span>)</text:p>
      <text:p text:style-name="P925"><text:soft-page-break/>Arguments</text:p>
      <text:p text:style-name="P243"><text:span text:style-name="T447">var</text:span> is a string that contains the name of the function.</text:p>
      <text:p text:style-name="P244"><text:span text:style-name="T453">a</text:span><text:span text:style-name="T447">rgCount</text:span> <text:span text:style-name="T692">(</text:span>optional<text:span text:style-name="T692">) – </text:span><text:s/>This is the number of arguments that the function may accept. If you omit it than the result will reflect if there is <text:span text:style-name="T106"><text:s/>any</text:span><text:span text:style-name="T319"> such named function, regardless of argument count.</text:span></text:p>
      <text:p text:style-name="P925">Output</text:p>
      <text:p text:style-name="P243">A boolean which is <text:span text:style-name="T3">true</text:span><text:span text:style-name="T146"> if the function is defined in the current scope.</text:span></text:p>
      <text:p text:style-name="P925">Examples</text:p>
      <text:p text:style-name="P243">In this case, a function, <text:span text:style-name="T31">f</text:span><text:span text:style-name="T189"> is defined in a module called </text:span><text:span text:style-name="T31">mytest:functions</text:span><text:span text:style-name="T189"> </text:span></text:p>
      <text:p text:style-name="P701"><text:s text:c="4"/>say(is_defined('f'));</text:p>
      <text:p text:style-name="P701">false</text:p>
      <text:p text:style-name="P701"><text:s text:c="4"/>import('mytest:functions');</text:p>
      <text:p text:style-name="P701"><text:s text:c="4"/>say(is_defined('f'));</text:p>
      <text:p text:style-name="P701">true</text:p>
      <text:p text:style-name="P157"/>
      <text:p text:style-name="P158">This also works with stem elements, so</text:p>
      <text:p text:style-name="P158">is_defined(t.x)</text:p>
      <text:p text:style-name="P158">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12"><text:span text:style-name="T840">G</text:span>et or list the environment variscript_pathables for the system. <text:span text:style-name="T840">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937">Usage</text:p>
      <text:p text:style-name="P387">os_env([arg0, arg1,… ])</text:p>
      <text:p text:style-name="Heading">Arguments</text:p>
      <text:p text:style-name="P412">No argument means to list all of the environment variables.</text:p>
      <text:p text:style-name="P412">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41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1">e.g.</text:span><text:span text:style-name="T189">, a shell script and then access them in QDL.</text:span><text:span text:style-name="T233"> </text:span></text:p>
      <text:p text:style-name="P421"><text:span text:style-name="T233">A </text:span><text:span text:style-name="T189">final note is that in server mode, all requests to get information about the system will only return an empty string. script_path</text:span></text:p>
      <text:p text:style-name="Heading">Examples</text:p>
      <text:p text:style-name="Preformatted_20_Text"><text:s text:c="4"/>os_env('<text:span text:style-name="T825">HOME</text:span>')</text:p>
      <text:p text:style-name="P727">/<text:span text:style-name="T825">home/userName</text:span></text:p>
      <text:p text:style-name="P412"/>
      <text:p text:style-name="P412">In this case, the request is for the user's home directory and that is returned.</text:p>
      <text:p text:style-name="Heading">Another example</text:p>
      <text:p text:style-name="P420">This parses the path on unix systems:</text:p>
      <text:p text:style-name="Preformatted_20_Text"><text:s text:c="2"/>tokenize(os_env('PATH'),':')</text:p>
      <text:p text:style-name="Preformatted_20_Text"><text:span text:style-name="T948">[</text:span>/usr/local/sbin,/usr/local/bin,/usr/sbin,/usr/bin,/sbin,/bin,/usr/games,/usr/local/games,/snap/bin<text:span text:style-name="T948">]</text:span></text:p>
      <text:p text:style-name="Text_20_body"><text:line-break/><text:span text:style-name="T840">So each element of the list is a path component.</text:span></text:p>
      <text:h text:style-name="P1043" text:outline-level="3"><text:bookmark-start text:name="__RefHeading___Toc757_3277173355"/>remove<text:bookmark-end text:name="__RefHeading___Toc757_3277173355"/></text:h>
      <text:p text:style-name="P925">Description</text:p>
      <text:p text:style-name="P278">Remove a <text:span text:style-name="T841">variable</text:span> and its values from the symbol table. </text:p>
      <text:p text:style-name="P925">Usage</text:p>
      <text:p text:style-name="P701">remove(<text:span text:style-name="T687">var</text:span>)</text:p>
      <text:p text:style-name="P925">Arguments</text:p>
      <text:p text:style-name="P278">var – a <text:span text:style-name="T841">variable </text:span>or <text:span text:style-name="T841">string (name of object) to </text:span>to be removed. <text:span text:style-name="T841">If you supply the variable, then that is removed </text:span><text:span text:style-name="T61">not </text:span><text:span text:style-name="T234"><text:s/>its value</text:span><text:span text:style-name="T841">. If you supply a string (as a constant) then that is removed.</text:span></text:p>
      <text:p text:style-name="P925">Output</text:p>
      <text:p text:style-name="P422">True if it was removed, false otherwise.</text:p>
      <text:p text:style-name="P930">Examples</text:p>
      <text:p text:style-name="P304">Here we define a stem and check is defined, then remove it.</text:p>
      <text:p text:style-name="P701"><text:soft-page-break/><text:s text:c="4"/>t. := indices(5);</text:p>
      <text:p text:style-name="P701"><text:s text:c="4"/>say(is_defined(t.));</text:p>
      <text:p text:style-name="P701">true</text:p>
      <text:p text:style-name="P701"/>
      <text:p text:style-name="P701"><text:s text:c="4"/>remove(t.);</text:p>
      <text:p text:style-name="P701"><text:s text:c="4"/>say(is_defined(t.));</text:p>
      <text:p text:style-name="P701">false</text:p>
      <text:p text:style-name="P701"/>
      <text:p text:style-name="P278">Here we set a variable then remove it.</text:p>
      <text:p text:style-name="P701"><text:s text:c="4"/></text:p>
      <text:p text:style-name="P701"><text:s text:c="4"/>p := 'abc';</text:p>
      <text:p text:style-name="P701"><text:s text:c="4"/>say(is_defined(p));</text:p>
      <text:p text:style-name="P701">true</text:p>
      <text:p text:style-name="P701"><text:s text:c="4"/>remove(p);</text:p>
      <text:p text:style-name="P701"><text:s text:c="4"/>say(is_defined(p));</text:p>
      <text:p text:style-name="P701">false</text:p>
      <text:p text:style-name="Text_20_body">script_path</text:p>
      <text:p text:style-name="P343">Also, this will remove entries to stems, so</text:p>
      <text:p text:style-name="Preformatted_20_Text">remove(t.b)</text:p>
      <text:p text:style-name="P343">will remove the entry with index b from the stem t. Similarly</text:p>
      <text:p text:style-name="Preformatted_20_Text">remove(t.x.)</text:p>
      <text:p text:style-name="P343">will remove <text:span text:style-name="T189">the </text:span><text:span text:style-name="T31">entire</text:span><text:span text:style-name="T189"> sub-stem x. </text:span><text:span text:style-name="T205">Use with care!</text:span></text:p>
      <text:p text:style-name="Preformatted_20_Text"><text:s text:c="2"/>stem.0<text:change-start text:change-id="ct94674773332784"/>.<text:change-end text:change-id="ct94674773332784"/> := indices(3)</text:p>
      <text:p text:style-name="Preformatted_20_Text"><text:s text:c="2"/>stem.<text:span text:style-name="T882">foo</text:span>:= 5</text:p>
      <text:p text:style-name="Preformatted_20_Text"><text:s text:c="2"/>stem.</text:p>
      <text:p text:style-name="P800"><text:s text:c="4"/>[[0,1,2]]~{</text:p>
      <text:p text:style-name="P800"><text:s/>foo:5</text:p>
      <text:p text:style-name="P800">}</text:p>
      <text:p text:style-name="P800"><text:s text:c="2"/>is_defined(stem.0)</text:p>
      <text:p text:style-name="Preformatted_20_Text">true</text:p>
      <text:p text:style-name="Preformatted_20_Text"><text:s text:c="2"/>remove(stem.0)</text:p>
      <text:p text:style-name="P718">true</text:p>
      <text:p text:style-name="P717"><text:s text:c="2"/>is_defined(stem.0)</text:p>
      <text:p text:style-name="P717">false</text:p>
      <text:p text:style-name="P717"/>
      <text:p text:style-name="P717"/>
      <text:p text:style-name="P789"><text:change text:change-id="ct94674776944400"/><text:s text:c="2"/>stem.</text:p>
      <text:p text:style-name="P789">{</text:p>
      <text:p text:style-name="P789"><text:s/>foo:5</text:p>
      <text:p text:style-name="P790">} <text:s/><text:change-start text:change-id="ct94674738052560"/></text:p>
      <text:p text:style-name="P790"><text:change-end text:change-id="ct94674738052560"/></text:p>
      <text:p text:style-name="Heading"><text:line-break/><text:span text:style-name="T841">Another example of passing in variables vs. a string.</text:span></text:p>
      <text:p text:style-name="P42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104" text:outline-level="3"><text:bookmark-start text:name="__RefHeading___Toc9982_1246888521"/>script_path, sys#script_path<text:bookmark-end text:name="__RefHeading___Toc9982_1246888521"/></text:h>
      <text:p text:style-name="Heading">Description</text:p>
      <text:p text:style-name="P424">Get or set the current script path. <text:span text:style-name="T844">This only affects </text:span><text:span text:style-name="T471">script_</text:span><text:span text:style-name="T470">run()</text:span><text:span text:style-name="T844"> and </text:span><text:span text:style-name="T470">script_</text:span><text:span text:style-name="T471">load</text:span><text:span text:style-name="T470">()</text:span><text:span text:style-name="T844"> </text:span>This is the set of all paths (including vfs paths) that will be checked when running scripts. <text:s/>If you run a script with an absolute path, e.g.</text:p>
      <text:p text:style-name="P117">/ <text:span text:style-name="T189">home/bob/scripts/init.qdl</text:span></text:p>
      <text:p text:style-name="P117"><text:span text:style-name="T189">Then the script is run. If the path is relative, then it will be checked against the paths in this variable. </text:span><text:span text:style-name="T236">Specifying a scheme restricts resolution to that scheme. No scheme means every path will be checked.</text:span><text:span text:style-name="T189"> </text:span></text:p>
      <text:p text:style-name="P161">So if</text:p>
      <text:p text:style-name="Preformatted_20_Text"><text:s text:c="3"/><text:span text:style-name="T842">script_path()</text:span></text:p>
      <text:p text:style-name="P762">{</text:p>
      <text:p text:style-name="P762"><text:s text:c="3"/>0=vfs#/pt/temp/,</text:p>
      <text:p text:style-name="P762"><text:s text:c="3"/><text:span text:style-name="T843">1=/usr/share/qdl</text:span></text:p>
      <text:p text:style-name="P762">}</text:p>
      <text:p text:style-name="P425"/>
      <text:p text:style-name="P425">Then here are the resolutions for paths</text:p>
      <text:list xml:id="list599368987" text:style-name="L10">
        <text:list-item>
          <text:p text:style-name="P1188">vfs#init.qdl ==&gt; vfs#/pt/temp/init.qdl</text:p>
        </text:list-item>
        <text:list-item>
          <text:p text:style-name="P1188">vfs#ncsa/reset.qdl ==&gt; vfs#/pt/temp/ncsa/reset.qdl</text:p>
        </text:list-item>
        <text:list-item>
          <text:p text:style-name="P1188">init.qdl ==&gt; vfs#/pt/temp/init.qdl, /<text:span text:style-name="T235">usr</text:span><text:span text:style-name="T62">/</text:span><text:span text:style-name="T235">share/qdl/init.qdl</text:span></text:p>
        </text:list-item>
        <text:list-item>
          <text:p text:style-name="P1191"><text:span text:style-name="T447">abc#boot.qdl ==&gt;</text:span> <text:span text:style-name="T31">none</text:span>, because abc is not a scheme here.</text:p>
        </text:list-item>
        <text:list-item>
          <text:p text:style-name="P1192"><text:span text:style-name="T447">#boot.qdl ==&gt; /usr/share/qdl/boot.qdl</text:span> No scheme means to force resolution in the local file system, <text:span text:style-name="T845">which is the default. Note that if QDL is in server mode, this will fail.</text:span></text:p>
        </text:list-item>
      </text:list>
      <text:p text:style-name="P429">Finally, this can <text:span text:style-name="T850">(and should) </text:span>be set in the configuration so please consult the documentation there.</text:p>
      <text:p text:style-name="Heading">Usage</text:p>
      <text:p text:style-name="P389">script_path([string | stem.])</text:p>
      <text:p text:style-name="Heading"><text:soft-page-break/>Arguments</text:p>
      <text:p text:style-name="P424">none - Return the current list of paths</text:p>
      <text:p text:style-name="P424"><text:span text:style-name="T447">string</text:span> - a string of paths in the form path0:path1:path2… i.e., each path is separated by a colon </text:p>
      <text:p text:style-name="P424"><text:span text:style-name="T447">stem. </text:span>- a list of paths, one per entry</text:p>
      <text:p text:style-name="Heading">Output</text:p>
      <text:p text:style-name="P424">If no argument, a stem of the current paths. Otherwise true if the path was set from the argument.</text:p>
      <text:p text:style-name="Heading">Example</text:p>
      <text:p text:style-name="P761"><text:s text:c="4"/>script_path()</text:p>
      <text:p text:style-name="P761"><text:span text:style-name="T949">[</text:span> vfs#/mysql/,</text:p>
      <text:p text:style-name="P761"><text:s/>vfs#/pt/temp/</text:p>
      <text:p text:style-name="P792">]</text:p>
      <text:p text:style-name="Text_20_body"><text:line-break/><text:span text:style-name="T842">In this case, two paths will be checked and both are in virtual file systems.</text:span></text:p>
      <text:h text:style-name="P1105" text:outline-level="3"><text:bookmark-start text:name="__RefHeading___Toc16340_4001340964"/>to_boolean<text:bookmark-end text:name="__RefHeading___Toc16340_4001340964"/></text:h>
      <text:p text:style-name="Heading">Description</text:p>
      <text:p text:style-name="P485">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5">arg - any value, including stems. Conversion is as follows:</text:p>
      <text:p text:style-name="P487">boolean - no change</text:p>
      <text:p text:style-name="P487">string - returns logical <text:span text:style-name="T31">true</text:span><text:span text:style-name="T189"> if the argument is 'true' (case sensitive)</text:span></text:p>
      <text:p text:style-name="P487"><text:span text:style-name="T189">integer - returns </text:span><text:span text:style-name="T31">true</text:span><text:span text:style-name="T189"> if and only if the value equals 1</text:span></text:p>
      <text:p text:style-name="P487"><text:span text:style-name="T189">decimal - return </text:span><text:span text:style-name="T31">true</text:span><text:span text:style-name="T189"> if and only if the integer part equals 1.</text:span></text:p>
      <text:p text:style-name="P168">stems – applied to each element.</text:p>
      <text:p text:style-name="Heading">Output</text:p>
      <text:p text:style-name="P485">A boolean value or values if applicable.</text:p>
      <text:p text:style-name="Heading"><text:soft-page-break/>Examples</text:p>
      <text:p text:style-name="P486"><text:span text:style-name="T980">Examples of converting each type. Note that with the decimal, only the integer portion is checked and that must be equal to 1 in order to get a </text:span><text:span text:style-name="T76">true </text:span><text:span text:style-name="T258">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812"><text:s text:c="2"/>to_boolean([0,1,0])</text:p>
      <text:p text:style-name="Preformatted_20_Text">[false,true,false]</text:p>
      <text:p text:style-name="Heading">Description</text:p>
      <text:p text:style-name="P430">Convert a scalar or simple stem to numbers.</text:p>
      <text:p text:style-name="Heading">Usage</text:p>
      <text:p text:style-name="P391">to_number(scalar | stem.)</text:p>
      <text:p text:style-name="Heading">Arguments</text:p>
      <text:p text:style-name="P430"><text:span text:style-name="T447">scalar</text:span> – any type is accepted. </text:p>
      <text:p text:style-name="P430"><text:span text:style-name="T447">stem.</text:span> – a stem o<text:span text:style-name="T855">f</text:span> scalars. At this point nested stems are not processed.</text:p>
      <text:p text:style-name="Heading">Output</text:p>
      <text:p text:style-name="P430">A number or stem of numbers. The types may be mixed (so integers and decimals). Note that boolean values <text:span text:style-name="T31">true</text:span> and <text:span text:style-name="T31">false</text:span> are converted to resp. 1 and 0. <text:span text:style-name="T853">Numbers are simply returned, unchanged. The value </text:span><text:span text:style-name="T473">null</text:span><text:span text:style-name="T853"> cannot be converted and if found will raise an error.</text:span></text:p>
      <text:p text:style-name="Heading">Examples</text:p>
      <text:p text:style-name="P431">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851">3</text:span> := 365</text:p>
      <text:p text:style-name="Text_20_body"><text:line-break/><text:span text:style-name="T852">To convert everything that is not already a number to a number:</text:span></text:p>
      <text:p text:style-name="Preformatted_20_Text"><text:s text:c="2"/>to_number(s.)</text:p>
      <text:p text:style-name="P791">[</text:p>
      <text:p text:style-name="Preformatted_20_Text"><text:s/>123,</text:p>
      <text:p text:style-name="Preformatted_20_Text"><text:s/>-3.14159,</text:p>
      <text:p text:style-name="Preformatted_20_Text"><text:s/>1,</text:p>
      <text:p text:style-name="Preformatted_20_Text"><text:soft-page-break/><text:s/>365</text:p>
      <text:p text:style-name="P791">]</text:p>
      <text:p text:style-name="Text_20_body"><text:line-break/><text:span text:style-name="T852">Here is a check that indeed these are numbers:</text:span></text:p>
      <text:p text:style-name="Preformatted_20_Text"><text:s text:c="2"/>5 + to_number(s.)</text:p>
      <text:p text:style-name="P791">[</text:p>
      <text:p text:style-name="Preformatted_20_Text"><text:s/>128,</text:p>
      <text:p text:style-name="Preformatted_20_Text"><text:s/>1.85841,</text:p>
      <text:p text:style-name="Preformatted_20_Text"><text:s/><text:span text:style-name="T854">6</text:span>,</text:p>
      <text:p text:style-name="Preformatted_20_Text"><text:s/>370</text:p>
      <text:p text:style-name="P791">]</text:p>
      <text:p text:style-name="Text_20_body"><text:line-break/><text:span text:style-name="T852">Just as a check, adding 5 to each element will either concatenate if a string or (in the case of s.3) add it:</text:span></text:p>
      <text:p text:style-name="Preformatted_20_Text"><text:s text:c="2"/>5 + s.</text:p>
      <text:p text:style-name="P791">[</text:p>
      <text:p text:style-name="Preformatted_20_Text"><text:s/>5123,</text:p>
      <text:p text:style-name="Preformatted_20_Text"><text:s/>5-3.14159,</text:p>
      <text:p text:style-name="Preformatted_20_Text"><text:s/>5true,</text:p>
      <text:p text:style-name="Preformatted_20_Text"><text:s/>370</text:p>
      <text:p text:style-name="P791">]</text:p>
      <text:h text:style-name="P1106" text:outline-level="3"><text:bookmark-start text:name="__RefHeading___Toc9986_1246888521"/>to_string<text:bookmark-end text:name="__RefHeading___Toc9986_1246888521"/></text:h>
      <text:p text:style-name="Heading">Description</text:p>
      <text:p text:style-name="P413">Convert a variable to its string representation. <text:span text:style-name="T826">This creates the representation used by the </text:span><text:span text:style-name="T467">print</text:span><text:span text:style-name="T826"> command but does not output it to the console. It merely returns it.</text:span></text:p>
      <text:p text:style-name="Heading">Usage</text:p>
      <text:p text:style-name="P388">to_string(arg [,pretty_print])</text:p>
      <text:p text:style-name="Heading">Arguments</text:p>
      <text:p text:style-name="P413"><text:span text:style-name="T447">arg</text:span> - any variable, stem or scalar-only</text:p>
      <text:p text:style-name="P413"><text:span text:style-name="T447">pretty_print</text:span> - boolean (applies only to stems) prints in vertical format if <text:span text:style-name="T31">true</text:span>.</text:p>
      <text:p text:style-name="Heading">Output</text:p>
      <text:p text:style-name="P413">A string that represents the argument. </text:p>
      <text:p text:style-name="Heading">Examples</text:p>
      <text:p text:style-name="P413">This is quite useful when printing stems. Remember that if you write </text:p>
      <text:p text:style-name="Preformatted_20_Text">'foo' + stem.</text:p>
      <text:p text:style-name="P413"><text:line-break/>The result is to concatenate every element in the stem with 'foo' which is not wanted when printing. </text:p>
      <text:p text:style-name="Preformatted_20_Text"><text:s text:c="2"/>'args = ' + to_string(indices(3))</text:p>
      <text:p text:style-name="Preformatted_20_Text"><text:soft-page-break/>args = <text:span text:style-name="T949">[</text:span>0, 1, 2<text:span text:style-name="T949">]</text:span></text:p>
      <text:p text:style-name="Text_20_body"/>
      <text:p text:style-name="Heading">Example <text:span text:style-name="T827">print vs. to_string</text:span></text:p>
      <text:p text:style-name="P414">This will contrast the output of <text:span text:style-name="T447">print </text:span><text:span text:style-name="T31">vs.</text:span><text:span text:style-name="T189"> that of </text:span><text:span text:style-name="T601">to_string</text:span><text:span text:style-name="T189">. In the former case, the value of the argument is returned, in the latter, it is converted to a string.</text:span></text:p>
      <text:p text:style-name="Preformatted_20_Text"><text:s text:c="2"/><text:span text:style-name="T827">print(</text:span>4 + print(3 + 4)<text:span text:style-name="T827">);</text:span></text:p>
      <text:p text:style-name="Preformatted_20_Text">7</text:p>
      <text:p text:style-name="Preformatted_20_Text">11</text:p>
      <text:p text:style-name="Preformatted_20_Text"><text:s text:c="2"/><text:span text:style-name="T827">print(</text:span>4 + to_string(3 + 4)<text:span text:style-name="T827">);</text:span></text:p>
      <text:p text:style-name="Preformatted_20_Text">47</text:p>
      <text:p text:style-name="Text_20_body"/>
      <text:p text:style-name="P414">In the first case, <text:span text:style-name="T447">3 + 4</text:span> is computed and the value is printed. This is added to <text:span text:style-name="T447">4</text:span> and that value, <text:span text:style-name="T447">11</text:span> is printed. In the second case, <text:span text:style-name="T447">3 + 4</text:span> is computed and turned in to a string, <text:span text:style-name="T31">7</text:span><text:span text:style-name="T189">. That is concatenated to </text:span><text:span text:style-name="T549">4</text:span><text:span text:style-name="T189">, yielding the string </text:span><text:span text:style-name="T31">47. </text:span></text:p>
      <text:h text:style-name="P1107" text:outline-level="3"><text:bookmark-start text:name="__RefHeading___Toc9988_1246888521"/>var_type<text:bookmark-end text:name="__RefHeading___Toc9988_1246888521"/></text:h>
      <text:p text:style-name="P400">Description</text:p>
      <text:p text:style-name="P401">For a given variable, return an integer that tells what the stored type is. This is very useful in, for instance, writing switch statements to process the contents of a stem whose elements are unknown.</text:p>
      <text:p text:style-name="P400">Usage</text:p>
      <text:p text:style-name="P384">var_type(arg0, arg1, arg2, ...)</text:p>
      <text:p text:style-name="P400">Arguments</text:p>
      <text:p text:style-name="P401">arg0,… Each is an expression (which also means a variable or constant). Note that a list of arguments returns a stem list whose elements are the types of the arguments.</text:p>
      <text:p text:style-name="Heading">Output</text:p>
      <text:p text:style-name="P400">The possible results are all integers and are</text:p>
      <table:table table:name="Table1" table:style-name="Table1">
        <table:table-column table:style-name="Table1.A"/>
        <table:table-column table:style-name="Table1.B"/>
        <table:table-row table:style-name="TableLine94674778193328">
          <table:table-cell table:style-name="Table1.A1" office:value-type="string">
            <text:p text:style-name="P958">Value</text:p>
          </table:table-cell>
          <table:table-cell table:style-name="Table1.B1" office:value-type="string">
            <text:p text:style-name="P958">Variable type</text:p>
          </table:table-cell>
        </table:table-row>
        <table:table-row table:style-name="TableLine94674738718864">
          <table:table-cell table:style-name="Table1.A2" office:value-type="string">
            <text:p text:style-name="P957">-<text:span text:style-name="T805">1</text:span></text:p>
          </table:table-cell>
          <table:table-cell table:style-name="Table1.B2" office:value-type="string">
            <text:p text:style-name="P955"><text:span text:style-name="T806">u</text:span>ndefined <text:span text:style-name="T806">variable</text:span></text:p>
          </table:table-cell>
        </table:table-row>
        <table:table-row table:style-name="TableLine94674746224480">
          <table:table-cell table:style-name="Table1.A2" office:value-type="string">
            <text:p text:style-name="P956">0</text:p>
          </table:table-cell>
          <table:table-cell table:style-name="Table1.B2" office:value-type="string">
            <text:p text:style-name="P955">null</text:p>
          </table:table-cell>
        </table:table-row>
        <table:table-row table:style-name="TableLine94674751459648">
          <table:table-cell table:style-name="Table1.A2" office:value-type="string">
            <text:p text:style-name="P956">1</text:p>
          </table:table-cell>
          <table:table-cell table:style-name="Table1.B2" office:value-type="string">
            <text:p text:style-name="P955">boolean</text:p>
          </table:table-cell>
        </table:table-row>
        <table:table-row table:style-name="TableLine94674769211968">
          <table:table-cell table:style-name="Table1.A2" office:value-type="string">
            <text:p text:style-name="P956">2</text:p>
          </table:table-cell>
          <table:table-cell table:style-name="Table1.B2" office:value-type="string">
            <text:p text:style-name="P955">long</text:p>
          </table:table-cell>
        </table:table-row>
        <table:table-row table:style-name="TableLine94674728000160">
          <table:table-cell table:style-name="Table1.A2" office:value-type="string">
            <text:p text:style-name="P956">3</text:p>
          </table:table-cell>
          <table:table-cell table:style-name="Table1.B2" office:value-type="string">
            <text:p text:style-name="P955">string</text:p>
          </table:table-cell>
        </table:table-row>
        <table:table-row table:style-name="TableLine94674743389888">
          <table:table-cell table:style-name="Table1.A2" office:value-type="string">
            <text:p text:style-name="P956">4</text:p>
          </table:table-cell>
          <table:table-cell table:style-name="Table1.B2" office:value-type="string">
            <text:p text:style-name="P955">stem </text:p>
          </table:table-cell>
        </table:table-row>
        <table:table-row table:style-name="TableLine94674692682080">
          <table:table-cell table:style-name="Table1.A2" office:value-type="string">
            <text:p text:style-name="P956">5</text:p>
          </table:table-cell>
          <table:table-cell table:style-name="Table1.B2" office:value-type="string">
            <text:p text:style-name="P955">decimal</text:p>
          </table:table-cell>
        </table:table-row>
      </table:table>
      <text:p text:style-name="Text_20_body"><text:soft-page-break/><text:line-break/><text:span text:style-name="T817">Also, these are output from the </text:span><text:span text:style-name="T466">sys#constants()</text:span><text:span text:style-name="T817"> command and may be accessed there</text:span></text:p>
      <text:p text:style-name="Heading">Examples</text:p>
      <text:p text:style-name="P401">We will define a stem with several elements. </text:p>
      <text:p text:style-name="P751"><text:bookmark-start text:name="__DdeLink__9815_189047918"/><text:s text:c="4"/>a.0 := 42</text:p>
      <text:p text:style-name="P751"><text:s text:c="4"/>a.1. := random(3)</text:p>
      <text:p text:style-name="P751"><text:s text:c="4"/>a.2 := 'foo'</text:p>
      <text:p text:style-name="P751"><text:s text:c="4"/>a.4 := true</text:p>
      <text:p text:style-name="P751"><text:s text:c="4"/>a.5 := -34555.554345</text:p>
      <text:p text:style-name="P751"><text:s text:c="4"/>a.6 := null</text:p>
      <text:p text:style-name="Text_20_body"/>
      <text:p text:style-name="Text_20_body"><text:span text:style-name="T807">N</text:span>ote that there is no <text:span text:style-name="T447">a.3</text:span> element – it is undefined. <text:span text:style-name="T807">The entire stem can have its type checked</text:span></text:p>
      <text:p text:style-name="P752"><text:s text:c="2"/>var_type(a.)</text:p>
      <text:p text:style-name="P752">4<text:bookmark-end text:name="__DdeLink__9815_189047918"/></text:p>
      <text:p text:style-name="Text_20_body"><text:line-break/><text:span text:style-name="T808">This means it is a stem. Next, we loop through the elements and say what the type of each is. Note that the key set does not touch </text:span><text:span text:style-name="T465">a.3</text:span><text:span text:style-name="T807">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753">0</text:p>
      <text:p text:style-name="Preformatted_20_Text"/>
      <text:p text:style-name="Preformatted_20_Text"><text:s text:c="2"/>var_type(a.0, a.2, a.3)</text:p>
      <text:p text:style-name="Preformatted_20_Text"><text:span text:style-name="T950">[</text:span>2, 3, -<text:span text:style-name="T808">1</text:span><text:span text:style-name="T950">]</text:span></text:p>
      <text:p text:style-name="Text_20_body"><text:line-break/><text:span text:style-name="T808">Note that the last one returns a -1, meaning that a.3 is undefined. </text:span></text:p>
      <text:p text:style-name="P402">For example, <text:span text:style-name="T809">how to use it with a switch statement:</text:span></text:p>
      <text:p text:style-name="P894"><text:span text:style-name="T809"><text:s text:c="4"/>)buffer </text:span><text:span text:style-name="T905">create temp</text:span></text:p>
      <text:p text:style-name="P784">0| |temp</text:p>
      <text:p text:style-name="P784"><text:s text:c="4"/>)edit 0</text:p>
      <text:p text:style-name="P755">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soft-page-break/>.</text:p>
      <text:p text:style-name="Preformatted_20_Text">edit&gt;<text:span text:style-name="T809">q </text:span></text:p>
      <text:p text:style-name="P755">done</text:p>
      <text:p text:style-name="P755"><text:s text:c="4"/>) <text:span text:style-name="T1173">0</text:span></text:p>
      <text:p text:style-name="P754">integer:42</text:p>
      <text:p text:style-name="P754">{0=-6087687479374980224, 1=-6728256611667942117, 2=5319763765663058324}</text:p>
      <text:p text:style-name="P754">string:foo</text:p>
      <text:p text:style-name="P754">boolean:true</text:p>
      <text:p text:style-name="P754">decimal:-34555.554345</text:p>
      <text:p text:style-name="P754">null <text:s text:c="2"/><text:span text:style-name="T146"><text:s/></text:span></text:p>
      <text:p text:style-name="Text_20_body"/>
      <text:p text:style-name="P637">(This uses the line editor and an in-memory buffer.)</text:p>
      <text:p text:style-name="P408">Another example</text:p>
      <text:p text:style-name="P408">Let us say we wanted to check if the variable <text:span text:style-name="T31">foo</text:span><text:span text:style-name="T189"> is undefined. If we enter</text:span></text:p>
      <text:p text:style-name="Preformatted_20_Text"><text:s text:c="3"/>var_type('foo')</text:p>
      <text:p text:style-name="P758">3</text:p>
      <text:p text:style-name="Text_20_body"><text:line-break/><text:span text:style-name="T818">We expect -1 but get 3 back. <text:s/>The reason is that 'foo' is a string. Make sure you don't quote things. This is right:<text:line-break/></text:span></text:p>
      <text:p text:style-name="Preformatted_20_Text"><text:s text:c="3"/><text:span text:style-name="T818">var_type(foo)</text:span></text:p>
      <text:p text:style-name="Preformatted_20_Text">-<text:span text:style-name="T818">1</text:span></text:p>
      <text:p text:style-name="P40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2"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2"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2" fo:font-family="'Liberation Mono'" style:font-family-generic="modern" style:font-pitch="fixed" style:font-name-asian="Noto Sans Mono CJK SC" style:font-family-asian="'Noto Sans Mono CJK SC'" style:font-family-generic-asian="modern" style:font-pitch-asian="fixed" style:font-name-complex="Liberation Mono2"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9-27T06:47:24.333755858</dc:date>
    <meta:editing-duration>P113DT11H2M8S</meta:editing-duration>
    <meta:editing-cycles>628</meta:editing-cycles>
    <meta:generator>LibreOffice/6.4.7.2$Linux_X86_64 LibreOffice_project/40$Build-2</meta:generator>
    <meta:print-date>2020-01-29T17:06:18.687854046</meta:print-date>
    <meta:document-statistic meta:table-count="6" meta:image-count="0" meta:object-count="0" meta:page-count="156" meta:paragraph-count="4515" meta:word-count="33625" meta:character-count="202285" meta:non-whitespace-character-count="168049"/>
  </office:meta>
</office:document-meta>
</file>